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7cm"/>
    </style:style>
    <style:style style:name="co2" style:family="table-column">
      <style:table-column-properties fo:break-before="auto" style:column-width="9.952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3.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fo:padding="0.071cm"/>
    </style:style>
    <style:style style:name="ce2" style:family="table-cell" style:parent-style-name="Normal_20_3">
      <style:table-cell-properties fo:border-bottom="none" fo:background-color="#ffffff" style:diagonal-bl-tr="none" style:diagonal-tl-br="none" fo:border-left="1.76pt solid #333399" fo:padding="0.071cm" fo:border-right="none" style:rotation-align="none" fo:border-top="1.76pt solid #333399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fo:border-left="1.76pt solid #333399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0.74pt solid #333399"/>
    </style:style>
    <style:style style:name="ce5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none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1.76pt solid #333399"/>
    </style:style>
    <style:style style:name="ce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0.74pt solid #333399" fo:padding="0.071cm" style:rotation-align="none"/>
    </style:style>
    <style:style style:name="ce9" style:family="table-cell" style:parent-style-name="Default">
      <style:table-cell-properties fo:border-bottom="0.74pt solid #333399" fo:background-color="#ffffff" style:diagonal-bl-tr="none" style:diagonal-tl-br="none" fo:border-left="0.74pt solid #333399" fo:padding="0.071cm" fo:border-right="0.74pt solid #333399" style:rotation-align="none" fo:border-top="none"/>
    </style:style>
    <style:style style:name="ce10" style:family="table-cell" style:parent-style-name="Default">
      <style:table-cell-properties fo:background-color="#ffffff" style:diagonal-bl-tr="none" style:diagonal-tl-br="none" fo:border="0.74pt solid #333399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5f_BuiltIn_5f_Comma" style:data-style-name="N119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fix" style:repeat-content="false" fo:wrap-option="no-wrap" fo:border-left="0.74pt solid #333399" style:direction="ltr" fo:padding="0.071cm" fo:border-right="0.74pt solid #3333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5f_BuiltIn_5f_Comma" style:data-style-name="N11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0c0c0" fo:padding="0.071cm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5f_BuiltIn_5f_Comma" style:data-style-name="N11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Pourcentage_20_3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5f_BuiltIn_5f_Comma" style:data-style-name="N134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fix" style:repeat-content="false" fo:wrap-option="no-wrap" fo:border-left="0.74pt solid #333399" style:direction="ltr" fo:padding="0.071cm" fo:border-right="0.74pt solid #3333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paramètres modèle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12"/>
        <table:table-column table:style-name="co5" table:number-columns-repeated="5" table:default-cell-style-name="ce11"/>
        <table:table-row table:style-name="ro1">
          <table:table-cell table:style-name="ce1" table:number-columns-repeated="5"/>
          <table:table-cell table:style-name="ce13" table:number-columns-repeated="5"/>
        </table:table-row>
        <table:table-row table:style-name="ro1">
          <table:table-cell table:style-name="ce2" office:value-type="string" calcext:value-type="string">
            <text:p>Besoins unitaires des bâtiments entrants par usage et bâtiment type</text:p>
          </table:table-cell>
          <table:table-cell table:style-name="ce6" table:number-columns-repeated="4"/>
          <table:table-cell table:style-name="ce14" table:number-columns-repeated="5"/>
        </table:table-row>
        <table:table-row table:style-name="ro1">
          <table:table-cell table:style-name="ce3"/>
          <table:table-cell table:style-name="ce7" office:value-type="string" calcext:value-type="string">
            <text:p>BRANCHE</text:p>
          </table:table-cell>
          <table:table-cell table:style-name="ce7" office:value-type="string" calcext:value-type="string">
            <text:p>BAT_TYPE</text:p>
          </table:table-cell>
          <table:table-cell table:style-name="ce7" office:value-type="string" calcext:value-type="string">
            <text:p>USAGE</text:p>
          </table:table-cell>
          <table:table-cell table:style-name="ce7" office:value-type="string" calcext:value-type="string">
            <text:p>PERIODE0</text:p>
          </table:table-cell>
          <table:table-cell table:style-name="ce7" office:value-type="string" calcext:value-type="string">
            <text:p>PERIODE1</text:p>
          </table:table-cell>
          <table:table-cell table:style-name="ce7" office:value-type="string" calcext:value-type="string">
            <text:p>PERIODE2</text:p>
          </table:table-cell>
          <table:table-cell table:style-name="ce7" office:value-type="string" calcext:value-type="string">
            <text:p>PERIODE3</text:p>
          </table:table-cell>
          <table:table-cell table:style-name="ce7" office:value-type="string" calcext:value-type="string">
            <text:p>PERIODE4</text:p>
          </table:table-cell>
          <table:table-cell table:style-name="ce7" office:value-type="string" calcext:value-type="string">
            <text:p>PERIODE5</text:p>
          </table:table-cell>
        </table:table-row>
        <table:table-row table:style-name="ro1">
          <table:table-cell/>
          <table:table-cell office:value-type="string" calcext:value-type="string">
            <text:p>BRANCHE</text:p>
          </table:table-cell>
          <table:table-cell office:value-type="string" calcext:value-type="string">
            <text:p>BAT_TYPE</text:p>
          </table:table-cell>
          <table:table-cell office:value-type="string" calcext:value-type="string">
            <text:p>USAGE</text:p>
          </table:table-cell>
          <table:table-cell table:style-name="ce10" office:value-type="string" calcext:value-type="string">
            <text:p>Etat de référence RT2000</text:p>
          </table:table-cell>
          <table:table-cell table:style-name="ce15" office:value-type="string" calcext:value-type="string">
            <text:p>2010-2015</text:p>
          </table:table-cell>
          <table:table-cell table:style-name="ce15" office:value-type="string" calcext:value-type="string">
            <text:p>2015-2020</text:p>
          </table:table-cell>
          <table:table-cell table:style-name="ce15" office:value-type="string" calcext:value-type="string">
            <text:p>2020-2030</text:p>
          </table:table-cell>
          <table:table-cell table:style-name="ce15" office:value-type="string" calcext:value-type="string">
            <text:p>2030-2040</text:p>
          </table:table-cell>
          <table:table-cell table:style-name="ce15" office:value-type="string" calcext:value-type="string">
            <text:p>2040-205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Bureaux Administration</text:p>
          </table:table-cell>
          <table:table-cell table:style-name="ce9" office:value-type="string" calcext:value-type="string">
            <text:p>immeuble peri urbain</text:p>
          </table:table-cell>
          <table:table-cell table:style-name="ce9" office:value-type="string" calcext:value-type="string">
            <text:p>Chauffage</text:p>
          </table:table-cell>
          <table:table-cell table:style-name="ce11" office:value-type="float" office:value="44.2336907640432" calcext:value-type="float">
            <text:p><text:s/>44 <text:s text:c="3"/></text:p>
          </table:table-cell>
          <table:table-cell office:value-type="float" office:value="30.9635835348302" calcext:value-type="float">
            <text:p><text:s/>31 <text:s text:c="3"/></text:p>
          </table:table-cell>
          <table:table-cell table:number-columns-repeated="4" office:value-type="float" office:value="15.4817917674151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Chauffage</text:p>
          </table:table-cell>
          <table:table-cell office:value-type="float" office:value="24.748950104141" calcext:value-type="float">
            <text:p><text:s/>25 <text:s text:c="3"/></text:p>
          </table:table-cell>
          <table:table-cell office:value-type="float" office:value="17.3242650728987" calcext:value-type="float">
            <text:p><text:s/>17 <text:s text:c="3"/></text:p>
          </table:table-cell>
          <table:table-cell table:number-columns-repeated="4" office:value-type="float" office:value="8.6621325364493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Chauffage</text:p>
          </table:table-cell>
          <table:table-cell office:value-type="float" office:value="155.939358560412" calcext:value-type="float">
            <text:p><text:s/>156 <text:s text:c="3"/></text:p>
          </table:table-cell>
          <table:table-cell office:value-type="float" office:value="109.157550992288" calcext:value-type="float">
            <text:p><text:s/>109 <text:s text:c="3"/></text:p>
          </table:table-cell>
          <table:table-cell table:number-columns-repeated="4" office:value-type="float" office:value="54.5787754961442" calcext:value-type="float">
            <text:p><text:s/>5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Chauffage</text:p>
          </table:table-cell>
          <table:table-cell office:value-type="float" office:value="44.0102733761907" calcext:value-type="float">
            <text:p><text:s/>44 <text:s text:c="3"/></text:p>
          </table:table-cell>
          <table:table-cell office:value-type="float" office:value="30.8071913633335" calcext:value-type="float">
            <text:p><text:s/>31 <text:s text:c="3"/></text:p>
          </table:table-cell>
          <table:table-cell table:number-columns-repeated="4" office:value-type="float" office:value="15.4035956816667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Chauffage</text:p>
          </table:table-cell>
          <table:table-cell office:value-type="float" office:value="57.9258295201911" calcext:value-type="float">
            <text:p><text:s/>58 <text:s text:c="3"/></text:p>
          </table:table-cell>
          <table:table-cell office:value-type="float" office:value="40.5480806641338" calcext:value-type="float">
            <text:p><text:s/>41 <text:s text:c="3"/></text:p>
          </table:table-cell>
          <table:table-cell table:number-columns-repeated="4" office:value-type="float" office:value="20.2740403320669" calcext:value-type="float">
            <text:p><text:s/>2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Chauffage</text:p>
          </table:table-cell>
          <table:table-cell office:value-type="float" office:value="75.4748859436234" calcext:value-type="float">
            <text:p><text:s/>75 <text:s text:c="3"/></text:p>
          </table:table-cell>
          <table:table-cell office:value-type="float" office:value="52.8324201605364" calcext:value-type="float">
            <text:p><text:s/>53 <text:s text:c="3"/></text:p>
          </table:table-cell>
          <table:table-cell table:number-columns-repeated="4" office:value-type="float" office:value="26.4162100802682" calcext:value-type="float">
            <text:p><text:s/>2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hauffage</text:p>
          </table:table-cell>
          <table:table-cell office:value-type="float" office:value="87.2114882905106" calcext:value-type="float">
            <text:p><text:s/>87 <text:s text:c="3"/></text:p>
          </table:table-cell>
          <table:table-cell office:value-type="float" office:value="61.0480418033574" calcext:value-type="float">
            <text:p><text:s/>61 <text:s text:c="3"/></text:p>
          </table:table-cell>
          <table:table-cell table:number-columns-repeated="4" office:value-type="float" office:value="30.5240209016787" calcext:value-type="float">
            <text:p><text:s/>3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Chauffage</text:p>
          </table:table-cell>
          <table:table-cell office:value-type="float" office:value="63.9363162681479" calcext:value-type="float">
            <text:p><text:s/>64 <text:s text:c="3"/></text:p>
          </table:table-cell>
          <table:table-cell office:value-type="float" office:value="44.7554213877035" calcext:value-type="float">
            <text:p><text:s/>45 <text:s text:c="3"/></text:p>
          </table:table-cell>
          <table:table-cell table:number-columns-repeated="4" office:value-type="float" office:value="22.3777106938518" calcext:value-type="float">
            <text:p><text:s/>2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76.7308084263741" calcext:value-type="float">
            <text:p><text:s/>77 <text:s text:c="3"/></text:p>
          </table:table-cell>
          <table:table-cell office:value-type="float" office:value="53.7115658984619" calcext:value-type="float">
            <text:p><text:s/>54 <text:s text:c="3"/></text:p>
          </table:table-cell>
          <table:table-cell table:number-columns-repeated="4" office:value-type="float" office:value="26.8557829492309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Chauffage</text:p>
          </table:table-cell>
          <table:table-cell office:value-type="float" office:value="91.4718691989803" calcext:value-type="float">
            <text:p><text:s/>91 <text:s text:c="3"/></text:p>
          </table:table-cell>
          <table:table-cell office:value-type="float" office:value="64.0303084392862" calcext:value-type="float">
            <text:p><text:s/>64 <text:s text:c="3"/></text:p>
          </table:table-cell>
          <table:table-cell table:number-columns-repeated="4" office:value-type="float" office:value="32.0151542196431" calcext:value-type="float">
            <text:p><text:s/>3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Chauffage</text:p>
          </table:table-cell>
          <table:table-cell office:value-type="float" office:value="74.6241210525143" calcext:value-type="float">
            <text:p><text:s/>75 <text:s text:c="3"/></text:p>
          </table:table-cell>
          <table:table-cell office:value-type="float" office:value="52.23688473676" calcext:value-type="float">
            <text:p><text:s/>52 <text:s text:c="3"/></text:p>
          </table:table-cell>
          <table:table-cell table:number-columns-repeated="4" office:value-type="float" office:value="26.11844236838" calcext:value-type="float">
            <text:p><text:s/>2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79.6169502550848" calcext:value-type="float">
            <text:p><text:s/>80 <text:s text:c="3"/></text:p>
          </table:table-cell>
          <table:table-cell office:value-type="float" office:value="55.7318651785593" calcext:value-type="float">
            <text:p><text:s/>56 <text:s text:c="3"/></text:p>
          </table:table-cell>
          <table:table-cell table:number-columns-repeated="4" office:value-type="float" office:value="27.8659325892797" calcext:value-type="float">
            <text:p><text:s/>2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Chauffage</text:p>
          </table:table-cell>
          <table:table-cell office:value-type="float" office:value="117.03437743695" calcext:value-type="float">
            <text:p><text:s/>117 <text:s text:c="3"/></text:p>
          </table:table-cell>
          <table:table-cell office:value-type="float" office:value="81.9240642058651" calcext:value-type="float">
            <text:p><text:s/>82 <text:s text:c="3"/></text:p>
          </table:table-cell>
          <table:table-cell table:number-columns-repeated="4" office:value-type="float" office:value="40.9620321029326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Chauffage</text:p>
          </table:table-cell>
          <table:table-cell office:value-type="float" office:value="152.923158736859" calcext:value-type="float">
            <text:p><text:s/>153 <text:s text:c="3"/></text:p>
          </table:table-cell>
          <table:table-cell office:value-type="float" office:value="107.046211115801" calcext:value-type="float">
            <text:p><text:s/>107 <text:s text:c="3"/></text:p>
          </table:table-cell>
          <table:table-cell table:number-columns-repeated="4" office:value-type="float" office:value="53.5231055579007" calcext:value-type="float">
            <text:p><text:s/>5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Chauffage</text:p>
          </table:table-cell>
          <table:table-cell office:value-type="float" office:value="95.9566859059004" calcext:value-type="float">
            <text:p><text:s/>96 <text:s text:c="3"/></text:p>
          </table:table-cell>
          <table:table-cell office:value-type="float" office:value="67.1696801341303" calcext:value-type="float">
            <text:p><text:s/>67 <text:s text:c="3"/></text:p>
          </table:table-cell>
          <table:table-cell table:number-columns-repeated="4" office:value-type="float" office:value="33.5848400670651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Chauffage</text:p>
          </table:table-cell>
          <table:table-cell office:value-type="float" office:value="80.6684935480084" calcext:value-type="float">
            <text:p><text:s/>81 <text:s text:c="3"/></text:p>
          </table:table-cell>
          <table:table-cell office:value-type="float" office:value="56.4679454836059" calcext:value-type="float">
            <text:p><text:s/>56 <text:s text:c="3"/></text:p>
          </table:table-cell>
          <table:table-cell table:number-columns-repeated="4" office:value-type="float" office:value="28.2339727418029" calcext:value-type="float">
            <text:p><text:s/>2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117.03437743695" calcext:value-type="float">
            <text:p><text:s/>117 <text:s text:c="3"/></text:p>
          </table:table-cell>
          <table:table-cell office:value-type="float" office:value="81.9240642058651" calcext:value-type="float">
            <text:p><text:s/>82 <text:s text:c="3"/></text:p>
          </table:table-cell>
          <table:table-cell table:number-columns-repeated="4" office:value-type="float" office:value="40.9620321029326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Chauffage</text:p>
          </table:table-cell>
          <table:table-cell office:value-type="float" office:value="74.7849871339456" calcext:value-type="float">
            <text:p><text:s/>75 <text:s text:c="3"/></text:p>
          </table:table-cell>
          <table:table-cell office:value-type="float" office:value="52.3494909937619" calcext:value-type="float">
            <text:p><text:s/>52 <text:s text:c="3"/></text:p>
          </table:table-cell>
          <table:table-cell table:number-columns-repeated="4" office:value-type="float" office:value="26.174745496881" calcext:value-type="float">
            <text:p><text:s/>2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117.03437743695" calcext:value-type="float">
            <text:p><text:s/>117 <text:s text:c="3"/></text:p>
          </table:table-cell>
          <table:table-cell office:value-type="float" office:value="81.9240642058651" calcext:value-type="float">
            <text:p><text:s/>82 <text:s text:c="3"/></text:p>
          </table:table-cell>
          <table:table-cell table:number-columns-repeated="4" office:value-type="float" office:value="40.9620321029326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Chauffage</text:p>
          </table:table-cell>
          <table:table-cell office:value-type="float" office:value="117.03437743695" calcext:value-type="float">
            <text:p><text:s/>117 <text:s text:c="3"/></text:p>
          </table:table-cell>
          <table:table-cell office:value-type="float" office:value="81.9240642058651" calcext:value-type="float">
            <text:p><text:s/>82 <text:s text:c="3"/></text:p>
          </table:table-cell>
          <table:table-cell table:number-columns-repeated="4" office:value-type="float" office:value="40.9620321029326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Chauffage</text:p>
          </table:table-cell>
          <table:table-cell office:value-type="float" office:value="129.567202935312" calcext:value-type="float">
            <text:p><text:s/>130 <text:s text:c="3"/></text:p>
          </table:table-cell>
          <table:table-cell office:value-type="float" office:value="90.6970420547183" calcext:value-type="float">
            <text:p><text:s/>91 <text:s text:c="3"/></text:p>
          </table:table-cell>
          <table:table-cell table:number-columns-repeated="4" office:value-type="float" office:value="45.3485210273592" calcext:value-type="float">
            <text:p><text:s/>4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119.578415775043" calcext:value-type="float">
            <text:p><text:s/>120 <text:s text:c="3"/></text:p>
          </table:table-cell>
          <table:table-cell office:value-type="float" office:value="83.70489104253" calcext:value-type="float">
            <text:p><text:s/>84 <text:s text:c="3"/></text:p>
          </table:table-cell>
          <table:table-cell table:number-columns-repeated="4" office:value-type="float" office:value="41.852445521265" calcext:value-type="float">
            <text:p><text:s/>4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Chauffage</text:p>
          </table:table-cell>
          <table:table-cell office:value-type="float" office:value="106.753616480286" calcext:value-type="float">
            <text:p><text:s/>107 <text:s text:c="3"/></text:p>
          </table:table-cell>
          <table:table-cell office:value-type="float" office:value="74.7275315362003" calcext:value-type="float">
            <text:p><text:s/>75 <text:s text:c="3"/></text:p>
          </table:table-cell>
          <table:table-cell table:number-columns-repeated="4" office:value-type="float" office:value="37.3637657681002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Chauffage</text:p>
          </table:table-cell>
          <table:table-cell office:value-type="float" office:value="125.692933785435" calcext:value-type="float">
            <text:p><text:s/>126 <text:s text:c="3"/></text:p>
          </table:table-cell>
          <table:table-cell office:value-type="float" office:value="87.9850536498042" calcext:value-type="float">
            <text:p><text:s/>88 <text:s text:c="3"/></text:p>
          </table:table-cell>
          <table:table-cell table:number-columns-repeated="4" office:value-type="float" office:value="43.9925268249021" calcext:value-type="float">
            <text:p><text:s/>4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115.987281882276" calcext:value-type="float">
            <text:p><text:s/>116 <text:s text:c="3"/></text:p>
          </table:table-cell>
          <table:table-cell office:value-type="float" office:value="81.191097317593" calcext:value-type="float">
            <text:p><text:s/>81 <text:s text:c="3"/></text:p>
          </table:table-cell>
          <table:table-cell table:number-columns-repeated="4" office:value-type="float" office:value="40.5955486587965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Chauffage</text:p>
          </table:table-cell>
          <table:table-cell office:value-type="float" office:value="108.599714773324" calcext:value-type="float">
            <text:p><text:s/>109 <text:s text:c="3"/></text:p>
          </table:table-cell>
          <table:table-cell office:value-type="float" office:value="76.0198003413271" calcext:value-type="float">
            <text:p><text:s/>76 <text:s text:c="3"/></text:p>
          </table:table-cell>
          <table:table-cell table:number-columns-repeated="4" office:value-type="float" office:value="38.0099001706635" calcext:value-type="float">
            <text:p><text:s/>3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Chauffage</text:p>
          </table:table-cell>
          <table:table-cell office:value-type="float" office:value="124.746187524861" calcext:value-type="float">
            <text:p><text:s/>125 <text:s text:c="3"/></text:p>
          </table:table-cell>
          <table:table-cell office:value-type="float" office:value="87.3223312674024" calcext:value-type="float">
            <text:p><text:s/>87 <text:s text:c="3"/></text:p>
          </table:table-cell>
          <table:table-cell table:number-columns-repeated="4" office:value-type="float" office:value="43.6611656337012" calcext:value-type="float">
            <text:p><text:s/>4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Chauffage</text:p>
          </table:table-cell>
          <table:table-cell office:value-type="float" office:value="185.928222651179" calcext:value-type="float">
            <text:p><text:s/>186 <text:s text:c="3"/></text:p>
          </table:table-cell>
          <table:table-cell office:value-type="float" office:value="130.149755855825" calcext:value-type="float">
            <text:p><text:s/>130 <text:s text:c="3"/></text:p>
          </table:table-cell>
          <table:table-cell table:number-columns-repeated="4" office:value-type="float" office:value="65.0748779279125" calcext:value-type="float">
            <text:p><text:s/>6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169.58113761255" calcext:value-type="float">
            <text:p><text:s/>170 <text:s text:c="3"/></text:p>
          </table:table-cell>
          <table:table-cell office:value-type="float" office:value="118.706796328785" calcext:value-type="float">
            <text:p><text:s/>119 <text:s text:c="3"/></text:p>
          </table:table-cell>
          <table:table-cell table:number-columns-repeated="4" office:value-type="float" office:value="59.3533981643926" calcext:value-type="float">
            <text:p><text:s/>5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Chauffage</text:p>
          </table:table-cell>
          <table:table-cell office:value-type="float" office:value="156.200274850597" calcext:value-type="float">
            <text:p><text:s/>156 <text:s text:c="3"/></text:p>
          </table:table-cell>
          <table:table-cell office:value-type="float" office:value="109.340192395418" calcext:value-type="float">
            <text:p><text:s/>109 <text:s text:c="3"/></text:p>
          </table:table-cell>
          <table:table-cell table:number-columns-repeated="4" office:value-type="float" office:value="54.6700961977091" calcext:value-type="float">
            <text:p><text:s/>5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Chauffage</text:p>
          </table:table-cell>
          <table:table-cell office:value-type="float" office:value="184.689908792934" calcext:value-type="float">
            <text:p><text:s/>185 <text:s text:c="3"/></text:p>
          </table:table-cell>
          <table:table-cell office:value-type="float" office:value="129.282936155054" calcext:value-type="float">
            <text:p><text:s/>129 <text:s text:c="3"/></text:p>
          </table:table-cell>
          <table:table-cell table:number-columns-repeated="4" office:value-type="float" office:value="64.6414680775269" calcext:value-type="float">
            <text:p><text:s/>6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Chauffage</text:p>
          </table:table-cell>
          <table:table-cell office:value-type="float" office:value="165.520901008231" calcext:value-type="float">
            <text:p><text:s/>166 <text:s text:c="3"/></text:p>
          </table:table-cell>
          <table:table-cell office:value-type="float" office:value="115.864630705762" calcext:value-type="float">
            <text:p><text:s/>116 <text:s text:c="3"/></text:p>
          </table:table-cell>
          <table:table-cell table:number-columns-repeated="4" office:value-type="float" office:value="57.932315352881" calcext:value-type="float">
            <text:p><text:s/>5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Chauffage</text:p>
          </table:table-cell>
          <table:table-cell office:value-type="float" office:value="117.03437743695" calcext:value-type="float">
            <text:p><text:s/>117 <text:s text:c="3"/></text:p>
          </table:table-cell>
          <table:table-cell office:value-type="float" office:value="81.9240642058651" calcext:value-type="float">
            <text:p><text:s/>82 <text:s text:c="3"/></text:p>
          </table:table-cell>
          <table:table-cell table:number-columns-repeated="4" office:value-type="float" office:value="40.9620321029326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Chauffage</text:p>
          </table:table-cell>
          <table:table-cell office:value-type="float" office:value="120.774602151927" calcext:value-type="float">
            <text:p><text:s/>121 <text:s text:c="3"/></text:p>
          </table:table-cell>
          <table:table-cell office:value-type="float" office:value="84.5422215063491" calcext:value-type="float">
            <text:p><text:s/>85 <text:s text:c="3"/></text:p>
          </table:table-cell>
          <table:table-cell table:number-columns-repeated="4" office:value-type="float" office:value="42.2711107531745" calcext:value-type="float">
            <text:p><text:s/>4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Chauffage</text:p>
          </table:table-cell>
          <table:table-cell office:value-type="float" office:value="119.140713352527" calcext:value-type="float">
            <text:p><text:s/>119 <text:s text:c="3"/></text:p>
          </table:table-cell>
          <table:table-cell office:value-type="float" office:value="83.3984993467685" calcext:value-type="float">
            <text:p><text:s/>83 <text:s text:c="3"/></text:p>
          </table:table-cell>
          <table:table-cell table:number-columns-repeated="4" office:value-type="float" office:value="41.6992496733843" calcext:value-type="float">
            <text:p><text:s/>4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Chauffage</text:p>
          </table:table-cell>
          <table:table-cell office:value-type="float" office:value="115.173443530951" calcext:value-type="float">
            <text:p><text:s/>115 <text:s text:c="3"/></text:p>
          </table:table-cell>
          <table:table-cell office:value-type="float" office:value="80.6214104716656" calcext:value-type="float">
            <text:p><text:s/>81 <text:s text:c="3"/></text:p>
          </table:table-cell>
          <table:table-cell table:number-columns-repeated="4" office:value-type="float" office:value="40.3107052358328" calcext:value-type="float">
            <text:p><text:s/>4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Chauffage</text:p>
          </table:table-cell>
          <table:table-cell office:value-type="float" office:value="50.9904950549706" calcext:value-type="float">
            <text:p><text:s/>51 <text:s text:c="3"/></text:p>
          </table:table-cell>
          <table:table-cell office:value-type="float" office:value="35.6933465384794" calcext:value-type="float">
            <text:p><text:s/>36 <text:s text:c="3"/></text:p>
          </table:table-cell>
          <table:table-cell table:number-columns-repeated="4" office:value-type="float" office:value="17.8466732692397" calcext:value-type="float">
            <text:p><text:s/>18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Chauffage</text:p>
          </table:table-cell>
          <table:table-cell office:value-type="float" office:value="55.2314650885671" calcext:value-type="float">
            <text:p><text:s/>55 <text:s text:c="3"/></text:p>
          </table:table-cell>
          <table:table-cell office:value-type="float" office:value="38.662025561997" calcext:value-type="float">
            <text:p><text:s/>39 <text:s text:c="3"/></text:p>
          </table:table-cell>
          <table:table-cell table:number-columns-repeated="4" office:value-type="float" office:value="19.3310127809985" calcext:value-type="float">
            <text:p><text:s/>1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Chauffage</text:p>
          </table:table-cell>
          <table:table-cell office:value-type="float" office:value="81.6261398889668" calcext:value-type="float">
            <text:p><text:s/>82 <text:s text:c="3"/></text:p>
          </table:table-cell>
          <table:table-cell office:value-type="float" office:value="57.1382979222768" calcext:value-type="float">
            <text:p><text:s/>57 <text:s text:c="3"/></text:p>
          </table:table-cell>
          <table:table-cell table:number-columns-repeated="4" office:value-type="float" office:value="28.5691489611384" calcext:value-type="float">
            <text:p><text:s/>2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Chauffage</text:p>
          </table:table-cell>
          <table:table-cell office:value-type="float" office:value="101.875426071571" calcext:value-type="float">
            <text:p><text:s/>102 <text:s text:c="3"/></text:p>
          </table:table-cell>
          <table:table-cell office:value-type="float" office:value="71.3127982500998" calcext:value-type="float">
            <text:p><text:s/>71 <text:s text:c="3"/></text:p>
          </table:table-cell>
          <table:table-cell table:number-columns-repeated="4" office:value-type="float" office:value="35.6563991250499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Chauffage</text:p>
          </table:table-cell>
          <table:table-cell office:value-type="float" office:value="72.5678763609232" calcext:value-type="float">
            <text:p><text:s/>73 <text:s text:c="3"/></text:p>
          </table:table-cell>
          <table:table-cell office:value-type="float" office:value="50.7975134526462" calcext:value-type="float">
            <text:p><text:s/>51 <text:s text:c="3"/></text:p>
          </table:table-cell>
          <table:table-cell table:number-columns-repeated="4" office:value-type="float" office:value="25.3987567263231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Chauffage</text:p>
          </table:table-cell>
          <table:table-cell office:value-type="float" office:value="65.1254556305895" calcext:value-type="float">
            <text:p><text:s/>65 <text:s text:c="3"/></text:p>
          </table:table-cell>
          <table:table-cell office:value-type="float" office:value="45.5878189414127" calcext:value-type="float">
            <text:p><text:s/>46 <text:s text:c="3"/></text:p>
          </table:table-cell>
          <table:table-cell table:number-columns-repeated="4" office:value-type="float" office:value="22.7939094707063" calcext:value-type="float">
            <text:p><text:s/>2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Chauffage</text:p>
          </table:table-cell>
          <table:table-cell office:value-type="float" office:value="64.9929017601263" calcext:value-type="float">
            <text:p><text:s/>65 <text:s text:c="3"/></text:p>
          </table:table-cell>
          <table:table-cell office:value-type="float" office:value="45.4950312320884" calcext:value-type="float">
            <text:p><text:s/>45 <text:s text:c="3"/></text:p>
          </table:table-cell>
          <table:table-cell table:number-columns-repeated="4" office:value-type="float" office:value="22.7475156160442" calcext:value-type="float">
            <text:p><text:s/>2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Chauffage</text:p>
          </table:table-cell>
          <table:table-cell office:value-type="float" office:value="89.0705403850622" calcext:value-type="float">
            <text:p><text:s/>89 <text:s text:c="3"/></text:p>
          </table:table-cell>
          <table:table-cell office:value-type="float" office:value="62.3493782695436" calcext:value-type="float">
            <text:p><text:s/>62 <text:s text:c="3"/></text:p>
          </table:table-cell>
          <table:table-cell table:number-columns-repeated="4" office:value-type="float" office:value="31.1746891347718" calcext:value-type="float">
            <text:p><text:s/>3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Chauffage</text:p>
          </table:table-cell>
          <table:table-cell office:value-type="float" office:value="104.639540213458" calcext:value-type="float">
            <text:p><text:s/>105 <text:s text:c="3"/></text:p>
          </table:table-cell>
          <table:table-cell office:value-type="float" office:value="73.2476781494208" calcext:value-type="float">
            <text:p><text:s/>73 <text:s text:c="3"/></text:p>
          </table:table-cell>
          <table:table-cell table:number-columns-repeated="4" office:value-type="float" office:value="36.6238390747104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Chauffage</text:p>
          </table:table-cell>
          <table:table-cell office:value-type="float" office:value="123.312713414133" calcext:value-type="float">
            <text:p><text:s/>123 <text:s text:c="3"/></text:p>
          </table:table-cell>
          <table:table-cell office:value-type="float" office:value="86.3188993898931" calcext:value-type="float">
            <text:p><text:s/>86 <text:s text:c="3"/></text:p>
          </table:table-cell>
          <table:table-cell table:number-columns-repeated="4" office:value-type="float" office:value="43.1594496949465" calcext:value-type="float">
            <text:p><text:s/>4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Chauffage</text:p>
          </table:table-cell>
          <table:table-cell office:value-type="float" office:value="76.7285250851273" calcext:value-type="float">
            <text:p><text:s/>77 <text:s text:c="3"/></text:p>
          </table:table-cell>
          <table:table-cell office:value-type="float" office:value="53.7099675595891" calcext:value-type="float">
            <text:p><text:s/>54 <text:s text:c="3"/></text:p>
          </table:table-cell>
          <table:table-cell table:number-columns-repeated="4" office:value-type="float" office:value="26.8549837797945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Chauffage</text:p>
          </table:table-cell>
          <table:table-cell office:value-type="float" office:value="77.337266292483" calcext:value-type="float">
            <text:p><text:s/>77 <text:s text:c="3"/></text:p>
          </table:table-cell>
          <table:table-cell office:value-type="float" office:value="54.1360864047381" calcext:value-type="float">
            <text:p><text:s/>54 <text:s text:c="3"/></text:p>
          </table:table-cell>
          <table:table-cell table:number-columns-repeated="4" office:value-type="float" office:value="27.068043202369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Chauffage</text:p>
          </table:table-cell>
          <table:table-cell office:value-type="float" office:value="77.5596097990109" calcext:value-type="float">
            <text:p><text:s/>78 <text:s text:c="3"/></text:p>
          </table:table-cell>
          <table:table-cell office:value-type="float" office:value="54.2917268593076" calcext:value-type="float">
            <text:p><text:s/>54 <text:s text:c="3"/></text:p>
          </table:table-cell>
          <table:table-cell table:number-columns-repeated="4" office:value-type="float" office:value="27.145863429653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Chauffage</text:p>
          </table:table-cell>
          <table:table-cell office:value-type="float" office:value="77.1844886225523" calcext:value-type="float">
            <text:p><text:s/>77 <text:s text:c="3"/></text:p>
          </table:table-cell>
          <table:table-cell office:value-type="float" office:value="54.0291420357866" calcext:value-type="float">
            <text:p><text:s/>54 <text:s text:c="3"/></text:p>
          </table:table-cell>
          <table:table-cell table:number-columns-repeated="4" office:value-type="float" office:value="27.0145710178933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Chauffage</text:p>
          </table:table-cell>
          <table:table-cell office:value-type="float" office:value="120.248355470222" calcext:value-type="float">
            <text:p><text:s/>120 <text:s text:c="3"/></text:p>
          </table:table-cell>
          <table:table-cell office:value-type="float" office:value="84.1738488291551" calcext:value-type="float">
            <text:p><text:s/>84 <text:s text:c="3"/></text:p>
          </table:table-cell>
          <table:table-cell table:number-columns-repeated="4" office:value-type="float" office:value="42.0869244145776" calcext:value-type="float">
            <text:p><text:s/>4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Chauffage</text:p>
          </table:table-cell>
          <table:table-cell office:value-type="float" office:value="105.320600144365" calcext:value-type="float">
            <text:p><text:s/>105 <text:s text:c="3"/></text:p>
          </table:table-cell>
          <table:table-cell office:value-type="float" office:value="73.7244201010553" calcext:value-type="float">
            <text:p><text:s/>74 <text:s text:c="3"/></text:p>
          </table:table-cell>
          <table:table-cell table:number-columns-repeated="4" office:value-type="float" office:value="36.8622100505276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Chauffage</text:p>
          </table:table-cell>
          <table:table-cell office:value-type="float" office:value="92.6196304998972" calcext:value-type="float">
            <text:p><text:s/>93 <text:s text:c="3"/></text:p>
          </table:table-cell>
          <table:table-cell office:value-type="float" office:value="64.8337413499281" calcext:value-type="float">
            <text:p><text:s/>65 <text:s text:c="3"/></text:p>
          </table:table-cell>
          <table:table-cell table:number-columns-repeated="4" office:value-type="float" office:value="32.416870674964" calcext:value-type="float">
            <text:p><text:s/>3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Chauffage</text:p>
          </table:table-cell>
          <table:table-cell office:value-type="float" office:value="94.1803232727797" calcext:value-type="float">
            <text:p><text:s/>94 <text:s text:c="3"/></text:p>
          </table:table-cell>
          <table:table-cell office:value-type="float" office:value="65.9262262909458" calcext:value-type="float">
            <text:p><text:s/>66 <text:s text:c="3"/></text:p>
          </table:table-cell>
          <table:table-cell table:number-columns-repeated="4" office:value-type="float" office:value="32.9631131454729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Chauffage</text:p>
          </table:table-cell>
          <table:table-cell office:value-type="float" office:value="93.7304441078898" calcext:value-type="float">
            <text:p><text:s/>94 <text:s text:c="3"/></text:p>
          </table:table-cell>
          <table:table-cell office:value-type="float" office:value="65.6113108755229" calcext:value-type="float">
            <text:p><text:s/>66 <text:s text:c="3"/></text:p>
          </table:table-cell>
          <table:table-cell table:number-columns-repeated="4" office:value-type="float" office:value="32.8056554377614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Chauffage</text:p>
          </table:table-cell>
          <table:table-cell office:value-type="float" office:value="216.980136341614" calcext:value-type="float">
            <text:p><text:s/>217 <text:s text:c="3"/></text:p>
          </table:table-cell>
          <table:table-cell office:value-type="float" office:value="151.88609543913" calcext:value-type="float">
            <text:p><text:s/>152 <text:s text:c="3"/></text:p>
          </table:table-cell>
          <table:table-cell table:number-columns-repeated="4" office:value-type="float" office:value="75.943047719564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Chauffage</text:p>
          </table:table-cell>
          <table:table-cell office:value-type="float" office:value="185.864316481809" calcext:value-type="float">
            <text:p><text:s/>186 <text:s text:c="3"/></text:p>
          </table:table-cell>
          <table:table-cell office:value-type="float" office:value="130.105021537267" calcext:value-type="float">
            <text:p><text:s/>130 <text:s text:c="3"/></text:p>
          </table:table-cell>
          <table:table-cell table:number-columns-repeated="4" office:value-type="float" office:value="65.0525107686333" calcext:value-type="float">
            <text:p><text:s/>6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Chauffage</text:p>
          </table:table-cell>
          <table:table-cell office:value-type="float" office:value="216.599942802866" calcext:value-type="float">
            <text:p><text:s/>217 <text:s text:c="3"/></text:p>
          </table:table-cell>
          <table:table-cell office:value-type="float" office:value="151.619959962006" calcext:value-type="float">
            <text:p><text:s/>152 <text:s text:c="3"/></text:p>
          </table:table-cell>
          <table:table-cell table:number-columns-repeated="4" office:value-type="float" office:value="75.8099799810032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Chauffage</text:p>
          </table:table-cell>
          <table:table-cell office:value-type="float" office:value="215.724923287213" calcext:value-type="float">
            <text:p><text:s/>216 <text:s text:c="3"/></text:p>
          </table:table-cell>
          <table:table-cell office:value-type="float" office:value="151.007446301049" calcext:value-type="float">
            <text:p><text:s/>151 <text:s text:c="3"/></text:p>
          </table:table-cell>
          <table:table-cell table:number-columns-repeated="4" office:value-type="float" office:value="75.5037231505246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Chauffage</text:p>
          </table:table-cell>
          <table:table-cell office:value-type="float" office:value="185.932786131544" calcext:value-type="float">
            <text:p><text:s/>186 <text:s text:c="3"/></text:p>
          </table:table-cell>
          <table:table-cell office:value-type="float" office:value="130.152950292081" calcext:value-type="float">
            <text:p><text:s/>130 <text:s text:c="3"/></text:p>
          </table:table-cell>
          <table:table-cell table:number-columns-repeated="4" office:value-type="float" office:value="65.0764751460403" calcext:value-type="float">
            <text:p><text:s/>6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Chauffage</text:p>
          </table:table-cell>
          <table:table-cell office:value-type="float" office:value="34.1805070468311" calcext:value-type="float">
            <text:p><text:s/>34 <text:s text:c="3"/></text:p>
          </table:table-cell>
          <table:table-cell office:value-type="float" office:value="23.9263549327817" calcext:value-type="float">
            <text:p><text:s/>24 <text:s text:c="3"/></text:p>
          </table:table-cell>
          <table:table-cell table:number-columns-repeated="4" office:value-type="float" office:value="11.9631774663909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Chauffage</text:p>
          </table:table-cell>
          <table:table-cell office:value-type="float" office:value="41.9927795114646" calcext:value-type="float">
            <text:p><text:s/>42 <text:s text:c="3"/></text:p>
          </table:table-cell>
          <table:table-cell office:value-type="float" office:value="29.3949456580252" calcext:value-type="float">
            <text:p><text:s/>29 <text:s text:c="3"/></text:p>
          </table:table-cell>
          <table:table-cell table:number-columns-repeated="4" office:value-type="float" office:value="14.6974728290126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Chauffage</text:p>
          </table:table-cell>
          <table:table-cell office:value-type="float" office:value="36.4835661209142" calcext:value-type="float">
            <text:p><text:s/>36 <text:s text:c="3"/></text:p>
          </table:table-cell>
          <table:table-cell office:value-type="float" office:value="25.5384962846399" calcext:value-type="float">
            <text:p><text:s/>26 <text:s text:c="3"/></text:p>
          </table:table-cell>
          <table:table-cell table:number-columns-repeated="4" office:value-type="float" office:value="12.76924814232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Chauffage</text:p>
          </table:table-cell>
          <table:table-cell office:value-type="float" office:value="85.2249183452055" calcext:value-type="float">
            <text:p><text:s/>85 <text:s text:c="3"/></text:p>
          </table:table-cell>
          <table:table-cell office:value-type="float" office:value="59.6574428416438" calcext:value-type="float">
            <text:p><text:s/>60 <text:s text:c="3"/></text:p>
          </table:table-cell>
          <table:table-cell table:number-columns-repeated="4" office:value-type="float" office:value="29.8287214208219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Chauffage</text:p>
          </table:table-cell>
          <table:table-cell office:value-type="float" office:value="85.4985793631941" calcext:value-type="float">
            <text:p><text:s/>85 <text:s text:c="3"/></text:p>
          </table:table-cell>
          <table:table-cell office:value-type="float" office:value="59.8490055542359" calcext:value-type="float">
            <text:p><text:s/>60 <text:s text:c="3"/></text:p>
          </table:table-cell>
          <table:table-cell table:number-columns-repeated="4" office:value-type="float" office:value="29.9245027771179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Chauffage</text:p>
          </table:table-cell>
          <table:table-cell office:value-type="float" office:value="85.6551051286301" calcext:value-type="float">
            <text:p><text:s/>86 <text:s text:c="3"/></text:p>
          </table:table-cell>
          <table:table-cell office:value-type="float" office:value="59.958573590041" calcext:value-type="float">
            <text:p><text:s/>60 <text:s text:c="3"/></text:p>
          </table:table-cell>
          <table:table-cell table:number-columns-repeated="4" office:value-type="float" office:value="29.9792867950205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Chauffage</text:p>
          </table:table-cell>
          <table:table-cell office:value-type="float" office:value="32.402469997419" calcext:value-type="float">
            <text:p><text:s/>32 <text:s text:c="3"/></text:p>
          </table:table-cell>
          <table:table-cell office:value-type="float" office:value="22.6817289981933" calcext:value-type="float">
            <text:p><text:s/>23 <text:s text:c="3"/></text:p>
          </table:table-cell>
          <table:table-cell table:number-columns-repeated="4" office:value-type="float" office:value="11.3408644990967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Chauffage</text:p>
          </table:table-cell>
          <table:table-cell office:value-type="float" office:value="33.7786010005143" calcext:value-type="float">
            <text:p><text:s/>34 <text:s text:c="3"/></text:p>
          </table:table-cell>
          <table:table-cell office:value-type="float" office:value="23.64502070036" calcext:value-type="float">
            <text:p><text:s/>24 <text:s text:c="3"/></text:p>
          </table:table-cell>
          <table:table-cell table:number-columns-repeated="4" office:value-type="float" office:value="11.82251035018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Chauffage</text:p>
          </table:table-cell>
          <table:table-cell office:value-type="float" office:value="36.392136731751" calcext:value-type="float">
            <text:p><text:s/>36 <text:s text:c="3"/></text:p>
          </table:table-cell>
          <table:table-cell office:value-type="float" office:value="25.4744957122257" calcext:value-type="float">
            <text:p><text:s/>25 <text:s text:c="3"/></text:p>
          </table:table-cell>
          <table:table-cell table:number-columns-repeated="4" office:value-type="float" office:value="12.7372478561129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Chauffage</text:p>
          </table:table-cell>
          <table:table-cell office:value-type="float" office:value="40.8869717301998" calcext:value-type="float">
            <text:p><text:s/>41 <text:s text:c="3"/></text:p>
          </table:table-cell>
          <table:table-cell office:value-type="float" office:value="28.6208802111398" calcext:value-type="float">
            <text:p><text:s/>29 <text:s text:c="3"/></text:p>
          </table:table-cell>
          <table:table-cell table:number-columns-repeated="4" office:value-type="float" office:value="14.3104401055699" calcext:value-type="float">
            <text:p><text:s/>1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Chauffage</text:p>
          </table:table-cell>
          <table:table-cell office:value-type="float" office:value="40.4343185707726" calcext:value-type="float">
            <text:p><text:s/>40 <text:s text:c="3"/></text:p>
          </table:table-cell>
          <table:table-cell office:value-type="float" office:value="28.3040229995408" calcext:value-type="float">
            <text:p><text:s/>28 <text:s text:c="3"/></text:p>
          </table:table-cell>
          <table:table-cell table:number-columns-repeated="4" office:value-type="float" office:value="14.1520114997704" calcext:value-type="float">
            <text:p><text:s/>1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Chauffage</text:p>
          </table:table-cell>
          <table:table-cell office:value-type="float" office:value="41.9516151279133" calcext:value-type="float">
            <text:p><text:s/>42 <text:s text:c="3"/></text:p>
          </table:table-cell>
          <table:table-cell office:value-type="float" office:value="29.3661305895393" calcext:value-type="float">
            <text:p><text:s/>29 <text:s text:c="3"/></text:p>
          </table:table-cell>
          <table:table-cell table:number-columns-repeated="4" office:value-type="float" office:value="14.6830652947697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Chauffage</text:p>
          </table:table-cell>
          <table:table-cell office:value-type="float" office:value="57.2601156992722" calcext:value-type="float">
            <text:p><text:s/>57 <text:s text:c="3"/></text:p>
          </table:table-cell>
          <table:table-cell office:value-type="float" office:value="40.0820809894906" calcext:value-type="float">
            <text:p><text:s/>40 <text:s text:c="3"/></text:p>
          </table:table-cell>
          <table:table-cell table:number-columns-repeated="4" office:value-type="float" office:value="20.0410404947453" calcext:value-type="float">
            <text:p><text:s/>20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Chauffage</text:p>
          </table:table-cell>
          <table:table-cell office:value-type="float" office:value="40.5052908041521" calcext:value-type="float">
            <text:p><text:s/>41 <text:s text:c="3"/></text:p>
          </table:table-cell>
          <table:table-cell office:value-type="float" office:value="28.3537035629065" calcext:value-type="float">
            <text:p><text:s/>28 <text:s text:c="3"/></text:p>
          </table:table-cell>
          <table:table-cell table:number-columns-repeated="4" office:value-type="float" office:value="14.1768517814533" calcext:value-type="float">
            <text:p><text:s/>14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Chauffage</text:p>
          </table:table-cell>
          <table:table-cell office:value-type="float" office:value="42.8897850966794" calcext:value-type="float">
            <text:p><text:s/>43 <text:s text:c="3"/></text:p>
          </table:table-cell>
          <table:table-cell office:value-type="float" office:value="30.0228495676756" calcext:value-type="float">
            <text:p><text:s/>30 <text:s text:c="3"/></text:p>
          </table:table-cell>
          <table:table-cell table:number-columns-repeated="4" office:value-type="float" office:value="15.0114247838378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Chauffage</text:p>
          </table:table-cell>
          <table:table-cell office:value-type="float" office:value="52.1138284157088" calcext:value-type="float">
            <text:p><text:s/>52 <text:s text:c="3"/></text:p>
          </table:table-cell>
          <table:table-cell office:value-type="float" office:value="36.4796798909961" calcext:value-type="float">
            <text:p><text:s/>36 <text:s text:c="3"/></text:p>
          </table:table-cell>
          <table:table-cell table:number-columns-repeated="4" office:value-type="float" office:value="18.2398399454981" calcext:value-type="float">
            <text:p><text:s/>18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Chauffage</text:p>
          </table:table-cell>
          <table:table-cell office:value-type="float" office:value="84.0198930974527" calcext:value-type="float">
            <text:p><text:s/>84 <text:s text:c="3"/></text:p>
          </table:table-cell>
          <table:table-cell office:value-type="float" office:value="58.8139251682169" calcext:value-type="float">
            <text:p><text:s/>59 <text:s text:c="3"/></text:p>
          </table:table-cell>
          <table:table-cell table:number-columns-repeated="4" office:value-type="float" office:value="29.4069625841085" calcext:value-type="float">
            <text:p><text:s/>29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Chauffage</text:p>
          </table:table-cell>
          <table:table-cell office:value-type="float" office:value="32.4024805931145" calcext:value-type="float">
            <text:p><text:s/>32 <text:s text:c="3"/></text:p>
          </table:table-cell>
          <table:table-cell office:value-type="float" office:value="22.6817364151801" calcext:value-type="float">
            <text:p><text:s/>23 <text:s text:c="3"/></text:p>
          </table:table-cell>
          <table:table-cell table:number-columns-repeated="4" office:value-type="float" office:value="11.3408682075901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Chauffage</text:p>
          </table:table-cell>
          <table:table-cell office:value-type="float" office:value="48.4514703953759" calcext:value-type="float">
            <text:p><text:s/>48 <text:s text:c="3"/></text:p>
          </table:table-cell>
          <table:table-cell office:value-type="float" office:value="33.9160292767631" calcext:value-type="float">
            <text:p><text:s/>34 <text:s text:c="3"/></text:p>
          </table:table-cell>
          <table:table-cell table:number-columns-repeated="4" office:value-type="float" office:value="16.9580146383816" calcext:value-type="float">
            <text:p><text:s/>1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Chauffage</text:p>
          </table:table-cell>
          <table:table-cell office:value-type="float" office:value="67.231366308518" calcext:value-type="float">
            <text:p><text:s/>67 <text:s text:c="3"/></text:p>
          </table:table-cell>
          <table:table-cell office:value-type="float" office:value="47.0619564159626" calcext:value-type="float">
            <text:p><text:s/>47 <text:s text:c="3"/></text:p>
          </table:table-cell>
          <table:table-cell table:number-columns-repeated="4" office:value-type="float" office:value="23.5309782079813" calcext:value-type="float">
            <text:p><text:s/>2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Chauffage</text:p>
          </table:table-cell>
          <table:table-cell office:value-type="float" office:value="61.3121538898049" calcext:value-type="float">
            <text:p><text:s/>61 <text:s text:c="3"/></text:p>
          </table:table-cell>
          <table:table-cell office:value-type="float" office:value="42.9185077228634" calcext:value-type="float">
            <text:p><text:s/>43 <text:s text:c="3"/></text:p>
          </table:table-cell>
          <table:table-cell table:number-columns-repeated="4" office:value-type="float" office:value="21.4592538614317" calcext:value-type="float">
            <text:p><text:s/>2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Chauffage</text:p>
          </table:table-cell>
          <table:table-cell office:value-type="float" office:value="97.1632982622112" calcext:value-type="float">
            <text:p><text:s/>97 <text:s text:c="3"/></text:p>
          </table:table-cell>
          <table:table-cell office:value-type="float" office:value="68.0143087835479" calcext:value-type="float">
            <text:p><text:s/>68 <text:s text:c="3"/></text:p>
          </table:table-cell>
          <table:table-cell table:number-columns-repeated="4" office:value-type="float" office:value="34.0071543917739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Chauffage</text:p>
          </table:table-cell>
          <table:table-cell office:value-type="float" office:value="61.3121538898049" calcext:value-type="float">
            <text:p><text:s/>61 <text:s text:c="3"/></text:p>
          </table:table-cell>
          <table:table-cell office:value-type="float" office:value="42.9185077228634" calcext:value-type="float">
            <text:p><text:s/>43 <text:s text:c="3"/></text:p>
          </table:table-cell>
          <table:table-cell table:number-columns-repeated="4" office:value-type="float" office:value="21.4592538614317" calcext:value-type="float">
            <text:p><text:s/>2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hauffage</text:p>
          </table:table-cell>
          <table:table-cell office:value-type="float" office:value="95.4590950443778" calcext:value-type="float">
            <text:p><text:s/>95 <text:s text:c="3"/></text:p>
          </table:table-cell>
          <table:table-cell office:value-type="float" office:value="66.8213665310645" calcext:value-type="float">
            <text:p><text:s/>67 <text:s text:c="3"/></text:p>
          </table:table-cell>
          <table:table-cell table:number-columns-repeated="4" office:value-type="float" office:value="33.4106832655322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Chauffage</text:p>
          </table:table-cell>
          <table:table-cell office:value-type="float" office:value="60.3902419140026" calcext:value-type="float">
            <text:p><text:s/>60 <text:s text:c="3"/></text:p>
          </table:table-cell>
          <table:table-cell office:value-type="float" office:value="42.2731693398018" calcext:value-type="float">
            <text:p><text:s/>42 <text:s text:c="3"/></text:p>
          </table:table-cell>
          <table:table-cell table:number-columns-repeated="4" office:value-type="float" office:value="21.1365846699009" calcext:value-type="float">
            <text:p><text:s/>2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Chauffage</text:p>
          </table:table-cell>
          <table:table-cell office:value-type="float" office:value="41.6892998286402" calcext:value-type="float">
            <text:p><text:s/>42 <text:s text:c="3"/></text:p>
          </table:table-cell>
          <table:table-cell office:value-type="float" office:value="29.1825098800481" calcext:value-type="float">
            <text:p><text:s/>29 <text:s text:c="3"/></text:p>
          </table:table-cell>
          <table:table-cell table:number-columns-repeated="4" office:value-type="float" office:value="14.5912549400241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Chauffage</text:p>
          </table:table-cell>
          <table:table-cell office:value-type="float" office:value="10.0906477320331" calcext:value-type="float">
            <text:p><text:s/>10 <text:s text:c="3"/></text:p>
          </table:table-cell>
          <table:table-cell office:value-type="float" office:value="7.06345341242315" calcext:value-type="float">
            <text:p><text:s/>7 <text:s text:c="3"/></text:p>
          </table:table-cell>
          <table:table-cell table:number-columns-repeated="4" office:value-type="float" office:value="3.5317267062115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Chauffage</text:p>
          </table:table-cell>
          <table:table-cell office:value-type="float" office:value="40.2068727647534" calcext:value-type="float">
            <text:p><text:s/>40 <text:s text:c="3"/></text:p>
          </table:table-cell>
          <table:table-cell office:value-type="float" office:value="28.1448109353274" calcext:value-type="float">
            <text:p><text:s/>28 <text:s text:c="3"/></text:p>
          </table:table-cell>
          <table:table-cell table:number-columns-repeated="4" office:value-type="float" office:value="14.0724054676637" calcext:value-type="float">
            <text:p><text:s/>1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Chauffage</text:p>
          </table:table-cell>
          <table:table-cell office:value-type="float" office:value="25.5563295322874" calcext:value-type="float">
            <text:p><text:s/>26 <text:s text:c="3"/></text:p>
          </table:table-cell>
          <table:table-cell office:value-type="float" office:value="17.8894306726012" calcext:value-type="float">
            <text:p><text:s/>18 <text:s text:c="3"/></text:p>
          </table:table-cell>
          <table:table-cell table:number-columns-repeated="4" office:value-type="float" office:value="8.94471533630058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Chauffag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Chauffage</text:p>
          </table:table-cell>
          <table:table-cell office:value-type="float" office:value="15.727219414283" calcext:value-type="float">
            <text:p><text:s/>16 <text:s text:c="3"/></text:p>
          </table:table-cell>
          <table:table-cell office:value-type="float" office:value="11.0090535899981" calcext:value-type="float">
            <text:p><text:s/>11 <text:s text:c="3"/></text:p>
          </table:table-cell>
          <table:table-cell table:number-columns-repeated="4" office:value-type="float" office:value="5.50452679499904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Chauffage</text:p>
          </table:table-cell>
          <table:table-cell office:value-type="float" office:value="38.0317365267212" calcext:value-type="float">
            <text:p><text:s/>38 <text:s text:c="3"/></text:p>
          </table:table-cell>
          <table:table-cell office:value-type="float" office:value="26.6222155687049" calcext:value-type="float">
            <text:p><text:s/>27 <text:s text:c="3"/></text:p>
          </table:table-cell>
          <table:table-cell table:number-columns-repeated="4" office:value-type="float" office:value="13.3111077843524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Chauffage</text:p>
          </table:table-cell>
          <table:table-cell office:value-type="float" office:value="42.5779517270168" calcext:value-type="float">
            <text:p><text:s/>43 <text:s text:c="3"/></text:p>
          </table:table-cell>
          <table:table-cell office:value-type="float" office:value="29.8045662089118" calcext:value-type="float">
            <text:p><text:s/>30 <text:s text:c="3"/></text:p>
          </table:table-cell>
          <table:table-cell table:number-columns-repeated="4" office:value-type="float" office:value="14.9022831044559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Chauffage</text:p>
          </table:table-cell>
          <table:table-cell office:value-type="float" office:value="60.3847950234113" calcext:value-type="float">
            <text:p><text:s/>60 <text:s text:c="3"/></text:p>
          </table:table-cell>
          <table:table-cell office:value-type="float" office:value="42.2693565163879" calcext:value-type="float">
            <text:p><text:s/>42 <text:s text:c="3"/></text:p>
          </table:table-cell>
          <table:table-cell table:number-columns-repeated="4" office:value-type="float" office:value="21.134678258194" calcext:value-type="float">
            <text:p><text:s/>2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Chauffage</text:p>
          </table:table-cell>
          <table:table-cell office:value-type="float" office:value="11.7850683310715" calcext:value-type="float">
            <text:p><text:s/>12 <text:s text:c="3"/></text:p>
          </table:table-cell>
          <table:table-cell office:value-type="float" office:value="8.24954783175002" calcext:value-type="float">
            <text:p><text:s/>8 <text:s text:c="3"/></text:p>
          </table:table-cell>
          <table:table-cell table:number-columns-repeated="4" office:value-type="float" office:value="4.12477391587501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Chauffage</text:p>
          </table:table-cell>
          <table:table-cell office:value-type="float" office:value="44.7215870909369" calcext:value-type="float">
            <text:p><text:s/>45 <text:s text:c="3"/></text:p>
          </table:table-cell>
          <table:table-cell office:value-type="float" office:value="31.3051109636558" calcext:value-type="float">
            <text:p><text:s/>31 <text:s text:c="3"/></text:p>
          </table:table-cell>
          <table:table-cell table:number-columns-repeated="4" office:value-type="float" office:value="15.6525554818279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Chauffage</text:p>
          </table:table-cell>
          <table:table-cell office:value-type="float" office:value="66.3153538633738" calcext:value-type="float">
            <text:p><text:s/>66 <text:s text:c="3"/></text:p>
          </table:table-cell>
          <table:table-cell office:value-type="float" office:value="46.4207477043617" calcext:value-type="float">
            <text:p><text:s/>46 <text:s text:c="3"/></text:p>
          </table:table-cell>
          <table:table-cell table:number-columns-repeated="4" office:value-type="float" office:value="23.2103738521808" calcext:value-type="float">
            <text:p><text:s/>23 <text:s text:c="3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Chauffage</text:p>
          </table:table-cell>
          <table:table-cell office:value-type="float" office:value="140.862650006912" calcext:value-type="float">
            <text:p><text:s/>141 <text:s text:c="3"/></text:p>
          </table:table-cell>
          <table:table-cell office:value-type="float" office:value="98.6038550048384" calcext:value-type="float">
            <text:p><text:s/>99 <text:s text:c="3"/></text:p>
          </table:table-cell>
          <table:table-cell table:number-columns-repeated="4" office:value-type="float" office:value="49.3019275024192" calcext:value-type="float">
            <text:p><text:s/>49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Climatisation</text:p>
          </table:table-cell>
          <table:table-cell office:value-type="float" office:value="73.3016748614392" calcext:value-type="float">
            <text:p><text:s/>73 <text:s text:c="3"/></text:p>
          </table:table-cell>
          <table:table-cell office:value-type="float" office:value="51.3111724030074" calcext:value-type="float">
            <text:p><text:s/>51 <text:s text:c="3"/></text:p>
          </table:table-cell>
          <table:table-cell table:number-columns-repeated="4" office:value-type="float" office:value="41.0489379224059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Climatisation</text:p>
          </table:table-cell>
          <table:table-cell office:value-type="float" office:value="64.4308401245416" calcext:value-type="float">
            <text:p><text:s/>64 <text:s text:c="3"/></text:p>
          </table:table-cell>
          <table:table-cell office:value-type="float" office:value="45.1015880871791" calcext:value-type="float">
            <text:p><text:s/>45 <text:s text:c="3"/></text:p>
          </table:table-cell>
          <table:table-cell table:number-columns-repeated="4" office:value-type="float" office:value="36.0812704697433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Climatisation</text:p>
          </table:table-cell>
          <table:table-cell office:value-type="float" office:value="60.861808591514" calcext:value-type="float">
            <text:p><text:s/>61 <text:s text:c="3"/></text:p>
          </table:table-cell>
          <table:table-cell office:value-type="float" office:value="42.6032660140598" calcext:value-type="float">
            <text:p><text:s/>43 <text:s text:c="3"/></text:p>
          </table:table-cell>
          <table:table-cell table:number-columns-repeated="4" office:value-type="float" office:value="34.0826128112479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Climatisation</text:p>
          </table:table-cell>
          <table:table-cell office:value-type="float" office:value="128.874581662253" calcext:value-type="float">
            <text:p><text:s/>129 <text:s text:c="3"/></text:p>
          </table:table-cell>
          <table:table-cell office:value-type="float" office:value="90.2122071635769" calcext:value-type="float">
            <text:p><text:s/>90 <text:s text:c="3"/></text:p>
          </table:table-cell>
          <table:table-cell table:number-columns-repeated="4" office:value-type="float" office:value="72.1697657308615" calcext:value-type="float">
            <text:p><text:s/>72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Climatisation</text:p>
          </table:table-cell>
          <table:table-cell office:value-type="float" office:value="101.176571030791" calcext:value-type="float">
            <text:p><text:s/>101 <text:s text:c="3"/></text:p>
          </table:table-cell>
          <table:table-cell office:value-type="float" office:value="70.8235997215535" calcext:value-type="float">
            <text:p><text:s/>71 <text:s text:c="3"/></text:p>
          </table:table-cell>
          <table:table-cell table:number-columns-repeated="4" office:value-type="float" office:value="56.6588797772428" calcext:value-type="float">
            <text:p><text:s/>5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Climatisation</text:p>
          </table:table-cell>
          <table:table-cell office:value-type="float" office:value="139.398070583593" calcext:value-type="float">
            <text:p><text:s/>139 <text:s text:c="3"/></text:p>
          </table:table-cell>
          <table:table-cell office:value-type="float" office:value="97.5786494085149" calcext:value-type="float">
            <text:p><text:s/>98 <text:s text:c="3"/></text:p>
          </table:table-cell>
          <table:table-cell table:number-columns-repeated="4" office:value-type="float" office:value="78.0629195268119" calcext:value-type="float">
            <text:p><text:s/>7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limatisation</text:p>
          </table:table-cell>
          <table:table-cell office:value-type="float" office:value="74.9361723652072" calcext:value-type="float">
            <text:p><text:s/>75 <text:s text:c="3"/></text:p>
          </table:table-cell>
          <table:table-cell office:value-type="float" office:value="52.4553206556451" calcext:value-type="float">
            <text:p><text:s/>52 <text:s text:c="3"/></text:p>
          </table:table-cell>
          <table:table-cell table:number-columns-repeated="4" office:value-type="float" office:value="41.964256524516" calcext:value-type="float">
            <text:p><text:s/>4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Climatisation</text:p>
          </table:table-cell>
          <table:table-cell office:value-type="float" office:value="70.6063817263416" calcext:value-type="float">
            <text:p><text:s/>71 <text:s text:c="3"/></text:p>
          </table:table-cell>
          <table:table-cell office:value-type="float" office:value="49.4244672084391" calcext:value-type="float">
            <text:p><text:s/>49 <text:s text:c="3"/></text:p>
          </table:table-cell>
          <table:table-cell table:number-columns-repeated="4" office:value-type="float" office:value="39.5395737667513" calcext:value-type="float">
            <text:p><text:s/>4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68.0775648614283" calcext:value-type="float">
            <text:p><text:s/>68 <text:s text:c="3"/></text:p>
          </table:table-cell>
          <table:table-cell office:value-type="float" office:value="47.6542954029998" calcext:value-type="float">
            <text:p><text:s/>48 <text:s text:c="3"/></text:p>
          </table:table-cell>
          <table:table-cell table:number-columns-repeated="4" office:value-type="float" office:value="38.1234363223998" calcext:value-type="float">
            <text:p><text:s/>3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56.0708734913061" calcext:value-type="float">
            <text:p><text:s/>56 <text:s text:c="3"/></text:p>
          </table:table-cell>
          <table:table-cell office:value-type="float" office:value="39.2496114439142" calcext:value-type="float">
            <text:p><text:s/>39 <text:s text:c="3"/></text:p>
          </table:table-cell>
          <table:table-cell table:number-columns-repeated="4" office:value-type="float" office:value="31.3996891551314" calcext:value-type="float">
            <text:p><text:s/>3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Climatisation</text:p>
          </table:table-cell>
          <table:table-cell office:value-type="float" office:value="70.0960444358943" calcext:value-type="float">
            <text:p><text:s/>70 <text:s text:c="3"/></text:p>
          </table:table-cell>
          <table:table-cell office:value-type="float" office:value="49.067231105126" calcext:value-type="float">
            <text:p><text:s/>49 <text:s text:c="3"/></text:p>
          </table:table-cell>
          <table:table-cell table:number-columns-repeated="4" office:value-type="float" office:value="39.2537848841008" calcext:value-type="float">
            <text:p><text:s/>3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67.5450241412506" calcext:value-type="float">
            <text:p><text:s/>68 <text:s text:c="3"/></text:p>
          </table:table-cell>
          <table:table-cell office:value-type="float" office:value="47.2815168988755" calcext:value-type="float">
            <text:p><text:s/>47 <text:s text:c="3"/></text:p>
          </table:table-cell>
          <table:table-cell table:number-columns-repeated="4" office:value-type="float" office:value="37.8252135191004" calcext:value-type="float">
            <text:p><text:s/>3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52.0398924687397" calcext:value-type="float">
            <text:p><text:s/>52 <text:s text:c="3"/></text:p>
          </table:table-cell>
          <table:table-cell office:value-type="float" office:value="36.4279247281178" calcext:value-type="float">
            <text:p><text:s/>36 <text:s text:c="3"/></text:p>
          </table:table-cell>
          <table:table-cell table:number-columns-repeated="4" office:value-type="float" office:value="29.1423397824942" calcext:value-type="float">
            <text:p><text:s/>2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Climatisation</text:p>
          </table:table-cell>
          <table:table-cell office:value-type="float" office:value="68.9685333048574" calcext:value-type="float">
            <text:p><text:s/>69 <text:s text:c="3"/></text:p>
          </table:table-cell>
          <table:table-cell office:value-type="float" office:value="48.2779733134001" calcext:value-type="float">
            <text:p><text:s/>48 <text:s text:c="3"/></text:p>
          </table:table-cell>
          <table:table-cell table:number-columns-repeated="4" office:value-type="float" office:value="38.6223786507201" calcext:value-type="float">
            <text:p><text:s/>3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Climatisation</text:p>
          </table:table-cell>
          <table:table-cell office:value-type="float" office:value="66.2270064571872" calcext:value-type="float">
            <text:p><text:s/>66 <text:s text:c="3"/></text:p>
          </table:table-cell>
          <table:table-cell office:value-type="float" office:value="46.358904520031" calcext:value-type="float">
            <text:p><text:s/>46 <text:s text:c="3"/></text:p>
          </table:table-cell>
          <table:table-cell table:number-columns-repeated="4" office:value-type="float" office:value="37.0871236160248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Climatisation</text:p>
          </table:table-cell>
          <table:table-cell office:value-type="float" office:value="40.3975713735065" calcext:value-type="float">
            <text:p><text:s/>40 <text:s text:c="3"/></text:p>
          </table:table-cell>
          <table:table-cell office:value-type="float" office:value="28.2782999614545" calcext:value-type="float">
            <text:p><text:s/>28 <text:s text:c="3"/></text:p>
          </table:table-cell>
          <table:table-cell table:number-columns-repeated="4" office:value-type="float" office:value="22.6226399691636" calcext:value-type="float">
            <text:p><text:s/>2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90.5680024346834" calcext:value-type="float">
            <text:p><text:s/>91 <text:s text:c="3"/></text:p>
          </table:table-cell>
          <table:table-cell office:value-type="float" office:value="63.3976017042784" calcext:value-type="float">
            <text:p><text:s/>63 <text:s text:c="3"/></text:p>
          </table:table-cell>
          <table:table-cell table:number-columns-repeated="4" office:value-type="float" office:value="50.7180813634227" calcext:value-type="float">
            <text:p><text:s/>5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109.61868364182" calcext:value-type="float">
            <text:p><text:s/>110 <text:s text:c="3"/></text:p>
          </table:table-cell>
          <table:table-cell office:value-type="float" office:value="76.733078549274" calcext:value-type="float">
            <text:p><text:s/>77 <text:s text:c="3"/></text:p>
          </table:table-cell>
          <table:table-cell table:number-columns-repeated="4" office:value-type="float" office:value="61.3864628394192" calcext:value-type="float">
            <text:p><text:s/>6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90.058863279687" calcext:value-type="float">
            <text:p><text:s/>90 <text:s text:c="3"/></text:p>
          </table:table-cell>
          <table:table-cell office:value-type="float" office:value="63.0412042957809" calcext:value-type="float">
            <text:p><text:s/>63 <text:s text:c="3"/></text:p>
          </table:table-cell>
          <table:table-cell table:number-columns-repeated="4" office:value-type="float" office:value="50.4329634366247" calcext:value-type="float">
            <text:p><text:s/>5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49.3479660920379" calcext:value-type="float">
            <text:p><text:s/>49 <text:s text:c="3"/></text:p>
          </table:table-cell>
          <table:table-cell office:value-type="float" office:value="34.5435762644265" calcext:value-type="float">
            <text:p><text:s/>35 <text:s text:c="3"/></text:p>
          </table:table-cell>
          <table:table-cell table:number-columns-repeated="4" office:value-type="float" office:value="27.6348610115412" calcext:value-type="float">
            <text:p><text:s/>2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Climatisation</text:p>
          </table:table-cell>
          <table:table-cell office:value-type="float" office:value="70.1673645518918" calcext:value-type="float">
            <text:p><text:s/>70 <text:s text:c="3"/></text:p>
          </table:table-cell>
          <table:table-cell office:value-type="float" office:value="49.1171551863242" calcext:value-type="float">
            <text:p><text:s/>49 <text:s text:c="3"/></text:p>
          </table:table-cell>
          <table:table-cell table:number-columns-repeated="4" office:value-type="float" office:value="39.2937241490594" calcext:value-type="float">
            <text:p><text:s/>3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66.3477955516294" calcext:value-type="float">
            <text:p><text:s/>66 <text:s text:c="3"/></text:p>
          </table:table-cell>
          <table:table-cell office:value-type="float" office:value="46.4434568861406" calcext:value-type="float">
            <text:p><text:s/>46 <text:s text:c="3"/></text:p>
          </table:table-cell>
          <table:table-cell table:number-columns-repeated="4" office:value-type="float" office:value="37.1547655089125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58.4312729809604" calcext:value-type="float">
            <text:p><text:s/>58 <text:s text:c="3"/></text:p>
          </table:table-cell>
          <table:table-cell office:value-type="float" office:value="40.9018910866723" calcext:value-type="float">
            <text:p><text:s/>41 <text:s text:c="3"/></text:p>
          </table:table-cell>
          <table:table-cell table:number-columns-repeated="4" office:value-type="float" office:value="32.7215128693378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Climatisation</text:p>
          </table:table-cell>
          <table:table-cell office:value-type="float" office:value="69.8555075975507" calcext:value-type="float">
            <text:p><text:s/>70 <text:s text:c="3"/></text:p>
          </table:table-cell>
          <table:table-cell office:value-type="float" office:value="48.8988553182855" calcext:value-type="float">
            <text:p><text:s/>49 <text:s text:c="3"/></text:p>
          </table:table-cell>
          <table:table-cell table:number-columns-repeated="4" office:value-type="float" office:value="39.1190842546284" calcext:value-type="float">
            <text:p><text:s/>3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66.0198582571366" calcext:value-type="float">
            <text:p><text:s/>66 <text:s text:c="3"/></text:p>
          </table:table-cell>
          <table:table-cell office:value-type="float" office:value="46.2139007799956" calcext:value-type="float">
            <text:p><text:s/>46 <text:s text:c="3"/></text:p>
          </table:table-cell>
          <table:table-cell table:number-columns-repeated="4" office:value-type="float" office:value="36.9711206239965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58.2860361060206" calcext:value-type="float">
            <text:p><text:s/>58 <text:s text:c="3"/></text:p>
          </table:table-cell>
          <table:table-cell office:value-type="float" office:value="40.8002252742144" calcext:value-type="float">
            <text:p><text:s/>41 <text:s text:c="3"/></text:p>
          </table:table-cell>
          <table:table-cell table:number-columns-repeated="4" office:value-type="float" office:value="32.6401802193715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Climatisation</text:p>
          </table:table-cell>
          <table:table-cell office:value-type="float" office:value="88.5464030916517" calcext:value-type="float">
            <text:p><text:s/>89 <text:s text:c="3"/></text:p>
          </table:table-cell>
          <table:table-cell office:value-type="float" office:value="61.9824821641562" calcext:value-type="float">
            <text:p><text:s/>62 <text:s text:c="3"/></text:p>
          </table:table-cell>
          <table:table-cell table:number-columns-repeated="4" office:value-type="float" office:value="49.5859857313249" calcext:value-type="float">
            <text:p><text:s/>5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Climatisation</text:p>
          </table:table-cell>
          <table:table-cell office:value-type="float" office:value="104.052448983085" calcext:value-type="float">
            <text:p><text:s/>104 <text:s text:c="3"/></text:p>
          </table:table-cell>
          <table:table-cell office:value-type="float" office:value="72.8367142881597" calcext:value-type="float">
            <text:p><text:s/>73 <text:s text:c="3"/></text:p>
          </table:table-cell>
          <table:table-cell table:number-columns-repeated="4" office:value-type="float" office:value="58.2693714305277" calcext:value-type="float">
            <text:p><text:s/>5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95.2533264299741" calcext:value-type="float">
            <text:p><text:s/>95 <text:s text:c="3"/></text:p>
          </table:table-cell>
          <table:table-cell office:value-type="float" office:value="66.6773285009819" calcext:value-type="float">
            <text:p><text:s/>67 <text:s text:c="3"/></text:p>
          </table:table-cell>
          <table:table-cell table:number-columns-repeated="4" office:value-type="float" office:value="53.3418628007855" calcext:value-type="float">
            <text:p><text:s/>5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79.1251114186014" calcext:value-type="float">
            <text:p><text:s/>79 <text:s text:c="3"/></text:p>
          </table:table-cell>
          <table:table-cell office:value-type="float" office:value="55.387577993021" calcext:value-type="float">
            <text:p><text:s/>55 <text:s text:c="3"/></text:p>
          </table:table-cell>
          <table:table-cell table:number-columns-repeated="4" office:value-type="float" office:value="44.3100623944168" calcext:value-type="float">
            <text:p><text:s/>4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Climatisation</text:p>
          </table:table-cell>
          <table:table-cell office:value-type="float" office:value="102.892936880751" calcext:value-type="float">
            <text:p><text:s/>103 <text:s text:c="3"/></text:p>
          </table:table-cell>
          <table:table-cell office:value-type="float" office:value="72.0250558165259" calcext:value-type="float">
            <text:p><text:s/>72 <text:s text:c="3"/></text:p>
          </table:table-cell>
          <table:table-cell table:number-columns-repeated="4" office:value-type="float" office:value="57.6200446532207" calcext:value-type="float">
            <text:p><text:s/>5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Climatisation</text:p>
          </table:table-cell>
          <table:table-cell office:value-type="float" office:value="94.1902352206676" calcext:value-type="float">
            <text:p><text:s/>94 <text:s text:c="3"/></text:p>
          </table:table-cell>
          <table:table-cell office:value-type="float" office:value="65.9331646544673" calcext:value-type="float">
            <text:p><text:s/>66 <text:s text:c="3"/></text:p>
          </table:table-cell>
          <table:table-cell table:number-columns-repeated="4" office:value-type="float" office:value="52.7465317235738" calcext:value-type="float">
            <text:p><text:s/>5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Climatisation</text:p>
          </table:table-cell>
          <table:table-cell office:value-type="float" office:value="78.8133578246935" calcext:value-type="float">
            <text:p><text:s/>79 <text:s text:c="3"/></text:p>
          </table:table-cell>
          <table:table-cell office:value-type="float" office:value="55.1693504772854" calcext:value-type="float">
            <text:p><text:s/>55 <text:s text:c="3"/></text:p>
          </table:table-cell>
          <table:table-cell table:number-columns-repeated="4" office:value-type="float" office:value="44.1354803818284" calcext:value-type="float">
            <text:p><text:s/>4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Climatisation</text:p>
          </table:table-cell>
          <table:table-cell office:value-type="float" office:value="74.0951435222961" calcext:value-type="float">
            <text:p><text:s/>74 <text:s text:c="3"/></text:p>
          </table:table-cell>
          <table:table-cell office:value-type="float" office:value="51.8666004656072" calcext:value-type="float">
            <text:p><text:s/>52 <text:s text:c="3"/></text:p>
          </table:table-cell>
          <table:table-cell table:number-columns-repeated="4" office:value-type="float" office:value="41.4932803724858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Climatisation</text:p>
          </table:table-cell>
          <table:table-cell office:value-type="float" office:value="74.0976695743389" calcext:value-type="float">
            <text:p><text:s/>74 <text:s text:c="3"/></text:p>
          </table:table-cell>
          <table:table-cell office:value-type="float" office:value="51.8683687020372" calcext:value-type="float">
            <text:p><text:s/>52 <text:s text:c="3"/></text:p>
          </table:table-cell>
          <table:table-cell table:number-columns-repeated="4" office:value-type="float" office:value="41.4946949616298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Climatisation</text:p>
          </table:table-cell>
          <table:table-cell office:value-type="float" office:value="48.2526630884424" calcext:value-type="float">
            <text:p><text:s/>48 <text:s text:c="3"/></text:p>
          </table:table-cell>
          <table:table-cell office:value-type="float" office:value="33.7768641619097" calcext:value-type="float">
            <text:p><text:s/>34 <text:s text:c="3"/></text:p>
          </table:table-cell>
          <table:table-cell table:number-columns-repeated="4" office:value-type="float" office:value="27.021491329527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Climatisation</text:p>
          </table:table-cell>
          <table:table-cell office:value-type="float" office:value="51.3853213061546" calcext:value-type="float">
            <text:p><text:s/>51 <text:s text:c="3"/></text:p>
          </table:table-cell>
          <table:table-cell office:value-type="float" office:value="35.9697249143082" calcext:value-type="float">
            <text:p><text:s/>36 <text:s text:c="3"/></text:p>
          </table:table-cell>
          <table:table-cell table:number-columns-repeated="4" office:value-type="float" office:value="28.7757799314466" calcext:value-type="float">
            <text:p><text:s/>2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Climatisation</text:p>
          </table:table-cell>
          <table:table-cell office:value-type="float" office:value="35.7896793640592" calcext:value-type="float">
            <text:p><text:s/>36 <text:s text:c="3"/></text:p>
          </table:table-cell>
          <table:table-cell office:value-type="float" office:value="25.0527755548415" calcext:value-type="float">
            <text:p><text:s/>25 <text:s text:c="3"/></text:p>
          </table:table-cell>
          <table:table-cell table:number-columns-repeated="4" office:value-type="float" office:value="20.0422204438732" calcext:value-type="float">
            <text:p><text:s/>2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Climatisation</text:p>
          </table:table-cell>
          <table:table-cell office:value-type="float" office:value="63.8094949003994" calcext:value-type="float">
            <text:p><text:s/>64 <text:s text:c="3"/></text:p>
          </table:table-cell>
          <table:table-cell office:value-type="float" office:value="44.6666464302795" calcext:value-type="float">
            <text:p><text:s/>45 <text:s text:c="3"/></text:p>
          </table:table-cell>
          <table:table-cell table:number-columns-repeated="4" office:value-type="float" office:value="35.7333171442236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Climatisation</text:p>
          </table:table-cell>
          <table:table-cell office:value-type="float" office:value="45.5352977638268" calcext:value-type="float">
            <text:p><text:s/>46 <text:s text:c="3"/></text:p>
          </table:table-cell>
          <table:table-cell office:value-type="float" office:value="31.8747084346787" calcext:value-type="float">
            <text:p><text:s/>32 <text:s text:c="3"/></text:p>
          </table:table-cell>
          <table:table-cell table:number-columns-repeated="4" office:value-type="float" office:value="25.499766747743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Climatisation</text:p>
          </table:table-cell>
          <table:table-cell office:value-type="float" office:value="45.2236833200302" calcext:value-type="float">
            <text:p><text:s/>45 <text:s text:c="3"/></text:p>
          </table:table-cell>
          <table:table-cell office:value-type="float" office:value="31.6565783240211" calcext:value-type="float">
            <text:p><text:s/>32 <text:s text:c="3"/></text:p>
          </table:table-cell>
          <table:table-cell table:number-columns-repeated="4" office:value-type="float" office:value="25.3252626592169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Climatisation</text:p>
          </table:table-cell>
          <table:table-cell office:value-type="float" office:value="65.4857964514685" calcext:value-type="float">
            <text:p><text:s/>65 <text:s text:c="3"/></text:p>
          </table:table-cell>
          <table:table-cell office:value-type="float" office:value="45.840057516028" calcext:value-type="float">
            <text:p><text:s/>46 <text:s text:c="3"/></text:p>
          </table:table-cell>
          <table:table-cell table:number-columns-repeated="4" office:value-type="float" office:value="36.6720460128224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Climatisation</text:p>
          </table:table-cell>
          <table:table-cell office:value-type="float" office:value="65.485276477179" calcext:value-type="float">
            <text:p><text:s/>65 <text:s text:c="3"/></text:p>
          </table:table-cell>
          <table:table-cell office:value-type="float" office:value="45.8396935340253" calcext:value-type="float">
            <text:p><text:s/>46 <text:s text:c="3"/></text:p>
          </table:table-cell>
          <table:table-cell table:number-columns-repeated="4" office:value-type="float" office:value="36.6717548272203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Climatisation</text:p>
          </table:table-cell>
          <table:table-cell office:value-type="float" office:value="65.4837261130879" calcext:value-type="float">
            <text:p><text:s/>65 <text:s text:c="3"/></text:p>
          </table:table-cell>
          <table:table-cell office:value-type="float" office:value="45.8386082791615" calcext:value-type="float">
            <text:p><text:s/>46 <text:s text:c="3"/></text:p>
          </table:table-cell>
          <table:table-cell table:number-columns-repeated="4" office:value-type="float" office:value="36.6708866233292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Climatisation</text:p>
          </table:table-cell>
          <table:table-cell office:value-type="float" office:value="55.8077915200377" calcext:value-type="float">
            <text:p><text:s/>56 <text:s text:c="3"/></text:p>
          </table:table-cell>
          <table:table-cell office:value-type="float" office:value="39.0654540640264" calcext:value-type="float">
            <text:p><text:s/>39 <text:s text:c="3"/></text:p>
          </table:table-cell>
          <table:table-cell table:number-columns-repeated="4" office:value-type="float" office:value="31.2523632512211" calcext:value-type="float">
            <text:p><text:s/>3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Climatisation</text:p>
          </table:table-cell>
          <table:table-cell office:value-type="float" office:value="89.537773751318" calcext:value-type="float">
            <text:p><text:s/>90 <text:s text:c="3"/></text:p>
          </table:table-cell>
          <table:table-cell office:value-type="float" office:value="62.6764416259226" calcext:value-type="float">
            <text:p><text:s/>63 <text:s text:c="3"/></text:p>
          </table:table-cell>
          <table:table-cell table:number-columns-repeated="4" office:value-type="float" office:value="50.1411533007381" calcext:value-type="float">
            <text:p><text:s/>5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Climatisation</text:p>
          </table:table-cell>
          <table:table-cell office:value-type="float" office:value="60.6990620973628" calcext:value-type="float">
            <text:p><text:s/>61 <text:s text:c="3"/></text:p>
          </table:table-cell>
          <table:table-cell office:value-type="float" office:value="42.489343468154" calcext:value-type="float">
            <text:p><text:s/>42 <text:s text:c="3"/></text:p>
          </table:table-cell>
          <table:table-cell table:number-columns-repeated="4" office:value-type="float" office:value="33.9914747745232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Climatisation</text:p>
          </table:table-cell>
          <table:table-cell office:value-type="float" office:value="45.0619747867419" calcext:value-type="float">
            <text:p><text:s/>45 <text:s text:c="3"/></text:p>
          </table:table-cell>
          <table:table-cell office:value-type="float" office:value="31.5433823507193" calcext:value-type="float">
            <text:p><text:s/>32 <text:s text:c="3"/></text:p>
          </table:table-cell>
          <table:table-cell table:number-columns-repeated="4" office:value-type="float" office:value="25.2347058805755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Climatisation</text:p>
          </table:table-cell>
          <table:table-cell office:value-type="float" office:value="60.6978237682397" calcext:value-type="float">
            <text:p><text:s/>61 <text:s text:c="3"/></text:p>
          </table:table-cell>
          <table:table-cell office:value-type="float" office:value="42.4884766377678" calcext:value-type="float">
            <text:p><text:s/>42 <text:s text:c="3"/></text:p>
          </table:table-cell>
          <table:table-cell table:number-columns-repeated="4" office:value-type="float" office:value="33.9907813102142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Climatisation</text:p>
          </table:table-cell>
          <table:table-cell office:value-type="float" office:value="60.6982282825818" calcext:value-type="float">
            <text:p><text:s/>61 <text:s text:c="3"/></text:p>
          </table:table-cell>
          <table:table-cell office:value-type="float" office:value="42.4887597978072" calcext:value-type="float">
            <text:p><text:s/>42 <text:s text:c="3"/></text:p>
          </table:table-cell>
          <table:table-cell table:number-columns-repeated="4" office:value-type="float" office:value="33.9910078382458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Climatisation</text:p>
          </table:table-cell>
          <table:table-cell office:value-type="float" office:value="42.3972875274459" calcext:value-type="float">
            <text:p><text:s/>42 <text:s text:c="3"/></text:p>
          </table:table-cell>
          <table:table-cell office:value-type="float" office:value="29.6781012692121" calcext:value-type="float">
            <text:p><text:s/>30 <text:s text:c="3"/></text:p>
          </table:table-cell>
          <table:table-cell table:number-columns-repeated="4" office:value-type="float" office:value="23.7424810153697" calcext:value-type="float">
            <text:p><text:s/>2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Climatisation</text:p>
          </table:table-cell>
          <table:table-cell office:value-type="float" office:value="60.6972890967237" calcext:value-type="float">
            <text:p><text:s/>61 <text:s text:c="3"/></text:p>
          </table:table-cell>
          <table:table-cell office:value-type="float" office:value="42.4881023677066" calcext:value-type="float">
            <text:p><text:s/>42 <text:s text:c="3"/></text:p>
          </table:table-cell>
          <table:table-cell table:number-columns-repeated="4" office:value-type="float" office:value="33.9904818941653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Climatisation</text:p>
          </table:table-cell>
          <table:table-cell office:value-type="float" office:value="73.7042704376306" calcext:value-type="float">
            <text:p><text:s/>74 <text:s text:c="3"/></text:p>
          </table:table-cell>
          <table:table-cell office:value-type="float" office:value="51.5929893063414" calcext:value-type="float">
            <text:p><text:s/>52 <text:s text:c="3"/></text:p>
          </table:table-cell>
          <table:table-cell table:number-columns-repeated="4" office:value-type="float" office:value="41.2743914450731" calcext:value-type="float">
            <text:p><text:s/>4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Climatisation</text:p>
          </table:table-cell>
          <table:table-cell office:value-type="float" office:value="60.9525868126805" calcext:value-type="float">
            <text:p><text:s/>61 <text:s text:c="3"/></text:p>
          </table:table-cell>
          <table:table-cell office:value-type="float" office:value="42.6668107688764" calcext:value-type="float">
            <text:p><text:s/>43 <text:s text:c="3"/></text:p>
          </table:table-cell>
          <table:table-cell table:number-columns-repeated="4" office:value-type="float" office:value="34.1334486151011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Climatisation</text:p>
          </table:table-cell>
          <table:table-cell office:value-type="float" office:value="61.0276965088688" calcext:value-type="float">
            <text:p><text:s/>61 <text:s text:c="3"/></text:p>
          </table:table-cell>
          <table:table-cell office:value-type="float" office:value="42.7193875562082" calcext:value-type="float">
            <text:p><text:s/>43 <text:s text:c="3"/></text:p>
          </table:table-cell>
          <table:table-cell table:number-columns-repeated="4" office:value-type="float" office:value="34.1755100449665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Climatisation</text:p>
          </table:table-cell>
          <table:table-cell office:value-type="float" office:value="4.51581244475198" calcext:value-type="float">
            <text:p><text:s/>5 <text:s text:c="3"/></text:p>
          </table:table-cell>
          <table:table-cell office:value-type="float" office:value="3.16106871132639" calcext:value-type="float">
            <text:p><text:s/>3 <text:s text:c="3"/></text:p>
          </table:table-cell>
          <table:table-cell table:number-columns-repeated="4" office:value-type="float" office:value="2.52885496906111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Climatisation</text:p>
          </table:table-cell>
          <table:table-cell office:value-type="float" office:value="17.4076296513765" calcext:value-type="float">
            <text:p><text:s/>17 <text:s text:c="3"/></text:p>
          </table:table-cell>
          <table:table-cell office:value-type="float" office:value="12.1853407559635" calcext:value-type="float">
            <text:p><text:s/>12 <text:s text:c="3"/></text:p>
          </table:table-cell>
          <table:table-cell table:number-columns-repeated="4" office:value-type="float" office:value="9.748272604770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Climatisation</text:p>
          </table:table-cell>
          <table:table-cell office:value-type="float" office:value="53.8504098199071" calcext:value-type="float">
            <text:p><text:s/>54 <text:s text:c="3"/></text:p>
          </table:table-cell>
          <table:table-cell office:value-type="float" office:value="37.695286873935" calcext:value-type="float">
            <text:p><text:s/>38 <text:s text:c="3"/></text:p>
          </table:table-cell>
          <table:table-cell table:number-columns-repeated="4" office:value-type="float" office:value="30.156229499148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Climatisation</text:p>
          </table:table-cell>
          <table:table-cell office:value-type="float" office:value="53.1279519117536" calcext:value-type="float">
            <text:p><text:s/>53 <text:s text:c="3"/></text:p>
          </table:table-cell>
          <table:table-cell office:value-type="float" office:value="37.1895663382275" calcext:value-type="float">
            <text:p><text:s/>37 <text:s text:c="3"/></text:p>
          </table:table-cell>
          <table:table-cell table:number-columns-repeated="4" office:value-type="float" office:value="29.751653070582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Climatisation</text:p>
          </table:table-cell>
          <table:table-cell office:value-type="float" office:value="4.55669016609719" calcext:value-type="float">
            <text:p><text:s/>5 <text:s text:c="3"/></text:p>
          </table:table-cell>
          <table:table-cell office:value-type="float" office:value="3.18968311626803" calcext:value-type="float">
            <text:p><text:s/>3 <text:s text:c="3"/></text:p>
          </table:table-cell>
          <table:table-cell table:number-columns-repeated="4" office:value-type="float" office:value="2.55174649301443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Climatisation</text:p>
          </table:table-cell>
          <table:table-cell office:value-type="float" office:value="39.2226217291792" calcext:value-type="float">
            <text:p><text:s/>39 <text:s text:c="3"/></text:p>
          </table:table-cell>
          <table:table-cell office:value-type="float" office:value="27.4558352104255" calcext:value-type="float">
            <text:p><text:s/>27 <text:s text:c="3"/></text:p>
          </table:table-cell>
          <table:table-cell table:number-columns-repeated="4" office:value-type="float" office:value="21.9646681683404" calcext:value-type="float">
            <text:p><text:s/>2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Climatisation</text:p>
          </table:table-cell>
          <table:table-cell office:value-type="float" office:value="65.335552894527" calcext:value-type="float">
            <text:p><text:s/>65 <text:s text:c="3"/></text:p>
          </table:table-cell>
          <table:table-cell office:value-type="float" office:value="45.7348870261689" calcext:value-type="float">
            <text:p><text:s/>46 <text:s text:c="3"/></text:p>
          </table:table-cell>
          <table:table-cell table:number-columns-repeated="4" office:value-type="float" office:value="36.5879096209351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Climatisation</text:p>
          </table:table-cell>
          <table:table-cell office:value-type="float" office:value="65.4065195360706" calcext:value-type="float">
            <text:p><text:s/>65 <text:s text:c="3"/></text:p>
          </table:table-cell>
          <table:table-cell office:value-type="float" office:value="45.7845636752494" calcext:value-type="float">
            <text:p><text:s/>46 <text:s text:c="3"/></text:p>
          </table:table-cell>
          <table:table-cell table:number-columns-repeated="4" office:value-type="float" office:value="36.6276509401995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Climatisation</text:p>
          </table:table-cell>
          <table:table-cell office:value-type="float" office:value="39.2226217291792" calcext:value-type="float">
            <text:p><text:s/>39 <text:s text:c="3"/></text:p>
          </table:table-cell>
          <table:table-cell office:value-type="float" office:value="27.4558352104255" calcext:value-type="float">
            <text:p><text:s/>27 <text:s text:c="3"/></text:p>
          </table:table-cell>
          <table:table-cell table:number-columns-repeated="4" office:value-type="float" office:value="21.9646681683404" calcext:value-type="float">
            <text:p><text:s/>2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Climatisation</text:p>
          </table:table-cell>
          <table:table-cell office:value-type="float" office:value="39.2226217291792" calcext:value-type="float">
            <text:p><text:s/>39 <text:s text:c="3"/></text:p>
          </table:table-cell>
          <table:table-cell office:value-type="float" office:value="27.4558352104255" calcext:value-type="float">
            <text:p><text:s/>27 <text:s text:c="3"/></text:p>
          </table:table-cell>
          <table:table-cell table:number-columns-repeated="4" office:value-type="float" office:value="21.9646681683404" calcext:value-type="float">
            <text:p><text:s/>2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Climatisation</text:p>
          </table:table-cell>
          <table:table-cell office:value-type="float" office:value="31.9117878742491" calcext:value-type="float">
            <text:p><text:s/>32 <text:s text:c="3"/></text:p>
          </table:table-cell>
          <table:table-cell office:value-type="float" office:value="22.3382515119744" calcext:value-type="float">
            <text:p><text:s/>22 <text:s text:c="3"/></text:p>
          </table:table-cell>
          <table:table-cell table:number-columns-repeated="4" office:value-type="float" office:value="17.8706012095795" calcext:value-type="float">
            <text:p><text:s/>18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Climatisation</text:p>
          </table:table-cell>
          <table:table-cell office:value-type="float" office:value="31.9117878742491" calcext:value-type="float">
            <text:p><text:s/>32 <text:s text:c="3"/></text:p>
          </table:table-cell>
          <table:table-cell office:value-type="float" office:value="22.3382515119744" calcext:value-type="float">
            <text:p><text:s/>22 <text:s text:c="3"/></text:p>
          </table:table-cell>
          <table:table-cell table:number-columns-repeated="4" office:value-type="float" office:value="17.8706012095795" calcext:value-type="float">
            <text:p><text:s/>18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Climatisation</text:p>
          </table:table-cell>
          <table:table-cell office:value-type="float" office:value="31.9117878742491" calcext:value-type="float">
            <text:p><text:s/>32 <text:s text:c="3"/></text:p>
          </table:table-cell>
          <table:table-cell office:value-type="float" office:value="22.3382515119744" calcext:value-type="float">
            <text:p><text:s/>22 <text:s text:c="3"/></text:p>
          </table:table-cell>
          <table:table-cell table:number-columns-repeated="4" office:value-type="float" office:value="17.8706012095795" calcext:value-type="float">
            <text:p><text:s/>18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Climatisation</text:p>
          </table:table-cell>
          <table:table-cell office:value-type="float" office:value="55.8803710642774" calcext:value-type="float">
            <text:p><text:s/>56 <text:s text:c="3"/></text:p>
          </table:table-cell>
          <table:table-cell office:value-type="float" office:value="39.1162597449942" calcext:value-type="float">
            <text:p><text:s/>39 <text:s text:c="3"/></text:p>
          </table:table-cell>
          <table:table-cell table:number-columns-repeated="4" office:value-type="float" office:value="31.2930077959953" calcext:value-type="float">
            <text:p><text:s/>3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Climatisation</text:p>
          </table:table-cell>
          <table:table-cell office:value-type="float" office:value="50.1370219731167" calcext:value-type="float">
            <text:p><text:s/>50 <text:s text:c="3"/></text:p>
          </table:table-cell>
          <table:table-cell office:value-type="float" office:value="35.0959153811817" calcext:value-type="float">
            <text:p><text:s/>35 <text:s text:c="3"/></text:p>
          </table:table-cell>
          <table:table-cell table:number-columns-repeated="4" office:value-type="float" office:value="28.0767323049453" calcext:value-type="float">
            <text:p><text:s/>28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Climatisation</text:p>
          </table:table-cell>
          <table:table-cell office:value-type="float" office:value="53.5415463338517" calcext:value-type="float">
            <text:p><text:s/>54 <text:s text:c="3"/></text:p>
          </table:table-cell>
          <table:table-cell office:value-type="float" office:value="37.4790824336962" calcext:value-type="float">
            <text:p><text:s/>37 <text:s text:c="3"/></text:p>
          </table:table-cell>
          <table:table-cell table:number-columns-repeated="4" office:value-type="float" office:value="29.983265946957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limatisation</text:p>
          </table:table-cell>
          <table:table-cell office:value-type="float" office:value="80.9340215816681" calcext:value-type="float">
            <text:p><text:s/>81 <text:s text:c="3"/></text:p>
          </table:table-cell>
          <table:table-cell office:value-type="float" office:value="56.6538151071677" calcext:value-type="float">
            <text:p><text:s/>57 <text:s text:c="3"/></text:p>
          </table:table-cell>
          <table:table-cell table:number-columns-repeated="4" office:value-type="float" office:value="45.3230520857341" calcext:value-type="float">
            <text:p><text:s/>4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Climatisation</text:p>
          </table:table-cell>
          <table:table-cell office:value-type="float" office:value="191.085884943948" calcext:value-type="float">
            <text:p><text:s/>191 <text:s text:c="3"/></text:p>
          </table:table-cell>
          <table:table-cell office:value-type="float" office:value="133.760119460764" calcext:value-type="float">
            <text:p><text:s/>134 <text:s text:c="3"/></text:p>
          </table:table-cell>
          <table:table-cell table:number-columns-repeated="4" office:value-type="float" office:value="107.008095568611" calcext:value-type="float">
            <text:p><text:s/>10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Climatisation</text:p>
          </table:table-cell>
          <table:table-cell office:value-type="float" office:value="170.264155251607" calcext:value-type="float">
            <text:p><text:s/>170 <text:s text:c="3"/></text:p>
          </table:table-cell>
          <table:table-cell office:value-type="float" office:value="119.184908676125" calcext:value-type="float">
            <text:p><text:s/>119 <text:s text:c="3"/></text:p>
          </table:table-cell>
          <table:table-cell table:number-columns-repeated="4" office:value-type="float" office:value="95.3479269408997" calcext:value-type="float">
            <text:p><text:s/>9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Climatisation</text:p>
          </table:table-cell>
          <table:table-cell office:value-type="float" office:value="397.950673994056" calcext:value-type="float">
            <text:p><text:s/>398 <text:s text:c="3"/></text:p>
          </table:table-cell>
          <table:table-cell office:value-type="float" office:value="278.565471795839" calcext:value-type="float">
            <text:p><text:s/>279 <text:s text:c="3"/></text:p>
          </table:table-cell>
          <table:table-cell table:number-columns-repeated="4" office:value-type="float" office:value="222.852377436672" calcext:value-type="float">
            <text:p><text:s/>22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Climatisation</text:p>
          </table:table-cell>
          <table:table-cell office:value-type="float" office:value="76.2621959082857" calcext:value-type="float">
            <text:p><text:s/>76 <text:s text:c="3"/></text:p>
          </table:table-cell>
          <table:table-cell office:value-type="float" office:value="53.3835371358" calcext:value-type="float">
            <text:p><text:s/>53 <text:s text:c="3"/></text:p>
          </table:table-cell>
          <table:table-cell table:number-columns-repeated="4" office:value-type="float" office:value="42.70682970864" calcext:value-type="float">
            <text:p><text:s/>4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Climatisation</text:p>
          </table:table-cell>
          <table:table-cell office:value-type="float" office:value="155.885256618588" calcext:value-type="float">
            <text:p><text:s/>156 <text:s text:c="3"/></text:p>
          </table:table-cell>
          <table:table-cell office:value-type="float" office:value="109.119679633012" calcext:value-type="float">
            <text:p><text:s/>109 <text:s text:c="3"/></text:p>
          </table:table-cell>
          <table:table-cell table:number-columns-repeated="4" office:value-type="float" office:value="87.2957437064093" calcext:value-type="float">
            <text:p><text:s/>8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Climatisati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Climatisation</text:p>
          </table:table-cell>
          <table:table-cell office:value-type="float" office:value="341.323058662089" calcext:value-type="float">
            <text:p><text:s/>341 <text:s text:c="3"/></text:p>
          </table:table-cell>
          <table:table-cell office:value-type="float" office:value="238.926141063462" calcext:value-type="float">
            <text:p><text:s/>239 <text:s text:c="3"/></text:p>
          </table:table-cell>
          <table:table-cell table:number-columns-repeated="4" office:value-type="float" office:value="191.14091285077" calcext:value-type="float">
            <text:p><text:s/>19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Climatisation</text:p>
          </table:table-cell>
          <table:table-cell office:value-type="float" office:value="173.226403804647" calcext:value-type="float">
            <text:p><text:s/>173 <text:s text:c="3"/></text:p>
          </table:table-cell>
          <table:table-cell office:value-type="float" office:value="121.258482663253" calcext:value-type="float">
            <text:p><text:s/>121 <text:s text:c="3"/></text:p>
          </table:table-cell>
          <table:table-cell table:number-columns-repeated="4" office:value-type="float" office:value="97.0067861306021" calcext:value-type="float">
            <text:p><text:s/>9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Climatisation</text:p>
          </table:table-cell>
          <table:table-cell office:value-type="float" office:value="131.692911408413" calcext:value-type="float">
            <text:p><text:s/>132 <text:s text:c="3"/></text:p>
          </table:table-cell>
          <table:table-cell office:value-type="float" office:value="92.1850379858889" calcext:value-type="float">
            <text:p><text:s/>92 <text:s text:c="3"/></text:p>
          </table:table-cell>
          <table:table-cell table:number-columns-repeated="4" office:value-type="float" office:value="73.7480303887111" calcext:value-type="float">
            <text:p><text:s/>7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Climatisation</text:p>
          </table:table-cell>
          <table:table-cell office:value-type="float" office:value="281.148289978415" calcext:value-type="float">
            <text:p><text:s/>281 <text:s text:c="3"/></text:p>
          </table:table-cell>
          <table:table-cell office:value-type="float" office:value="196.80380298489" calcext:value-type="float">
            <text:p><text:s/>197 <text:s text:c="3"/></text:p>
          </table:table-cell>
          <table:table-cell table:number-columns-repeated="4" office:value-type="float" office:value="157.443042387912" calcext:value-type="float">
            <text:p><text:s/>15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Climatisation</text:p>
          </table:table-cell>
          <table:table-cell office:value-type="float" office:value="346.29875214589" calcext:value-type="float">
            <text:p><text:s/>346 <text:s text:c="3"/></text:p>
          </table:table-cell>
          <table:table-cell office:value-type="float" office:value="242.409126502123" calcext:value-type="float">
            <text:p><text:s/>242 <text:s text:c="3"/></text:p>
          </table:table-cell>
          <table:table-cell table:number-columns-repeated="4" office:value-type="float" office:value="193.927301201698" calcext:value-type="float">
            <text:p><text:s/>19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Climatisation</text:p>
          </table:table-cell>
          <table:table-cell office:value-type="float" office:value="95.5348424592764" calcext:value-type="float">
            <text:p><text:s/>96 <text:s text:c="3"/></text:p>
          </table:table-cell>
          <table:table-cell office:value-type="float" office:value="66.8743897214935" calcext:value-type="float">
            <text:p><text:s/>67 <text:s text:c="3"/></text:p>
          </table:table-cell>
          <table:table-cell table:number-columns-repeated="4" office:value-type="float" office:value="53.4995117771948" calcext:value-type="float">
            <text:p><text:s/>5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Climatisation</text:p>
          </table:table-cell>
          <table:table-cell office:value-type="float" office:value="123.625642873766" calcext:value-type="float">
            <text:p><text:s/>124 <text:s text:c="3"/></text:p>
          </table:table-cell>
          <table:table-cell office:value-type="float" office:value="86.5379500116363" calcext:value-type="float">
            <text:p><text:s/>87 <text:s text:c="3"/></text:p>
          </table:table-cell>
          <table:table-cell table:number-columns-repeated="4" office:value-type="float" office:value="69.2303600093091" calcext:value-type="float">
            <text:p><text:s/>69 <text:s text:c="3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Climatisation</text:p>
          </table:table-cell>
          <table:table-cell office:value-type="float" office:value="6" calcext:value-type="float">
            <text:p><text:s/>6 <text:s text:c="3"/></text:p>
          </table:table-cell>
          <table:table-cell office:value-type="float" office:value="4.2" calcext:value-type="float">
            <text:p><text:s/>4 <text:s text:c="3"/></text:p>
          </table:table-cell>
          <table:table-cell table:number-columns-repeated="4" office:value-type="float" office:value="3.3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Auxiliaires</text:p>
          </table:table-cell>
          <table:table-cell office:value-type="float" office:value="1.22949689609381" calcext:value-type="float">
            <text:p><text:s/>1 <text:s text:c="3"/></text:p>
          </table:table-cell>
          <table:table-cell office:value-type="float" office:value="0.860647827265669" calcext:value-type="float">
            <text:p><text:s/>1 <text:s text:c="3"/></text:p>
          </table:table-cell>
          <table:table-cell table:number-columns-repeated="4" office:value-type="float" office:value="0.430323913632834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Auxiliaires</text:p>
          </table:table-cell>
          <table:table-cell office:value-type="float" office:value="8.99934397268447" calcext:value-type="float">
            <text:p><text:s/>9 <text:s text:c="3"/></text:p>
          </table:table-cell>
          <table:table-cell office:value-type="float" office:value="6.29954078087913" calcext:value-type="float">
            <text:p><text:s/>6 <text:s text:c="3"/></text:p>
          </table:table-cell>
          <table:table-cell table:number-columns-repeated="4" office:value-type="float" office:value="3.14977039043957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Auxiliaires</text:p>
          </table:table-cell>
          <table:table-cell office:value-type="float" office:value="0.452020419828113" calcext:value-type="float">
            <text:p><text:s/>0 <text:s text:c="3"/></text:p>
          </table:table-cell>
          <table:table-cell office:value-type="float" office:value="0.316414293879679" calcext:value-type="float">
            <text:p><text:s/>0 <text:s text:c="3"/></text:p>
          </table:table-cell>
          <table:table-cell table:number-columns-repeated="4" office:value-type="float" office:value="0.158207146939839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Auxiliaires</text:p>
          </table:table-cell>
          <table:table-cell office:value-type="float" office:value="4.40647259271928" calcext:value-type="float">
            <text:p><text:s/>4 <text:s text:c="3"/></text:p>
          </table:table-cell>
          <table:table-cell office:value-type="float" office:value="3.0845308149035" calcext:value-type="float">
            <text:p><text:s/>3 <text:s text:c="3"/></text:p>
          </table:table-cell>
          <table:table-cell table:number-columns-repeated="4" office:value-type="float" office:value="1.54226540745175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Auxiliaires</text:p>
          </table:table-cell>
          <table:table-cell office:value-type="float" office:value="5.00828513987637" calcext:value-type="float">
            <text:p><text:s/>5 <text:s text:c="3"/></text:p>
          </table:table-cell>
          <table:table-cell office:value-type="float" office:value="3.50579959791346" calcext:value-type="float">
            <text:p><text:s/>4 <text:s text:c="3"/></text:p>
          </table:table-cell>
          <table:table-cell table:number-columns-repeated="4" office:value-type="float" office:value="1.75289979895673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Auxiliaires</text:p>
          </table:table-cell>
          <table:table-cell office:value-type="float" office:value="5.95915366744389" calcext:value-type="float">
            <text:p><text:s/>6 <text:s text:c="3"/></text:p>
          </table:table-cell>
          <table:table-cell office:value-type="float" office:value="4.17140756721072" calcext:value-type="float">
            <text:p><text:s/>4 <text:s text:c="3"/></text:p>
          </table:table-cell>
          <table:table-cell table:number-columns-repeated="4" office:value-type="float" office:value="2.0857037836053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xiliaires</text:p>
          </table:table-cell>
          <table:table-cell office:value-type="float" office:value="18.1721476255432" calcext:value-type="float">
            <text:p><text:s/>18 <text:s text:c="3"/></text:p>
          </table:table-cell>
          <table:table-cell office:value-type="float" office:value="12.7205033378802" calcext:value-type="float">
            <text:p><text:s/>13 <text:s text:c="3"/></text:p>
          </table:table-cell>
          <table:table-cell table:number-columns-repeated="4" office:value-type="float" office:value="6.3602516689401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Auxiliaires</text:p>
          </table:table-cell>
          <table:table-cell office:value-type="float" office:value="14.6119543746629" calcext:value-type="float">
            <text:p><text:s/>15 <text:s text:c="3"/></text:p>
          </table:table-cell>
          <table:table-cell office:value-type="float" office:value="10.228368062264" calcext:value-type="float">
            <text:p><text:s/>10 <text:s text:c="3"/></text:p>
          </table:table-cell>
          <table:table-cell table:number-columns-repeated="4" office:value-type="float" office:value="5.11418403113201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14.6805016053201" calcext:value-type="float">
            <text:p><text:s/>15 <text:s text:c="3"/></text:p>
          </table:table-cell>
          <table:table-cell office:value-type="float" office:value="10.2763511237241" calcext:value-type="float">
            <text:p><text:s/>10 <text:s text:c="3"/></text:p>
          </table:table-cell>
          <table:table-cell table:number-columns-repeated="4" office:value-type="float" office:value="5.13817556186204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Auxiliaires</text:p>
          </table:table-cell>
          <table:table-cell office:value-type="float" office:value="15.7517775085648" calcext:value-type="float">
            <text:p><text:s/>16 <text:s text:c="3"/></text:p>
          </table:table-cell>
          <table:table-cell office:value-type="float" office:value="11.0262442559954" calcext:value-type="float">
            <text:p><text:s/>11 <text:s text:c="3"/></text:p>
          </table:table-cell>
          <table:table-cell table:number-columns-repeated="4" office:value-type="float" office:value="5.51312212799768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Auxiliaires</text:p>
          </table:table-cell>
          <table:table-cell office:value-type="float" office:value="13.8374048716214" calcext:value-type="float">
            <text:p><text:s/>14 <text:s text:c="3"/></text:p>
          </table:table-cell>
          <table:table-cell office:value-type="float" office:value="9.68618341013499" calcext:value-type="float">
            <text:p><text:s/>10 <text:s text:c="3"/></text:p>
          </table:table-cell>
          <table:table-cell table:number-columns-repeated="4" office:value-type="float" office:value="4.8430917050675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12.1137495431927" calcext:value-type="float">
            <text:p><text:s/>12 <text:s text:c="3"/></text:p>
          </table:table-cell>
          <table:table-cell office:value-type="float" office:value="8.47962468023489" calcext:value-type="float">
            <text:p><text:s/>8 <text:s text:c="3"/></text:p>
          </table:table-cell>
          <table:table-cell table:number-columns-repeated="4" office:value-type="float" office:value="4.23981234011745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Auxiliaires</text:p>
          </table:table-cell>
          <table:table-cell office:value-type="float" office:value="19.963818501849" calcext:value-type="float">
            <text:p><text:s/>20 <text:s text:c="3"/></text:p>
          </table:table-cell>
          <table:table-cell office:value-type="float" office:value="13.9746729512943" calcext:value-type="float">
            <text:p><text:s/>14 <text:s text:c="3"/></text:p>
          </table:table-cell>
          <table:table-cell table:number-columns-repeated="4" office:value-type="float" office:value="6.98733647564717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Auxiliaires</text:p>
          </table:table-cell>
          <table:table-cell office:value-type="float" office:value="22.1130119672648" calcext:value-type="float">
            <text:p><text:s/>22 <text:s text:c="3"/></text:p>
          </table:table-cell>
          <table:table-cell office:value-type="float" office:value="15.4791083770853" calcext:value-type="float">
            <text:p><text:s/>15 <text:s text:c="3"/></text:p>
          </table:table-cell>
          <table:table-cell table:number-columns-repeated="4" office:value-type="float" office:value="7.7395541885426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Auxiliaires</text:p>
          </table:table-cell>
          <table:table-cell office:value-type="float" office:value="16.4138810455436" calcext:value-type="float">
            <text:p><text:s/>16 <text:s text:c="3"/></text:p>
          </table:table-cell>
          <table:table-cell office:value-type="float" office:value="11.4897167318805" calcext:value-type="float">
            <text:p><text:s/>11 <text:s text:c="3"/></text:p>
          </table:table-cell>
          <table:table-cell table:number-columns-repeated="4" office:value-type="float" office:value="5.7448583659402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Auxiliaires</text:p>
          </table:table-cell>
          <table:table-cell office:value-type="float" office:value="13.1706330810609" calcext:value-type="float">
            <text:p><text:s/>13 <text:s text:c="3"/></text:p>
          </table:table-cell>
          <table:table-cell office:value-type="float" office:value="9.21944315674264" calcext:value-type="float">
            <text:p><text:s/>9 <text:s text:c="3"/></text:p>
          </table:table-cell>
          <table:table-cell table:number-columns-repeated="4" office:value-type="float" office:value="4.60972157837132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19.963818501849" calcext:value-type="float">
            <text:p><text:s/>20 <text:s text:c="3"/></text:p>
          </table:table-cell>
          <table:table-cell office:value-type="float" office:value="13.9746729512943" calcext:value-type="float">
            <text:p><text:s/>14 <text:s text:c="3"/></text:p>
          </table:table-cell>
          <table:table-cell table:number-columns-repeated="4" office:value-type="float" office:value="6.98733647564717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Auxiliaires</text:p>
          </table:table-cell>
          <table:table-cell office:value-type="float" office:value="16.8794140191948" calcext:value-type="float">
            <text:p><text:s/>17 <text:s text:c="3"/></text:p>
          </table:table-cell>
          <table:table-cell office:value-type="float" office:value="11.8155898134364" calcext:value-type="float">
            <text:p><text:s/>12 <text:s text:c="3"/></text:p>
          </table:table-cell>
          <table:table-cell table:number-columns-repeated="4" office:value-type="float" office:value="5.90779490671819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19.963818501849" calcext:value-type="float">
            <text:p><text:s/>20 <text:s text:c="3"/></text:p>
          </table:table-cell>
          <table:table-cell office:value-type="float" office:value="13.9746729512943" calcext:value-type="float">
            <text:p><text:s/>14 <text:s text:c="3"/></text:p>
          </table:table-cell>
          <table:table-cell table:number-columns-repeated="4" office:value-type="float" office:value="6.98733647564717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Auxiliaires</text:p>
          </table:table-cell>
          <table:table-cell office:value-type="float" office:value="19.963818501849" calcext:value-type="float">
            <text:p><text:s/>20 <text:s text:c="3"/></text:p>
          </table:table-cell>
          <table:table-cell office:value-type="float" office:value="13.9746729512943" calcext:value-type="float">
            <text:p><text:s/>14 <text:s text:c="3"/></text:p>
          </table:table-cell>
          <table:table-cell table:number-columns-repeated="4" office:value-type="float" office:value="6.98733647564717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Auxiliaires</text:p>
          </table:table-cell>
          <table:table-cell office:value-type="float" office:value="23.1000865345003" calcext:value-type="float">
            <text:p><text:s/>23 <text:s text:c="3"/></text:p>
          </table:table-cell>
          <table:table-cell office:value-type="float" office:value="16.1700605741502" calcext:value-type="float">
            <text:p><text:s/>16 <text:s text:c="3"/></text:p>
          </table:table-cell>
          <table:table-cell table:number-columns-repeated="4" office:value-type="float" office:value="8.0850302870751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20.4340212839453" calcext:value-type="float">
            <text:p><text:s/>20 <text:s text:c="3"/></text:p>
          </table:table-cell>
          <table:table-cell office:value-type="float" office:value="14.3038148987617" calcext:value-type="float">
            <text:p><text:s/>14 <text:s text:c="3"/></text:p>
          </table:table-cell>
          <table:table-cell table:number-columns-repeated="4" office:value-type="float" office:value="7.1519074493808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Auxiliaires</text:p>
          </table:table-cell>
          <table:table-cell office:value-type="float" office:value="17.8824061608621" calcext:value-type="float">
            <text:p><text:s/>18 <text:s text:c="3"/></text:p>
          </table:table-cell>
          <table:table-cell office:value-type="float" office:value="12.5176843126035" calcext:value-type="float">
            <text:p><text:s/>13 <text:s text:c="3"/></text:p>
          </table:table-cell>
          <table:table-cell table:number-columns-repeated="4" office:value-type="float" office:value="6.25884215630173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Auxiliaires</text:p>
          </table:table-cell>
          <table:table-cell office:value-type="float" office:value="20.8066262269407" calcext:value-type="float">
            <text:p><text:s/>21 <text:s text:c="3"/></text:p>
          </table:table-cell>
          <table:table-cell office:value-type="float" office:value="14.5646383588585" calcext:value-type="float">
            <text:p><text:s/>15 <text:s text:c="3"/></text:p>
          </table:table-cell>
          <table:table-cell table:number-columns-repeated="4" office:value-type="float" office:value="7.28231917942925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19.3699572521918" calcext:value-type="float">
            <text:p><text:s/>19 <text:s text:c="3"/></text:p>
          </table:table-cell>
          <table:table-cell office:value-type="float" office:value="13.5589700765342" calcext:value-type="float">
            <text:p><text:s/>14 <text:s text:c="3"/></text:p>
          </table:table-cell>
          <table:table-cell table:number-columns-repeated="4" office:value-type="float" office:value="6.779485038267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Auxiliaires</text:p>
          </table:table-cell>
          <table:table-cell office:value-type="float" office:value="17.3930115591892" calcext:value-type="float">
            <text:p><text:s/>17 <text:s text:c="3"/></text:p>
          </table:table-cell>
          <table:table-cell office:value-type="float" office:value="12.1751080914324" calcext:value-type="float">
            <text:p><text:s/>12 <text:s text:c="3"/></text:p>
          </table:table-cell>
          <table:table-cell table:number-columns-repeated="4" office:value-type="float" office:value="6.08755404571622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Auxiliaires</text:p>
          </table:table-cell>
          <table:table-cell office:value-type="float" office:value="22.0254996418235" calcext:value-type="float">
            <text:p><text:s/>22 <text:s text:c="3"/></text:p>
          </table:table-cell>
          <table:table-cell office:value-type="float" office:value="15.4178497492764" calcext:value-type="float">
            <text:p><text:s/>15 <text:s text:c="3"/></text:p>
          </table:table-cell>
          <table:table-cell table:number-columns-repeated="4" office:value-type="float" office:value="7.70892487463822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Auxiliaires</text:p>
          </table:table-cell>
          <table:table-cell office:value-type="float" office:value="31.2232935974973" calcext:value-type="float">
            <text:p><text:s/>31 <text:s text:c="3"/></text:p>
          </table:table-cell>
          <table:table-cell office:value-type="float" office:value="21.8563055182481" calcext:value-type="float">
            <text:p><text:s/>22 <text:s text:c="3"/></text:p>
          </table:table-cell>
          <table:table-cell table:number-columns-repeated="4" office:value-type="float" office:value="10.9281527591241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29.6149330163379" calcext:value-type="float">
            <text:p><text:s/>30 <text:s text:c="3"/></text:p>
          </table:table-cell>
          <table:table-cell office:value-type="float" office:value="20.7304531114365" calcext:value-type="float">
            <text:p><text:s/>21 <text:s text:c="3"/></text:p>
          </table:table-cell>
          <table:table-cell table:number-columns-repeated="4" office:value-type="float" office:value="10.365226555718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Auxiliaires</text:p>
          </table:table-cell>
          <table:table-cell office:value-type="float" office:value="26.9015138176167" calcext:value-type="float">
            <text:p><text:s/>27 <text:s text:c="3"/></text:p>
          </table:table-cell>
          <table:table-cell office:value-type="float" office:value="18.8310596723317" calcext:value-type="float">
            <text:p><text:s/>19 <text:s text:c="3"/></text:p>
          </table:table-cell>
          <table:table-cell table:number-columns-repeated="4" office:value-type="float" office:value="9.4155298361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Auxiliaires</text:p>
          </table:table-cell>
          <table:table-cell office:value-type="float" office:value="30.1763111942376" calcext:value-type="float">
            <text:p><text:s/>30 <text:s text:c="3"/></text:p>
          </table:table-cell>
          <table:table-cell office:value-type="float" office:value="21.1234178359663" calcext:value-type="float">
            <text:p><text:s/>21 <text:s text:c="3"/></text:p>
          </table:table-cell>
          <table:table-cell table:number-columns-repeated="4" office:value-type="float" office:value="10.5617089179832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Auxiliaires</text:p>
          </table:table-cell>
          <table:table-cell office:value-type="float" office:value="27.6421771471822" calcext:value-type="float">
            <text:p><text:s/>28 <text:s text:c="3"/></text:p>
          </table:table-cell>
          <table:table-cell office:value-type="float" office:value="19.3495240030276" calcext:value-type="float">
            <text:p><text:s/>19 <text:s text:c="3"/></text:p>
          </table:table-cell>
          <table:table-cell table:number-columns-repeated="4" office:value-type="float" office:value="9.6747620015137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Auxiliaires</text:p>
          </table:table-cell>
          <table:table-cell office:value-type="float" office:value="19.963818501849" calcext:value-type="float">
            <text:p><text:s/>20 <text:s text:c="3"/></text:p>
          </table:table-cell>
          <table:table-cell office:value-type="float" office:value="13.9746729512943" calcext:value-type="float">
            <text:p><text:s/>14 <text:s text:c="3"/></text:p>
          </table:table-cell>
          <table:table-cell table:number-columns-repeated="4" office:value-type="float" office:value="6.98733647564717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Auxiliaires</text:p>
          </table:table-cell>
          <table:table-cell office:value-type="float" office:value="18.8912057977031" calcext:value-type="float">
            <text:p><text:s/>19 <text:s text:c="3"/></text:p>
          </table:table-cell>
          <table:table-cell office:value-type="float" office:value="13.2238440583922" calcext:value-type="float">
            <text:p><text:s/>13 <text:s text:c="3"/></text:p>
          </table:table-cell>
          <table:table-cell table:number-columns-repeated="4" office:value-type="float" office:value="6.6119220291961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Auxiliaires</text:p>
          </table:table-cell>
          <table:table-cell office:value-type="float" office:value="18.3701607991338" calcext:value-type="float">
            <text:p><text:s/>18 <text:s text:c="3"/></text:p>
          </table:table-cell>
          <table:table-cell office:value-type="float" office:value="12.8591125593937" calcext:value-type="float">
            <text:p><text:s/>13 <text:s text:c="3"/></text:p>
          </table:table-cell>
          <table:table-cell table:number-columns-repeated="4" office:value-type="float" office:value="6.42955627969684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Auxiliaires</text:p>
          </table:table-cell>
          <table:table-cell office:value-type="float" office:value="17.5197828750953" calcext:value-type="float">
            <text:p><text:s/>18 <text:s text:c="3"/></text:p>
          </table:table-cell>
          <table:table-cell office:value-type="float" office:value="12.2638480125667" calcext:value-type="float">
            <text:p><text:s/>12 <text:s text:c="3"/></text:p>
          </table:table-cell>
          <table:table-cell table:number-columns-repeated="4" office:value-type="float" office:value="6.1319240062833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Auxiliaires</text:p>
          </table:table-cell>
          <table:table-cell office:value-type="float" office:value="28.6676174312599" calcext:value-type="float">
            <text:p><text:s/>29 <text:s text:c="3"/></text:p>
          </table:table-cell>
          <table:table-cell office:value-type="float" office:value="20.0673322018819" calcext:value-type="float">
            <text:p><text:s/>20 <text:s text:c="3"/></text:p>
          </table:table-cell>
          <table:table-cell table:number-columns-repeated="4" office:value-type="float" office:value="10.033666100941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Auxiliaires</text:p>
          </table:table-cell>
          <table:table-cell office:value-type="float" office:value="16.0193563469047" calcext:value-type="float">
            <text:p><text:s/>16 <text:s text:c="3"/></text:p>
          </table:table-cell>
          <table:table-cell office:value-type="float" office:value="11.2135494428333" calcext:value-type="float">
            <text:p><text:s/>11 <text:s text:c="3"/></text:p>
          </table:table-cell>
          <table:table-cell table:number-columns-repeated="4" office:value-type="float" office:value="5.6067747214166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Auxiliaires</text:p>
          </table:table-cell>
          <table:table-cell office:value-type="float" office:value="3.96893487149607" calcext:value-type="float">
            <text:p><text:s/>4 <text:s text:c="3"/></text:p>
          </table:table-cell>
          <table:table-cell office:value-type="float" office:value="2.77825441004725" calcext:value-type="float">
            <text:p><text:s/>3 <text:s text:c="3"/></text:p>
          </table:table-cell>
          <table:table-cell table:number-columns-repeated="4" office:value-type="float" office:value="1.3891272050236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Auxiliaires</text:p>
          </table:table-cell>
          <table:table-cell office:value-type="float" office:value="41.8885789716072" calcext:value-type="float">
            <text:p><text:s/>42 <text:s text:c="3"/></text:p>
          </table:table-cell>
          <table:table-cell office:value-type="float" office:value="29.322005280125" calcext:value-type="float">
            <text:p><text:s/>29 <text:s text:c="3"/></text:p>
          </table:table-cell>
          <table:table-cell table:number-columns-repeated="4" office:value-type="float" office:value="14.6610026400625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Auxiliaires</text:p>
          </table:table-cell>
          <table:table-cell office:value-type="float" office:value="28.4942431998416" calcext:value-type="float">
            <text:p><text:s/>28 <text:s text:c="3"/></text:p>
          </table:table-cell>
          <table:table-cell office:value-type="float" office:value="19.9459702398891" calcext:value-type="float">
            <text:p><text:s/>20 <text:s text:c="3"/></text:p>
          </table:table-cell>
          <table:table-cell table:number-columns-repeated="4" office:value-type="float" office:value="9.97298511994456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Auxiliaires</text:p>
          </table:table-cell>
          <table:table-cell office:value-type="float" office:value="1.59838709982075" calcext:value-type="float">
            <text:p><text:s/>2 <text:s text:c="3"/></text:p>
          </table:table-cell>
          <table:table-cell office:value-type="float" office:value="1.11887096987452" calcext:value-type="float">
            <text:p><text:s/>1 <text:s text:c="3"/></text:p>
          </table:table-cell>
          <table:table-cell table:number-columns-repeated="4" office:value-type="float" office:value="0.55943548493726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Auxiliaires</text:p>
          </table:table-cell>
          <table:table-cell office:value-type="float" office:value="1.59809207103714" calcext:value-type="float">
            <text:p><text:s/>2 <text:s text:c="3"/></text:p>
          </table:table-cell>
          <table:table-cell office:value-type="float" office:value="1.118664449726" calcext:value-type="float">
            <text:p><text:s/>1 <text:s text:c="3"/></text:p>
          </table:table-cell>
          <table:table-cell table:number-columns-repeated="4" office:value-type="float" office:value="0.55933222486299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Auxiliaires</text:p>
          </table:table-cell>
          <table:table-cell office:value-type="float" office:value="0.84945686697377" calcext:value-type="float">
            <text:p><text:s/>1 <text:s text:c="3"/></text:p>
          </table:table-cell>
          <table:table-cell office:value-type="float" office:value="0.594619806881639" calcext:value-type="float">
            <text:p><text:s/>1 <text:s text:c="3"/></text:p>
          </table:table-cell>
          <table:table-cell table:number-columns-repeated="4" office:value-type="float" office:value="0.29730990344082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Auxiliaires</text:p>
          </table:table-cell>
          <table:table-cell office:value-type="float" office:value="55.4897927619523" calcext:value-type="float">
            <text:p><text:s/>55 <text:s text:c="3"/></text:p>
          </table:table-cell>
          <table:table-cell office:value-type="float" office:value="38.8428549333666" calcext:value-type="float">
            <text:p><text:s/>39 <text:s text:c="3"/></text:p>
          </table:table-cell>
          <table:table-cell table:number-columns-repeated="4" office:value-type="float" office:value="19.4214274666833" calcext:value-type="float">
            <text:p><text:s/>1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Auxiliaires</text:p>
          </table:table-cell>
          <table:table-cell office:value-type="float" office:value="1.87655117528798" calcext:value-type="float">
            <text:p><text:s/>2 <text:s text:c="3"/></text:p>
          </table:table-cell>
          <table:table-cell office:value-type="float" office:value="1.31358582270159" calcext:value-type="float">
            <text:p><text:s/>1 <text:s text:c="3"/></text:p>
          </table:table-cell>
          <table:table-cell table:number-columns-repeated="4" office:value-type="float" office:value="0.65679291135079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Auxiliaires</text:p>
          </table:table-cell>
          <table:table-cell office:value-type="float" office:value="1.46342664678951" calcext:value-type="float">
            <text:p><text:s/>1 <text:s text:c="3"/></text:p>
          </table:table-cell>
          <table:table-cell office:value-type="float" office:value="1.02439865275266" calcext:value-type="float">
            <text:p><text:s/>1 <text:s text:c="3"/></text:p>
          </table:table-cell>
          <table:table-cell table:number-columns-repeated="4" office:value-type="float" office:value="0.51219932637632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Auxiliaires</text:p>
          </table:table-cell>
          <table:table-cell office:value-type="float" office:value="27.0886761964614" calcext:value-type="float">
            <text:p><text:s/>27 <text:s text:c="3"/></text:p>
          </table:table-cell>
          <table:table-cell office:value-type="float" office:value="18.962073337523" calcext:value-type="float">
            <text:p><text:s/>19 <text:s text:c="3"/></text:p>
          </table:table-cell>
          <table:table-cell table:number-columns-repeated="4" office:value-type="float" office:value="9.4810366687615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Auxiliaires</text:p>
          </table:table-cell>
          <table:table-cell office:value-type="float" office:value="1.22417323485698" calcext:value-type="float">
            <text:p><text:s/>1 <text:s text:c="3"/></text:p>
          </table:table-cell>
          <table:table-cell office:value-type="float" office:value="0.856921264399885" calcext:value-type="float">
            <text:p><text:s/>1 <text:s text:c="3"/></text:p>
          </table:table-cell>
          <table:table-cell table:number-columns-repeated="4" office:value-type="float" office:value="0.428460632199943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Auxiliaires</text:p>
          </table:table-cell>
          <table:table-cell office:value-type="float" office:value="1.49482749095484" calcext:value-type="float">
            <text:p><text:s/>1 <text:s text:c="3"/></text:p>
          </table:table-cell>
          <table:table-cell office:value-type="float" office:value="1.04637924366839" calcext:value-type="float">
            <text:p><text:s/>1 <text:s text:c="3"/></text:p>
          </table:table-cell>
          <table:table-cell table:number-columns-repeated="4" office:value-type="float" office:value="0.52318962183419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Auxiliaires</text:p>
          </table:table-cell>
          <table:table-cell office:value-type="float" office:value="1.30225427392428" calcext:value-type="float">
            <text:p><text:s/>1 <text:s text:c="3"/></text:p>
          </table:table-cell>
          <table:table-cell office:value-type="float" office:value="0.911577991746994" calcext:value-type="float">
            <text:p><text:s/>1 <text:s text:c="3"/></text:p>
          </table:table-cell>
          <table:table-cell table:number-columns-repeated="4" office:value-type="float" office:value="0.455788995873497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Auxiliaires</text:p>
          </table:table-cell>
          <table:table-cell office:value-type="float" office:value="0.819173792630898" calcext:value-type="float">
            <text:p><text:s/>1 <text:s text:c="3"/></text:p>
          </table:table-cell>
          <table:table-cell office:value-type="float" office:value="0.573421654841629" calcext:value-type="float">
            <text:p><text:s/>1 <text:s text:c="3"/></text:p>
          </table:table-cell>
          <table:table-cell table:number-columns-repeated="4" office:value-type="float" office:value="0.286710827420814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Auxiliaires</text:p>
          </table:table-cell>
          <table:table-cell office:value-type="float" office:value="2.85253241782996" calcext:value-type="float">
            <text:p><text:s/>3 <text:s text:c="3"/></text:p>
          </table:table-cell>
          <table:table-cell office:value-type="float" office:value="1.99677269248097" calcext:value-type="float">
            <text:p><text:s/>2 <text:s text:c="3"/></text:p>
          </table:table-cell>
          <table:table-cell table:number-columns-repeated="4" office:value-type="float" office:value="0.99838634624048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Auxiliaires</text:p>
          </table:table-cell>
          <table:table-cell office:value-type="float" office:value="56.5111042296363" calcext:value-type="float">
            <text:p><text:s/>57 <text:s text:c="3"/></text:p>
          </table:table-cell>
          <table:table-cell office:value-type="float" office:value="39.5577729607454" calcext:value-type="float">
            <text:p><text:s/>40 <text:s text:c="3"/></text:p>
          </table:table-cell>
          <table:table-cell table:number-columns-repeated="4" office:value-type="float" office:value="19.7788864803727" calcext:value-type="float">
            <text:p><text:s/>2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Auxiliaires</text:p>
          </table:table-cell>
          <table:table-cell office:value-type="float" office:value="46.5027315860038" calcext:value-type="float">
            <text:p><text:s/>47 <text:s text:c="3"/></text:p>
          </table:table-cell>
          <table:table-cell office:value-type="float" office:value="32.5519121102026" calcext:value-type="float">
            <text:p><text:s/>33 <text:s text:c="3"/></text:p>
          </table:table-cell>
          <table:table-cell table:number-columns-repeated="4" office:value-type="float" office:value="16.2759560551013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Auxiliaires</text:p>
          </table:table-cell>
          <table:table-cell office:value-type="float" office:value="1.18365670827921" calcext:value-type="float">
            <text:p><text:s/>1 <text:s text:c="3"/></text:p>
          </table:table-cell>
          <table:table-cell office:value-type="float" office:value="0.82855969579545" calcext:value-type="float">
            <text:p><text:s/>1 <text:s text:c="3"/></text:p>
          </table:table-cell>
          <table:table-cell table:number-columns-repeated="4" office:value-type="float" office:value="0.414279847897725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Auxiliaires</text:p>
          </table:table-cell>
          <table:table-cell office:value-type="float" office:value="1.06527641109908" calcext:value-type="float">
            <text:p><text:s/>1 <text:s text:c="3"/></text:p>
          </table:table-cell>
          <table:table-cell office:value-type="float" office:value="0.745693487769358" calcext:value-type="float">
            <text:p><text:s/>1 <text:s text:c="3"/></text:p>
          </table:table-cell>
          <table:table-cell table:number-columns-repeated="4" office:value-type="float" office:value="0.372846743884679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Auxiliaires</text:p>
          </table:table-cell>
          <table:table-cell office:value-type="float" office:value="1.25222172102672" calcext:value-type="float">
            <text:p><text:s/>1 <text:s text:c="3"/></text:p>
          </table:table-cell>
          <table:table-cell office:value-type="float" office:value="0.876555204718702" calcext:value-type="float">
            <text:p><text:s/>1 <text:s text:c="3"/></text:p>
          </table:table-cell>
          <table:table-cell table:number-columns-repeated="4" office:value-type="float" office:value="0.438277602359351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Auxiliaires</text:p>
          </table:table-cell>
          <table:table-cell office:value-type="float" office:value="1.19023590333175" calcext:value-type="float">
            <text:p><text:s/>1 <text:s text:c="3"/></text:p>
          </table:table-cell>
          <table:table-cell office:value-type="float" office:value="0.833165132332225" calcext:value-type="float">
            <text:p><text:s/>1 <text:s text:c="3"/></text:p>
          </table:table-cell>
          <table:table-cell table:number-columns-repeated="4" office:value-type="float" office:value="0.416582566166112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Auxiliaires</text:p>
          </table:table-cell>
          <table:table-cell office:value-type="float" office:value="1.06363520853492" calcext:value-type="float">
            <text:p><text:s/>1 <text:s text:c="3"/></text:p>
          </table:table-cell>
          <table:table-cell office:value-type="float" office:value="0.744544645974444" calcext:value-type="float">
            <text:p><text:s/>1 <text:s text:c="3"/></text:p>
          </table:table-cell>
          <table:table-cell table:number-columns-repeated="4" office:value-type="float" office:value="0.372272322987222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Auxiliaires</text:p>
          </table:table-cell>
          <table:table-cell office:value-type="float" office:value="0.154841608695946" calcext:value-type="float">
            <text:p><text:s/>0 <text:s text:c="3"/></text:p>
          </table:table-cell>
          <table:table-cell office:value-type="float" office:value="0.108389126087162" calcext:value-type="float">
            <text:p><text:s/>0 <text:s text:c="3"/></text:p>
          </table:table-cell>
          <table:table-cell table:number-columns-repeated="4" office:value-type="float" office:value="0.0541945630435811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Auxiliaires</text:p>
          </table:table-cell>
          <table:table-cell office:value-type="float" office:value="0.523250452518285" calcext:value-type="float">
            <text:p><text:s/>1 <text:s text:c="3"/></text:p>
          </table:table-cell>
          <table:table-cell office:value-type="float" office:value="0.366275316762799" calcext:value-type="float">
            <text:p><text:s/>0 <text:s text:c="3"/></text:p>
          </table:table-cell>
          <table:table-cell table:number-columns-repeated="4" office:value-type="float" office:value="0.1831376583814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Auxiliaires</text:p>
          </table:table-cell>
          <table:table-cell office:value-type="float" office:value="0.0547728396305762" calcext:value-type="float">
            <text:p><text:s/>0 <text:s text:c="3"/></text:p>
          </table:table-cell>
          <table:table-cell office:value-type="float" office:value="0.0383409877414033" calcext:value-type="float">
            <text:p><text:s/>0 <text:s text:c="3"/></text:p>
          </table:table-cell>
          <table:table-cell table:number-columns-repeated="4" office:value-type="float" office:value="0.0191704938707017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Auxiliaires</text:p>
          </table:table-cell>
          <table:table-cell office:value-type="float" office:value="0.475795370596233" calcext:value-type="float">
            <text:p><text:s/>0 <text:s text:c="3"/></text:p>
          </table:table-cell>
          <table:table-cell office:value-type="float" office:value="0.333056759417363" calcext:value-type="float">
            <text:p><text:s/>0 <text:s text:c="3"/></text:p>
          </table:table-cell>
          <table:table-cell table:number-columns-repeated="4" office:value-type="float" office:value="0.166528379708681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Auxiliaires</text:p>
          </table:table-cell>
          <table:table-cell office:value-type="float" office:value="0.484552834263513" calcext:value-type="float">
            <text:p><text:s/>0 <text:s text:c="3"/></text:p>
          </table:table-cell>
          <table:table-cell office:value-type="float" office:value="0.339186983984459" calcext:value-type="float">
            <text:p><text:s/>0 <text:s text:c="3"/></text:p>
          </table:table-cell>
          <table:table-cell table:number-columns-repeated="4" office:value-type="float" office:value="0.169593491992229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Auxiliaires</text:p>
          </table:table-cell>
          <table:table-cell office:value-type="float" office:value="0.496175153332792" calcext:value-type="float">
            <text:p><text:s/>0 <text:s text:c="3"/></text:p>
          </table:table-cell>
          <table:table-cell office:value-type="float" office:value="0.347322607332954" calcext:value-type="float">
            <text:p><text:s/>0 <text:s text:c="3"/></text:p>
          </table:table-cell>
          <table:table-cell table:number-columns-repeated="4" office:value-type="float" office:value="0.173661303666477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Auxiliaires</text:p>
          </table:table-cell>
          <table:table-cell office:value-type="float" office:value="0.166156739370229" calcext:value-type="float">
            <text:p><text:s/>0 <text:s text:c="3"/></text:p>
          </table:table-cell>
          <table:table-cell office:value-type="float" office:value="0.11630971755916" calcext:value-type="float">
            <text:p><text:s/>0 <text:s text:c="3"/></text:p>
          </table:table-cell>
          <table:table-cell table:number-columns-repeated="4" office:value-type="float" office:value="0.05815485877958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Auxiliaires</text:p>
          </table:table-cell>
          <table:table-cell office:value-type="float" office:value="0.159894648366265" calcext:value-type="float">
            <text:p><text:s/>0 <text:s text:c="3"/></text:p>
          </table:table-cell>
          <table:table-cell office:value-type="float" office:value="0.111926253856385" calcext:value-type="float">
            <text:p><text:s/>0 <text:s text:c="3"/></text:p>
          </table:table-cell>
          <table:table-cell table:number-columns-repeated="4" office:value-type="float" office:value="0.055963126928192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Auxiliaires</text:p>
          </table:table-cell>
          <table:table-cell office:value-type="float" office:value="0.0544907337617684" calcext:value-type="float">
            <text:p><text:s/>0 <text:s text:c="3"/></text:p>
          </table:table-cell>
          <table:table-cell office:value-type="float" office:value="0.0381435136332379" calcext:value-type="float">
            <text:p><text:s/>0 <text:s text:c="3"/></text:p>
          </table:table-cell>
          <table:table-cell table:number-columns-repeated="4" office:value-type="float" office:value="0.0190717568166189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Auxiliaires</text:p>
          </table:table-cell>
          <table:table-cell office:value-type="float" office:value="2.05716113898851" calcext:value-type="float">
            <text:p><text:s/>2 <text:s text:c="3"/></text:p>
          </table:table-cell>
          <table:table-cell office:value-type="float" office:value="1.44001279729196" calcext:value-type="float">
            <text:p><text:s/>1 <text:s text:c="3"/></text:p>
          </table:table-cell>
          <table:table-cell table:number-columns-repeated="4" office:value-type="float" office:value="0.7200063986459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Auxiliaires</text:p>
          </table:table-cell>
          <table:table-cell office:value-type="float" office:value="2.33881135325658" calcext:value-type="float">
            <text:p><text:s/>2 <text:s text:c="3"/></text:p>
          </table:table-cell>
          <table:table-cell office:value-type="float" office:value="1.63716794727961" calcext:value-type="float">
            <text:p><text:s/>2 <text:s text:c="3"/></text:p>
          </table:table-cell>
          <table:table-cell table:number-columns-repeated="4" office:value-type="float" office:value="0.8185839736398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Auxiliaires</text:p>
          </table:table-cell>
          <table:table-cell office:value-type="float" office:value="0.521139195230286" calcext:value-type="float">
            <text:p><text:s/>1 <text:s text:c="3"/></text:p>
          </table:table-cell>
          <table:table-cell office:value-type="float" office:value="0.3647974366612" calcext:value-type="float">
            <text:p><text:s/>0 <text:s text:c="3"/></text:p>
          </table:table-cell>
          <table:table-cell table:number-columns-repeated="4" office:value-type="float" office:value="0.182398718330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Auxiliaires</text:p>
          </table:table-cell>
          <table:table-cell office:value-type="float" office:value="0.0688656310268868" calcext:value-type="float">
            <text:p><text:s/>0 <text:s text:c="3"/></text:p>
          </table:table-cell>
          <table:table-cell office:value-type="float" office:value="0.0482059417188207" calcext:value-type="float">
            <text:p><text:s/>0 <text:s text:c="3"/></text:p>
          </table:table-cell>
          <table:table-cell table:number-columns-repeated="4" office:value-type="float" office:value="0.0241029708594104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Auxiliaires</text:p>
          </table:table-cell>
          <table:table-cell office:value-type="float" office:value="0.660206681524205" calcext:value-type="float">
            <text:p><text:s/>1 <text:s text:c="3"/></text:p>
          </table:table-cell>
          <table:table-cell office:value-type="float" office:value="0.462144677066943" calcext:value-type="float">
            <text:p><text:s/>0 <text:s text:c="3"/></text:p>
          </table:table-cell>
          <table:table-cell table:number-columns-repeated="4" office:value-type="float" office:value="0.231072338533472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Auxiliaires</text:p>
          </table:table-cell>
          <table:table-cell office:value-type="float" office:value="0.898338939680352" calcext:value-type="float">
            <text:p><text:s/>1 <text:s text:c="3"/></text:p>
          </table:table-cell>
          <table:table-cell office:value-type="float" office:value="0.628837257776246" calcext:value-type="float">
            <text:p><text:s/>1 <text:s text:c="3"/></text:p>
          </table:table-cell>
          <table:table-cell table:number-columns-repeated="4" office:value-type="float" office:value="0.314418628888123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Auxiliaires</text:p>
          </table:table-cell>
          <table:table-cell office:value-type="float" office:value="0.149690762000284" calcext:value-type="float">
            <text:p><text:s/>0 <text:s text:c="3"/></text:p>
          </table:table-cell>
          <table:table-cell office:value-type="float" office:value="0.104783533400199" calcext:value-type="float">
            <text:p><text:s/>0 <text:s text:c="3"/></text:p>
          </table:table-cell>
          <table:table-cell table:number-columns-repeated="4" office:value-type="float" office:value="0.0523917667000993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Auxiliaires</text:p>
          </table:table-cell>
          <table:table-cell office:value-type="float" office:value="0.0570834321801112" calcext:value-type="float">
            <text:p><text:s/>0 <text:s text:c="3"/></text:p>
          </table:table-cell>
          <table:table-cell office:value-type="float" office:value="0.0399584025260778" calcext:value-type="float">
            <text:p><text:s/>0 <text:s text:c="3"/></text:p>
          </table:table-cell>
          <table:table-cell table:number-columns-repeated="4" office:value-type="float" office:value="0.0199792012630389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Auxiliaires</text:p>
          </table:table-cell>
          <table:table-cell office:value-type="float" office:value="0.116818039280575" calcext:value-type="float">
            <text:p><text:s/>0 <text:s text:c="3"/></text:p>
          </table:table-cell>
          <table:table-cell office:value-type="float" office:value="0.0817726274964024" calcext:value-type="float">
            <text:p><text:s/>0 <text:s text:c="3"/></text:p>
          </table:table-cell>
          <table:table-cell table:number-columns-repeated="4" office:value-type="float" office:value="0.0408863137482012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Auxiliaires</text:p>
          </table:table-cell>
          <table:table-cell office:value-type="float" office:value="0.0576582454386156" calcext:value-type="float">
            <text:p><text:s/>0 <text:s text:c="3"/></text:p>
          </table:table-cell>
          <table:table-cell office:value-type="float" office:value="0.0403607718070309" calcext:value-type="float">
            <text:p><text:s/>0 <text:s text:c="3"/></text:p>
          </table:table-cell>
          <table:table-cell table:number-columns-repeated="4" office:value-type="float" office:value="0.0201803859035155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Auxiliaires</text:p>
          </table:table-cell>
          <table:table-cell office:value-type="float" office:value="0.10581404453594" calcext:value-type="float">
            <text:p><text:s/>0 <text:s text:c="3"/></text:p>
          </table:table-cell>
          <table:table-cell office:value-type="float" office:value="0.0740698311751582" calcext:value-type="float">
            <text:p><text:s/>0 <text:s text:c="3"/></text:p>
          </table:table-cell>
          <table:table-cell table:number-columns-repeated="4" office:value-type="float" office:value="0.0370349155875791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Auxiliaires</text:p>
          </table:table-cell>
          <table:table-cell office:value-type="float" office:value="1.58939569645074" calcext:value-type="float">
            <text:p><text:s/>2 <text:s text:c="3"/></text:p>
          </table:table-cell>
          <table:table-cell office:value-type="float" office:value="1.11257698751552" calcext:value-type="float">
            <text:p><text:s/>1 <text:s text:c="3"/></text:p>
          </table:table-cell>
          <table:table-cell table:number-columns-repeated="4" office:value-type="float" office:value="0.5562884937577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Auxiliaires</text:p>
          </table:table-cell>
          <table:table-cell office:value-type="float" office:value="6.07729245654783" calcext:value-type="float">
            <text:p><text:s/>6 <text:s text:c="3"/></text:p>
          </table:table-cell>
          <table:table-cell office:value-type="float" office:value="4.25410471958348" calcext:value-type="float">
            <text:p><text:s/>4 <text:s text:c="3"/></text:p>
          </table:table-cell>
          <table:table-cell table:number-columns-repeated="4" office:value-type="float" office:value="2.1270523597917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Auxiliaires</text:p>
          </table:table-cell>
          <table:table-cell office:value-type="float" office:value="1.58939569645074" calcext:value-type="float">
            <text:p><text:s/>2 <text:s text:c="3"/></text:p>
          </table:table-cell>
          <table:table-cell office:value-type="float" office:value="1.11257698751552" calcext:value-type="float">
            <text:p><text:s/>1 <text:s text:c="3"/></text:p>
          </table:table-cell>
          <table:table-cell table:number-columns-repeated="4" office:value-type="float" office:value="0.5562884937577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xiliaires</text:p>
          </table:table-cell>
          <table:table-cell office:value-type="float" office:value="8.22375639368049" calcext:value-type="float">
            <text:p><text:s/>8 <text:s text:c="3"/></text:p>
          </table:table-cell>
          <table:table-cell office:value-type="float" office:value="5.75662947557634" calcext:value-type="float">
            <text:p><text:s/>6 <text:s text:c="3"/></text:p>
          </table:table-cell>
          <table:table-cell table:number-columns-repeated="4" office:value-type="float" office:value="2.87831473778817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Auxiliaires</text:p>
          </table:table-cell>
          <table:table-cell office:value-type="float" office:value="18.4999141913579" calcext:value-type="float">
            <text:p><text:s/>18 <text:s text:c="3"/></text:p>
          </table:table-cell>
          <table:table-cell office:value-type="float" office:value="12.9499399339505" calcext:value-type="float">
            <text:p><text:s/>13 <text:s text:c="3"/></text:p>
          </table:table-cell>
          <table:table-cell table:number-columns-repeated="4" office:value-type="float" office:value="6.47496996697527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Auxiliaires</text:p>
          </table:table-cell>
          <table:table-cell office:value-type="float" office:value="23.484943112118" calcext:value-type="float">
            <text:p><text:s/>23 <text:s text:c="3"/></text:p>
          </table:table-cell>
          <table:table-cell office:value-type="float" office:value="16.4394601784826" calcext:value-type="float">
            <text:p><text:s/>16 <text:s text:c="3"/></text:p>
          </table:table-cell>
          <table:table-cell table:number-columns-repeated="4" office:value-type="float" office:value="8.21973008924129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Auxiliaires</text:p>
          </table:table-cell>
          <table:table-cell office:value-type="float" office:value="1.98238818364245" calcext:value-type="float">
            <text:p><text:s/>2 <text:s text:c="3"/></text:p>
          </table:table-cell>
          <table:table-cell office:value-type="float" office:value="1.38767172854971" calcext:value-type="float">
            <text:p><text:s/>1 <text:s text:c="3"/></text:p>
          </table:table-cell>
          <table:table-cell table:number-columns-repeated="4" office:value-type="float" office:value="0.6938358642748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Auxiliaires</text:p>
          </table:table-cell>
          <table:table-cell office:value-type="float" office:value="0.890492467743868" calcext:value-type="float">
            <text:p><text:s/>1 <text:s text:c="3"/></text:p>
          </table:table-cell>
          <table:table-cell office:value-type="float" office:value="0.623344727420707" calcext:value-type="float">
            <text:p><text:s/>1 <text:s text:c="3"/></text:p>
          </table:table-cell>
          <table:table-cell table:number-columns-repeated="4" office:value-type="float" office:value="0.311672363710354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Auxiliaires</text:p>
          </table:table-cell>
          <table:table-cell office:value-type="float" office:value="11.1338952428414" calcext:value-type="float">
            <text:p><text:s/>11 <text:s text:c="3"/></text:p>
          </table:table-cell>
          <table:table-cell office:value-type="float" office:value="7.79372666998897" calcext:value-type="float">
            <text:p><text:s/>8 <text:s text:c="3"/></text:p>
          </table:table-cell>
          <table:table-cell table:number-columns-repeated="4" office:value-type="float" office:value="3.89686333499449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Auxiliaire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Auxiliaires</text:p>
          </table:table-cell>
          <table:table-cell office:value-type="float" office:value="7.67872160272438" calcext:value-type="float">
            <text:p><text:s/>8 <text:s text:c="3"/></text:p>
          </table:table-cell>
          <table:table-cell office:value-type="float" office:value="5.37510512190707" calcext:value-type="float">
            <text:p><text:s/>5 <text:s text:c="3"/></text:p>
          </table:table-cell>
          <table:table-cell table:number-columns-repeated="4" office:value-type="float" office:value="2.68755256095353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Auxiliaires</text:p>
          </table:table-cell>
          <table:table-cell office:value-type="float" office:value="14.1264910833705" calcext:value-type="float">
            <text:p><text:s/>14 <text:s text:c="3"/></text:p>
          </table:table-cell>
          <table:table-cell office:value-type="float" office:value="9.88854375835936" calcext:value-type="float">
            <text:p><text:s/>10 <text:s text:c="3"/></text:p>
          </table:table-cell>
          <table:table-cell table:number-columns-repeated="4" office:value-type="float" office:value="4.94427187917968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Auxiliaires</text:p>
          </table:table-cell>
          <table:table-cell office:value-type="float" office:value="15.408126781156" calcext:value-type="float">
            <text:p><text:s/>15 <text:s text:c="3"/></text:p>
          </table:table-cell>
          <table:table-cell office:value-type="float" office:value="10.7856887468092" calcext:value-type="float">
            <text:p><text:s/>11 <text:s text:c="3"/></text:p>
          </table:table-cell>
          <table:table-cell table:number-columns-repeated="4" office:value-type="float" office:value="5.3928443734046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Auxiliaires</text:p>
          </table:table-cell>
          <table:table-cell office:value-type="float" office:value="3.14070645463593" calcext:value-type="float">
            <text:p><text:s/>3 <text:s text:c="3"/></text:p>
          </table:table-cell>
          <table:table-cell office:value-type="float" office:value="2.19849451824515" calcext:value-type="float">
            <text:p><text:s/>2 <text:s text:c="3"/></text:p>
          </table:table-cell>
          <table:table-cell table:number-columns-repeated="4" office:value-type="float" office:value="1.0992472591225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Auxiliaires</text:p>
          </table:table-cell>
          <table:table-cell office:value-type="float" office:value="5.37424948608859" calcext:value-type="float">
            <text:p><text:s/>5 <text:s text:c="3"/></text:p>
          </table:table-cell>
          <table:table-cell office:value-type="float" office:value="3.76197464026201" calcext:value-type="float">
            <text:p><text:s/>4 <text:s text:c="3"/></text:p>
          </table:table-cell>
          <table:table-cell table:number-columns-repeated="4" office:value-type="float" office:value="1.8809873201310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Auxiliaires</text:p>
          </table:table-cell>
          <table:table-cell office:value-type="float" office:value="3.09855278264014" calcext:value-type="float">
            <text:p><text:s/>3 <text:s text:c="3"/></text:p>
          </table:table-cell>
          <table:table-cell office:value-type="float" office:value="2.1689869478481" calcext:value-type="float">
            <text:p><text:s/>2 <text:s text:c="3"/></text:p>
          </table:table-cell>
          <table:table-cell table:number-columns-repeated="4" office:value-type="float" office:value="1.08449347392405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Auxiliaires</text:p>
          </table:table-cell>
          <table:table-cell office:value-type="float" office:value="2.77435000307575" calcext:value-type="float">
            <text:p><text:s/>3 <text:s text:c="3"/></text:p>
          </table:table-cell>
          <table:table-cell office:value-type="float" office:value="1.94204500215302" calcext:value-type="float">
            <text:p><text:s/>2 <text:s text:c="3"/></text:p>
          </table:table-cell>
          <table:table-cell table:number-columns-repeated="4" office:value-type="float" office:value="0.97102250107651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Auxiliaire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90054421389105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54949434595384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.5514625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1345072563068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9079990976005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9459588968101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1.789423515783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99632624598906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98423124281757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7.86181772531739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6195188613739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246604256122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075467670337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2.223306632491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2.0002720863379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6.25943207422859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075467670337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4101717088844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075467670337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075467670337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9.0677783591873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82289515552352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7.8769233465219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6505083346063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468407823744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9.16619983432248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2.1271988956559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21670816185287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15247918126709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20320210753294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524526443573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8072991811318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075467670337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5.3802857764229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5.3311998581432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9.69997494961381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8154920751920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250279762139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80762547811607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46105503956445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5624480679863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586072190150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4031414348691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8803465756800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5744037669918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2599632895933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1586900142617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26351358263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2245166400497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2909469587328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26846557296205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88590446427097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9430848313488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84834791456198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6.4638082830896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5.12495035771029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6.4799915616955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7.04289584992701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5.0655564750501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0.94989710219833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33899996438205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0.519289259519617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5652107393992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45172400841011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3972450267795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0.964626719851155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0.9620875508301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0.51942347717366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.58089418372605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.6345536403870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30569646267833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9.15365337002125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8442627004667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5.8171350454107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8.512513130252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87295416666667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5.31002407110608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5.47837002795845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7.17640744343038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5.8396246828939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45.3936971890805" calcext:value-type="float">
            <text:p><text:s/>45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5.8396246828939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2.3946323492184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7.40512438557359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9.14215480591246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4.245747883698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2289309912708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3.0872985627406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0.335009237920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5.72547370401218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68999365962818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6.2799459717151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7.35094970317688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.15400938448465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2.0988784862866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Ventilation</text:p>
          </table:table-cell>
          <table:table-cell table:number-columns-repeated="6" office:value-type="float" office:value="15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5373269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5373269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5373269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5373269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5373269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5373269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5.85560347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0.6854124941842" calcext:value-type="float">
            <text:p><text:s/>5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3.77740006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9.7918222020921" calcext:value-type="float">
            <text:p><text:s/>4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2.9078389691842" calcext:value-type="float">
            <text:p><text:s/>5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5.9384503867369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5.9384503867369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4.3176626416842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5.9384503867369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5.9384503867369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5.23819445" calcext:value-type="float">
            <text:p><text:s/>3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6.12031522" calcext:value-type="float">
            <text:p><text:s/>5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3.77740006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8.98108285" calcext:value-type="float">
            <text:p><text:s/>3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61.22219048" calcext:value-type="float">
            <text:p><text:s/>6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7.0101884512763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0.30262531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46.44836659" calcext:value-type="float">
            <text:p><text:s/>4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2.42630406" calcext:value-type="float">
            <text:p><text:s/>3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2.73049064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0.06836172" calcext:value-type="float">
            <text:p><text:s/>5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5.9384503867369" calcext:value-type="float">
            <text:p><text:s/>3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6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93834949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2.4303318247219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93834949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0.0292811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93834949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93834949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6.30688953" calcext:value-type="float">
            <text:p><text:s/>2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2.65555718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2.4749414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93834949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0.02928113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93834949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93834949900001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2.4749414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6.30688953" calcext:value-type="float">
            <text:p><text:s/>2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2.65555718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2.65555718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2.65555718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27526776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27526776399999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5.78821421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27526776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0000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8.29888093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.27526776399999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5.78821421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5.78821421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5.78821421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6.6651598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6.6651598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6.6651598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6.6651598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6.6651598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7.0947833256403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7.0471216115083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7.05506260779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7.0648745470504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7.062530643262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7.0648745470504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.4984943245738" calcext:value-type="float">
            <text:p><text:s/>2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0.0509963039382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7.3926650678768" calcext:value-type="float">
            <text:p><text:s/>1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0.2891433520789" calcext:value-type="float">
            <text:p><text:s/>5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51790930145712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5.69035720330503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3.123686826222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8.0429234865604" calcext:value-type="float">
            <text:p><text:s/>28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7.0437396734744" calcext:value-type="float">
            <text:p><text:s/>1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6.0320442234481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67.0595156712884" calcext:value-type="float">
            <text:p><text:s/>6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97.1886173505027" calcext:value-type="float">
            <text:p><text:s/>9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32.7893025320798" calcext:value-type="float">
            <text:p><text:s/>3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248.117527709464" calcext:value-type="float">
            <text:p><text:s/>248 <text:s text:c="3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ECS</text:p>
          </table:table-cell>
          <table:table-cell table:number-columns-repeated="6" office:value-type="float" office:value="13.47449471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Eclairage</text:p>
          </table:table-cell>
          <table:table-cell office:value-type="float" office:value="21.301230660971" calcext:value-type="float">
            <text:p><text:s/>21 <text:s text:c="3"/></text:p>
          </table:table-cell>
          <table:table-cell office:value-type="float" office:value="14.9108614626797" calcext:value-type="float">
            <text:p><text:s/>15 <text:s text:c="3"/></text:p>
          </table:table-cell>
          <table:table-cell table:number-columns-repeated="4" office:value-type="float" office:value="8.94651687760783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Eclairage</text:p>
          </table:table-cell>
          <table:table-cell office:value-type="float" office:value="27.3456351236252" calcext:value-type="float">
            <text:p><text:s/>27 <text:s text:c="3"/></text:p>
          </table:table-cell>
          <table:table-cell office:value-type="float" office:value="19.1419445865376" calcext:value-type="float">
            <text:p><text:s/>19 <text:s text:c="3"/></text:p>
          </table:table-cell>
          <table:table-cell table:number-columns-repeated="4" office:value-type="float" office:value="11.4851667519226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Eclairage</text:p>
          </table:table-cell>
          <table:table-cell office:value-type="float" office:value="5.32132074835863" calcext:value-type="float">
            <text:p><text:s/>5 <text:s text:c="3"/></text:p>
          </table:table-cell>
          <table:table-cell office:value-type="float" office:value="3.72492452385104" calcext:value-type="float">
            <text:p><text:s/>4 <text:s text:c="3"/></text:p>
          </table:table-cell>
          <table:table-cell table:number-columns-repeated="4" office:value-type="float" office:value="2.23495471431062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Eclairage</text:p>
          </table:table-cell>
          <table:table-cell office:value-type="float" office:value="16.6555551148031" calcext:value-type="float">
            <text:p><text:s/>17 <text:s text:c="3"/></text:p>
          </table:table-cell>
          <table:table-cell office:value-type="float" office:value="11.6588885803622" calcext:value-type="float">
            <text:p><text:s/>12 <text:s text:c="3"/></text:p>
          </table:table-cell>
          <table:table-cell table:number-columns-repeated="4" office:value-type="float" office:value="6.99533314821729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Eclairage</text:p>
          </table:table-cell>
          <table:table-cell office:value-type="float" office:value="16.3359210980981" calcext:value-type="float">
            <text:p><text:s/>16 <text:s text:c="3"/></text:p>
          </table:table-cell>
          <table:table-cell office:value-type="float" office:value="11.4351447686687" calcext:value-type="float">
            <text:p><text:s/>11 <text:s text:c="3"/></text:p>
          </table:table-cell>
          <table:table-cell table:number-columns-repeated="4" office:value-type="float" office:value="6.8610868612012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Eclairage</text:p>
          </table:table-cell>
          <table:table-cell office:value-type="float" office:value="11.4283294689517" calcext:value-type="float">
            <text:p><text:s/>11 <text:s text:c="3"/></text:p>
          </table:table-cell>
          <table:table-cell office:value-type="float" office:value="7.9998306282662" calcext:value-type="float">
            <text:p><text:s/>8 <text:s text:c="3"/></text:p>
          </table:table-cell>
          <table:table-cell table:number-columns-repeated="4" office:value-type="float" office:value="4.79989837695972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Eclairage</text:p>
          </table:table-cell>
          <table:table-cell office:value-type="float" office:value="40.320160875" calcext:value-type="float">
            <text:p><text:s/>40 <text:s text:c="3"/></text:p>
          </table:table-cell>
          <table:table-cell office:value-type="float" office:value="28.2241126125" calcext:value-type="float">
            <text:p><text:s/>28 <text:s text:c="3"/></text:p>
          </table:table-cell>
          <table:table-cell table:number-columns-repeated="4" office:value-type="float" office:value="16.9344675675" calcext:value-type="float">
            <text:p><text:s/>1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Eclairage</text:p>
          </table:table-cell>
          <table:table-cell office:value-type="float" office:value="19.693652983911" calcext:value-type="float">
            <text:p><text:s/>20 <text:s text:c="3"/></text:p>
          </table:table-cell>
          <table:table-cell office:value-type="float" office:value="13.7855570887377" calcext:value-type="float">
            <text:p><text:s/>14 <text:s text:c="3"/></text:p>
          </table:table-cell>
          <table:table-cell table:number-columns-repeated="4" office:value-type="float" office:value="8.271334253242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21.3139821778768" calcext:value-type="float">
            <text:p><text:s/>21 <text:s text:c="3"/></text:p>
          </table:table-cell>
          <table:table-cell office:value-type="float" office:value="14.9197875245138" calcext:value-type="float">
            <text:p><text:s/>15 <text:s text:c="3"/></text:p>
          </table:table-cell>
          <table:table-cell table:number-columns-repeated="4" office:value-type="float" office:value="8.95187251470827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Eclairage</text:p>
          </table:table-cell>
          <table:table-cell office:value-type="float" office:value="23.4355417671071" calcext:value-type="float">
            <text:p><text:s/>23 <text:s text:c="3"/></text:p>
          </table:table-cell>
          <table:table-cell office:value-type="float" office:value="16.404879236975" calcext:value-type="float">
            <text:p><text:s/>16 <text:s text:c="3"/></text:p>
          </table:table-cell>
          <table:table-cell table:number-columns-repeated="4" office:value-type="float" office:value="9.84292754218497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Eclairage</text:p>
          </table:table-cell>
          <table:table-cell office:value-type="float" office:value="20.0798632389217" calcext:value-type="float">
            <text:p><text:s/>20 <text:s text:c="3"/></text:p>
          </table:table-cell>
          <table:table-cell office:value-type="float" office:value="14.0559042672452" calcext:value-type="float">
            <text:p><text:s/>14 <text:s text:c="3"/></text:p>
          </table:table-cell>
          <table:table-cell table:number-columns-repeated="4" office:value-type="float" office:value="8.433542560347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21.3795834856433" calcext:value-type="float">
            <text:p><text:s/>21 <text:s text:c="3"/></text:p>
          </table:table-cell>
          <table:table-cell office:value-type="float" office:value="14.9657084399503" calcext:value-type="float">
            <text:p><text:s/>15 <text:s text:c="3"/></text:p>
          </table:table-cell>
          <table:table-cell table:number-columns-repeated="4" office:value-type="float" office:value="8.9794250639702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Eclairage</text:p>
          </table:table-cell>
          <table:table-cell office:value-type="float" office:value="22.3537567848977" calcext:value-type="float">
            <text:p><text:s/>22 <text:s text:c="3"/></text:p>
          </table:table-cell>
          <table:table-cell office:value-type="float" office:value="15.6476297494284" calcext:value-type="float">
            <text:p><text:s/>16 <text:s text:c="3"/></text:p>
          </table:table-cell>
          <table:table-cell table:number-columns-repeated="4" office:value-type="float" office:value="9.388577849657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Eclairage</text:p>
          </table:table-cell>
          <table:table-cell office:value-type="float" office:value="25.88029025" calcext:value-type="float">
            <text:p><text:s/>26 <text:s text:c="3"/></text:p>
          </table:table-cell>
          <table:table-cell office:value-type="float" office:value="18.116203175" calcext:value-type="float">
            <text:p><text:s/>18 <text:s text:c="3"/></text:p>
          </table:table-cell>
          <table:table-cell table:number-columns-repeated="4" office:value-type="float" office:value="10.869721905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Eclairage</text:p>
          </table:table-cell>
          <table:table-cell office:value-type="float" office:value="31.462973033449" calcext:value-type="float">
            <text:p><text:s/>31 <text:s text:c="3"/></text:p>
          </table:table-cell>
          <table:table-cell office:value-type="float" office:value="22.0240811234143" calcext:value-type="float">
            <text:p><text:s/>22 <text:s text:c="3"/></text:p>
          </table:table-cell>
          <table:table-cell table:number-columns-repeated="4" office:value-type="float" office:value="13.2144486740486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Eclairage</text:p>
          </table:table-cell>
          <table:table-cell office:value-type="float" office:value="15.75785" calcext:value-type="float">
            <text:p><text:s/>16 <text:s text:c="3"/></text:p>
          </table:table-cell>
          <table:table-cell office:value-type="float" office:value="11.030495" calcext:value-type="float">
            <text:p><text:s/>11 <text:s text:c="3"/></text:p>
          </table:table-cell>
          <table:table-cell table:number-columns-repeated="4" office:value-type="float" office:value="6.618297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22.3537567848977" calcext:value-type="float">
            <text:p><text:s/>22 <text:s text:c="3"/></text:p>
          </table:table-cell>
          <table:table-cell office:value-type="float" office:value="15.6476297494284" calcext:value-type="float">
            <text:p><text:s/>16 <text:s text:c="3"/></text:p>
          </table:table-cell>
          <table:table-cell table:number-columns-repeated="4" office:value-type="float" office:value="9.388577849657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Eclairage</text:p>
          </table:table-cell>
          <table:table-cell office:value-type="float" office:value="20.093501021414" calcext:value-type="float">
            <text:p><text:s/>20 <text:s text:c="3"/></text:p>
          </table:table-cell>
          <table:table-cell office:value-type="float" office:value="14.0654507149898" calcext:value-type="float">
            <text:p><text:s/>14 <text:s text:c="3"/></text:p>
          </table:table-cell>
          <table:table-cell table:number-columns-repeated="4" office:value-type="float" office:value="8.4392704289939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22.3537567848977" calcext:value-type="float">
            <text:p><text:s/>22 <text:s text:c="3"/></text:p>
          </table:table-cell>
          <table:table-cell office:value-type="float" office:value="15.6476297494284" calcext:value-type="float">
            <text:p><text:s/>16 <text:s text:c="3"/></text:p>
          </table:table-cell>
          <table:table-cell table:number-columns-repeated="4" office:value-type="float" office:value="9.388577849657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Eclairage</text:p>
          </table:table-cell>
          <table:table-cell office:value-type="float" office:value="22.3537567848977" calcext:value-type="float">
            <text:p><text:s/>22 <text:s text:c="3"/></text:p>
          </table:table-cell>
          <table:table-cell office:value-type="float" office:value="15.6476297494284" calcext:value-type="float">
            <text:p><text:s/>16 <text:s text:c="3"/></text:p>
          </table:table-cell>
          <table:table-cell table:number-columns-repeated="4" office:value-type="float" office:value="9.388577849657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Eclairage</text:p>
          </table:table-cell>
          <table:table-cell office:value-type="float" office:value="19.0204317815984" calcext:value-type="float">
            <text:p><text:s/>19 <text:s text:c="3"/></text:p>
          </table:table-cell>
          <table:table-cell office:value-type="float" office:value="13.3143022471189" calcext:value-type="float">
            <text:p><text:s/>13 <text:s text:c="3"/></text:p>
          </table:table-cell>
          <table:table-cell table:number-columns-repeated="4" office:value-type="float" office:value="7.98858134827134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20.5302605091822" calcext:value-type="float">
            <text:p><text:s/>21 <text:s text:c="3"/></text:p>
          </table:table-cell>
          <table:table-cell office:value-type="float" office:value="14.3711823564275" calcext:value-type="float">
            <text:p><text:s/>14 <text:s text:c="3"/></text:p>
          </table:table-cell>
          <table:table-cell table:number-columns-repeated="4" office:value-type="float" office:value="8.6227094138565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Eclairage</text:p>
          </table:table-cell>
          <table:table-cell office:value-type="float" office:value="18.9117065579532" calcext:value-type="float">
            <text:p><text:s/>19 <text:s text:c="3"/></text:p>
          </table:table-cell>
          <table:table-cell office:value-type="float" office:value="13.2381945905673" calcext:value-type="float">
            <text:p><text:s/>13 <text:s text:c="3"/></text:p>
          </table:table-cell>
          <table:table-cell table:number-columns-repeated="4" office:value-type="float" office:value="7.9429167543403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Eclairage</text:p>
          </table:table-cell>
          <table:table-cell office:value-type="float" office:value="19.0204405565051" calcext:value-type="float">
            <text:p><text:s/>19 <text:s text:c="3"/></text:p>
          </table:table-cell>
          <table:table-cell office:value-type="float" office:value="13.3143083895536" calcext:value-type="float">
            <text:p><text:s/>13 <text:s text:c="3"/></text:p>
          </table:table-cell>
          <table:table-cell table:number-columns-repeated="4" office:value-type="float" office:value="7.9885850337321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20.2283139684557" calcext:value-type="float">
            <text:p><text:s/>20 <text:s text:c="3"/></text:p>
          </table:table-cell>
          <table:table-cell office:value-type="float" office:value="14.159819777919" calcext:value-type="float">
            <text:p><text:s/>14 <text:s text:c="3"/></text:p>
          </table:table-cell>
          <table:table-cell table:number-columns-repeated="4" office:value-type="float" office:value="8.4958918667514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Eclairage</text:p>
          </table:table-cell>
          <table:table-cell office:value-type="float" office:value="20.2321437309227" calcext:value-type="float">
            <text:p><text:s/>20 <text:s text:c="3"/></text:p>
          </table:table-cell>
          <table:table-cell office:value-type="float" office:value="14.1625006116459" calcext:value-type="float">
            <text:p><text:s/>14 <text:s text:c="3"/></text:p>
          </table:table-cell>
          <table:table-cell table:number-columns-repeated="4" office:value-type="float" office:value="8.49750036698754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Eclairage</text:p>
          </table:table-cell>
          <table:table-cell office:value-type="float" office:value="35.2700375" calcext:value-type="float">
            <text:p><text:s/>35 <text:s text:c="3"/></text:p>
          </table:table-cell>
          <table:table-cell office:value-type="float" office:value="24.68902625" calcext:value-type="float">
            <text:p><text:s/>25 <text:s text:c="3"/></text:p>
          </table:table-cell>
          <table:table-cell table:number-columns-repeated="4" office:value-type="float" office:value="14.81341575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Eclairage</text:p>
          </table:table-cell>
          <table:table-cell office:value-type="float" office:value="18.6295433181748" calcext:value-type="float">
            <text:p><text:s/>19 <text:s text:c="3"/></text:p>
          </table:table-cell>
          <table:table-cell office:value-type="float" office:value="13.0406803227224" calcext:value-type="float">
            <text:p><text:s/>13 <text:s text:c="3"/></text:p>
          </table:table-cell>
          <table:table-cell table:number-columns-repeated="4" office:value-type="float" office:value="7.8244081936334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19.5682644120784" calcext:value-type="float">
            <text:p><text:s/>20 <text:s text:c="3"/></text:p>
          </table:table-cell>
          <table:table-cell office:value-type="float" office:value="13.6977850884549" calcext:value-type="float">
            <text:p><text:s/>14 <text:s text:c="3"/></text:p>
          </table:table-cell>
          <table:table-cell table:number-columns-repeated="4" office:value-type="float" office:value="8.21867105307293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Eclairage</text:p>
          </table:table-cell>
          <table:table-cell office:value-type="float" office:value="21.2220345664636" calcext:value-type="float">
            <text:p><text:s/>21 <text:s text:c="3"/></text:p>
          </table:table-cell>
          <table:table-cell office:value-type="float" office:value="14.8554241965245" calcext:value-type="float">
            <text:p><text:s/>15 <text:s text:c="3"/></text:p>
          </table:table-cell>
          <table:table-cell table:number-columns-repeated="4" office:value-type="float" office:value="8.9132545179147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Eclairage</text:p>
          </table:table-cell>
          <table:table-cell office:value-type="float" office:value="18.6295646919696" calcext:value-type="float">
            <text:p><text:s/>19 <text:s text:c="3"/></text:p>
          </table:table-cell>
          <table:table-cell office:value-type="float" office:value="13.0406952843787" calcext:value-type="float">
            <text:p><text:s/>13 <text:s text:c="3"/></text:p>
          </table:table-cell>
          <table:table-cell table:number-columns-repeated="4" office:value-type="float" office:value="7.82441717062722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Eclairage</text:p>
          </table:table-cell>
          <table:table-cell office:value-type="float" office:value="19.5682180130123" calcext:value-type="float">
            <text:p><text:s/>20 <text:s text:c="3"/></text:p>
          </table:table-cell>
          <table:table-cell office:value-type="float" office:value="13.6977526091086" calcext:value-type="float">
            <text:p><text:s/>14 <text:s text:c="3"/></text:p>
          </table:table-cell>
          <table:table-cell table:number-columns-repeated="4" office:value-type="float" office:value="8.2186515654651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Eclairage</text:p>
          </table:table-cell>
          <table:table-cell office:value-type="float" office:value="22.3537567848977" calcext:value-type="float">
            <text:p><text:s/>22 <text:s text:c="3"/></text:p>
          </table:table-cell>
          <table:table-cell office:value-type="float" office:value="15.6476297494284" calcext:value-type="float">
            <text:p><text:s/>16 <text:s text:c="3"/></text:p>
          </table:table-cell>
          <table:table-cell table:number-columns-repeated="4" office:value-type="float" office:value="9.388577849657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Eclairage</text:p>
          </table:table-cell>
          <table:table-cell office:value-type="float" office:value="26.598271875" calcext:value-type="float">
            <text:p><text:s/>27 <text:s text:c="3"/></text:p>
          </table:table-cell>
          <table:table-cell office:value-type="float" office:value="18.6187903125" calcext:value-type="float">
            <text:p><text:s/>19 <text:s text:c="3"/></text:p>
          </table:table-cell>
          <table:table-cell table:number-columns-repeated="4" office:value-type="float" office:value="11.1712741875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Eclairage</text:p>
          </table:table-cell>
          <table:table-cell office:value-type="float" office:value="26.598271875" calcext:value-type="float">
            <text:p><text:s/>27 <text:s text:c="3"/></text:p>
          </table:table-cell>
          <table:table-cell office:value-type="float" office:value="18.6187903125" calcext:value-type="float">
            <text:p><text:s/>19 <text:s text:c="3"/></text:p>
          </table:table-cell>
          <table:table-cell table:number-columns-repeated="4" office:value-type="float" office:value="11.1712741875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Eclairage</text:p>
          </table:table-cell>
          <table:table-cell office:value-type="float" office:value="15.3990174328018" calcext:value-type="float">
            <text:p><text:s/>15 <text:s text:c="3"/></text:p>
          </table:table-cell>
          <table:table-cell office:value-type="float" office:value="10.7793122029612" calcext:value-type="float">
            <text:p><text:s/>11 <text:s text:c="3"/></text:p>
          </table:table-cell>
          <table:table-cell table:number-columns-repeated="4" office:value-type="float" office:value="6.46758732177674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Eclairage</text:p>
          </table:table-cell>
          <table:table-cell office:value-type="float" office:value="50.6479270833333" calcext:value-type="float">
            <text:p><text:s/>51 <text:s text:c="3"/></text:p>
          </table:table-cell>
          <table:table-cell office:value-type="float" office:value="35.4535489583333" calcext:value-type="float">
            <text:p><text:s/>35 <text:s text:c="3"/></text:p>
          </table:table-cell>
          <table:table-cell table:number-columns-repeated="4" office:value-type="float" office:value="21.272129375" calcext:value-type="float">
            <text:p><text:s/>2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Eclairage</text:p>
          </table:table-cell>
          <table:table-cell office:value-type="float" office:value="40.565" calcext:value-type="float">
            <text:p><text:s/>41 <text:s text:c="3"/></text:p>
          </table:table-cell>
          <table:table-cell office:value-type="float" office:value="28.3955" calcext:value-type="float">
            <text:p><text:s/>28 <text:s text:c="3"/></text:p>
          </table:table-cell>
          <table:table-cell table:number-columns-repeated="4" office:value-type="float" office:value="17.0373" calcext:value-type="float">
            <text:p><text:s/>1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Eclairage</text:p>
          </table:table-cell>
          <table:table-cell office:value-type="float" office:value="31.8035864431567" calcext:value-type="float">
            <text:p><text:s/>32 <text:s text:c="3"/></text:p>
          </table:table-cell>
          <table:table-cell office:value-type="float" office:value="22.2625105102097" calcext:value-type="float">
            <text:p><text:s/>22 <text:s text:c="3"/></text:p>
          </table:table-cell>
          <table:table-cell table:number-columns-repeated="4" office:value-type="float" office:value="13.3575063061258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Eclairage</text:p>
          </table:table-cell>
          <table:table-cell office:value-type="float" office:value="50.6479270833333" calcext:value-type="float">
            <text:p><text:s/>51 <text:s text:c="3"/></text:p>
          </table:table-cell>
          <table:table-cell office:value-type="float" office:value="35.4535489583333" calcext:value-type="float">
            <text:p><text:s/>35 <text:s text:c="3"/></text:p>
          </table:table-cell>
          <table:table-cell table:number-columns-repeated="4" office:value-type="float" office:value="21.272129375" calcext:value-type="float">
            <text:p><text:s/>2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Eclairage</text:p>
          </table:table-cell>
          <table:table-cell office:value-type="float" office:value="57.1852" calcext:value-type="float">
            <text:p><text:s/>57 <text:s text:c="3"/></text:p>
          </table:table-cell>
          <table:table-cell office:value-type="float" office:value="40.02964" calcext:value-type="float">
            <text:p><text:s/>40 <text:s text:c="3"/></text:p>
          </table:table-cell>
          <table:table-cell table:number-columns-repeated="4" office:value-type="float" office:value="24.017784" calcext:value-type="float">
            <text:p><text:s/>2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Eclairage</text:p>
          </table:table-cell>
          <table:table-cell office:value-type="float" office:value="29.70267375" calcext:value-type="float">
            <text:p><text:s/>30 <text:s text:c="3"/></text:p>
          </table:table-cell>
          <table:table-cell office:value-type="float" office:value="20.791871625" calcext:value-type="float">
            <text:p><text:s/>21 <text:s text:c="3"/></text:p>
          </table:table-cell>
          <table:table-cell table:number-columns-repeated="4" office:value-type="float" office:value="12.475122975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Eclairage</text:p>
          </table:table-cell>
          <table:table-cell office:value-type="float" office:value="29.70267375" calcext:value-type="float">
            <text:p><text:s/>30 <text:s text:c="3"/></text:p>
          </table:table-cell>
          <table:table-cell office:value-type="float" office:value="20.791871625" calcext:value-type="float">
            <text:p><text:s/>21 <text:s text:c="3"/></text:p>
          </table:table-cell>
          <table:table-cell table:number-columns-repeated="4" office:value-type="float" office:value="12.475122975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Eclairage</text:p>
          </table:table-cell>
          <table:table-cell office:value-type="float" office:value="29.70267375" calcext:value-type="float">
            <text:p><text:s/>30 <text:s text:c="3"/></text:p>
          </table:table-cell>
          <table:table-cell office:value-type="float" office:value="20.791871625" calcext:value-type="float">
            <text:p><text:s/>21 <text:s text:c="3"/></text:p>
          </table:table-cell>
          <table:table-cell table:number-columns-repeated="4" office:value-type="float" office:value="12.475122975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Eclairage</text:p>
          </table:table-cell>
          <table:table-cell office:value-type="float" office:value="80.9157249999999" calcext:value-type="float">
            <text:p><text:s/>81 <text:s text:c="3"/></text:p>
          </table:table-cell>
          <table:table-cell office:value-type="float" office:value="56.6410075" calcext:value-type="float">
            <text:p><text:s/>57 <text:s text:c="3"/></text:p>
          </table:table-cell>
          <table:table-cell table:number-columns-repeated="4" office:value-type="float" office:value="33.9846045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Eclairage</text:p>
          </table:table-cell>
          <table:table-cell office:value-type="float" office:value="36.0451666666667" calcext:value-type="float">
            <text:p><text:s/>36 <text:s text:c="3"/></text:p>
          </table:table-cell>
          <table:table-cell office:value-type="float" office:value="25.2316166666667" calcext:value-type="float">
            <text:p><text:s/>25 <text:s text:c="3"/></text:p>
          </table:table-cell>
          <table:table-cell table:number-columns-repeated="4" office:value-type="float" office:value="15.13897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Eclairage</text:p>
          </table:table-cell>
          <table:table-cell office:value-type="float" office:value="31.01575" calcext:value-type="float">
            <text:p><text:s/>31 <text:s text:c="3"/></text:p>
          </table:table-cell>
          <table:table-cell office:value-type="float" office:value="21.711025" calcext:value-type="float">
            <text:p><text:s/>22 <text:s text:c="3"/></text:p>
          </table:table-cell>
          <table:table-cell table:number-columns-repeated="4" office:value-type="float" office:value="13.026615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Eclairage</text:p>
          </table:table-cell>
          <table:table-cell office:value-type="float" office:value="57.3481145833333" calcext:value-type="float">
            <text:p><text:s/>57 <text:s text:c="3"/></text:p>
          </table:table-cell>
          <table:table-cell office:value-type="float" office:value="40.1436802083333" calcext:value-type="float">
            <text:p><text:s/>40 <text:s text:c="3"/></text:p>
          </table:table-cell>
          <table:table-cell table:number-columns-repeated="4" office:value-type="float" office:value="24.086208125" calcext:value-type="float">
            <text:p><text:s/>2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Eclairage</text:p>
          </table:table-cell>
          <table:table-cell office:value-type="float" office:value="31.01575" calcext:value-type="float">
            <text:p><text:s/>31 <text:s text:c="3"/></text:p>
          </table:table-cell>
          <table:table-cell office:value-type="float" office:value="21.711025" calcext:value-type="float">
            <text:p><text:s/>22 <text:s text:c="3"/></text:p>
          </table:table-cell>
          <table:table-cell table:number-columns-repeated="4" office:value-type="float" office:value="13.026615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Eclairage</text:p>
          </table:table-cell>
          <table:table-cell office:value-type="float" office:value="31.01575" calcext:value-type="float">
            <text:p><text:s/>31 <text:s text:c="3"/></text:p>
          </table:table-cell>
          <table:table-cell office:value-type="float" office:value="21.711025" calcext:value-type="float">
            <text:p><text:s/>22 <text:s text:c="3"/></text:p>
          </table:table-cell>
          <table:table-cell table:number-columns-repeated="4" office:value-type="float" office:value="13.026615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Eclairage</text:p>
          </table:table-cell>
          <table:table-cell office:value-type="float" office:value="31.01575" calcext:value-type="float">
            <text:p><text:s/>31 <text:s text:c="3"/></text:p>
          </table:table-cell>
          <table:table-cell office:value-type="float" office:value="21.711025" calcext:value-type="float">
            <text:p><text:s/>22 <text:s text:c="3"/></text:p>
          </table:table-cell>
          <table:table-cell table:number-columns-repeated="4" office:value-type="float" office:value="13.026615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Eclairage</text:p>
          </table:table-cell>
          <table:table-cell office:value-type="float" office:value="31.01575" calcext:value-type="float">
            <text:p><text:s/>31 <text:s text:c="3"/></text:p>
          </table:table-cell>
          <table:table-cell office:value-type="float" office:value="21.711025" calcext:value-type="float">
            <text:p><text:s/>22 <text:s text:c="3"/></text:p>
          </table:table-cell>
          <table:table-cell table:number-columns-repeated="4" office:value-type="float" office:value="13.026615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Eclairage</text:p>
          </table:table-cell>
          <table:table-cell office:value-type="float" office:value="36.57366875" calcext:value-type="float">
            <text:p><text:s/>37 <text:s text:c="3"/></text:p>
          </table:table-cell>
          <table:table-cell office:value-type="float" office:value="25.601568125" calcext:value-type="float">
            <text:p><text:s/>26 <text:s text:c="3"/></text:p>
          </table:table-cell>
          <table:table-cell table:number-columns-repeated="4" office:value-type="float" office:value="15.360940875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Eclairage</text:p>
          </table:table-cell>
          <table:table-cell office:value-type="float" office:value="81.01103125" calcext:value-type="float">
            <text:p><text:s/>81 <text:s text:c="3"/></text:p>
          </table:table-cell>
          <table:table-cell office:value-type="float" office:value="56.707721875" calcext:value-type="float">
            <text:p><text:s/>57 <text:s text:c="3"/></text:p>
          </table:table-cell>
          <table:table-cell table:number-columns-repeated="4" office:value-type="float" office:value="34.024633125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Eclairage</text:p>
          </table:table-cell>
          <table:table-cell office:value-type="float" office:value="81.01103125" calcext:value-type="float">
            <text:p><text:s/>81 <text:s text:c="3"/></text:p>
          </table:table-cell>
          <table:table-cell office:value-type="float" office:value="56.707721875" calcext:value-type="float">
            <text:p><text:s/>57 <text:s text:c="3"/></text:p>
          </table:table-cell>
          <table:table-cell table:number-columns-repeated="4" office:value-type="float" office:value="34.024633125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Eclairage</text:p>
          </table:table-cell>
          <table:table-cell office:value-type="float" office:value="1.6928712498804" calcext:value-type="float">
            <text:p><text:s/>2 <text:s text:c="3"/></text:p>
          </table:table-cell>
          <table:table-cell office:value-type="float" office:value="1.18500987491628" calcext:value-type="float">
            <text:p><text:s/>1 <text:s text:c="3"/></text:p>
          </table:table-cell>
          <table:table-cell table:number-columns-repeated="4" office:value-type="float" office:value="0.71100592494976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Eclairage</text:p>
          </table:table-cell>
          <table:table-cell office:value-type="float" office:value="1.124125" calcext:value-type="float">
            <text:p><text:s/>1 <text:s text:c="3"/></text:p>
          </table:table-cell>
          <table:table-cell office:value-type="float" office:value="0.7868875" calcext:value-type="float">
            <text:p><text:s/>1 <text:s text:c="3"/></text:p>
          </table:table-cell>
          <table:table-cell table:number-columns-repeated="4" office:value-type="float" office:value="0.4721325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Eclairage</text:p>
          </table:table-cell>
          <table:table-cell office:value-type="float" office:value="1.69284752784951" calcext:value-type="float">
            <text:p><text:s/>2 <text:s text:c="3"/></text:p>
          </table:table-cell>
          <table:table-cell office:value-type="float" office:value="1.18499326949466" calcext:value-type="float">
            <text:p><text:s/>1 <text:s text:c="3"/></text:p>
          </table:table-cell>
          <table:table-cell table:number-columns-repeated="4" office:value-type="float" office:value="0.710995961696795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Eclairage</text:p>
          </table:table-cell>
          <table:table-cell office:value-type="float" office:value="1.69287094621273" calcext:value-type="float">
            <text:p><text:s/>2 <text:s text:c="3"/></text:p>
          </table:table-cell>
          <table:table-cell office:value-type="float" office:value="1.18500966234891" calcext:value-type="float">
            <text:p><text:s/>1 <text:s text:c="3"/></text:p>
          </table:table-cell>
          <table:table-cell table:number-columns-repeated="4" office:value-type="float" office:value="0.711005797409347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Eclairage</text:p>
          </table:table-cell>
          <table:table-cell office:value-type="float" office:value="1.124125" calcext:value-type="float">
            <text:p><text:s/>1 <text:s text:c="3"/></text:p>
          </table:table-cell>
          <table:table-cell office:value-type="float" office:value="0.7868875" calcext:value-type="float">
            <text:p><text:s/>1 <text:s text:c="3"/></text:p>
          </table:table-cell>
          <table:table-cell table:number-columns-repeated="4" office:value-type="float" office:value="0.4721325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Eclairage</text:p>
          </table:table-cell>
          <table:table-cell office:value-type="float" office:value="13.9260922385621" calcext:value-type="float">
            <text:p><text:s/>14 <text:s text:c="3"/></text:p>
          </table:table-cell>
          <table:table-cell office:value-type="float" office:value="9.74826456699346" calcext:value-type="float">
            <text:p><text:s/>10 <text:s text:c="3"/></text:p>
          </table:table-cell>
          <table:table-cell table:number-columns-repeated="4" office:value-type="float" office:value="5.84895874019608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Eclairage</text:p>
          </table:table-cell>
          <table:table-cell office:value-type="float" office:value="13.2749100802912" calcext:value-type="float">
            <text:p><text:s/>13 <text:s text:c="3"/></text:p>
          </table:table-cell>
          <table:table-cell office:value-type="float" office:value="9.29243705620381" calcext:value-type="float">
            <text:p><text:s/>9 <text:s text:c="3"/></text:p>
          </table:table-cell>
          <table:table-cell table:number-columns-repeated="4" office:value-type="float" office:value="5.57546223372229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Eclairage</text:p>
          </table:table-cell>
          <table:table-cell office:value-type="float" office:value="7.18272230392157" calcext:value-type="float">
            <text:p><text:s/>7 <text:s text:c="3"/></text:p>
          </table:table-cell>
          <table:table-cell office:value-type="float" office:value="5.0279056127451" calcext:value-type="float">
            <text:p><text:s/>5 <text:s text:c="3"/></text:p>
          </table:table-cell>
          <table:table-cell table:number-columns-repeated="4" office:value-type="float" office:value="3.0167433676470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Eclairage</text:p>
          </table:table-cell>
          <table:table-cell office:value-type="float" office:value="3.31505975877193" calcext:value-type="float">
            <text:p><text:s/>3 <text:s text:c="3"/></text:p>
          </table:table-cell>
          <table:table-cell office:value-type="float" office:value="2.32054183114035" calcext:value-type="float">
            <text:p><text:s/>2 <text:s text:c="3"/></text:p>
          </table:table-cell>
          <table:table-cell table:number-columns-repeated="4" office:value-type="float" office:value="1.3923250986842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Eclairage</text:p>
          </table:table-cell>
          <table:table-cell office:value-type="float" office:value="3.31505975877193" calcext:value-type="float">
            <text:p><text:s/>3 <text:s text:c="3"/></text:p>
          </table:table-cell>
          <table:table-cell office:value-type="float" office:value="2.32054183114035" calcext:value-type="float">
            <text:p><text:s/>2 <text:s text:c="3"/></text:p>
          </table:table-cell>
          <table:table-cell table:number-columns-repeated="4" office:value-type="float" office:value="1.3923250986842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Eclairage</text:p>
          </table:table-cell>
          <table:table-cell office:value-type="float" office:value="3.31505975877193" calcext:value-type="float">
            <text:p><text:s/>3 <text:s text:c="3"/></text:p>
          </table:table-cell>
          <table:table-cell office:value-type="float" office:value="2.32054183114035" calcext:value-type="float">
            <text:p><text:s/>2 <text:s text:c="3"/></text:p>
          </table:table-cell>
          <table:table-cell table:number-columns-repeated="4" office:value-type="float" office:value="1.3923250986842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Eclairage</text:p>
          </table:table-cell>
          <table:table-cell office:value-type="float" office:value="13.9260922385621" calcext:value-type="float">
            <text:p><text:s/>14 <text:s text:c="3"/></text:p>
          </table:table-cell>
          <table:table-cell office:value-type="float" office:value="9.74826456699345" calcext:value-type="float">
            <text:p><text:s/>10 <text:s text:c="3"/></text:p>
          </table:table-cell>
          <table:table-cell table:number-columns-repeated="4" office:value-type="float" office:value="5.84895874019607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Eclairage</text:p>
          </table:table-cell>
          <table:table-cell office:value-type="float" office:value="13.9260922385621" calcext:value-type="float">
            <text:p><text:s/>14 <text:s text:c="3"/></text:p>
          </table:table-cell>
          <table:table-cell office:value-type="float" office:value="9.74826456699346" calcext:value-type="float">
            <text:p><text:s/>10 <text:s text:c="3"/></text:p>
          </table:table-cell>
          <table:table-cell table:number-columns-repeated="4" office:value-type="float" office:value="5.84895874019608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Eclairage</text:p>
          </table:table-cell>
          <table:table-cell office:value-type="float" office:value="7.18272230392156" calcext:value-type="float">
            <text:p><text:s/>7 <text:s text:c="3"/></text:p>
          </table:table-cell>
          <table:table-cell office:value-type="float" office:value="5.02790561274509" calcext:value-type="float">
            <text:p><text:s/>5 <text:s text:c="3"/></text:p>
          </table:table-cell>
          <table:table-cell table:number-columns-repeated="4" office:value-type="float" office:value="3.0167433676470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Eclairage</text:p>
          </table:table-cell>
          <table:table-cell office:value-type="float" office:value="22.0139349681212" calcext:value-type="float">
            <text:p><text:s/>22 <text:s text:c="3"/></text:p>
          </table:table-cell>
          <table:table-cell office:value-type="float" office:value="15.4097544776849" calcext:value-type="float">
            <text:p><text:s/>15 <text:s text:c="3"/></text:p>
          </table:table-cell>
          <table:table-cell table:number-columns-repeated="4" office:value-type="float" office:value="9.24585268661092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Eclairage</text:p>
          </table:table-cell>
          <table:table-cell office:value-type="float" office:value="22.0182453410472" calcext:value-type="float">
            <text:p><text:s/>22 <text:s text:c="3"/></text:p>
          </table:table-cell>
          <table:table-cell office:value-type="float" office:value="15.4127717387331" calcext:value-type="float">
            <text:p><text:s/>15 <text:s text:c="3"/></text:p>
          </table:table-cell>
          <table:table-cell table:number-columns-repeated="4" office:value-type="float" office:value="9.247663043239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Eclairage</text:p>
          </table:table-cell>
          <table:table-cell office:value-type="float" office:value="13.2748702099209" calcext:value-type="float">
            <text:p><text:s/>13 <text:s text:c="3"/></text:p>
          </table:table-cell>
          <table:table-cell office:value-type="float" office:value="9.29240914694463" calcext:value-type="float">
            <text:p><text:s/>9 <text:s text:c="3"/></text:p>
          </table:table-cell>
          <table:table-cell table:number-columns-repeated="4" office:value-type="float" office:value="5.57544548816678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Eclairage</text:p>
          </table:table-cell>
          <table:table-cell office:value-type="float" office:value="12.3935149262543" calcext:value-type="float">
            <text:p><text:s/>12 <text:s text:c="3"/></text:p>
          </table:table-cell>
          <table:table-cell office:value-type="float" office:value="8.67546044837804" calcext:value-type="float">
            <text:p><text:s/>9 <text:s text:c="3"/></text:p>
          </table:table-cell>
          <table:table-cell table:number-columns-repeated="4" office:value-type="float" office:value="5.20527626902682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Eclairage</text:p>
          </table:table-cell>
          <table:table-cell office:value-type="float" office:value="20.808641042446" calcext:value-type="float">
            <text:p><text:s/>21 <text:s text:c="3"/></text:p>
          </table:table-cell>
          <table:table-cell office:value-type="float" office:value="14.5660487297122" calcext:value-type="float">
            <text:p><text:s/>15 <text:s text:c="3"/></text:p>
          </table:table-cell>
          <table:table-cell table:number-columns-repeated="4" office:value-type="float" office:value="8.7396292378273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Eclairage</text:p>
          </table:table-cell>
          <table:table-cell office:value-type="float" office:value="20.2260540236928" calcext:value-type="float">
            <text:p><text:s/>20 <text:s text:c="3"/></text:p>
          </table:table-cell>
          <table:table-cell office:value-type="float" office:value="14.158237816585" calcext:value-type="float">
            <text:p><text:s/>14 <text:s text:c="3"/></text:p>
          </table:table-cell>
          <table:table-cell table:number-columns-repeated="4" office:value-type="float" office:value="8.4949426899509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Eclairage</text:p>
          </table:table-cell>
          <table:table-cell office:value-type="float" office:value="7.66301091627947" calcext:value-type="float">
            <text:p><text:s/>8 <text:s text:c="3"/></text:p>
          </table:table-cell>
          <table:table-cell office:value-type="float" office:value="5.36410764139563" calcext:value-type="float">
            <text:p><text:s/>5 <text:s text:c="3"/></text:p>
          </table:table-cell>
          <table:table-cell table:number-columns-repeated="4" office:value-type="float" office:value="3.21846458483738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Eclairage</text:p>
          </table:table-cell>
          <table:table-cell office:value-type="float" office:value="11.335875" calcext:value-type="float">
            <text:p><text:s/>11 <text:s text:c="3"/></text:p>
          </table:table-cell>
          <table:table-cell office:value-type="float" office:value="7.93511250000001" calcext:value-type="float">
            <text:p><text:s/>8 <text:s text:c="3"/></text:p>
          </table:table-cell>
          <table:table-cell table:number-columns-repeated="4" office:value-type="float" office:value="4.7610675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Eclairage</text:p>
          </table:table-cell>
          <table:table-cell office:value-type="float" office:value="15.752200743843" calcext:value-type="float">
            <text:p><text:s/>16 <text:s text:c="3"/></text:p>
          </table:table-cell>
          <table:table-cell office:value-type="float" office:value="11.0265405206901" calcext:value-type="float">
            <text:p><text:s/>11 <text:s text:c="3"/></text:p>
          </table:table-cell>
          <table:table-cell table:number-columns-repeated="4" office:value-type="float" office:value="6.6159243124140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Eclairage</text:p>
          </table:table-cell>
          <table:table-cell office:value-type="float" office:value="13.9557772044246" calcext:value-type="float">
            <text:p><text:s/>14 <text:s text:c="3"/></text:p>
          </table:table-cell>
          <table:table-cell office:value-type="float" office:value="9.76904404309723" calcext:value-type="float">
            <text:p><text:s/>10 <text:s text:c="3"/></text:p>
          </table:table-cell>
          <table:table-cell table:number-columns-repeated="4" office:value-type="float" office:value="5.86142642585834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Eclairage</text:p>
          </table:table-cell>
          <table:table-cell office:value-type="float" office:value="8.1247450422794" calcext:value-type="float">
            <text:p><text:s/>8 <text:s text:c="3"/></text:p>
          </table:table-cell>
          <table:table-cell office:value-type="float" office:value="5.68732152959558" calcext:value-type="float">
            <text:p><text:s/>6 <text:s text:c="3"/></text:p>
          </table:table-cell>
          <table:table-cell table:number-columns-repeated="4" office:value-type="float" office:value="3.41239291775735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Eclairage</text:p>
          </table:table-cell>
          <table:table-cell office:value-type="float" office:value="15.5946232723341" calcext:value-type="float">
            <text:p><text:s/>16 <text:s text:c="3"/></text:p>
          </table:table-cell>
          <table:table-cell office:value-type="float" office:value="10.9162362906339" calcext:value-type="float">
            <text:p><text:s/>11 <text:s text:c="3"/></text:p>
          </table:table-cell>
          <table:table-cell table:number-columns-repeated="4" office:value-type="float" office:value="6.54974177438033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Eclairage</text:p>
          </table:table-cell>
          <table:table-cell office:value-type="float" office:value="24.5457700987895" calcext:value-type="float">
            <text:p><text:s/>25 <text:s text:c="3"/></text:p>
          </table:table-cell>
          <table:table-cell office:value-type="float" office:value="17.1820390691526" calcext:value-type="float">
            <text:p><text:s/>17 <text:s text:c="3"/></text:p>
          </table:table-cell>
          <table:table-cell table:number-columns-repeated="4" office:value-type="float" office:value="10.3092234414916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Eclairage</text:p>
          </table:table-cell>
          <table:table-cell office:value-type="float" office:value="15.5946232723341" calcext:value-type="float">
            <text:p><text:s/>16 <text:s text:c="3"/></text:p>
          </table:table-cell>
          <table:table-cell office:value-type="float" office:value="10.9162362906339" calcext:value-type="float">
            <text:p><text:s/>11 <text:s text:c="3"/></text:p>
          </table:table-cell>
          <table:table-cell table:number-columns-repeated="4" office:value-type="float" office:value="6.54974177438033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Eclairage</text:p>
          </table:table-cell>
          <table:table-cell office:value-type="float" office:value="40.5770284813597" calcext:value-type="float">
            <text:p><text:s/>41 <text:s text:c="3"/></text:p>
          </table:table-cell>
          <table:table-cell office:value-type="float" office:value="28.4039199369518" calcext:value-type="float">
            <text:p><text:s/>28 <text:s text:c="3"/></text:p>
          </table:table-cell>
          <table:table-cell table:number-columns-repeated="4" office:value-type="float" office:value="17.0423519621711" calcext:value-type="float">
            <text:p><text:s/>1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Eclairage</text:p>
          </table:table-cell>
          <table:table-cell office:value-type="float" office:value="23.6070289392613" calcext:value-type="float">
            <text:p><text:s/>24 <text:s text:c="3"/></text:p>
          </table:table-cell>
          <table:table-cell office:value-type="float" office:value="16.5249202574829" calcext:value-type="float">
            <text:p><text:s/>17 <text:s text:c="3"/></text:p>
          </table:table-cell>
          <table:table-cell table:number-columns-repeated="4" office:value-type="float" office:value="9.91495215448975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Eclairage</text:p>
          </table:table-cell>
          <table:table-cell office:value-type="float" office:value="26.7206276166249" calcext:value-type="float">
            <text:p><text:s/>27 <text:s text:c="3"/></text:p>
          </table:table-cell>
          <table:table-cell office:value-type="float" office:value="18.7044393316374" calcext:value-type="float">
            <text:p><text:s/>19 <text:s text:c="3"/></text:p>
          </table:table-cell>
          <table:table-cell table:number-columns-repeated="4" office:value-type="float" office:value="11.2226635989824" calcext:value-type="float">
            <text:p><text:s/>1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Eclairage</text:p>
          </table:table-cell>
          <table:table-cell office:value-type="float" office:value="34.7531713878576" calcext:value-type="float">
            <text:p><text:s/>35 <text:s text:c="3"/></text:p>
          </table:table-cell>
          <table:table-cell office:value-type="float" office:value="24.3272199715003" calcext:value-type="float">
            <text:p><text:s/>24 <text:s text:c="3"/></text:p>
          </table:table-cell>
          <table:table-cell table:number-columns-repeated="4" office:value-type="float" office:value="14.5963319829002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Eclairage</text:p>
          </table:table-cell>
          <table:table-cell office:value-type="float" office:value="21.3380671601152" calcext:value-type="float">
            <text:p><text:s/>21 <text:s text:c="3"/></text:p>
          </table:table-cell>
          <table:table-cell office:value-type="float" office:value="14.9366470120806" calcext:value-type="float">
            <text:p><text:s/>15 <text:s text:c="3"/></text:p>
          </table:table-cell>
          <table:table-cell table:number-columns-repeated="4" office:value-type="float" office:value="8.96198820724836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Eclairage</text:p>
          </table:table-cell>
          <table:table-cell office:value-type="float" office:value="18.775023788555" calcext:value-type="float">
            <text:p><text:s/>19 <text:s text:c="3"/></text:p>
          </table:table-cell>
          <table:table-cell office:value-type="float" office:value="13.1425166519885" calcext:value-type="float">
            <text:p><text:s/>13 <text:s text:c="3"/></text:p>
          </table:table-cell>
          <table:table-cell table:number-columns-repeated="4" office:value-type="float" office:value="7.8855099911930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Eclairage</text:p>
          </table:table-cell>
          <table:table-cell office:value-type="float" office:value="205.662400471898" calcext:value-type="float">
            <text:p><text:s/>206 <text:s text:c="3"/></text:p>
          </table:table-cell>
          <table:table-cell office:value-type="float" office:value="143.963680330329" calcext:value-type="float">
            <text:p><text:s/>144 <text:s text:c="3"/></text:p>
          </table:table-cell>
          <table:table-cell table:number-columns-repeated="4" office:value-type="float" office:value="86.3782081981972" calcext:value-type="float">
            <text:p><text:s/>8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Eclairage</text:p>
          </table:table-cell>
          <table:table-cell office:value-type="float" office:value="31.6558570834752" calcext:value-type="float">
            <text:p><text:s/>32 <text:s text:c="3"/></text:p>
          </table:table-cell>
          <table:table-cell office:value-type="float" office:value="22.1590999584326" calcext:value-type="float">
            <text:p><text:s/>22 <text:s text:c="3"/></text:p>
          </table:table-cell>
          <table:table-cell table:number-columns-repeated="4" office:value-type="float" office:value="13.2954599750596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Eclairage</text:p>
          </table:table-cell>
          <table:table-cell office:value-type="float" office:value="20.3957963852507" calcext:value-type="float">
            <text:p><text:s/>20 <text:s text:c="3"/></text:p>
          </table:table-cell>
          <table:table-cell office:value-type="float" office:value="14.2770574696755" calcext:value-type="float">
            <text:p><text:s/>14 <text:s text:c="3"/></text:p>
          </table:table-cell>
          <table:table-cell table:number-columns-repeated="4" office:value-type="float" office:value="8.56623448180528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Eclairage</text:p>
          </table:table-cell>
          <table:table-cell office:value-type="float" office:value="19.2333347287831" calcext:value-type="float">
            <text:p><text:s/>19 <text:s text:c="3"/></text:p>
          </table:table-cell>
          <table:table-cell office:value-type="float" office:value="13.4633343101482" calcext:value-type="float">
            <text:p><text:s/>13 <text:s text:c="3"/></text:p>
          </table:table-cell>
          <table:table-cell table:number-columns-repeated="4" office:value-type="float" office:value="8.0780005860889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Eclairage</text:p>
          </table:table-cell>
          <table:table-cell office:value-type="float" office:value="48.6976758573245" calcext:value-type="float">
            <text:p><text:s/>49 <text:s text:c="3"/></text:p>
          </table:table-cell>
          <table:table-cell office:value-type="float" office:value="34.0883731001272" calcext:value-type="float">
            <text:p><text:s/>34 <text:s text:c="3"/></text:p>
          </table:table-cell>
          <table:table-cell table:number-columns-repeated="4" office:value-type="float" office:value="20.4530238600763" calcext:value-type="float">
            <text:p><text:s/>2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Eclairage</text:p>
          </table:table-cell>
          <table:table-cell office:value-type="float" office:value="39.4782603182167" calcext:value-type="float">
            <text:p><text:s/>39 <text:s text:c="3"/></text:p>
          </table:table-cell>
          <table:table-cell office:value-type="float" office:value="27.6347822227517" calcext:value-type="float">
            <text:p><text:s/>28 <text:s text:c="3"/></text:p>
          </table:table-cell>
          <table:table-cell table:number-columns-repeated="4" office:value-type="float" office:value="16.580869333651" calcext:value-type="float">
            <text:p><text:s/>1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Eclairage</text:p>
          </table:table-cell>
          <table:table-cell office:value-type="float" office:value="22.3740034369973" calcext:value-type="float">
            <text:p><text:s/>22 <text:s text:c="3"/></text:p>
          </table:table-cell>
          <table:table-cell office:value-type="float" office:value="15.6618024058981" calcext:value-type="float">
            <text:p><text:s/>16 <text:s text:c="3"/></text:p>
          </table:table-cell>
          <table:table-cell table:number-columns-repeated="4" office:value-type="float" office:value="9.39708144353889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Eclairage</text:p>
          </table:table-cell>
          <table:table-cell office:value-type="float" office:value="30.0575033928798" calcext:value-type="float">
            <text:p><text:s/>30 <text:s text:c="3"/></text:p>
          </table:table-cell>
          <table:table-cell office:value-type="float" office:value="21.0402523750159" calcext:value-type="float">
            <text:p><text:s/>21 <text:s text:c="3"/></text:p>
          </table:table-cell>
          <table:table-cell table:number-columns-repeated="4" office:value-type="float" office:value="12.6241514250095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Eclairage</text:p>
          </table:table-cell>
          <table:table-cell office:value-type="float" office:value="64" calcext:value-type="float">
            <text:p><text:s/>64 <text:s text:c="3"/></text:p>
          </table:table-cell>
          <table:table-cell office:value-type="float" office:value="44.8" calcext:value-type="float">
            <text:p><text:s/>45 <text:s text:c="3"/></text:p>
          </table:table-cell>
          <table:table-cell table:number-columns-repeated="4" office:value-type="float" office:value="26.88" calcext:value-type="float">
            <text:p><text:s/>2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7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7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7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7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7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7" calcext:value-type="float">
            <text:p><text:s/>3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3889645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482832467657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577045080078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5140477270157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521070410631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26504987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26504987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3889645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521070410631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482832467657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521070410631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521070410631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0136128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0136128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57039094602368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3889645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980341982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0136128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0136128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521070410631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26504987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265049879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838896456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.45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8.55430437709798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0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8868197728734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31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9.27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91000000000001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0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62314116892108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91000000000001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31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9.27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9.27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65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4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2.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65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65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.65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5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7282913547733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7.01859661722311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33.9999999999999" calcext:value-type="float">
            <text:p><text:s/>3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.62137817792261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5.35307437107038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ureautiqu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5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5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5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5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5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5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892597637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655221639157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6384696719578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6760318179157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014046936631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.17669991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.17669991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892597637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014046936631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655221639157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014046936631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014046936631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6009075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6009075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71359396387368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892597637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8689465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6009075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60090752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9014046936631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.17669991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.17669991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892597637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3.7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2.8024978863109" calcext:value-type="float">
            <text:p><text:s/>2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3.7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5.58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5.03243405203325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3.7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8.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4.71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0.42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3.7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5.58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4.32474678090917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3.7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0.42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8.840000000000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4.71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24.71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3.7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9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9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5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95999999999999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0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.9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5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5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1.5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4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4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4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4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4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4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5.35307437107038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77.0621504286779" calcext:value-type="float">
            <text:p><text:s/>7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384.914120412271" calcext:value-type="float">
            <text:p><text:s/>38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Process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Froid_alimentaire</text:p>
          </table:table-cell>
          <table:table-cell office:value-type="float" office:value="0.66" calcext:value-type="float">
            <text:p><text:s/>1 <text:s text:c="3"/></text:p>
          </table:table-cell>
          <table:table-cell office:value-type="float" office:value="0.462" calcext:value-type="float">
            <text:p><text:s/>0 <text:s text:c="3"/></text:p>
          </table:table-cell>
          <table:table-cell table:number-columns-repeated="4" office:value-type="float" office:value="0.369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Froid_alimentaire</text:p>
          </table:table-cell>
          <table:table-cell office:value-type="float" office:value="0.66" calcext:value-type="float">
            <text:p><text:s/>1 <text:s text:c="3"/></text:p>
          </table:table-cell>
          <table:table-cell office:value-type="float" office:value="0.462" calcext:value-type="float">
            <text:p><text:s/>0 <text:s text:c="3"/></text:p>
          </table:table-cell>
          <table:table-cell table:number-columns-repeated="4" office:value-type="float" office:value="0.369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Froid_alimentaire</text:p>
          </table:table-cell>
          <table:table-cell office:value-type="float" office:value="0.66" calcext:value-type="float">
            <text:p><text:s/>1 <text:s text:c="3"/></text:p>
          </table:table-cell>
          <table:table-cell office:value-type="float" office:value="0.462" calcext:value-type="float">
            <text:p><text:s/>0 <text:s text:c="3"/></text:p>
          </table:table-cell>
          <table:table-cell table:number-columns-repeated="4" office:value-type="float" office:value="0.369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Froid_alimentaire</text:p>
          </table:table-cell>
          <table:table-cell office:value-type="float" office:value="0.66" calcext:value-type="float">
            <text:p><text:s/>1 <text:s text:c="3"/></text:p>
          </table:table-cell>
          <table:table-cell office:value-type="float" office:value="0.462" calcext:value-type="float">
            <text:p><text:s/>0 <text:s text:c="3"/></text:p>
          </table:table-cell>
          <table:table-cell table:number-columns-repeated="4" office:value-type="float" office:value="0.369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Froid_alimentaire</text:p>
          </table:table-cell>
          <table:table-cell office:value-type="float" office:value="0.66" calcext:value-type="float">
            <text:p><text:s/>1 <text:s text:c="3"/></text:p>
          </table:table-cell>
          <table:table-cell office:value-type="float" office:value="0.462" calcext:value-type="float">
            <text:p><text:s/>0 <text:s text:c="3"/></text:p>
          </table:table-cell>
          <table:table-cell table:number-columns-repeated="4" office:value-type="float" office:value="0.369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Froid_alimentaire</text:p>
          </table:table-cell>
          <table:table-cell office:value-type="float" office:value="0.659999999999999" calcext:value-type="float">
            <text:p><text:s/>1 <text:s text:c="3"/></text:p>
          </table:table-cell>
          <table:table-cell office:value-type="float" office:value="0.462" calcext:value-type="float">
            <text:p><text:s/>0 <text:s text:c="3"/></text:p>
          </table:table-cell>
          <table:table-cell table:number-columns-repeated="4" office:value-type="float" office:value="0.369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Froid_alimentaire</text:p>
          </table:table-cell>
          <table:table-cell office:value-type="float" office:value="14.19448228" calcext:value-type="float">
            <text:p><text:s/>14 <text:s text:c="3"/></text:p>
          </table:table-cell>
          <table:table-cell office:value-type="float" office:value="9.936137596" calcext:value-type="float">
            <text:p><text:s/>10 <text:s text:c="3"/></text:p>
          </table:table-cell>
          <table:table-cell table:number-columns-repeated="4" office:value-type="float" office:value="7.948910076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7414162339474" calcext:value-type="float">
            <text:p><text:s/>15 <text:s text:c="3"/></text:p>
          </table:table-cell>
          <table:table-cell office:value-type="float" office:value="10.3189913637632" calcext:value-type="float">
            <text:p><text:s/>10 <text:s text:c="3"/></text:p>
          </table:table-cell>
          <table:table-cell table:number-columns-repeated="4" office:value-type="float" office:value="8.25519309101053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Froid_alimentaire</text:p>
          </table:table-cell>
          <table:table-cell office:value-type="float" office:value="12.2885225444737" calcext:value-type="float">
            <text:p><text:s/>12 <text:s text:c="3"/></text:p>
          </table:table-cell>
          <table:table-cell office:value-type="float" office:value="8.60196578113158" calcext:value-type="float">
            <text:p><text:s/>9 <text:s text:c="3"/></text:p>
          </table:table-cell>
          <table:table-cell table:number-columns-repeated="4" office:value-type="float" office:value="6.8815726249052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2.5702386389474" calcext:value-type="float">
            <text:p><text:s/>13 <text:s text:c="3"/></text:p>
          </table:table-cell>
          <table:table-cell office:value-type="float" office:value="8.79916704726316" calcext:value-type="float">
            <text:p><text:s/>9 <text:s text:c="3"/></text:p>
          </table:table-cell>
          <table:table-cell table:number-columns-repeated="4" office:value-type="float" office:value="7.03933363781053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4.2605352057895" calcext:value-type="float">
            <text:p><text:s/>14 <text:s text:c="3"/></text:p>
          </table:table-cell>
          <table:table-cell office:value-type="float" office:value="9.98237464405264" calcext:value-type="float">
            <text:p><text:s/>10 <text:s text:c="3"/></text:p>
          </table:table-cell>
          <table:table-cell table:number-columns-repeated="4" office:value-type="float" office:value="7.9858997152421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Froid_alimentaire</text:p>
          </table:table-cell>
          <table:table-cell office:value-type="float" office:value="16.32524939" calcext:value-type="float">
            <text:p><text:s/>16 <text:s text:c="3"/></text:p>
          </table:table-cell>
          <table:table-cell office:value-type="float" office:value="11.427674573" calcext:value-type="float">
            <text:p><text:s/>11 <text:s text:c="3"/></text:p>
          </table:table-cell>
          <table:table-cell table:number-columns-repeated="4" office:value-type="float" office:value="9.142139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Froid_alimentaire</text:p>
          </table:table-cell>
          <table:table-cell office:value-type="float" office:value="16.32524939" calcext:value-type="float">
            <text:p><text:s/>16 <text:s text:c="3"/></text:p>
          </table:table-cell>
          <table:table-cell office:value-type="float" office:value="11.427674573" calcext:value-type="float">
            <text:p><text:s/>11 <text:s text:c="3"/></text:p>
          </table:table-cell>
          <table:table-cell table:number-columns-repeated="4" office:value-type="float" office:value="9.142139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Froid_alimentaire</text:p>
          </table:table-cell>
          <table:table-cell office:value-type="float" office:value="14.19448228" calcext:value-type="float">
            <text:p><text:s/>14 <text:s text:c="3"/></text:p>
          </table:table-cell>
          <table:table-cell office:value-type="float" office:value="9.936137596" calcext:value-type="float">
            <text:p><text:s/>10 <text:s text:c="3"/></text:p>
          </table:table-cell>
          <table:table-cell table:number-columns-repeated="4" office:value-type="float" office:value="7.948910076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2605352057895" calcext:value-type="float">
            <text:p><text:s/>14 <text:s text:c="3"/></text:p>
          </table:table-cell>
          <table:table-cell office:value-type="float" office:value="9.98237464405264" calcext:value-type="float">
            <text:p><text:s/>10 <text:s text:c="3"/></text:p>
          </table:table-cell>
          <table:table-cell table:number-columns-repeated="4" office:value-type="float" office:value="7.9858997152421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4.7414162339474" calcext:value-type="float">
            <text:p><text:s/>15 <text:s text:c="3"/></text:p>
          </table:table-cell>
          <table:table-cell office:value-type="float" office:value="10.3189913637632" calcext:value-type="float">
            <text:p><text:s/>10 <text:s text:c="3"/></text:p>
          </table:table-cell>
          <table:table-cell table:number-columns-repeated="4" office:value-type="float" office:value="8.25519309101053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2605352057895" calcext:value-type="float">
            <text:p><text:s/>14 <text:s text:c="3"/></text:p>
          </table:table-cell>
          <table:table-cell office:value-type="float" office:value="9.98237464405264" calcext:value-type="float">
            <text:p><text:s/>10 <text:s text:c="3"/></text:p>
          </table:table-cell>
          <table:table-cell table:number-columns-repeated="4" office:value-type="float" office:value="7.9858997152421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4.2605352057895" calcext:value-type="float">
            <text:p><text:s/>14 <text:s text:c="3"/></text:p>
          </table:table-cell>
          <table:table-cell office:value-type="float" office:value="9.98237464405264" calcext:value-type="float">
            <text:p><text:s/>10 <text:s text:c="3"/></text:p>
          </table:table-cell>
          <table:table-cell table:number-columns-repeated="4" office:value-type="float" office:value="7.9858997152421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Froid_alimentaire</text:p>
          </table:table-cell>
          <table:table-cell office:value-type="float" office:value="12.00680645" calcext:value-type="float">
            <text:p><text:s/>12 <text:s text:c="3"/></text:p>
          </table:table-cell>
          <table:table-cell office:value-type="float" office:value="8.404764515" calcext:value-type="float">
            <text:p><text:s/>8 <text:s text:c="3"/></text:p>
          </table:table-cell>
          <table:table-cell table:number-columns-repeated="4" office:value-type="float" office:value="6.7238116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2.00680645" calcext:value-type="float">
            <text:p><text:s/>12 <text:s text:c="3"/></text:p>
          </table:table-cell>
          <table:table-cell office:value-type="float" office:value="8.404764515" calcext:value-type="float">
            <text:p><text:s/>8 <text:s text:c="3"/></text:p>
          </table:table-cell>
          <table:table-cell table:number-columns-repeated="4" office:value-type="float" office:value="6.7238116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2.8519547334211" calcext:value-type="float">
            <text:p><text:s/>13 <text:s text:c="3"/></text:p>
          </table:table-cell>
          <table:table-cell office:value-type="float" office:value="8.99636831339474" calcext:value-type="float">
            <text:p><text:s/>9 <text:s text:c="3"/></text:p>
          </table:table-cell>
          <table:table-cell table:number-columns-repeated="4" office:value-type="float" office:value="7.19709465071579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Froid_alimentaire</text:p>
          </table:table-cell>
          <table:table-cell office:value-type="float" office:value="14.19448228" calcext:value-type="float">
            <text:p><text:s/>14 <text:s text:c="3"/></text:p>
          </table:table-cell>
          <table:table-cell office:value-type="float" office:value="9.936137596" calcext:value-type="float">
            <text:p><text:s/>10 <text:s text:c="3"/></text:p>
          </table:table-cell>
          <table:table-cell table:number-columns-repeated="4" office:value-type="float" office:value="7.948910076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4.90170991" calcext:value-type="float">
            <text:p><text:s/>15 <text:s text:c="3"/></text:p>
          </table:table-cell>
          <table:table-cell office:value-type="float" office:value="10.431196937" calcext:value-type="float">
            <text:p><text:s/>10 <text:s text:c="3"/></text:p>
          </table:table-cell>
          <table:table-cell table:number-columns-repeated="4" office:value-type="float" office:value="8.3449575496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Froid_alimentaire</text:p>
          </table:table-cell>
          <table:table-cell office:value-type="float" office:value="12.00680645" calcext:value-type="float">
            <text:p><text:s/>12 <text:s text:c="3"/></text:p>
          </table:table-cell>
          <table:table-cell office:value-type="float" office:value="8.404764515" calcext:value-type="float">
            <text:p><text:s/>8 <text:s text:c="3"/></text:p>
          </table:table-cell>
          <table:table-cell table:number-columns-repeated="4" office:value-type="float" office:value="6.7238116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Froid_alimentaire</text:p>
          </table:table-cell>
          <table:table-cell office:value-type="float" office:value="12.00680645" calcext:value-type="float">
            <text:p><text:s/>12 <text:s text:c="3"/></text:p>
          </table:table-cell>
          <table:table-cell office:value-type="float" office:value="8.404764515" calcext:value-type="float">
            <text:p><text:s/>8 <text:s text:c="3"/></text:p>
          </table:table-cell>
          <table:table-cell table:number-columns-repeated="4" office:value-type="float" office:value="6.7238116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Froid_alimentaire</text:p>
          </table:table-cell>
          <table:table-cell office:value-type="float" office:value="14.2605352057895" calcext:value-type="float">
            <text:p><text:s/>14 <text:s text:c="3"/></text:p>
          </table:table-cell>
          <table:table-cell office:value-type="float" office:value="9.98237464405264" calcext:value-type="float">
            <text:p><text:s/>10 <text:s text:c="3"/></text:p>
          </table:table-cell>
          <table:table-cell table:number-columns-repeated="4" office:value-type="float" office:value="7.98589971524211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Froid_alimentaire</text:p>
          </table:table-cell>
          <table:table-cell office:value-type="float" office:value="16.32524939" calcext:value-type="float">
            <text:p><text:s/>16 <text:s text:c="3"/></text:p>
          </table:table-cell>
          <table:table-cell office:value-type="float" office:value="11.427674573" calcext:value-type="float">
            <text:p><text:s/>11 <text:s text:c="3"/></text:p>
          </table:table-cell>
          <table:table-cell table:number-columns-repeated="4" office:value-type="float" office:value="9.142139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Froid_alimentaire</text:p>
          </table:table-cell>
          <table:table-cell office:value-type="float" office:value="16.32524939" calcext:value-type="float">
            <text:p><text:s/>16 <text:s text:c="3"/></text:p>
          </table:table-cell>
          <table:table-cell office:value-type="float" office:value="11.427674573" calcext:value-type="float">
            <text:p><text:s/>11 <text:s text:c="3"/></text:p>
          </table:table-cell>
          <table:table-cell table:number-columns-repeated="4" office:value-type="float" office:value="9.142139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Froid_alimentaire</text:p>
          </table:table-cell>
          <table:table-cell office:value-type="float" office:value="14.19448228" calcext:value-type="float">
            <text:p><text:s/>14 <text:s text:c="3"/></text:p>
          </table:table-cell>
          <table:table-cell office:value-type="float" office:value="9.936137596" calcext:value-type="float">
            <text:p><text:s/>10 <text:s text:c="3"/></text:p>
          </table:table-cell>
          <table:table-cell table:number-columns-repeated="4" office:value-type="float" office:value="7.948910076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Froid_alimentaire</text:p>
          </table:table-cell>
          <table:table-cell office:value-type="float" office:value="3" calcext:value-type="float">
            <text:p><text:s/>3 <text:s text:c="3"/></text:p>
          </table:table-cell>
          <table:table-cell office:value-type="float" office:value="2.1" calcext:value-type="float">
            <text:p><text:s/>2 <text:s text:c="3"/></text:p>
          </table:table-cell>
          <table:table-cell table:number-columns-repeated="4" office:value-type="float" office:value="1.68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Froid_alimentaire</text:p>
          </table:table-cell>
          <table:table-cell office:value-type="float" office:value="134.889903363302" calcext:value-type="float">
            <text:p><text:s/>135 <text:s text:c="3"/></text:p>
          </table:table-cell>
          <table:table-cell office:value-type="float" office:value="94.4229323543114" calcext:value-type="float">
            <text:p><text:s/>94 <text:s text:c="3"/></text:p>
          </table:table-cell>
          <table:table-cell table:number-columns-repeated="4" office:value-type="float" office:value="75.5383458834491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Froid_alimentaire</text:p>
          </table:table-cell>
          <table:table-cell office:value-type="float" office:value="14" calcext:value-type="float">
            <text:p><text:s/>14 <text:s text:c="3"/></text:p>
          </table:table-cell>
          <table:table-cell office:value-type="float" office:value="9.8" calcext:value-type="float">
            <text:p><text:s/>10 <text:s text:c="3"/></text:p>
          </table:table-cell>
          <table:table-cell table:number-columns-repeated="4" office:value-type="float" office:value="7.84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Froid_alimentaire</text:p>
          </table:table-cell>
          <table:table-cell office:value-type="float" office:value="6.37540785858733" calcext:value-type="float">
            <text:p><text:s/>6 <text:s text:c="3"/></text:p>
          </table:table-cell>
          <table:table-cell office:value-type="float" office:value="4.46278550101113" calcext:value-type="float">
            <text:p><text:s/>4 <text:s text:c="3"/></text:p>
          </table:table-cell>
          <table:table-cell table:number-columns-repeated="4" office:value-type="float" office:value="3.57022840080891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Froid_alimentaire</text:p>
          </table:table-cell>
          <table:table-cell office:value-type="float" office:value="150" calcext:value-type="float">
            <text:p><text:s/>150 <text:s text:c="3"/></text:p>
          </table:table-cell>
          <table:table-cell office:value-type="float" office:value="105" calcext:value-type="float">
            <text:p><text:s/>105 <text:s text:c="3"/></text:p>
          </table:table-cell>
          <table:table-cell table:number-columns-repeated="4" office:value-type="float" office:value="84" calcext:value-type="float">
            <text:p><text:s/>8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Froid_alimentaire</text:p>
          </table:table-cell>
          <table:table-cell office:value-type="float" office:value="5" calcext:value-type="float">
            <text:p><text:s/>5 <text:s text:c="3"/></text:p>
          </table:table-cell>
          <table:table-cell office:value-type="float" office:value="3.5" calcext:value-type="float">
            <text:p><text:s/>4 <text:s text:c="3"/></text:p>
          </table:table-cell>
          <table:table-cell table:number-columns-repeated="4" office:value-type="float" office:value="2.8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Froid_alimentaire</text:p>
          </table:table-cell>
          <table:table-cell office:value-type="float" office:value="14" calcext:value-type="float">
            <text:p><text:s/>14 <text:s text:c="3"/></text:p>
          </table:table-cell>
          <table:table-cell office:value-type="float" office:value="9.8" calcext:value-type="float">
            <text:p><text:s/>10 <text:s text:c="3"/></text:p>
          </table:table-cell>
          <table:table-cell table:number-columns-repeated="4" office:value-type="float" office:value="7.84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Froid_alimentaire</text:p>
          </table:table-cell>
          <table:table-cell office:value-type="float" office:value="5" calcext:value-type="float">
            <text:p><text:s/>5 <text:s text:c="3"/></text:p>
          </table:table-cell>
          <table:table-cell office:value-type="float" office:value="3.5" calcext:value-type="float">
            <text:p><text:s/>4 <text:s text:c="3"/></text:p>
          </table:table-cell>
          <table:table-cell table:number-columns-repeated="4" office:value-type="float" office:value="2.8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Froid_alimentaire</text:p>
          </table:table-cell>
          <table:table-cell office:value-type="float" office:value="61.9999999999999" calcext:value-type="float">
            <text:p><text:s/>62 <text:s text:c="3"/></text:p>
          </table:table-cell>
          <table:table-cell office:value-type="float" office:value="43.4" calcext:value-type="float">
            <text:p><text:s/>43 <text:s text:c="3"/></text:p>
          </table:table-cell>
          <table:table-cell table:number-columns-repeated="4" office:value-type="float" office:value="34.72" calcext:value-type="float">
            <text:p><text:s/>3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Froid_alimentaire</text:p>
          </table:table-cell>
          <table:table-cell office:value-type="float" office:value="150" calcext:value-type="float">
            <text:p><text:s/>150 <text:s text:c="3"/></text:p>
          </table:table-cell>
          <table:table-cell office:value-type="float" office:value="105" calcext:value-type="float">
            <text:p><text:s/>105 <text:s text:c="3"/></text:p>
          </table:table-cell>
          <table:table-cell table:number-columns-repeated="4" office:value-type="float" office:value="84" calcext:value-type="float">
            <text:p><text:s/>84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Froid_alimentaire</text:p>
          </table:table-cell>
          <table:table-cell office:value-type="float" office:value="1" calcext:value-type="float">
            <text:p><text:s/>1 <text:s text:c="3"/></text:p>
          </table:table-cell>
          <table:table-cell office:value-type="float" office:value="0.7" calcext:value-type="float">
            <text:p><text:s/>1 <text:s text:c="3"/></text:p>
          </table:table-cell>
          <table:table-cell table:number-columns-repeated="4" office:value-type="float" office:value="0.5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Froid_alimentaire</text:p>
          </table:table-cell>
          <table:table-cell office:value-type="float" office:value="1.21" calcext:value-type="float">
            <text:p><text:s/>1 <text:s text:c="3"/></text:p>
          </table:table-cell>
          <table:table-cell office:value-type="float" office:value="0.847" calcext:value-type="float">
            <text:p><text:s/>1 <text:s text:c="3"/></text:p>
          </table:table-cell>
          <table:table-cell table:number-columns-repeated="4" office:value-type="float" office:value="0.677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Froid_alimentaire</text:p>
          </table:table-cell>
          <table:table-cell office:value-type="float" office:value="1.21" calcext:value-type="float">
            <text:p><text:s/>1 <text:s text:c="3"/></text:p>
          </table:table-cell>
          <table:table-cell office:value-type="float" office:value="0.847" calcext:value-type="float">
            <text:p><text:s/>1 <text:s text:c="3"/></text:p>
          </table:table-cell>
          <table:table-cell table:number-columns-repeated="4" office:value-type="float" office:value="0.677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Froid_alimentaire</text:p>
          </table:table-cell>
          <table:table-cell office:value-type="float" office:value="1.95" calcext:value-type="float">
            <text:p><text:s/>2 <text:s text:c="3"/></text:p>
          </table:table-cell>
          <table:table-cell office:value-type="float" office:value="1.365" calcext:value-type="float">
            <text:p><text:s/>1 <text:s text:c="3"/></text:p>
          </table:table-cell>
          <table:table-cell table:number-columns-repeated="4" office:value-type="float" office:value="1.09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Froid_alimentaire</text:p>
          </table:table-cell>
          <table:table-cell office:value-type="float" office:value="1.21" calcext:value-type="float">
            <text:p><text:s/>1 <text:s text:c="3"/></text:p>
          </table:table-cell>
          <table:table-cell office:value-type="float" office:value="0.847" calcext:value-type="float">
            <text:p><text:s/>1 <text:s text:c="3"/></text:p>
          </table:table-cell>
          <table:table-cell table:number-columns-repeated="4" office:value-type="float" office:value="0.6776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000000000001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2999999999999" calcext:value-type="float">
            <text:p><text:s/>1 <text:s text:c="3"/></text:p>
          </table:table-cell>
          <table:table-cell table:number-columns-repeated="4" office:value-type="float" office:value="0.72239999999999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Froid_alimentaire</text:p>
          </table:table-cell>
          <table:table-cell office:value-type="float" office:value="1.29" calcext:value-type="float">
            <text:p><text:s/>1 <text:s text:c="3"/></text:p>
          </table:table-cell>
          <table:table-cell office:value-type="float" office:value="0.903" calcext:value-type="float">
            <text:p><text:s/>1 <text:s text:c="3"/></text:p>
          </table:table-cell>
          <table:table-cell table:number-columns-repeated="4" office:value-type="float" office:value="0.7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Froid_alimentaire</text:p>
          </table:table-cell>
          <table:table-cell office:value-type="float" office:value="1.21" calcext:value-type="float">
            <text:p><text:s/>1 <text:s text:c="3"/></text:p>
          </table:table-cell>
          <table:table-cell office:value-type="float" office:value="0.846999999999999" calcext:value-type="float">
            <text:p><text:s/>1 <text:s text:c="3"/></text:p>
          </table:table-cell>
          <table:table-cell table:number-columns-repeated="4" office:value-type="float" office:value="0.67759999999999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Froid_alimentaire</text:p>
          </table:table-cell>
          <table:table-cell office:value-type="float" office:value="1.95" calcext:value-type="float">
            <text:p><text:s/>2 <text:s text:c="3"/></text:p>
          </table:table-cell>
          <table:table-cell office:value-type="float" office:value="1.365" calcext:value-type="float">
            <text:p><text:s/>1 <text:s text:c="3"/></text:p>
          </table:table-cell>
          <table:table-cell table:number-columns-repeated="4" office:value-type="float" office:value="1.09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Froid_alimentaire</text:p>
          </table:table-cell>
          <table:table-cell office:value-type="float" office:value="1.95" calcext:value-type="float">
            <text:p><text:s/>2 <text:s text:c="3"/></text:p>
          </table:table-cell>
          <table:table-cell office:value-type="float" office:value="1.365" calcext:value-type="float">
            <text:p><text:s/>1 <text:s text:c="3"/></text:p>
          </table:table-cell>
          <table:table-cell table:number-columns-repeated="4" office:value-type="float" office:value="1.09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Froid_alimentaire</text:p>
          </table:table-cell>
          <table:table-cell office:value-type="float" office:value="1.95" calcext:value-type="float">
            <text:p><text:s/>2 <text:s text:c="3"/></text:p>
          </table:table-cell>
          <table:table-cell office:value-type="float" office:value="1.365" calcext:value-type="float">
            <text:p><text:s/>1 <text:s text:c="3"/></text:p>
          </table:table-cell>
          <table:table-cell table:number-columns-repeated="4" office:value-type="float" office:value="1.09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Froid_alimentaire</text:p>
          </table:table-cell>
          <table:table-cell office:value-type="float" office:value="4" calcext:value-type="float">
            <text:p><text:s/>4 <text:s text:c="3"/></text:p>
          </table:table-cell>
          <table:table-cell office:value-type="float" office:value="2.8" calcext:value-type="float">
            <text:p><text:s/>3 <text:s text:c="3"/></text:p>
          </table:table-cell>
          <table:table-cell table:number-columns-repeated="4" office:value-type="float" office:value="2.2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Froid_alimentaire</text:p>
          </table:table-cell>
          <table:table-cell office:value-type="float" office:value="4" calcext:value-type="float">
            <text:p><text:s/>4 <text:s text:c="3"/></text:p>
          </table:table-cell>
          <table:table-cell office:value-type="float" office:value="2.8" calcext:value-type="float">
            <text:p><text:s/>3 <text:s text:c="3"/></text:p>
          </table:table-cell>
          <table:table-cell table:number-columns-repeated="4" office:value-type="float" office:value="2.2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Froid_alimentaire</text:p>
          </table:table-cell>
          <table:table-cell office:value-type="float" office:value="4" calcext:value-type="float">
            <text:p><text:s/>4 <text:s text:c="3"/></text:p>
          </table:table-cell>
          <table:table-cell office:value-type="float" office:value="2.8" calcext:value-type="float">
            <text:p><text:s/>3 <text:s text:c="3"/></text:p>
          </table:table-cell>
          <table:table-cell table:number-columns-repeated="4" office:value-type="float" office:value="2.2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Froid_alimentaire</text:p>
          </table:table-cell>
          <table:table-cell office:value-type="float" office:value="4" calcext:value-type="float">
            <text:p><text:s/>4 <text:s text:c="3"/></text:p>
          </table:table-cell>
          <table:table-cell office:value-type="float" office:value="2.8" calcext:value-type="float">
            <text:p><text:s/>3 <text:s text:c="3"/></text:p>
          </table:table-cell>
          <table:table-cell table:number-columns-repeated="4" office:value-type="float" office:value="2.2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Froid_alimentaire</text:p>
          </table:table-cell>
          <table:table-cell office:value-type="float" office:value="4" calcext:value-type="float">
            <text:p><text:s/>4 <text:s text:c="3"/></text:p>
          </table:table-cell>
          <table:table-cell office:value-type="float" office:value="2.8" calcext:value-type="float">
            <text:p><text:s/>3 <text:s text:c="3"/></text:p>
          </table:table-cell>
          <table:table-cell table:number-columns-repeated="4" office:value-type="float" office:value="2.24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Froid_alimentaire</text:p>
          </table:table-cell>
          <table:table-cell office:value-type="float" office:value="8" calcext:value-type="float">
            <text:p><text:s/>8 <text:s text:c="3"/></text:p>
          </table:table-cell>
          <table:table-cell office:value-type="float" office:value="5.6" calcext:value-type="float">
            <text:p><text:s/>6 <text:s text:c="3"/></text:p>
          </table:table-cell>
          <table:table-cell table:number-columns-repeated="4" office:value-type="float" office:value="4.4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Froid_alimentaire</text:p>
          </table:table-cell>
          <table:table-cell office:value-type="float" office:value="8" calcext:value-type="float">
            <text:p><text:s/>8 <text:s text:c="3"/></text:p>
          </table:table-cell>
          <table:table-cell office:value-type="float" office:value="5.6" calcext:value-type="float">
            <text:p><text:s/>6 <text:s text:c="3"/></text:p>
          </table:table-cell>
          <table:table-cell table:number-columns-repeated="4" office:value-type="float" office:value="4.4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Froid_alimentaire</text:p>
          </table:table-cell>
          <table:table-cell office:value-type="float" office:value="8" calcext:value-type="float">
            <text:p><text:s/>8 <text:s text:c="3"/></text:p>
          </table:table-cell>
          <table:table-cell office:value-type="float" office:value="5.6" calcext:value-type="float">
            <text:p><text:s/>6 <text:s text:c="3"/></text:p>
          </table:table-cell>
          <table:table-cell table:number-columns-repeated="4" office:value-type="float" office:value="4.4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Froid_alimentaire</text:p>
          </table:table-cell>
          <table:table-cell office:value-type="float" office:value="8" calcext:value-type="float">
            <text:p><text:s/>8 <text:s text:c="3"/></text:p>
          </table:table-cell>
          <table:table-cell office:value-type="float" office:value="5.6" calcext:value-type="float">
            <text:p><text:s/>6 <text:s text:c="3"/></text:p>
          </table:table-cell>
          <table:table-cell table:number-columns-repeated="4" office:value-type="float" office:value="4.4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Froid_alimentaire</text:p>
          </table:table-cell>
          <table:table-cell office:value-type="float" office:value="8" calcext:value-type="float">
            <text:p><text:s/>8 <text:s text:c="3"/></text:p>
          </table:table-cell>
          <table:table-cell office:value-type="float" office:value="5.6" calcext:value-type="float">
            <text:p><text:s/>6 <text:s text:c="3"/></text:p>
          </table:table-cell>
          <table:table-cell table:number-columns-repeated="4" office:value-type="float" office:value="4.4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Froid_alimentaire</text:p>
          </table:table-cell>
          <table:table-cell office:value-type="float" office:value="8" calcext:value-type="float">
            <text:p><text:s/>8 <text:s text:c="3"/></text:p>
          </table:table-cell>
          <table:table-cell office:value-type="float" office:value="5.6" calcext:value-type="float">
            <text:p><text:s/>6 <text:s text:c="3"/></text:p>
          </table:table-cell>
          <table:table-cell table:number-columns-repeated="4" office:value-type="float" office:value="4.48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Froid_alimentaire</text:p>
          </table:table-cell>
          <table:table-cell office:value-type="float" office:value="15" calcext:value-type="float">
            <text:p><text:s/>15 <text:s text:c="3"/></text:p>
          </table:table-cell>
          <table:table-cell office:value-type="float" office:value="10.5" calcext:value-type="float">
            <text:p><text:s/>11 <text:s text:c="3"/></text:p>
          </table:table-cell>
          <table:table-cell table:number-columns-repeated="4" office:value-type="float" office:value="8.4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Froid_alimentaire</text:p>
          </table:table-cell>
          <table:table-cell office:value-type="float" office:value="0.864145677386671" calcext:value-type="float">
            <text:p><text:s/>1 <text:s text:c="3"/></text:p>
          </table:table-cell>
          <table:table-cell office:value-type="float" office:value="0.604901974170669" calcext:value-type="float">
            <text:p><text:s/>1 <text:s text:c="3"/></text:p>
          </table:table-cell>
          <table:table-cell table:number-columns-repeated="4" office:value-type="float" office:value="0.483921579336536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Froid_alimentaire</text:p>
          </table:table-cell>
          <table:table-cell office:value-type="float" office:value="6.18583549414675" calcext:value-type="float">
            <text:p><text:s/>6 <text:s text:c="3"/></text:p>
          </table:table-cell>
          <table:table-cell office:value-type="float" office:value="4.33008484590272" calcext:value-type="float">
            <text:p><text:s/>4 <text:s text:c="3"/></text:p>
          </table:table-cell>
          <table:table-cell table:number-columns-repeated="4" office:value-type="float" office:value="3.46406787672218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Froid_alimentaire</text:p>
          </table:table-cell>
          <table:table-cell office:value-type="float" office:value="0.990205519502239" calcext:value-type="float">
            <text:p><text:s/>1 <text:s text:c="3"/></text:p>
          </table:table-cell>
          <table:table-cell office:value-type="float" office:value="0.693143863651568" calcext:value-type="float">
            <text:p><text:s/>1 <text:s text:c="3"/></text:p>
          </table:table-cell>
          <table:table-cell table:number-columns-repeated="4" office:value-type="float" office:value="0.55451509092125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Froid_alimentaire</text:p>
          </table:table-cell>
          <table:table-cell office:value-type="float" office:value="10" calcext:value-type="float">
            <text:p><text:s/>10 <text:s text:c="3"/></text:p>
          </table:table-cell>
          <table:table-cell office:value-type="float" office:value="7" calcext:value-type="float">
            <text:p><text:s/>7 <text:s text:c="3"/></text:p>
          </table:table-cell>
          <table:table-cell table:number-columns-repeated="4" office:value-type="float" office:value="5.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Froid_alimentaire</text:p>
          </table:table-cell>
          <table:table-cell office:value-type="float" office:value="0.810689088961307" calcext:value-type="float">
            <text:p><text:s/>1 <text:s text:c="3"/></text:p>
          </table:table-cell>
          <table:table-cell office:value-type="float" office:value="0.567482362272915" calcext:value-type="float">
            <text:p><text:s/>1 <text:s text:c="3"/></text:p>
          </table:table-cell>
          <table:table-cell table:number-columns-repeated="4" office:value-type="float" office:value="0.453985889818332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Froid_alimentai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Froid_alimentaire</text:p>
          </table:table-cell>
          <table:table-cell office:value-type="float" office:value="6.07016513164645" calcext:value-type="float">
            <text:p><text:s/>6 <text:s text:c="3"/></text:p>
          </table:table-cell>
          <table:table-cell office:value-type="float" office:value="4.24911559215252" calcext:value-type="float">
            <text:p><text:s/>4 <text:s text:c="3"/></text:p>
          </table:table-cell>
          <table:table-cell table:number-columns-repeated="4" office:value-type="float" office:value="3.39929247372201" calcext:value-type="float">
            <text:p><text:s/>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Froid_alimentaire</text:p>
          </table:table-cell>
          <table:table-cell office:value-type="float" office:value="0.813688234830242" calcext:value-type="float">
            <text:p><text:s/>1 <text:s text:c="3"/></text:p>
          </table:table-cell>
          <table:table-cell office:value-type="float" office:value="0.569581764381169" calcext:value-type="float">
            <text:p><text:s/>1 <text:s text:c="3"/></text:p>
          </table:table-cell>
          <table:table-cell table:number-columns-repeated="4" office:value-type="float" office:value="0.455665411504935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Froid_alimentaire</text:p>
          </table:table-cell>
          <table:table-cell office:value-type="float" office:value="0.889795723693233" calcext:value-type="float">
            <text:p><text:s/>1 <text:s text:c="3"/></text:p>
          </table:table-cell>
          <table:table-cell office:value-type="float" office:value="0.622857006585263" calcext:value-type="float">
            <text:p><text:s/>1 <text:s text:c="3"/></text:p>
          </table:table-cell>
          <table:table-cell table:number-columns-repeated="4" office:value-type="float" office:value="0.498285605268211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Froid_alimentaire</text:p>
          </table:table-cell>
          <table:table-cell office:value-type="float" office:value="1.33853912201875" calcext:value-type="float">
            <text:p><text:s/>1 <text:s text:c="3"/></text:p>
          </table:table-cell>
          <table:table-cell office:value-type="float" office:value="0.936977385413123" calcext:value-type="float">
            <text:p><text:s/>1 <text:s text:c="3"/></text:p>
          </table:table-cell>
          <table:table-cell table:number-columns-repeated="4" office:value-type="float" office:value="0.74958190833049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Froid_alimentaire</text:p>
          </table:table-cell>
          <table:table-cell office:value-type="float" office:value="0.962285301030679" calcext:value-type="float">
            <text:p><text:s/>1 <text:s text:c="3"/></text:p>
          </table:table-cell>
          <table:table-cell office:value-type="float" office:value="0.673599710721475" calcext:value-type="float">
            <text:p><text:s/>1 <text:s text:c="3"/></text:p>
          </table:table-cell>
          <table:table-cell table:number-columns-repeated="4" office:value-type="float" office:value="0.53887976857718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Froid_alimentaire</text:p>
          </table:table-cell>
          <table:table-cell office:value-type="float" office:value="1.08139203860841" calcext:value-type="float">
            <text:p><text:s/>1 <text:s text:c="3"/></text:p>
          </table:table-cell>
          <table:table-cell office:value-type="float" office:value="0.75697442702589" calcext:value-type="float">
            <text:p><text:s/>1 <text:s text:c="3"/></text:p>
          </table:table-cell>
          <table:table-cell table:number-columns-repeated="4" office:value-type="float" office:value="0.60557954162071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Froid_alimentai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Froid_alimentaire</text:p>
          </table:table-cell>
          <table:table-cell office:value-type="float" office:value="10" calcext:value-type="float">
            <text:p><text:s/>10 <text:s text:c="3"/></text:p>
          </table:table-cell>
          <table:table-cell office:value-type="float" office:value="7" calcext:value-type="float">
            <text:p><text:s/>7 <text:s text:c="3"/></text:p>
          </table:table-cell>
          <table:table-cell table:number-columns-repeated="4" office:value-type="float" office:value="5.6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25.02561587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25.02561587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25.02561587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25.02561587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25.02561587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25.02561587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194812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39380512837631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1635150623131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30481450562631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5261116550525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8.18820327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8.18820327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194812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5261116550525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39380512837631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5261116550525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5261116550525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022215619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022215619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44611394893947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194812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599999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474203116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022215619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022215619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5261116550525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8.18820327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8.188203278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7.11948121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6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1.7590908823196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2.4527232302658" calcext:value-type="float">
            <text:p><text:s/>4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6.56" calcext:value-type="float">
            <text:p><text:s/>16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0.2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6.56" calcext:value-type="float">
            <text:p><text:s/>167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0.2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0.29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139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0000000001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139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698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139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4106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4.1393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69819999999999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698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6982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9.41958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9.41958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9.41958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9.419586584000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9.419586584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.048074084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.048074084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.048074084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.048074084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.048074084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6.048074084" calcext:value-type="float">
            <text:p><text:s/>1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86414567738667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1858354941467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99020551950224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810689088961307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103207615313113" calcext:value-type="float">
            <text:p><text:s/>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6.07016513164645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81368823483024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889795723693233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.33853912201875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0.96228530103067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.08139203860841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1.09120950478002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Autre</text:p>
          </table:table-cell>
          <table:table-cell table:number-columns-repeated="6" office:value-type="float" office:value="56.3676713439999" calcext:value-type="float">
            <text:p><text:s/>56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peri urbain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4.290335102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nové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4.290335102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immeuble résidentiel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4.290335102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 paysagé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4.290335102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large bureaux cloisonné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4.290335102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Bureaux Administration</text:p>
          </table:table-cell>
          <table:table-cell office:value-type="string" calcext:value-type="string">
            <text:p>plateau minc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4.290335102" calcext:value-type="float">
            <text:p><text:s/>4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85.231351398" calcext:value-type="float">
            <text:p><text:s/>8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Bas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1597826611658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avec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Bas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2.3407231972079" calcext:value-type="float">
            <text:p><text:s/>2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30.0019983844158" calcext:value-type="float">
            <text:p><text:s/>30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Hotel sans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5.9696495076632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rapid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61.871799138" calcext:value-type="float">
            <text:p><text:s/>16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 restaurant traditionnel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61.871799138" calcext:value-type="float">
            <text:p><text:s/>16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Grande cantin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85.231351398" calcext:value-type="float">
            <text:p><text:s/>8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5.9696495076632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avec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1597826611658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5.9696495076632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Hotel d'affaire sans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5.9696495076632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Bas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avec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Bas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7944801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7944801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Moyen Hotel sans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37.6632735716237" calcext:value-type="float">
            <text:p><text:s/>38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bar café tabac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85.231351398" calcext:value-type="float">
            <text:p><text:s/>8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Bas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avec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6.223160379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Bas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7944801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Haut de gamm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7944801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Hotel sans restaurant Lux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5.9696495076632" calcext:value-type="float">
            <text:p><text:s/>76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rapid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61.871799138" calcext:value-type="float">
            <text:p><text:s/>16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 restaurant traditionnel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61.871799138" calcext:value-type="float">
            <text:p><text:s/>162 <text:s text:c="3"/></text:p>
          </table:table-cell>
        </table:table-row>
        <table:table-row table:style-name="ro1">
          <table:table-cell/>
          <table:table-cell office:value-type="string" calcext:value-type="string">
            <text:p>Café Hôtel Restaurant</text:p>
          </table:table-cell>
          <table:table-cell office:value-type="string" calcext:value-type="string">
            <text:p>Petite cantin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85.231351398" calcext:value-type="float">
            <text:p><text:s/>85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Complexe brico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.2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Entrepôt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alimenta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9.24399322162938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brico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.2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commerce de gro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.3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librairi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6.10977063090974" calcext:value-type="float">
            <text:p><text:s/>6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Mod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.2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Grand proces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0.2" calcext:value-type="float">
            <text:p><text:s/>2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Hypermarché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9.6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oulangeri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9.20000000000002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brico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.2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commerce de gro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.36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librairi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.99320583512579" calcext:value-type="float">
            <text:p><text:s/>2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mod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.2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oissonneri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9.20000000000001" calcext:value-type="float">
            <text:p><text:s/>9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Petit proces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0.2" calcext:value-type="float">
            <text:p><text:s/>2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ett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9.6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Supermarché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9.6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office:value-type="string" calcext:value-type="string">
            <text:p>ZAC Mod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.29" calcext:value-type="float">
            <text:p><text:s/>1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collég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328.404957189" calcext:value-type="float">
            <text:p><text:s/>32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élémenta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31.506746905" calcext:value-type="float">
            <text:p><text:s/>13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EGT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328.404957189" calcext:value-type="float">
            <text:p><text:s/>32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LP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328.404957189" calcext:value-type="float">
            <text:p><text:s/>328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antine préélémenta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31.506746905" calcext:value-type="float">
            <text:p><text:s/>132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écol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63406863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Elémenta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colleg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EGT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Internat LP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d’enseignement général et technologique (LEGT)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Lycée professionnel (LP)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Préélémenta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5.209110314333" calcext:value-type="float">
            <text:p><text:s/>14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en sciences humaines et sociale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63406863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R&amp;D sciences physiques et naturelle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63406863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Enseignement Recherch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4.663406863" calcext:value-type="float">
            <text:p><text:s/>1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Foyers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4.653000572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de pré-retrait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4.653000572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Maison retraite médicalisé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4.653000572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ce universita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4.653000572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Habitat Communautaire</text:p>
          </table:table-cell>
          <table:table-cell office:value-type="string" calcext:value-type="string">
            <text:p>Résidentiel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24.653000572" calcext:value-type="float">
            <text:p><text:s/>25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abinet médical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2.151245672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Centre accueil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2.151245672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Garderi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2.151245672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bloc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2.151245672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maison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2.151245672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Santé Action Sociale</text:p>
          </table:table-cell>
          <table:table-cell office:value-type="string" calcext:value-type="string">
            <text:p>Hopital pavillonna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2.151245672" calcext:value-type="float">
            <text:p><text:s/>12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bar café tabac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80.2493617" calcext:value-type="float">
            <text:p><text:s/>8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 cinéma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.63206107869705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de spectacl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12.7079497371127" calcext:value-type="float">
            <text:p><text:s/>13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Grande salle multisport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Immeuble péri urbain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5.25991489399999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.15993703920065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atinoir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5.35307437107038" calcext:value-type="float">
            <text:p><text:s/>5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 cinéma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.18642524026978" calcext:value-type="float">
            <text:p><text:s/>7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de spectacl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7.85860010470377" calcext:value-type="float">
            <text:p><text:s/>8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etite salle multisport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Piscin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Salle non spécialisée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9.55076245203868" calcext:value-type="float">
            <text:p><text:s/>10 <text:s text:c="3"/></text:p>
          </table:table-cell>
        </table:table-row>
        <table:table-row table:style-name="ro1">
          <table:table-cell/>
          <table:table-cell office:value-type="string" calcext:value-type="string">
            <text:p>Sport Loisir Culture</text:p>
          </table:table-cell>
          <table:table-cell office:value-type="string" calcext:value-type="string">
            <text:p>Vestiaire et rangement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0" calcext:value-type="float">
            <text:p><text:s/>- <text:s text:c="5"/></text:p>
          </table:table-cell>
        </table:table-row>
        <table:table-row table:style-name="ro1"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Cuisson</text:p>
          </table:table-cell>
          <table:table-cell table:number-columns-repeated="6" office:value-type="float" office:value="8.360871123" calcext:value-type="float">
            <text:p><text:s/>8 <text:s text:c="3"/>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table:number-columns-repeated="5"/>
          <table:table-cell table:style-name="ce13" table:number-columns-repeated="5"/>
        </table:table-row>
        <table:table-row table:style-name="ro1">
          <table:table-cell table:style-name="ce2" office:value-type="string" calcext:value-type="string">
            <text:p>Besoins unitaires des bâtiments entrants par usage et bâtiment type</text:p>
          </table:table-cell>
          <table:table-cell table:style-name="ce6" table:number-columns-repeated="4"/>
          <table:table-cell table:style-name="ce14" table:number-columns-repeated="5"/>
        </table:table-row>
        <table:table-row table:style-name="ro1">
          <table:table-cell table:style-name="ce3"/>
          <table:table-cell table:style-name="ce7" office:value-type="string" calcext:value-type="string">
            <text:p>BRANCHE</text:p>
          </table:table-cell>
          <table:table-cell table:style-name="ce7" office:value-type="string" calcext:value-type="string">
            <text:p>BAT_TYPE</text:p>
          </table:table-cell>
          <table:table-cell table:style-name="ce7" office:value-type="string" calcext:value-type="string">
            <text:p>USAGE</text:p>
          </table:table-cell>
          <table:table-cell table:style-name="ce7" office:value-type="string" calcext:value-type="string">
            <text:p>PERIODE0</text:p>
          </table:table-cell>
          <table:table-cell table:style-name="ce7" office:value-type="string" calcext:value-type="string">
            <text:p>PERIODE1</text:p>
          </table:table-cell>
          <table:table-cell table:style-name="ce7" office:value-type="string" calcext:value-type="string">
            <text:p>PERIODE2</text:p>
          </table:table-cell>
          <table:table-cell table:style-name="ce7" office:value-type="string" calcext:value-type="string">
            <text:p>PERIODE3</text:p>
          </table:table-cell>
          <table:table-cell table:style-name="ce7" office:value-type="string" calcext:value-type="string">
            <text:p>PERIODE4</text:p>
          </table:table-cell>
          <table:table-cell table:style-name="ce7" office:value-type="string" calcext:value-type="string">
            <text:p>PERIODE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RANCHE</text:p>
          </table:table-cell>
          <table:table-cell table:style-name="ce8" office:value-type="string" calcext:value-type="string">
            <text:p>BAT_TYPE</text:p>
          </table:table-cell>
          <table:table-cell table:style-name="ce8" office:value-type="string" calcext:value-type="string">
            <text:p>USAGE</text:p>
          </table:table-cell>
          <table:table-cell table:style-name="ce10" office:value-type="string" calcext:value-type="string">
            <text:p>Etat de référence RT2000</text:p>
          </table:table-cell>
          <table:table-cell table:style-name="ce15" office:value-type="string" calcext:value-type="string">
            <text:p>2010-2015</text:p>
          </table:table-cell>
          <table:table-cell table:style-name="ce15" office:value-type="string" calcext:value-type="string">
            <text:p>2015-2020</text:p>
          </table:table-cell>
          <table:table-cell table:style-name="ce15" office:value-type="string" calcext:value-type="string">
            <text:p>2020-2030</text:p>
          </table:table-cell>
          <table:table-cell table:style-name="ce15" office:value-type="string" calcext:value-type="string">
            <text:p>2030-2040</text:p>
          </table:table-cell>
          <table:table-cell table:style-name="ce15" office:value-type="string" calcext:value-type="string">
            <text:p>2040-205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Bureaux Administration</text:p>
          </table:table-cell>
          <table:table-cell table:style-name="ce9" office:value-type="string" calcext:value-type="string">
            <text:p>immeuble peri urbain</text:p>
          </table:table-cell>
          <table:table-cell table:style-name="ce9" office:value-type="string" calcext:value-type="string">
            <text:p>Chauffage</text:p>
          </table:table-cell>
          <table:table-cell table:style-name="ce11" office:value-type="float" office:value="44.2336907640432" calcext:value-type="float">
            <text:p><text:s/>44 <text:s text:c="3"/></text:p>
          </table:table-cell>
          <table:table-cell table:style-name="ce16" table:formula="of:=['paramètres modèle'.F5]/['paramètres modèle'.$E5]" office:value-type="float" office:value="0.7" calcext:value-type="float">
            <text:p>0,7</text:p>
          </table:table-cell>
          <table:table-cell table:style-name="ce16" table:formula="of:=['paramètres modèle'.G5]/['paramètres modèle'.$E5]" office:value-type="float" office:value="0.35" calcext:value-type="float">
            <text:p>0,4</text:p>
          </table:table-cell>
          <table:table-cell table:style-name="ce16" table:formula="of:=['paramètres modèle'.H5]/['paramètres modèle'.$E5]" office:value-type="float" office:value="0.35" calcext:value-type="float">
            <text:p>0,4</text:p>
          </table:table-cell>
          <table:table-cell table:style-name="ce16" table:formula="of:=['paramètres modèle'.I5]/['paramètres modèle'.$E5]" office:value-type="float" office:value="0.35" calcext:value-type="float">
            <text:p>0,4</text:p>
          </table:table-cell>
          <table:table-cell table:style-name="ce16" table:formula="of:=['paramètres modèle'.J5]/['paramètres modèle'.$E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24.748950104141" calcext:value-type="float">
            <text:p><text:s/>25 <text:s text:c="3"/></text:p>
          </table:table-cell>
          <table:table-cell table:style-name="ce16" table:formula="of:=['paramètres modèle'.F6]/['paramètres modèle'.$E6]" office:value-type="float" office:value="0.7" calcext:value-type="float">
            <text:p>0,7</text:p>
          </table:table-cell>
          <table:table-cell table:style-name="ce16" table:formula="of:=['paramètres modèle'.G6]/['paramètres modèle'.$E6]" office:value-type="float" office:value="0.35" calcext:value-type="float">
            <text:p>0,4</text:p>
          </table:table-cell>
          <table:table-cell table:style-name="ce16" table:formula="of:=['paramètres modèle'.H6]/['paramètres modèle'.$E6]" office:value-type="float" office:value="0.35" calcext:value-type="float">
            <text:p>0,4</text:p>
          </table:table-cell>
          <table:table-cell table:style-name="ce16" table:formula="of:=['paramètres modèle'.I6]/['paramètres modèle'.$E6]" office:value-type="float" office:value="0.35" calcext:value-type="float">
            <text:p>0,4</text:p>
          </table:table-cell>
          <table:table-cell table:style-name="ce16" table:formula="of:=['paramètres modèle'.J6]/['paramètres modèle'.$E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55.939358560412" calcext:value-type="float">
            <text:p><text:s/>156 <text:s text:c="3"/></text:p>
          </table:table-cell>
          <table:table-cell table:style-name="ce16" table:formula="of:=['paramètres modèle'.F7]/['paramètres modèle'.$E7]" office:value-type="float" office:value="0.7" calcext:value-type="float">
            <text:p>0,7</text:p>
          </table:table-cell>
          <table:table-cell table:style-name="ce16" table:formula="of:=['paramètres modèle'.G7]/['paramètres modèle'.$E7]" office:value-type="float" office:value="0.35" calcext:value-type="float">
            <text:p>0,4</text:p>
          </table:table-cell>
          <table:table-cell table:style-name="ce16" table:formula="of:=['paramètres modèle'.H7]/['paramètres modèle'.$E7]" office:value-type="float" office:value="0.35" calcext:value-type="float">
            <text:p>0,4</text:p>
          </table:table-cell>
          <table:table-cell table:style-name="ce16" table:formula="of:=['paramètres modèle'.I7]/['paramètres modèle'.$E7]" office:value-type="float" office:value="0.35" calcext:value-type="float">
            <text:p>0,4</text:p>
          </table:table-cell>
          <table:table-cell table:style-name="ce16" table:formula="of:=['paramètres modèle'.J7]/['paramètres modèle'.$E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4.0102733761907" calcext:value-type="float">
            <text:p><text:s/>44 <text:s text:c="3"/></text:p>
          </table:table-cell>
          <table:table-cell table:style-name="ce16" table:formula="of:=['paramètres modèle'.F8]/['paramètres modèle'.$E8]" office:value-type="float" office:value="0.7" calcext:value-type="float">
            <text:p>0,7</text:p>
          </table:table-cell>
          <table:table-cell table:style-name="ce16" table:formula="of:=['paramètres modèle'.G8]/['paramètres modèle'.$E8]" office:value-type="float" office:value="0.35" calcext:value-type="float">
            <text:p>0,4</text:p>
          </table:table-cell>
          <table:table-cell table:style-name="ce16" table:formula="of:=['paramètres modèle'.H8]/['paramètres modèle'.$E8]" office:value-type="float" office:value="0.35" calcext:value-type="float">
            <text:p>0,4</text:p>
          </table:table-cell>
          <table:table-cell table:style-name="ce16" table:formula="of:=['paramètres modèle'.I8]/['paramètres modèle'.$E8]" office:value-type="float" office:value="0.35" calcext:value-type="float">
            <text:p>0,4</text:p>
          </table:table-cell>
          <table:table-cell table:style-name="ce16" table:formula="of:=['paramètres modèle'.J8]/['paramètres modèle'.$E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57.9258295201911" calcext:value-type="float">
            <text:p><text:s/>58 <text:s text:c="3"/></text:p>
          </table:table-cell>
          <table:table-cell table:style-name="ce16" table:formula="of:=['paramètres modèle'.F9]/['paramètres modèle'.$E9]" office:value-type="float" office:value="0.7" calcext:value-type="float">
            <text:p>0,7</text:p>
          </table:table-cell>
          <table:table-cell table:style-name="ce16" table:formula="of:=['paramètres modèle'.G9]/['paramètres modèle'.$E9]" office:value-type="float" office:value="0.35" calcext:value-type="float">
            <text:p>0,4</text:p>
          </table:table-cell>
          <table:table-cell table:style-name="ce16" table:formula="of:=['paramètres modèle'.H9]/['paramètres modèle'.$E9]" office:value-type="float" office:value="0.35" calcext:value-type="float">
            <text:p>0,4</text:p>
          </table:table-cell>
          <table:table-cell table:style-name="ce16" table:formula="of:=['paramètres modèle'.I9]/['paramètres modèle'.$E9]" office:value-type="float" office:value="0.35" calcext:value-type="float">
            <text:p>0,4</text:p>
          </table:table-cell>
          <table:table-cell table:style-name="ce16" table:formula="of:=['paramètres modèle'.J9]/['paramètres modèle'.$E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5.4748859436234" calcext:value-type="float">
            <text:p><text:s/>75 <text:s text:c="3"/></text:p>
          </table:table-cell>
          <table:table-cell table:style-name="ce16" table:formula="of:=['paramètres modèle'.F10]/['paramètres modèle'.$E10]" office:value-type="float" office:value="0.7" calcext:value-type="float">
            <text:p>0,7</text:p>
          </table:table-cell>
          <table:table-cell table:style-name="ce16" table:formula="of:=['paramètres modèle'.G10]/['paramètres modèle'.$E10]" office:value-type="float" office:value="0.35" calcext:value-type="float">
            <text:p>0,4</text:p>
          </table:table-cell>
          <table:table-cell table:style-name="ce16" table:formula="of:=['paramètres modèle'.H10]/['paramètres modèle'.$E10]" office:value-type="float" office:value="0.35" calcext:value-type="float">
            <text:p>0,4</text:p>
          </table:table-cell>
          <table:table-cell table:style-name="ce16" table:formula="of:=['paramètres modèle'.I10]/['paramètres modèle'.$E10]" office:value-type="float" office:value="0.35" calcext:value-type="float">
            <text:p>0,4</text:p>
          </table:table-cell>
          <table:table-cell table:style-name="ce16" table:formula="of:=['paramètres modèle'.J10]/['paramètres modèle'.$E1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7.2114882905106" calcext:value-type="float">
            <text:p><text:s/>87 <text:s text:c="3"/></text:p>
          </table:table-cell>
          <table:table-cell table:style-name="ce16" table:formula="of:=['paramètres modèle'.F11]/['paramètres modèle'.$E11]" office:value-type="float" office:value="0.7" calcext:value-type="float">
            <text:p>0,7</text:p>
          </table:table-cell>
          <table:table-cell table:style-name="ce16" table:formula="of:=['paramètres modèle'.G11]/['paramètres modèle'.$E11]" office:value-type="float" office:value="0.35" calcext:value-type="float">
            <text:p>0,4</text:p>
          </table:table-cell>
          <table:table-cell table:style-name="ce16" table:formula="of:=['paramètres modèle'.H11]/['paramètres modèle'.$E11]" office:value-type="float" office:value="0.35" calcext:value-type="float">
            <text:p>0,4</text:p>
          </table:table-cell>
          <table:table-cell table:style-name="ce16" table:formula="of:=['paramètres modèle'.I11]/['paramètres modèle'.$E11]" office:value-type="float" office:value="0.35" calcext:value-type="float">
            <text:p>0,4</text:p>
          </table:table-cell>
          <table:table-cell table:style-name="ce16" table:formula="of:=['paramètres modèle'.J11]/['paramètres modèle'.$E1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3.9363162681479" calcext:value-type="float">
            <text:p><text:s/>64 <text:s text:c="3"/></text:p>
          </table:table-cell>
          <table:table-cell table:style-name="ce16" table:formula="of:=['paramètres modèle'.F12]/['paramètres modèle'.$E12]" office:value-type="float" office:value="0.7" calcext:value-type="float">
            <text:p>0,7</text:p>
          </table:table-cell>
          <table:table-cell table:style-name="ce16" table:formula="of:=['paramètres modèle'.G12]/['paramètres modèle'.$E12]" office:value-type="float" office:value="0.35" calcext:value-type="float">
            <text:p>0,4</text:p>
          </table:table-cell>
          <table:table-cell table:style-name="ce16" table:formula="of:=['paramètres modèle'.H12]/['paramètres modèle'.$E12]" office:value-type="float" office:value="0.35" calcext:value-type="float">
            <text:p>0,4</text:p>
          </table:table-cell>
          <table:table-cell table:style-name="ce16" table:formula="of:=['paramètres modèle'.I12]/['paramètres modèle'.$E12]" office:value-type="float" office:value="0.35" calcext:value-type="float">
            <text:p>0,4</text:p>
          </table:table-cell>
          <table:table-cell table:style-name="ce16" table:formula="of:=['paramètres modèle'.J12]/['paramètres modèle'.$E1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6.7308084263741" calcext:value-type="float">
            <text:p><text:s/>77 <text:s text:c="3"/></text:p>
          </table:table-cell>
          <table:table-cell table:style-name="ce16" table:formula="of:=['paramètres modèle'.F13]/['paramètres modèle'.$E13]" office:value-type="float" office:value="0.7" calcext:value-type="float">
            <text:p>0,7</text:p>
          </table:table-cell>
          <table:table-cell table:style-name="ce16" table:formula="of:=['paramètres modèle'.G13]/['paramètres modèle'.$E13]" office:value-type="float" office:value="0.35" calcext:value-type="float">
            <text:p>0,4</text:p>
          </table:table-cell>
          <table:table-cell table:style-name="ce16" table:formula="of:=['paramètres modèle'.H13]/['paramètres modèle'.$E13]" office:value-type="float" office:value="0.35" calcext:value-type="float">
            <text:p>0,4</text:p>
          </table:table-cell>
          <table:table-cell table:style-name="ce16" table:formula="of:=['paramètres modèle'.I13]/['paramètres modèle'.$E13]" office:value-type="float" office:value="0.35" calcext:value-type="float">
            <text:p>0,4</text:p>
          </table:table-cell>
          <table:table-cell table:style-name="ce16" table:formula="of:=['paramètres modèle'.J13]/['paramètres modèle'.$E1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91.4718691989803" calcext:value-type="float">
            <text:p><text:s/>91 <text:s text:c="3"/></text:p>
          </table:table-cell>
          <table:table-cell table:style-name="ce16" table:formula="of:=['paramètres modèle'.F14]/['paramètres modèle'.$E14]" office:value-type="float" office:value="0.7" calcext:value-type="float">
            <text:p>0,7</text:p>
          </table:table-cell>
          <table:table-cell table:style-name="ce16" table:formula="of:=['paramètres modèle'.G14]/['paramètres modèle'.$E14]" office:value-type="float" office:value="0.35" calcext:value-type="float">
            <text:p>0,4</text:p>
          </table:table-cell>
          <table:table-cell table:style-name="ce16" table:formula="of:=['paramètres modèle'.H14]/['paramètres modèle'.$E14]" office:value-type="float" office:value="0.35" calcext:value-type="float">
            <text:p>0,4</text:p>
          </table:table-cell>
          <table:table-cell table:style-name="ce16" table:formula="of:=['paramètres modèle'.I14]/['paramètres modèle'.$E14]" office:value-type="float" office:value="0.35" calcext:value-type="float">
            <text:p>0,4</text:p>
          </table:table-cell>
          <table:table-cell table:style-name="ce16" table:formula="of:=['paramètres modèle'.J14]/['paramètres modèle'.$E1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4.6241210525143" calcext:value-type="float">
            <text:p><text:s/>75 <text:s text:c="3"/></text:p>
          </table:table-cell>
          <table:table-cell table:style-name="ce16" table:formula="of:=['paramètres modèle'.F15]/['paramètres modèle'.$E15]" office:value-type="float" office:value="0.7" calcext:value-type="float">
            <text:p>0,7</text:p>
          </table:table-cell>
          <table:table-cell table:style-name="ce16" table:formula="of:=['paramètres modèle'.G15]/['paramètres modèle'.$E15]" office:value-type="float" office:value="0.35" calcext:value-type="float">
            <text:p>0,4</text:p>
          </table:table-cell>
          <table:table-cell table:style-name="ce16" table:formula="of:=['paramètres modèle'.H15]/['paramètres modèle'.$E15]" office:value-type="float" office:value="0.35" calcext:value-type="float">
            <text:p>0,4</text:p>
          </table:table-cell>
          <table:table-cell table:style-name="ce16" table:formula="of:=['paramètres modèle'.I15]/['paramètres modèle'.$E15]" office:value-type="float" office:value="0.35" calcext:value-type="float">
            <text:p>0,4</text:p>
          </table:table-cell>
          <table:table-cell table:style-name="ce16" table:formula="of:=['paramètres modèle'.J15]/['paramètres modèle'.$E1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9.6169502550848" calcext:value-type="float">
            <text:p><text:s/>80 <text:s text:c="3"/></text:p>
          </table:table-cell>
          <table:table-cell table:style-name="ce16" table:formula="of:=['paramètres modèle'.F16]/['paramètres modèle'.$E16]" office:value-type="float" office:value="0.7" calcext:value-type="float">
            <text:p>0,7</text:p>
          </table:table-cell>
          <table:table-cell table:style-name="ce16" table:formula="of:=['paramètres modèle'.G16]/['paramètres modèle'.$E16]" office:value-type="float" office:value="0.35" calcext:value-type="float">
            <text:p>0,4</text:p>
          </table:table-cell>
          <table:table-cell table:style-name="ce16" table:formula="of:=['paramètres modèle'.H16]/['paramètres modèle'.$E16]" office:value-type="float" office:value="0.35" calcext:value-type="float">
            <text:p>0,4</text:p>
          </table:table-cell>
          <table:table-cell table:style-name="ce16" table:formula="of:=['paramètres modèle'.I16]/['paramètres modèle'.$E16]" office:value-type="float" office:value="0.35" calcext:value-type="float">
            <text:p>0,4</text:p>
          </table:table-cell>
          <table:table-cell table:style-name="ce16" table:formula="of:=['paramètres modèle'.J16]/['paramètres modèle'.$E1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7.03437743695" calcext:value-type="float">
            <text:p><text:s/>117 <text:s text:c="3"/></text:p>
          </table:table-cell>
          <table:table-cell table:style-name="ce16" table:formula="of:=['paramètres modèle'.F17]/['paramètres modèle'.$E17]" office:value-type="float" office:value="0.7" calcext:value-type="float">
            <text:p>0,7</text:p>
          </table:table-cell>
          <table:table-cell table:style-name="ce16" table:formula="of:=['paramètres modèle'.G17]/['paramètres modèle'.$E17]" office:value-type="float" office:value="0.35" calcext:value-type="float">
            <text:p>0,4</text:p>
          </table:table-cell>
          <table:table-cell table:style-name="ce16" table:formula="of:=['paramètres modèle'.H17]/['paramètres modèle'.$E17]" office:value-type="float" office:value="0.35" calcext:value-type="float">
            <text:p>0,4</text:p>
          </table:table-cell>
          <table:table-cell table:style-name="ce16" table:formula="of:=['paramètres modèle'.I17]/['paramètres modèle'.$E17]" office:value-type="float" office:value="0.35" calcext:value-type="float">
            <text:p>0,4</text:p>
          </table:table-cell>
          <table:table-cell table:style-name="ce16" table:formula="of:=['paramètres modèle'.J17]/['paramètres modèle'.$E1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52.923158736859" calcext:value-type="float">
            <text:p><text:s/>153 <text:s text:c="3"/></text:p>
          </table:table-cell>
          <table:table-cell table:style-name="ce16" table:formula="of:=['paramètres modèle'.F18]/['paramètres modèle'.$E18]" office:value-type="float" office:value="0.7" calcext:value-type="float">
            <text:p>0,7</text:p>
          </table:table-cell>
          <table:table-cell table:style-name="ce16" table:formula="of:=['paramètres modèle'.G18]/['paramètres modèle'.$E18]" office:value-type="float" office:value="0.35" calcext:value-type="float">
            <text:p>0,4</text:p>
          </table:table-cell>
          <table:table-cell table:style-name="ce16" table:formula="of:=['paramètres modèle'.H18]/['paramètres modèle'.$E18]" office:value-type="float" office:value="0.35" calcext:value-type="float">
            <text:p>0,4</text:p>
          </table:table-cell>
          <table:table-cell table:style-name="ce16" table:formula="of:=['paramètres modèle'.I18]/['paramètres modèle'.$E18]" office:value-type="float" office:value="0.35" calcext:value-type="float">
            <text:p>0,4</text:p>
          </table:table-cell>
          <table:table-cell table:style-name="ce16" table:formula="of:=['paramètres modèle'.J18]/['paramètres modèle'.$E1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95.9566859059004" calcext:value-type="float">
            <text:p><text:s/>96 <text:s text:c="3"/></text:p>
          </table:table-cell>
          <table:table-cell table:style-name="ce16" table:formula="of:=['paramètres modèle'.F19]/['paramètres modèle'.$E19]" office:value-type="float" office:value="0.7" calcext:value-type="float">
            <text:p>0,7</text:p>
          </table:table-cell>
          <table:table-cell table:style-name="ce16" table:formula="of:=['paramètres modèle'.G19]/['paramètres modèle'.$E19]" office:value-type="float" office:value="0.35" calcext:value-type="float">
            <text:p>0,4</text:p>
          </table:table-cell>
          <table:table-cell table:style-name="ce16" table:formula="of:=['paramètres modèle'.H19]/['paramètres modèle'.$E19]" office:value-type="float" office:value="0.35" calcext:value-type="float">
            <text:p>0,4</text:p>
          </table:table-cell>
          <table:table-cell table:style-name="ce16" table:formula="of:=['paramètres modèle'.I19]/['paramètres modèle'.$E19]" office:value-type="float" office:value="0.35" calcext:value-type="float">
            <text:p>0,4</text:p>
          </table:table-cell>
          <table:table-cell table:style-name="ce16" table:formula="of:=['paramètres modèle'.J19]/['paramètres modèle'.$E1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0.6684935480084" calcext:value-type="float">
            <text:p><text:s/>81 <text:s text:c="3"/></text:p>
          </table:table-cell>
          <table:table-cell table:style-name="ce16" table:formula="of:=['paramètres modèle'.F20]/['paramètres modèle'.$E20]" office:value-type="float" office:value="0.7" calcext:value-type="float">
            <text:p>0,7</text:p>
          </table:table-cell>
          <table:table-cell table:style-name="ce16" table:formula="of:=['paramètres modèle'.G20]/['paramètres modèle'.$E20]" office:value-type="float" office:value="0.35" calcext:value-type="float">
            <text:p>0,4</text:p>
          </table:table-cell>
          <table:table-cell table:style-name="ce16" table:formula="of:=['paramètres modèle'.H20]/['paramètres modèle'.$E20]" office:value-type="float" office:value="0.35" calcext:value-type="float">
            <text:p>0,4</text:p>
          </table:table-cell>
          <table:table-cell table:style-name="ce16" table:formula="of:=['paramètres modèle'.I20]/['paramètres modèle'.$E20]" office:value-type="float" office:value="0.35" calcext:value-type="float">
            <text:p>0,4</text:p>
          </table:table-cell>
          <table:table-cell table:style-name="ce16" table:formula="of:=['paramètres modèle'.J20]/['paramètres modèle'.$E2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7.03437743695" calcext:value-type="float">
            <text:p><text:s/>117 <text:s text:c="3"/></text:p>
          </table:table-cell>
          <table:table-cell table:style-name="ce16" table:formula="of:=['paramètres modèle'.F21]/['paramètres modèle'.$E21]" office:value-type="float" office:value="0.7" calcext:value-type="float">
            <text:p>0,7</text:p>
          </table:table-cell>
          <table:table-cell table:style-name="ce16" table:formula="of:=['paramètres modèle'.G21]/['paramètres modèle'.$E21]" office:value-type="float" office:value="0.35" calcext:value-type="float">
            <text:p>0,4</text:p>
          </table:table-cell>
          <table:table-cell table:style-name="ce16" table:formula="of:=['paramètres modèle'.H21]/['paramètres modèle'.$E21]" office:value-type="float" office:value="0.35" calcext:value-type="float">
            <text:p>0,4</text:p>
          </table:table-cell>
          <table:table-cell table:style-name="ce16" table:formula="of:=['paramètres modèle'.I21]/['paramètres modèle'.$E21]" office:value-type="float" office:value="0.35" calcext:value-type="float">
            <text:p>0,4</text:p>
          </table:table-cell>
          <table:table-cell table:style-name="ce16" table:formula="of:=['paramètres modèle'.J21]/['paramètres modèle'.$E2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4.7849871339456" calcext:value-type="float">
            <text:p><text:s/>75 <text:s text:c="3"/></text:p>
          </table:table-cell>
          <table:table-cell table:style-name="ce16" table:formula="of:=['paramètres modèle'.F22]/['paramètres modèle'.$E22]" office:value-type="float" office:value="0.7" calcext:value-type="float">
            <text:p>0,7</text:p>
          </table:table-cell>
          <table:table-cell table:style-name="ce16" table:formula="of:=['paramètres modèle'.G22]/['paramètres modèle'.$E22]" office:value-type="float" office:value="0.35" calcext:value-type="float">
            <text:p>0,4</text:p>
          </table:table-cell>
          <table:table-cell table:style-name="ce16" table:formula="of:=['paramètres modèle'.H22]/['paramètres modèle'.$E22]" office:value-type="float" office:value="0.35" calcext:value-type="float">
            <text:p>0,4</text:p>
          </table:table-cell>
          <table:table-cell table:style-name="ce16" table:formula="of:=['paramètres modèle'.I22]/['paramètres modèle'.$E22]" office:value-type="float" office:value="0.35" calcext:value-type="float">
            <text:p>0,4</text:p>
          </table:table-cell>
          <table:table-cell table:style-name="ce16" table:formula="of:=['paramètres modèle'.J22]/['paramètres modèle'.$E2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7.03437743695" calcext:value-type="float">
            <text:p><text:s/>117 <text:s text:c="3"/></text:p>
          </table:table-cell>
          <table:table-cell table:style-name="ce16" table:formula="of:=['paramètres modèle'.F23]/['paramètres modèle'.$E23]" office:value-type="float" office:value="0.7" calcext:value-type="float">
            <text:p>0,7</text:p>
          </table:table-cell>
          <table:table-cell table:style-name="ce16" table:formula="of:=['paramètres modèle'.G23]/['paramètres modèle'.$E23]" office:value-type="float" office:value="0.35" calcext:value-type="float">
            <text:p>0,4</text:p>
          </table:table-cell>
          <table:table-cell table:style-name="ce16" table:formula="of:=['paramètres modèle'.H23]/['paramètres modèle'.$E23]" office:value-type="float" office:value="0.35" calcext:value-type="float">
            <text:p>0,4</text:p>
          </table:table-cell>
          <table:table-cell table:style-name="ce16" table:formula="of:=['paramètres modèle'.I23]/['paramètres modèle'.$E23]" office:value-type="float" office:value="0.35" calcext:value-type="float">
            <text:p>0,4</text:p>
          </table:table-cell>
          <table:table-cell table:style-name="ce16" table:formula="of:=['paramètres modèle'.J23]/['paramètres modèle'.$E2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7.03437743695" calcext:value-type="float">
            <text:p><text:s/>117 <text:s text:c="3"/></text:p>
          </table:table-cell>
          <table:table-cell table:style-name="ce16" table:formula="of:=['paramètres modèle'.F24]/['paramètres modèle'.$E24]" office:value-type="float" office:value="0.7" calcext:value-type="float">
            <text:p>0,7</text:p>
          </table:table-cell>
          <table:table-cell table:style-name="ce16" table:formula="of:=['paramètres modèle'.G24]/['paramètres modèle'.$E24]" office:value-type="float" office:value="0.35" calcext:value-type="float">
            <text:p>0,4</text:p>
          </table:table-cell>
          <table:table-cell table:style-name="ce16" table:formula="of:=['paramètres modèle'.H24]/['paramètres modèle'.$E24]" office:value-type="float" office:value="0.35" calcext:value-type="float">
            <text:p>0,4</text:p>
          </table:table-cell>
          <table:table-cell table:style-name="ce16" table:formula="of:=['paramètres modèle'.I24]/['paramètres modèle'.$E24]" office:value-type="float" office:value="0.35" calcext:value-type="float">
            <text:p>0,4</text:p>
          </table:table-cell>
          <table:table-cell table:style-name="ce16" table:formula="of:=['paramètres modèle'.J24]/['paramètres modèle'.$E2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29.567202935312" calcext:value-type="float">
            <text:p><text:s/>130 <text:s text:c="3"/></text:p>
          </table:table-cell>
          <table:table-cell table:style-name="ce16" table:formula="of:=['paramètres modèle'.F25]/['paramètres modèle'.$E25]" office:value-type="float" office:value="0.7" calcext:value-type="float">
            <text:p>0,7</text:p>
          </table:table-cell>
          <table:table-cell table:style-name="ce16" table:formula="of:=['paramètres modèle'.G25]/['paramètres modèle'.$E25]" office:value-type="float" office:value="0.35" calcext:value-type="float">
            <text:p>0,4</text:p>
          </table:table-cell>
          <table:table-cell table:style-name="ce16" table:formula="of:=['paramètres modèle'.H25]/['paramètres modèle'.$E25]" office:value-type="float" office:value="0.35" calcext:value-type="float">
            <text:p>0,4</text:p>
          </table:table-cell>
          <table:table-cell table:style-name="ce16" table:formula="of:=['paramètres modèle'.I25]/['paramètres modèle'.$E25]" office:value-type="float" office:value="0.35" calcext:value-type="float">
            <text:p>0,4</text:p>
          </table:table-cell>
          <table:table-cell table:style-name="ce16" table:formula="of:=['paramètres modèle'.J25]/['paramètres modèle'.$E2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9.578415775043" calcext:value-type="float">
            <text:p><text:s/>120 <text:s text:c="3"/></text:p>
          </table:table-cell>
          <table:table-cell table:style-name="ce16" table:formula="of:=['paramètres modèle'.F26]/['paramètres modèle'.$E26]" office:value-type="float" office:value="0.7" calcext:value-type="float">
            <text:p>0,7</text:p>
          </table:table-cell>
          <table:table-cell table:style-name="ce16" table:formula="of:=['paramètres modèle'.G26]/['paramètres modèle'.$E26]" office:value-type="float" office:value="0.35" calcext:value-type="float">
            <text:p>0,4</text:p>
          </table:table-cell>
          <table:table-cell table:style-name="ce16" table:formula="of:=['paramètres modèle'.H26]/['paramètres modèle'.$E26]" office:value-type="float" office:value="0.35" calcext:value-type="float">
            <text:p>0,4</text:p>
          </table:table-cell>
          <table:table-cell table:style-name="ce16" table:formula="of:=['paramètres modèle'.I26]/['paramètres modèle'.$E26]" office:value-type="float" office:value="0.35" calcext:value-type="float">
            <text:p>0,4</text:p>
          </table:table-cell>
          <table:table-cell table:style-name="ce16" table:formula="of:=['paramètres modèle'.J26]/['paramètres modèle'.$E2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06.753616480286" calcext:value-type="float">
            <text:p><text:s/>107 <text:s text:c="3"/></text:p>
          </table:table-cell>
          <table:table-cell table:style-name="ce16" table:formula="of:=['paramètres modèle'.F27]/['paramètres modèle'.$E27]" office:value-type="float" office:value="0.7" calcext:value-type="float">
            <text:p>0,7</text:p>
          </table:table-cell>
          <table:table-cell table:style-name="ce16" table:formula="of:=['paramètres modèle'.G27]/['paramètres modèle'.$E27]" office:value-type="float" office:value="0.35" calcext:value-type="float">
            <text:p>0,4</text:p>
          </table:table-cell>
          <table:table-cell table:style-name="ce16" table:formula="of:=['paramètres modèle'.H27]/['paramètres modèle'.$E27]" office:value-type="float" office:value="0.35" calcext:value-type="float">
            <text:p>0,4</text:p>
          </table:table-cell>
          <table:table-cell table:style-name="ce16" table:formula="of:=['paramètres modèle'.I27]/['paramètres modèle'.$E27]" office:value-type="float" office:value="0.35" calcext:value-type="float">
            <text:p>0,4</text:p>
          </table:table-cell>
          <table:table-cell table:style-name="ce16" table:formula="of:=['paramètres modèle'.J27]/['paramètres modèle'.$E2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25.692933785435" calcext:value-type="float">
            <text:p><text:s/>126 <text:s text:c="3"/></text:p>
          </table:table-cell>
          <table:table-cell table:style-name="ce16" table:formula="of:=['paramètres modèle'.F28]/['paramètres modèle'.$E28]" office:value-type="float" office:value="0.7" calcext:value-type="float">
            <text:p>0,7</text:p>
          </table:table-cell>
          <table:table-cell table:style-name="ce16" table:formula="of:=['paramètres modèle'.G28]/['paramètres modèle'.$E28]" office:value-type="float" office:value="0.35" calcext:value-type="float">
            <text:p>0,4</text:p>
          </table:table-cell>
          <table:table-cell table:style-name="ce16" table:formula="of:=['paramètres modèle'.H28]/['paramètres modèle'.$E28]" office:value-type="float" office:value="0.35" calcext:value-type="float">
            <text:p>0,4</text:p>
          </table:table-cell>
          <table:table-cell table:style-name="ce16" table:formula="of:=['paramètres modèle'.I28]/['paramètres modèle'.$E28]" office:value-type="float" office:value="0.35" calcext:value-type="float">
            <text:p>0,4</text:p>
          </table:table-cell>
          <table:table-cell table:style-name="ce16" table:formula="of:=['paramètres modèle'.J28]/['paramètres modèle'.$E2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5.987281882276" calcext:value-type="float">
            <text:p><text:s/>116 <text:s text:c="3"/></text:p>
          </table:table-cell>
          <table:table-cell table:style-name="ce16" table:formula="of:=['paramètres modèle'.F29]/['paramètres modèle'.$E29]" office:value-type="float" office:value="0.7" calcext:value-type="float">
            <text:p>0,7</text:p>
          </table:table-cell>
          <table:table-cell table:style-name="ce16" table:formula="of:=['paramètres modèle'.G29]/['paramètres modèle'.$E29]" office:value-type="float" office:value="0.35" calcext:value-type="float">
            <text:p>0,4</text:p>
          </table:table-cell>
          <table:table-cell table:style-name="ce16" table:formula="of:=['paramètres modèle'.H29]/['paramètres modèle'.$E29]" office:value-type="float" office:value="0.35" calcext:value-type="float">
            <text:p>0,4</text:p>
          </table:table-cell>
          <table:table-cell table:style-name="ce16" table:formula="of:=['paramètres modèle'.I29]/['paramètres modèle'.$E29]" office:value-type="float" office:value="0.35" calcext:value-type="float">
            <text:p>0,4</text:p>
          </table:table-cell>
          <table:table-cell table:style-name="ce16" table:formula="of:=['paramètres modèle'.J29]/['paramètres modèle'.$E2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08.599714773324" calcext:value-type="float">
            <text:p><text:s/>109 <text:s text:c="3"/></text:p>
          </table:table-cell>
          <table:table-cell table:style-name="ce16" table:formula="of:=['paramètres modèle'.F30]/['paramètres modèle'.$E30]" office:value-type="float" office:value="0.7" calcext:value-type="float">
            <text:p>0,7</text:p>
          </table:table-cell>
          <table:table-cell table:style-name="ce16" table:formula="of:=['paramètres modèle'.G30]/['paramètres modèle'.$E30]" office:value-type="float" office:value="0.35" calcext:value-type="float">
            <text:p>0,4</text:p>
          </table:table-cell>
          <table:table-cell table:style-name="ce16" table:formula="of:=['paramètres modèle'.H30]/['paramètres modèle'.$E30]" office:value-type="float" office:value="0.35" calcext:value-type="float">
            <text:p>0,4</text:p>
          </table:table-cell>
          <table:table-cell table:style-name="ce16" table:formula="of:=['paramètres modèle'.I30]/['paramètres modèle'.$E30]" office:value-type="float" office:value="0.35" calcext:value-type="float">
            <text:p>0,4</text:p>
          </table:table-cell>
          <table:table-cell table:style-name="ce16" table:formula="of:=['paramètres modèle'.J30]/['paramètres modèle'.$E3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24.746187524861" calcext:value-type="float">
            <text:p><text:s/>125 <text:s text:c="3"/></text:p>
          </table:table-cell>
          <table:table-cell table:style-name="ce16" table:formula="of:=['paramètres modèle'.F31]/['paramètres modèle'.$E31]" office:value-type="float" office:value="0.7" calcext:value-type="float">
            <text:p>0,7</text:p>
          </table:table-cell>
          <table:table-cell table:style-name="ce16" table:formula="of:=['paramètres modèle'.G31]/['paramètres modèle'.$E31]" office:value-type="float" office:value="0.35" calcext:value-type="float">
            <text:p>0,4</text:p>
          </table:table-cell>
          <table:table-cell table:style-name="ce16" table:formula="of:=['paramètres modèle'.H31]/['paramètres modèle'.$E31]" office:value-type="float" office:value="0.35" calcext:value-type="float">
            <text:p>0,4</text:p>
          </table:table-cell>
          <table:table-cell table:style-name="ce16" table:formula="of:=['paramètres modèle'.I31]/['paramètres modèle'.$E31]" office:value-type="float" office:value="0.35" calcext:value-type="float">
            <text:p>0,4</text:p>
          </table:table-cell>
          <table:table-cell table:style-name="ce16" table:formula="of:=['paramètres modèle'.J31]/['paramètres modèle'.$E3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85.928222651179" calcext:value-type="float">
            <text:p><text:s/>186 <text:s text:c="3"/></text:p>
          </table:table-cell>
          <table:table-cell table:style-name="ce16" table:formula="of:=['paramètres modèle'.F32]/['paramètres modèle'.$E32]" office:value-type="float" office:value="0.7" calcext:value-type="float">
            <text:p>0,7</text:p>
          </table:table-cell>
          <table:table-cell table:style-name="ce16" table:formula="of:=['paramètres modèle'.G32]/['paramètres modèle'.$E32]" office:value-type="float" office:value="0.35" calcext:value-type="float">
            <text:p>0,4</text:p>
          </table:table-cell>
          <table:table-cell table:style-name="ce16" table:formula="of:=['paramètres modèle'.H32]/['paramètres modèle'.$E32]" office:value-type="float" office:value="0.35" calcext:value-type="float">
            <text:p>0,4</text:p>
          </table:table-cell>
          <table:table-cell table:style-name="ce16" table:formula="of:=['paramètres modèle'.I32]/['paramètres modèle'.$E32]" office:value-type="float" office:value="0.35" calcext:value-type="float">
            <text:p>0,4</text:p>
          </table:table-cell>
          <table:table-cell table:style-name="ce16" table:formula="of:=['paramètres modèle'.J32]/['paramètres modèle'.$E3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69.58113761255" calcext:value-type="float">
            <text:p><text:s/>170 <text:s text:c="3"/></text:p>
          </table:table-cell>
          <table:table-cell table:style-name="ce16" table:formula="of:=['paramètres modèle'.F33]/['paramètres modèle'.$E33]" office:value-type="float" office:value="0.7" calcext:value-type="float">
            <text:p>0,7</text:p>
          </table:table-cell>
          <table:table-cell table:style-name="ce16" table:formula="of:=['paramètres modèle'.G33]/['paramètres modèle'.$E33]" office:value-type="float" office:value="0.35" calcext:value-type="float">
            <text:p>0,4</text:p>
          </table:table-cell>
          <table:table-cell table:style-name="ce16" table:formula="of:=['paramètres modèle'.H33]/['paramètres modèle'.$E33]" office:value-type="float" office:value="0.35" calcext:value-type="float">
            <text:p>0,4</text:p>
          </table:table-cell>
          <table:table-cell table:style-name="ce16" table:formula="of:=['paramètres modèle'.I33]/['paramètres modèle'.$E33]" office:value-type="float" office:value="0.35" calcext:value-type="float">
            <text:p>0,4</text:p>
          </table:table-cell>
          <table:table-cell table:style-name="ce16" table:formula="of:=['paramètres modèle'.J33]/['paramètres modèle'.$E3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56.200274850597" calcext:value-type="float">
            <text:p><text:s/>156 <text:s text:c="3"/></text:p>
          </table:table-cell>
          <table:table-cell table:style-name="ce16" table:formula="of:=['paramètres modèle'.F34]/['paramètres modèle'.$E34]" office:value-type="float" office:value="0.7" calcext:value-type="float">
            <text:p>0,7</text:p>
          </table:table-cell>
          <table:table-cell table:style-name="ce16" table:formula="of:=['paramètres modèle'.G34]/['paramètres modèle'.$E34]" office:value-type="float" office:value="0.35" calcext:value-type="float">
            <text:p>0,4</text:p>
          </table:table-cell>
          <table:table-cell table:style-name="ce16" table:formula="of:=['paramètres modèle'.H34]/['paramètres modèle'.$E34]" office:value-type="float" office:value="0.35" calcext:value-type="float">
            <text:p>0,4</text:p>
          </table:table-cell>
          <table:table-cell table:style-name="ce16" table:formula="of:=['paramètres modèle'.I34]/['paramètres modèle'.$E34]" office:value-type="float" office:value="0.35" calcext:value-type="float">
            <text:p>0,4</text:p>
          </table:table-cell>
          <table:table-cell table:style-name="ce16" table:formula="of:=['paramètres modèle'.J34]/['paramètres modèle'.$E3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84.689908792934" calcext:value-type="float">
            <text:p><text:s/>185 <text:s text:c="3"/></text:p>
          </table:table-cell>
          <table:table-cell table:style-name="ce16" table:formula="of:=['paramètres modèle'.F35]/['paramètres modèle'.$E35]" office:value-type="float" office:value="0.7" calcext:value-type="float">
            <text:p>0,7</text:p>
          </table:table-cell>
          <table:table-cell table:style-name="ce16" table:formula="of:=['paramètres modèle'.G35]/['paramètres modèle'.$E35]" office:value-type="float" office:value="0.35" calcext:value-type="float">
            <text:p>0,4</text:p>
          </table:table-cell>
          <table:table-cell table:style-name="ce16" table:formula="of:=['paramètres modèle'.H35]/['paramètres modèle'.$E35]" office:value-type="float" office:value="0.35" calcext:value-type="float">
            <text:p>0,4</text:p>
          </table:table-cell>
          <table:table-cell table:style-name="ce16" table:formula="of:=['paramètres modèle'.I35]/['paramètres modèle'.$E35]" office:value-type="float" office:value="0.35" calcext:value-type="float">
            <text:p>0,4</text:p>
          </table:table-cell>
          <table:table-cell table:style-name="ce16" table:formula="of:=['paramètres modèle'.J35]/['paramètres modèle'.$E3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65.520901008231" calcext:value-type="float">
            <text:p><text:s/>166 <text:s text:c="3"/></text:p>
          </table:table-cell>
          <table:table-cell table:style-name="ce16" table:formula="of:=['paramètres modèle'.F36]/['paramètres modèle'.$E36]" office:value-type="float" office:value="0.7" calcext:value-type="float">
            <text:p>0,7</text:p>
          </table:table-cell>
          <table:table-cell table:style-name="ce16" table:formula="of:=['paramètres modèle'.G36]/['paramètres modèle'.$E36]" office:value-type="float" office:value="0.35" calcext:value-type="float">
            <text:p>0,4</text:p>
          </table:table-cell>
          <table:table-cell table:style-name="ce16" table:formula="of:=['paramètres modèle'.H36]/['paramètres modèle'.$E36]" office:value-type="float" office:value="0.35" calcext:value-type="float">
            <text:p>0,4</text:p>
          </table:table-cell>
          <table:table-cell table:style-name="ce16" table:formula="of:=['paramètres modèle'.I36]/['paramètres modèle'.$E36]" office:value-type="float" office:value="0.35" calcext:value-type="float">
            <text:p>0,4</text:p>
          </table:table-cell>
          <table:table-cell table:style-name="ce16" table:formula="of:=['paramètres modèle'.J36]/['paramètres modèle'.$E3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7.03437743695" calcext:value-type="float">
            <text:p><text:s/>117 <text:s text:c="3"/></text:p>
          </table:table-cell>
          <table:table-cell table:style-name="ce16" table:formula="of:=['paramètres modèle'.F37]/['paramètres modèle'.$E37]" office:value-type="float" office:value="0.7" calcext:value-type="float">
            <text:p>0,7</text:p>
          </table:table-cell>
          <table:table-cell table:style-name="ce16" table:formula="of:=['paramètres modèle'.G37]/['paramètres modèle'.$E37]" office:value-type="float" office:value="0.35" calcext:value-type="float">
            <text:p>0,4</text:p>
          </table:table-cell>
          <table:table-cell table:style-name="ce16" table:formula="of:=['paramètres modèle'.H37]/['paramètres modèle'.$E37]" office:value-type="float" office:value="0.35" calcext:value-type="float">
            <text:p>0,4</text:p>
          </table:table-cell>
          <table:table-cell table:style-name="ce16" table:formula="of:=['paramètres modèle'.I37]/['paramètres modèle'.$E37]" office:value-type="float" office:value="0.35" calcext:value-type="float">
            <text:p>0,4</text:p>
          </table:table-cell>
          <table:table-cell table:style-name="ce16" table:formula="of:=['paramètres modèle'.J37]/['paramètres modèle'.$E3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20.774602151927" calcext:value-type="float">
            <text:p><text:s/>121 <text:s text:c="3"/></text:p>
          </table:table-cell>
          <table:table-cell table:style-name="ce16" table:formula="of:=['paramètres modèle'.F38]/['paramètres modèle'.$E38]" office:value-type="float" office:value="0.7" calcext:value-type="float">
            <text:p>0,7</text:p>
          </table:table-cell>
          <table:table-cell table:style-name="ce16" table:formula="of:=['paramètres modèle'.G38]/['paramètres modèle'.$E38]" office:value-type="float" office:value="0.35" calcext:value-type="float">
            <text:p>0,4</text:p>
          </table:table-cell>
          <table:table-cell table:style-name="ce16" table:formula="of:=['paramètres modèle'.H38]/['paramètres modèle'.$E38]" office:value-type="float" office:value="0.35" calcext:value-type="float">
            <text:p>0,4</text:p>
          </table:table-cell>
          <table:table-cell table:style-name="ce16" table:formula="of:=['paramètres modèle'.I38]/['paramètres modèle'.$E38]" office:value-type="float" office:value="0.35" calcext:value-type="float">
            <text:p>0,4</text:p>
          </table:table-cell>
          <table:table-cell table:style-name="ce16" table:formula="of:=['paramètres modèle'.J38]/['paramètres modèle'.$E3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9.140713352527" calcext:value-type="float">
            <text:p><text:s/>119 <text:s text:c="3"/></text:p>
          </table:table-cell>
          <table:table-cell table:style-name="ce16" table:formula="of:=['paramètres modèle'.F39]/['paramètres modèle'.$E39]" office:value-type="float" office:value="0.7" calcext:value-type="float">
            <text:p>0,7</text:p>
          </table:table-cell>
          <table:table-cell table:style-name="ce16" table:formula="of:=['paramètres modèle'.G39]/['paramètres modèle'.$E39]" office:value-type="float" office:value="0.35" calcext:value-type="float">
            <text:p>0,3</text:p>
          </table:table-cell>
          <table:table-cell table:style-name="ce16" table:formula="of:=['paramètres modèle'.H39]/['paramètres modèle'.$E39]" office:value-type="float" office:value="0.35" calcext:value-type="float">
            <text:p>0,3</text:p>
          </table:table-cell>
          <table:table-cell table:style-name="ce16" table:formula="of:=['paramètres modèle'.I39]/['paramètres modèle'.$E39]" office:value-type="float" office:value="0.35" calcext:value-type="float">
            <text:p>0,3</text:p>
          </table:table-cell>
          <table:table-cell table:style-name="ce16" table:formula="of:=['paramètres modèle'.J39]/['paramètres modèle'.$E39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5.173443530951" calcext:value-type="float">
            <text:p><text:s/>115 <text:s text:c="3"/></text:p>
          </table:table-cell>
          <table:table-cell table:style-name="ce16" table:formula="of:=['paramètres modèle'.F40]/['paramètres modèle'.$E40]" office:value-type="float" office:value="0.7" calcext:value-type="float">
            <text:p>0,7</text:p>
          </table:table-cell>
          <table:table-cell table:style-name="ce16" table:formula="of:=['paramètres modèle'.G40]/['paramètres modèle'.$E40]" office:value-type="float" office:value="0.35" calcext:value-type="float">
            <text:p>0,4</text:p>
          </table:table-cell>
          <table:table-cell table:style-name="ce16" table:formula="of:=['paramètres modèle'.H40]/['paramètres modèle'.$E40]" office:value-type="float" office:value="0.35" calcext:value-type="float">
            <text:p>0,4</text:p>
          </table:table-cell>
          <table:table-cell table:style-name="ce16" table:formula="of:=['paramètres modèle'.I40]/['paramètres modèle'.$E40]" office:value-type="float" office:value="0.35" calcext:value-type="float">
            <text:p>0,4</text:p>
          </table:table-cell>
          <table:table-cell table:style-name="ce16" table:formula="of:=['paramètres modèle'.J40]/['paramètres modèle'.$E4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50.9904950549706" calcext:value-type="float">
            <text:p><text:s/>51 <text:s text:c="3"/></text:p>
          </table:table-cell>
          <table:table-cell table:style-name="ce16" table:formula="of:=['paramètres modèle'.F41]/['paramètres modèle'.$E41]" office:value-type="float" office:value="0.7" calcext:value-type="float">
            <text:p>0,7</text:p>
          </table:table-cell>
          <table:table-cell table:style-name="ce16" table:formula="of:=['paramètres modèle'.G41]/['paramètres modèle'.$E41]" office:value-type="float" office:value="0.35" calcext:value-type="float">
            <text:p>0,4</text:p>
          </table:table-cell>
          <table:table-cell table:style-name="ce16" table:formula="of:=['paramètres modèle'.H41]/['paramètres modèle'.$E41]" office:value-type="float" office:value="0.35" calcext:value-type="float">
            <text:p>0,4</text:p>
          </table:table-cell>
          <table:table-cell table:style-name="ce16" table:formula="of:=['paramètres modèle'.I41]/['paramètres modèle'.$E41]" office:value-type="float" office:value="0.35" calcext:value-type="float">
            <text:p>0,4</text:p>
          </table:table-cell>
          <table:table-cell table:style-name="ce16" table:formula="of:=['paramètres modèle'.J41]/['paramètres modèle'.$E4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55.2314650885671" calcext:value-type="float">
            <text:p><text:s/>55 <text:s text:c="3"/></text:p>
          </table:table-cell>
          <table:table-cell table:style-name="ce16" table:formula="of:=['paramètres modèle'.F42]/['paramètres modèle'.$E42]" office:value-type="float" office:value="0.7" calcext:value-type="float">
            <text:p>0,7</text:p>
          </table:table-cell>
          <table:table-cell table:style-name="ce16" table:formula="of:=['paramètres modèle'.G42]/['paramètres modèle'.$E42]" office:value-type="float" office:value="0.35" calcext:value-type="float">
            <text:p>0,4</text:p>
          </table:table-cell>
          <table:table-cell table:style-name="ce16" table:formula="of:=['paramètres modèle'.H42]/['paramètres modèle'.$E42]" office:value-type="float" office:value="0.35" calcext:value-type="float">
            <text:p>0,4</text:p>
          </table:table-cell>
          <table:table-cell table:style-name="ce16" table:formula="of:=['paramètres modèle'.I42]/['paramètres modèle'.$E42]" office:value-type="float" office:value="0.35" calcext:value-type="float">
            <text:p>0,4</text:p>
          </table:table-cell>
          <table:table-cell table:style-name="ce16" table:formula="of:=['paramètres modèle'.J42]/['paramètres modèle'.$E4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1.6261398889668" calcext:value-type="float">
            <text:p><text:s/>82 <text:s text:c="3"/></text:p>
          </table:table-cell>
          <table:table-cell table:style-name="ce16" table:formula="of:=['paramètres modèle'.F43]/['paramètres modèle'.$E43]" office:value-type="float" office:value="0.7" calcext:value-type="float">
            <text:p>0,7</text:p>
          </table:table-cell>
          <table:table-cell table:style-name="ce16" table:formula="of:=['paramètres modèle'.G43]/['paramètres modèle'.$E43]" office:value-type="float" office:value="0.35" calcext:value-type="float">
            <text:p>0,4</text:p>
          </table:table-cell>
          <table:table-cell table:style-name="ce16" table:formula="of:=['paramètres modèle'.H43]/['paramètres modèle'.$E43]" office:value-type="float" office:value="0.35" calcext:value-type="float">
            <text:p>0,4</text:p>
          </table:table-cell>
          <table:table-cell table:style-name="ce16" table:formula="of:=['paramètres modèle'.I43]/['paramètres modèle'.$E43]" office:value-type="float" office:value="0.35" calcext:value-type="float">
            <text:p>0,4</text:p>
          </table:table-cell>
          <table:table-cell table:style-name="ce16" table:formula="of:=['paramètres modèle'.J43]/['paramètres modèle'.$E4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01.875426071571" calcext:value-type="float">
            <text:p><text:s/>102 <text:s text:c="3"/></text:p>
          </table:table-cell>
          <table:table-cell table:style-name="ce16" table:formula="of:=['paramètres modèle'.F44]/['paramètres modèle'.$E44]" office:value-type="float" office:value="0.7" calcext:value-type="float">
            <text:p>0,7</text:p>
          </table:table-cell>
          <table:table-cell table:style-name="ce16" table:formula="of:=['paramètres modèle'.G44]/['paramètres modèle'.$E44]" office:value-type="float" office:value="0.35" calcext:value-type="float">
            <text:p>0,4</text:p>
          </table:table-cell>
          <table:table-cell table:style-name="ce16" table:formula="of:=['paramètres modèle'.H44]/['paramètres modèle'.$E44]" office:value-type="float" office:value="0.35" calcext:value-type="float">
            <text:p>0,4</text:p>
          </table:table-cell>
          <table:table-cell table:style-name="ce16" table:formula="of:=['paramètres modèle'.I44]/['paramètres modèle'.$E44]" office:value-type="float" office:value="0.35" calcext:value-type="float">
            <text:p>0,4</text:p>
          </table:table-cell>
          <table:table-cell table:style-name="ce16" table:formula="of:=['paramètres modèle'.J44]/['paramètres modèle'.$E4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2.5678763609232" calcext:value-type="float">
            <text:p><text:s/>73 <text:s text:c="3"/></text:p>
          </table:table-cell>
          <table:table-cell table:style-name="ce16" table:formula="of:=['paramètres modèle'.F45]/['paramètres modèle'.$E45]" office:value-type="float" office:value="0.7" calcext:value-type="float">
            <text:p>0,7</text:p>
          </table:table-cell>
          <table:table-cell table:style-name="ce16" table:formula="of:=['paramètres modèle'.G45]/['paramètres modèle'.$E45]" office:value-type="float" office:value="0.35" calcext:value-type="float">
            <text:p>0,3</text:p>
          </table:table-cell>
          <table:table-cell table:style-name="ce16" table:formula="of:=['paramètres modèle'.H45]/['paramètres modèle'.$E45]" office:value-type="float" office:value="0.35" calcext:value-type="float">
            <text:p>0,3</text:p>
          </table:table-cell>
          <table:table-cell table:style-name="ce16" table:formula="of:=['paramètres modèle'.I45]/['paramètres modèle'.$E45]" office:value-type="float" office:value="0.35" calcext:value-type="float">
            <text:p>0,3</text:p>
          </table:table-cell>
          <table:table-cell table:style-name="ce16" table:formula="of:=['paramètres modèle'.J45]/['paramètres modèle'.$E45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5.1254556305895" calcext:value-type="float">
            <text:p><text:s/>65 <text:s text:c="3"/></text:p>
          </table:table-cell>
          <table:table-cell table:style-name="ce16" table:formula="of:=['paramètres modèle'.F46]/['paramètres modèle'.$E46]" office:value-type="float" office:value="0.7" calcext:value-type="float">
            <text:p>0,7</text:p>
          </table:table-cell>
          <table:table-cell table:style-name="ce16" table:formula="of:=['paramètres modèle'.G46]/['paramètres modèle'.$E46]" office:value-type="float" office:value="0.35" calcext:value-type="float">
            <text:p>0,4</text:p>
          </table:table-cell>
          <table:table-cell table:style-name="ce16" table:formula="of:=['paramètres modèle'.H46]/['paramètres modèle'.$E46]" office:value-type="float" office:value="0.35" calcext:value-type="float">
            <text:p>0,4</text:p>
          </table:table-cell>
          <table:table-cell table:style-name="ce16" table:formula="of:=['paramètres modèle'.I46]/['paramètres modèle'.$E46]" office:value-type="float" office:value="0.35" calcext:value-type="float">
            <text:p>0,4</text:p>
          </table:table-cell>
          <table:table-cell table:style-name="ce16" table:formula="of:=['paramètres modèle'.J46]/['paramètres modèle'.$E4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4.9929017601263" calcext:value-type="float">
            <text:p><text:s/>65 <text:s text:c="3"/></text:p>
          </table:table-cell>
          <table:table-cell table:style-name="ce16" table:formula="of:=['paramètres modèle'.F47]/['paramètres modèle'.$E47]" office:value-type="float" office:value="0.7" calcext:value-type="float">
            <text:p>0,7</text:p>
          </table:table-cell>
          <table:table-cell table:style-name="ce16" table:formula="of:=['paramètres modèle'.G47]/['paramètres modèle'.$E47]" office:value-type="float" office:value="0.35" calcext:value-type="float">
            <text:p>0,4</text:p>
          </table:table-cell>
          <table:table-cell table:style-name="ce16" table:formula="of:=['paramètres modèle'.H47]/['paramètres modèle'.$E47]" office:value-type="float" office:value="0.35" calcext:value-type="float">
            <text:p>0,4</text:p>
          </table:table-cell>
          <table:table-cell table:style-name="ce16" table:formula="of:=['paramètres modèle'.I47]/['paramètres modèle'.$E47]" office:value-type="float" office:value="0.35" calcext:value-type="float">
            <text:p>0,4</text:p>
          </table:table-cell>
          <table:table-cell table:style-name="ce16" table:formula="of:=['paramètres modèle'.J47]/['paramètres modèle'.$E4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9.0705403850622" calcext:value-type="float">
            <text:p><text:s/>89 <text:s text:c="3"/></text:p>
          </table:table-cell>
          <table:table-cell table:style-name="ce16" table:formula="of:=['paramètres modèle'.F48]/['paramètres modèle'.$E48]" office:value-type="float" office:value="0.7" calcext:value-type="float">
            <text:p>0,7</text:p>
          </table:table-cell>
          <table:table-cell table:style-name="ce16" table:formula="of:=['paramètres modèle'.G48]/['paramètres modèle'.$E48]" office:value-type="float" office:value="0.35" calcext:value-type="float">
            <text:p>0,4</text:p>
          </table:table-cell>
          <table:table-cell table:style-name="ce16" table:formula="of:=['paramètres modèle'.H48]/['paramètres modèle'.$E48]" office:value-type="float" office:value="0.35" calcext:value-type="float">
            <text:p>0,4</text:p>
          </table:table-cell>
          <table:table-cell table:style-name="ce16" table:formula="of:=['paramètres modèle'.I48]/['paramètres modèle'.$E48]" office:value-type="float" office:value="0.35" calcext:value-type="float">
            <text:p>0,4</text:p>
          </table:table-cell>
          <table:table-cell table:style-name="ce16" table:formula="of:=['paramètres modèle'.J48]/['paramètres modèle'.$E4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04.639540213458" calcext:value-type="float">
            <text:p><text:s/>105 <text:s text:c="3"/></text:p>
          </table:table-cell>
          <table:table-cell table:style-name="ce16" table:formula="of:=['paramètres modèle'.F49]/['paramètres modèle'.$E49]" office:value-type="float" office:value="0.7" calcext:value-type="float">
            <text:p>0,7</text:p>
          </table:table-cell>
          <table:table-cell table:style-name="ce16" table:formula="of:=['paramètres modèle'.G49]/['paramètres modèle'.$E49]" office:value-type="float" office:value="0.35" calcext:value-type="float">
            <text:p>0,3</text:p>
          </table:table-cell>
          <table:table-cell table:style-name="ce16" table:formula="of:=['paramètres modèle'.H49]/['paramètres modèle'.$E49]" office:value-type="float" office:value="0.35" calcext:value-type="float">
            <text:p>0,3</text:p>
          </table:table-cell>
          <table:table-cell table:style-name="ce16" table:formula="of:=['paramètres modèle'.I49]/['paramètres modèle'.$E49]" office:value-type="float" office:value="0.35" calcext:value-type="float">
            <text:p>0,3</text:p>
          </table:table-cell>
          <table:table-cell table:style-name="ce16" table:formula="of:=['paramètres modèle'.J49]/['paramètres modèle'.$E49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23.312713414133" calcext:value-type="float">
            <text:p><text:s/>123 <text:s text:c="3"/></text:p>
          </table:table-cell>
          <table:table-cell table:style-name="ce16" table:formula="of:=['paramètres modèle'.F50]/['paramètres modèle'.$E50]" office:value-type="float" office:value="0.7" calcext:value-type="float">
            <text:p>0,7</text:p>
          </table:table-cell>
          <table:table-cell table:style-name="ce16" table:formula="of:=['paramètres modèle'.G50]/['paramètres modèle'.$E50]" office:value-type="float" office:value="0.35" calcext:value-type="float">
            <text:p>0,4</text:p>
          </table:table-cell>
          <table:table-cell table:style-name="ce16" table:formula="of:=['paramètres modèle'.H50]/['paramètres modèle'.$E50]" office:value-type="float" office:value="0.35" calcext:value-type="float">
            <text:p>0,4</text:p>
          </table:table-cell>
          <table:table-cell table:style-name="ce16" table:formula="of:=['paramètres modèle'.I50]/['paramètres modèle'.$E50]" office:value-type="float" office:value="0.35" calcext:value-type="float">
            <text:p>0,4</text:p>
          </table:table-cell>
          <table:table-cell table:style-name="ce16" table:formula="of:=['paramètres modèle'.J50]/['paramètres modèle'.$E5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6.7285250851273" calcext:value-type="float">
            <text:p><text:s/>77 <text:s text:c="3"/></text:p>
          </table:table-cell>
          <table:table-cell table:style-name="ce16" table:formula="of:=['paramètres modèle'.F51]/['paramètres modèle'.$E51]" office:value-type="float" office:value="0.7" calcext:value-type="float">
            <text:p>0,7</text:p>
          </table:table-cell>
          <table:table-cell table:style-name="ce16" table:formula="of:=['paramètres modèle'.G51]/['paramètres modèle'.$E51]" office:value-type="float" office:value="0.35" calcext:value-type="float">
            <text:p>0,4</text:p>
          </table:table-cell>
          <table:table-cell table:style-name="ce16" table:formula="of:=['paramètres modèle'.H51]/['paramètres modèle'.$E51]" office:value-type="float" office:value="0.35" calcext:value-type="float">
            <text:p>0,4</text:p>
          </table:table-cell>
          <table:table-cell table:style-name="ce16" table:formula="of:=['paramètres modèle'.I51]/['paramètres modèle'.$E51]" office:value-type="float" office:value="0.35" calcext:value-type="float">
            <text:p>0,4</text:p>
          </table:table-cell>
          <table:table-cell table:style-name="ce16" table:formula="of:=['paramètres modèle'.J51]/['paramètres modèle'.$E5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7.337266292483" calcext:value-type="float">
            <text:p><text:s/>77 <text:s text:c="3"/></text:p>
          </table:table-cell>
          <table:table-cell table:style-name="ce16" table:formula="of:=['paramètres modèle'.F52]/['paramètres modèle'.$E52]" office:value-type="float" office:value="0.7" calcext:value-type="float">
            <text:p>0,7</text:p>
          </table:table-cell>
          <table:table-cell table:style-name="ce16" table:formula="of:=['paramètres modèle'.G52]/['paramètres modèle'.$E52]" office:value-type="float" office:value="0.35" calcext:value-type="float">
            <text:p>0,4</text:p>
          </table:table-cell>
          <table:table-cell table:style-name="ce16" table:formula="of:=['paramètres modèle'.H52]/['paramètres modèle'.$E52]" office:value-type="float" office:value="0.35" calcext:value-type="float">
            <text:p>0,4</text:p>
          </table:table-cell>
          <table:table-cell table:style-name="ce16" table:formula="of:=['paramètres modèle'.I52]/['paramètres modèle'.$E52]" office:value-type="float" office:value="0.35" calcext:value-type="float">
            <text:p>0,4</text:p>
          </table:table-cell>
          <table:table-cell table:style-name="ce16" table:formula="of:=['paramètres modèle'.J52]/['paramètres modèle'.$E5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7.5596097990109" calcext:value-type="float">
            <text:p><text:s/>78 <text:s text:c="3"/></text:p>
          </table:table-cell>
          <table:table-cell table:style-name="ce16" table:formula="of:=['paramètres modèle'.F53]/['paramètres modèle'.$E53]" office:value-type="float" office:value="0.7" calcext:value-type="float">
            <text:p>0,7</text:p>
          </table:table-cell>
          <table:table-cell table:style-name="ce16" table:formula="of:=['paramètres modèle'.G53]/['paramètres modèle'.$E53]" office:value-type="float" office:value="0.35" calcext:value-type="float">
            <text:p>0,4</text:p>
          </table:table-cell>
          <table:table-cell table:style-name="ce16" table:formula="of:=['paramètres modèle'.H53]/['paramètres modèle'.$E53]" office:value-type="float" office:value="0.35" calcext:value-type="float">
            <text:p>0,4</text:p>
          </table:table-cell>
          <table:table-cell table:style-name="ce16" table:formula="of:=['paramètres modèle'.I53]/['paramètres modèle'.$E53]" office:value-type="float" office:value="0.35" calcext:value-type="float">
            <text:p>0,4</text:p>
          </table:table-cell>
          <table:table-cell table:style-name="ce16" table:formula="of:=['paramètres modèle'.J53]/['paramètres modèle'.$E5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77.1844886225523" calcext:value-type="float">
            <text:p><text:s/>77 <text:s text:c="3"/></text:p>
          </table:table-cell>
          <table:table-cell table:style-name="ce16" table:formula="of:=['paramètres modèle'.F54]/['paramètres modèle'.$E54]" office:value-type="float" office:value="0.7" calcext:value-type="float">
            <text:p>0,7</text:p>
          </table:table-cell>
          <table:table-cell table:style-name="ce16" table:formula="of:=['paramètres modèle'.G54]/['paramètres modèle'.$E54]" office:value-type="float" office:value="0.35" calcext:value-type="float">
            <text:p>0,4</text:p>
          </table:table-cell>
          <table:table-cell table:style-name="ce16" table:formula="of:=['paramètres modèle'.H54]/['paramètres modèle'.$E54]" office:value-type="float" office:value="0.35" calcext:value-type="float">
            <text:p>0,4</text:p>
          </table:table-cell>
          <table:table-cell table:style-name="ce16" table:formula="of:=['paramètres modèle'.I54]/['paramètres modèle'.$E54]" office:value-type="float" office:value="0.35" calcext:value-type="float">
            <text:p>0,4</text:p>
          </table:table-cell>
          <table:table-cell table:style-name="ce16" table:formula="of:=['paramètres modèle'.J54]/['paramètres modèle'.$E5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20.248355470222" calcext:value-type="float">
            <text:p><text:s/>120 <text:s text:c="3"/></text:p>
          </table:table-cell>
          <table:table-cell table:style-name="ce16" table:formula="of:=['paramètres modèle'.F55]/['paramètres modèle'.$E55]" office:value-type="float" office:value="0.7" calcext:value-type="float">
            <text:p>0,7</text:p>
          </table:table-cell>
          <table:table-cell table:style-name="ce16" table:formula="of:=['paramètres modèle'.G55]/['paramètres modèle'.$E55]" office:value-type="float" office:value="0.35" calcext:value-type="float">
            <text:p>0,4</text:p>
          </table:table-cell>
          <table:table-cell table:style-name="ce16" table:formula="of:=['paramètres modèle'.H55]/['paramètres modèle'.$E55]" office:value-type="float" office:value="0.35" calcext:value-type="float">
            <text:p>0,4</text:p>
          </table:table-cell>
          <table:table-cell table:style-name="ce16" table:formula="of:=['paramètres modèle'.I55]/['paramètres modèle'.$E55]" office:value-type="float" office:value="0.35" calcext:value-type="float">
            <text:p>0,4</text:p>
          </table:table-cell>
          <table:table-cell table:style-name="ce16" table:formula="of:=['paramètres modèle'.J55]/['paramètres modèle'.$E5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05.320600144365" calcext:value-type="float">
            <text:p><text:s/>105 <text:s text:c="3"/></text:p>
          </table:table-cell>
          <table:table-cell table:style-name="ce16" table:formula="of:=['paramètres modèle'.F56]/['paramètres modèle'.$E56]" office:value-type="float" office:value="0.7" calcext:value-type="float">
            <text:p>0,7</text:p>
          </table:table-cell>
          <table:table-cell table:style-name="ce16" table:formula="of:=['paramètres modèle'.G56]/['paramètres modèle'.$E56]" office:value-type="float" office:value="0.35" calcext:value-type="float">
            <text:p>0,4</text:p>
          </table:table-cell>
          <table:table-cell table:style-name="ce16" table:formula="of:=['paramètres modèle'.H56]/['paramètres modèle'.$E56]" office:value-type="float" office:value="0.35" calcext:value-type="float">
            <text:p>0,4</text:p>
          </table:table-cell>
          <table:table-cell table:style-name="ce16" table:formula="of:=['paramètres modèle'.I56]/['paramètres modèle'.$E56]" office:value-type="float" office:value="0.35" calcext:value-type="float">
            <text:p>0,4</text:p>
          </table:table-cell>
          <table:table-cell table:style-name="ce16" table:formula="of:=['paramètres modèle'.J56]/['paramètres modèle'.$E5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92.6196304998972" calcext:value-type="float">
            <text:p><text:s/>93 <text:s text:c="3"/></text:p>
          </table:table-cell>
          <table:table-cell table:style-name="ce16" table:formula="of:=['paramètres modèle'.F57]/['paramètres modèle'.$E57]" office:value-type="float" office:value="0.7" calcext:value-type="float">
            <text:p>0,7</text:p>
          </table:table-cell>
          <table:table-cell table:style-name="ce16" table:formula="of:=['paramètres modèle'.G57]/['paramètres modèle'.$E57]" office:value-type="float" office:value="0.35" calcext:value-type="float">
            <text:p>0,4</text:p>
          </table:table-cell>
          <table:table-cell table:style-name="ce16" table:formula="of:=['paramètres modèle'.H57]/['paramètres modèle'.$E57]" office:value-type="float" office:value="0.35" calcext:value-type="float">
            <text:p>0,4</text:p>
          </table:table-cell>
          <table:table-cell table:style-name="ce16" table:formula="of:=['paramètres modèle'.I57]/['paramètres modèle'.$E57]" office:value-type="float" office:value="0.35" calcext:value-type="float">
            <text:p>0,4</text:p>
          </table:table-cell>
          <table:table-cell table:style-name="ce16" table:formula="of:=['paramètres modèle'.J57]/['paramètres modèle'.$E5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94.1803232727797" calcext:value-type="float">
            <text:p><text:s/>94 <text:s text:c="3"/></text:p>
          </table:table-cell>
          <table:table-cell table:style-name="ce16" table:formula="of:=['paramètres modèle'.F58]/['paramètres modèle'.$E58]" office:value-type="float" office:value="0.7" calcext:value-type="float">
            <text:p>0,7</text:p>
          </table:table-cell>
          <table:table-cell table:style-name="ce16" table:formula="of:=['paramètres modèle'.G58]/['paramètres modèle'.$E58]" office:value-type="float" office:value="0.35" calcext:value-type="float">
            <text:p>0,4</text:p>
          </table:table-cell>
          <table:table-cell table:style-name="ce16" table:formula="of:=['paramètres modèle'.H58]/['paramètres modèle'.$E58]" office:value-type="float" office:value="0.35" calcext:value-type="float">
            <text:p>0,4</text:p>
          </table:table-cell>
          <table:table-cell table:style-name="ce16" table:formula="of:=['paramètres modèle'.I58]/['paramètres modèle'.$E58]" office:value-type="float" office:value="0.35" calcext:value-type="float">
            <text:p>0,4</text:p>
          </table:table-cell>
          <table:table-cell table:style-name="ce16" table:formula="of:=['paramètres modèle'.J58]/['paramètres modèle'.$E5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93.7304441078898" calcext:value-type="float">
            <text:p><text:s/>94 <text:s text:c="3"/></text:p>
          </table:table-cell>
          <table:table-cell table:style-name="ce16" table:formula="of:=['paramètres modèle'.F59]/['paramètres modèle'.$E59]" office:value-type="float" office:value="0.7" calcext:value-type="float">
            <text:p>0,7</text:p>
          </table:table-cell>
          <table:table-cell table:style-name="ce16" table:formula="of:=['paramètres modèle'.G59]/['paramètres modèle'.$E59]" office:value-type="float" office:value="0.35" calcext:value-type="float">
            <text:p>0,4</text:p>
          </table:table-cell>
          <table:table-cell table:style-name="ce16" table:formula="of:=['paramètres modèle'.H59]/['paramètres modèle'.$E59]" office:value-type="float" office:value="0.35" calcext:value-type="float">
            <text:p>0,4</text:p>
          </table:table-cell>
          <table:table-cell table:style-name="ce16" table:formula="of:=['paramètres modèle'.I59]/['paramètres modèle'.$E59]" office:value-type="float" office:value="0.35" calcext:value-type="float">
            <text:p>0,4</text:p>
          </table:table-cell>
          <table:table-cell table:style-name="ce16" table:formula="of:=['paramètres modèle'.J59]/['paramètres modèle'.$E5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216.980136341614" calcext:value-type="float">
            <text:p><text:s/>217 <text:s text:c="3"/></text:p>
          </table:table-cell>
          <table:table-cell table:style-name="ce16" table:formula="of:=['paramètres modèle'.F60]/['paramètres modèle'.$E60]" office:value-type="float" office:value="0.7" calcext:value-type="float">
            <text:p>0,7</text:p>
          </table:table-cell>
          <table:table-cell table:style-name="ce16" table:formula="of:=['paramètres modèle'.G60]/['paramètres modèle'.$E60]" office:value-type="float" office:value="0.35" calcext:value-type="float">
            <text:p>0,4</text:p>
          </table:table-cell>
          <table:table-cell table:style-name="ce16" table:formula="of:=['paramètres modèle'.H60]/['paramètres modèle'.$E60]" office:value-type="float" office:value="0.35" calcext:value-type="float">
            <text:p>0,4</text:p>
          </table:table-cell>
          <table:table-cell table:style-name="ce16" table:formula="of:=['paramètres modèle'.I60]/['paramètres modèle'.$E60]" office:value-type="float" office:value="0.35" calcext:value-type="float">
            <text:p>0,4</text:p>
          </table:table-cell>
          <table:table-cell table:style-name="ce16" table:formula="of:=['paramètres modèle'.J60]/['paramètres modèle'.$E6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85.864316481809" calcext:value-type="float">
            <text:p><text:s/>186 <text:s text:c="3"/></text:p>
          </table:table-cell>
          <table:table-cell table:style-name="ce16" table:formula="of:=['paramètres modèle'.F61]/['paramètres modèle'.$E61]" office:value-type="float" office:value="0.7" calcext:value-type="float">
            <text:p>0,7</text:p>
          </table:table-cell>
          <table:table-cell table:style-name="ce16" table:formula="of:=['paramètres modèle'.G61]/['paramètres modèle'.$E61]" office:value-type="float" office:value="0.35" calcext:value-type="float">
            <text:p>0,4</text:p>
          </table:table-cell>
          <table:table-cell table:style-name="ce16" table:formula="of:=['paramètres modèle'.H61]/['paramètres modèle'.$E61]" office:value-type="float" office:value="0.35" calcext:value-type="float">
            <text:p>0,4</text:p>
          </table:table-cell>
          <table:table-cell table:style-name="ce16" table:formula="of:=['paramètres modèle'.I61]/['paramètres modèle'.$E61]" office:value-type="float" office:value="0.35" calcext:value-type="float">
            <text:p>0,4</text:p>
          </table:table-cell>
          <table:table-cell table:style-name="ce16" table:formula="of:=['paramètres modèle'.J61]/['paramètres modèle'.$E6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216.599942802866" calcext:value-type="float">
            <text:p><text:s/>217 <text:s text:c="3"/></text:p>
          </table:table-cell>
          <table:table-cell table:style-name="ce16" table:formula="of:=['paramètres modèle'.F62]/['paramètres modèle'.$E62]" office:value-type="float" office:value="0.7" calcext:value-type="float">
            <text:p>0,7</text:p>
          </table:table-cell>
          <table:table-cell table:style-name="ce16" table:formula="of:=['paramètres modèle'.G62]/['paramètres modèle'.$E62]" office:value-type="float" office:value="0.35" calcext:value-type="float">
            <text:p>0,4</text:p>
          </table:table-cell>
          <table:table-cell table:style-name="ce16" table:formula="of:=['paramètres modèle'.H62]/['paramètres modèle'.$E62]" office:value-type="float" office:value="0.35" calcext:value-type="float">
            <text:p>0,4</text:p>
          </table:table-cell>
          <table:table-cell table:style-name="ce16" table:formula="of:=['paramètres modèle'.I62]/['paramètres modèle'.$E62]" office:value-type="float" office:value="0.35" calcext:value-type="float">
            <text:p>0,4</text:p>
          </table:table-cell>
          <table:table-cell table:style-name="ce16" table:formula="of:=['paramètres modèle'.J62]/['paramètres modèle'.$E6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215.724923287213" calcext:value-type="float">
            <text:p><text:s/>216 <text:s text:c="3"/></text:p>
          </table:table-cell>
          <table:table-cell table:style-name="ce16" table:formula="of:=['paramètres modèle'.F63]/['paramètres modèle'.$E63]" office:value-type="float" office:value="0.7" calcext:value-type="float">
            <text:p>0,7</text:p>
          </table:table-cell>
          <table:table-cell table:style-name="ce16" table:formula="of:=['paramètres modèle'.G63]/['paramètres modèle'.$E63]" office:value-type="float" office:value="0.35" calcext:value-type="float">
            <text:p>0,4</text:p>
          </table:table-cell>
          <table:table-cell table:style-name="ce16" table:formula="of:=['paramètres modèle'.H63]/['paramètres modèle'.$E63]" office:value-type="float" office:value="0.35" calcext:value-type="float">
            <text:p>0,4</text:p>
          </table:table-cell>
          <table:table-cell table:style-name="ce16" table:formula="of:=['paramètres modèle'.I63]/['paramètres modèle'.$E63]" office:value-type="float" office:value="0.35" calcext:value-type="float">
            <text:p>0,4</text:p>
          </table:table-cell>
          <table:table-cell table:style-name="ce16" table:formula="of:=['paramètres modèle'.J63]/['paramètres modèle'.$E6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85.932786131544" calcext:value-type="float">
            <text:p><text:s/>186 <text:s text:c="3"/></text:p>
          </table:table-cell>
          <table:table-cell table:style-name="ce16" table:formula="of:=['paramètres modèle'.F64]/['paramètres modèle'.$E64]" office:value-type="float" office:value="0.7" calcext:value-type="float">
            <text:p>0,7</text:p>
          </table:table-cell>
          <table:table-cell table:style-name="ce16" table:formula="of:=['paramètres modèle'.G64]/['paramètres modèle'.$E64]" office:value-type="float" office:value="0.35" calcext:value-type="float">
            <text:p>0,4</text:p>
          </table:table-cell>
          <table:table-cell table:style-name="ce16" table:formula="of:=['paramètres modèle'.H64]/['paramètres modèle'.$E64]" office:value-type="float" office:value="0.35" calcext:value-type="float">
            <text:p>0,4</text:p>
          </table:table-cell>
          <table:table-cell table:style-name="ce16" table:formula="of:=['paramètres modèle'.I64]/['paramètres modèle'.$E64]" office:value-type="float" office:value="0.35" calcext:value-type="float">
            <text:p>0,4</text:p>
          </table:table-cell>
          <table:table-cell table:style-name="ce16" table:formula="of:=['paramètres modèle'.J64]/['paramètres modèle'.$E6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34.1805070468311" calcext:value-type="float">
            <text:p><text:s/>34 <text:s text:c="3"/></text:p>
          </table:table-cell>
          <table:table-cell table:style-name="ce16" table:formula="of:=['paramètres modèle'.F65]/['paramètres modèle'.$E65]" office:value-type="float" office:value="0.7" calcext:value-type="float">
            <text:p>0,7</text:p>
          </table:table-cell>
          <table:table-cell table:style-name="ce16" table:formula="of:=['paramètres modèle'.G65]/['paramètres modèle'.$E65]" office:value-type="float" office:value="0.35" calcext:value-type="float">
            <text:p>0,4</text:p>
          </table:table-cell>
          <table:table-cell table:style-name="ce16" table:formula="of:=['paramètres modèle'.H65]/['paramètres modèle'.$E65]" office:value-type="float" office:value="0.35" calcext:value-type="float">
            <text:p>0,4</text:p>
          </table:table-cell>
          <table:table-cell table:style-name="ce16" table:formula="of:=['paramètres modèle'.I65]/['paramètres modèle'.$E65]" office:value-type="float" office:value="0.35" calcext:value-type="float">
            <text:p>0,4</text:p>
          </table:table-cell>
          <table:table-cell table:style-name="ce16" table:formula="of:=['paramètres modèle'.J65]/['paramètres modèle'.$E6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1.9927795114646" calcext:value-type="float">
            <text:p><text:s/>42 <text:s text:c="3"/></text:p>
          </table:table-cell>
          <table:table-cell table:style-name="ce16" table:formula="of:=['paramètres modèle'.F66]/['paramètres modèle'.$E66]" office:value-type="float" office:value="0.7" calcext:value-type="float">
            <text:p>0,7</text:p>
          </table:table-cell>
          <table:table-cell table:style-name="ce16" table:formula="of:=['paramètres modèle'.G66]/['paramètres modèle'.$E66]" office:value-type="float" office:value="0.35" calcext:value-type="float">
            <text:p>0,4</text:p>
          </table:table-cell>
          <table:table-cell table:style-name="ce16" table:formula="of:=['paramètres modèle'.H66]/['paramètres modèle'.$E66]" office:value-type="float" office:value="0.35" calcext:value-type="float">
            <text:p>0,4</text:p>
          </table:table-cell>
          <table:table-cell table:style-name="ce16" table:formula="of:=['paramètres modèle'.I66]/['paramètres modèle'.$E66]" office:value-type="float" office:value="0.35" calcext:value-type="float">
            <text:p>0,4</text:p>
          </table:table-cell>
          <table:table-cell table:style-name="ce16" table:formula="of:=['paramètres modèle'.J66]/['paramètres modèle'.$E6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36.4835661209142" calcext:value-type="float">
            <text:p><text:s/>36 <text:s text:c="3"/></text:p>
          </table:table-cell>
          <table:table-cell table:style-name="ce16" table:formula="of:=['paramètres modèle'.F67]/['paramètres modèle'.$E67]" office:value-type="float" office:value="0.7" calcext:value-type="float">
            <text:p>0,7</text:p>
          </table:table-cell>
          <table:table-cell table:style-name="ce16" table:formula="of:=['paramètres modèle'.G67]/['paramètres modèle'.$E67]" office:value-type="float" office:value="0.35" calcext:value-type="float">
            <text:p>0,4</text:p>
          </table:table-cell>
          <table:table-cell table:style-name="ce16" table:formula="of:=['paramètres modèle'.H67]/['paramètres modèle'.$E67]" office:value-type="float" office:value="0.35" calcext:value-type="float">
            <text:p>0,4</text:p>
          </table:table-cell>
          <table:table-cell table:style-name="ce16" table:formula="of:=['paramètres modèle'.I67]/['paramètres modèle'.$E67]" office:value-type="float" office:value="0.35" calcext:value-type="float">
            <text:p>0,4</text:p>
          </table:table-cell>
          <table:table-cell table:style-name="ce16" table:formula="of:=['paramètres modèle'.J67]/['paramètres modèle'.$E6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5.2249183452055" calcext:value-type="float">
            <text:p><text:s/>85 <text:s text:c="3"/></text:p>
          </table:table-cell>
          <table:table-cell table:style-name="ce16" table:formula="of:=['paramètres modèle'.F68]/['paramètres modèle'.$E68]" office:value-type="float" office:value="0.7" calcext:value-type="float">
            <text:p>0,7</text:p>
          </table:table-cell>
          <table:table-cell table:style-name="ce16" table:formula="of:=['paramètres modèle'.G68]/['paramètres modèle'.$E68]" office:value-type="float" office:value="0.35" calcext:value-type="float">
            <text:p>0,4</text:p>
          </table:table-cell>
          <table:table-cell table:style-name="ce16" table:formula="of:=['paramètres modèle'.H68]/['paramètres modèle'.$E68]" office:value-type="float" office:value="0.35" calcext:value-type="float">
            <text:p>0,4</text:p>
          </table:table-cell>
          <table:table-cell table:style-name="ce16" table:formula="of:=['paramètres modèle'.I68]/['paramètres modèle'.$E68]" office:value-type="float" office:value="0.35" calcext:value-type="float">
            <text:p>0,4</text:p>
          </table:table-cell>
          <table:table-cell table:style-name="ce16" table:formula="of:=['paramètres modèle'.J68]/['paramètres modèle'.$E6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5.4985793631941" calcext:value-type="float">
            <text:p><text:s/>85 <text:s text:c="3"/></text:p>
          </table:table-cell>
          <table:table-cell table:style-name="ce16" table:formula="of:=['paramètres modèle'.F69]/['paramètres modèle'.$E69]" office:value-type="float" office:value="0.7" calcext:value-type="float">
            <text:p>0,7</text:p>
          </table:table-cell>
          <table:table-cell table:style-name="ce16" table:formula="of:=['paramètres modèle'.G69]/['paramètres modèle'.$E69]" office:value-type="float" office:value="0.35" calcext:value-type="float">
            <text:p>0,4</text:p>
          </table:table-cell>
          <table:table-cell table:style-name="ce16" table:formula="of:=['paramètres modèle'.H69]/['paramètres modèle'.$E69]" office:value-type="float" office:value="0.35" calcext:value-type="float">
            <text:p>0,4</text:p>
          </table:table-cell>
          <table:table-cell table:style-name="ce16" table:formula="of:=['paramètres modèle'.I69]/['paramètres modèle'.$E69]" office:value-type="float" office:value="0.35" calcext:value-type="float">
            <text:p>0,4</text:p>
          </table:table-cell>
          <table:table-cell table:style-name="ce16" table:formula="of:=['paramètres modèle'.J69]/['paramètres modèle'.$E6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5.6551051286301" calcext:value-type="float">
            <text:p><text:s/>86 <text:s text:c="3"/></text:p>
          </table:table-cell>
          <table:table-cell table:style-name="ce16" table:formula="of:=['paramètres modèle'.F70]/['paramètres modèle'.$E70]" office:value-type="float" office:value="0.7" calcext:value-type="float">
            <text:p>0,7</text:p>
          </table:table-cell>
          <table:table-cell table:style-name="ce16" table:formula="of:=['paramètres modèle'.G70]/['paramètres modèle'.$E70]" office:value-type="float" office:value="0.35" calcext:value-type="float">
            <text:p>0,4</text:p>
          </table:table-cell>
          <table:table-cell table:style-name="ce16" table:formula="of:=['paramètres modèle'.H70]/['paramètres modèle'.$E70]" office:value-type="float" office:value="0.35" calcext:value-type="float">
            <text:p>0,4</text:p>
          </table:table-cell>
          <table:table-cell table:style-name="ce16" table:formula="of:=['paramètres modèle'.I70]/['paramètres modèle'.$E70]" office:value-type="float" office:value="0.35" calcext:value-type="float">
            <text:p>0,4</text:p>
          </table:table-cell>
          <table:table-cell table:style-name="ce16" table:formula="of:=['paramètres modèle'.J70]/['paramètres modèle'.$E7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32.402469997419" calcext:value-type="float">
            <text:p><text:s/>32 <text:s text:c="3"/></text:p>
          </table:table-cell>
          <table:table-cell table:style-name="ce16" table:formula="of:=['paramètres modèle'.F71]/['paramètres modèle'.$E71]" office:value-type="float" office:value="0.7" calcext:value-type="float">
            <text:p>0,7</text:p>
          </table:table-cell>
          <table:table-cell table:style-name="ce16" table:formula="of:=['paramètres modèle'.G71]/['paramètres modèle'.$E71]" office:value-type="float" office:value="0.35" calcext:value-type="float">
            <text:p>0,4</text:p>
          </table:table-cell>
          <table:table-cell table:style-name="ce16" table:formula="of:=['paramètres modèle'.H71]/['paramètres modèle'.$E71]" office:value-type="float" office:value="0.35" calcext:value-type="float">
            <text:p>0,4</text:p>
          </table:table-cell>
          <table:table-cell table:style-name="ce16" table:formula="of:=['paramètres modèle'.I71]/['paramètres modèle'.$E71]" office:value-type="float" office:value="0.35" calcext:value-type="float">
            <text:p>0,4</text:p>
          </table:table-cell>
          <table:table-cell table:style-name="ce16" table:formula="of:=['paramètres modèle'.J71]/['paramètres modèle'.$E7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33.7786010005143" calcext:value-type="float">
            <text:p><text:s/>34 <text:s text:c="3"/></text:p>
          </table:table-cell>
          <table:table-cell table:style-name="ce16" table:formula="of:=['paramètres modèle'.F72]/['paramètres modèle'.$E72]" office:value-type="float" office:value="0.7" calcext:value-type="float">
            <text:p>0,7</text:p>
          </table:table-cell>
          <table:table-cell table:style-name="ce16" table:formula="of:=['paramètres modèle'.G72]/['paramètres modèle'.$E72]" office:value-type="float" office:value="0.35" calcext:value-type="float">
            <text:p>0,4</text:p>
          </table:table-cell>
          <table:table-cell table:style-name="ce16" table:formula="of:=['paramètres modèle'.H72]/['paramètres modèle'.$E72]" office:value-type="float" office:value="0.35" calcext:value-type="float">
            <text:p>0,4</text:p>
          </table:table-cell>
          <table:table-cell table:style-name="ce16" table:formula="of:=['paramètres modèle'.I72]/['paramètres modèle'.$E72]" office:value-type="float" office:value="0.35" calcext:value-type="float">
            <text:p>0,4</text:p>
          </table:table-cell>
          <table:table-cell table:style-name="ce16" table:formula="of:=['paramètres modèle'.J72]/['paramètres modèle'.$E7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36.392136731751" calcext:value-type="float">
            <text:p><text:s/>36 <text:s text:c="3"/></text:p>
          </table:table-cell>
          <table:table-cell table:style-name="ce16" table:formula="of:=['paramètres modèle'.F73]/['paramètres modèle'.$E73]" office:value-type="float" office:value="0.7" calcext:value-type="float">
            <text:p>0,7</text:p>
          </table:table-cell>
          <table:table-cell table:style-name="ce16" table:formula="of:=['paramètres modèle'.G73]/['paramètres modèle'.$E73]" office:value-type="float" office:value="0.35" calcext:value-type="float">
            <text:p>0,4</text:p>
          </table:table-cell>
          <table:table-cell table:style-name="ce16" table:formula="of:=['paramètres modèle'.H73]/['paramètres modèle'.$E73]" office:value-type="float" office:value="0.35" calcext:value-type="float">
            <text:p>0,4</text:p>
          </table:table-cell>
          <table:table-cell table:style-name="ce16" table:formula="of:=['paramètres modèle'.I73]/['paramètres modèle'.$E73]" office:value-type="float" office:value="0.35" calcext:value-type="float">
            <text:p>0,4</text:p>
          </table:table-cell>
          <table:table-cell table:style-name="ce16" table:formula="of:=['paramètres modèle'.J73]/['paramètres modèle'.$E7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0.8869717301998" calcext:value-type="float">
            <text:p><text:s/>41 <text:s text:c="3"/></text:p>
          </table:table-cell>
          <table:table-cell table:style-name="ce16" table:formula="of:=['paramètres modèle'.F74]/['paramètres modèle'.$E74]" office:value-type="float" office:value="0.7" calcext:value-type="float">
            <text:p>0,7</text:p>
          </table:table-cell>
          <table:table-cell table:style-name="ce16" table:formula="of:=['paramètres modèle'.G74]/['paramètres modèle'.$E74]" office:value-type="float" office:value="0.35" calcext:value-type="float">
            <text:p>0,4</text:p>
          </table:table-cell>
          <table:table-cell table:style-name="ce16" table:formula="of:=['paramètres modèle'.H74]/['paramètres modèle'.$E74]" office:value-type="float" office:value="0.35" calcext:value-type="float">
            <text:p>0,4</text:p>
          </table:table-cell>
          <table:table-cell table:style-name="ce16" table:formula="of:=['paramètres modèle'.I74]/['paramètres modèle'.$E74]" office:value-type="float" office:value="0.35" calcext:value-type="float">
            <text:p>0,4</text:p>
          </table:table-cell>
          <table:table-cell table:style-name="ce16" table:formula="of:=['paramètres modèle'.J74]/['paramètres modèle'.$E7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0.4343185707726" calcext:value-type="float">
            <text:p><text:s/>40 <text:s text:c="3"/></text:p>
          </table:table-cell>
          <table:table-cell table:style-name="ce16" table:formula="of:=['paramètres modèle'.F75]/['paramètres modèle'.$E75]" office:value-type="float" office:value="0.7" calcext:value-type="float">
            <text:p>0,7</text:p>
          </table:table-cell>
          <table:table-cell table:style-name="ce16" table:formula="of:=['paramètres modèle'.G75]/['paramètres modèle'.$E75]" office:value-type="float" office:value="0.35" calcext:value-type="float">
            <text:p>0,4</text:p>
          </table:table-cell>
          <table:table-cell table:style-name="ce16" table:formula="of:=['paramètres modèle'.H75]/['paramètres modèle'.$E75]" office:value-type="float" office:value="0.35" calcext:value-type="float">
            <text:p>0,4</text:p>
          </table:table-cell>
          <table:table-cell table:style-name="ce16" table:formula="of:=['paramètres modèle'.I75]/['paramètres modèle'.$E75]" office:value-type="float" office:value="0.35" calcext:value-type="float">
            <text:p>0,4</text:p>
          </table:table-cell>
          <table:table-cell table:style-name="ce16" table:formula="of:=['paramètres modèle'.J75]/['paramètres modèle'.$E7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1.9516151279133" calcext:value-type="float">
            <text:p><text:s/>42 <text:s text:c="3"/></text:p>
          </table:table-cell>
          <table:table-cell table:style-name="ce16" table:formula="of:=['paramètres modèle'.F76]/['paramètres modèle'.$E76]" office:value-type="float" office:value="0.7" calcext:value-type="float">
            <text:p>0,7</text:p>
          </table:table-cell>
          <table:table-cell table:style-name="ce16" table:formula="of:=['paramètres modèle'.G76]/['paramètres modèle'.$E76]" office:value-type="float" office:value="0.35" calcext:value-type="float">
            <text:p>0,4</text:p>
          </table:table-cell>
          <table:table-cell table:style-name="ce16" table:formula="of:=['paramètres modèle'.H76]/['paramètres modèle'.$E76]" office:value-type="float" office:value="0.35" calcext:value-type="float">
            <text:p>0,4</text:p>
          </table:table-cell>
          <table:table-cell table:style-name="ce16" table:formula="of:=['paramètres modèle'.I76]/['paramètres modèle'.$E76]" office:value-type="float" office:value="0.35" calcext:value-type="float">
            <text:p>0,4</text:p>
          </table:table-cell>
          <table:table-cell table:style-name="ce16" table:formula="of:=['paramètres modèle'.J76]/['paramètres modèle'.$E7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57.2601156992722" calcext:value-type="float">
            <text:p><text:s/>57 <text:s text:c="3"/></text:p>
          </table:table-cell>
          <table:table-cell table:style-name="ce16" table:formula="of:=['paramètres modèle'.F77]/['paramètres modèle'.$E77]" office:value-type="float" office:value="0.7" calcext:value-type="float">
            <text:p>0,7</text:p>
          </table:table-cell>
          <table:table-cell table:style-name="ce16" table:formula="of:=['paramètres modèle'.G77]/['paramètres modèle'.$E77]" office:value-type="float" office:value="0.35" calcext:value-type="float">
            <text:p>0,4</text:p>
          </table:table-cell>
          <table:table-cell table:style-name="ce16" table:formula="of:=['paramètres modèle'.H77]/['paramètres modèle'.$E77]" office:value-type="float" office:value="0.35" calcext:value-type="float">
            <text:p>0,4</text:p>
          </table:table-cell>
          <table:table-cell table:style-name="ce16" table:formula="of:=['paramètres modèle'.I77]/['paramètres modèle'.$E77]" office:value-type="float" office:value="0.35" calcext:value-type="float">
            <text:p>0,4</text:p>
          </table:table-cell>
          <table:table-cell table:style-name="ce16" table:formula="of:=['paramètres modèle'.J77]/['paramètres modèle'.$E7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0.5052908041521" calcext:value-type="float">
            <text:p><text:s/>41 <text:s text:c="3"/></text:p>
          </table:table-cell>
          <table:table-cell table:style-name="ce16" table:formula="of:=['paramètres modèle'.F78]/['paramètres modèle'.$E78]" office:value-type="float" office:value="0.7" calcext:value-type="float">
            <text:p>0,7</text:p>
          </table:table-cell>
          <table:table-cell table:style-name="ce16" table:formula="of:=['paramètres modèle'.G78]/['paramètres modèle'.$E78]" office:value-type="float" office:value="0.35" calcext:value-type="float">
            <text:p>0,4</text:p>
          </table:table-cell>
          <table:table-cell table:style-name="ce16" table:formula="of:=['paramètres modèle'.H78]/['paramètres modèle'.$E78]" office:value-type="float" office:value="0.35" calcext:value-type="float">
            <text:p>0,4</text:p>
          </table:table-cell>
          <table:table-cell table:style-name="ce16" table:formula="of:=['paramètres modèle'.I78]/['paramètres modèle'.$E78]" office:value-type="float" office:value="0.35" calcext:value-type="float">
            <text:p>0,4</text:p>
          </table:table-cell>
          <table:table-cell table:style-name="ce16" table:formula="of:=['paramètres modèle'.J78]/['paramètres modèle'.$E7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2.8897850966794" calcext:value-type="float">
            <text:p><text:s/>43 <text:s text:c="3"/></text:p>
          </table:table-cell>
          <table:table-cell table:style-name="ce16" table:formula="of:=['paramètres modèle'.F79]/['paramètres modèle'.$E79]" office:value-type="float" office:value="0.7" calcext:value-type="float">
            <text:p>0,7</text:p>
          </table:table-cell>
          <table:table-cell table:style-name="ce16" table:formula="of:=['paramètres modèle'.G79]/['paramètres modèle'.$E79]" office:value-type="float" office:value="0.35" calcext:value-type="float">
            <text:p>0,4</text:p>
          </table:table-cell>
          <table:table-cell table:style-name="ce16" table:formula="of:=['paramètres modèle'.H79]/['paramètres modèle'.$E79]" office:value-type="float" office:value="0.35" calcext:value-type="float">
            <text:p>0,4</text:p>
          </table:table-cell>
          <table:table-cell table:style-name="ce16" table:formula="of:=['paramètres modèle'.I79]/['paramètres modèle'.$E79]" office:value-type="float" office:value="0.35" calcext:value-type="float">
            <text:p>0,4</text:p>
          </table:table-cell>
          <table:table-cell table:style-name="ce16" table:formula="of:=['paramètres modèle'.J79]/['paramètres modèle'.$E7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52.1138284157088" calcext:value-type="float">
            <text:p><text:s/>52 <text:s text:c="3"/></text:p>
          </table:table-cell>
          <table:table-cell table:style-name="ce16" table:formula="of:=['paramètres modèle'.F80]/['paramètres modèle'.$E80]" office:value-type="float" office:value="0.7" calcext:value-type="float">
            <text:p>0,7</text:p>
          </table:table-cell>
          <table:table-cell table:style-name="ce16" table:formula="of:=['paramètres modèle'.G80]/['paramètres modèle'.$E80]" office:value-type="float" office:value="0.35" calcext:value-type="float">
            <text:p>0,4</text:p>
          </table:table-cell>
          <table:table-cell table:style-name="ce16" table:formula="of:=['paramètres modèle'.H80]/['paramètres modèle'.$E80]" office:value-type="float" office:value="0.35" calcext:value-type="float">
            <text:p>0,4</text:p>
          </table:table-cell>
          <table:table-cell table:style-name="ce16" table:formula="of:=['paramètres modèle'.I80]/['paramètres modèle'.$E80]" office:value-type="float" office:value="0.35" calcext:value-type="float">
            <text:p>0,4</text:p>
          </table:table-cell>
          <table:table-cell table:style-name="ce16" table:formula="of:=['paramètres modèle'.J80]/['paramètres modèle'.$E8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84.0198930974527" calcext:value-type="float">
            <text:p><text:s/>84 <text:s text:c="3"/></text:p>
          </table:table-cell>
          <table:table-cell table:style-name="ce16" table:formula="of:=['paramètres modèle'.F81]/['paramètres modèle'.$E81]" office:value-type="float" office:value="0.7" calcext:value-type="float">
            <text:p>0,7</text:p>
          </table:table-cell>
          <table:table-cell table:style-name="ce16" table:formula="of:=['paramètres modèle'.G81]/['paramètres modèle'.$E81]" office:value-type="float" office:value="0.35" calcext:value-type="float">
            <text:p>0,4</text:p>
          </table:table-cell>
          <table:table-cell table:style-name="ce16" table:formula="of:=['paramètres modèle'.H81]/['paramètres modèle'.$E81]" office:value-type="float" office:value="0.35" calcext:value-type="float">
            <text:p>0,4</text:p>
          </table:table-cell>
          <table:table-cell table:style-name="ce16" table:formula="of:=['paramètres modèle'.I81]/['paramètres modèle'.$E81]" office:value-type="float" office:value="0.35" calcext:value-type="float">
            <text:p>0,4</text:p>
          </table:table-cell>
          <table:table-cell table:style-name="ce16" table:formula="of:=['paramètres modèle'.J81]/['paramètres modèle'.$E8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32.4024805931145" calcext:value-type="float">
            <text:p><text:s/>32 <text:s text:c="3"/></text:p>
          </table:table-cell>
          <table:table-cell table:style-name="ce16" table:formula="of:=['paramètres modèle'.F82]/['paramètres modèle'.$E82]" office:value-type="float" office:value="0.7" calcext:value-type="float">
            <text:p>0,7</text:p>
          </table:table-cell>
          <table:table-cell table:style-name="ce16" table:formula="of:=['paramètres modèle'.G82]/['paramètres modèle'.$E82]" office:value-type="float" office:value="0.35" calcext:value-type="float">
            <text:p>0,4</text:p>
          </table:table-cell>
          <table:table-cell table:style-name="ce16" table:formula="of:=['paramètres modèle'.H82]/['paramètres modèle'.$E82]" office:value-type="float" office:value="0.35" calcext:value-type="float">
            <text:p>0,4</text:p>
          </table:table-cell>
          <table:table-cell table:style-name="ce16" table:formula="of:=['paramètres modèle'.I82]/['paramètres modèle'.$E82]" office:value-type="float" office:value="0.35" calcext:value-type="float">
            <text:p>0,4</text:p>
          </table:table-cell>
          <table:table-cell table:style-name="ce16" table:formula="of:=['paramètres modèle'.J82]/['paramètres modèle'.$E8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8.4514703953759" calcext:value-type="float">
            <text:p><text:s/>48 <text:s text:c="3"/></text:p>
          </table:table-cell>
          <table:table-cell table:style-name="ce16" table:formula="of:=['paramètres modèle'.F83]/['paramètres modèle'.$E83]" office:value-type="float" office:value="0.7" calcext:value-type="float">
            <text:p>0,7</text:p>
          </table:table-cell>
          <table:table-cell table:style-name="ce16" table:formula="of:=['paramètres modèle'.G83]/['paramètres modèle'.$E83]" office:value-type="float" office:value="0.35" calcext:value-type="float">
            <text:p>0,4</text:p>
          </table:table-cell>
          <table:table-cell table:style-name="ce16" table:formula="of:=['paramètres modèle'.H83]/['paramètres modèle'.$E83]" office:value-type="float" office:value="0.35" calcext:value-type="float">
            <text:p>0,4</text:p>
          </table:table-cell>
          <table:table-cell table:style-name="ce16" table:formula="of:=['paramètres modèle'.I83]/['paramètres modèle'.$E83]" office:value-type="float" office:value="0.35" calcext:value-type="float">
            <text:p>0,4</text:p>
          </table:table-cell>
          <table:table-cell table:style-name="ce16" table:formula="of:=['paramètres modèle'.J83]/['paramètres modèle'.$E8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7.231366308518" calcext:value-type="float">
            <text:p><text:s/>67 <text:s text:c="3"/></text:p>
          </table:table-cell>
          <table:table-cell table:style-name="ce16" table:formula="of:=['paramètres modèle'.F84]/['paramètres modèle'.$E84]" office:value-type="float" office:value="0.7" calcext:value-type="float">
            <text:p>0,7</text:p>
          </table:table-cell>
          <table:table-cell table:style-name="ce16" table:formula="of:=['paramètres modèle'.G84]/['paramètres modèle'.$E84]" office:value-type="float" office:value="0.35" calcext:value-type="float">
            <text:p>0,4</text:p>
          </table:table-cell>
          <table:table-cell table:style-name="ce16" table:formula="of:=['paramètres modèle'.H84]/['paramètres modèle'.$E84]" office:value-type="float" office:value="0.35" calcext:value-type="float">
            <text:p>0,4</text:p>
          </table:table-cell>
          <table:table-cell table:style-name="ce16" table:formula="of:=['paramètres modèle'.I84]/['paramètres modèle'.$E84]" office:value-type="float" office:value="0.35" calcext:value-type="float">
            <text:p>0,4</text:p>
          </table:table-cell>
          <table:table-cell table:style-name="ce16" table:formula="of:=['paramètres modèle'.J84]/['paramètres modèle'.$E8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1.3121538898049" calcext:value-type="float">
            <text:p><text:s/>61 <text:s text:c="3"/></text:p>
          </table:table-cell>
          <table:table-cell table:style-name="ce16" table:formula="of:=['paramètres modèle'.F85]/['paramètres modèle'.$E85]" office:value-type="float" office:value="0.7" calcext:value-type="float">
            <text:p>0,7</text:p>
          </table:table-cell>
          <table:table-cell table:style-name="ce16" table:formula="of:=['paramètres modèle'.G85]/['paramètres modèle'.$E85]" office:value-type="float" office:value="0.35" calcext:value-type="float">
            <text:p>0,4</text:p>
          </table:table-cell>
          <table:table-cell table:style-name="ce16" table:formula="of:=['paramètres modèle'.H85]/['paramètres modèle'.$E85]" office:value-type="float" office:value="0.35" calcext:value-type="float">
            <text:p>0,4</text:p>
          </table:table-cell>
          <table:table-cell table:style-name="ce16" table:formula="of:=['paramètres modèle'.I85]/['paramètres modèle'.$E85]" office:value-type="float" office:value="0.35" calcext:value-type="float">
            <text:p>0,4</text:p>
          </table:table-cell>
          <table:table-cell table:style-name="ce16" table:formula="of:=['paramètres modèle'.J85]/['paramètres modèle'.$E8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97.1632982622112" calcext:value-type="float">
            <text:p><text:s/>97 <text:s text:c="3"/></text:p>
          </table:table-cell>
          <table:table-cell table:style-name="ce16" table:formula="of:=['paramètres modèle'.F86]/['paramètres modèle'.$E86]" office:value-type="float" office:value="0.7" calcext:value-type="float">
            <text:p>0,7</text:p>
          </table:table-cell>
          <table:table-cell table:style-name="ce16" table:formula="of:=['paramètres modèle'.G86]/['paramètres modèle'.$E86]" office:value-type="float" office:value="0.35" calcext:value-type="float">
            <text:p>0,4</text:p>
          </table:table-cell>
          <table:table-cell table:style-name="ce16" table:formula="of:=['paramètres modèle'.H86]/['paramètres modèle'.$E86]" office:value-type="float" office:value="0.35" calcext:value-type="float">
            <text:p>0,4</text:p>
          </table:table-cell>
          <table:table-cell table:style-name="ce16" table:formula="of:=['paramètres modèle'.I86]/['paramètres modèle'.$E86]" office:value-type="float" office:value="0.35" calcext:value-type="float">
            <text:p>0,4</text:p>
          </table:table-cell>
          <table:table-cell table:style-name="ce16" table:formula="of:=['paramètres modèle'.J86]/['paramètres modèle'.$E8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1.3121538898049" calcext:value-type="float">
            <text:p><text:s/>61 <text:s text:c="3"/></text:p>
          </table:table-cell>
          <table:table-cell table:style-name="ce16" table:formula="of:=['paramètres modèle'.F87]/['paramètres modèle'.$E87]" office:value-type="float" office:value="0.7" calcext:value-type="float">
            <text:p>0,7</text:p>
          </table:table-cell>
          <table:table-cell table:style-name="ce16" table:formula="of:=['paramètres modèle'.G87]/['paramètres modèle'.$E87]" office:value-type="float" office:value="0.35" calcext:value-type="float">
            <text:p>0,4</text:p>
          </table:table-cell>
          <table:table-cell table:style-name="ce16" table:formula="of:=['paramètres modèle'.H87]/['paramètres modèle'.$E87]" office:value-type="float" office:value="0.35" calcext:value-type="float">
            <text:p>0,4</text:p>
          </table:table-cell>
          <table:table-cell table:style-name="ce16" table:formula="of:=['paramètres modèle'.I87]/['paramètres modèle'.$E87]" office:value-type="float" office:value="0.35" calcext:value-type="float">
            <text:p>0,4</text:p>
          </table:table-cell>
          <table:table-cell table:style-name="ce16" table:formula="of:=['paramètres modèle'.J87]/['paramètres modèle'.$E8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95.4590950443778" calcext:value-type="float">
            <text:p><text:s/>95 <text:s text:c="3"/></text:p>
          </table:table-cell>
          <table:table-cell table:style-name="ce16" table:formula="of:=['paramètres modèle'.F88]/['paramètres modèle'.$E88]" office:value-type="float" office:value="0.7" calcext:value-type="float">
            <text:p>0,7</text:p>
          </table:table-cell>
          <table:table-cell table:style-name="ce16" table:formula="of:=['paramètres modèle'.G88]/['paramètres modèle'.$E88]" office:value-type="float" office:value="0.35" calcext:value-type="float">
            <text:p>0,4</text:p>
          </table:table-cell>
          <table:table-cell table:style-name="ce16" table:formula="of:=['paramètres modèle'.H88]/['paramètres modèle'.$E88]" office:value-type="float" office:value="0.35" calcext:value-type="float">
            <text:p>0,4</text:p>
          </table:table-cell>
          <table:table-cell table:style-name="ce16" table:formula="of:=['paramètres modèle'.I88]/['paramètres modèle'.$E88]" office:value-type="float" office:value="0.35" calcext:value-type="float">
            <text:p>0,4</text:p>
          </table:table-cell>
          <table:table-cell table:style-name="ce16" table:formula="of:=['paramètres modèle'.J88]/['paramètres modèle'.$E8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0.3902419140026" calcext:value-type="float">
            <text:p><text:s/>60 <text:s text:c="3"/></text:p>
          </table:table-cell>
          <table:table-cell table:style-name="ce16" table:formula="of:=['paramètres modèle'.F89]/['paramètres modèle'.$E89]" office:value-type="float" office:value="0.7" calcext:value-type="float">
            <text:p>0,7</text:p>
          </table:table-cell>
          <table:table-cell table:style-name="ce16" table:formula="of:=['paramètres modèle'.G89]/['paramètres modèle'.$E89]" office:value-type="float" office:value="0.35" calcext:value-type="float">
            <text:p>0,4</text:p>
          </table:table-cell>
          <table:table-cell table:style-name="ce16" table:formula="of:=['paramètres modèle'.H89]/['paramètres modèle'.$E89]" office:value-type="float" office:value="0.35" calcext:value-type="float">
            <text:p>0,4</text:p>
          </table:table-cell>
          <table:table-cell table:style-name="ce16" table:formula="of:=['paramètres modèle'.I89]/['paramètres modèle'.$E89]" office:value-type="float" office:value="0.35" calcext:value-type="float">
            <text:p>0,4</text:p>
          </table:table-cell>
          <table:table-cell table:style-name="ce16" table:formula="of:=['paramètres modèle'.J89]/['paramètres modèle'.$E8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1.6892998286402" calcext:value-type="float">
            <text:p><text:s/>42 <text:s text:c="3"/></text:p>
          </table:table-cell>
          <table:table-cell table:style-name="ce16" table:formula="of:=['paramètres modèle'.F90]/['paramètres modèle'.$E90]" office:value-type="float" office:value="0.7" calcext:value-type="float">
            <text:p>0,7</text:p>
          </table:table-cell>
          <table:table-cell table:style-name="ce16" table:formula="of:=['paramètres modèle'.G90]/['paramètres modèle'.$E90]" office:value-type="float" office:value="0.35" calcext:value-type="float">
            <text:p>0,4</text:p>
          </table:table-cell>
          <table:table-cell table:style-name="ce16" table:formula="of:=['paramètres modèle'.H90]/['paramètres modèle'.$E90]" office:value-type="float" office:value="0.35" calcext:value-type="float">
            <text:p>0,4</text:p>
          </table:table-cell>
          <table:table-cell table:style-name="ce16" table:formula="of:=['paramètres modèle'.I90]/['paramètres modèle'.$E90]" office:value-type="float" office:value="0.35" calcext:value-type="float">
            <text:p>0,4</text:p>
          </table:table-cell>
          <table:table-cell table:style-name="ce16" table:formula="of:=['paramètres modèle'.J90]/['paramètres modèle'.$E9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0.0906477320331" calcext:value-type="float">
            <text:p><text:s/>10 <text:s text:c="3"/></text:p>
          </table:table-cell>
          <table:table-cell table:style-name="ce16" table:formula="of:=['paramètres modèle'.F91]/['paramètres modèle'.$E91]" office:value-type="float" office:value="0.7" calcext:value-type="float">
            <text:p>0,7</text:p>
          </table:table-cell>
          <table:table-cell table:style-name="ce16" table:formula="of:=['paramètres modèle'.G91]/['paramètres modèle'.$E91]" office:value-type="float" office:value="0.35" calcext:value-type="float">
            <text:p>0,4</text:p>
          </table:table-cell>
          <table:table-cell table:style-name="ce16" table:formula="of:=['paramètres modèle'.H91]/['paramètres modèle'.$E91]" office:value-type="float" office:value="0.35" calcext:value-type="float">
            <text:p>0,4</text:p>
          </table:table-cell>
          <table:table-cell table:style-name="ce16" table:formula="of:=['paramètres modèle'.I91]/['paramètres modèle'.$E91]" office:value-type="float" office:value="0.35" calcext:value-type="float">
            <text:p>0,4</text:p>
          </table:table-cell>
          <table:table-cell table:style-name="ce16" table:formula="of:=['paramètres modèle'.J91]/['paramètres modèle'.$E9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0.2068727647534" calcext:value-type="float">
            <text:p><text:s/>40 <text:s text:c="3"/></text:p>
          </table:table-cell>
          <table:table-cell table:style-name="ce16" table:formula="of:=['paramètres modèle'.F92]/['paramètres modèle'.$E92]" office:value-type="float" office:value="0.7" calcext:value-type="float">
            <text:p>0,7</text:p>
          </table:table-cell>
          <table:table-cell table:style-name="ce16" table:formula="of:=['paramètres modèle'.G92]/['paramètres modèle'.$E92]" office:value-type="float" office:value="0.35" calcext:value-type="float">
            <text:p>0,4</text:p>
          </table:table-cell>
          <table:table-cell table:style-name="ce16" table:formula="of:=['paramètres modèle'.H92]/['paramètres modèle'.$E92]" office:value-type="float" office:value="0.35" calcext:value-type="float">
            <text:p>0,4</text:p>
          </table:table-cell>
          <table:table-cell table:style-name="ce16" table:formula="of:=['paramètres modèle'.I92]/['paramètres modèle'.$E92]" office:value-type="float" office:value="0.35" calcext:value-type="float">
            <text:p>0,4</text:p>
          </table:table-cell>
          <table:table-cell table:style-name="ce16" table:formula="of:=['paramètres modèle'.J92]/['paramètres modèle'.$E9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25.5563295322874" calcext:value-type="float">
            <text:p><text:s/>26 <text:s text:c="3"/></text:p>
          </table:table-cell>
          <table:table-cell table:style-name="ce16" table:formula="of:=['paramètres modèle'.F93]/['paramètres modèle'.$E93]" office:value-type="float" office:value="0.7" calcext:value-type="float">
            <text:p>0,7</text:p>
          </table:table-cell>
          <table:table-cell table:style-name="ce16" table:formula="of:=['paramètres modèle'.G93]/['paramètres modèle'.$E93]" office:value-type="float" office:value="0.35" calcext:value-type="float">
            <text:p>0,4</text:p>
          </table:table-cell>
          <table:table-cell table:style-name="ce16" table:formula="of:=['paramètres modèle'.H93]/['paramètres modèle'.$E93]" office:value-type="float" office:value="0.35" calcext:value-type="float">
            <text:p>0,4</text:p>
          </table:table-cell>
          <table:table-cell table:style-name="ce16" table:formula="of:=['paramètres modèle'.I93]/['paramètres modèle'.$E93]" office:value-type="float" office:value="0.35" calcext:value-type="float">
            <text:p>0,4</text:p>
          </table:table-cell>
          <table:table-cell table:style-name="ce16" table:formula="of:=['paramètres modèle'.J93]/['paramètres modèle'.$E9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4]/['paramètres modèle'.$E94]" office:value-type="string" office:string-value="" calcext:value-type="error">
            <text:p>#DIV/0 !</text:p>
          </table:table-cell>
          <table:table-cell table:style-name="ce16" table:formula="of:=['paramètres modèle'.G94]/['paramètres modèle'.$E94]" office:value-type="string" office:string-value="" calcext:value-type="error">
            <text:p>#DIV/0 !</text:p>
          </table:table-cell>
          <table:table-cell table:style-name="ce16" table:formula="of:=['paramètres modèle'.H94]/['paramètres modèle'.$E94]" office:value-type="string" office:string-value="" calcext:value-type="error">
            <text:p>#DIV/0 !</text:p>
          </table:table-cell>
          <table:table-cell table:style-name="ce16" table:formula="of:=['paramètres modèle'.I94]/['paramètres modèle'.$E94]" office:value-type="string" office:string-value="" calcext:value-type="error">
            <text:p>#DIV/0 !</text:p>
          </table:table-cell>
          <table:table-cell table:style-name="ce16" table:formula="of:=['paramètres modèle'.J94]/['paramètres modèle'.$E94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5.727219414283" calcext:value-type="float">
            <text:p><text:s/>16 <text:s text:c="3"/></text:p>
          </table:table-cell>
          <table:table-cell table:style-name="ce16" table:formula="of:=['paramètres modèle'.F95]/['paramètres modèle'.$E95]" office:value-type="float" office:value="0.7" calcext:value-type="float">
            <text:p>0,7</text:p>
          </table:table-cell>
          <table:table-cell table:style-name="ce16" table:formula="of:=['paramètres modèle'.G95]/['paramètres modèle'.$E95]" office:value-type="float" office:value="0.35" calcext:value-type="float">
            <text:p>0,4</text:p>
          </table:table-cell>
          <table:table-cell table:style-name="ce16" table:formula="of:=['paramètres modèle'.H95]/['paramètres modèle'.$E95]" office:value-type="float" office:value="0.35" calcext:value-type="float">
            <text:p>0,4</text:p>
          </table:table-cell>
          <table:table-cell table:style-name="ce16" table:formula="of:=['paramètres modèle'.I95]/['paramètres modèle'.$E95]" office:value-type="float" office:value="0.35" calcext:value-type="float">
            <text:p>0,4</text:p>
          </table:table-cell>
          <table:table-cell table:style-name="ce16" table:formula="of:=['paramètres modèle'.J95]/['paramètres modèle'.$E9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38.0317365267212" calcext:value-type="float">
            <text:p><text:s/>38 <text:s text:c="3"/></text:p>
          </table:table-cell>
          <table:table-cell table:style-name="ce16" table:formula="of:=['paramètres modèle'.F96]/['paramètres modèle'.$E96]" office:value-type="float" office:value="0.7" calcext:value-type="float">
            <text:p>0,7</text:p>
          </table:table-cell>
          <table:table-cell table:style-name="ce16" table:formula="of:=['paramètres modèle'.G96]/['paramètres modèle'.$E96]" office:value-type="float" office:value="0.35" calcext:value-type="float">
            <text:p>0,4</text:p>
          </table:table-cell>
          <table:table-cell table:style-name="ce16" table:formula="of:=['paramètres modèle'.H96]/['paramètres modèle'.$E96]" office:value-type="float" office:value="0.35" calcext:value-type="float">
            <text:p>0,4</text:p>
          </table:table-cell>
          <table:table-cell table:style-name="ce16" table:formula="of:=['paramètres modèle'.I96]/['paramètres modèle'.$E96]" office:value-type="float" office:value="0.35" calcext:value-type="float">
            <text:p>0,4</text:p>
          </table:table-cell>
          <table:table-cell table:style-name="ce16" table:formula="of:=['paramètres modèle'.J96]/['paramètres modèle'.$E9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2.5779517270168" calcext:value-type="float">
            <text:p><text:s/>43 <text:s text:c="3"/></text:p>
          </table:table-cell>
          <table:table-cell table:style-name="ce16" table:formula="of:=['paramètres modèle'.F97]/['paramètres modèle'.$E97]" office:value-type="float" office:value="0.7" calcext:value-type="float">
            <text:p>0,7</text:p>
          </table:table-cell>
          <table:table-cell table:style-name="ce16" table:formula="of:=['paramètres modèle'.G97]/['paramètres modèle'.$E97]" office:value-type="float" office:value="0.35" calcext:value-type="float">
            <text:p>0,4</text:p>
          </table:table-cell>
          <table:table-cell table:style-name="ce16" table:formula="of:=['paramètres modèle'.H97]/['paramètres modèle'.$E97]" office:value-type="float" office:value="0.35" calcext:value-type="float">
            <text:p>0,4</text:p>
          </table:table-cell>
          <table:table-cell table:style-name="ce16" table:formula="of:=['paramètres modèle'.I97]/['paramètres modèle'.$E97]" office:value-type="float" office:value="0.35" calcext:value-type="float">
            <text:p>0,4</text:p>
          </table:table-cell>
          <table:table-cell table:style-name="ce16" table:formula="of:=['paramètres modèle'.J97]/['paramètres modèle'.$E9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0.3847950234113" calcext:value-type="float">
            <text:p><text:s/>60 <text:s text:c="3"/></text:p>
          </table:table-cell>
          <table:table-cell table:style-name="ce16" table:formula="of:=['paramètres modèle'.F98]/['paramètres modèle'.$E98]" office:value-type="float" office:value="0.7" calcext:value-type="float">
            <text:p>0,7</text:p>
          </table:table-cell>
          <table:table-cell table:style-name="ce16" table:formula="of:=['paramètres modèle'.G98]/['paramètres modèle'.$E98]" office:value-type="float" office:value="0.35" calcext:value-type="float">
            <text:p>0,4</text:p>
          </table:table-cell>
          <table:table-cell table:style-name="ce16" table:formula="of:=['paramètres modèle'.H98]/['paramètres modèle'.$E98]" office:value-type="float" office:value="0.35" calcext:value-type="float">
            <text:p>0,4</text:p>
          </table:table-cell>
          <table:table-cell table:style-name="ce16" table:formula="of:=['paramètres modèle'.I98]/['paramètres modèle'.$E98]" office:value-type="float" office:value="0.35" calcext:value-type="float">
            <text:p>0,4</text:p>
          </table:table-cell>
          <table:table-cell table:style-name="ce16" table:formula="of:=['paramètres modèle'.J98]/['paramètres modèle'.$E9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1.7850683310715" calcext:value-type="float">
            <text:p><text:s/>12 <text:s text:c="3"/></text:p>
          </table:table-cell>
          <table:table-cell table:style-name="ce16" table:formula="of:=['paramètres modèle'.F99]/['paramètres modèle'.$E99]" office:value-type="float" office:value="0.7" calcext:value-type="float">
            <text:p>0,7</text:p>
          </table:table-cell>
          <table:table-cell table:style-name="ce16" table:formula="of:=['paramètres modèle'.G99]/['paramètres modèle'.$E99]" office:value-type="float" office:value="0.35" calcext:value-type="float">
            <text:p>0,4</text:p>
          </table:table-cell>
          <table:table-cell table:style-name="ce16" table:formula="of:=['paramètres modèle'.H99]/['paramètres modèle'.$E99]" office:value-type="float" office:value="0.35" calcext:value-type="float">
            <text:p>0,4</text:p>
          </table:table-cell>
          <table:table-cell table:style-name="ce16" table:formula="of:=['paramètres modèle'.I99]/['paramètres modèle'.$E99]" office:value-type="float" office:value="0.35" calcext:value-type="float">
            <text:p>0,4</text:p>
          </table:table-cell>
          <table:table-cell table:style-name="ce16" table:formula="of:=['paramètres modèle'.J99]/['paramètres modèle'.$E9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44.7215870909369" calcext:value-type="float">
            <text:p><text:s/>45 <text:s text:c="3"/></text:p>
          </table:table-cell>
          <table:table-cell table:style-name="ce16" table:formula="of:=['paramètres modèle'.F100]/['paramètres modèle'.$E100]" office:value-type="float" office:value="0.7" calcext:value-type="float">
            <text:p>0,7</text:p>
          </table:table-cell>
          <table:table-cell table:style-name="ce16" table:formula="of:=['paramètres modèle'.G100]/['paramètres modèle'.$E100]" office:value-type="float" office:value="0.35" calcext:value-type="float">
            <text:p>0,4</text:p>
          </table:table-cell>
          <table:table-cell table:style-name="ce16" table:formula="of:=['paramètres modèle'.H100]/['paramètres modèle'.$E100]" office:value-type="float" office:value="0.35" calcext:value-type="float">
            <text:p>0,4</text:p>
          </table:table-cell>
          <table:table-cell table:style-name="ce16" table:formula="of:=['paramètres modèle'.I100]/['paramètres modèle'.$E100]" office:value-type="float" office:value="0.35" calcext:value-type="float">
            <text:p>0,4</text:p>
          </table:table-cell>
          <table:table-cell table:style-name="ce16" table:formula="of:=['paramètres modèle'.J100]/['paramètres modèle'.$E10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66.3153538633738" calcext:value-type="float">
            <text:p><text:s/>66 <text:s text:c="3"/></text:p>
          </table:table-cell>
          <table:table-cell table:style-name="ce16" table:formula="of:=['paramètres modèle'.F101]/['paramètres modèle'.$E101]" office:value-type="float" office:value="0.7" calcext:value-type="float">
            <text:p>0,7</text:p>
          </table:table-cell>
          <table:table-cell table:style-name="ce16" table:formula="of:=['paramètres modèle'.G101]/['paramètres modèle'.$E101]" office:value-type="float" office:value="0.35" calcext:value-type="float">
            <text:p>0,4</text:p>
          </table:table-cell>
          <table:table-cell table:style-name="ce16" table:formula="of:=['paramètres modèle'.H101]/['paramètres modèle'.$E101]" office:value-type="float" office:value="0.35" calcext:value-type="float">
            <text:p>0,4</text:p>
          </table:table-cell>
          <table:table-cell table:style-name="ce16" table:formula="of:=['paramètres modèle'.I101]/['paramètres modèle'.$E101]" office:value-type="float" office:value="0.35" calcext:value-type="float">
            <text:p>0,4</text:p>
          </table:table-cell>
          <table:table-cell table:style-name="ce16" table:formula="of:=['paramètres modèle'.J101]/['paramètres modèle'.$E10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hauffage</text:p>
          </table:table-cell>
          <table:table-cell table:style-name="ce12" office:value-type="float" office:value="140.862650006912" calcext:value-type="float">
            <text:p><text:s/>141 <text:s text:c="3"/></text:p>
          </table:table-cell>
          <table:table-cell table:style-name="ce16" table:formula="of:=['paramètres modèle'.F102]/['paramètres modèle'.$E102]" office:value-type="float" office:value="0.7" calcext:value-type="float">
            <text:p>0,7</text:p>
          </table:table-cell>
          <table:table-cell table:style-name="ce16" table:formula="of:=['paramètres modèle'.G102]/['paramètres modèle'.$E102]" office:value-type="float" office:value="0.35" calcext:value-type="float">
            <text:p>0,4</text:p>
          </table:table-cell>
          <table:table-cell table:style-name="ce16" table:formula="of:=['paramètres modèle'.H102]/['paramètres modèle'.$E102]" office:value-type="float" office:value="0.35" calcext:value-type="float">
            <text:p>0,4</text:p>
          </table:table-cell>
          <table:table-cell table:style-name="ce16" table:formula="of:=['paramètres modèle'.I102]/['paramètres modèle'.$E102]" office:value-type="float" office:value="0.35" calcext:value-type="float">
            <text:p>0,4</text:p>
          </table:table-cell>
          <table:table-cell table:style-name="ce16" table:formula="of:=['paramètres modèle'.J102]/['paramètres modèle'.$E10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3.3016748614392" calcext:value-type="float">
            <text:p><text:s/>73 <text:s text:c="3"/></text:p>
          </table:table-cell>
          <table:table-cell table:style-name="ce16" table:formula="of:=['paramètres modèle'.F103]/['paramètres modèle'.$E103]" office:value-type="float" office:value="0.7" calcext:value-type="float">
            <text:p>0,7</text:p>
          </table:table-cell>
          <table:table-cell table:style-name="ce16" table:formula="of:=['paramètres modèle'.G103]/['paramètres modèle'.$E103]" office:value-type="float" office:value="0.56" calcext:value-type="float">
            <text:p>0,6</text:p>
          </table:table-cell>
          <table:table-cell table:style-name="ce16" table:formula="of:=['paramètres modèle'.H103]/['paramètres modèle'.$E103]" office:value-type="float" office:value="0.56" calcext:value-type="float">
            <text:p>0,6</text:p>
          </table:table-cell>
          <table:table-cell table:style-name="ce16" table:formula="of:=['paramètres modèle'.I103]/['paramètres modèle'.$E103]" office:value-type="float" office:value="0.56" calcext:value-type="float">
            <text:p>0,6</text:p>
          </table:table-cell>
          <table:table-cell table:style-name="ce16" table:formula="of:=['paramètres modèle'.J103]/['paramètres modèle'.$E10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4.4308401245416" calcext:value-type="float">
            <text:p><text:s/>64 <text:s text:c="3"/></text:p>
          </table:table-cell>
          <table:table-cell table:style-name="ce16" table:formula="of:=['paramètres modèle'.F104]/['paramètres modèle'.$E104]" office:value-type="float" office:value="0.7" calcext:value-type="float">
            <text:p>0,7</text:p>
          </table:table-cell>
          <table:table-cell table:style-name="ce16" table:formula="of:=['paramètres modèle'.G104]/['paramètres modèle'.$E104]" office:value-type="float" office:value="0.56" calcext:value-type="float">
            <text:p>0,6</text:p>
          </table:table-cell>
          <table:table-cell table:style-name="ce16" table:formula="of:=['paramètres modèle'.H104]/['paramètres modèle'.$E104]" office:value-type="float" office:value="0.56" calcext:value-type="float">
            <text:p>0,6</text:p>
          </table:table-cell>
          <table:table-cell table:style-name="ce16" table:formula="of:=['paramètres modèle'.I104]/['paramètres modèle'.$E104]" office:value-type="float" office:value="0.56" calcext:value-type="float">
            <text:p>0,6</text:p>
          </table:table-cell>
          <table:table-cell table:style-name="ce16" table:formula="of:=['paramètres modèle'.J104]/['paramètres modèle'.$E10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0.861808591514" calcext:value-type="float">
            <text:p><text:s/>61 <text:s text:c="3"/></text:p>
          </table:table-cell>
          <table:table-cell table:style-name="ce16" table:formula="of:=['paramètres modèle'.F105]/['paramètres modèle'.$E105]" office:value-type="float" office:value="0.7" calcext:value-type="float">
            <text:p>0,7</text:p>
          </table:table-cell>
          <table:table-cell table:style-name="ce16" table:formula="of:=['paramètres modèle'.G105]/['paramètres modèle'.$E105]" office:value-type="float" office:value="0.56" calcext:value-type="float">
            <text:p>0,6</text:p>
          </table:table-cell>
          <table:table-cell table:style-name="ce16" table:formula="of:=['paramètres modèle'.H105]/['paramètres modèle'.$E105]" office:value-type="float" office:value="0.56" calcext:value-type="float">
            <text:p>0,6</text:p>
          </table:table-cell>
          <table:table-cell table:style-name="ce16" table:formula="of:=['paramètres modèle'.I105]/['paramètres modèle'.$E105]" office:value-type="float" office:value="0.56" calcext:value-type="float">
            <text:p>0,6</text:p>
          </table:table-cell>
          <table:table-cell table:style-name="ce16" table:formula="of:=['paramètres modèle'.J105]/['paramètres modèle'.$E10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28.874581662253" calcext:value-type="float">
            <text:p><text:s/>129 <text:s text:c="3"/></text:p>
          </table:table-cell>
          <table:table-cell table:style-name="ce16" table:formula="of:=['paramètres modèle'.F106]/['paramètres modèle'.$E106]" office:value-type="float" office:value="0.7" calcext:value-type="float">
            <text:p>0,7</text:p>
          </table:table-cell>
          <table:table-cell table:style-name="ce16" table:formula="of:=['paramètres modèle'.G106]/['paramètres modèle'.$E106]" office:value-type="float" office:value="0.56" calcext:value-type="float">
            <text:p>0,6</text:p>
          </table:table-cell>
          <table:table-cell table:style-name="ce16" table:formula="of:=['paramètres modèle'.H106]/['paramètres modèle'.$E106]" office:value-type="float" office:value="0.56" calcext:value-type="float">
            <text:p>0,6</text:p>
          </table:table-cell>
          <table:table-cell table:style-name="ce16" table:formula="of:=['paramètres modèle'.I106]/['paramètres modèle'.$E106]" office:value-type="float" office:value="0.56" calcext:value-type="float">
            <text:p>0,6</text:p>
          </table:table-cell>
          <table:table-cell table:style-name="ce16" table:formula="of:=['paramètres modèle'.J106]/['paramètres modèle'.$E10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01.176571030791" calcext:value-type="float">
            <text:p><text:s/>101 <text:s text:c="3"/></text:p>
          </table:table-cell>
          <table:table-cell table:style-name="ce16" table:formula="of:=['paramètres modèle'.F107]/['paramètres modèle'.$E107]" office:value-type="float" office:value="0.7" calcext:value-type="float">
            <text:p>0,7</text:p>
          </table:table-cell>
          <table:table-cell table:style-name="ce16" table:formula="of:=['paramètres modèle'.G107]/['paramètres modèle'.$E107]" office:value-type="float" office:value="0.56" calcext:value-type="float">
            <text:p>0,6</text:p>
          </table:table-cell>
          <table:table-cell table:style-name="ce16" table:formula="of:=['paramètres modèle'.H107]/['paramètres modèle'.$E107]" office:value-type="float" office:value="0.56" calcext:value-type="float">
            <text:p>0,6</text:p>
          </table:table-cell>
          <table:table-cell table:style-name="ce16" table:formula="of:=['paramètres modèle'.I107]/['paramètres modèle'.$E107]" office:value-type="float" office:value="0.56" calcext:value-type="float">
            <text:p>0,6</text:p>
          </table:table-cell>
          <table:table-cell table:style-name="ce16" table:formula="of:=['paramètres modèle'.J107]/['paramètres modèle'.$E10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39.398070583593" calcext:value-type="float">
            <text:p><text:s/>139 <text:s text:c="3"/></text:p>
          </table:table-cell>
          <table:table-cell table:style-name="ce16" table:formula="of:=['paramètres modèle'.F108]/['paramètres modèle'.$E108]" office:value-type="float" office:value="0.7" calcext:value-type="float">
            <text:p>0,7</text:p>
          </table:table-cell>
          <table:table-cell table:style-name="ce16" table:formula="of:=['paramètres modèle'.G108]/['paramètres modèle'.$E108]" office:value-type="float" office:value="0.56" calcext:value-type="float">
            <text:p>0,6</text:p>
          </table:table-cell>
          <table:table-cell table:style-name="ce16" table:formula="of:=['paramètres modèle'.H108]/['paramètres modèle'.$E108]" office:value-type="float" office:value="0.56" calcext:value-type="float">
            <text:p>0,6</text:p>
          </table:table-cell>
          <table:table-cell table:style-name="ce16" table:formula="of:=['paramètres modèle'.I108]/['paramètres modèle'.$E108]" office:value-type="float" office:value="0.56" calcext:value-type="float">
            <text:p>0,6</text:p>
          </table:table-cell>
          <table:table-cell table:style-name="ce16" table:formula="of:=['paramètres modèle'.J108]/['paramètres modèle'.$E10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4.9361723652072" calcext:value-type="float">
            <text:p><text:s/>75 <text:s text:c="3"/></text:p>
          </table:table-cell>
          <table:table-cell table:style-name="ce16" table:formula="of:=['paramètres modèle'.F109]/['paramètres modèle'.$E109]" office:value-type="float" office:value="0.7" calcext:value-type="float">
            <text:p>0,7</text:p>
          </table:table-cell>
          <table:table-cell table:style-name="ce16" table:formula="of:=['paramètres modèle'.G109]/['paramètres modèle'.$E109]" office:value-type="float" office:value="0.56" calcext:value-type="float">
            <text:p>0,6</text:p>
          </table:table-cell>
          <table:table-cell table:style-name="ce16" table:formula="of:=['paramètres modèle'.H109]/['paramètres modèle'.$E109]" office:value-type="float" office:value="0.56" calcext:value-type="float">
            <text:p>0,6</text:p>
          </table:table-cell>
          <table:table-cell table:style-name="ce16" table:formula="of:=['paramètres modèle'.I109]/['paramètres modèle'.$E109]" office:value-type="float" office:value="0.56" calcext:value-type="float">
            <text:p>0,6</text:p>
          </table:table-cell>
          <table:table-cell table:style-name="ce16" table:formula="of:=['paramètres modèle'.J109]/['paramètres modèle'.$E10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0.6063817263416" calcext:value-type="float">
            <text:p><text:s/>71 <text:s text:c="3"/></text:p>
          </table:table-cell>
          <table:table-cell table:style-name="ce16" table:formula="of:=['paramètres modèle'.F110]/['paramètres modèle'.$E110]" office:value-type="float" office:value="0.7" calcext:value-type="float">
            <text:p>0,7</text:p>
          </table:table-cell>
          <table:table-cell table:style-name="ce16" table:formula="of:=['paramètres modèle'.G110]/['paramètres modèle'.$E110]" office:value-type="float" office:value="0.56" calcext:value-type="float">
            <text:p>0,6</text:p>
          </table:table-cell>
          <table:table-cell table:style-name="ce16" table:formula="of:=['paramètres modèle'.H110]/['paramètres modèle'.$E110]" office:value-type="float" office:value="0.56" calcext:value-type="float">
            <text:p>0,6</text:p>
          </table:table-cell>
          <table:table-cell table:style-name="ce16" table:formula="of:=['paramètres modèle'.I110]/['paramètres modèle'.$E110]" office:value-type="float" office:value="0.56" calcext:value-type="float">
            <text:p>0,6</text:p>
          </table:table-cell>
          <table:table-cell table:style-name="ce16" table:formula="of:=['paramètres modèle'.J110]/['paramètres modèle'.$E11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8.0775648614283" calcext:value-type="float">
            <text:p><text:s/>68 <text:s text:c="3"/></text:p>
          </table:table-cell>
          <table:table-cell table:style-name="ce16" table:formula="of:=['paramètres modèle'.F111]/['paramètres modèle'.$E111]" office:value-type="float" office:value="0.7" calcext:value-type="float">
            <text:p>0,7</text:p>
          </table:table-cell>
          <table:table-cell table:style-name="ce16" table:formula="of:=['paramètres modèle'.G111]/['paramètres modèle'.$E111]" office:value-type="float" office:value="0.56" calcext:value-type="float">
            <text:p>0,6</text:p>
          </table:table-cell>
          <table:table-cell table:style-name="ce16" table:formula="of:=['paramètres modèle'.H111]/['paramètres modèle'.$E111]" office:value-type="float" office:value="0.56" calcext:value-type="float">
            <text:p>0,6</text:p>
          </table:table-cell>
          <table:table-cell table:style-name="ce16" table:formula="of:=['paramètres modèle'.I111]/['paramètres modèle'.$E111]" office:value-type="float" office:value="0.56" calcext:value-type="float">
            <text:p>0,6</text:p>
          </table:table-cell>
          <table:table-cell table:style-name="ce16" table:formula="of:=['paramètres modèle'.J111]/['paramètres modèle'.$E11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6.0708734913061" calcext:value-type="float">
            <text:p><text:s/>56 <text:s text:c="3"/></text:p>
          </table:table-cell>
          <table:table-cell table:style-name="ce16" table:formula="of:=['paramètres modèle'.F112]/['paramètres modèle'.$E112]" office:value-type="float" office:value="0.7" calcext:value-type="float">
            <text:p>0,7</text:p>
          </table:table-cell>
          <table:table-cell table:style-name="ce16" table:formula="of:=['paramètres modèle'.G112]/['paramètres modèle'.$E112]" office:value-type="float" office:value="0.56" calcext:value-type="float">
            <text:p>0,6</text:p>
          </table:table-cell>
          <table:table-cell table:style-name="ce16" table:formula="of:=['paramètres modèle'.H112]/['paramètres modèle'.$E112]" office:value-type="float" office:value="0.56" calcext:value-type="float">
            <text:p>0,6</text:p>
          </table:table-cell>
          <table:table-cell table:style-name="ce16" table:formula="of:=['paramètres modèle'.I112]/['paramètres modèle'.$E112]" office:value-type="float" office:value="0.56" calcext:value-type="float">
            <text:p>0,6</text:p>
          </table:table-cell>
          <table:table-cell table:style-name="ce16" table:formula="of:=['paramètres modèle'.J112]/['paramètres modèle'.$E11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0.0960444358943" calcext:value-type="float">
            <text:p><text:s/>70 <text:s text:c="3"/></text:p>
          </table:table-cell>
          <table:table-cell table:style-name="ce16" table:formula="of:=['paramètres modèle'.F113]/['paramètres modèle'.$E113]" office:value-type="float" office:value="0.7" calcext:value-type="float">
            <text:p>0,7</text:p>
          </table:table-cell>
          <table:table-cell table:style-name="ce16" table:formula="of:=['paramètres modèle'.G113]/['paramètres modèle'.$E113]" office:value-type="float" office:value="0.56" calcext:value-type="float">
            <text:p>0,6</text:p>
          </table:table-cell>
          <table:table-cell table:style-name="ce16" table:formula="of:=['paramètres modèle'.H113]/['paramètres modèle'.$E113]" office:value-type="float" office:value="0.56" calcext:value-type="float">
            <text:p>0,6</text:p>
          </table:table-cell>
          <table:table-cell table:style-name="ce16" table:formula="of:=['paramètres modèle'.I113]/['paramètres modèle'.$E113]" office:value-type="float" office:value="0.56" calcext:value-type="float">
            <text:p>0,6</text:p>
          </table:table-cell>
          <table:table-cell table:style-name="ce16" table:formula="of:=['paramètres modèle'.J113]/['paramètres modèle'.$E11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7.5450241412506" calcext:value-type="float">
            <text:p><text:s/>68 <text:s text:c="3"/></text:p>
          </table:table-cell>
          <table:table-cell table:style-name="ce16" table:formula="of:=['paramètres modèle'.F114]/['paramètres modèle'.$E114]" office:value-type="float" office:value="0.7" calcext:value-type="float">
            <text:p>0,7</text:p>
          </table:table-cell>
          <table:table-cell table:style-name="ce16" table:formula="of:=['paramètres modèle'.G114]/['paramètres modèle'.$E114]" office:value-type="float" office:value="0.56" calcext:value-type="float">
            <text:p>0,6</text:p>
          </table:table-cell>
          <table:table-cell table:style-name="ce16" table:formula="of:=['paramètres modèle'.H114]/['paramètres modèle'.$E114]" office:value-type="float" office:value="0.56" calcext:value-type="float">
            <text:p>0,6</text:p>
          </table:table-cell>
          <table:table-cell table:style-name="ce16" table:formula="of:=['paramètres modèle'.I114]/['paramètres modèle'.$E114]" office:value-type="float" office:value="0.56" calcext:value-type="float">
            <text:p>0,6</text:p>
          </table:table-cell>
          <table:table-cell table:style-name="ce16" table:formula="of:=['paramètres modèle'.J114]/['paramètres modèle'.$E11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2.0398924687397" calcext:value-type="float">
            <text:p><text:s/>52 <text:s text:c="3"/></text:p>
          </table:table-cell>
          <table:table-cell table:style-name="ce16" table:formula="of:=['paramètres modèle'.F115]/['paramètres modèle'.$E115]" office:value-type="float" office:value="0.7" calcext:value-type="float">
            <text:p>0,7</text:p>
          </table:table-cell>
          <table:table-cell table:style-name="ce16" table:formula="of:=['paramètres modèle'.G115]/['paramètres modèle'.$E115]" office:value-type="float" office:value="0.56" calcext:value-type="float">
            <text:p>0,6</text:p>
          </table:table-cell>
          <table:table-cell table:style-name="ce16" table:formula="of:=['paramètres modèle'.H115]/['paramètres modèle'.$E115]" office:value-type="float" office:value="0.56" calcext:value-type="float">
            <text:p>0,6</text:p>
          </table:table-cell>
          <table:table-cell table:style-name="ce16" table:formula="of:=['paramètres modèle'.I115]/['paramètres modèle'.$E115]" office:value-type="float" office:value="0.56" calcext:value-type="float">
            <text:p>0,6</text:p>
          </table:table-cell>
          <table:table-cell table:style-name="ce16" table:formula="of:=['paramètres modèle'.J115]/['paramètres modèle'.$E11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8.9685333048574" calcext:value-type="float">
            <text:p><text:s/>69 <text:s text:c="3"/></text:p>
          </table:table-cell>
          <table:table-cell table:style-name="ce16" table:formula="of:=['paramètres modèle'.F116]/['paramètres modèle'.$E116]" office:value-type="float" office:value="0.7" calcext:value-type="float">
            <text:p>0,7</text:p>
          </table:table-cell>
          <table:table-cell table:style-name="ce16" table:formula="of:=['paramètres modèle'.G116]/['paramètres modèle'.$E116]" office:value-type="float" office:value="0.56" calcext:value-type="float">
            <text:p>0,6</text:p>
          </table:table-cell>
          <table:table-cell table:style-name="ce16" table:formula="of:=['paramètres modèle'.H116]/['paramètres modèle'.$E116]" office:value-type="float" office:value="0.56" calcext:value-type="float">
            <text:p>0,6</text:p>
          </table:table-cell>
          <table:table-cell table:style-name="ce16" table:formula="of:=['paramètres modèle'.I116]/['paramètres modèle'.$E116]" office:value-type="float" office:value="0.56" calcext:value-type="float">
            <text:p>0,6</text:p>
          </table:table-cell>
          <table:table-cell table:style-name="ce16" table:formula="of:=['paramètres modèle'.J116]/['paramètres modèle'.$E11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6.2270064571872" calcext:value-type="float">
            <text:p><text:s/>66 <text:s text:c="3"/></text:p>
          </table:table-cell>
          <table:table-cell table:style-name="ce16" table:formula="of:=['paramètres modèle'.F117]/['paramètres modèle'.$E117]" office:value-type="float" office:value="0.7" calcext:value-type="float">
            <text:p>0,7</text:p>
          </table:table-cell>
          <table:table-cell table:style-name="ce16" table:formula="of:=['paramètres modèle'.G117]/['paramètres modèle'.$E117]" office:value-type="float" office:value="0.56" calcext:value-type="float">
            <text:p>0,6</text:p>
          </table:table-cell>
          <table:table-cell table:style-name="ce16" table:formula="of:=['paramètres modèle'.H117]/['paramètres modèle'.$E117]" office:value-type="float" office:value="0.56" calcext:value-type="float">
            <text:p>0,6</text:p>
          </table:table-cell>
          <table:table-cell table:style-name="ce16" table:formula="of:=['paramètres modèle'.I117]/['paramètres modèle'.$E117]" office:value-type="float" office:value="0.56" calcext:value-type="float">
            <text:p>0,6</text:p>
          </table:table-cell>
          <table:table-cell table:style-name="ce16" table:formula="of:=['paramètres modèle'.J117]/['paramètres modèle'.$E11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0.3975713735065" calcext:value-type="float">
            <text:p><text:s/>40 <text:s text:c="3"/></text:p>
          </table:table-cell>
          <table:table-cell table:style-name="ce16" table:formula="of:=['paramètres modèle'.F118]/['paramètres modèle'.$E118]" office:value-type="float" office:value="0.7" calcext:value-type="float">
            <text:p>0,7</text:p>
          </table:table-cell>
          <table:table-cell table:style-name="ce16" table:formula="of:=['paramètres modèle'.G118]/['paramètres modèle'.$E118]" office:value-type="float" office:value="0.56" calcext:value-type="float">
            <text:p>0,6</text:p>
          </table:table-cell>
          <table:table-cell table:style-name="ce16" table:formula="of:=['paramètres modèle'.H118]/['paramètres modèle'.$E118]" office:value-type="float" office:value="0.56" calcext:value-type="float">
            <text:p>0,6</text:p>
          </table:table-cell>
          <table:table-cell table:style-name="ce16" table:formula="of:=['paramètres modèle'.I118]/['paramètres modèle'.$E118]" office:value-type="float" office:value="0.56" calcext:value-type="float">
            <text:p>0,6</text:p>
          </table:table-cell>
          <table:table-cell table:style-name="ce16" table:formula="of:=['paramètres modèle'.J118]/['paramètres modèle'.$E11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90.5680024346834" calcext:value-type="float">
            <text:p><text:s/>91 <text:s text:c="3"/></text:p>
          </table:table-cell>
          <table:table-cell table:style-name="ce16" table:formula="of:=['paramètres modèle'.F119]/['paramètres modèle'.$E119]" office:value-type="float" office:value="0.7" calcext:value-type="float">
            <text:p>0,7</text:p>
          </table:table-cell>
          <table:table-cell table:style-name="ce16" table:formula="of:=['paramètres modèle'.G119]/['paramètres modèle'.$E119]" office:value-type="float" office:value="0.56" calcext:value-type="float">
            <text:p>0,6</text:p>
          </table:table-cell>
          <table:table-cell table:style-name="ce16" table:formula="of:=['paramètres modèle'.H119]/['paramètres modèle'.$E119]" office:value-type="float" office:value="0.56" calcext:value-type="float">
            <text:p>0,6</text:p>
          </table:table-cell>
          <table:table-cell table:style-name="ce16" table:formula="of:=['paramètres modèle'.I119]/['paramètres modèle'.$E119]" office:value-type="float" office:value="0.56" calcext:value-type="float">
            <text:p>0,6</text:p>
          </table:table-cell>
          <table:table-cell table:style-name="ce16" table:formula="of:=['paramètres modèle'.J119]/['paramètres modèle'.$E11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09.61868364182" calcext:value-type="float">
            <text:p><text:s/>110 <text:s text:c="3"/></text:p>
          </table:table-cell>
          <table:table-cell table:style-name="ce16" table:formula="of:=['paramètres modèle'.F120]/['paramètres modèle'.$E120]" office:value-type="float" office:value="0.7" calcext:value-type="float">
            <text:p>0,7</text:p>
          </table:table-cell>
          <table:table-cell table:style-name="ce16" table:formula="of:=['paramètres modèle'.G120]/['paramètres modèle'.$E120]" office:value-type="float" office:value="0.56" calcext:value-type="float">
            <text:p>0,6</text:p>
          </table:table-cell>
          <table:table-cell table:style-name="ce16" table:formula="of:=['paramètres modèle'.H120]/['paramètres modèle'.$E120]" office:value-type="float" office:value="0.56" calcext:value-type="float">
            <text:p>0,6</text:p>
          </table:table-cell>
          <table:table-cell table:style-name="ce16" table:formula="of:=['paramètres modèle'.I120]/['paramètres modèle'.$E120]" office:value-type="float" office:value="0.56" calcext:value-type="float">
            <text:p>0,6</text:p>
          </table:table-cell>
          <table:table-cell table:style-name="ce16" table:formula="of:=['paramètres modèle'.J120]/['paramètres modèle'.$E12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90.058863279687" calcext:value-type="float">
            <text:p><text:s/>90 <text:s text:c="3"/></text:p>
          </table:table-cell>
          <table:table-cell table:style-name="ce16" table:formula="of:=['paramètres modèle'.F121]/['paramètres modèle'.$E121]" office:value-type="float" office:value="0.7" calcext:value-type="float">
            <text:p>0,7</text:p>
          </table:table-cell>
          <table:table-cell table:style-name="ce16" table:formula="of:=['paramètres modèle'.G121]/['paramètres modèle'.$E121]" office:value-type="float" office:value="0.56" calcext:value-type="float">
            <text:p>0,6</text:p>
          </table:table-cell>
          <table:table-cell table:style-name="ce16" table:formula="of:=['paramètres modèle'.H121]/['paramètres modèle'.$E121]" office:value-type="float" office:value="0.56" calcext:value-type="float">
            <text:p>0,6</text:p>
          </table:table-cell>
          <table:table-cell table:style-name="ce16" table:formula="of:=['paramètres modèle'.I121]/['paramètres modèle'.$E121]" office:value-type="float" office:value="0.56" calcext:value-type="float">
            <text:p>0,6</text:p>
          </table:table-cell>
          <table:table-cell table:style-name="ce16" table:formula="of:=['paramètres modèle'.J121]/['paramètres modèle'.$E12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9.3479660920379" calcext:value-type="float">
            <text:p><text:s/>49 <text:s text:c="3"/></text:p>
          </table:table-cell>
          <table:table-cell table:style-name="ce16" table:formula="of:=['paramètres modèle'.F122]/['paramètres modèle'.$E122]" office:value-type="float" office:value="0.7" calcext:value-type="float">
            <text:p>0,7</text:p>
          </table:table-cell>
          <table:table-cell table:style-name="ce16" table:formula="of:=['paramètres modèle'.G122]/['paramètres modèle'.$E122]" office:value-type="float" office:value="0.56" calcext:value-type="float">
            <text:p>0,6</text:p>
          </table:table-cell>
          <table:table-cell table:style-name="ce16" table:formula="of:=['paramètres modèle'.H122]/['paramètres modèle'.$E122]" office:value-type="float" office:value="0.56" calcext:value-type="float">
            <text:p>0,6</text:p>
          </table:table-cell>
          <table:table-cell table:style-name="ce16" table:formula="of:=['paramètres modèle'.I122]/['paramètres modèle'.$E122]" office:value-type="float" office:value="0.56" calcext:value-type="float">
            <text:p>0,6</text:p>
          </table:table-cell>
          <table:table-cell table:style-name="ce16" table:formula="of:=['paramètres modèle'.J122]/['paramètres modèle'.$E12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0.1673645518918" calcext:value-type="float">
            <text:p><text:s/>70 <text:s text:c="3"/></text:p>
          </table:table-cell>
          <table:table-cell table:style-name="ce16" table:formula="of:=['paramètres modèle'.F123]/['paramètres modèle'.$E123]" office:value-type="float" office:value="0.7" calcext:value-type="float">
            <text:p>0,7</text:p>
          </table:table-cell>
          <table:table-cell table:style-name="ce16" table:formula="of:=['paramètres modèle'.G123]/['paramètres modèle'.$E123]" office:value-type="float" office:value="0.56" calcext:value-type="float">
            <text:p>0,6</text:p>
          </table:table-cell>
          <table:table-cell table:style-name="ce16" table:formula="of:=['paramètres modèle'.H123]/['paramètres modèle'.$E123]" office:value-type="float" office:value="0.56" calcext:value-type="float">
            <text:p>0,6</text:p>
          </table:table-cell>
          <table:table-cell table:style-name="ce16" table:formula="of:=['paramètres modèle'.I123]/['paramètres modèle'.$E123]" office:value-type="float" office:value="0.56" calcext:value-type="float">
            <text:p>0,6</text:p>
          </table:table-cell>
          <table:table-cell table:style-name="ce16" table:formula="of:=['paramètres modèle'.J123]/['paramètres modèle'.$E12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6.3477955516294" calcext:value-type="float">
            <text:p><text:s/>66 <text:s text:c="3"/></text:p>
          </table:table-cell>
          <table:table-cell table:style-name="ce16" table:formula="of:=['paramètres modèle'.F124]/['paramètres modèle'.$E124]" office:value-type="float" office:value="0.7" calcext:value-type="float">
            <text:p>0,7</text:p>
          </table:table-cell>
          <table:table-cell table:style-name="ce16" table:formula="of:=['paramètres modèle'.G124]/['paramètres modèle'.$E124]" office:value-type="float" office:value="0.56" calcext:value-type="float">
            <text:p>0,6</text:p>
          </table:table-cell>
          <table:table-cell table:style-name="ce16" table:formula="of:=['paramètres modèle'.H124]/['paramètres modèle'.$E124]" office:value-type="float" office:value="0.56" calcext:value-type="float">
            <text:p>0,6</text:p>
          </table:table-cell>
          <table:table-cell table:style-name="ce16" table:formula="of:=['paramètres modèle'.I124]/['paramètres modèle'.$E124]" office:value-type="float" office:value="0.56" calcext:value-type="float">
            <text:p>0,6</text:p>
          </table:table-cell>
          <table:table-cell table:style-name="ce16" table:formula="of:=['paramètres modèle'.J124]/['paramètres modèle'.$E12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8.4312729809604" calcext:value-type="float">
            <text:p><text:s/>58 <text:s text:c="3"/></text:p>
          </table:table-cell>
          <table:table-cell table:style-name="ce16" table:formula="of:=['paramètres modèle'.F125]/['paramètres modèle'.$E125]" office:value-type="float" office:value="0.7" calcext:value-type="float">
            <text:p>0,7</text:p>
          </table:table-cell>
          <table:table-cell table:style-name="ce16" table:formula="of:=['paramètres modèle'.G125]/['paramètres modèle'.$E125]" office:value-type="float" office:value="0.56" calcext:value-type="float">
            <text:p>0,6</text:p>
          </table:table-cell>
          <table:table-cell table:style-name="ce16" table:formula="of:=['paramètres modèle'.H125]/['paramètres modèle'.$E125]" office:value-type="float" office:value="0.56" calcext:value-type="float">
            <text:p>0,6</text:p>
          </table:table-cell>
          <table:table-cell table:style-name="ce16" table:formula="of:=['paramètres modèle'.I125]/['paramètres modèle'.$E125]" office:value-type="float" office:value="0.56" calcext:value-type="float">
            <text:p>0,6</text:p>
          </table:table-cell>
          <table:table-cell table:style-name="ce16" table:formula="of:=['paramètres modèle'.J125]/['paramètres modèle'.$E12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9.8555075975507" calcext:value-type="float">
            <text:p><text:s/>70 <text:s text:c="3"/></text:p>
          </table:table-cell>
          <table:table-cell table:style-name="ce16" table:formula="of:=['paramètres modèle'.F126]/['paramètres modèle'.$E126]" office:value-type="float" office:value="0.7" calcext:value-type="float">
            <text:p>0,7</text:p>
          </table:table-cell>
          <table:table-cell table:style-name="ce16" table:formula="of:=['paramètres modèle'.G126]/['paramètres modèle'.$E126]" office:value-type="float" office:value="0.56" calcext:value-type="float">
            <text:p>0,6</text:p>
          </table:table-cell>
          <table:table-cell table:style-name="ce16" table:formula="of:=['paramètres modèle'.H126]/['paramètres modèle'.$E126]" office:value-type="float" office:value="0.56" calcext:value-type="float">
            <text:p>0,6</text:p>
          </table:table-cell>
          <table:table-cell table:style-name="ce16" table:formula="of:=['paramètres modèle'.I126]/['paramètres modèle'.$E126]" office:value-type="float" office:value="0.56" calcext:value-type="float">
            <text:p>0,6</text:p>
          </table:table-cell>
          <table:table-cell table:style-name="ce16" table:formula="of:=['paramètres modèle'.J126]/['paramètres modèle'.$E12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6.0198582571366" calcext:value-type="float">
            <text:p><text:s/>66 <text:s text:c="3"/></text:p>
          </table:table-cell>
          <table:table-cell table:style-name="ce16" table:formula="of:=['paramètres modèle'.F127]/['paramètres modèle'.$E127]" office:value-type="float" office:value="0.7" calcext:value-type="float">
            <text:p>0,7</text:p>
          </table:table-cell>
          <table:table-cell table:style-name="ce16" table:formula="of:=['paramètres modèle'.G127]/['paramètres modèle'.$E127]" office:value-type="float" office:value="0.56" calcext:value-type="float">
            <text:p>0,6</text:p>
          </table:table-cell>
          <table:table-cell table:style-name="ce16" table:formula="of:=['paramètres modèle'.H127]/['paramètres modèle'.$E127]" office:value-type="float" office:value="0.56" calcext:value-type="float">
            <text:p>0,6</text:p>
          </table:table-cell>
          <table:table-cell table:style-name="ce16" table:formula="of:=['paramètres modèle'.I127]/['paramètres modèle'.$E127]" office:value-type="float" office:value="0.56" calcext:value-type="float">
            <text:p>0,6</text:p>
          </table:table-cell>
          <table:table-cell table:style-name="ce16" table:formula="of:=['paramètres modèle'.J127]/['paramètres modèle'.$E12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8.2860361060206" calcext:value-type="float">
            <text:p><text:s/>58 <text:s text:c="3"/></text:p>
          </table:table-cell>
          <table:table-cell table:style-name="ce16" table:formula="of:=['paramètres modèle'.F128]/['paramètres modèle'.$E128]" office:value-type="float" office:value="0.7" calcext:value-type="float">
            <text:p>0,7</text:p>
          </table:table-cell>
          <table:table-cell table:style-name="ce16" table:formula="of:=['paramètres modèle'.G128]/['paramètres modèle'.$E128]" office:value-type="float" office:value="0.56" calcext:value-type="float">
            <text:p>0,6</text:p>
          </table:table-cell>
          <table:table-cell table:style-name="ce16" table:formula="of:=['paramètres modèle'.H128]/['paramètres modèle'.$E128]" office:value-type="float" office:value="0.56" calcext:value-type="float">
            <text:p>0,6</text:p>
          </table:table-cell>
          <table:table-cell table:style-name="ce16" table:formula="of:=['paramètres modèle'.I128]/['paramètres modèle'.$E128]" office:value-type="float" office:value="0.56" calcext:value-type="float">
            <text:p>0,6</text:p>
          </table:table-cell>
          <table:table-cell table:style-name="ce16" table:formula="of:=['paramètres modèle'.J128]/['paramètres modèle'.$E12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88.5464030916517" calcext:value-type="float">
            <text:p><text:s/>89 <text:s text:c="3"/></text:p>
          </table:table-cell>
          <table:table-cell table:style-name="ce16" table:formula="of:=['paramètres modèle'.F129]/['paramètres modèle'.$E129]" office:value-type="float" office:value="0.7" calcext:value-type="float">
            <text:p>0,7</text:p>
          </table:table-cell>
          <table:table-cell table:style-name="ce16" table:formula="of:=['paramètres modèle'.G129]/['paramètres modèle'.$E129]" office:value-type="float" office:value="0.56" calcext:value-type="float">
            <text:p>0,6</text:p>
          </table:table-cell>
          <table:table-cell table:style-name="ce16" table:formula="of:=['paramètres modèle'.H129]/['paramètres modèle'.$E129]" office:value-type="float" office:value="0.56" calcext:value-type="float">
            <text:p>0,6</text:p>
          </table:table-cell>
          <table:table-cell table:style-name="ce16" table:formula="of:=['paramètres modèle'.I129]/['paramètres modèle'.$E129]" office:value-type="float" office:value="0.56" calcext:value-type="float">
            <text:p>0,6</text:p>
          </table:table-cell>
          <table:table-cell table:style-name="ce16" table:formula="of:=['paramètres modèle'.J129]/['paramètres modèle'.$E12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04.052448983085" calcext:value-type="float">
            <text:p><text:s/>104 <text:s text:c="3"/></text:p>
          </table:table-cell>
          <table:table-cell table:style-name="ce16" table:formula="of:=['paramètres modèle'.F130]/['paramètres modèle'.$E130]" office:value-type="float" office:value="0.7" calcext:value-type="float">
            <text:p>0,7</text:p>
          </table:table-cell>
          <table:table-cell table:style-name="ce16" table:formula="of:=['paramètres modèle'.G130]/['paramètres modèle'.$E130]" office:value-type="float" office:value="0.56" calcext:value-type="float">
            <text:p>0,6</text:p>
          </table:table-cell>
          <table:table-cell table:style-name="ce16" table:formula="of:=['paramètres modèle'.H130]/['paramètres modèle'.$E130]" office:value-type="float" office:value="0.56" calcext:value-type="float">
            <text:p>0,6</text:p>
          </table:table-cell>
          <table:table-cell table:style-name="ce16" table:formula="of:=['paramètres modèle'.I130]/['paramètres modèle'.$E130]" office:value-type="float" office:value="0.56" calcext:value-type="float">
            <text:p>0,6</text:p>
          </table:table-cell>
          <table:table-cell table:style-name="ce16" table:formula="of:=['paramètres modèle'.J130]/['paramètres modèle'.$E13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95.2533264299741" calcext:value-type="float">
            <text:p><text:s/>95 <text:s text:c="3"/></text:p>
          </table:table-cell>
          <table:table-cell table:style-name="ce16" table:formula="of:=['paramètres modèle'.F131]/['paramètres modèle'.$E131]" office:value-type="float" office:value="0.7" calcext:value-type="float">
            <text:p>0,7</text:p>
          </table:table-cell>
          <table:table-cell table:style-name="ce16" table:formula="of:=['paramètres modèle'.G131]/['paramètres modèle'.$E131]" office:value-type="float" office:value="0.56" calcext:value-type="float">
            <text:p>0,6</text:p>
          </table:table-cell>
          <table:table-cell table:style-name="ce16" table:formula="of:=['paramètres modèle'.H131]/['paramètres modèle'.$E131]" office:value-type="float" office:value="0.56" calcext:value-type="float">
            <text:p>0,6</text:p>
          </table:table-cell>
          <table:table-cell table:style-name="ce16" table:formula="of:=['paramètres modèle'.I131]/['paramètres modèle'.$E131]" office:value-type="float" office:value="0.56" calcext:value-type="float">
            <text:p>0,6</text:p>
          </table:table-cell>
          <table:table-cell table:style-name="ce16" table:formula="of:=['paramètres modèle'.J131]/['paramètres modèle'.$E13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9.1251114186014" calcext:value-type="float">
            <text:p><text:s/>79 <text:s text:c="3"/></text:p>
          </table:table-cell>
          <table:table-cell table:style-name="ce16" table:formula="of:=['paramètres modèle'.F132]/['paramètres modèle'.$E132]" office:value-type="float" office:value="0.7" calcext:value-type="float">
            <text:p>0,7</text:p>
          </table:table-cell>
          <table:table-cell table:style-name="ce16" table:formula="of:=['paramètres modèle'.G132]/['paramètres modèle'.$E132]" office:value-type="float" office:value="0.56" calcext:value-type="float">
            <text:p>0,6</text:p>
          </table:table-cell>
          <table:table-cell table:style-name="ce16" table:formula="of:=['paramètres modèle'.H132]/['paramètres modèle'.$E132]" office:value-type="float" office:value="0.56" calcext:value-type="float">
            <text:p>0,6</text:p>
          </table:table-cell>
          <table:table-cell table:style-name="ce16" table:formula="of:=['paramètres modèle'.I132]/['paramètres modèle'.$E132]" office:value-type="float" office:value="0.56" calcext:value-type="float">
            <text:p>0,6</text:p>
          </table:table-cell>
          <table:table-cell table:style-name="ce16" table:formula="of:=['paramètres modèle'.J132]/['paramètres modèle'.$E13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02.892936880751" calcext:value-type="float">
            <text:p><text:s/>103 <text:s text:c="3"/></text:p>
          </table:table-cell>
          <table:table-cell table:style-name="ce16" table:formula="of:=['paramètres modèle'.F133]/['paramètres modèle'.$E133]" office:value-type="float" office:value="0.7" calcext:value-type="float">
            <text:p>0,7</text:p>
          </table:table-cell>
          <table:table-cell table:style-name="ce16" table:formula="of:=['paramètres modèle'.G133]/['paramètres modèle'.$E133]" office:value-type="float" office:value="0.56" calcext:value-type="float">
            <text:p>0,6</text:p>
          </table:table-cell>
          <table:table-cell table:style-name="ce16" table:formula="of:=['paramètres modèle'.H133]/['paramètres modèle'.$E133]" office:value-type="float" office:value="0.56" calcext:value-type="float">
            <text:p>0,6</text:p>
          </table:table-cell>
          <table:table-cell table:style-name="ce16" table:formula="of:=['paramètres modèle'.I133]/['paramètres modèle'.$E133]" office:value-type="float" office:value="0.56" calcext:value-type="float">
            <text:p>0,6</text:p>
          </table:table-cell>
          <table:table-cell table:style-name="ce16" table:formula="of:=['paramètres modèle'.J133]/['paramètres modèle'.$E13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94.1902352206676" calcext:value-type="float">
            <text:p><text:s/>94 <text:s text:c="3"/></text:p>
          </table:table-cell>
          <table:table-cell table:style-name="ce16" table:formula="of:=['paramètres modèle'.F134]/['paramètres modèle'.$E134]" office:value-type="float" office:value="0.7" calcext:value-type="float">
            <text:p>0,7</text:p>
          </table:table-cell>
          <table:table-cell table:style-name="ce16" table:formula="of:=['paramètres modèle'.G134]/['paramètres modèle'.$E134]" office:value-type="float" office:value="0.56" calcext:value-type="float">
            <text:p>0,6</text:p>
          </table:table-cell>
          <table:table-cell table:style-name="ce16" table:formula="of:=['paramètres modèle'.H134]/['paramètres modèle'.$E134]" office:value-type="float" office:value="0.56" calcext:value-type="float">
            <text:p>0,6</text:p>
          </table:table-cell>
          <table:table-cell table:style-name="ce16" table:formula="of:=['paramètres modèle'.I134]/['paramètres modèle'.$E134]" office:value-type="float" office:value="0.56" calcext:value-type="float">
            <text:p>0,6</text:p>
          </table:table-cell>
          <table:table-cell table:style-name="ce16" table:formula="of:=['paramètres modèle'.J134]/['paramètres modèle'.$E13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8.8133578246935" calcext:value-type="float">
            <text:p><text:s/>79 <text:s text:c="3"/></text:p>
          </table:table-cell>
          <table:table-cell table:style-name="ce16" table:formula="of:=['paramètres modèle'.F135]/['paramètres modèle'.$E135]" office:value-type="float" office:value="0.7" calcext:value-type="float">
            <text:p>0,7</text:p>
          </table:table-cell>
          <table:table-cell table:style-name="ce16" table:formula="of:=['paramètres modèle'.G135]/['paramètres modèle'.$E135]" office:value-type="float" office:value="0.56" calcext:value-type="float">
            <text:p>0,6</text:p>
          </table:table-cell>
          <table:table-cell table:style-name="ce16" table:formula="of:=['paramètres modèle'.H135]/['paramètres modèle'.$E135]" office:value-type="float" office:value="0.56" calcext:value-type="float">
            <text:p>0,6</text:p>
          </table:table-cell>
          <table:table-cell table:style-name="ce16" table:formula="of:=['paramètres modèle'.I135]/['paramètres modèle'.$E135]" office:value-type="float" office:value="0.56" calcext:value-type="float">
            <text:p>0,6</text:p>
          </table:table-cell>
          <table:table-cell table:style-name="ce16" table:formula="of:=['paramètres modèle'.J135]/['paramètres modèle'.$E13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4.0951435222961" calcext:value-type="float">
            <text:p><text:s/>74 <text:s text:c="3"/></text:p>
          </table:table-cell>
          <table:table-cell table:style-name="ce16" table:formula="of:=['paramètres modèle'.F136]/['paramètres modèle'.$E136]" office:value-type="float" office:value="0.7" calcext:value-type="float">
            <text:p>0,7</text:p>
          </table:table-cell>
          <table:table-cell table:style-name="ce16" table:formula="of:=['paramètres modèle'.G136]/['paramètres modèle'.$E136]" office:value-type="float" office:value="0.56" calcext:value-type="float">
            <text:p>0,6</text:p>
          </table:table-cell>
          <table:table-cell table:style-name="ce16" table:formula="of:=['paramètres modèle'.H136]/['paramètres modèle'.$E136]" office:value-type="float" office:value="0.56" calcext:value-type="float">
            <text:p>0,6</text:p>
          </table:table-cell>
          <table:table-cell table:style-name="ce16" table:formula="of:=['paramètres modèle'.I136]/['paramètres modèle'.$E136]" office:value-type="float" office:value="0.56" calcext:value-type="float">
            <text:p>0,6</text:p>
          </table:table-cell>
          <table:table-cell table:style-name="ce16" table:formula="of:=['paramètres modèle'.J136]/['paramètres modèle'.$E13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4.0976695743389" calcext:value-type="float">
            <text:p><text:s/>74 <text:s text:c="3"/></text:p>
          </table:table-cell>
          <table:table-cell table:style-name="ce16" table:formula="of:=['paramètres modèle'.F137]/['paramètres modèle'.$E137]" office:value-type="float" office:value="0.7" calcext:value-type="float">
            <text:p>0,7</text:p>
          </table:table-cell>
          <table:table-cell table:style-name="ce16" table:formula="of:=['paramètres modèle'.G137]/['paramètres modèle'.$E137]" office:value-type="float" office:value="0.56" calcext:value-type="float">
            <text:p>0,6</text:p>
          </table:table-cell>
          <table:table-cell table:style-name="ce16" table:formula="of:=['paramètres modèle'.H137]/['paramètres modèle'.$E137]" office:value-type="float" office:value="0.56" calcext:value-type="float">
            <text:p>0,6</text:p>
          </table:table-cell>
          <table:table-cell table:style-name="ce16" table:formula="of:=['paramètres modèle'.I137]/['paramètres modèle'.$E137]" office:value-type="float" office:value="0.56" calcext:value-type="float">
            <text:p>0,6</text:p>
          </table:table-cell>
          <table:table-cell table:style-name="ce16" table:formula="of:=['paramètres modèle'.J137]/['paramètres modèle'.$E13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8.2526630884424" calcext:value-type="float">
            <text:p><text:s/>48 <text:s text:c="3"/></text:p>
          </table:table-cell>
          <table:table-cell table:style-name="ce16" table:formula="of:=['paramètres modèle'.F138]/['paramètres modèle'.$E138]" office:value-type="float" office:value="0.7" calcext:value-type="float">
            <text:p>0,7</text:p>
          </table:table-cell>
          <table:table-cell table:style-name="ce16" table:formula="of:=['paramètres modèle'.G138]/['paramètres modèle'.$E138]" office:value-type="float" office:value="0.56" calcext:value-type="float">
            <text:p>0,6</text:p>
          </table:table-cell>
          <table:table-cell table:style-name="ce16" table:formula="of:=['paramètres modèle'.H138]/['paramètres modèle'.$E138]" office:value-type="float" office:value="0.56" calcext:value-type="float">
            <text:p>0,6</text:p>
          </table:table-cell>
          <table:table-cell table:style-name="ce16" table:formula="of:=['paramètres modèle'.I138]/['paramètres modèle'.$E138]" office:value-type="float" office:value="0.56" calcext:value-type="float">
            <text:p>0,6</text:p>
          </table:table-cell>
          <table:table-cell table:style-name="ce16" table:formula="of:=['paramètres modèle'.J138]/['paramètres modèle'.$E13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1.3853213061546" calcext:value-type="float">
            <text:p><text:s/>51 <text:s text:c="3"/></text:p>
          </table:table-cell>
          <table:table-cell table:style-name="ce16" table:formula="of:=['paramètres modèle'.F139]/['paramètres modèle'.$E139]" office:value-type="float" office:value="0.7" calcext:value-type="float">
            <text:p>0,7</text:p>
          </table:table-cell>
          <table:table-cell table:style-name="ce16" table:formula="of:=['paramètres modèle'.G139]/['paramètres modèle'.$E139]" office:value-type="float" office:value="0.56" calcext:value-type="float">
            <text:p>0,6</text:p>
          </table:table-cell>
          <table:table-cell table:style-name="ce16" table:formula="of:=['paramètres modèle'.H139]/['paramètres modèle'.$E139]" office:value-type="float" office:value="0.56" calcext:value-type="float">
            <text:p>0,6</text:p>
          </table:table-cell>
          <table:table-cell table:style-name="ce16" table:formula="of:=['paramètres modèle'.I139]/['paramètres modèle'.$E139]" office:value-type="float" office:value="0.56" calcext:value-type="float">
            <text:p>0,6</text:p>
          </table:table-cell>
          <table:table-cell table:style-name="ce16" table:formula="of:=['paramètres modèle'.J139]/['paramètres modèle'.$E13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5.7896793640592" calcext:value-type="float">
            <text:p><text:s/>36 <text:s text:c="3"/></text:p>
          </table:table-cell>
          <table:table-cell table:style-name="ce16" table:formula="of:=['paramètres modèle'.F140]/['paramètres modèle'.$E140]" office:value-type="float" office:value="0.7" calcext:value-type="float">
            <text:p>0,7</text:p>
          </table:table-cell>
          <table:table-cell table:style-name="ce16" table:formula="of:=['paramètres modèle'.G140]/['paramètres modèle'.$E140]" office:value-type="float" office:value="0.56" calcext:value-type="float">
            <text:p>0,6</text:p>
          </table:table-cell>
          <table:table-cell table:style-name="ce16" table:formula="of:=['paramètres modèle'.H140]/['paramètres modèle'.$E140]" office:value-type="float" office:value="0.56" calcext:value-type="float">
            <text:p>0,6</text:p>
          </table:table-cell>
          <table:table-cell table:style-name="ce16" table:formula="of:=['paramètres modèle'.I140]/['paramètres modèle'.$E140]" office:value-type="float" office:value="0.56" calcext:value-type="float">
            <text:p>0,6</text:p>
          </table:table-cell>
          <table:table-cell table:style-name="ce16" table:formula="of:=['paramètres modèle'.J140]/['paramètres modèle'.$E14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3.8094949003994" calcext:value-type="float">
            <text:p><text:s/>64 <text:s text:c="3"/></text:p>
          </table:table-cell>
          <table:table-cell table:style-name="ce16" table:formula="of:=['paramètres modèle'.F141]/['paramètres modèle'.$E141]" office:value-type="float" office:value="0.7" calcext:value-type="float">
            <text:p>0,7</text:p>
          </table:table-cell>
          <table:table-cell table:style-name="ce16" table:formula="of:=['paramètres modèle'.G141]/['paramètres modèle'.$E141]" office:value-type="float" office:value="0.56" calcext:value-type="float">
            <text:p>0,6</text:p>
          </table:table-cell>
          <table:table-cell table:style-name="ce16" table:formula="of:=['paramètres modèle'.H141]/['paramètres modèle'.$E141]" office:value-type="float" office:value="0.56" calcext:value-type="float">
            <text:p>0,6</text:p>
          </table:table-cell>
          <table:table-cell table:style-name="ce16" table:formula="of:=['paramètres modèle'.I141]/['paramètres modèle'.$E141]" office:value-type="float" office:value="0.56" calcext:value-type="float">
            <text:p>0,6</text:p>
          </table:table-cell>
          <table:table-cell table:style-name="ce16" table:formula="of:=['paramètres modèle'.J141]/['paramètres modèle'.$E14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5.5352977638268" calcext:value-type="float">
            <text:p><text:s/>46 <text:s text:c="3"/></text:p>
          </table:table-cell>
          <table:table-cell table:style-name="ce16" table:formula="of:=['paramètres modèle'.F142]/['paramètres modèle'.$E142]" office:value-type="float" office:value="0.7" calcext:value-type="float">
            <text:p>0,7</text:p>
          </table:table-cell>
          <table:table-cell table:style-name="ce16" table:formula="of:=['paramètres modèle'.G142]/['paramètres modèle'.$E142]" office:value-type="float" office:value="0.56" calcext:value-type="float">
            <text:p>0,6</text:p>
          </table:table-cell>
          <table:table-cell table:style-name="ce16" table:formula="of:=['paramètres modèle'.H142]/['paramètres modèle'.$E142]" office:value-type="float" office:value="0.56" calcext:value-type="float">
            <text:p>0,6</text:p>
          </table:table-cell>
          <table:table-cell table:style-name="ce16" table:formula="of:=['paramètres modèle'.I142]/['paramètres modèle'.$E142]" office:value-type="float" office:value="0.56" calcext:value-type="float">
            <text:p>0,6</text:p>
          </table:table-cell>
          <table:table-cell table:style-name="ce16" table:formula="of:=['paramètres modèle'.J142]/['paramètres modèle'.$E14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5.2236833200302" calcext:value-type="float">
            <text:p><text:s/>45 <text:s text:c="3"/></text:p>
          </table:table-cell>
          <table:table-cell table:style-name="ce16" table:formula="of:=['paramètres modèle'.F143]/['paramètres modèle'.$E143]" office:value-type="float" office:value="0.7" calcext:value-type="float">
            <text:p>0,7</text:p>
          </table:table-cell>
          <table:table-cell table:style-name="ce16" table:formula="of:=['paramètres modèle'.G143]/['paramètres modèle'.$E143]" office:value-type="float" office:value="0.56" calcext:value-type="float">
            <text:p>0,6</text:p>
          </table:table-cell>
          <table:table-cell table:style-name="ce16" table:formula="of:=['paramètres modèle'.H143]/['paramètres modèle'.$E143]" office:value-type="float" office:value="0.56" calcext:value-type="float">
            <text:p>0,6</text:p>
          </table:table-cell>
          <table:table-cell table:style-name="ce16" table:formula="of:=['paramètres modèle'.I143]/['paramètres modèle'.$E143]" office:value-type="float" office:value="0.56" calcext:value-type="float">
            <text:p>0,6</text:p>
          </table:table-cell>
          <table:table-cell table:style-name="ce16" table:formula="of:=['paramètres modèle'.J143]/['paramètres modèle'.$E14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5.4857964514685" calcext:value-type="float">
            <text:p><text:s/>65 <text:s text:c="3"/></text:p>
          </table:table-cell>
          <table:table-cell table:style-name="ce16" table:formula="of:=['paramètres modèle'.F144]/['paramètres modèle'.$E144]" office:value-type="float" office:value="0.7" calcext:value-type="float">
            <text:p>0,7</text:p>
          </table:table-cell>
          <table:table-cell table:style-name="ce16" table:formula="of:=['paramètres modèle'.G144]/['paramètres modèle'.$E144]" office:value-type="float" office:value="0.56" calcext:value-type="float">
            <text:p>0,6</text:p>
          </table:table-cell>
          <table:table-cell table:style-name="ce16" table:formula="of:=['paramètres modèle'.H144]/['paramètres modèle'.$E144]" office:value-type="float" office:value="0.56" calcext:value-type="float">
            <text:p>0,6</text:p>
          </table:table-cell>
          <table:table-cell table:style-name="ce16" table:formula="of:=['paramètres modèle'.I144]/['paramètres modèle'.$E144]" office:value-type="float" office:value="0.56" calcext:value-type="float">
            <text:p>0,6</text:p>
          </table:table-cell>
          <table:table-cell table:style-name="ce16" table:formula="of:=['paramètres modèle'.J144]/['paramètres modèle'.$E14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5.485276477179" calcext:value-type="float">
            <text:p><text:s/>65 <text:s text:c="3"/></text:p>
          </table:table-cell>
          <table:table-cell table:style-name="ce16" table:formula="of:=['paramètres modèle'.F145]/['paramètres modèle'.$E145]" office:value-type="float" office:value="0.7" calcext:value-type="float">
            <text:p>0,7</text:p>
          </table:table-cell>
          <table:table-cell table:style-name="ce16" table:formula="of:=['paramètres modèle'.G145]/['paramètres modèle'.$E145]" office:value-type="float" office:value="0.56" calcext:value-type="float">
            <text:p>0,6</text:p>
          </table:table-cell>
          <table:table-cell table:style-name="ce16" table:formula="of:=['paramètres modèle'.H145]/['paramètres modèle'.$E145]" office:value-type="float" office:value="0.56" calcext:value-type="float">
            <text:p>0,6</text:p>
          </table:table-cell>
          <table:table-cell table:style-name="ce16" table:formula="of:=['paramètres modèle'.I145]/['paramètres modèle'.$E145]" office:value-type="float" office:value="0.56" calcext:value-type="float">
            <text:p>0,6</text:p>
          </table:table-cell>
          <table:table-cell table:style-name="ce16" table:formula="of:=['paramètres modèle'.J145]/['paramètres modèle'.$E14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5.4837261130879" calcext:value-type="float">
            <text:p><text:s/>65 <text:s text:c="3"/></text:p>
          </table:table-cell>
          <table:table-cell table:style-name="ce16" table:formula="of:=['paramètres modèle'.F146]/['paramètres modèle'.$E146]" office:value-type="float" office:value="0.7" calcext:value-type="float">
            <text:p>0,7</text:p>
          </table:table-cell>
          <table:table-cell table:style-name="ce16" table:formula="of:=['paramètres modèle'.G146]/['paramètres modèle'.$E146]" office:value-type="float" office:value="0.56" calcext:value-type="float">
            <text:p>0,6</text:p>
          </table:table-cell>
          <table:table-cell table:style-name="ce16" table:formula="of:=['paramètres modèle'.H146]/['paramètres modèle'.$E146]" office:value-type="float" office:value="0.56" calcext:value-type="float">
            <text:p>0,6</text:p>
          </table:table-cell>
          <table:table-cell table:style-name="ce16" table:formula="of:=['paramètres modèle'.I146]/['paramètres modèle'.$E146]" office:value-type="float" office:value="0.56" calcext:value-type="float">
            <text:p>0,6</text:p>
          </table:table-cell>
          <table:table-cell table:style-name="ce16" table:formula="of:=['paramètres modèle'.J146]/['paramètres modèle'.$E14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5.8077915200377" calcext:value-type="float">
            <text:p><text:s/>56 <text:s text:c="3"/></text:p>
          </table:table-cell>
          <table:table-cell table:style-name="ce16" table:formula="of:=['paramètres modèle'.F147]/['paramètres modèle'.$E147]" office:value-type="float" office:value="0.7" calcext:value-type="float">
            <text:p>0,7</text:p>
          </table:table-cell>
          <table:table-cell table:style-name="ce16" table:formula="of:=['paramètres modèle'.G147]/['paramètres modèle'.$E147]" office:value-type="float" office:value="0.56" calcext:value-type="float">
            <text:p>0,6</text:p>
          </table:table-cell>
          <table:table-cell table:style-name="ce16" table:formula="of:=['paramètres modèle'.H147]/['paramètres modèle'.$E147]" office:value-type="float" office:value="0.56" calcext:value-type="float">
            <text:p>0,6</text:p>
          </table:table-cell>
          <table:table-cell table:style-name="ce16" table:formula="of:=['paramètres modèle'.I147]/['paramètres modèle'.$E147]" office:value-type="float" office:value="0.56" calcext:value-type="float">
            <text:p>0,6</text:p>
          </table:table-cell>
          <table:table-cell table:style-name="ce16" table:formula="of:=['paramètres modèle'.J147]/['paramètres modèle'.$E14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89.537773751318" calcext:value-type="float">
            <text:p><text:s/>90 <text:s text:c="3"/></text:p>
          </table:table-cell>
          <table:table-cell table:style-name="ce16" table:formula="of:=['paramètres modèle'.F148]/['paramètres modèle'.$E148]" office:value-type="float" office:value="0.7" calcext:value-type="float">
            <text:p>0,7</text:p>
          </table:table-cell>
          <table:table-cell table:style-name="ce16" table:formula="of:=['paramètres modèle'.G148]/['paramètres modèle'.$E148]" office:value-type="float" office:value="0.56" calcext:value-type="float">
            <text:p>0,6</text:p>
          </table:table-cell>
          <table:table-cell table:style-name="ce16" table:formula="of:=['paramètres modèle'.H148]/['paramètres modèle'.$E148]" office:value-type="float" office:value="0.56" calcext:value-type="float">
            <text:p>0,6</text:p>
          </table:table-cell>
          <table:table-cell table:style-name="ce16" table:formula="of:=['paramètres modèle'.I148]/['paramètres modèle'.$E148]" office:value-type="float" office:value="0.56" calcext:value-type="float">
            <text:p>0,6</text:p>
          </table:table-cell>
          <table:table-cell table:style-name="ce16" table:formula="of:=['paramètres modèle'.J148]/['paramètres modèle'.$E14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0.6990620973628" calcext:value-type="float">
            <text:p><text:s/>61 <text:s text:c="3"/></text:p>
          </table:table-cell>
          <table:table-cell table:style-name="ce16" table:formula="of:=['paramètres modèle'.F149]/['paramètres modèle'.$E149]" office:value-type="float" office:value="0.7" calcext:value-type="float">
            <text:p>0,7</text:p>
          </table:table-cell>
          <table:table-cell table:style-name="ce16" table:formula="of:=['paramètres modèle'.G149]/['paramètres modèle'.$E149]" office:value-type="float" office:value="0.56" calcext:value-type="float">
            <text:p>0,6</text:p>
          </table:table-cell>
          <table:table-cell table:style-name="ce16" table:formula="of:=['paramètres modèle'.H149]/['paramètres modèle'.$E149]" office:value-type="float" office:value="0.56" calcext:value-type="float">
            <text:p>0,6</text:p>
          </table:table-cell>
          <table:table-cell table:style-name="ce16" table:formula="of:=['paramètres modèle'.I149]/['paramètres modèle'.$E149]" office:value-type="float" office:value="0.56" calcext:value-type="float">
            <text:p>0,6</text:p>
          </table:table-cell>
          <table:table-cell table:style-name="ce16" table:formula="of:=['paramètres modèle'.J149]/['paramètres modèle'.$E14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5.0619747867419" calcext:value-type="float">
            <text:p><text:s/>45 <text:s text:c="3"/></text:p>
          </table:table-cell>
          <table:table-cell table:style-name="ce16" table:formula="of:=['paramètres modèle'.F150]/['paramètres modèle'.$E150]" office:value-type="float" office:value="0.7" calcext:value-type="float">
            <text:p>0,7</text:p>
          </table:table-cell>
          <table:table-cell table:style-name="ce16" table:formula="of:=['paramètres modèle'.G150]/['paramètres modèle'.$E150]" office:value-type="float" office:value="0.56" calcext:value-type="float">
            <text:p>0,6</text:p>
          </table:table-cell>
          <table:table-cell table:style-name="ce16" table:formula="of:=['paramètres modèle'.H150]/['paramètres modèle'.$E150]" office:value-type="float" office:value="0.56" calcext:value-type="float">
            <text:p>0,6</text:p>
          </table:table-cell>
          <table:table-cell table:style-name="ce16" table:formula="of:=['paramètres modèle'.I150]/['paramètres modèle'.$E150]" office:value-type="float" office:value="0.56" calcext:value-type="float">
            <text:p>0,6</text:p>
          </table:table-cell>
          <table:table-cell table:style-name="ce16" table:formula="of:=['paramètres modèle'.J150]/['paramètres modèle'.$E15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0.6978237682397" calcext:value-type="float">
            <text:p><text:s/>61 <text:s text:c="3"/></text:p>
          </table:table-cell>
          <table:table-cell table:style-name="ce16" table:formula="of:=['paramètres modèle'.F151]/['paramètres modèle'.$E151]" office:value-type="float" office:value="0.7" calcext:value-type="float">
            <text:p>0,7</text:p>
          </table:table-cell>
          <table:table-cell table:style-name="ce16" table:formula="of:=['paramètres modèle'.G151]/['paramètres modèle'.$E151]" office:value-type="float" office:value="0.56" calcext:value-type="float">
            <text:p>0,6</text:p>
          </table:table-cell>
          <table:table-cell table:style-name="ce16" table:formula="of:=['paramètres modèle'.H151]/['paramètres modèle'.$E151]" office:value-type="float" office:value="0.56" calcext:value-type="float">
            <text:p>0,6</text:p>
          </table:table-cell>
          <table:table-cell table:style-name="ce16" table:formula="of:=['paramètres modèle'.I151]/['paramètres modèle'.$E151]" office:value-type="float" office:value="0.56" calcext:value-type="float">
            <text:p>0,6</text:p>
          </table:table-cell>
          <table:table-cell table:style-name="ce16" table:formula="of:=['paramètres modèle'.J151]/['paramètres modèle'.$E15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0.6982282825818" calcext:value-type="float">
            <text:p><text:s/>61 <text:s text:c="3"/></text:p>
          </table:table-cell>
          <table:table-cell table:style-name="ce16" table:formula="of:=['paramètres modèle'.F152]/['paramètres modèle'.$E152]" office:value-type="float" office:value="0.7" calcext:value-type="float">
            <text:p>0,7</text:p>
          </table:table-cell>
          <table:table-cell table:style-name="ce16" table:formula="of:=['paramètres modèle'.G152]/['paramètres modèle'.$E152]" office:value-type="float" office:value="0.56" calcext:value-type="float">
            <text:p>0,6</text:p>
          </table:table-cell>
          <table:table-cell table:style-name="ce16" table:formula="of:=['paramètres modèle'.H152]/['paramètres modèle'.$E152]" office:value-type="float" office:value="0.56" calcext:value-type="float">
            <text:p>0,6</text:p>
          </table:table-cell>
          <table:table-cell table:style-name="ce16" table:formula="of:=['paramètres modèle'.I152]/['paramètres modèle'.$E152]" office:value-type="float" office:value="0.56" calcext:value-type="float">
            <text:p>0,6</text:p>
          </table:table-cell>
          <table:table-cell table:style-name="ce16" table:formula="of:=['paramètres modèle'.J152]/['paramètres modèle'.$E15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2.3972875274459" calcext:value-type="float">
            <text:p><text:s/>42 <text:s text:c="3"/></text:p>
          </table:table-cell>
          <table:table-cell table:style-name="ce16" table:formula="of:=['paramètres modèle'.F153]/['paramètres modèle'.$E153]" office:value-type="float" office:value="0.7" calcext:value-type="float">
            <text:p>0,7</text:p>
          </table:table-cell>
          <table:table-cell table:style-name="ce16" table:formula="of:=['paramètres modèle'.G153]/['paramètres modèle'.$E153]" office:value-type="float" office:value="0.56" calcext:value-type="float">
            <text:p>0,6</text:p>
          </table:table-cell>
          <table:table-cell table:style-name="ce16" table:formula="of:=['paramètres modèle'.H153]/['paramètres modèle'.$E153]" office:value-type="float" office:value="0.56" calcext:value-type="float">
            <text:p>0,6</text:p>
          </table:table-cell>
          <table:table-cell table:style-name="ce16" table:formula="of:=['paramètres modèle'.I153]/['paramètres modèle'.$E153]" office:value-type="float" office:value="0.56" calcext:value-type="float">
            <text:p>0,6</text:p>
          </table:table-cell>
          <table:table-cell table:style-name="ce16" table:formula="of:=['paramètres modèle'.J153]/['paramètres modèle'.$E15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0.6972890967237" calcext:value-type="float">
            <text:p><text:s/>61 <text:s text:c="3"/></text:p>
          </table:table-cell>
          <table:table-cell table:style-name="ce16" table:formula="of:=['paramètres modèle'.F154]/['paramètres modèle'.$E154]" office:value-type="float" office:value="0.7" calcext:value-type="float">
            <text:p>0,7</text:p>
          </table:table-cell>
          <table:table-cell table:style-name="ce16" table:formula="of:=['paramètres modèle'.G154]/['paramètres modèle'.$E154]" office:value-type="float" office:value="0.56" calcext:value-type="float">
            <text:p>0,6</text:p>
          </table:table-cell>
          <table:table-cell table:style-name="ce16" table:formula="of:=['paramètres modèle'.H154]/['paramètres modèle'.$E154]" office:value-type="float" office:value="0.56" calcext:value-type="float">
            <text:p>0,6</text:p>
          </table:table-cell>
          <table:table-cell table:style-name="ce16" table:formula="of:=['paramètres modèle'.I154]/['paramètres modèle'.$E154]" office:value-type="float" office:value="0.56" calcext:value-type="float">
            <text:p>0,6</text:p>
          </table:table-cell>
          <table:table-cell table:style-name="ce16" table:formula="of:=['paramètres modèle'.J154]/['paramètres modèle'.$E15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3.7042704376306" calcext:value-type="float">
            <text:p><text:s/>74 <text:s text:c="3"/></text:p>
          </table:table-cell>
          <table:table-cell table:style-name="ce16" table:formula="of:=['paramètres modèle'.F155]/['paramètres modèle'.$E155]" office:value-type="float" office:value="0.7" calcext:value-type="float">
            <text:p>0,7</text:p>
          </table:table-cell>
          <table:table-cell table:style-name="ce16" table:formula="of:=['paramètres modèle'.G155]/['paramètres modèle'.$E155]" office:value-type="float" office:value="0.56" calcext:value-type="float">
            <text:p>0,6</text:p>
          </table:table-cell>
          <table:table-cell table:style-name="ce16" table:formula="of:=['paramètres modèle'.H155]/['paramètres modèle'.$E155]" office:value-type="float" office:value="0.56" calcext:value-type="float">
            <text:p>0,6</text:p>
          </table:table-cell>
          <table:table-cell table:style-name="ce16" table:formula="of:=['paramètres modèle'.I155]/['paramètres modèle'.$E155]" office:value-type="float" office:value="0.56" calcext:value-type="float">
            <text:p>0,6</text:p>
          </table:table-cell>
          <table:table-cell table:style-name="ce16" table:formula="of:=['paramètres modèle'.J155]/['paramètres modèle'.$E15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0.9525868126805" calcext:value-type="float">
            <text:p><text:s/>61 <text:s text:c="3"/></text:p>
          </table:table-cell>
          <table:table-cell table:style-name="ce16" table:formula="of:=['paramètres modèle'.F156]/['paramètres modèle'.$E156]" office:value-type="float" office:value="0.7" calcext:value-type="float">
            <text:p>0,7</text:p>
          </table:table-cell>
          <table:table-cell table:style-name="ce16" table:formula="of:=['paramètres modèle'.G156]/['paramètres modèle'.$E156]" office:value-type="float" office:value="0.56" calcext:value-type="float">
            <text:p>0,6</text:p>
          </table:table-cell>
          <table:table-cell table:style-name="ce16" table:formula="of:=['paramètres modèle'.H156]/['paramètres modèle'.$E156]" office:value-type="float" office:value="0.56" calcext:value-type="float">
            <text:p>0,6</text:p>
          </table:table-cell>
          <table:table-cell table:style-name="ce16" table:formula="of:=['paramètres modèle'.I156]/['paramètres modèle'.$E156]" office:value-type="float" office:value="0.56" calcext:value-type="float">
            <text:p>0,6</text:p>
          </table:table-cell>
          <table:table-cell table:style-name="ce16" table:formula="of:=['paramètres modèle'.J156]/['paramètres modèle'.$E15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1.0276965088688" calcext:value-type="float">
            <text:p><text:s/>61 <text:s text:c="3"/></text:p>
          </table:table-cell>
          <table:table-cell table:style-name="ce16" table:formula="of:=['paramètres modèle'.F157]/['paramètres modèle'.$E157]" office:value-type="float" office:value="0.7" calcext:value-type="float">
            <text:p>0,7</text:p>
          </table:table-cell>
          <table:table-cell table:style-name="ce16" table:formula="of:=['paramètres modèle'.G157]/['paramètres modèle'.$E157]" office:value-type="float" office:value="0.56" calcext:value-type="float">
            <text:p>0,6</text:p>
          </table:table-cell>
          <table:table-cell table:style-name="ce16" table:formula="of:=['paramètres modèle'.H157]/['paramètres modèle'.$E157]" office:value-type="float" office:value="0.56" calcext:value-type="float">
            <text:p>0,6</text:p>
          </table:table-cell>
          <table:table-cell table:style-name="ce16" table:formula="of:=['paramètres modèle'.I157]/['paramètres modèle'.$E157]" office:value-type="float" office:value="0.56" calcext:value-type="float">
            <text:p>0,6</text:p>
          </table:table-cell>
          <table:table-cell table:style-name="ce16" table:formula="of:=['paramètres modèle'.J157]/['paramètres modèle'.$E15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58]/['paramètres modèle'.$E158]" office:value-type="float" office:value="0.7" calcext:value-type="float">
            <text:p>0,7</text:p>
          </table:table-cell>
          <table:table-cell table:style-name="ce16" table:formula="of:=['paramètres modèle'.G158]/['paramètres modèle'.$E158]" office:value-type="float" office:value="0.56" calcext:value-type="float">
            <text:p>0,6</text:p>
          </table:table-cell>
          <table:table-cell table:style-name="ce16" table:formula="of:=['paramètres modèle'.H158]/['paramètres modèle'.$E158]" office:value-type="float" office:value="0.56" calcext:value-type="float">
            <text:p>0,6</text:p>
          </table:table-cell>
          <table:table-cell table:style-name="ce16" table:formula="of:=['paramètres modèle'.I158]/['paramètres modèle'.$E158]" office:value-type="float" office:value="0.56" calcext:value-type="float">
            <text:p>0,6</text:p>
          </table:table-cell>
          <table:table-cell table:style-name="ce16" table:formula="of:=['paramètres modèle'.J158]/['paramètres modèle'.$E15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59]/['paramètres modèle'.$E159]" office:value-type="float" office:value="0.7" calcext:value-type="float">
            <text:p>0,7</text:p>
          </table:table-cell>
          <table:table-cell table:style-name="ce16" table:formula="of:=['paramètres modèle'.G159]/['paramètres modèle'.$E159]" office:value-type="float" office:value="0.56" calcext:value-type="float">
            <text:p>0,6</text:p>
          </table:table-cell>
          <table:table-cell table:style-name="ce16" table:formula="of:=['paramètres modèle'.H159]/['paramètres modèle'.$E159]" office:value-type="float" office:value="0.56" calcext:value-type="float">
            <text:p>0,6</text:p>
          </table:table-cell>
          <table:table-cell table:style-name="ce16" table:formula="of:=['paramètres modèle'.I159]/['paramètres modèle'.$E159]" office:value-type="float" office:value="0.56" calcext:value-type="float">
            <text:p>0,6</text:p>
          </table:table-cell>
          <table:table-cell table:style-name="ce16" table:formula="of:=['paramètres modèle'.J159]/['paramètres modèle'.$E15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0]/['paramètres modèle'.$E160]" office:value-type="float" office:value="0.7" calcext:value-type="float">
            <text:p>0,7</text:p>
          </table:table-cell>
          <table:table-cell table:style-name="ce16" table:formula="of:=['paramètres modèle'.G160]/['paramètres modèle'.$E160]" office:value-type="float" office:value="0.56" calcext:value-type="float">
            <text:p>0,6</text:p>
          </table:table-cell>
          <table:table-cell table:style-name="ce16" table:formula="of:=['paramètres modèle'.H160]/['paramètres modèle'.$E160]" office:value-type="float" office:value="0.56" calcext:value-type="float">
            <text:p>0,6</text:p>
          </table:table-cell>
          <table:table-cell table:style-name="ce16" table:formula="of:=['paramètres modèle'.I160]/['paramètres modèle'.$E160]" office:value-type="float" office:value="0.56" calcext:value-type="float">
            <text:p>0,6</text:p>
          </table:table-cell>
          <table:table-cell table:style-name="ce16" table:formula="of:=['paramètres modèle'.J160]/['paramètres modèle'.$E16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1]/['paramètres modèle'.$E161]" office:value-type="float" office:value="0.7" calcext:value-type="float">
            <text:p>0,7</text:p>
          </table:table-cell>
          <table:table-cell table:style-name="ce16" table:formula="of:=['paramètres modèle'.G161]/['paramètres modèle'.$E161]" office:value-type="float" office:value="0.56" calcext:value-type="float">
            <text:p>0,6</text:p>
          </table:table-cell>
          <table:table-cell table:style-name="ce16" table:formula="of:=['paramètres modèle'.H161]/['paramètres modèle'.$E161]" office:value-type="float" office:value="0.56" calcext:value-type="float">
            <text:p>0,6</text:p>
          </table:table-cell>
          <table:table-cell table:style-name="ce16" table:formula="of:=['paramètres modèle'.I161]/['paramètres modèle'.$E161]" office:value-type="float" office:value="0.56" calcext:value-type="float">
            <text:p>0,6</text:p>
          </table:table-cell>
          <table:table-cell table:style-name="ce16" table:formula="of:=['paramètres modèle'.J161]/['paramètres modèle'.$E16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2]/['paramètres modèle'.$E162]" office:value-type="float" office:value="0.7" calcext:value-type="float">
            <text:p>0,7</text:p>
          </table:table-cell>
          <table:table-cell table:style-name="ce16" table:formula="of:=['paramètres modèle'.G162]/['paramètres modèle'.$E162]" office:value-type="float" office:value="0.56" calcext:value-type="float">
            <text:p>0,6</text:p>
          </table:table-cell>
          <table:table-cell table:style-name="ce16" table:formula="of:=['paramètres modèle'.H162]/['paramètres modèle'.$E162]" office:value-type="float" office:value="0.56" calcext:value-type="float">
            <text:p>0,6</text:p>
          </table:table-cell>
          <table:table-cell table:style-name="ce16" table:formula="of:=['paramètres modèle'.I162]/['paramètres modèle'.$E162]" office:value-type="float" office:value="0.56" calcext:value-type="float">
            <text:p>0,6</text:p>
          </table:table-cell>
          <table:table-cell table:style-name="ce16" table:formula="of:=['paramètres modèle'.J162]/['paramètres modèle'.$E16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3]/['paramètres modèle'.$E163]" office:value-type="float" office:value="0.7" calcext:value-type="float">
            <text:p>0,7</text:p>
          </table:table-cell>
          <table:table-cell table:style-name="ce16" table:formula="of:=['paramètres modèle'.G163]/['paramètres modèle'.$E163]" office:value-type="float" office:value="0.56" calcext:value-type="float">
            <text:p>0,6</text:p>
          </table:table-cell>
          <table:table-cell table:style-name="ce16" table:formula="of:=['paramètres modèle'.H163]/['paramètres modèle'.$E163]" office:value-type="float" office:value="0.56" calcext:value-type="float">
            <text:p>0,6</text:p>
          </table:table-cell>
          <table:table-cell table:style-name="ce16" table:formula="of:=['paramètres modèle'.I163]/['paramètres modèle'.$E163]" office:value-type="float" office:value="0.56" calcext:value-type="float">
            <text:p>0,6</text:p>
          </table:table-cell>
          <table:table-cell table:style-name="ce16" table:formula="of:=['paramètres modèle'.J163]/['paramètres modèle'.$E16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.51581244475198" calcext:value-type="float">
            <text:p><text:s/>5 <text:s text:c="3"/></text:p>
          </table:table-cell>
          <table:table-cell table:style-name="ce16" table:formula="of:=['paramètres modèle'.F164]/['paramètres modèle'.$E164]" office:value-type="float" office:value="0.7" calcext:value-type="float">
            <text:p>0,7</text:p>
          </table:table-cell>
          <table:table-cell table:style-name="ce16" table:formula="of:=['paramètres modèle'.G164]/['paramètres modèle'.$E164]" office:value-type="float" office:value="0.56" calcext:value-type="float">
            <text:p>0,6</text:p>
          </table:table-cell>
          <table:table-cell table:style-name="ce16" table:formula="of:=['paramètres modèle'.H164]/['paramètres modèle'.$E164]" office:value-type="float" office:value="0.56" calcext:value-type="float">
            <text:p>0,6</text:p>
          </table:table-cell>
          <table:table-cell table:style-name="ce16" table:formula="of:=['paramètres modèle'.I164]/['paramètres modèle'.$E164]" office:value-type="float" office:value="0.56" calcext:value-type="float">
            <text:p>0,6</text:p>
          </table:table-cell>
          <table:table-cell table:style-name="ce16" table:formula="of:=['paramètres modèle'.J164]/['paramètres modèle'.$E16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5]/['paramètres modèle'.$E165]" office:value-type="float" office:value="0.7" calcext:value-type="float">
            <text:p>0,7</text:p>
          </table:table-cell>
          <table:table-cell table:style-name="ce16" table:formula="of:=['paramètres modèle'.G165]/['paramètres modèle'.$E165]" office:value-type="float" office:value="0.56" calcext:value-type="float">
            <text:p>0,6</text:p>
          </table:table-cell>
          <table:table-cell table:style-name="ce16" table:formula="of:=['paramètres modèle'.H165]/['paramètres modèle'.$E165]" office:value-type="float" office:value="0.56" calcext:value-type="float">
            <text:p>0,6</text:p>
          </table:table-cell>
          <table:table-cell table:style-name="ce16" table:formula="of:=['paramètres modèle'.I165]/['paramètres modèle'.$E165]" office:value-type="float" office:value="0.56" calcext:value-type="float">
            <text:p>0,6</text:p>
          </table:table-cell>
          <table:table-cell table:style-name="ce16" table:formula="of:=['paramètres modèle'.J165]/['paramètres modèle'.$E16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6]/['paramètres modèle'.$E166]" office:value-type="float" office:value="0.7" calcext:value-type="float">
            <text:p>0,7</text:p>
          </table:table-cell>
          <table:table-cell table:style-name="ce16" table:formula="of:=['paramètres modèle'.G166]/['paramètres modèle'.$E166]" office:value-type="float" office:value="0.56" calcext:value-type="float">
            <text:p>0,6</text:p>
          </table:table-cell>
          <table:table-cell table:style-name="ce16" table:formula="of:=['paramètres modèle'.H166]/['paramètres modèle'.$E166]" office:value-type="float" office:value="0.56" calcext:value-type="float">
            <text:p>0,6</text:p>
          </table:table-cell>
          <table:table-cell table:style-name="ce16" table:formula="of:=['paramètres modèle'.I166]/['paramètres modèle'.$E166]" office:value-type="float" office:value="0.56" calcext:value-type="float">
            <text:p>0,6</text:p>
          </table:table-cell>
          <table:table-cell table:style-name="ce16" table:formula="of:=['paramètres modèle'.J166]/['paramètres modèle'.$E16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7]/['paramètres modèle'.$E167]" office:value-type="float" office:value="0.7" calcext:value-type="float">
            <text:p>0,7</text:p>
          </table:table-cell>
          <table:table-cell table:style-name="ce16" table:formula="of:=['paramètres modèle'.G167]/['paramètres modèle'.$E167]" office:value-type="float" office:value="0.56" calcext:value-type="float">
            <text:p>0,6</text:p>
          </table:table-cell>
          <table:table-cell table:style-name="ce16" table:formula="of:=['paramètres modèle'.H167]/['paramètres modèle'.$E167]" office:value-type="float" office:value="0.56" calcext:value-type="float">
            <text:p>0,6</text:p>
          </table:table-cell>
          <table:table-cell table:style-name="ce16" table:formula="of:=['paramètres modèle'.I167]/['paramètres modèle'.$E167]" office:value-type="float" office:value="0.56" calcext:value-type="float">
            <text:p>0,6</text:p>
          </table:table-cell>
          <table:table-cell table:style-name="ce16" table:formula="of:=['paramètres modèle'.J167]/['paramètres modèle'.$E16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8]/['paramètres modèle'.$E168]" office:value-type="float" office:value="0.7" calcext:value-type="float">
            <text:p>0,7</text:p>
          </table:table-cell>
          <table:table-cell table:style-name="ce16" table:formula="of:=['paramètres modèle'.G168]/['paramètres modèle'.$E168]" office:value-type="float" office:value="0.56" calcext:value-type="float">
            <text:p>0,6</text:p>
          </table:table-cell>
          <table:table-cell table:style-name="ce16" table:formula="of:=['paramètres modèle'.H168]/['paramètres modèle'.$E168]" office:value-type="float" office:value="0.56" calcext:value-type="float">
            <text:p>0,6</text:p>
          </table:table-cell>
          <table:table-cell table:style-name="ce16" table:formula="of:=['paramètres modèle'.I168]/['paramètres modèle'.$E168]" office:value-type="float" office:value="0.56" calcext:value-type="float">
            <text:p>0,6</text:p>
          </table:table-cell>
          <table:table-cell table:style-name="ce16" table:formula="of:=['paramètres modèle'.J168]/['paramètres modèle'.$E16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69]/['paramètres modèle'.$E169]" office:value-type="float" office:value="0.7" calcext:value-type="float">
            <text:p>0,7</text:p>
          </table:table-cell>
          <table:table-cell table:style-name="ce16" table:formula="of:=['paramètres modèle'.G169]/['paramètres modèle'.$E169]" office:value-type="float" office:value="0.56" calcext:value-type="float">
            <text:p>0,6</text:p>
          </table:table-cell>
          <table:table-cell table:style-name="ce16" table:formula="of:=['paramètres modèle'.H169]/['paramètres modèle'.$E169]" office:value-type="float" office:value="0.56" calcext:value-type="float">
            <text:p>0,6</text:p>
          </table:table-cell>
          <table:table-cell table:style-name="ce16" table:formula="of:=['paramètres modèle'.I169]/['paramètres modèle'.$E169]" office:value-type="float" office:value="0.56" calcext:value-type="float">
            <text:p>0,6</text:p>
          </table:table-cell>
          <table:table-cell table:style-name="ce16" table:formula="of:=['paramètres modèle'.J169]/['paramètres modèle'.$E16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70]/['paramètres modèle'.$E170]" office:value-type="float" office:value="0.7" calcext:value-type="float">
            <text:p>0,7</text:p>
          </table:table-cell>
          <table:table-cell table:style-name="ce16" table:formula="of:=['paramètres modèle'.G170]/['paramètres modèle'.$E170]" office:value-type="float" office:value="0.56" calcext:value-type="float">
            <text:p>0,6</text:p>
          </table:table-cell>
          <table:table-cell table:style-name="ce16" table:formula="of:=['paramètres modèle'.H170]/['paramètres modèle'.$E170]" office:value-type="float" office:value="0.56" calcext:value-type="float">
            <text:p>0,6</text:p>
          </table:table-cell>
          <table:table-cell table:style-name="ce16" table:formula="of:=['paramètres modèle'.I170]/['paramètres modèle'.$E170]" office:value-type="float" office:value="0.56" calcext:value-type="float">
            <text:p>0,6</text:p>
          </table:table-cell>
          <table:table-cell table:style-name="ce16" table:formula="of:=['paramètres modèle'.J170]/['paramètres modèle'.$E17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.4076296513765" calcext:value-type="float">
            <text:p><text:s/>17 <text:s text:c="3"/></text:p>
          </table:table-cell>
          <table:table-cell table:style-name="ce16" table:formula="of:=['paramètres modèle'.F171]/['paramètres modèle'.$E171]" office:value-type="float" office:value="0.7" calcext:value-type="float">
            <text:p>0,7</text:p>
          </table:table-cell>
          <table:table-cell table:style-name="ce16" table:formula="of:=['paramètres modèle'.G171]/['paramètres modèle'.$E171]" office:value-type="float" office:value="0.56" calcext:value-type="float">
            <text:p>0,6</text:p>
          </table:table-cell>
          <table:table-cell table:style-name="ce16" table:formula="of:=['paramètres modèle'.H171]/['paramètres modèle'.$E171]" office:value-type="float" office:value="0.56" calcext:value-type="float">
            <text:p>0,6</text:p>
          </table:table-cell>
          <table:table-cell table:style-name="ce16" table:formula="of:=['paramètres modèle'.I171]/['paramètres modèle'.$E171]" office:value-type="float" office:value="0.56" calcext:value-type="float">
            <text:p>0,6</text:p>
          </table:table-cell>
          <table:table-cell table:style-name="ce16" table:formula="of:=['paramètres modèle'.J171]/['paramètres modèle'.$E17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3.8504098199071" calcext:value-type="float">
            <text:p><text:s/>54 <text:s text:c="3"/></text:p>
          </table:table-cell>
          <table:table-cell table:style-name="ce16" table:formula="of:=['paramètres modèle'.F172]/['paramètres modèle'.$E172]" office:value-type="float" office:value="0.7" calcext:value-type="float">
            <text:p>0,7</text:p>
          </table:table-cell>
          <table:table-cell table:style-name="ce16" table:formula="of:=['paramètres modèle'.G172]/['paramètres modèle'.$E172]" office:value-type="float" office:value="0.56" calcext:value-type="float">
            <text:p>0,6</text:p>
          </table:table-cell>
          <table:table-cell table:style-name="ce16" table:formula="of:=['paramètres modèle'.H172]/['paramètres modèle'.$E172]" office:value-type="float" office:value="0.56" calcext:value-type="float">
            <text:p>0,6</text:p>
          </table:table-cell>
          <table:table-cell table:style-name="ce16" table:formula="of:=['paramètres modèle'.I172]/['paramètres modèle'.$E172]" office:value-type="float" office:value="0.56" calcext:value-type="float">
            <text:p>0,6</text:p>
          </table:table-cell>
          <table:table-cell table:style-name="ce16" table:formula="of:=['paramètres modèle'.J172]/['paramètres modèle'.$E17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3.1279519117536" calcext:value-type="float">
            <text:p><text:s/>53 <text:s text:c="3"/></text:p>
          </table:table-cell>
          <table:table-cell table:style-name="ce16" table:formula="of:=['paramètres modèle'.F173]/['paramètres modèle'.$E173]" office:value-type="float" office:value="0.7" calcext:value-type="float">
            <text:p>0,7</text:p>
          </table:table-cell>
          <table:table-cell table:style-name="ce16" table:formula="of:=['paramètres modèle'.G173]/['paramètres modèle'.$E173]" office:value-type="float" office:value="0.56" calcext:value-type="float">
            <text:p>0,6</text:p>
          </table:table-cell>
          <table:table-cell table:style-name="ce16" table:formula="of:=['paramètres modèle'.H173]/['paramètres modèle'.$E173]" office:value-type="float" office:value="0.56" calcext:value-type="float">
            <text:p>0,6</text:p>
          </table:table-cell>
          <table:table-cell table:style-name="ce16" table:formula="of:=['paramètres modèle'.I173]/['paramètres modèle'.$E173]" office:value-type="float" office:value="0.56" calcext:value-type="float">
            <text:p>0,6</text:p>
          </table:table-cell>
          <table:table-cell table:style-name="ce16" table:formula="of:=['paramètres modèle'.J173]/['paramètres modèle'.$E17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4.55669016609719" calcext:value-type="float">
            <text:p><text:s/>5 <text:s text:c="3"/></text:p>
          </table:table-cell>
          <table:table-cell table:style-name="ce16" table:formula="of:=['paramètres modèle'.F174]/['paramètres modèle'.$E174]" office:value-type="float" office:value="0.7" calcext:value-type="float">
            <text:p>0,7</text:p>
          </table:table-cell>
          <table:table-cell table:style-name="ce16" table:formula="of:=['paramètres modèle'.G174]/['paramètres modèle'.$E174]" office:value-type="float" office:value="0.56" calcext:value-type="float">
            <text:p>0,6</text:p>
          </table:table-cell>
          <table:table-cell table:style-name="ce16" table:formula="of:=['paramètres modèle'.H174]/['paramètres modèle'.$E174]" office:value-type="float" office:value="0.56" calcext:value-type="float">
            <text:p>0,6</text:p>
          </table:table-cell>
          <table:table-cell table:style-name="ce16" table:formula="of:=['paramètres modèle'.I174]/['paramètres modèle'.$E174]" office:value-type="float" office:value="0.56" calcext:value-type="float">
            <text:p>0,6</text:p>
          </table:table-cell>
          <table:table-cell table:style-name="ce16" table:formula="of:=['paramètres modèle'.J174]/['paramètres modèle'.$E17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9.2226217291792" calcext:value-type="float">
            <text:p><text:s/>39 <text:s text:c="3"/></text:p>
          </table:table-cell>
          <table:table-cell table:style-name="ce16" table:formula="of:=['paramètres modèle'.F175]/['paramètres modèle'.$E175]" office:value-type="float" office:value="0.7" calcext:value-type="float">
            <text:p>0,7</text:p>
          </table:table-cell>
          <table:table-cell table:style-name="ce16" table:formula="of:=['paramètres modèle'.G175]/['paramètres modèle'.$E175]" office:value-type="float" office:value="0.56" calcext:value-type="float">
            <text:p>0,6</text:p>
          </table:table-cell>
          <table:table-cell table:style-name="ce16" table:formula="of:=['paramètres modèle'.H175]/['paramètres modèle'.$E175]" office:value-type="float" office:value="0.56" calcext:value-type="float">
            <text:p>0,6</text:p>
          </table:table-cell>
          <table:table-cell table:style-name="ce16" table:formula="of:=['paramètres modèle'.I175]/['paramètres modèle'.$E175]" office:value-type="float" office:value="0.56" calcext:value-type="float">
            <text:p>0,6</text:p>
          </table:table-cell>
          <table:table-cell table:style-name="ce16" table:formula="of:=['paramètres modèle'.J175]/['paramètres modèle'.$E17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5.335552894527" calcext:value-type="float">
            <text:p><text:s/>65 <text:s text:c="3"/></text:p>
          </table:table-cell>
          <table:table-cell table:style-name="ce16" table:formula="of:=['paramètres modèle'.F176]/['paramètres modèle'.$E176]" office:value-type="float" office:value="0.7" calcext:value-type="float">
            <text:p>0,7</text:p>
          </table:table-cell>
          <table:table-cell table:style-name="ce16" table:formula="of:=['paramètres modèle'.G176]/['paramètres modèle'.$E176]" office:value-type="float" office:value="0.56" calcext:value-type="float">
            <text:p>0,6</text:p>
          </table:table-cell>
          <table:table-cell table:style-name="ce16" table:formula="of:=['paramètres modèle'.H176]/['paramètres modèle'.$E176]" office:value-type="float" office:value="0.56" calcext:value-type="float">
            <text:p>0,6</text:p>
          </table:table-cell>
          <table:table-cell table:style-name="ce16" table:formula="of:=['paramètres modèle'.I176]/['paramètres modèle'.$E176]" office:value-type="float" office:value="0.56" calcext:value-type="float">
            <text:p>0,6</text:p>
          </table:table-cell>
          <table:table-cell table:style-name="ce16" table:formula="of:=['paramètres modèle'.J176]/['paramètres modèle'.$E17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5.4065195360706" calcext:value-type="float">
            <text:p><text:s/>65 <text:s text:c="3"/></text:p>
          </table:table-cell>
          <table:table-cell table:style-name="ce16" table:formula="of:=['paramètres modèle'.F177]/['paramètres modèle'.$E177]" office:value-type="float" office:value="0.7" calcext:value-type="float">
            <text:p>0,7</text:p>
          </table:table-cell>
          <table:table-cell table:style-name="ce16" table:formula="of:=['paramètres modèle'.G177]/['paramètres modèle'.$E177]" office:value-type="float" office:value="0.56" calcext:value-type="float">
            <text:p>0,6</text:p>
          </table:table-cell>
          <table:table-cell table:style-name="ce16" table:formula="of:=['paramètres modèle'.H177]/['paramètres modèle'.$E177]" office:value-type="float" office:value="0.56" calcext:value-type="float">
            <text:p>0,6</text:p>
          </table:table-cell>
          <table:table-cell table:style-name="ce16" table:formula="of:=['paramètres modèle'.I177]/['paramètres modèle'.$E177]" office:value-type="float" office:value="0.56" calcext:value-type="float">
            <text:p>0,6</text:p>
          </table:table-cell>
          <table:table-cell table:style-name="ce16" table:formula="of:=['paramètres modèle'.J177]/['paramètres modèle'.$E17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9.2226217291792" calcext:value-type="float">
            <text:p><text:s/>39 <text:s text:c="3"/></text:p>
          </table:table-cell>
          <table:table-cell table:style-name="ce16" table:formula="of:=['paramètres modèle'.F178]/['paramètres modèle'.$E178]" office:value-type="float" office:value="0.7" calcext:value-type="float">
            <text:p>0,7</text:p>
          </table:table-cell>
          <table:table-cell table:style-name="ce16" table:formula="of:=['paramètres modèle'.G178]/['paramètres modèle'.$E178]" office:value-type="float" office:value="0.56" calcext:value-type="float">
            <text:p>0,6</text:p>
          </table:table-cell>
          <table:table-cell table:style-name="ce16" table:formula="of:=['paramètres modèle'.H178]/['paramètres modèle'.$E178]" office:value-type="float" office:value="0.56" calcext:value-type="float">
            <text:p>0,6</text:p>
          </table:table-cell>
          <table:table-cell table:style-name="ce16" table:formula="of:=['paramètres modèle'.I178]/['paramètres modèle'.$E178]" office:value-type="float" office:value="0.56" calcext:value-type="float">
            <text:p>0,6</text:p>
          </table:table-cell>
          <table:table-cell table:style-name="ce16" table:formula="of:=['paramètres modèle'.J178]/['paramètres modèle'.$E17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9.2226217291792" calcext:value-type="float">
            <text:p><text:s/>39 <text:s text:c="3"/></text:p>
          </table:table-cell>
          <table:table-cell table:style-name="ce16" table:formula="of:=['paramètres modèle'.F179]/['paramètres modèle'.$E179]" office:value-type="float" office:value="0.7" calcext:value-type="float">
            <text:p>0,7</text:p>
          </table:table-cell>
          <table:table-cell table:style-name="ce16" table:formula="of:=['paramètres modèle'.G179]/['paramètres modèle'.$E179]" office:value-type="float" office:value="0.56" calcext:value-type="float">
            <text:p>0,6</text:p>
          </table:table-cell>
          <table:table-cell table:style-name="ce16" table:formula="of:=['paramètres modèle'.H179]/['paramètres modèle'.$E179]" office:value-type="float" office:value="0.56" calcext:value-type="float">
            <text:p>0,6</text:p>
          </table:table-cell>
          <table:table-cell table:style-name="ce16" table:formula="of:=['paramètres modèle'.I179]/['paramètres modèle'.$E179]" office:value-type="float" office:value="0.56" calcext:value-type="float">
            <text:p>0,6</text:p>
          </table:table-cell>
          <table:table-cell table:style-name="ce16" table:formula="of:=['paramètres modèle'.J179]/['paramètres modèle'.$E17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1.9117878742491" calcext:value-type="float">
            <text:p><text:s/>32 <text:s text:c="3"/></text:p>
          </table:table-cell>
          <table:table-cell table:style-name="ce16" table:formula="of:=['paramètres modèle'.F180]/['paramètres modèle'.$E180]" office:value-type="float" office:value="0.7" calcext:value-type="float">
            <text:p>0,7</text:p>
          </table:table-cell>
          <table:table-cell table:style-name="ce16" table:formula="of:=['paramètres modèle'.G180]/['paramètres modèle'.$E180]" office:value-type="float" office:value="0.56" calcext:value-type="float">
            <text:p>0,6</text:p>
          </table:table-cell>
          <table:table-cell table:style-name="ce16" table:formula="of:=['paramètres modèle'.H180]/['paramètres modèle'.$E180]" office:value-type="float" office:value="0.56" calcext:value-type="float">
            <text:p>0,6</text:p>
          </table:table-cell>
          <table:table-cell table:style-name="ce16" table:formula="of:=['paramètres modèle'.I180]/['paramètres modèle'.$E180]" office:value-type="float" office:value="0.56" calcext:value-type="float">
            <text:p>0,6</text:p>
          </table:table-cell>
          <table:table-cell table:style-name="ce16" table:formula="of:=['paramètres modèle'.J180]/['paramètres modèle'.$E18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1.9117878742491" calcext:value-type="float">
            <text:p><text:s/>32 <text:s text:c="3"/></text:p>
          </table:table-cell>
          <table:table-cell table:style-name="ce16" table:formula="of:=['paramètres modèle'.F181]/['paramètres modèle'.$E181]" office:value-type="float" office:value="0.7" calcext:value-type="float">
            <text:p>0,7</text:p>
          </table:table-cell>
          <table:table-cell table:style-name="ce16" table:formula="of:=['paramètres modèle'.G181]/['paramètres modèle'.$E181]" office:value-type="float" office:value="0.56" calcext:value-type="float">
            <text:p>0,6</text:p>
          </table:table-cell>
          <table:table-cell table:style-name="ce16" table:formula="of:=['paramètres modèle'.H181]/['paramètres modèle'.$E181]" office:value-type="float" office:value="0.56" calcext:value-type="float">
            <text:p>0,6</text:p>
          </table:table-cell>
          <table:table-cell table:style-name="ce16" table:formula="of:=['paramètres modèle'.I181]/['paramètres modèle'.$E181]" office:value-type="float" office:value="0.56" calcext:value-type="float">
            <text:p>0,6</text:p>
          </table:table-cell>
          <table:table-cell table:style-name="ce16" table:formula="of:=['paramètres modèle'.J181]/['paramètres modèle'.$E18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1.9117878742491" calcext:value-type="float">
            <text:p><text:s/>32 <text:s text:c="3"/></text:p>
          </table:table-cell>
          <table:table-cell table:style-name="ce16" table:formula="of:=['paramètres modèle'.F182]/['paramètres modèle'.$E182]" office:value-type="float" office:value="0.7" calcext:value-type="float">
            <text:p>0,7</text:p>
          </table:table-cell>
          <table:table-cell table:style-name="ce16" table:formula="of:=['paramètres modèle'.G182]/['paramètres modèle'.$E182]" office:value-type="float" office:value="0.56" calcext:value-type="float">
            <text:p>0,6</text:p>
          </table:table-cell>
          <table:table-cell table:style-name="ce16" table:formula="of:=['paramètres modèle'.H182]/['paramètres modèle'.$E182]" office:value-type="float" office:value="0.56" calcext:value-type="float">
            <text:p>0,6</text:p>
          </table:table-cell>
          <table:table-cell table:style-name="ce16" table:formula="of:=['paramètres modèle'.I182]/['paramètres modèle'.$E182]" office:value-type="float" office:value="0.56" calcext:value-type="float">
            <text:p>0,6</text:p>
          </table:table-cell>
          <table:table-cell table:style-name="ce16" table:formula="of:=['paramètres modèle'.J182]/['paramètres modèle'.$E18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5.8803710642774" calcext:value-type="float">
            <text:p><text:s/>56 <text:s text:c="3"/></text:p>
          </table:table-cell>
          <table:table-cell table:style-name="ce16" table:formula="of:=['paramètres modèle'.F183]/['paramètres modèle'.$E183]" office:value-type="float" office:value="0.7" calcext:value-type="float">
            <text:p>0,7</text:p>
          </table:table-cell>
          <table:table-cell table:style-name="ce16" table:formula="of:=['paramètres modèle'.G183]/['paramètres modèle'.$E183]" office:value-type="float" office:value="0.56" calcext:value-type="float">
            <text:p>0,6</text:p>
          </table:table-cell>
          <table:table-cell table:style-name="ce16" table:formula="of:=['paramètres modèle'.H183]/['paramètres modèle'.$E183]" office:value-type="float" office:value="0.56" calcext:value-type="float">
            <text:p>0,6</text:p>
          </table:table-cell>
          <table:table-cell table:style-name="ce16" table:formula="of:=['paramètres modèle'.I183]/['paramètres modèle'.$E183]" office:value-type="float" office:value="0.56" calcext:value-type="float">
            <text:p>0,6</text:p>
          </table:table-cell>
          <table:table-cell table:style-name="ce16" table:formula="of:=['paramètres modèle'.J183]/['paramètres modèle'.$E18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0.1370219731167" calcext:value-type="float">
            <text:p><text:s/>50 <text:s text:c="3"/></text:p>
          </table:table-cell>
          <table:table-cell table:style-name="ce16" table:formula="of:=['paramètres modèle'.F184]/['paramètres modèle'.$E184]" office:value-type="float" office:value="0.7" calcext:value-type="float">
            <text:p>0,7</text:p>
          </table:table-cell>
          <table:table-cell table:style-name="ce16" table:formula="of:=['paramètres modèle'.G184]/['paramètres modèle'.$E184]" office:value-type="float" office:value="0.56" calcext:value-type="float">
            <text:p>0,6</text:p>
          </table:table-cell>
          <table:table-cell table:style-name="ce16" table:formula="of:=['paramètres modèle'.H184]/['paramètres modèle'.$E184]" office:value-type="float" office:value="0.56" calcext:value-type="float">
            <text:p>0,6</text:p>
          </table:table-cell>
          <table:table-cell table:style-name="ce16" table:formula="of:=['paramètres modèle'.I184]/['paramètres modèle'.$E184]" office:value-type="float" office:value="0.56" calcext:value-type="float">
            <text:p>0,6</text:p>
          </table:table-cell>
          <table:table-cell table:style-name="ce16" table:formula="of:=['paramètres modèle'.J184]/['paramètres modèle'.$E18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53.5415463338517" calcext:value-type="float">
            <text:p><text:s/>54 <text:s text:c="3"/></text:p>
          </table:table-cell>
          <table:table-cell table:style-name="ce16" table:formula="of:=['paramètres modèle'.F185]/['paramètres modèle'.$E185]" office:value-type="float" office:value="0.7" calcext:value-type="float">
            <text:p>0,7</text:p>
          </table:table-cell>
          <table:table-cell table:style-name="ce16" table:formula="of:=['paramètres modèle'.G185]/['paramètres modèle'.$E185]" office:value-type="float" office:value="0.56" calcext:value-type="float">
            <text:p>0,6</text:p>
          </table:table-cell>
          <table:table-cell table:style-name="ce16" table:formula="of:=['paramètres modèle'.H185]/['paramètres modèle'.$E185]" office:value-type="float" office:value="0.56" calcext:value-type="float">
            <text:p>0,6</text:p>
          </table:table-cell>
          <table:table-cell table:style-name="ce16" table:formula="of:=['paramètres modèle'.I185]/['paramètres modèle'.$E185]" office:value-type="float" office:value="0.56" calcext:value-type="float">
            <text:p>0,6</text:p>
          </table:table-cell>
          <table:table-cell table:style-name="ce16" table:formula="of:=['paramètres modèle'.J185]/['paramètres modèle'.$E18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80.9340215816681" calcext:value-type="float">
            <text:p><text:s/>81 <text:s text:c="3"/></text:p>
          </table:table-cell>
          <table:table-cell table:style-name="ce16" table:formula="of:=['paramètres modèle'.F186]/['paramètres modèle'.$E186]" office:value-type="float" office:value="0.7" calcext:value-type="float">
            <text:p>0,7</text:p>
          </table:table-cell>
          <table:table-cell table:style-name="ce16" table:formula="of:=['paramètres modèle'.G186]/['paramètres modèle'.$E186]" office:value-type="float" office:value="0.56" calcext:value-type="float">
            <text:p>0,6</text:p>
          </table:table-cell>
          <table:table-cell table:style-name="ce16" table:formula="of:=['paramètres modèle'.H186]/['paramètres modèle'.$E186]" office:value-type="float" office:value="0.56" calcext:value-type="float">
            <text:p>0,6</text:p>
          </table:table-cell>
          <table:table-cell table:style-name="ce16" table:formula="of:=['paramètres modèle'.I186]/['paramètres modèle'.$E186]" office:value-type="float" office:value="0.56" calcext:value-type="float">
            <text:p>0,6</text:p>
          </table:table-cell>
          <table:table-cell table:style-name="ce16" table:formula="of:=['paramètres modèle'.J186]/['paramètres modèle'.$E18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91.085884943948" calcext:value-type="float">
            <text:p><text:s/>191 <text:s text:c="3"/></text:p>
          </table:table-cell>
          <table:table-cell table:style-name="ce16" table:formula="of:=['paramètres modèle'.F187]/['paramètres modèle'.$E187]" office:value-type="float" office:value="0.7" calcext:value-type="float">
            <text:p>0,7</text:p>
          </table:table-cell>
          <table:table-cell table:style-name="ce16" table:formula="of:=['paramètres modèle'.G187]/['paramètres modèle'.$E187]" office:value-type="float" office:value="0.56" calcext:value-type="float">
            <text:p>0,6</text:p>
          </table:table-cell>
          <table:table-cell table:style-name="ce16" table:formula="of:=['paramètres modèle'.H187]/['paramètres modèle'.$E187]" office:value-type="float" office:value="0.56" calcext:value-type="float">
            <text:p>0,6</text:p>
          </table:table-cell>
          <table:table-cell table:style-name="ce16" table:formula="of:=['paramètres modèle'.I187]/['paramètres modèle'.$E187]" office:value-type="float" office:value="0.56" calcext:value-type="float">
            <text:p>0,6</text:p>
          </table:table-cell>
          <table:table-cell table:style-name="ce16" table:formula="of:=['paramètres modèle'.J187]/['paramètres modèle'.$E18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0.264155251607" calcext:value-type="float">
            <text:p><text:s/>170 <text:s text:c="3"/></text:p>
          </table:table-cell>
          <table:table-cell table:style-name="ce16" table:formula="of:=['paramètres modèle'.F188]/['paramètres modèle'.$E188]" office:value-type="float" office:value="0.7" calcext:value-type="float">
            <text:p>0,7</text:p>
          </table:table-cell>
          <table:table-cell table:style-name="ce16" table:formula="of:=['paramètres modèle'.G188]/['paramètres modèle'.$E188]" office:value-type="float" office:value="0.56" calcext:value-type="float">
            <text:p>0,6</text:p>
          </table:table-cell>
          <table:table-cell table:style-name="ce16" table:formula="of:=['paramètres modèle'.H188]/['paramètres modèle'.$E188]" office:value-type="float" office:value="0.56" calcext:value-type="float">
            <text:p>0,6</text:p>
          </table:table-cell>
          <table:table-cell table:style-name="ce16" table:formula="of:=['paramètres modèle'.I188]/['paramètres modèle'.$E188]" office:value-type="float" office:value="0.56" calcext:value-type="float">
            <text:p>0,6</text:p>
          </table:table-cell>
          <table:table-cell table:style-name="ce16" table:formula="of:=['paramètres modèle'.J188]/['paramètres modèle'.$E18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97.950673994056" calcext:value-type="float">
            <text:p><text:s/>398 <text:s text:c="3"/></text:p>
          </table:table-cell>
          <table:table-cell table:style-name="ce16" table:formula="of:=['paramètres modèle'.F189]/['paramètres modèle'.$E189]" office:value-type="float" office:value="0.7" calcext:value-type="float">
            <text:p>0,7</text:p>
          </table:table-cell>
          <table:table-cell table:style-name="ce16" table:formula="of:=['paramètres modèle'.G189]/['paramètres modèle'.$E189]" office:value-type="float" office:value="0.56" calcext:value-type="float">
            <text:p>0,6</text:p>
          </table:table-cell>
          <table:table-cell table:style-name="ce16" table:formula="of:=['paramètres modèle'.H189]/['paramètres modèle'.$E189]" office:value-type="float" office:value="0.56" calcext:value-type="float">
            <text:p>0,6</text:p>
          </table:table-cell>
          <table:table-cell table:style-name="ce16" table:formula="of:=['paramètres modèle'.I189]/['paramètres modèle'.$E189]" office:value-type="float" office:value="0.56" calcext:value-type="float">
            <text:p>0,6</text:p>
          </table:table-cell>
          <table:table-cell table:style-name="ce16" table:formula="of:=['paramètres modèle'.J189]/['paramètres modèle'.$E18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76.2621959082857" calcext:value-type="float">
            <text:p><text:s/>76 <text:s text:c="3"/></text:p>
          </table:table-cell>
          <table:table-cell table:style-name="ce16" table:formula="of:=['paramètres modèle'.F190]/['paramètres modèle'.$E190]" office:value-type="float" office:value="0.7" calcext:value-type="float">
            <text:p>0,7</text:p>
          </table:table-cell>
          <table:table-cell table:style-name="ce16" table:formula="of:=['paramètres modèle'.G190]/['paramètres modèle'.$E190]" office:value-type="float" office:value="0.56" calcext:value-type="float">
            <text:p>0,6</text:p>
          </table:table-cell>
          <table:table-cell table:style-name="ce16" table:formula="of:=['paramètres modèle'.H190]/['paramètres modèle'.$E190]" office:value-type="float" office:value="0.56" calcext:value-type="float">
            <text:p>0,6</text:p>
          </table:table-cell>
          <table:table-cell table:style-name="ce16" table:formula="of:=['paramètres modèle'.I190]/['paramètres modèle'.$E190]" office:value-type="float" office:value="0.56" calcext:value-type="float">
            <text:p>0,6</text:p>
          </table:table-cell>
          <table:table-cell table:style-name="ce16" table:formula="of:=['paramètres modèle'.J190]/['paramètres modèle'.$E19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55.885256618588" calcext:value-type="float">
            <text:p><text:s/>156 <text:s text:c="3"/></text:p>
          </table:table-cell>
          <table:table-cell table:style-name="ce16" table:formula="of:=['paramètres modèle'.F191]/['paramètres modèle'.$E191]" office:value-type="float" office:value="0.7" calcext:value-type="float">
            <text:p>0,7</text:p>
          </table:table-cell>
          <table:table-cell table:style-name="ce16" table:formula="of:=['paramètres modèle'.G191]/['paramètres modèle'.$E191]" office:value-type="float" office:value="0.56" calcext:value-type="float">
            <text:p>0,6</text:p>
          </table:table-cell>
          <table:table-cell table:style-name="ce16" table:formula="of:=['paramètres modèle'.H191]/['paramètres modèle'.$E191]" office:value-type="float" office:value="0.56" calcext:value-type="float">
            <text:p>0,6</text:p>
          </table:table-cell>
          <table:table-cell table:style-name="ce16" table:formula="of:=['paramètres modèle'.I191]/['paramètres modèle'.$E191]" office:value-type="float" office:value="0.56" calcext:value-type="float">
            <text:p>0,6</text:p>
          </table:table-cell>
          <table:table-cell table:style-name="ce16" table:formula="of:=['paramètres modèle'.J191]/['paramètres modèle'.$E19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192]/['paramètres modèle'.$E192]" office:value-type="string" office:string-value="" calcext:value-type="error">
            <text:p>#DIV/0 !</text:p>
          </table:table-cell>
          <table:table-cell table:style-name="ce16" table:formula="of:=['paramètres modèle'.G192]/['paramètres modèle'.$E192]" office:value-type="string" office:string-value="" calcext:value-type="error">
            <text:p>#DIV/0 !</text:p>
          </table:table-cell>
          <table:table-cell table:style-name="ce16" table:formula="of:=['paramètres modèle'.H192]/['paramètres modèle'.$E192]" office:value-type="string" office:string-value="" calcext:value-type="error">
            <text:p>#DIV/0 !</text:p>
          </table:table-cell>
          <table:table-cell table:style-name="ce16" table:formula="of:=['paramètres modèle'.I192]/['paramètres modèle'.$E192]" office:value-type="string" office:string-value="" calcext:value-type="error">
            <text:p>#DIV/0 !</text:p>
          </table:table-cell>
          <table:table-cell table:style-name="ce16" table:formula="of:=['paramètres modèle'.J192]/['paramètres modèle'.$E192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41.323058662089" calcext:value-type="float">
            <text:p><text:s/>341 <text:s text:c="3"/></text:p>
          </table:table-cell>
          <table:table-cell table:style-name="ce16" table:formula="of:=['paramètres modèle'.F193]/['paramètres modèle'.$E193]" office:value-type="float" office:value="0.7" calcext:value-type="float">
            <text:p>0,7</text:p>
          </table:table-cell>
          <table:table-cell table:style-name="ce16" table:formula="of:=['paramètres modèle'.G193]/['paramètres modèle'.$E193]" office:value-type="float" office:value="0.56" calcext:value-type="float">
            <text:p>0,6</text:p>
          </table:table-cell>
          <table:table-cell table:style-name="ce16" table:formula="of:=['paramètres modèle'.H193]/['paramètres modèle'.$E193]" office:value-type="float" office:value="0.56" calcext:value-type="float">
            <text:p>0,6</text:p>
          </table:table-cell>
          <table:table-cell table:style-name="ce16" table:formula="of:=['paramètres modèle'.I193]/['paramètres modèle'.$E193]" office:value-type="float" office:value="0.56" calcext:value-type="float">
            <text:p>0,6</text:p>
          </table:table-cell>
          <table:table-cell table:style-name="ce16" table:formula="of:=['paramètres modèle'.J193]/['paramètres modèle'.$E19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73.226403804647" calcext:value-type="float">
            <text:p><text:s/>173 <text:s text:c="3"/></text:p>
          </table:table-cell>
          <table:table-cell table:style-name="ce16" table:formula="of:=['paramètres modèle'.F194]/['paramètres modèle'.$E194]" office:value-type="float" office:value="0.7" calcext:value-type="float">
            <text:p>0,7</text:p>
          </table:table-cell>
          <table:table-cell table:style-name="ce16" table:formula="of:=['paramètres modèle'.G194]/['paramètres modèle'.$E194]" office:value-type="float" office:value="0.56" calcext:value-type="float">
            <text:p>0,6</text:p>
          </table:table-cell>
          <table:table-cell table:style-name="ce16" table:formula="of:=['paramètres modèle'.H194]/['paramètres modèle'.$E194]" office:value-type="float" office:value="0.56" calcext:value-type="float">
            <text:p>0,6</text:p>
          </table:table-cell>
          <table:table-cell table:style-name="ce16" table:formula="of:=['paramètres modèle'.I194]/['paramètres modèle'.$E194]" office:value-type="float" office:value="0.56" calcext:value-type="float">
            <text:p>0,6</text:p>
          </table:table-cell>
          <table:table-cell table:style-name="ce16" table:formula="of:=['paramètres modèle'.J194]/['paramètres modèle'.$E19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31.692911408413" calcext:value-type="float">
            <text:p><text:s/>132 <text:s text:c="3"/></text:p>
          </table:table-cell>
          <table:table-cell table:style-name="ce16" table:formula="of:=['paramètres modèle'.F195]/['paramètres modèle'.$E195]" office:value-type="float" office:value="0.7" calcext:value-type="float">
            <text:p>0,7</text:p>
          </table:table-cell>
          <table:table-cell table:style-name="ce16" table:formula="of:=['paramètres modèle'.G195]/['paramètres modèle'.$E195]" office:value-type="float" office:value="0.56" calcext:value-type="float">
            <text:p>0,6</text:p>
          </table:table-cell>
          <table:table-cell table:style-name="ce16" table:formula="of:=['paramètres modèle'.H195]/['paramètres modèle'.$E195]" office:value-type="float" office:value="0.56" calcext:value-type="float">
            <text:p>0,6</text:p>
          </table:table-cell>
          <table:table-cell table:style-name="ce16" table:formula="of:=['paramètres modèle'.I195]/['paramètres modèle'.$E195]" office:value-type="float" office:value="0.56" calcext:value-type="float">
            <text:p>0,6</text:p>
          </table:table-cell>
          <table:table-cell table:style-name="ce16" table:formula="of:=['paramètres modèle'.J195]/['paramètres modèle'.$E19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281.148289978415" calcext:value-type="float">
            <text:p><text:s/>281 <text:s text:c="3"/></text:p>
          </table:table-cell>
          <table:table-cell table:style-name="ce16" table:formula="of:=['paramètres modèle'.F196]/['paramètres modèle'.$E196]" office:value-type="float" office:value="0.7" calcext:value-type="float">
            <text:p>0,7</text:p>
          </table:table-cell>
          <table:table-cell table:style-name="ce16" table:formula="of:=['paramètres modèle'.G196]/['paramètres modèle'.$E196]" office:value-type="float" office:value="0.56" calcext:value-type="float">
            <text:p>0,6</text:p>
          </table:table-cell>
          <table:table-cell table:style-name="ce16" table:formula="of:=['paramètres modèle'.H196]/['paramètres modèle'.$E196]" office:value-type="float" office:value="0.56" calcext:value-type="float">
            <text:p>0,6</text:p>
          </table:table-cell>
          <table:table-cell table:style-name="ce16" table:formula="of:=['paramètres modèle'.I196]/['paramètres modèle'.$E196]" office:value-type="float" office:value="0.56" calcext:value-type="float">
            <text:p>0,6</text:p>
          </table:table-cell>
          <table:table-cell table:style-name="ce16" table:formula="of:=['paramètres modèle'.J196]/['paramètres modèle'.$E19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346.29875214589" calcext:value-type="float">
            <text:p><text:s/>346 <text:s text:c="3"/></text:p>
          </table:table-cell>
          <table:table-cell table:style-name="ce16" table:formula="of:=['paramètres modèle'.F197]/['paramètres modèle'.$E197]" office:value-type="float" office:value="0.7" calcext:value-type="float">
            <text:p>0,7</text:p>
          </table:table-cell>
          <table:table-cell table:style-name="ce16" table:formula="of:=['paramètres modèle'.G197]/['paramètres modèle'.$E197]" office:value-type="float" office:value="0.56" calcext:value-type="float">
            <text:p>0,6</text:p>
          </table:table-cell>
          <table:table-cell table:style-name="ce16" table:formula="of:=['paramètres modèle'.H197]/['paramètres modèle'.$E197]" office:value-type="float" office:value="0.56" calcext:value-type="float">
            <text:p>0,6</text:p>
          </table:table-cell>
          <table:table-cell table:style-name="ce16" table:formula="of:=['paramètres modèle'.I197]/['paramètres modèle'.$E197]" office:value-type="float" office:value="0.56" calcext:value-type="float">
            <text:p>0,6</text:p>
          </table:table-cell>
          <table:table-cell table:style-name="ce16" table:formula="of:=['paramètres modèle'.J197]/['paramètres modèle'.$E19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95.5348424592764" calcext:value-type="float">
            <text:p><text:s/>96 <text:s text:c="3"/></text:p>
          </table:table-cell>
          <table:table-cell table:style-name="ce16" table:formula="of:=['paramètres modèle'.F198]/['paramètres modèle'.$E198]" office:value-type="float" office:value="0.7" calcext:value-type="float">
            <text:p>0,7</text:p>
          </table:table-cell>
          <table:table-cell table:style-name="ce16" table:formula="of:=['paramètres modèle'.G198]/['paramètres modèle'.$E198]" office:value-type="float" office:value="0.56" calcext:value-type="float">
            <text:p>0,6</text:p>
          </table:table-cell>
          <table:table-cell table:style-name="ce16" table:formula="of:=['paramètres modèle'.H198]/['paramètres modèle'.$E198]" office:value-type="float" office:value="0.56" calcext:value-type="float">
            <text:p>0,6</text:p>
          </table:table-cell>
          <table:table-cell table:style-name="ce16" table:formula="of:=['paramètres modèle'.I198]/['paramètres modèle'.$E198]" office:value-type="float" office:value="0.56" calcext:value-type="float">
            <text:p>0,6</text:p>
          </table:table-cell>
          <table:table-cell table:style-name="ce16" table:formula="of:=['paramètres modèle'.J198]/['paramètres modèle'.$E19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123.625642873766" calcext:value-type="float">
            <text:p><text:s/>124 <text:s text:c="3"/></text:p>
          </table:table-cell>
          <table:table-cell table:style-name="ce16" table:formula="of:=['paramètres modèle'.F199]/['paramètres modèle'.$E199]" office:value-type="float" office:value="0.7" calcext:value-type="float">
            <text:p>0,7</text:p>
          </table:table-cell>
          <table:table-cell table:style-name="ce16" table:formula="of:=['paramètres modèle'.G199]/['paramètres modèle'.$E199]" office:value-type="float" office:value="0.56" calcext:value-type="float">
            <text:p>0,6</text:p>
          </table:table-cell>
          <table:table-cell table:style-name="ce16" table:formula="of:=['paramètres modèle'.H199]/['paramètres modèle'.$E199]" office:value-type="float" office:value="0.56" calcext:value-type="float">
            <text:p>0,6</text:p>
          </table:table-cell>
          <table:table-cell table:style-name="ce16" table:formula="of:=['paramètres modèle'.I199]/['paramètres modèle'.$E199]" office:value-type="float" office:value="0.56" calcext:value-type="float">
            <text:p>0,6</text:p>
          </table:table-cell>
          <table:table-cell table:style-name="ce16" table:formula="of:=['paramètres modèle'.J199]/['paramètres modèle'.$E19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limatisation</text:p>
          </table:table-cell>
          <table:table-cell table:style-name="ce12" office:value-type="float" office:value="6" calcext:value-type="float">
            <text:p><text:s/>6 <text:s text:c="3"/></text:p>
          </table:table-cell>
          <table:table-cell table:style-name="ce16" table:formula="of:=['paramètres modèle'.F200]/['paramètres modèle'.$E200]" office:value-type="float" office:value="0.7" calcext:value-type="float">
            <text:p>0,7</text:p>
          </table:table-cell>
          <table:table-cell table:style-name="ce16" table:formula="of:=['paramètres modèle'.G200]/['paramètres modèle'.$E200]" office:value-type="float" office:value="0.56" calcext:value-type="float">
            <text:p>0,6</text:p>
          </table:table-cell>
          <table:table-cell table:style-name="ce16" table:formula="of:=['paramètres modèle'.H200]/['paramètres modèle'.$E200]" office:value-type="float" office:value="0.56" calcext:value-type="float">
            <text:p>0,6</text:p>
          </table:table-cell>
          <table:table-cell table:style-name="ce16" table:formula="of:=['paramètres modèle'.I200]/['paramètres modèle'.$E200]" office:value-type="float" office:value="0.56" calcext:value-type="float">
            <text:p>0,6</text:p>
          </table:table-cell>
          <table:table-cell table:style-name="ce16" table:formula="of:=['paramètres modèle'.J200]/['paramètres modèle'.$E20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22949689609381" calcext:value-type="float">
            <text:p><text:s/>1 <text:s text:c="3"/></text:p>
          </table:table-cell>
          <table:table-cell table:style-name="ce16" table:formula="of:=['paramètres modèle'.F201]/['paramètres modèle'.$E201]" office:value-type="float" office:value="0.7" calcext:value-type="float">
            <text:p>0,7</text:p>
          </table:table-cell>
          <table:table-cell table:style-name="ce16" table:formula="of:=['paramètres modèle'.G201]/['paramètres modèle'.$E201]" office:value-type="float" office:value="0.35" calcext:value-type="float">
            <text:p>0,4</text:p>
          </table:table-cell>
          <table:table-cell table:style-name="ce16" table:formula="of:=['paramètres modèle'.H201]/['paramètres modèle'.$E201]" office:value-type="float" office:value="0.35" calcext:value-type="float">
            <text:p>0,4</text:p>
          </table:table-cell>
          <table:table-cell table:style-name="ce16" table:formula="of:=['paramètres modèle'.I201]/['paramètres modèle'.$E201]" office:value-type="float" office:value="0.35" calcext:value-type="float">
            <text:p>0,4</text:p>
          </table:table-cell>
          <table:table-cell table:style-name="ce16" table:formula="of:=['paramètres modèle'.J201]/['paramètres modèle'.$E20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8.99934397268447" calcext:value-type="float">
            <text:p><text:s/>9 <text:s text:c="3"/></text:p>
          </table:table-cell>
          <table:table-cell table:style-name="ce16" table:formula="of:=['paramètres modèle'.F202]/['paramètres modèle'.$E202]" office:value-type="float" office:value="0.7" calcext:value-type="float">
            <text:p>0,7</text:p>
          </table:table-cell>
          <table:table-cell table:style-name="ce16" table:formula="of:=['paramètres modèle'.G202]/['paramètres modèle'.$E202]" office:value-type="float" office:value="0.35" calcext:value-type="float">
            <text:p>0,4</text:p>
          </table:table-cell>
          <table:table-cell table:style-name="ce16" table:formula="of:=['paramètres modèle'.H202]/['paramètres modèle'.$E202]" office:value-type="float" office:value="0.35" calcext:value-type="float">
            <text:p>0,4</text:p>
          </table:table-cell>
          <table:table-cell table:style-name="ce16" table:formula="of:=['paramètres modèle'.I202]/['paramètres modèle'.$E202]" office:value-type="float" office:value="0.35" calcext:value-type="float">
            <text:p>0,4</text:p>
          </table:table-cell>
          <table:table-cell table:style-name="ce16" table:formula="of:=['paramètres modèle'.J202]/['paramètres modèle'.$E20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452020419828113" calcext:value-type="float">
            <text:p><text:s/>0 <text:s text:c="3"/></text:p>
          </table:table-cell>
          <table:table-cell table:style-name="ce16" table:formula="of:=['paramètres modèle'.F203]/['paramètres modèle'.$E203]" office:value-type="float" office:value="0.7" calcext:value-type="float">
            <text:p>0,7</text:p>
          </table:table-cell>
          <table:table-cell table:style-name="ce16" table:formula="of:=['paramètres modèle'.G203]/['paramètres modèle'.$E203]" office:value-type="float" office:value="0.35" calcext:value-type="float">
            <text:p>0,4</text:p>
          </table:table-cell>
          <table:table-cell table:style-name="ce16" table:formula="of:=['paramètres modèle'.H203]/['paramètres modèle'.$E203]" office:value-type="float" office:value="0.35" calcext:value-type="float">
            <text:p>0,4</text:p>
          </table:table-cell>
          <table:table-cell table:style-name="ce16" table:formula="of:=['paramètres modèle'.I203]/['paramètres modèle'.$E203]" office:value-type="float" office:value="0.35" calcext:value-type="float">
            <text:p>0,4</text:p>
          </table:table-cell>
          <table:table-cell table:style-name="ce16" table:formula="of:=['paramètres modèle'.J203]/['paramètres modèle'.$E20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4.40647259271928" calcext:value-type="float">
            <text:p><text:s/>4 <text:s text:c="3"/></text:p>
          </table:table-cell>
          <table:table-cell table:style-name="ce16" table:formula="of:=['paramètres modèle'.F204]/['paramètres modèle'.$E204]" office:value-type="float" office:value="0.7" calcext:value-type="float">
            <text:p>0,7</text:p>
          </table:table-cell>
          <table:table-cell table:style-name="ce16" table:formula="of:=['paramètres modèle'.G204]/['paramètres modèle'.$E204]" office:value-type="float" office:value="0.35" calcext:value-type="float">
            <text:p>0,4</text:p>
          </table:table-cell>
          <table:table-cell table:style-name="ce16" table:formula="of:=['paramètres modèle'.H204]/['paramètres modèle'.$E204]" office:value-type="float" office:value="0.35" calcext:value-type="float">
            <text:p>0,4</text:p>
          </table:table-cell>
          <table:table-cell table:style-name="ce16" table:formula="of:=['paramètres modèle'.I204]/['paramètres modèle'.$E204]" office:value-type="float" office:value="0.35" calcext:value-type="float">
            <text:p>0,4</text:p>
          </table:table-cell>
          <table:table-cell table:style-name="ce16" table:formula="of:=['paramètres modèle'.J204]/['paramètres modèle'.$E20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5.00828513987637" calcext:value-type="float">
            <text:p><text:s/>5 <text:s text:c="3"/></text:p>
          </table:table-cell>
          <table:table-cell table:style-name="ce16" table:formula="of:=['paramètres modèle'.F205]/['paramètres modèle'.$E205]" office:value-type="float" office:value="0.7" calcext:value-type="float">
            <text:p>0,7</text:p>
          </table:table-cell>
          <table:table-cell table:style-name="ce16" table:formula="of:=['paramètres modèle'.G205]/['paramètres modèle'.$E205]" office:value-type="float" office:value="0.35" calcext:value-type="float">
            <text:p>0,4</text:p>
          </table:table-cell>
          <table:table-cell table:style-name="ce16" table:formula="of:=['paramètres modèle'.H205]/['paramètres modèle'.$E205]" office:value-type="float" office:value="0.35" calcext:value-type="float">
            <text:p>0,4</text:p>
          </table:table-cell>
          <table:table-cell table:style-name="ce16" table:formula="of:=['paramètres modèle'.I205]/['paramètres modèle'.$E205]" office:value-type="float" office:value="0.35" calcext:value-type="float">
            <text:p>0,4</text:p>
          </table:table-cell>
          <table:table-cell table:style-name="ce16" table:formula="of:=['paramètres modèle'.J205]/['paramètres modèle'.$E20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5.95915366744389" calcext:value-type="float">
            <text:p><text:s/>6 <text:s text:c="3"/></text:p>
          </table:table-cell>
          <table:table-cell table:style-name="ce16" table:formula="of:=['paramètres modèle'.F206]/['paramètres modèle'.$E206]" office:value-type="float" office:value="0.7" calcext:value-type="float">
            <text:p>0,7</text:p>
          </table:table-cell>
          <table:table-cell table:style-name="ce16" table:formula="of:=['paramètres modèle'.G206]/['paramètres modèle'.$E206]" office:value-type="float" office:value="0.35" calcext:value-type="float">
            <text:p>0,4</text:p>
          </table:table-cell>
          <table:table-cell table:style-name="ce16" table:formula="of:=['paramètres modèle'.H206]/['paramètres modèle'.$E206]" office:value-type="float" office:value="0.35" calcext:value-type="float">
            <text:p>0,4</text:p>
          </table:table-cell>
          <table:table-cell table:style-name="ce16" table:formula="of:=['paramètres modèle'.I206]/['paramètres modèle'.$E206]" office:value-type="float" office:value="0.35" calcext:value-type="float">
            <text:p>0,4</text:p>
          </table:table-cell>
          <table:table-cell table:style-name="ce16" table:formula="of:=['paramètres modèle'.J206]/['paramètres modèle'.$E20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8.1721476255432" calcext:value-type="float">
            <text:p><text:s/>18 <text:s text:c="3"/></text:p>
          </table:table-cell>
          <table:table-cell table:style-name="ce16" table:formula="of:=['paramètres modèle'.F207]/['paramètres modèle'.$E207]" office:value-type="float" office:value="0.7" calcext:value-type="float">
            <text:p>0,7</text:p>
          </table:table-cell>
          <table:table-cell table:style-name="ce16" table:formula="of:=['paramètres modèle'.G207]/['paramètres modèle'.$E207]" office:value-type="float" office:value="0.35" calcext:value-type="float">
            <text:p>0,3</text:p>
          </table:table-cell>
          <table:table-cell table:style-name="ce16" table:formula="of:=['paramètres modèle'.H207]/['paramètres modèle'.$E207]" office:value-type="float" office:value="0.35" calcext:value-type="float">
            <text:p>0,3</text:p>
          </table:table-cell>
          <table:table-cell table:style-name="ce16" table:formula="of:=['paramètres modèle'.I207]/['paramètres modèle'.$E207]" office:value-type="float" office:value="0.35" calcext:value-type="float">
            <text:p>0,3</text:p>
          </table:table-cell>
          <table:table-cell table:style-name="ce16" table:formula="of:=['paramètres modèle'.J207]/['paramètres modèle'.$E207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4.6119543746629" calcext:value-type="float">
            <text:p><text:s/>15 <text:s text:c="3"/></text:p>
          </table:table-cell>
          <table:table-cell table:style-name="ce16" table:formula="of:=['paramètres modèle'.F208]/['paramètres modèle'.$E208]" office:value-type="float" office:value="0.7" calcext:value-type="float">
            <text:p>0,7</text:p>
          </table:table-cell>
          <table:table-cell table:style-name="ce16" table:formula="of:=['paramètres modèle'.G208]/['paramètres modèle'.$E208]" office:value-type="float" office:value="0.35" calcext:value-type="float">
            <text:p>0,4</text:p>
          </table:table-cell>
          <table:table-cell table:style-name="ce16" table:formula="of:=['paramètres modèle'.H208]/['paramètres modèle'.$E208]" office:value-type="float" office:value="0.35" calcext:value-type="float">
            <text:p>0,4</text:p>
          </table:table-cell>
          <table:table-cell table:style-name="ce16" table:formula="of:=['paramètres modèle'.I208]/['paramètres modèle'.$E208]" office:value-type="float" office:value="0.35" calcext:value-type="float">
            <text:p>0,4</text:p>
          </table:table-cell>
          <table:table-cell table:style-name="ce16" table:formula="of:=['paramètres modèle'.J208]/['paramètres modèle'.$E20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4.6805016053201" calcext:value-type="float">
            <text:p><text:s/>15 <text:s text:c="3"/></text:p>
          </table:table-cell>
          <table:table-cell table:style-name="ce16" table:formula="of:=['paramètres modèle'.F209]/['paramètres modèle'.$E209]" office:value-type="float" office:value="0.7" calcext:value-type="float">
            <text:p>0,7</text:p>
          </table:table-cell>
          <table:table-cell table:style-name="ce16" table:formula="of:=['paramètres modèle'.G209]/['paramètres modèle'.$E209]" office:value-type="float" office:value="0.35" calcext:value-type="float">
            <text:p>0,3</text:p>
          </table:table-cell>
          <table:table-cell table:style-name="ce16" table:formula="of:=['paramètres modèle'.H209]/['paramètres modèle'.$E209]" office:value-type="float" office:value="0.35" calcext:value-type="float">
            <text:p>0,3</text:p>
          </table:table-cell>
          <table:table-cell table:style-name="ce16" table:formula="of:=['paramètres modèle'.I209]/['paramètres modèle'.$E209]" office:value-type="float" office:value="0.35" calcext:value-type="float">
            <text:p>0,3</text:p>
          </table:table-cell>
          <table:table-cell table:style-name="ce16" table:formula="of:=['paramètres modèle'.J209]/['paramètres modèle'.$E209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5.7517775085648" calcext:value-type="float">
            <text:p><text:s/>16 <text:s text:c="3"/></text:p>
          </table:table-cell>
          <table:table-cell table:style-name="ce16" table:formula="of:=['paramètres modèle'.F210]/['paramètres modèle'.$E210]" office:value-type="float" office:value="0.7" calcext:value-type="float">
            <text:p>0,7</text:p>
          </table:table-cell>
          <table:table-cell table:style-name="ce16" table:formula="of:=['paramètres modèle'.G210]/['paramètres modèle'.$E210]" office:value-type="float" office:value="0.35" calcext:value-type="float">
            <text:p>0,4</text:p>
          </table:table-cell>
          <table:table-cell table:style-name="ce16" table:formula="of:=['paramètres modèle'.H210]/['paramètres modèle'.$E210]" office:value-type="float" office:value="0.35" calcext:value-type="float">
            <text:p>0,4</text:p>
          </table:table-cell>
          <table:table-cell table:style-name="ce16" table:formula="of:=['paramètres modèle'.I210]/['paramètres modèle'.$E210]" office:value-type="float" office:value="0.35" calcext:value-type="float">
            <text:p>0,4</text:p>
          </table:table-cell>
          <table:table-cell table:style-name="ce16" table:formula="of:=['paramètres modèle'.J210]/['paramètres modèle'.$E21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3.8374048716214" calcext:value-type="float">
            <text:p><text:s/>14 <text:s text:c="3"/></text:p>
          </table:table-cell>
          <table:table-cell table:style-name="ce16" table:formula="of:=['paramètres modèle'.F211]/['paramètres modèle'.$E211]" office:value-type="float" office:value="0.7" calcext:value-type="float">
            <text:p>0,7</text:p>
          </table:table-cell>
          <table:table-cell table:style-name="ce16" table:formula="of:=['paramètres modèle'.G211]/['paramètres modèle'.$E211]" office:value-type="float" office:value="0.35" calcext:value-type="float">
            <text:p>0,4</text:p>
          </table:table-cell>
          <table:table-cell table:style-name="ce16" table:formula="of:=['paramètres modèle'.H211]/['paramètres modèle'.$E211]" office:value-type="float" office:value="0.35" calcext:value-type="float">
            <text:p>0,4</text:p>
          </table:table-cell>
          <table:table-cell table:style-name="ce16" table:formula="of:=['paramètres modèle'.I211]/['paramètres modèle'.$E211]" office:value-type="float" office:value="0.35" calcext:value-type="float">
            <text:p>0,4</text:p>
          </table:table-cell>
          <table:table-cell table:style-name="ce16" table:formula="of:=['paramètres modèle'.J211]/['paramètres modèle'.$E21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2.1137495431927" calcext:value-type="float">
            <text:p><text:s/>12 <text:s text:c="3"/></text:p>
          </table:table-cell>
          <table:table-cell table:style-name="ce16" table:formula="of:=['paramètres modèle'.F212]/['paramètres modèle'.$E212]" office:value-type="float" office:value="0.7" calcext:value-type="float">
            <text:p>0,7</text:p>
          </table:table-cell>
          <table:table-cell table:style-name="ce16" table:formula="of:=['paramètres modèle'.G212]/['paramètres modèle'.$E212]" office:value-type="float" office:value="0.35" calcext:value-type="float">
            <text:p>0,4</text:p>
          </table:table-cell>
          <table:table-cell table:style-name="ce16" table:formula="of:=['paramètres modèle'.H212]/['paramètres modèle'.$E212]" office:value-type="float" office:value="0.35" calcext:value-type="float">
            <text:p>0,4</text:p>
          </table:table-cell>
          <table:table-cell table:style-name="ce16" table:formula="of:=['paramètres modèle'.I212]/['paramètres modèle'.$E212]" office:value-type="float" office:value="0.35" calcext:value-type="float">
            <text:p>0,4</text:p>
          </table:table-cell>
          <table:table-cell table:style-name="ce16" table:formula="of:=['paramètres modèle'.J212]/['paramètres modèle'.$E21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9.963818501849" calcext:value-type="float">
            <text:p><text:s/>20 <text:s text:c="3"/></text:p>
          </table:table-cell>
          <table:table-cell table:style-name="ce16" table:formula="of:=['paramètres modèle'.F213]/['paramètres modèle'.$E213]" office:value-type="float" office:value="0.7" calcext:value-type="float">
            <text:p>0,7</text:p>
          </table:table-cell>
          <table:table-cell table:style-name="ce16" table:formula="of:=['paramètres modèle'.G213]/['paramètres modèle'.$E213]" office:value-type="float" office:value="0.35" calcext:value-type="float">
            <text:p>0,4</text:p>
          </table:table-cell>
          <table:table-cell table:style-name="ce16" table:formula="of:=['paramètres modèle'.H213]/['paramètres modèle'.$E213]" office:value-type="float" office:value="0.35" calcext:value-type="float">
            <text:p>0,4</text:p>
          </table:table-cell>
          <table:table-cell table:style-name="ce16" table:formula="of:=['paramètres modèle'.I213]/['paramètres modèle'.$E213]" office:value-type="float" office:value="0.35" calcext:value-type="float">
            <text:p>0,4</text:p>
          </table:table-cell>
          <table:table-cell table:style-name="ce16" table:formula="of:=['paramètres modèle'.J213]/['paramètres modèle'.$E21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2.1130119672648" calcext:value-type="float">
            <text:p><text:s/>22 <text:s text:c="3"/></text:p>
          </table:table-cell>
          <table:table-cell table:style-name="ce16" table:formula="of:=['paramètres modèle'.F214]/['paramètres modèle'.$E214]" office:value-type="float" office:value="0.7" calcext:value-type="float">
            <text:p>0,7</text:p>
          </table:table-cell>
          <table:table-cell table:style-name="ce16" table:formula="of:=['paramètres modèle'.G214]/['paramètres modèle'.$E214]" office:value-type="float" office:value="0.35" calcext:value-type="float">
            <text:p>0,4</text:p>
          </table:table-cell>
          <table:table-cell table:style-name="ce16" table:formula="of:=['paramètres modèle'.H214]/['paramètres modèle'.$E214]" office:value-type="float" office:value="0.35" calcext:value-type="float">
            <text:p>0,4</text:p>
          </table:table-cell>
          <table:table-cell table:style-name="ce16" table:formula="of:=['paramètres modèle'.I214]/['paramètres modèle'.$E214]" office:value-type="float" office:value="0.35" calcext:value-type="float">
            <text:p>0,4</text:p>
          </table:table-cell>
          <table:table-cell table:style-name="ce16" table:formula="of:=['paramètres modèle'.J214]/['paramètres modèle'.$E21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6.4138810455436" calcext:value-type="float">
            <text:p><text:s/>16 <text:s text:c="3"/></text:p>
          </table:table-cell>
          <table:table-cell table:style-name="ce16" table:formula="of:=['paramètres modèle'.F215]/['paramètres modèle'.$E215]" office:value-type="float" office:value="0.7" calcext:value-type="float">
            <text:p>0,7</text:p>
          </table:table-cell>
          <table:table-cell table:style-name="ce16" table:formula="of:=['paramètres modèle'.G215]/['paramètres modèle'.$E215]" office:value-type="float" office:value="0.35" calcext:value-type="float">
            <text:p>0,4</text:p>
          </table:table-cell>
          <table:table-cell table:style-name="ce16" table:formula="of:=['paramètres modèle'.H215]/['paramètres modèle'.$E215]" office:value-type="float" office:value="0.35" calcext:value-type="float">
            <text:p>0,4</text:p>
          </table:table-cell>
          <table:table-cell table:style-name="ce16" table:formula="of:=['paramètres modèle'.I215]/['paramètres modèle'.$E215]" office:value-type="float" office:value="0.35" calcext:value-type="float">
            <text:p>0,4</text:p>
          </table:table-cell>
          <table:table-cell table:style-name="ce16" table:formula="of:=['paramètres modèle'.J215]/['paramètres modèle'.$E21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3.1706330810609" calcext:value-type="float">
            <text:p><text:s/>13 <text:s text:c="3"/></text:p>
          </table:table-cell>
          <table:table-cell table:style-name="ce16" table:formula="of:=['paramètres modèle'.F216]/['paramètres modèle'.$E216]" office:value-type="float" office:value="0.7" calcext:value-type="float">
            <text:p>0,7</text:p>
          </table:table-cell>
          <table:table-cell table:style-name="ce16" table:formula="of:=['paramètres modèle'.G216]/['paramètres modèle'.$E216]" office:value-type="float" office:value="0.35" calcext:value-type="float">
            <text:p>0,4</text:p>
          </table:table-cell>
          <table:table-cell table:style-name="ce16" table:formula="of:=['paramètres modèle'.H216]/['paramètres modèle'.$E216]" office:value-type="float" office:value="0.35" calcext:value-type="float">
            <text:p>0,4</text:p>
          </table:table-cell>
          <table:table-cell table:style-name="ce16" table:formula="of:=['paramètres modèle'.I216]/['paramètres modèle'.$E216]" office:value-type="float" office:value="0.35" calcext:value-type="float">
            <text:p>0,4</text:p>
          </table:table-cell>
          <table:table-cell table:style-name="ce16" table:formula="of:=['paramètres modèle'.J216]/['paramètres modèle'.$E21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9.963818501849" calcext:value-type="float">
            <text:p><text:s/>20 <text:s text:c="3"/></text:p>
          </table:table-cell>
          <table:table-cell table:style-name="ce16" table:formula="of:=['paramètres modèle'.F217]/['paramètres modèle'.$E217]" office:value-type="float" office:value="0.7" calcext:value-type="float">
            <text:p>0,7</text:p>
          </table:table-cell>
          <table:table-cell table:style-name="ce16" table:formula="of:=['paramètres modèle'.G217]/['paramètres modèle'.$E217]" office:value-type="float" office:value="0.35" calcext:value-type="float">
            <text:p>0,4</text:p>
          </table:table-cell>
          <table:table-cell table:style-name="ce16" table:formula="of:=['paramètres modèle'.H217]/['paramètres modèle'.$E217]" office:value-type="float" office:value="0.35" calcext:value-type="float">
            <text:p>0,4</text:p>
          </table:table-cell>
          <table:table-cell table:style-name="ce16" table:formula="of:=['paramètres modèle'.I217]/['paramètres modèle'.$E217]" office:value-type="float" office:value="0.35" calcext:value-type="float">
            <text:p>0,4</text:p>
          </table:table-cell>
          <table:table-cell table:style-name="ce16" table:formula="of:=['paramètres modèle'.J217]/['paramètres modèle'.$E21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6.8794140191948" calcext:value-type="float">
            <text:p><text:s/>17 <text:s text:c="3"/></text:p>
          </table:table-cell>
          <table:table-cell table:style-name="ce16" table:formula="of:=['paramètres modèle'.F218]/['paramètres modèle'.$E218]" office:value-type="float" office:value="0.7" calcext:value-type="float">
            <text:p>0,7</text:p>
          </table:table-cell>
          <table:table-cell table:style-name="ce16" table:formula="of:=['paramètres modèle'.G218]/['paramètres modèle'.$E218]" office:value-type="float" office:value="0.35" calcext:value-type="float">
            <text:p>0,4</text:p>
          </table:table-cell>
          <table:table-cell table:style-name="ce16" table:formula="of:=['paramètres modèle'.H218]/['paramètres modèle'.$E218]" office:value-type="float" office:value="0.35" calcext:value-type="float">
            <text:p>0,4</text:p>
          </table:table-cell>
          <table:table-cell table:style-name="ce16" table:formula="of:=['paramètres modèle'.I218]/['paramètres modèle'.$E218]" office:value-type="float" office:value="0.35" calcext:value-type="float">
            <text:p>0,4</text:p>
          </table:table-cell>
          <table:table-cell table:style-name="ce16" table:formula="of:=['paramètres modèle'.J218]/['paramètres modèle'.$E21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9.963818501849" calcext:value-type="float">
            <text:p><text:s/>20 <text:s text:c="3"/></text:p>
          </table:table-cell>
          <table:table-cell table:style-name="ce16" table:formula="of:=['paramètres modèle'.F219]/['paramètres modèle'.$E219]" office:value-type="float" office:value="0.7" calcext:value-type="float">
            <text:p>0,7</text:p>
          </table:table-cell>
          <table:table-cell table:style-name="ce16" table:formula="of:=['paramètres modèle'.G219]/['paramètres modèle'.$E219]" office:value-type="float" office:value="0.35" calcext:value-type="float">
            <text:p>0,4</text:p>
          </table:table-cell>
          <table:table-cell table:style-name="ce16" table:formula="of:=['paramètres modèle'.H219]/['paramètres modèle'.$E219]" office:value-type="float" office:value="0.35" calcext:value-type="float">
            <text:p>0,4</text:p>
          </table:table-cell>
          <table:table-cell table:style-name="ce16" table:formula="of:=['paramètres modèle'.I219]/['paramètres modèle'.$E219]" office:value-type="float" office:value="0.35" calcext:value-type="float">
            <text:p>0,4</text:p>
          </table:table-cell>
          <table:table-cell table:style-name="ce16" table:formula="of:=['paramètres modèle'.J219]/['paramètres modèle'.$E21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9.963818501849" calcext:value-type="float">
            <text:p><text:s/>20 <text:s text:c="3"/></text:p>
          </table:table-cell>
          <table:table-cell table:style-name="ce16" table:formula="of:=['paramètres modèle'.F220]/['paramètres modèle'.$E220]" office:value-type="float" office:value="0.7" calcext:value-type="float">
            <text:p>0,7</text:p>
          </table:table-cell>
          <table:table-cell table:style-name="ce16" table:formula="of:=['paramètres modèle'.G220]/['paramètres modèle'.$E220]" office:value-type="float" office:value="0.35" calcext:value-type="float">
            <text:p>0,4</text:p>
          </table:table-cell>
          <table:table-cell table:style-name="ce16" table:formula="of:=['paramètres modèle'.H220]/['paramètres modèle'.$E220]" office:value-type="float" office:value="0.35" calcext:value-type="float">
            <text:p>0,4</text:p>
          </table:table-cell>
          <table:table-cell table:style-name="ce16" table:formula="of:=['paramètres modèle'.I220]/['paramètres modèle'.$E220]" office:value-type="float" office:value="0.35" calcext:value-type="float">
            <text:p>0,4</text:p>
          </table:table-cell>
          <table:table-cell table:style-name="ce16" table:formula="of:=['paramètres modèle'.J220]/['paramètres modèle'.$E22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3.1000865345003" calcext:value-type="float">
            <text:p><text:s/>23 <text:s text:c="3"/></text:p>
          </table:table-cell>
          <table:table-cell table:style-name="ce16" table:formula="of:=['paramètres modèle'.F221]/['paramètres modèle'.$E221]" office:value-type="float" office:value="0.7" calcext:value-type="float">
            <text:p>0,7</text:p>
          </table:table-cell>
          <table:table-cell table:style-name="ce16" table:formula="of:=['paramètres modèle'.G221]/['paramètres modèle'.$E221]" office:value-type="float" office:value="0.35" calcext:value-type="float">
            <text:p>0,4</text:p>
          </table:table-cell>
          <table:table-cell table:style-name="ce16" table:formula="of:=['paramètres modèle'.H221]/['paramètres modèle'.$E221]" office:value-type="float" office:value="0.35" calcext:value-type="float">
            <text:p>0,4</text:p>
          </table:table-cell>
          <table:table-cell table:style-name="ce16" table:formula="of:=['paramètres modèle'.I221]/['paramètres modèle'.$E221]" office:value-type="float" office:value="0.35" calcext:value-type="float">
            <text:p>0,4</text:p>
          </table:table-cell>
          <table:table-cell table:style-name="ce16" table:formula="of:=['paramètres modèle'.J221]/['paramètres modèle'.$E22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0.4340212839453" calcext:value-type="float">
            <text:p><text:s/>20 <text:s text:c="3"/></text:p>
          </table:table-cell>
          <table:table-cell table:style-name="ce16" table:formula="of:=['paramètres modèle'.F222]/['paramètres modèle'.$E222]" office:value-type="float" office:value="0.7" calcext:value-type="float">
            <text:p>0,7</text:p>
          </table:table-cell>
          <table:table-cell table:style-name="ce16" table:formula="of:=['paramètres modèle'.G222]/['paramètres modèle'.$E222]" office:value-type="float" office:value="0.35" calcext:value-type="float">
            <text:p>0,4</text:p>
          </table:table-cell>
          <table:table-cell table:style-name="ce16" table:formula="of:=['paramètres modèle'.H222]/['paramètres modèle'.$E222]" office:value-type="float" office:value="0.35" calcext:value-type="float">
            <text:p>0,4</text:p>
          </table:table-cell>
          <table:table-cell table:style-name="ce16" table:formula="of:=['paramètres modèle'.I222]/['paramètres modèle'.$E222]" office:value-type="float" office:value="0.35" calcext:value-type="float">
            <text:p>0,4</text:p>
          </table:table-cell>
          <table:table-cell table:style-name="ce16" table:formula="of:=['paramètres modèle'.J222]/['paramètres modèle'.$E22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7.8824061608621" calcext:value-type="float">
            <text:p><text:s/>18 <text:s text:c="3"/></text:p>
          </table:table-cell>
          <table:table-cell table:style-name="ce16" table:formula="of:=['paramètres modèle'.F223]/['paramètres modèle'.$E223]" office:value-type="float" office:value="0.7" calcext:value-type="float">
            <text:p>0,7</text:p>
          </table:table-cell>
          <table:table-cell table:style-name="ce16" table:formula="of:=['paramètres modèle'.G223]/['paramètres modèle'.$E223]" office:value-type="float" office:value="0.35" calcext:value-type="float">
            <text:p>0,4</text:p>
          </table:table-cell>
          <table:table-cell table:style-name="ce16" table:formula="of:=['paramètres modèle'.H223]/['paramètres modèle'.$E223]" office:value-type="float" office:value="0.35" calcext:value-type="float">
            <text:p>0,4</text:p>
          </table:table-cell>
          <table:table-cell table:style-name="ce16" table:formula="of:=['paramètres modèle'.I223]/['paramètres modèle'.$E223]" office:value-type="float" office:value="0.35" calcext:value-type="float">
            <text:p>0,4</text:p>
          </table:table-cell>
          <table:table-cell table:style-name="ce16" table:formula="of:=['paramètres modèle'.J223]/['paramètres modèle'.$E22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0.8066262269407" calcext:value-type="float">
            <text:p><text:s/>21 <text:s text:c="3"/></text:p>
          </table:table-cell>
          <table:table-cell table:style-name="ce16" table:formula="of:=['paramètres modèle'.F224]/['paramètres modèle'.$E224]" office:value-type="float" office:value="0.7" calcext:value-type="float">
            <text:p>0,7</text:p>
          </table:table-cell>
          <table:table-cell table:style-name="ce16" table:formula="of:=['paramètres modèle'.G224]/['paramètres modèle'.$E224]" office:value-type="float" office:value="0.35" calcext:value-type="float">
            <text:p>0,4</text:p>
          </table:table-cell>
          <table:table-cell table:style-name="ce16" table:formula="of:=['paramètres modèle'.H224]/['paramètres modèle'.$E224]" office:value-type="float" office:value="0.35" calcext:value-type="float">
            <text:p>0,4</text:p>
          </table:table-cell>
          <table:table-cell table:style-name="ce16" table:formula="of:=['paramètres modèle'.I224]/['paramètres modèle'.$E224]" office:value-type="float" office:value="0.35" calcext:value-type="float">
            <text:p>0,4</text:p>
          </table:table-cell>
          <table:table-cell table:style-name="ce16" table:formula="of:=['paramètres modèle'.J224]/['paramètres modèle'.$E22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9.3699572521918" calcext:value-type="float">
            <text:p><text:s/>19 <text:s text:c="3"/></text:p>
          </table:table-cell>
          <table:table-cell table:style-name="ce16" table:formula="of:=['paramètres modèle'.F225]/['paramètres modèle'.$E225]" office:value-type="float" office:value="0.7" calcext:value-type="float">
            <text:p>0,7</text:p>
          </table:table-cell>
          <table:table-cell table:style-name="ce16" table:formula="of:=['paramètres modèle'.G225]/['paramètres modèle'.$E225]" office:value-type="float" office:value="0.35" calcext:value-type="float">
            <text:p>0,4</text:p>
          </table:table-cell>
          <table:table-cell table:style-name="ce16" table:formula="of:=['paramètres modèle'.H225]/['paramètres modèle'.$E225]" office:value-type="float" office:value="0.35" calcext:value-type="float">
            <text:p>0,4</text:p>
          </table:table-cell>
          <table:table-cell table:style-name="ce16" table:formula="of:=['paramètres modèle'.I225]/['paramètres modèle'.$E225]" office:value-type="float" office:value="0.35" calcext:value-type="float">
            <text:p>0,4</text:p>
          </table:table-cell>
          <table:table-cell table:style-name="ce16" table:formula="of:=['paramètres modèle'.J225]/['paramètres modèle'.$E22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7.3930115591892" calcext:value-type="float">
            <text:p><text:s/>17 <text:s text:c="3"/></text:p>
          </table:table-cell>
          <table:table-cell table:style-name="ce16" table:formula="of:=['paramètres modèle'.F226]/['paramètres modèle'.$E226]" office:value-type="float" office:value="0.7" calcext:value-type="float">
            <text:p>0,7</text:p>
          </table:table-cell>
          <table:table-cell table:style-name="ce16" table:formula="of:=['paramètres modèle'.G226]/['paramètres modèle'.$E226]" office:value-type="float" office:value="0.35" calcext:value-type="float">
            <text:p>0,4</text:p>
          </table:table-cell>
          <table:table-cell table:style-name="ce16" table:formula="of:=['paramètres modèle'.H226]/['paramètres modèle'.$E226]" office:value-type="float" office:value="0.35" calcext:value-type="float">
            <text:p>0,4</text:p>
          </table:table-cell>
          <table:table-cell table:style-name="ce16" table:formula="of:=['paramètres modèle'.I226]/['paramètres modèle'.$E226]" office:value-type="float" office:value="0.35" calcext:value-type="float">
            <text:p>0,4</text:p>
          </table:table-cell>
          <table:table-cell table:style-name="ce16" table:formula="of:=['paramètres modèle'.J226]/['paramètres modèle'.$E22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2.0254996418235" calcext:value-type="float">
            <text:p><text:s/>22 <text:s text:c="3"/></text:p>
          </table:table-cell>
          <table:table-cell table:style-name="ce16" table:formula="of:=['paramètres modèle'.F227]/['paramètres modèle'.$E227]" office:value-type="float" office:value="0.7" calcext:value-type="float">
            <text:p>0,7</text:p>
          </table:table-cell>
          <table:table-cell table:style-name="ce16" table:formula="of:=['paramètres modèle'.G227]/['paramètres modèle'.$E227]" office:value-type="float" office:value="0.35" calcext:value-type="float">
            <text:p>0,4</text:p>
          </table:table-cell>
          <table:table-cell table:style-name="ce16" table:formula="of:=['paramètres modèle'.H227]/['paramètres modèle'.$E227]" office:value-type="float" office:value="0.35" calcext:value-type="float">
            <text:p>0,4</text:p>
          </table:table-cell>
          <table:table-cell table:style-name="ce16" table:formula="of:=['paramètres modèle'.I227]/['paramètres modèle'.$E227]" office:value-type="float" office:value="0.35" calcext:value-type="float">
            <text:p>0,4</text:p>
          </table:table-cell>
          <table:table-cell table:style-name="ce16" table:formula="of:=['paramètres modèle'.J227]/['paramètres modèle'.$E22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31.2232935974973" calcext:value-type="float">
            <text:p><text:s/>31 <text:s text:c="3"/></text:p>
          </table:table-cell>
          <table:table-cell table:style-name="ce16" table:formula="of:=['paramètres modèle'.F228]/['paramètres modèle'.$E228]" office:value-type="float" office:value="0.7" calcext:value-type="float">
            <text:p>0,7</text:p>
          </table:table-cell>
          <table:table-cell table:style-name="ce16" table:formula="of:=['paramètres modèle'.G228]/['paramètres modèle'.$E228]" office:value-type="float" office:value="0.35" calcext:value-type="float">
            <text:p>0,4</text:p>
          </table:table-cell>
          <table:table-cell table:style-name="ce16" table:formula="of:=['paramètres modèle'.H228]/['paramètres modèle'.$E228]" office:value-type="float" office:value="0.35" calcext:value-type="float">
            <text:p>0,4</text:p>
          </table:table-cell>
          <table:table-cell table:style-name="ce16" table:formula="of:=['paramètres modèle'.I228]/['paramètres modèle'.$E228]" office:value-type="float" office:value="0.35" calcext:value-type="float">
            <text:p>0,4</text:p>
          </table:table-cell>
          <table:table-cell table:style-name="ce16" table:formula="of:=['paramètres modèle'.J228]/['paramètres modèle'.$E22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9.6149330163379" calcext:value-type="float">
            <text:p><text:s/>30 <text:s text:c="3"/></text:p>
          </table:table-cell>
          <table:table-cell table:style-name="ce16" table:formula="of:=['paramètres modèle'.F229]/['paramètres modèle'.$E229]" office:value-type="float" office:value="0.7" calcext:value-type="float">
            <text:p>0,7</text:p>
          </table:table-cell>
          <table:table-cell table:style-name="ce16" table:formula="of:=['paramètres modèle'.G229]/['paramètres modèle'.$E229]" office:value-type="float" office:value="0.35" calcext:value-type="float">
            <text:p>0,4</text:p>
          </table:table-cell>
          <table:table-cell table:style-name="ce16" table:formula="of:=['paramètres modèle'.H229]/['paramètres modèle'.$E229]" office:value-type="float" office:value="0.35" calcext:value-type="float">
            <text:p>0,4</text:p>
          </table:table-cell>
          <table:table-cell table:style-name="ce16" table:formula="of:=['paramètres modèle'.I229]/['paramètres modèle'.$E229]" office:value-type="float" office:value="0.35" calcext:value-type="float">
            <text:p>0,4</text:p>
          </table:table-cell>
          <table:table-cell table:style-name="ce16" table:formula="of:=['paramètres modèle'.J229]/['paramètres modèle'.$E22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6.9015138176167" calcext:value-type="float">
            <text:p><text:s/>27 <text:s text:c="3"/></text:p>
          </table:table-cell>
          <table:table-cell table:style-name="ce16" table:formula="of:=['paramètres modèle'.F230]/['paramètres modèle'.$E230]" office:value-type="float" office:value="0.7" calcext:value-type="float">
            <text:p>0,7</text:p>
          </table:table-cell>
          <table:table-cell table:style-name="ce16" table:formula="of:=['paramètres modèle'.G230]/['paramètres modèle'.$E230]" office:value-type="float" office:value="0.35" calcext:value-type="float">
            <text:p>0,4</text:p>
          </table:table-cell>
          <table:table-cell table:style-name="ce16" table:formula="of:=['paramètres modèle'.H230]/['paramètres modèle'.$E230]" office:value-type="float" office:value="0.35" calcext:value-type="float">
            <text:p>0,4</text:p>
          </table:table-cell>
          <table:table-cell table:style-name="ce16" table:formula="of:=['paramètres modèle'.I230]/['paramètres modèle'.$E230]" office:value-type="float" office:value="0.35" calcext:value-type="float">
            <text:p>0,4</text:p>
          </table:table-cell>
          <table:table-cell table:style-name="ce16" table:formula="of:=['paramètres modèle'.J230]/['paramètres modèle'.$E23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30.1763111942376" calcext:value-type="float">
            <text:p><text:s/>30 <text:s text:c="3"/></text:p>
          </table:table-cell>
          <table:table-cell table:style-name="ce16" table:formula="of:=['paramètres modèle'.F231]/['paramètres modèle'.$E231]" office:value-type="float" office:value="0.7" calcext:value-type="float">
            <text:p>0,7</text:p>
          </table:table-cell>
          <table:table-cell table:style-name="ce16" table:formula="of:=['paramètres modèle'.G231]/['paramètres modèle'.$E231]" office:value-type="float" office:value="0.35" calcext:value-type="float">
            <text:p>0,4</text:p>
          </table:table-cell>
          <table:table-cell table:style-name="ce16" table:formula="of:=['paramètres modèle'.H231]/['paramètres modèle'.$E231]" office:value-type="float" office:value="0.35" calcext:value-type="float">
            <text:p>0,4</text:p>
          </table:table-cell>
          <table:table-cell table:style-name="ce16" table:formula="of:=['paramètres modèle'.I231]/['paramètres modèle'.$E231]" office:value-type="float" office:value="0.35" calcext:value-type="float">
            <text:p>0,4</text:p>
          </table:table-cell>
          <table:table-cell table:style-name="ce16" table:formula="of:=['paramètres modèle'.J231]/['paramètres modèle'.$E23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7.6421771471822" calcext:value-type="float">
            <text:p><text:s/>28 <text:s text:c="3"/></text:p>
          </table:table-cell>
          <table:table-cell table:style-name="ce16" table:formula="of:=['paramètres modèle'.F232]/['paramètres modèle'.$E232]" office:value-type="float" office:value="0.7" calcext:value-type="float">
            <text:p>0,7</text:p>
          </table:table-cell>
          <table:table-cell table:style-name="ce16" table:formula="of:=['paramètres modèle'.G232]/['paramètres modèle'.$E232]" office:value-type="float" office:value="0.35" calcext:value-type="float">
            <text:p>0,4</text:p>
          </table:table-cell>
          <table:table-cell table:style-name="ce16" table:formula="of:=['paramètres modèle'.H232]/['paramètres modèle'.$E232]" office:value-type="float" office:value="0.35" calcext:value-type="float">
            <text:p>0,4</text:p>
          </table:table-cell>
          <table:table-cell table:style-name="ce16" table:formula="of:=['paramètres modèle'.I232]/['paramètres modèle'.$E232]" office:value-type="float" office:value="0.35" calcext:value-type="float">
            <text:p>0,4</text:p>
          </table:table-cell>
          <table:table-cell table:style-name="ce16" table:formula="of:=['paramètres modèle'.J232]/['paramètres modèle'.$E23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9.963818501849" calcext:value-type="float">
            <text:p><text:s/>20 <text:s text:c="3"/></text:p>
          </table:table-cell>
          <table:table-cell table:style-name="ce16" table:formula="of:=['paramètres modèle'.F233]/['paramètres modèle'.$E233]" office:value-type="float" office:value="0.7" calcext:value-type="float">
            <text:p>0,7</text:p>
          </table:table-cell>
          <table:table-cell table:style-name="ce16" table:formula="of:=['paramètres modèle'.G233]/['paramètres modèle'.$E233]" office:value-type="float" office:value="0.35" calcext:value-type="float">
            <text:p>0,4</text:p>
          </table:table-cell>
          <table:table-cell table:style-name="ce16" table:formula="of:=['paramètres modèle'.H233]/['paramètres modèle'.$E233]" office:value-type="float" office:value="0.35" calcext:value-type="float">
            <text:p>0,4</text:p>
          </table:table-cell>
          <table:table-cell table:style-name="ce16" table:formula="of:=['paramètres modèle'.I233]/['paramètres modèle'.$E233]" office:value-type="float" office:value="0.35" calcext:value-type="float">
            <text:p>0,4</text:p>
          </table:table-cell>
          <table:table-cell table:style-name="ce16" table:formula="of:=['paramètres modèle'.J233]/['paramètres modèle'.$E23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8.8912057977031" calcext:value-type="float">
            <text:p><text:s/>19 <text:s text:c="3"/></text:p>
          </table:table-cell>
          <table:table-cell table:style-name="ce16" table:formula="of:=['paramètres modèle'.F234]/['paramètres modèle'.$E234]" office:value-type="float" office:value="0.7" calcext:value-type="float">
            <text:p>0,7</text:p>
          </table:table-cell>
          <table:table-cell table:style-name="ce16" table:formula="of:=['paramètres modèle'.G234]/['paramètres modèle'.$E234]" office:value-type="float" office:value="0.35" calcext:value-type="float">
            <text:p>0,4</text:p>
          </table:table-cell>
          <table:table-cell table:style-name="ce16" table:formula="of:=['paramètres modèle'.H234]/['paramètres modèle'.$E234]" office:value-type="float" office:value="0.35" calcext:value-type="float">
            <text:p>0,4</text:p>
          </table:table-cell>
          <table:table-cell table:style-name="ce16" table:formula="of:=['paramètres modèle'.I234]/['paramètres modèle'.$E234]" office:value-type="float" office:value="0.35" calcext:value-type="float">
            <text:p>0,4</text:p>
          </table:table-cell>
          <table:table-cell table:style-name="ce16" table:formula="of:=['paramètres modèle'.J234]/['paramètres modèle'.$E23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8.3701607991338" calcext:value-type="float">
            <text:p><text:s/>18 <text:s text:c="3"/></text:p>
          </table:table-cell>
          <table:table-cell table:style-name="ce16" table:formula="of:=['paramètres modèle'.F235]/['paramètres modèle'.$E235]" office:value-type="float" office:value="0.7" calcext:value-type="float">
            <text:p>0,7</text:p>
          </table:table-cell>
          <table:table-cell table:style-name="ce16" table:formula="of:=['paramètres modèle'.G235]/['paramètres modèle'.$E235]" office:value-type="float" office:value="0.35" calcext:value-type="float">
            <text:p>0,4</text:p>
          </table:table-cell>
          <table:table-cell table:style-name="ce16" table:formula="of:=['paramètres modèle'.H235]/['paramètres modèle'.$E235]" office:value-type="float" office:value="0.35" calcext:value-type="float">
            <text:p>0,4</text:p>
          </table:table-cell>
          <table:table-cell table:style-name="ce16" table:formula="of:=['paramètres modèle'.I235]/['paramètres modèle'.$E235]" office:value-type="float" office:value="0.35" calcext:value-type="float">
            <text:p>0,4</text:p>
          </table:table-cell>
          <table:table-cell table:style-name="ce16" table:formula="of:=['paramètres modèle'.J235]/['paramètres modèle'.$E23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7.5197828750953" calcext:value-type="float">
            <text:p><text:s/>18 <text:s text:c="3"/></text:p>
          </table:table-cell>
          <table:table-cell table:style-name="ce16" table:formula="of:=['paramètres modèle'.F236]/['paramètres modèle'.$E236]" office:value-type="float" office:value="0.7" calcext:value-type="float">
            <text:p>0,7</text:p>
          </table:table-cell>
          <table:table-cell table:style-name="ce16" table:formula="of:=['paramètres modèle'.G236]/['paramètres modèle'.$E236]" office:value-type="float" office:value="0.35" calcext:value-type="float">
            <text:p>0,4</text:p>
          </table:table-cell>
          <table:table-cell table:style-name="ce16" table:formula="of:=['paramètres modèle'.H236]/['paramètres modèle'.$E236]" office:value-type="float" office:value="0.35" calcext:value-type="float">
            <text:p>0,4</text:p>
          </table:table-cell>
          <table:table-cell table:style-name="ce16" table:formula="of:=['paramètres modèle'.I236]/['paramètres modèle'.$E236]" office:value-type="float" office:value="0.35" calcext:value-type="float">
            <text:p>0,4</text:p>
          </table:table-cell>
          <table:table-cell table:style-name="ce16" table:formula="of:=['paramètres modèle'.J236]/['paramètres modèle'.$E23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8.6676174312599" calcext:value-type="float">
            <text:p><text:s/>29 <text:s text:c="3"/></text:p>
          </table:table-cell>
          <table:table-cell table:style-name="ce16" table:formula="of:=['paramètres modèle'.F237]/['paramètres modèle'.$E237]" office:value-type="float" office:value="0.7" calcext:value-type="float">
            <text:p>0,7</text:p>
          </table:table-cell>
          <table:table-cell table:style-name="ce16" table:formula="of:=['paramètres modèle'.G237]/['paramètres modèle'.$E237]" office:value-type="float" office:value="0.35" calcext:value-type="float">
            <text:p>0,4</text:p>
          </table:table-cell>
          <table:table-cell table:style-name="ce16" table:formula="of:=['paramètres modèle'.H237]/['paramètres modèle'.$E237]" office:value-type="float" office:value="0.35" calcext:value-type="float">
            <text:p>0,4</text:p>
          </table:table-cell>
          <table:table-cell table:style-name="ce16" table:formula="of:=['paramètres modèle'.I237]/['paramètres modèle'.$E237]" office:value-type="float" office:value="0.35" calcext:value-type="float">
            <text:p>0,4</text:p>
          </table:table-cell>
          <table:table-cell table:style-name="ce16" table:formula="of:=['paramètres modèle'.J237]/['paramètres modèle'.$E23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6.0193563469047" calcext:value-type="float">
            <text:p><text:s/>16 <text:s text:c="3"/></text:p>
          </table:table-cell>
          <table:table-cell table:style-name="ce16" table:formula="of:=['paramètres modèle'.F238]/['paramètres modèle'.$E238]" office:value-type="float" office:value="0.7" calcext:value-type="float">
            <text:p>0,7</text:p>
          </table:table-cell>
          <table:table-cell table:style-name="ce16" table:formula="of:=['paramètres modèle'.G238]/['paramètres modèle'.$E238]" office:value-type="float" office:value="0.35" calcext:value-type="float">
            <text:p>0,4</text:p>
          </table:table-cell>
          <table:table-cell table:style-name="ce16" table:formula="of:=['paramètres modèle'.H238]/['paramètres modèle'.$E238]" office:value-type="float" office:value="0.35" calcext:value-type="float">
            <text:p>0,4</text:p>
          </table:table-cell>
          <table:table-cell table:style-name="ce16" table:formula="of:=['paramètres modèle'.I238]/['paramètres modèle'.$E238]" office:value-type="float" office:value="0.35" calcext:value-type="float">
            <text:p>0,4</text:p>
          </table:table-cell>
          <table:table-cell table:style-name="ce16" table:formula="of:=['paramètres modèle'.J238]/['paramètres modèle'.$E23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3.96893487149607" calcext:value-type="float">
            <text:p><text:s/>4 <text:s text:c="3"/></text:p>
          </table:table-cell>
          <table:table-cell table:style-name="ce16" table:formula="of:=['paramètres modèle'.F239]/['paramètres modèle'.$E239]" office:value-type="float" office:value="0.7" calcext:value-type="float">
            <text:p>0,7</text:p>
          </table:table-cell>
          <table:table-cell table:style-name="ce16" table:formula="of:=['paramètres modèle'.G239]/['paramètres modèle'.$E239]" office:value-type="float" office:value="0.35" calcext:value-type="float">
            <text:p>0,4</text:p>
          </table:table-cell>
          <table:table-cell table:style-name="ce16" table:formula="of:=['paramètres modèle'.H239]/['paramètres modèle'.$E239]" office:value-type="float" office:value="0.35" calcext:value-type="float">
            <text:p>0,4</text:p>
          </table:table-cell>
          <table:table-cell table:style-name="ce16" table:formula="of:=['paramètres modèle'.I239]/['paramètres modèle'.$E239]" office:value-type="float" office:value="0.35" calcext:value-type="float">
            <text:p>0,4</text:p>
          </table:table-cell>
          <table:table-cell table:style-name="ce16" table:formula="of:=['paramètres modèle'.J239]/['paramètres modèle'.$E23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41.8885789716072" calcext:value-type="float">
            <text:p><text:s/>42 <text:s text:c="3"/></text:p>
          </table:table-cell>
          <table:table-cell table:style-name="ce16" table:formula="of:=['paramètres modèle'.F240]/['paramètres modèle'.$E240]" office:value-type="float" office:value="0.7" calcext:value-type="float">
            <text:p>0,7</text:p>
          </table:table-cell>
          <table:table-cell table:style-name="ce16" table:formula="of:=['paramètres modèle'.G240]/['paramètres modèle'.$E240]" office:value-type="float" office:value="0.35" calcext:value-type="float">
            <text:p>0,4</text:p>
          </table:table-cell>
          <table:table-cell table:style-name="ce16" table:formula="of:=['paramètres modèle'.H240]/['paramètres modèle'.$E240]" office:value-type="float" office:value="0.35" calcext:value-type="float">
            <text:p>0,4</text:p>
          </table:table-cell>
          <table:table-cell table:style-name="ce16" table:formula="of:=['paramètres modèle'.I240]/['paramètres modèle'.$E240]" office:value-type="float" office:value="0.35" calcext:value-type="float">
            <text:p>0,4</text:p>
          </table:table-cell>
          <table:table-cell table:style-name="ce16" table:formula="of:=['paramètres modèle'.J240]/['paramètres modèle'.$E24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8.4942431998416" calcext:value-type="float">
            <text:p><text:s/>28 <text:s text:c="3"/></text:p>
          </table:table-cell>
          <table:table-cell table:style-name="ce16" table:formula="of:=['paramètres modèle'.F241]/['paramètres modèle'.$E241]" office:value-type="float" office:value="0.7" calcext:value-type="float">
            <text:p>0,7</text:p>
          </table:table-cell>
          <table:table-cell table:style-name="ce16" table:formula="of:=['paramètres modèle'.G241]/['paramètres modèle'.$E241]" office:value-type="float" office:value="0.35" calcext:value-type="float">
            <text:p>0,4</text:p>
          </table:table-cell>
          <table:table-cell table:style-name="ce16" table:formula="of:=['paramètres modèle'.H241]/['paramètres modèle'.$E241]" office:value-type="float" office:value="0.35" calcext:value-type="float">
            <text:p>0,4</text:p>
          </table:table-cell>
          <table:table-cell table:style-name="ce16" table:formula="of:=['paramètres modèle'.I241]/['paramètres modèle'.$E241]" office:value-type="float" office:value="0.35" calcext:value-type="float">
            <text:p>0,4</text:p>
          </table:table-cell>
          <table:table-cell table:style-name="ce16" table:formula="of:=['paramètres modèle'.J241]/['paramètres modèle'.$E24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59838709982075" calcext:value-type="float">
            <text:p><text:s/>2 <text:s text:c="3"/></text:p>
          </table:table-cell>
          <table:table-cell table:style-name="ce16" table:formula="of:=['paramètres modèle'.F242]/['paramètres modèle'.$E242]" office:value-type="float" office:value="0.7" calcext:value-type="float">
            <text:p>0,7</text:p>
          </table:table-cell>
          <table:table-cell table:style-name="ce16" table:formula="of:=['paramètres modèle'.G242]/['paramètres modèle'.$E242]" office:value-type="float" office:value="0.35" calcext:value-type="float">
            <text:p>0,4</text:p>
          </table:table-cell>
          <table:table-cell table:style-name="ce16" table:formula="of:=['paramètres modèle'.H242]/['paramètres modèle'.$E242]" office:value-type="float" office:value="0.35" calcext:value-type="float">
            <text:p>0,4</text:p>
          </table:table-cell>
          <table:table-cell table:style-name="ce16" table:formula="of:=['paramètres modèle'.I242]/['paramètres modèle'.$E242]" office:value-type="float" office:value="0.35" calcext:value-type="float">
            <text:p>0,4</text:p>
          </table:table-cell>
          <table:table-cell table:style-name="ce16" table:formula="of:=['paramètres modèle'.J242]/['paramètres modèle'.$E24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59809207103714" calcext:value-type="float">
            <text:p><text:s/>2 <text:s text:c="3"/></text:p>
          </table:table-cell>
          <table:table-cell table:style-name="ce16" table:formula="of:=['paramètres modèle'.F243]/['paramètres modèle'.$E243]" office:value-type="float" office:value="0.7" calcext:value-type="float">
            <text:p>0,7</text:p>
          </table:table-cell>
          <table:table-cell table:style-name="ce16" table:formula="of:=['paramètres modèle'.G243]/['paramètres modèle'.$E243]" office:value-type="float" office:value="0.35" calcext:value-type="float">
            <text:p>0,4</text:p>
          </table:table-cell>
          <table:table-cell table:style-name="ce16" table:formula="of:=['paramètres modèle'.H243]/['paramètres modèle'.$E243]" office:value-type="float" office:value="0.35" calcext:value-type="float">
            <text:p>0,4</text:p>
          </table:table-cell>
          <table:table-cell table:style-name="ce16" table:formula="of:=['paramètres modèle'.I243]/['paramètres modèle'.$E243]" office:value-type="float" office:value="0.35" calcext:value-type="float">
            <text:p>0,4</text:p>
          </table:table-cell>
          <table:table-cell table:style-name="ce16" table:formula="of:=['paramètres modèle'.J243]/['paramètres modèle'.$E24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84945686697377" calcext:value-type="float">
            <text:p><text:s/>1 <text:s text:c="3"/></text:p>
          </table:table-cell>
          <table:table-cell table:style-name="ce16" table:formula="of:=['paramètres modèle'.F244]/['paramètres modèle'.$E244]" office:value-type="float" office:value="0.7" calcext:value-type="float">
            <text:p>0,7</text:p>
          </table:table-cell>
          <table:table-cell table:style-name="ce16" table:formula="of:=['paramètres modèle'.G244]/['paramètres modèle'.$E244]" office:value-type="float" office:value="0.35" calcext:value-type="float">
            <text:p>0,4</text:p>
          </table:table-cell>
          <table:table-cell table:style-name="ce16" table:formula="of:=['paramètres modèle'.H244]/['paramètres modèle'.$E244]" office:value-type="float" office:value="0.35" calcext:value-type="float">
            <text:p>0,4</text:p>
          </table:table-cell>
          <table:table-cell table:style-name="ce16" table:formula="of:=['paramètres modèle'.I244]/['paramètres modèle'.$E244]" office:value-type="float" office:value="0.35" calcext:value-type="float">
            <text:p>0,4</text:p>
          </table:table-cell>
          <table:table-cell table:style-name="ce16" table:formula="of:=['paramètres modèle'.J244]/['paramètres modèle'.$E24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55.4897927619523" calcext:value-type="float">
            <text:p><text:s/>55 <text:s text:c="3"/></text:p>
          </table:table-cell>
          <table:table-cell table:style-name="ce16" table:formula="of:=['paramètres modèle'.F245]/['paramètres modèle'.$E245]" office:value-type="float" office:value="0.7" calcext:value-type="float">
            <text:p>0,7</text:p>
          </table:table-cell>
          <table:table-cell table:style-name="ce16" table:formula="of:=['paramètres modèle'.G245]/['paramètres modèle'.$E245]" office:value-type="float" office:value="0.35" calcext:value-type="float">
            <text:p>0,4</text:p>
          </table:table-cell>
          <table:table-cell table:style-name="ce16" table:formula="of:=['paramètres modèle'.H245]/['paramètres modèle'.$E245]" office:value-type="float" office:value="0.35" calcext:value-type="float">
            <text:p>0,4</text:p>
          </table:table-cell>
          <table:table-cell table:style-name="ce16" table:formula="of:=['paramètres modèle'.I245]/['paramètres modèle'.$E245]" office:value-type="float" office:value="0.35" calcext:value-type="float">
            <text:p>0,4</text:p>
          </table:table-cell>
          <table:table-cell table:style-name="ce16" table:formula="of:=['paramètres modèle'.J245]/['paramètres modèle'.$E24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87655117528798" calcext:value-type="float">
            <text:p><text:s/>2 <text:s text:c="3"/></text:p>
          </table:table-cell>
          <table:table-cell table:style-name="ce16" table:formula="of:=['paramètres modèle'.F246]/['paramètres modèle'.$E246]" office:value-type="float" office:value="0.7" calcext:value-type="float">
            <text:p>0,7</text:p>
          </table:table-cell>
          <table:table-cell table:style-name="ce16" table:formula="of:=['paramètres modèle'.G246]/['paramètres modèle'.$E246]" office:value-type="float" office:value="0.35" calcext:value-type="float">
            <text:p>0,4</text:p>
          </table:table-cell>
          <table:table-cell table:style-name="ce16" table:formula="of:=['paramètres modèle'.H246]/['paramètres modèle'.$E246]" office:value-type="float" office:value="0.35" calcext:value-type="float">
            <text:p>0,4</text:p>
          </table:table-cell>
          <table:table-cell table:style-name="ce16" table:formula="of:=['paramètres modèle'.I246]/['paramètres modèle'.$E246]" office:value-type="float" office:value="0.35" calcext:value-type="float">
            <text:p>0,4</text:p>
          </table:table-cell>
          <table:table-cell table:style-name="ce16" table:formula="of:=['paramètres modèle'.J246]/['paramètres modèle'.$E24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46342664678951" calcext:value-type="float">
            <text:p><text:s/>1 <text:s text:c="3"/></text:p>
          </table:table-cell>
          <table:table-cell table:style-name="ce16" table:formula="of:=['paramètres modèle'.F247]/['paramètres modèle'.$E247]" office:value-type="float" office:value="0.7" calcext:value-type="float">
            <text:p>0,7</text:p>
          </table:table-cell>
          <table:table-cell table:style-name="ce16" table:formula="of:=['paramètres modèle'.G247]/['paramètres modèle'.$E247]" office:value-type="float" office:value="0.35" calcext:value-type="float">
            <text:p>0,4</text:p>
          </table:table-cell>
          <table:table-cell table:style-name="ce16" table:formula="of:=['paramètres modèle'.H247]/['paramètres modèle'.$E247]" office:value-type="float" office:value="0.35" calcext:value-type="float">
            <text:p>0,4</text:p>
          </table:table-cell>
          <table:table-cell table:style-name="ce16" table:formula="of:=['paramètres modèle'.I247]/['paramètres modèle'.$E247]" office:value-type="float" office:value="0.35" calcext:value-type="float">
            <text:p>0,4</text:p>
          </table:table-cell>
          <table:table-cell table:style-name="ce16" table:formula="of:=['paramètres modèle'.J247]/['paramètres modèle'.$E24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7.0886761964614" calcext:value-type="float">
            <text:p><text:s/>27 <text:s text:c="3"/></text:p>
          </table:table-cell>
          <table:table-cell table:style-name="ce16" table:formula="of:=['paramètres modèle'.F248]/['paramètres modèle'.$E248]" office:value-type="float" office:value="0.7" calcext:value-type="float">
            <text:p>0,7</text:p>
          </table:table-cell>
          <table:table-cell table:style-name="ce16" table:formula="of:=['paramètres modèle'.G248]/['paramètres modèle'.$E248]" office:value-type="float" office:value="0.35" calcext:value-type="float">
            <text:p>0,4</text:p>
          </table:table-cell>
          <table:table-cell table:style-name="ce16" table:formula="of:=['paramètres modèle'.H248]/['paramètres modèle'.$E248]" office:value-type="float" office:value="0.35" calcext:value-type="float">
            <text:p>0,4</text:p>
          </table:table-cell>
          <table:table-cell table:style-name="ce16" table:formula="of:=['paramètres modèle'.I248]/['paramètres modèle'.$E248]" office:value-type="float" office:value="0.35" calcext:value-type="float">
            <text:p>0,4</text:p>
          </table:table-cell>
          <table:table-cell table:style-name="ce16" table:formula="of:=['paramètres modèle'.J248]/['paramètres modèle'.$E24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22417323485698" calcext:value-type="float">
            <text:p><text:s/>1 <text:s text:c="3"/></text:p>
          </table:table-cell>
          <table:table-cell table:style-name="ce16" table:formula="of:=['paramètres modèle'.F249]/['paramètres modèle'.$E249]" office:value-type="float" office:value="0.7" calcext:value-type="float">
            <text:p>0,7</text:p>
          </table:table-cell>
          <table:table-cell table:style-name="ce16" table:formula="of:=['paramètres modèle'.G249]/['paramètres modèle'.$E249]" office:value-type="float" office:value="0.35" calcext:value-type="float">
            <text:p>0,4</text:p>
          </table:table-cell>
          <table:table-cell table:style-name="ce16" table:formula="of:=['paramètres modèle'.H249]/['paramètres modèle'.$E249]" office:value-type="float" office:value="0.35" calcext:value-type="float">
            <text:p>0,4</text:p>
          </table:table-cell>
          <table:table-cell table:style-name="ce16" table:formula="of:=['paramètres modèle'.I249]/['paramètres modèle'.$E249]" office:value-type="float" office:value="0.35" calcext:value-type="float">
            <text:p>0,4</text:p>
          </table:table-cell>
          <table:table-cell table:style-name="ce16" table:formula="of:=['paramètres modèle'.J249]/['paramètres modèle'.$E24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49482749095484" calcext:value-type="float">
            <text:p><text:s/>1 <text:s text:c="3"/></text:p>
          </table:table-cell>
          <table:table-cell table:style-name="ce16" table:formula="of:=['paramètres modèle'.F250]/['paramètres modèle'.$E250]" office:value-type="float" office:value="0.7" calcext:value-type="float">
            <text:p>0,7</text:p>
          </table:table-cell>
          <table:table-cell table:style-name="ce16" table:formula="of:=['paramètres modèle'.G250]/['paramètres modèle'.$E250]" office:value-type="float" office:value="0.35" calcext:value-type="float">
            <text:p>0,4</text:p>
          </table:table-cell>
          <table:table-cell table:style-name="ce16" table:formula="of:=['paramètres modèle'.H250]/['paramètres modèle'.$E250]" office:value-type="float" office:value="0.35" calcext:value-type="float">
            <text:p>0,4</text:p>
          </table:table-cell>
          <table:table-cell table:style-name="ce16" table:formula="of:=['paramètres modèle'.I250]/['paramètres modèle'.$E250]" office:value-type="float" office:value="0.35" calcext:value-type="float">
            <text:p>0,4</text:p>
          </table:table-cell>
          <table:table-cell table:style-name="ce16" table:formula="of:=['paramètres modèle'.J250]/['paramètres modèle'.$E25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30225427392428" calcext:value-type="float">
            <text:p><text:s/>1 <text:s text:c="3"/></text:p>
          </table:table-cell>
          <table:table-cell table:style-name="ce16" table:formula="of:=['paramètres modèle'.F251]/['paramètres modèle'.$E251]" office:value-type="float" office:value="0.7" calcext:value-type="float">
            <text:p>0,7</text:p>
          </table:table-cell>
          <table:table-cell table:style-name="ce16" table:formula="of:=['paramètres modèle'.G251]/['paramètres modèle'.$E251]" office:value-type="float" office:value="0.35" calcext:value-type="float">
            <text:p>0,4</text:p>
          </table:table-cell>
          <table:table-cell table:style-name="ce16" table:formula="of:=['paramètres modèle'.H251]/['paramètres modèle'.$E251]" office:value-type="float" office:value="0.35" calcext:value-type="float">
            <text:p>0,4</text:p>
          </table:table-cell>
          <table:table-cell table:style-name="ce16" table:formula="of:=['paramètres modèle'.I251]/['paramètres modèle'.$E251]" office:value-type="float" office:value="0.35" calcext:value-type="float">
            <text:p>0,4</text:p>
          </table:table-cell>
          <table:table-cell table:style-name="ce16" table:formula="of:=['paramètres modèle'.J251]/['paramètres modèle'.$E25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819173792630898" calcext:value-type="float">
            <text:p><text:s/>1 <text:s text:c="3"/></text:p>
          </table:table-cell>
          <table:table-cell table:style-name="ce16" table:formula="of:=['paramètres modèle'.F252]/['paramètres modèle'.$E252]" office:value-type="float" office:value="0.7" calcext:value-type="float">
            <text:p>0,7</text:p>
          </table:table-cell>
          <table:table-cell table:style-name="ce16" table:formula="of:=['paramètres modèle'.G252]/['paramètres modèle'.$E252]" office:value-type="float" office:value="0.35" calcext:value-type="float">
            <text:p>0,4</text:p>
          </table:table-cell>
          <table:table-cell table:style-name="ce16" table:formula="of:=['paramètres modèle'.H252]/['paramètres modèle'.$E252]" office:value-type="float" office:value="0.35" calcext:value-type="float">
            <text:p>0,4</text:p>
          </table:table-cell>
          <table:table-cell table:style-name="ce16" table:formula="of:=['paramètres modèle'.I252]/['paramètres modèle'.$E252]" office:value-type="float" office:value="0.35" calcext:value-type="float">
            <text:p>0,4</text:p>
          </table:table-cell>
          <table:table-cell table:style-name="ce16" table:formula="of:=['paramètres modèle'.J252]/['paramètres modèle'.$E25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.85253241782996" calcext:value-type="float">
            <text:p><text:s/>3 <text:s text:c="3"/></text:p>
          </table:table-cell>
          <table:table-cell table:style-name="ce16" table:formula="of:=['paramètres modèle'.F253]/['paramètres modèle'.$E253]" office:value-type="float" office:value="0.7" calcext:value-type="float">
            <text:p>0,7</text:p>
          </table:table-cell>
          <table:table-cell table:style-name="ce16" table:formula="of:=['paramètres modèle'.G253]/['paramètres modèle'.$E253]" office:value-type="float" office:value="0.35" calcext:value-type="float">
            <text:p>0,4</text:p>
          </table:table-cell>
          <table:table-cell table:style-name="ce16" table:formula="of:=['paramètres modèle'.H253]/['paramètres modèle'.$E253]" office:value-type="float" office:value="0.35" calcext:value-type="float">
            <text:p>0,4</text:p>
          </table:table-cell>
          <table:table-cell table:style-name="ce16" table:formula="of:=['paramètres modèle'.I253]/['paramètres modèle'.$E253]" office:value-type="float" office:value="0.35" calcext:value-type="float">
            <text:p>0,4</text:p>
          </table:table-cell>
          <table:table-cell table:style-name="ce16" table:formula="of:=['paramètres modèle'.J253]/['paramètres modèle'.$E25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56.5111042296363" calcext:value-type="float">
            <text:p><text:s/>57 <text:s text:c="3"/></text:p>
          </table:table-cell>
          <table:table-cell table:style-name="ce16" table:formula="of:=['paramètres modèle'.F254]/['paramètres modèle'.$E254]" office:value-type="float" office:value="0.7" calcext:value-type="float">
            <text:p>0,7</text:p>
          </table:table-cell>
          <table:table-cell table:style-name="ce16" table:formula="of:=['paramètres modèle'.G254]/['paramètres modèle'.$E254]" office:value-type="float" office:value="0.35" calcext:value-type="float">
            <text:p>0,4</text:p>
          </table:table-cell>
          <table:table-cell table:style-name="ce16" table:formula="of:=['paramètres modèle'.H254]/['paramètres modèle'.$E254]" office:value-type="float" office:value="0.35" calcext:value-type="float">
            <text:p>0,4</text:p>
          </table:table-cell>
          <table:table-cell table:style-name="ce16" table:formula="of:=['paramètres modèle'.I254]/['paramètres modèle'.$E254]" office:value-type="float" office:value="0.35" calcext:value-type="float">
            <text:p>0,4</text:p>
          </table:table-cell>
          <table:table-cell table:style-name="ce16" table:formula="of:=['paramètres modèle'.J254]/['paramètres modèle'.$E25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46.5027315860038" calcext:value-type="float">
            <text:p><text:s/>47 <text:s text:c="3"/></text:p>
          </table:table-cell>
          <table:table-cell table:style-name="ce16" table:formula="of:=['paramètres modèle'.F255]/['paramètres modèle'.$E255]" office:value-type="float" office:value="0.7" calcext:value-type="float">
            <text:p>0,7</text:p>
          </table:table-cell>
          <table:table-cell table:style-name="ce16" table:formula="of:=['paramètres modèle'.G255]/['paramètres modèle'.$E255]" office:value-type="float" office:value="0.35" calcext:value-type="float">
            <text:p>0,4</text:p>
          </table:table-cell>
          <table:table-cell table:style-name="ce16" table:formula="of:=['paramètres modèle'.H255]/['paramètres modèle'.$E255]" office:value-type="float" office:value="0.35" calcext:value-type="float">
            <text:p>0,4</text:p>
          </table:table-cell>
          <table:table-cell table:style-name="ce16" table:formula="of:=['paramètres modèle'.I255]/['paramètres modèle'.$E255]" office:value-type="float" office:value="0.35" calcext:value-type="float">
            <text:p>0,4</text:p>
          </table:table-cell>
          <table:table-cell table:style-name="ce16" table:formula="of:=['paramètres modèle'.J255]/['paramètres modèle'.$E25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18365670827921" calcext:value-type="float">
            <text:p><text:s/>1 <text:s text:c="3"/></text:p>
          </table:table-cell>
          <table:table-cell table:style-name="ce16" table:formula="of:=['paramètres modèle'.F256]/['paramètres modèle'.$E256]" office:value-type="float" office:value="0.7" calcext:value-type="float">
            <text:p>0,7</text:p>
          </table:table-cell>
          <table:table-cell table:style-name="ce16" table:formula="of:=['paramètres modèle'.G256]/['paramètres modèle'.$E256]" office:value-type="float" office:value="0.35" calcext:value-type="float">
            <text:p>0,4</text:p>
          </table:table-cell>
          <table:table-cell table:style-name="ce16" table:formula="of:=['paramètres modèle'.H256]/['paramètres modèle'.$E256]" office:value-type="float" office:value="0.35" calcext:value-type="float">
            <text:p>0,4</text:p>
          </table:table-cell>
          <table:table-cell table:style-name="ce16" table:formula="of:=['paramètres modèle'.I256]/['paramètres modèle'.$E256]" office:value-type="float" office:value="0.35" calcext:value-type="float">
            <text:p>0,4</text:p>
          </table:table-cell>
          <table:table-cell table:style-name="ce16" table:formula="of:=['paramètres modèle'.J256]/['paramètres modèle'.$E25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06527641109908" calcext:value-type="float">
            <text:p><text:s/>1 <text:s text:c="3"/></text:p>
          </table:table-cell>
          <table:table-cell table:style-name="ce16" table:formula="of:=['paramètres modèle'.F257]/['paramètres modèle'.$E257]" office:value-type="float" office:value="0.7" calcext:value-type="float">
            <text:p>0,7</text:p>
          </table:table-cell>
          <table:table-cell table:style-name="ce16" table:formula="of:=['paramètres modèle'.G257]/['paramètres modèle'.$E257]" office:value-type="float" office:value="0.35" calcext:value-type="float">
            <text:p>0,4</text:p>
          </table:table-cell>
          <table:table-cell table:style-name="ce16" table:formula="of:=['paramètres modèle'.H257]/['paramètres modèle'.$E257]" office:value-type="float" office:value="0.35" calcext:value-type="float">
            <text:p>0,4</text:p>
          </table:table-cell>
          <table:table-cell table:style-name="ce16" table:formula="of:=['paramètres modèle'.I257]/['paramètres modèle'.$E257]" office:value-type="float" office:value="0.35" calcext:value-type="float">
            <text:p>0,4</text:p>
          </table:table-cell>
          <table:table-cell table:style-name="ce16" table:formula="of:=['paramètres modèle'.J257]/['paramètres modèle'.$E25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25222172102672" calcext:value-type="float">
            <text:p><text:s/>1 <text:s text:c="3"/></text:p>
          </table:table-cell>
          <table:table-cell table:style-name="ce16" table:formula="of:=['paramètres modèle'.F258]/['paramètres modèle'.$E258]" office:value-type="float" office:value="0.7" calcext:value-type="float">
            <text:p>0,7</text:p>
          </table:table-cell>
          <table:table-cell table:style-name="ce16" table:formula="of:=['paramètres modèle'.G258]/['paramètres modèle'.$E258]" office:value-type="float" office:value="0.35" calcext:value-type="float">
            <text:p>0,4</text:p>
          </table:table-cell>
          <table:table-cell table:style-name="ce16" table:formula="of:=['paramètres modèle'.H258]/['paramètres modèle'.$E258]" office:value-type="float" office:value="0.35" calcext:value-type="float">
            <text:p>0,4</text:p>
          </table:table-cell>
          <table:table-cell table:style-name="ce16" table:formula="of:=['paramètres modèle'.I258]/['paramètres modèle'.$E258]" office:value-type="float" office:value="0.35" calcext:value-type="float">
            <text:p>0,4</text:p>
          </table:table-cell>
          <table:table-cell table:style-name="ce16" table:formula="of:=['paramètres modèle'.J258]/['paramètres modèle'.$E25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19023590333175" calcext:value-type="float">
            <text:p><text:s/>1 <text:s text:c="3"/></text:p>
          </table:table-cell>
          <table:table-cell table:style-name="ce16" table:formula="of:=['paramètres modèle'.F259]/['paramètres modèle'.$E259]" office:value-type="float" office:value="0.7" calcext:value-type="float">
            <text:p>0,7</text:p>
          </table:table-cell>
          <table:table-cell table:style-name="ce16" table:formula="of:=['paramètres modèle'.G259]/['paramètres modèle'.$E259]" office:value-type="float" office:value="0.35" calcext:value-type="float">
            <text:p>0,4</text:p>
          </table:table-cell>
          <table:table-cell table:style-name="ce16" table:formula="of:=['paramètres modèle'.H259]/['paramètres modèle'.$E259]" office:value-type="float" office:value="0.35" calcext:value-type="float">
            <text:p>0,4</text:p>
          </table:table-cell>
          <table:table-cell table:style-name="ce16" table:formula="of:=['paramètres modèle'.I259]/['paramètres modèle'.$E259]" office:value-type="float" office:value="0.35" calcext:value-type="float">
            <text:p>0,4</text:p>
          </table:table-cell>
          <table:table-cell table:style-name="ce16" table:formula="of:=['paramètres modèle'.J259]/['paramètres modèle'.$E25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06363520853492" calcext:value-type="float">
            <text:p><text:s/>1 <text:s text:c="3"/></text:p>
          </table:table-cell>
          <table:table-cell table:style-name="ce16" table:formula="of:=['paramètres modèle'.F260]/['paramètres modèle'.$E260]" office:value-type="float" office:value="0.7" calcext:value-type="float">
            <text:p>0,7</text:p>
          </table:table-cell>
          <table:table-cell table:style-name="ce16" table:formula="of:=['paramètres modèle'.G260]/['paramètres modèle'.$E260]" office:value-type="float" office:value="0.35" calcext:value-type="float">
            <text:p>0,4</text:p>
          </table:table-cell>
          <table:table-cell table:style-name="ce16" table:formula="of:=['paramètres modèle'.H260]/['paramètres modèle'.$E260]" office:value-type="float" office:value="0.35" calcext:value-type="float">
            <text:p>0,4</text:p>
          </table:table-cell>
          <table:table-cell table:style-name="ce16" table:formula="of:=['paramètres modèle'.I260]/['paramètres modèle'.$E260]" office:value-type="float" office:value="0.35" calcext:value-type="float">
            <text:p>0,4</text:p>
          </table:table-cell>
          <table:table-cell table:style-name="ce16" table:formula="of:=['paramètres modèle'.J260]/['paramètres modèle'.$E26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154841608695946" calcext:value-type="float">
            <text:p><text:s/>0 <text:s text:c="3"/></text:p>
          </table:table-cell>
          <table:table-cell table:style-name="ce16" table:formula="of:=['paramètres modèle'.F261]/['paramètres modèle'.$E261]" office:value-type="float" office:value="0.7" calcext:value-type="float">
            <text:p>0,7</text:p>
          </table:table-cell>
          <table:table-cell table:style-name="ce16" table:formula="of:=['paramètres modèle'.G261]/['paramètres modèle'.$E261]" office:value-type="float" office:value="0.35" calcext:value-type="float">
            <text:p>0,4</text:p>
          </table:table-cell>
          <table:table-cell table:style-name="ce16" table:formula="of:=['paramètres modèle'.H261]/['paramètres modèle'.$E261]" office:value-type="float" office:value="0.35" calcext:value-type="float">
            <text:p>0,4</text:p>
          </table:table-cell>
          <table:table-cell table:style-name="ce16" table:formula="of:=['paramètres modèle'.I261]/['paramètres modèle'.$E261]" office:value-type="float" office:value="0.35" calcext:value-type="float">
            <text:p>0,4</text:p>
          </table:table-cell>
          <table:table-cell table:style-name="ce16" table:formula="of:=['paramètres modèle'.J261]/['paramètres modèle'.$E26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523250452518285" calcext:value-type="float">
            <text:p><text:s/>1 <text:s text:c="3"/></text:p>
          </table:table-cell>
          <table:table-cell table:style-name="ce16" table:formula="of:=['paramètres modèle'.F262]/['paramètres modèle'.$E262]" office:value-type="float" office:value="0.7" calcext:value-type="float">
            <text:p>0,7</text:p>
          </table:table-cell>
          <table:table-cell table:style-name="ce16" table:formula="of:=['paramètres modèle'.G262]/['paramètres modèle'.$E262]" office:value-type="float" office:value="0.35" calcext:value-type="float">
            <text:p>0,4</text:p>
          </table:table-cell>
          <table:table-cell table:style-name="ce16" table:formula="of:=['paramètres modèle'.H262]/['paramètres modèle'.$E262]" office:value-type="float" office:value="0.35" calcext:value-type="float">
            <text:p>0,4</text:p>
          </table:table-cell>
          <table:table-cell table:style-name="ce16" table:formula="of:=['paramètres modèle'.I262]/['paramètres modèle'.$E262]" office:value-type="float" office:value="0.35" calcext:value-type="float">
            <text:p>0,4</text:p>
          </table:table-cell>
          <table:table-cell table:style-name="ce16" table:formula="of:=['paramètres modèle'.J262]/['paramètres modèle'.$E26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0547728396305762" calcext:value-type="float">
            <text:p><text:s/>0 <text:s text:c="3"/></text:p>
          </table:table-cell>
          <table:table-cell table:style-name="ce16" table:formula="of:=['paramètres modèle'.F263]/['paramètres modèle'.$E263]" office:value-type="float" office:value="0.7" calcext:value-type="float">
            <text:p>0,7</text:p>
          </table:table-cell>
          <table:table-cell table:style-name="ce16" table:formula="of:=['paramètres modèle'.G263]/['paramètres modèle'.$E263]" office:value-type="float" office:value="0.35" calcext:value-type="float">
            <text:p>0,4</text:p>
          </table:table-cell>
          <table:table-cell table:style-name="ce16" table:formula="of:=['paramètres modèle'.H263]/['paramètres modèle'.$E263]" office:value-type="float" office:value="0.35" calcext:value-type="float">
            <text:p>0,4</text:p>
          </table:table-cell>
          <table:table-cell table:style-name="ce16" table:formula="of:=['paramètres modèle'.I263]/['paramètres modèle'.$E263]" office:value-type="float" office:value="0.35" calcext:value-type="float">
            <text:p>0,4</text:p>
          </table:table-cell>
          <table:table-cell table:style-name="ce16" table:formula="of:=['paramètres modèle'.J263]/['paramètres modèle'.$E26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475795370596233" calcext:value-type="float">
            <text:p><text:s/>0 <text:s text:c="3"/></text:p>
          </table:table-cell>
          <table:table-cell table:style-name="ce16" table:formula="of:=['paramètres modèle'.F264]/['paramètres modèle'.$E264]" office:value-type="float" office:value="0.7" calcext:value-type="float">
            <text:p>0,7</text:p>
          </table:table-cell>
          <table:table-cell table:style-name="ce16" table:formula="of:=['paramètres modèle'.G264]/['paramètres modèle'.$E264]" office:value-type="float" office:value="0.35" calcext:value-type="float">
            <text:p>0,4</text:p>
          </table:table-cell>
          <table:table-cell table:style-name="ce16" table:formula="of:=['paramètres modèle'.H264]/['paramètres modèle'.$E264]" office:value-type="float" office:value="0.35" calcext:value-type="float">
            <text:p>0,4</text:p>
          </table:table-cell>
          <table:table-cell table:style-name="ce16" table:formula="of:=['paramètres modèle'.I264]/['paramètres modèle'.$E264]" office:value-type="float" office:value="0.35" calcext:value-type="float">
            <text:p>0,4</text:p>
          </table:table-cell>
          <table:table-cell table:style-name="ce16" table:formula="of:=['paramètres modèle'.J264]/['paramètres modèle'.$E26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484552834263513" calcext:value-type="float">
            <text:p><text:s/>0 <text:s text:c="3"/></text:p>
          </table:table-cell>
          <table:table-cell table:style-name="ce16" table:formula="of:=['paramètres modèle'.F265]/['paramètres modèle'.$E265]" office:value-type="float" office:value="0.7" calcext:value-type="float">
            <text:p>0,7</text:p>
          </table:table-cell>
          <table:table-cell table:style-name="ce16" table:formula="of:=['paramètres modèle'.G265]/['paramètres modèle'.$E265]" office:value-type="float" office:value="0.35" calcext:value-type="float">
            <text:p>0,4</text:p>
          </table:table-cell>
          <table:table-cell table:style-name="ce16" table:formula="of:=['paramètres modèle'.H265]/['paramètres modèle'.$E265]" office:value-type="float" office:value="0.35" calcext:value-type="float">
            <text:p>0,4</text:p>
          </table:table-cell>
          <table:table-cell table:style-name="ce16" table:formula="of:=['paramètres modèle'.I265]/['paramètres modèle'.$E265]" office:value-type="float" office:value="0.35" calcext:value-type="float">
            <text:p>0,4</text:p>
          </table:table-cell>
          <table:table-cell table:style-name="ce16" table:formula="of:=['paramètres modèle'.J265]/['paramètres modèle'.$E26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496175153332792" calcext:value-type="float">
            <text:p><text:s/>0 <text:s text:c="3"/></text:p>
          </table:table-cell>
          <table:table-cell table:style-name="ce16" table:formula="of:=['paramètres modèle'.F266]/['paramètres modèle'.$E266]" office:value-type="float" office:value="0.7" calcext:value-type="float">
            <text:p>0,7</text:p>
          </table:table-cell>
          <table:table-cell table:style-name="ce16" table:formula="of:=['paramètres modèle'.G266]/['paramètres modèle'.$E266]" office:value-type="float" office:value="0.35" calcext:value-type="float">
            <text:p>0,4</text:p>
          </table:table-cell>
          <table:table-cell table:style-name="ce16" table:formula="of:=['paramètres modèle'.H266]/['paramètres modèle'.$E266]" office:value-type="float" office:value="0.35" calcext:value-type="float">
            <text:p>0,4</text:p>
          </table:table-cell>
          <table:table-cell table:style-name="ce16" table:formula="of:=['paramètres modèle'.I266]/['paramètres modèle'.$E266]" office:value-type="float" office:value="0.35" calcext:value-type="float">
            <text:p>0,4</text:p>
          </table:table-cell>
          <table:table-cell table:style-name="ce16" table:formula="of:=['paramètres modèle'.J266]/['paramètres modèle'.$E26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166156739370229" calcext:value-type="float">
            <text:p><text:s/>0 <text:s text:c="3"/></text:p>
          </table:table-cell>
          <table:table-cell table:style-name="ce16" table:formula="of:=['paramètres modèle'.F267]/['paramètres modèle'.$E267]" office:value-type="float" office:value="0.7" calcext:value-type="float">
            <text:p>0,7</text:p>
          </table:table-cell>
          <table:table-cell table:style-name="ce16" table:formula="of:=['paramètres modèle'.G267]/['paramètres modèle'.$E267]" office:value-type="float" office:value="0.35" calcext:value-type="float">
            <text:p>0,4</text:p>
          </table:table-cell>
          <table:table-cell table:style-name="ce16" table:formula="of:=['paramètres modèle'.H267]/['paramètres modèle'.$E267]" office:value-type="float" office:value="0.35" calcext:value-type="float">
            <text:p>0,4</text:p>
          </table:table-cell>
          <table:table-cell table:style-name="ce16" table:formula="of:=['paramètres modèle'.I267]/['paramètres modèle'.$E267]" office:value-type="float" office:value="0.35" calcext:value-type="float">
            <text:p>0,4</text:p>
          </table:table-cell>
          <table:table-cell table:style-name="ce16" table:formula="of:=['paramètres modèle'.J267]/['paramètres modèle'.$E26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159894648366265" calcext:value-type="float">
            <text:p><text:s/>0 <text:s text:c="3"/></text:p>
          </table:table-cell>
          <table:table-cell table:style-name="ce16" table:formula="of:=['paramètres modèle'.F268]/['paramètres modèle'.$E268]" office:value-type="float" office:value="0.7" calcext:value-type="float">
            <text:p>0,7</text:p>
          </table:table-cell>
          <table:table-cell table:style-name="ce16" table:formula="of:=['paramètres modèle'.G268]/['paramètres modèle'.$E268]" office:value-type="float" office:value="0.35" calcext:value-type="float">
            <text:p>0,4</text:p>
          </table:table-cell>
          <table:table-cell table:style-name="ce16" table:formula="of:=['paramètres modèle'.H268]/['paramètres modèle'.$E268]" office:value-type="float" office:value="0.35" calcext:value-type="float">
            <text:p>0,4</text:p>
          </table:table-cell>
          <table:table-cell table:style-name="ce16" table:formula="of:=['paramètres modèle'.I268]/['paramètres modèle'.$E268]" office:value-type="float" office:value="0.35" calcext:value-type="float">
            <text:p>0,4</text:p>
          </table:table-cell>
          <table:table-cell table:style-name="ce16" table:formula="of:=['paramètres modèle'.J268]/['paramètres modèle'.$E26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0544907337617684" calcext:value-type="float">
            <text:p><text:s/>0 <text:s text:c="3"/></text:p>
          </table:table-cell>
          <table:table-cell table:style-name="ce16" table:formula="of:=['paramètres modèle'.F269]/['paramètres modèle'.$E269]" office:value-type="float" office:value="0.7" calcext:value-type="float">
            <text:p>0,7</text:p>
          </table:table-cell>
          <table:table-cell table:style-name="ce16" table:formula="of:=['paramètres modèle'.G269]/['paramètres modèle'.$E269]" office:value-type="float" office:value="0.35" calcext:value-type="float">
            <text:p>0,3</text:p>
          </table:table-cell>
          <table:table-cell table:style-name="ce16" table:formula="of:=['paramètres modèle'.H269]/['paramètres modèle'.$E269]" office:value-type="float" office:value="0.35" calcext:value-type="float">
            <text:p>0,3</text:p>
          </table:table-cell>
          <table:table-cell table:style-name="ce16" table:formula="of:=['paramètres modèle'.I269]/['paramètres modèle'.$E269]" office:value-type="float" office:value="0.35" calcext:value-type="float">
            <text:p>0,3</text:p>
          </table:table-cell>
          <table:table-cell table:style-name="ce16" table:formula="of:=['paramètres modèle'.J269]/['paramètres modèle'.$E269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.05716113898851" calcext:value-type="float">
            <text:p><text:s/>2 <text:s text:c="3"/></text:p>
          </table:table-cell>
          <table:table-cell table:style-name="ce16" table:formula="of:=['paramètres modèle'.F270]/['paramètres modèle'.$E270]" office:value-type="float" office:value="0.7" calcext:value-type="float">
            <text:p>0,7</text:p>
          </table:table-cell>
          <table:table-cell table:style-name="ce16" table:formula="of:=['paramètres modèle'.G270]/['paramètres modèle'.$E270]" office:value-type="float" office:value="0.35" calcext:value-type="float">
            <text:p>0,4</text:p>
          </table:table-cell>
          <table:table-cell table:style-name="ce16" table:formula="of:=['paramètres modèle'.H270]/['paramètres modèle'.$E270]" office:value-type="float" office:value="0.35" calcext:value-type="float">
            <text:p>0,4</text:p>
          </table:table-cell>
          <table:table-cell table:style-name="ce16" table:formula="of:=['paramètres modèle'.I270]/['paramètres modèle'.$E270]" office:value-type="float" office:value="0.35" calcext:value-type="float">
            <text:p>0,4</text:p>
          </table:table-cell>
          <table:table-cell table:style-name="ce16" table:formula="of:=['paramètres modèle'.J270]/['paramètres modèle'.$E27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.33881135325658" calcext:value-type="float">
            <text:p><text:s/>2 <text:s text:c="3"/></text:p>
          </table:table-cell>
          <table:table-cell table:style-name="ce16" table:formula="of:=['paramètres modèle'.F271]/['paramètres modèle'.$E271]" office:value-type="float" office:value="0.7" calcext:value-type="float">
            <text:p>0,7</text:p>
          </table:table-cell>
          <table:table-cell table:style-name="ce16" table:formula="of:=['paramètres modèle'.G271]/['paramètres modèle'.$E271]" office:value-type="float" office:value="0.35" calcext:value-type="float">
            <text:p>0,4</text:p>
          </table:table-cell>
          <table:table-cell table:style-name="ce16" table:formula="of:=['paramètres modèle'.H271]/['paramètres modèle'.$E271]" office:value-type="float" office:value="0.35" calcext:value-type="float">
            <text:p>0,4</text:p>
          </table:table-cell>
          <table:table-cell table:style-name="ce16" table:formula="of:=['paramètres modèle'.I271]/['paramètres modèle'.$E271]" office:value-type="float" office:value="0.35" calcext:value-type="float">
            <text:p>0,4</text:p>
          </table:table-cell>
          <table:table-cell table:style-name="ce16" table:formula="of:=['paramètres modèle'.J271]/['paramètres modèle'.$E27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521139195230286" calcext:value-type="float">
            <text:p><text:s/>1 <text:s text:c="3"/></text:p>
          </table:table-cell>
          <table:table-cell table:style-name="ce16" table:formula="of:=['paramètres modèle'.F272]/['paramètres modèle'.$E272]" office:value-type="float" office:value="0.7" calcext:value-type="float">
            <text:p>0,7</text:p>
          </table:table-cell>
          <table:table-cell table:style-name="ce16" table:formula="of:=['paramètres modèle'.G272]/['paramètres modèle'.$E272]" office:value-type="float" office:value="0.35" calcext:value-type="float">
            <text:p>0,4</text:p>
          </table:table-cell>
          <table:table-cell table:style-name="ce16" table:formula="of:=['paramètres modèle'.H272]/['paramètres modèle'.$E272]" office:value-type="float" office:value="0.35" calcext:value-type="float">
            <text:p>0,4</text:p>
          </table:table-cell>
          <table:table-cell table:style-name="ce16" table:formula="of:=['paramètres modèle'.I272]/['paramètres modèle'.$E272]" office:value-type="float" office:value="0.35" calcext:value-type="float">
            <text:p>0,4</text:p>
          </table:table-cell>
          <table:table-cell table:style-name="ce16" table:formula="of:=['paramètres modèle'.J272]/['paramètres modèle'.$E27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0688656310268868" calcext:value-type="float">
            <text:p><text:s/>0 <text:s text:c="3"/></text:p>
          </table:table-cell>
          <table:table-cell table:style-name="ce16" table:formula="of:=['paramètres modèle'.F273]/['paramètres modèle'.$E273]" office:value-type="float" office:value="0.7" calcext:value-type="float">
            <text:p>0,7</text:p>
          </table:table-cell>
          <table:table-cell table:style-name="ce16" table:formula="of:=['paramètres modèle'.G273]/['paramètres modèle'.$E273]" office:value-type="float" office:value="0.35" calcext:value-type="float">
            <text:p>0,4</text:p>
          </table:table-cell>
          <table:table-cell table:style-name="ce16" table:formula="of:=['paramètres modèle'.H273]/['paramètres modèle'.$E273]" office:value-type="float" office:value="0.35" calcext:value-type="float">
            <text:p>0,4</text:p>
          </table:table-cell>
          <table:table-cell table:style-name="ce16" table:formula="of:=['paramètres modèle'.I273]/['paramètres modèle'.$E273]" office:value-type="float" office:value="0.35" calcext:value-type="float">
            <text:p>0,4</text:p>
          </table:table-cell>
          <table:table-cell table:style-name="ce16" table:formula="of:=['paramètres modèle'.J273]/['paramètres modèle'.$E27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660206681524205" calcext:value-type="float">
            <text:p><text:s/>1 <text:s text:c="3"/></text:p>
          </table:table-cell>
          <table:table-cell table:style-name="ce16" table:formula="of:=['paramètres modèle'.F274]/['paramètres modèle'.$E274]" office:value-type="float" office:value="0.7" calcext:value-type="float">
            <text:p>0,7</text:p>
          </table:table-cell>
          <table:table-cell table:style-name="ce16" table:formula="of:=['paramètres modèle'.G274]/['paramètres modèle'.$E274]" office:value-type="float" office:value="0.35" calcext:value-type="float">
            <text:p>0,3</text:p>
          </table:table-cell>
          <table:table-cell table:style-name="ce16" table:formula="of:=['paramètres modèle'.H274]/['paramètres modèle'.$E274]" office:value-type="float" office:value="0.35" calcext:value-type="float">
            <text:p>0,3</text:p>
          </table:table-cell>
          <table:table-cell table:style-name="ce16" table:formula="of:=['paramètres modèle'.I274]/['paramètres modèle'.$E274]" office:value-type="float" office:value="0.35" calcext:value-type="float">
            <text:p>0,3</text:p>
          </table:table-cell>
          <table:table-cell table:style-name="ce16" table:formula="of:=['paramètres modèle'.J274]/['paramètres modèle'.$E274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898338939680352" calcext:value-type="float">
            <text:p><text:s/>1 <text:s text:c="3"/></text:p>
          </table:table-cell>
          <table:table-cell table:style-name="ce16" table:formula="of:=['paramètres modèle'.F275]/['paramètres modèle'.$E275]" office:value-type="float" office:value="0.7" calcext:value-type="float">
            <text:p>0,7</text:p>
          </table:table-cell>
          <table:table-cell table:style-name="ce16" table:formula="of:=['paramètres modèle'.G275]/['paramètres modèle'.$E275]" office:value-type="float" office:value="0.35" calcext:value-type="float">
            <text:p>0,4</text:p>
          </table:table-cell>
          <table:table-cell table:style-name="ce16" table:formula="of:=['paramètres modèle'.H275]/['paramètres modèle'.$E275]" office:value-type="float" office:value="0.35" calcext:value-type="float">
            <text:p>0,4</text:p>
          </table:table-cell>
          <table:table-cell table:style-name="ce16" table:formula="of:=['paramètres modèle'.I275]/['paramètres modèle'.$E275]" office:value-type="float" office:value="0.35" calcext:value-type="float">
            <text:p>0,4</text:p>
          </table:table-cell>
          <table:table-cell table:style-name="ce16" table:formula="of:=['paramètres modèle'.J275]/['paramètres modèle'.$E27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149690762000284" calcext:value-type="float">
            <text:p><text:s/>0 <text:s text:c="3"/></text:p>
          </table:table-cell>
          <table:table-cell table:style-name="ce16" table:formula="of:=['paramètres modèle'.F276]/['paramètres modèle'.$E276]" office:value-type="float" office:value="0.7" calcext:value-type="float">
            <text:p>0,7</text:p>
          </table:table-cell>
          <table:table-cell table:style-name="ce16" table:formula="of:=['paramètres modèle'.G276]/['paramètres modèle'.$E276]" office:value-type="float" office:value="0.35" calcext:value-type="float">
            <text:p>0,4</text:p>
          </table:table-cell>
          <table:table-cell table:style-name="ce16" table:formula="of:=['paramètres modèle'.H276]/['paramètres modèle'.$E276]" office:value-type="float" office:value="0.35" calcext:value-type="float">
            <text:p>0,4</text:p>
          </table:table-cell>
          <table:table-cell table:style-name="ce16" table:formula="of:=['paramètres modèle'.I276]/['paramètres modèle'.$E276]" office:value-type="float" office:value="0.35" calcext:value-type="float">
            <text:p>0,4</text:p>
          </table:table-cell>
          <table:table-cell table:style-name="ce16" table:formula="of:=['paramètres modèle'.J276]/['paramètres modèle'.$E27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0570834321801112" calcext:value-type="float">
            <text:p><text:s/>0 <text:s text:c="3"/></text:p>
          </table:table-cell>
          <table:table-cell table:style-name="ce16" table:formula="of:=['paramètres modèle'.F277]/['paramètres modèle'.$E277]" office:value-type="float" office:value="0.7" calcext:value-type="float">
            <text:p>0,7</text:p>
          </table:table-cell>
          <table:table-cell table:style-name="ce16" table:formula="of:=['paramètres modèle'.G277]/['paramètres modèle'.$E277]" office:value-type="float" office:value="0.35" calcext:value-type="float">
            <text:p>0,4</text:p>
          </table:table-cell>
          <table:table-cell table:style-name="ce16" table:formula="of:=['paramètres modèle'.H277]/['paramètres modèle'.$E277]" office:value-type="float" office:value="0.35" calcext:value-type="float">
            <text:p>0,4</text:p>
          </table:table-cell>
          <table:table-cell table:style-name="ce16" table:formula="of:=['paramètres modèle'.I277]/['paramètres modèle'.$E277]" office:value-type="float" office:value="0.35" calcext:value-type="float">
            <text:p>0,4</text:p>
          </table:table-cell>
          <table:table-cell table:style-name="ce16" table:formula="of:=['paramètres modèle'.J277]/['paramètres modèle'.$E27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116818039280575" calcext:value-type="float">
            <text:p><text:s/>0 <text:s text:c="3"/></text:p>
          </table:table-cell>
          <table:table-cell table:style-name="ce16" table:formula="of:=['paramètres modèle'.F278]/['paramètres modèle'.$E278]" office:value-type="float" office:value="0.7" calcext:value-type="float">
            <text:p>0,7</text:p>
          </table:table-cell>
          <table:table-cell table:style-name="ce16" table:formula="of:=['paramètres modèle'.G278]/['paramètres modèle'.$E278]" office:value-type="float" office:value="0.35" calcext:value-type="float">
            <text:p>0,4</text:p>
          </table:table-cell>
          <table:table-cell table:style-name="ce16" table:formula="of:=['paramètres modèle'.H278]/['paramètres modèle'.$E278]" office:value-type="float" office:value="0.35" calcext:value-type="float">
            <text:p>0,4</text:p>
          </table:table-cell>
          <table:table-cell table:style-name="ce16" table:formula="of:=['paramètres modèle'.I278]/['paramètres modèle'.$E278]" office:value-type="float" office:value="0.35" calcext:value-type="float">
            <text:p>0,4</text:p>
          </table:table-cell>
          <table:table-cell table:style-name="ce16" table:formula="of:=['paramètres modèle'.J278]/['paramètres modèle'.$E27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0576582454386156" calcext:value-type="float">
            <text:p><text:s/>0 <text:s text:c="3"/></text:p>
          </table:table-cell>
          <table:table-cell table:style-name="ce16" table:formula="of:=['paramètres modèle'.F279]/['paramètres modèle'.$E279]" office:value-type="float" office:value="0.7" calcext:value-type="float">
            <text:p>0,7</text:p>
          </table:table-cell>
          <table:table-cell table:style-name="ce16" table:formula="of:=['paramètres modèle'.G279]/['paramètres modèle'.$E279]" office:value-type="float" office:value="0.35" calcext:value-type="float">
            <text:p>0,3</text:p>
          </table:table-cell>
          <table:table-cell table:style-name="ce16" table:formula="of:=['paramètres modèle'.H279]/['paramètres modèle'.$E279]" office:value-type="float" office:value="0.35" calcext:value-type="float">
            <text:p>0,3</text:p>
          </table:table-cell>
          <table:table-cell table:style-name="ce16" table:formula="of:=['paramètres modèle'.I279]/['paramètres modèle'.$E279]" office:value-type="float" office:value="0.35" calcext:value-type="float">
            <text:p>0,3</text:p>
          </table:table-cell>
          <table:table-cell table:style-name="ce16" table:formula="of:=['paramètres modèle'.J279]/['paramètres modèle'.$E279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10581404453594" calcext:value-type="float">
            <text:p><text:s/>0 <text:s text:c="3"/></text:p>
          </table:table-cell>
          <table:table-cell table:style-name="ce16" table:formula="of:=['paramètres modèle'.F280]/['paramètres modèle'.$E280]" office:value-type="float" office:value="0.7" calcext:value-type="float">
            <text:p>0,7</text:p>
          </table:table-cell>
          <table:table-cell table:style-name="ce16" table:formula="of:=['paramètres modèle'.G280]/['paramètres modèle'.$E280]" office:value-type="float" office:value="0.35" calcext:value-type="float">
            <text:p>0,4</text:p>
          </table:table-cell>
          <table:table-cell table:style-name="ce16" table:formula="of:=['paramètres modèle'.H280]/['paramètres modèle'.$E280]" office:value-type="float" office:value="0.35" calcext:value-type="float">
            <text:p>0,4</text:p>
          </table:table-cell>
          <table:table-cell table:style-name="ce16" table:formula="of:=['paramètres modèle'.I280]/['paramètres modèle'.$E280]" office:value-type="float" office:value="0.35" calcext:value-type="float">
            <text:p>0,4</text:p>
          </table:table-cell>
          <table:table-cell table:style-name="ce16" table:formula="of:=['paramètres modèle'.J280]/['paramètres modèle'.$E280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58939569645074" calcext:value-type="float">
            <text:p><text:s/>2 <text:s text:c="3"/></text:p>
          </table:table-cell>
          <table:table-cell table:style-name="ce16" table:formula="of:=['paramètres modèle'.F281]/['paramètres modèle'.$E281]" office:value-type="float" office:value="0.7" calcext:value-type="float">
            <text:p>0,7</text:p>
          </table:table-cell>
          <table:table-cell table:style-name="ce16" table:formula="of:=['paramètres modèle'.G281]/['paramètres modèle'.$E281]" office:value-type="float" office:value="0.35" calcext:value-type="float">
            <text:p>0,4</text:p>
          </table:table-cell>
          <table:table-cell table:style-name="ce16" table:formula="of:=['paramètres modèle'.H281]/['paramètres modèle'.$E281]" office:value-type="float" office:value="0.35" calcext:value-type="float">
            <text:p>0,4</text:p>
          </table:table-cell>
          <table:table-cell table:style-name="ce16" table:formula="of:=['paramètres modèle'.I281]/['paramètres modèle'.$E281]" office:value-type="float" office:value="0.35" calcext:value-type="float">
            <text:p>0,4</text:p>
          </table:table-cell>
          <table:table-cell table:style-name="ce16" table:formula="of:=['paramètres modèle'.J281]/['paramètres modèle'.$E28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6.07729245654783" calcext:value-type="float">
            <text:p><text:s/>6 <text:s text:c="3"/></text:p>
          </table:table-cell>
          <table:table-cell table:style-name="ce16" table:formula="of:=['paramètres modèle'.F282]/['paramètres modèle'.$E282]" office:value-type="float" office:value="0.7" calcext:value-type="float">
            <text:p>0,7</text:p>
          </table:table-cell>
          <table:table-cell table:style-name="ce16" table:formula="of:=['paramètres modèle'.G282]/['paramètres modèle'.$E282]" office:value-type="float" office:value="0.35" calcext:value-type="float">
            <text:p>0,4</text:p>
          </table:table-cell>
          <table:table-cell table:style-name="ce16" table:formula="of:=['paramètres modèle'.H282]/['paramètres modèle'.$E282]" office:value-type="float" office:value="0.35" calcext:value-type="float">
            <text:p>0,4</text:p>
          </table:table-cell>
          <table:table-cell table:style-name="ce16" table:formula="of:=['paramètres modèle'.I282]/['paramètres modèle'.$E282]" office:value-type="float" office:value="0.35" calcext:value-type="float">
            <text:p>0,4</text:p>
          </table:table-cell>
          <table:table-cell table:style-name="ce16" table:formula="of:=['paramètres modèle'.J282]/['paramètres modèle'.$E282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58939569645074" calcext:value-type="float">
            <text:p><text:s/>2 <text:s text:c="3"/></text:p>
          </table:table-cell>
          <table:table-cell table:style-name="ce16" table:formula="of:=['paramètres modèle'.F283]/['paramètres modèle'.$E283]" office:value-type="float" office:value="0.7" calcext:value-type="float">
            <text:p>0,7</text:p>
          </table:table-cell>
          <table:table-cell table:style-name="ce16" table:formula="of:=['paramètres modèle'.G283]/['paramètres modèle'.$E283]" office:value-type="float" office:value="0.35" calcext:value-type="float">
            <text:p>0,4</text:p>
          </table:table-cell>
          <table:table-cell table:style-name="ce16" table:formula="of:=['paramètres modèle'.H283]/['paramètres modèle'.$E283]" office:value-type="float" office:value="0.35" calcext:value-type="float">
            <text:p>0,4</text:p>
          </table:table-cell>
          <table:table-cell table:style-name="ce16" table:formula="of:=['paramètres modèle'.I283]/['paramètres modèle'.$E283]" office:value-type="float" office:value="0.35" calcext:value-type="float">
            <text:p>0,4</text:p>
          </table:table-cell>
          <table:table-cell table:style-name="ce16" table:formula="of:=['paramètres modèle'.J283]/['paramètres modèle'.$E28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8.22375639368049" calcext:value-type="float">
            <text:p><text:s/>8 <text:s text:c="3"/></text:p>
          </table:table-cell>
          <table:table-cell table:style-name="ce16" table:formula="of:=['paramètres modèle'.F284]/['paramètres modèle'.$E284]" office:value-type="float" office:value="0.7" calcext:value-type="float">
            <text:p>0,7</text:p>
          </table:table-cell>
          <table:table-cell table:style-name="ce16" table:formula="of:=['paramètres modèle'.G284]/['paramètres modèle'.$E284]" office:value-type="float" office:value="0.35" calcext:value-type="float">
            <text:p>0,4</text:p>
          </table:table-cell>
          <table:table-cell table:style-name="ce16" table:formula="of:=['paramètres modèle'.H284]/['paramètres modèle'.$E284]" office:value-type="float" office:value="0.35" calcext:value-type="float">
            <text:p>0,4</text:p>
          </table:table-cell>
          <table:table-cell table:style-name="ce16" table:formula="of:=['paramètres modèle'.I284]/['paramètres modèle'.$E284]" office:value-type="float" office:value="0.35" calcext:value-type="float">
            <text:p>0,4</text:p>
          </table:table-cell>
          <table:table-cell table:style-name="ce16" table:formula="of:=['paramètres modèle'.J284]/['paramètres modèle'.$E28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8.4999141913579" calcext:value-type="float">
            <text:p><text:s/>18 <text:s text:c="3"/></text:p>
          </table:table-cell>
          <table:table-cell table:style-name="ce16" table:formula="of:=['paramètres modèle'.F285]/['paramètres modèle'.$E285]" office:value-type="float" office:value="0.7" calcext:value-type="float">
            <text:p>0,7</text:p>
          </table:table-cell>
          <table:table-cell table:style-name="ce16" table:formula="of:=['paramètres modèle'.G285]/['paramètres modèle'.$E285]" office:value-type="float" office:value="0.35" calcext:value-type="float">
            <text:p>0,4</text:p>
          </table:table-cell>
          <table:table-cell table:style-name="ce16" table:formula="of:=['paramètres modèle'.H285]/['paramètres modèle'.$E285]" office:value-type="float" office:value="0.35" calcext:value-type="float">
            <text:p>0,4</text:p>
          </table:table-cell>
          <table:table-cell table:style-name="ce16" table:formula="of:=['paramètres modèle'.I285]/['paramètres modèle'.$E285]" office:value-type="float" office:value="0.35" calcext:value-type="float">
            <text:p>0,4</text:p>
          </table:table-cell>
          <table:table-cell table:style-name="ce16" table:formula="of:=['paramètres modèle'.J285]/['paramètres modèle'.$E28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3.484943112118" calcext:value-type="float">
            <text:p><text:s/>23 <text:s text:c="3"/></text:p>
          </table:table-cell>
          <table:table-cell table:style-name="ce16" table:formula="of:=['paramètres modèle'.F286]/['paramètres modèle'.$E286]" office:value-type="float" office:value="0.7" calcext:value-type="float">
            <text:p>0,7</text:p>
          </table:table-cell>
          <table:table-cell table:style-name="ce16" table:formula="of:=['paramètres modèle'.G286]/['paramètres modèle'.$E286]" office:value-type="float" office:value="0.35" calcext:value-type="float">
            <text:p>0,4</text:p>
          </table:table-cell>
          <table:table-cell table:style-name="ce16" table:formula="of:=['paramètres modèle'.H286]/['paramètres modèle'.$E286]" office:value-type="float" office:value="0.35" calcext:value-type="float">
            <text:p>0,4</text:p>
          </table:table-cell>
          <table:table-cell table:style-name="ce16" table:formula="of:=['paramètres modèle'.I286]/['paramètres modèle'.$E286]" office:value-type="float" office:value="0.35" calcext:value-type="float">
            <text:p>0,4</text:p>
          </table:table-cell>
          <table:table-cell table:style-name="ce16" table:formula="of:=['paramètres modèle'.J286]/['paramètres modèle'.$E28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.98238818364245" calcext:value-type="float">
            <text:p><text:s/>2 <text:s text:c="3"/></text:p>
          </table:table-cell>
          <table:table-cell table:style-name="ce16" table:formula="of:=['paramètres modèle'.F287]/['paramètres modèle'.$E287]" office:value-type="float" office:value="0.7" calcext:value-type="float">
            <text:p>0,7</text:p>
          </table:table-cell>
          <table:table-cell table:style-name="ce16" table:formula="of:=['paramètres modèle'.G287]/['paramètres modèle'.$E287]" office:value-type="float" office:value="0.35" calcext:value-type="float">
            <text:p>0,4</text:p>
          </table:table-cell>
          <table:table-cell table:style-name="ce16" table:formula="of:=['paramètres modèle'.H287]/['paramètres modèle'.$E287]" office:value-type="float" office:value="0.35" calcext:value-type="float">
            <text:p>0,4</text:p>
          </table:table-cell>
          <table:table-cell table:style-name="ce16" table:formula="of:=['paramètres modèle'.I287]/['paramètres modèle'.$E287]" office:value-type="float" office:value="0.35" calcext:value-type="float">
            <text:p>0,4</text:p>
          </table:table-cell>
          <table:table-cell table:style-name="ce16" table:formula="of:=['paramètres modèle'.J287]/['paramètres modèle'.$E28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.890492467743868" calcext:value-type="float">
            <text:p><text:s/>1 <text:s text:c="3"/></text:p>
          </table:table-cell>
          <table:table-cell table:style-name="ce16" table:formula="of:=['paramètres modèle'.F288]/['paramètres modèle'.$E288]" office:value-type="float" office:value="0.7" calcext:value-type="float">
            <text:p>0,7</text:p>
          </table:table-cell>
          <table:table-cell table:style-name="ce16" table:formula="of:=['paramètres modèle'.G288]/['paramètres modèle'.$E288]" office:value-type="float" office:value="0.35" calcext:value-type="float">
            <text:p>0,4</text:p>
          </table:table-cell>
          <table:table-cell table:style-name="ce16" table:formula="of:=['paramètres modèle'.H288]/['paramètres modèle'.$E288]" office:value-type="float" office:value="0.35" calcext:value-type="float">
            <text:p>0,4</text:p>
          </table:table-cell>
          <table:table-cell table:style-name="ce16" table:formula="of:=['paramètres modèle'.I288]/['paramètres modèle'.$E288]" office:value-type="float" office:value="0.35" calcext:value-type="float">
            <text:p>0,4</text:p>
          </table:table-cell>
          <table:table-cell table:style-name="ce16" table:formula="of:=['paramètres modèle'.J288]/['paramètres modèle'.$E288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1.1338952428414" calcext:value-type="float">
            <text:p><text:s/>11 <text:s text:c="3"/></text:p>
          </table:table-cell>
          <table:table-cell table:style-name="ce16" table:formula="of:=['paramètres modèle'.F289]/['paramètres modèle'.$E289]" office:value-type="float" office:value="0.7" calcext:value-type="float">
            <text:p>0,7</text:p>
          </table:table-cell>
          <table:table-cell table:style-name="ce16" table:formula="of:=['paramètres modèle'.G289]/['paramètres modèle'.$E289]" office:value-type="float" office:value="0.35" calcext:value-type="float">
            <text:p>0,4</text:p>
          </table:table-cell>
          <table:table-cell table:style-name="ce16" table:formula="of:=['paramètres modèle'.H289]/['paramètres modèle'.$E289]" office:value-type="float" office:value="0.35" calcext:value-type="float">
            <text:p>0,4</text:p>
          </table:table-cell>
          <table:table-cell table:style-name="ce16" table:formula="of:=['paramètres modèle'.I289]/['paramètres modèle'.$E289]" office:value-type="float" office:value="0.35" calcext:value-type="float">
            <text:p>0,4</text:p>
          </table:table-cell>
          <table:table-cell table:style-name="ce16" table:formula="of:=['paramètres modèle'.J289]/['paramètres modèle'.$E289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290]/['paramètres modèle'.$E290]" office:value-type="string" office:string-value="" calcext:value-type="error">
            <text:p>#DIV/0 !</text:p>
          </table:table-cell>
          <table:table-cell table:style-name="ce16" table:formula="of:=['paramètres modèle'.G290]/['paramètres modèle'.$E290]" office:value-type="string" office:string-value="" calcext:value-type="error">
            <text:p>#DIV/0 !</text:p>
          </table:table-cell>
          <table:table-cell table:style-name="ce16" table:formula="of:=['paramètres modèle'.H290]/['paramètres modèle'.$E290]" office:value-type="string" office:string-value="" calcext:value-type="error">
            <text:p>#DIV/0 !</text:p>
          </table:table-cell>
          <table:table-cell table:style-name="ce16" table:formula="of:=['paramètres modèle'.I290]/['paramètres modèle'.$E290]" office:value-type="string" office:string-value="" calcext:value-type="error">
            <text:p>#DIV/0 !</text:p>
          </table:table-cell>
          <table:table-cell table:style-name="ce16" table:formula="of:=['paramètres modèle'.J290]/['paramètres modèle'.$E290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7.67872160272438" calcext:value-type="float">
            <text:p><text:s/>8 <text:s text:c="3"/></text:p>
          </table:table-cell>
          <table:table-cell table:style-name="ce16" table:formula="of:=['paramètres modèle'.F291]/['paramètres modèle'.$E291]" office:value-type="float" office:value="0.7" calcext:value-type="float">
            <text:p>0,7</text:p>
          </table:table-cell>
          <table:table-cell table:style-name="ce16" table:formula="of:=['paramètres modèle'.G291]/['paramètres modèle'.$E291]" office:value-type="float" office:value="0.35" calcext:value-type="float">
            <text:p>0,4</text:p>
          </table:table-cell>
          <table:table-cell table:style-name="ce16" table:formula="of:=['paramètres modèle'.H291]/['paramètres modèle'.$E291]" office:value-type="float" office:value="0.35" calcext:value-type="float">
            <text:p>0,4</text:p>
          </table:table-cell>
          <table:table-cell table:style-name="ce16" table:formula="of:=['paramètres modèle'.I291]/['paramètres modèle'.$E291]" office:value-type="float" office:value="0.35" calcext:value-type="float">
            <text:p>0,4</text:p>
          </table:table-cell>
          <table:table-cell table:style-name="ce16" table:formula="of:=['paramètres modèle'.J291]/['paramètres modèle'.$E291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4.1264910833705" calcext:value-type="float">
            <text:p><text:s/>14 <text:s text:c="3"/></text:p>
          </table:table-cell>
          <table:table-cell table:style-name="ce16" table:formula="of:=['paramètres modèle'.F292]/['paramètres modèle'.$E292]" office:value-type="float" office:value="0.7" calcext:value-type="float">
            <text:p>0,7</text:p>
          </table:table-cell>
          <table:table-cell table:style-name="ce16" table:formula="of:=['paramètres modèle'.G292]/['paramètres modèle'.$E292]" office:value-type="float" office:value="0.35" calcext:value-type="float">
            <text:p>0,3</text:p>
          </table:table-cell>
          <table:table-cell table:style-name="ce16" table:formula="of:=['paramètres modèle'.H292]/['paramètres modèle'.$E292]" office:value-type="float" office:value="0.35" calcext:value-type="float">
            <text:p>0,3</text:p>
          </table:table-cell>
          <table:table-cell table:style-name="ce16" table:formula="of:=['paramètres modèle'.I292]/['paramètres modèle'.$E292]" office:value-type="float" office:value="0.35" calcext:value-type="float">
            <text:p>0,3</text:p>
          </table:table-cell>
          <table:table-cell table:style-name="ce16" table:formula="of:=['paramètres modèle'.J292]/['paramètres modèle'.$E292]" office:value-type="float" office:value="0.35" calcext:value-type="float">
            <text:p>0,3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15.408126781156" calcext:value-type="float">
            <text:p><text:s/>15 <text:s text:c="3"/></text:p>
          </table:table-cell>
          <table:table-cell table:style-name="ce16" table:formula="of:=['paramètres modèle'.F293]/['paramètres modèle'.$E293]" office:value-type="float" office:value="0.7" calcext:value-type="float">
            <text:p>0,7</text:p>
          </table:table-cell>
          <table:table-cell table:style-name="ce16" table:formula="of:=['paramètres modèle'.G293]/['paramètres modèle'.$E293]" office:value-type="float" office:value="0.35" calcext:value-type="float">
            <text:p>0,4</text:p>
          </table:table-cell>
          <table:table-cell table:style-name="ce16" table:formula="of:=['paramètres modèle'.H293]/['paramètres modèle'.$E293]" office:value-type="float" office:value="0.35" calcext:value-type="float">
            <text:p>0,4</text:p>
          </table:table-cell>
          <table:table-cell table:style-name="ce16" table:formula="of:=['paramètres modèle'.I293]/['paramètres modèle'.$E293]" office:value-type="float" office:value="0.35" calcext:value-type="float">
            <text:p>0,4</text:p>
          </table:table-cell>
          <table:table-cell table:style-name="ce16" table:formula="of:=['paramètres modèle'.J293]/['paramètres modèle'.$E293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3.14070645463593" calcext:value-type="float">
            <text:p><text:s/>3 <text:s text:c="3"/></text:p>
          </table:table-cell>
          <table:table-cell table:style-name="ce16" table:formula="of:=['paramètres modèle'.F294]/['paramètres modèle'.$E294]" office:value-type="float" office:value="0.7" calcext:value-type="float">
            <text:p>0,7</text:p>
          </table:table-cell>
          <table:table-cell table:style-name="ce16" table:formula="of:=['paramètres modèle'.G294]/['paramètres modèle'.$E294]" office:value-type="float" office:value="0.35" calcext:value-type="float">
            <text:p>0,4</text:p>
          </table:table-cell>
          <table:table-cell table:style-name="ce16" table:formula="of:=['paramètres modèle'.H294]/['paramètres modèle'.$E294]" office:value-type="float" office:value="0.35" calcext:value-type="float">
            <text:p>0,4</text:p>
          </table:table-cell>
          <table:table-cell table:style-name="ce16" table:formula="of:=['paramètres modèle'.I294]/['paramètres modèle'.$E294]" office:value-type="float" office:value="0.35" calcext:value-type="float">
            <text:p>0,4</text:p>
          </table:table-cell>
          <table:table-cell table:style-name="ce16" table:formula="of:=['paramètres modèle'.J294]/['paramètres modèle'.$E294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5.37424948608859" calcext:value-type="float">
            <text:p><text:s/>5 <text:s text:c="3"/></text:p>
          </table:table-cell>
          <table:table-cell table:style-name="ce16" table:formula="of:=['paramètres modèle'.F295]/['paramètres modèle'.$E295]" office:value-type="float" office:value="0.7" calcext:value-type="float">
            <text:p>0,7</text:p>
          </table:table-cell>
          <table:table-cell table:style-name="ce16" table:formula="of:=['paramètres modèle'.G295]/['paramètres modèle'.$E295]" office:value-type="float" office:value="0.35" calcext:value-type="float">
            <text:p>0,4</text:p>
          </table:table-cell>
          <table:table-cell table:style-name="ce16" table:formula="of:=['paramètres modèle'.H295]/['paramètres modèle'.$E295]" office:value-type="float" office:value="0.35" calcext:value-type="float">
            <text:p>0,4</text:p>
          </table:table-cell>
          <table:table-cell table:style-name="ce16" table:formula="of:=['paramètres modèle'.I295]/['paramètres modèle'.$E295]" office:value-type="float" office:value="0.35" calcext:value-type="float">
            <text:p>0,4</text:p>
          </table:table-cell>
          <table:table-cell table:style-name="ce16" table:formula="of:=['paramètres modèle'.J295]/['paramètres modèle'.$E295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3.09855278264014" calcext:value-type="float">
            <text:p><text:s/>3 <text:s text:c="3"/></text:p>
          </table:table-cell>
          <table:table-cell table:style-name="ce16" table:formula="of:=['paramètres modèle'.F296]/['paramètres modèle'.$E296]" office:value-type="float" office:value="0.7" calcext:value-type="float">
            <text:p>0,7</text:p>
          </table:table-cell>
          <table:table-cell table:style-name="ce16" table:formula="of:=['paramètres modèle'.G296]/['paramètres modèle'.$E296]" office:value-type="float" office:value="0.35" calcext:value-type="float">
            <text:p>0,4</text:p>
          </table:table-cell>
          <table:table-cell table:style-name="ce16" table:formula="of:=['paramètres modèle'.H296]/['paramètres modèle'.$E296]" office:value-type="float" office:value="0.35" calcext:value-type="float">
            <text:p>0,4</text:p>
          </table:table-cell>
          <table:table-cell table:style-name="ce16" table:formula="of:=['paramètres modèle'.I296]/['paramètres modèle'.$E296]" office:value-type="float" office:value="0.35" calcext:value-type="float">
            <text:p>0,4</text:p>
          </table:table-cell>
          <table:table-cell table:style-name="ce16" table:formula="of:=['paramètres modèle'.J296]/['paramètres modèle'.$E296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2.77435000307575" calcext:value-type="float">
            <text:p><text:s/>3 <text:s text:c="3"/></text:p>
          </table:table-cell>
          <table:table-cell table:style-name="ce16" table:formula="of:=['paramètres modèle'.F297]/['paramètres modèle'.$E297]" office:value-type="float" office:value="0.7" calcext:value-type="float">
            <text:p>0,7</text:p>
          </table:table-cell>
          <table:table-cell table:style-name="ce16" table:formula="of:=['paramètres modèle'.G297]/['paramètres modèle'.$E297]" office:value-type="float" office:value="0.35" calcext:value-type="float">
            <text:p>0,4</text:p>
          </table:table-cell>
          <table:table-cell table:style-name="ce16" table:formula="of:=['paramètres modèle'.H297]/['paramètres modèle'.$E297]" office:value-type="float" office:value="0.35" calcext:value-type="float">
            <text:p>0,4</text:p>
          </table:table-cell>
          <table:table-cell table:style-name="ce16" table:formula="of:=['paramètres modèle'.I297]/['paramètres modèle'.$E297]" office:value-type="float" office:value="0.35" calcext:value-type="float">
            <text:p>0,4</text:p>
          </table:table-cell>
          <table:table-cell table:style-name="ce16" table:formula="of:=['paramètres modèle'.J297]/['paramètres modèle'.$E297]" office:value-type="float" office:value="0.35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Auxiliaire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298]/['paramètres modèle'.$E298]" office:value-type="string" office:string-value="" calcext:value-type="error">
            <text:p>#DIV/0 !</text:p>
          </table:table-cell>
          <table:table-cell table:style-name="ce16" table:formula="of:=['paramètres modèle'.G298]/['paramètres modèle'.$E298]" office:value-type="string" office:string-value="" calcext:value-type="error">
            <text:p>#DIV/0 !</text:p>
          </table:table-cell>
          <table:table-cell table:style-name="ce16" table:formula="of:=['paramètres modèle'.H298]/['paramètres modèle'.$E298]" office:value-type="string" office:string-value="" calcext:value-type="error">
            <text:p>#DIV/0 !</text:p>
          </table:table-cell>
          <table:table-cell table:style-name="ce16" table:formula="of:=['paramètres modèle'.I298]/['paramètres modèle'.$E298]" office:value-type="string" office:string-value="" calcext:value-type="error">
            <text:p>#DIV/0 !</text:p>
          </table:table-cell>
          <table:table-cell table:style-name="ce16" table:formula="of:=['paramètres modèle'.J298]/['paramètres modèle'.$E298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90054421389105" calcext:value-type="float">
            <text:p><text:s/>3 <text:s text:c="3"/></text:p>
          </table:table-cell>
          <table:table-cell table:style-name="ce16" table:formula="of:=['paramètres modèle'.F299]/['paramètres modèle'.$E299]" office:value-type="float" office:value="1" calcext:value-type="float">
            <text:p>1,0</text:p>
          </table:table-cell>
          <table:table-cell table:style-name="ce16" table:formula="of:=['paramètres modèle'.G299]/['paramètres modèle'.$E299]" office:value-type="float" office:value="1" calcext:value-type="float">
            <text:p>1,0</text:p>
          </table:table-cell>
          <table:table-cell table:style-name="ce16" table:formula="of:=['paramètres modèle'.H299]/['paramètres modèle'.$E299]" office:value-type="float" office:value="1" calcext:value-type="float">
            <text:p>1,0</text:p>
          </table:table-cell>
          <table:table-cell table:style-name="ce16" table:formula="of:=['paramètres modèle'.I299]/['paramètres modèle'.$E299]" office:value-type="float" office:value="1" calcext:value-type="float">
            <text:p>1,0</text:p>
          </table:table-cell>
          <table:table-cell table:style-name="ce16" table:formula="of:=['paramètres modèle'.J299]/['paramètres modèle'.$E29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54949434595384" calcext:value-type="float">
            <text:p><text:s/>4 <text:s text:c="3"/></text:p>
          </table:table-cell>
          <table:table-cell table:style-name="ce16" table:formula="of:=['paramètres modèle'.F300]/['paramètres modèle'.$E300]" office:value-type="float" office:value="1" calcext:value-type="float">
            <text:p>1,0</text:p>
          </table:table-cell>
          <table:table-cell table:style-name="ce16" table:formula="of:=['paramètres modèle'.G300]/['paramètres modèle'.$E300]" office:value-type="float" office:value="1" calcext:value-type="float">
            <text:p>1,0</text:p>
          </table:table-cell>
          <table:table-cell table:style-name="ce16" table:formula="of:=['paramètres modèle'.H300]/['paramètres modèle'.$E300]" office:value-type="float" office:value="1" calcext:value-type="float">
            <text:p>1,0</text:p>
          </table:table-cell>
          <table:table-cell table:style-name="ce16" table:formula="of:=['paramètres modèle'.I300]/['paramètres modèle'.$E300]" office:value-type="float" office:value="1" calcext:value-type="float">
            <text:p>1,0</text:p>
          </table:table-cell>
          <table:table-cell table:style-name="ce16" table:formula="of:=['paramètres modèle'.J300]/['paramètres modèle'.$E30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.5514625" calcext:value-type="float">
            <text:p><text:s/>2 <text:s text:c="3"/></text:p>
          </table:table-cell>
          <table:table-cell table:style-name="ce16" table:formula="of:=['paramètres modèle'.F301]/['paramètres modèle'.$E301]" office:value-type="float" office:value="1" calcext:value-type="float">
            <text:p>1,0</text:p>
          </table:table-cell>
          <table:table-cell table:style-name="ce16" table:formula="of:=['paramètres modèle'.G301]/['paramètres modèle'.$E301]" office:value-type="float" office:value="1" calcext:value-type="float">
            <text:p>1,0</text:p>
          </table:table-cell>
          <table:table-cell table:style-name="ce16" table:formula="of:=['paramètres modèle'.H301]/['paramètres modèle'.$E301]" office:value-type="float" office:value="1" calcext:value-type="float">
            <text:p>1,0</text:p>
          </table:table-cell>
          <table:table-cell table:style-name="ce16" table:formula="of:=['paramètres modèle'.I301]/['paramètres modèle'.$E301]" office:value-type="float" office:value="1" calcext:value-type="float">
            <text:p>1,0</text:p>
          </table:table-cell>
          <table:table-cell table:style-name="ce16" table:formula="of:=['paramètres modèle'.J301]/['paramètres modèle'.$E30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13450725630688" calcext:value-type="float">
            <text:p><text:s/>8 <text:s text:c="3"/></text:p>
          </table:table-cell>
          <table:table-cell table:style-name="ce16" table:formula="of:=['paramètres modèle'.F302]/['paramètres modèle'.$E302]" office:value-type="float" office:value="1" calcext:value-type="float">
            <text:p>1,0</text:p>
          </table:table-cell>
          <table:table-cell table:style-name="ce16" table:formula="of:=['paramètres modèle'.G302]/['paramètres modèle'.$E302]" office:value-type="float" office:value="1" calcext:value-type="float">
            <text:p>1,0</text:p>
          </table:table-cell>
          <table:table-cell table:style-name="ce16" table:formula="of:=['paramètres modèle'.H302]/['paramètres modèle'.$E302]" office:value-type="float" office:value="1" calcext:value-type="float">
            <text:p>1,0</text:p>
          </table:table-cell>
          <table:table-cell table:style-name="ce16" table:formula="of:=['paramètres modèle'.I302]/['paramètres modèle'.$E302]" office:value-type="float" office:value="1" calcext:value-type="float">
            <text:p>1,0</text:p>
          </table:table-cell>
          <table:table-cell table:style-name="ce16" table:formula="of:=['paramètres modèle'.J302]/['paramètres modèle'.$E30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9079990976005" calcext:value-type="float">
            <text:p><text:s/>4 <text:s text:c="3"/></text:p>
          </table:table-cell>
          <table:table-cell table:style-name="ce16" table:formula="of:=['paramètres modèle'.F303]/['paramètres modèle'.$E303]" office:value-type="float" office:value="1" calcext:value-type="float">
            <text:p>1,0</text:p>
          </table:table-cell>
          <table:table-cell table:style-name="ce16" table:formula="of:=['paramètres modèle'.G303]/['paramètres modèle'.$E303]" office:value-type="float" office:value="1" calcext:value-type="float">
            <text:p>1,0</text:p>
          </table:table-cell>
          <table:table-cell table:style-name="ce16" table:formula="of:=['paramètres modèle'.H303]/['paramètres modèle'.$E303]" office:value-type="float" office:value="1" calcext:value-type="float">
            <text:p>1,0</text:p>
          </table:table-cell>
          <table:table-cell table:style-name="ce16" table:formula="of:=['paramètres modèle'.I303]/['paramètres modèle'.$E303]" office:value-type="float" office:value="1" calcext:value-type="float">
            <text:p>1,0</text:p>
          </table:table-cell>
          <table:table-cell table:style-name="ce16" table:formula="of:=['paramètres modèle'.J303]/['paramètres modèle'.$E30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9459588968101" calcext:value-type="float">
            <text:p><text:s/>11 <text:s text:c="3"/></text:p>
          </table:table-cell>
          <table:table-cell table:style-name="ce16" table:formula="of:=['paramètres modèle'.F304]/['paramètres modèle'.$E304]" office:value-type="float" office:value="1" calcext:value-type="float">
            <text:p>1,0</text:p>
          </table:table-cell>
          <table:table-cell table:style-name="ce16" table:formula="of:=['paramètres modèle'.G304]/['paramètres modèle'.$E304]" office:value-type="float" office:value="1" calcext:value-type="float">
            <text:p>1,0</text:p>
          </table:table-cell>
          <table:table-cell table:style-name="ce16" table:formula="of:=['paramètres modèle'.H304]/['paramètres modèle'.$E304]" office:value-type="float" office:value="1" calcext:value-type="float">
            <text:p>1,0</text:p>
          </table:table-cell>
          <table:table-cell table:style-name="ce16" table:formula="of:=['paramètres modèle'.I304]/['paramètres modèle'.$E304]" office:value-type="float" office:value="1" calcext:value-type="float">
            <text:p>1,0</text:p>
          </table:table-cell>
          <table:table-cell table:style-name="ce16" table:formula="of:=['paramètres modèle'.J304]/['paramètres modèle'.$E30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1.789423515783" calcext:value-type="float">
            <text:p><text:s/>12 <text:s text:c="3"/></text:p>
          </table:table-cell>
          <table:table-cell table:style-name="ce16" table:formula="of:=['paramètres modèle'.F305]/['paramètres modèle'.$E305]" office:value-type="float" office:value="1" calcext:value-type="float">
            <text:p>1,0</text:p>
          </table:table-cell>
          <table:table-cell table:style-name="ce16" table:formula="of:=['paramètres modèle'.G305]/['paramètres modèle'.$E305]" office:value-type="float" office:value="1" calcext:value-type="float">
            <text:p>1,0</text:p>
          </table:table-cell>
          <table:table-cell table:style-name="ce16" table:formula="of:=['paramètres modèle'.H305]/['paramètres modèle'.$E305]" office:value-type="float" office:value="1" calcext:value-type="float">
            <text:p>1,0</text:p>
          </table:table-cell>
          <table:table-cell table:style-name="ce16" table:formula="of:=['paramètres modèle'.I305]/['paramètres modèle'.$E305]" office:value-type="float" office:value="1" calcext:value-type="float">
            <text:p>1,0</text:p>
          </table:table-cell>
          <table:table-cell table:style-name="ce16" table:formula="of:=['paramètres modèle'.J305]/['paramètres modèle'.$E30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99632624598906" calcext:value-type="float">
            <text:p><text:s/>9 <text:s text:c="3"/></text:p>
          </table:table-cell>
          <table:table-cell table:style-name="ce16" table:formula="of:=['paramètres modèle'.F306]/['paramètres modèle'.$E306]" office:value-type="float" office:value="1" calcext:value-type="float">
            <text:p>1,0</text:p>
          </table:table-cell>
          <table:table-cell table:style-name="ce16" table:formula="of:=['paramètres modèle'.G306]/['paramètres modèle'.$E306]" office:value-type="float" office:value="1" calcext:value-type="float">
            <text:p>1,0</text:p>
          </table:table-cell>
          <table:table-cell table:style-name="ce16" table:formula="of:=['paramètres modèle'.H306]/['paramètres modèle'.$E306]" office:value-type="float" office:value="1" calcext:value-type="float">
            <text:p>1,0</text:p>
          </table:table-cell>
          <table:table-cell table:style-name="ce16" table:formula="of:=['paramètres modèle'.I306]/['paramètres modèle'.$E306]" office:value-type="float" office:value="1" calcext:value-type="float">
            <text:p>1,0</text:p>
          </table:table-cell>
          <table:table-cell table:style-name="ce16" table:formula="of:=['paramètres modèle'.J306]/['paramètres modèle'.$E30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98423124281757" calcext:value-type="float">
            <text:p><text:s/>9 <text:s text:c="3"/></text:p>
          </table:table-cell>
          <table:table-cell table:style-name="ce16" table:formula="of:=['paramètres modèle'.F307]/['paramètres modèle'.$E307]" office:value-type="float" office:value="1" calcext:value-type="float">
            <text:p>1,0</text:p>
          </table:table-cell>
          <table:table-cell table:style-name="ce16" table:formula="of:=['paramètres modèle'.G307]/['paramètres modèle'.$E307]" office:value-type="float" office:value="1" calcext:value-type="float">
            <text:p>1,0</text:p>
          </table:table-cell>
          <table:table-cell table:style-name="ce16" table:formula="of:=['paramètres modèle'.H307]/['paramètres modèle'.$E307]" office:value-type="float" office:value="1" calcext:value-type="float">
            <text:p>1,0</text:p>
          </table:table-cell>
          <table:table-cell table:style-name="ce16" table:formula="of:=['paramètres modèle'.I307]/['paramètres modèle'.$E307]" office:value-type="float" office:value="1" calcext:value-type="float">
            <text:p>1,0</text:p>
          </table:table-cell>
          <table:table-cell table:style-name="ce16" table:formula="of:=['paramètres modèle'.J307]/['paramètres modèle'.$E30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7.86181772531739" calcext:value-type="float">
            <text:p><text:s/>8 <text:s text:c="3"/></text:p>
          </table:table-cell>
          <table:table-cell table:style-name="ce16" table:formula="of:=['paramètres modèle'.F308]/['paramètres modèle'.$E308]" office:value-type="float" office:value="1" calcext:value-type="float">
            <text:p>1,0</text:p>
          </table:table-cell>
          <table:table-cell table:style-name="ce16" table:formula="of:=['paramètres modèle'.G308]/['paramètres modèle'.$E308]" office:value-type="float" office:value="1" calcext:value-type="float">
            <text:p>1,0</text:p>
          </table:table-cell>
          <table:table-cell table:style-name="ce16" table:formula="of:=['paramètres modèle'.H308]/['paramètres modèle'.$E308]" office:value-type="float" office:value="1" calcext:value-type="float">
            <text:p>1,0</text:p>
          </table:table-cell>
          <table:table-cell table:style-name="ce16" table:formula="of:=['paramètres modèle'.I308]/['paramètres modèle'.$E308]" office:value-type="float" office:value="1" calcext:value-type="float">
            <text:p>1,0</text:p>
          </table:table-cell>
          <table:table-cell table:style-name="ce16" table:formula="of:=['paramètres modèle'.J308]/['paramètres modèle'.$E30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6195188613739" calcext:value-type="float">
            <text:p><text:s/>11 <text:s text:c="3"/></text:p>
          </table:table-cell>
          <table:table-cell table:style-name="ce16" table:formula="of:=['paramètres modèle'.F309]/['paramètres modèle'.$E309]" office:value-type="float" office:value="1" calcext:value-type="float">
            <text:p>1,0</text:p>
          </table:table-cell>
          <table:table-cell table:style-name="ce16" table:formula="of:=['paramètres modèle'.G309]/['paramètres modèle'.$E309]" office:value-type="float" office:value="1" calcext:value-type="float">
            <text:p>1,0</text:p>
          </table:table-cell>
          <table:table-cell table:style-name="ce16" table:formula="of:=['paramètres modèle'.H309]/['paramètres modèle'.$E309]" office:value-type="float" office:value="1" calcext:value-type="float">
            <text:p>1,0</text:p>
          </table:table-cell>
          <table:table-cell table:style-name="ce16" table:formula="of:=['paramètres modèle'.I309]/['paramètres modèle'.$E309]" office:value-type="float" office:value="1" calcext:value-type="float">
            <text:p>1,0</text:p>
          </table:table-cell>
          <table:table-cell table:style-name="ce16" table:formula="of:=['paramètres modèle'.J309]/['paramètres modèle'.$E30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2466042561228" calcext:value-type="float">
            <text:p><text:s/>10 <text:s text:c="3"/></text:p>
          </table:table-cell>
          <table:table-cell table:style-name="ce16" table:formula="of:=['paramètres modèle'.F310]/['paramètres modèle'.$E310]" office:value-type="float" office:value="1" calcext:value-type="float">
            <text:p>1,0</text:p>
          </table:table-cell>
          <table:table-cell table:style-name="ce16" table:formula="of:=['paramètres modèle'.G310]/['paramètres modèle'.$E310]" office:value-type="float" office:value="1" calcext:value-type="float">
            <text:p>1,0</text:p>
          </table:table-cell>
          <table:table-cell table:style-name="ce16" table:formula="of:=['paramètres modèle'.H310]/['paramètres modèle'.$E310]" office:value-type="float" office:value="1" calcext:value-type="float">
            <text:p>1,0</text:p>
          </table:table-cell>
          <table:table-cell table:style-name="ce16" table:formula="of:=['paramètres modèle'.I310]/['paramètres modèle'.$E310]" office:value-type="float" office:value="1" calcext:value-type="float">
            <text:p>1,0</text:p>
          </table:table-cell>
          <table:table-cell table:style-name="ce16" table:formula="of:=['paramètres modèle'.J310]/['paramètres modèle'.$E31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0754676703378" calcext:value-type="float">
            <text:p><text:s/>10 <text:s text:c="3"/></text:p>
          </table:table-cell>
          <table:table-cell table:style-name="ce16" table:formula="of:=['paramètres modèle'.F311]/['paramètres modèle'.$E311]" office:value-type="float" office:value="1" calcext:value-type="float">
            <text:p>1,0</text:p>
          </table:table-cell>
          <table:table-cell table:style-name="ce16" table:formula="of:=['paramètres modèle'.G311]/['paramètres modèle'.$E311]" office:value-type="float" office:value="1" calcext:value-type="float">
            <text:p>1,0</text:p>
          </table:table-cell>
          <table:table-cell table:style-name="ce16" table:formula="of:=['paramètres modèle'.H311]/['paramètres modèle'.$E311]" office:value-type="float" office:value="1" calcext:value-type="float">
            <text:p>1,0</text:p>
          </table:table-cell>
          <table:table-cell table:style-name="ce16" table:formula="of:=['paramètres modèle'.I311]/['paramètres modèle'.$E311]" office:value-type="float" office:value="1" calcext:value-type="float">
            <text:p>1,0</text:p>
          </table:table-cell>
          <table:table-cell table:style-name="ce16" table:formula="of:=['paramètres modèle'.J311]/['paramètres modèle'.$E31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2.223306632491" calcext:value-type="float">
            <text:p><text:s/>12 <text:s text:c="3"/></text:p>
          </table:table-cell>
          <table:table-cell table:style-name="ce16" table:formula="of:=['paramètres modèle'.F312]/['paramètres modèle'.$E312]" office:value-type="float" office:value="1" calcext:value-type="float">
            <text:p>1,0</text:p>
          </table:table-cell>
          <table:table-cell table:style-name="ce16" table:formula="of:=['paramètres modèle'.G312]/['paramètres modèle'.$E312]" office:value-type="float" office:value="1" calcext:value-type="float">
            <text:p>1,0</text:p>
          </table:table-cell>
          <table:table-cell table:style-name="ce16" table:formula="of:=['paramètres modèle'.H312]/['paramètres modèle'.$E312]" office:value-type="float" office:value="1" calcext:value-type="float">
            <text:p>1,0</text:p>
          </table:table-cell>
          <table:table-cell table:style-name="ce16" table:formula="of:=['paramètres modèle'.I312]/['paramètres modèle'.$E312]" office:value-type="float" office:value="1" calcext:value-type="float">
            <text:p>1,0</text:p>
          </table:table-cell>
          <table:table-cell table:style-name="ce16" table:formula="of:=['paramètres modèle'.J312]/['paramètres modèle'.$E31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2.0002720863379" calcext:value-type="float">
            <text:p><text:s/>12 <text:s text:c="3"/></text:p>
          </table:table-cell>
          <table:table-cell table:style-name="ce16" table:formula="of:=['paramètres modèle'.F313]/['paramètres modèle'.$E313]" office:value-type="float" office:value="1" calcext:value-type="float">
            <text:p>1,0</text:p>
          </table:table-cell>
          <table:table-cell table:style-name="ce16" table:formula="of:=['paramètres modèle'.G313]/['paramètres modèle'.$E313]" office:value-type="float" office:value="1" calcext:value-type="float">
            <text:p>1,0</text:p>
          </table:table-cell>
          <table:table-cell table:style-name="ce16" table:formula="of:=['paramètres modèle'.H313]/['paramètres modèle'.$E313]" office:value-type="float" office:value="1" calcext:value-type="float">
            <text:p>1,0</text:p>
          </table:table-cell>
          <table:table-cell table:style-name="ce16" table:formula="of:=['paramètres modèle'.I313]/['paramètres modèle'.$E313]" office:value-type="float" office:value="1" calcext:value-type="float">
            <text:p>1,0</text:p>
          </table:table-cell>
          <table:table-cell table:style-name="ce16" table:formula="of:=['paramètres modèle'.J313]/['paramètres modèle'.$E31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6.25943207422859" calcext:value-type="float">
            <text:p><text:s/>6 <text:s text:c="3"/></text:p>
          </table:table-cell>
          <table:table-cell table:style-name="ce16" table:formula="of:=['paramètres modèle'.F314]/['paramètres modèle'.$E314]" office:value-type="float" office:value="1" calcext:value-type="float">
            <text:p>1,0</text:p>
          </table:table-cell>
          <table:table-cell table:style-name="ce16" table:formula="of:=['paramètres modèle'.G314]/['paramètres modèle'.$E314]" office:value-type="float" office:value="1" calcext:value-type="float">
            <text:p>1,0</text:p>
          </table:table-cell>
          <table:table-cell table:style-name="ce16" table:formula="of:=['paramètres modèle'.H314]/['paramètres modèle'.$E314]" office:value-type="float" office:value="1" calcext:value-type="float">
            <text:p>1,0</text:p>
          </table:table-cell>
          <table:table-cell table:style-name="ce16" table:formula="of:=['paramètres modèle'.I314]/['paramètres modèle'.$E314]" office:value-type="float" office:value="1" calcext:value-type="float">
            <text:p>1,0</text:p>
          </table:table-cell>
          <table:table-cell table:style-name="ce16" table:formula="of:=['paramètres modèle'.J314]/['paramètres modèle'.$E31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0754676703378" calcext:value-type="float">
            <text:p><text:s/>10 <text:s text:c="3"/></text:p>
          </table:table-cell>
          <table:table-cell table:style-name="ce16" table:formula="of:=['paramètres modèle'.F315]/['paramètres modèle'.$E315]" office:value-type="float" office:value="1" calcext:value-type="float">
            <text:p>1,0</text:p>
          </table:table-cell>
          <table:table-cell table:style-name="ce16" table:formula="of:=['paramètres modèle'.G315]/['paramètres modèle'.$E315]" office:value-type="float" office:value="1" calcext:value-type="float">
            <text:p>1,0</text:p>
          </table:table-cell>
          <table:table-cell table:style-name="ce16" table:formula="of:=['paramètres modèle'.H315]/['paramètres modèle'.$E315]" office:value-type="float" office:value="1" calcext:value-type="float">
            <text:p>1,0</text:p>
          </table:table-cell>
          <table:table-cell table:style-name="ce16" table:formula="of:=['paramètres modèle'.I315]/['paramètres modèle'.$E315]" office:value-type="float" office:value="1" calcext:value-type="float">
            <text:p>1,0</text:p>
          </table:table-cell>
          <table:table-cell table:style-name="ce16" table:formula="of:=['paramètres modèle'.J315]/['paramètres modèle'.$E31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41017170888445" calcext:value-type="float">
            <text:p><text:s/>8 <text:s text:c="3"/></text:p>
          </table:table-cell>
          <table:table-cell table:style-name="ce16" table:formula="of:=['paramètres modèle'.F316]/['paramètres modèle'.$E316]" office:value-type="float" office:value="1" calcext:value-type="float">
            <text:p>1,0</text:p>
          </table:table-cell>
          <table:table-cell table:style-name="ce16" table:formula="of:=['paramètres modèle'.G316]/['paramètres modèle'.$E316]" office:value-type="float" office:value="1" calcext:value-type="float">
            <text:p>1,0</text:p>
          </table:table-cell>
          <table:table-cell table:style-name="ce16" table:formula="of:=['paramètres modèle'.H316]/['paramètres modèle'.$E316]" office:value-type="float" office:value="1" calcext:value-type="float">
            <text:p>1,0</text:p>
          </table:table-cell>
          <table:table-cell table:style-name="ce16" table:formula="of:=['paramètres modèle'.I316]/['paramètres modèle'.$E316]" office:value-type="float" office:value="1" calcext:value-type="float">
            <text:p>1,0</text:p>
          </table:table-cell>
          <table:table-cell table:style-name="ce16" table:formula="of:=['paramètres modèle'.J316]/['paramètres modèle'.$E31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0754676703378" calcext:value-type="float">
            <text:p><text:s/>10 <text:s text:c="3"/></text:p>
          </table:table-cell>
          <table:table-cell table:style-name="ce16" table:formula="of:=['paramètres modèle'.F317]/['paramètres modèle'.$E317]" office:value-type="float" office:value="1" calcext:value-type="float">
            <text:p>1,0</text:p>
          </table:table-cell>
          <table:table-cell table:style-name="ce16" table:formula="of:=['paramètres modèle'.G317]/['paramètres modèle'.$E317]" office:value-type="float" office:value="1" calcext:value-type="float">
            <text:p>1,0</text:p>
          </table:table-cell>
          <table:table-cell table:style-name="ce16" table:formula="of:=['paramètres modèle'.H317]/['paramètres modèle'.$E317]" office:value-type="float" office:value="1" calcext:value-type="float">
            <text:p>1,0</text:p>
          </table:table-cell>
          <table:table-cell table:style-name="ce16" table:formula="of:=['paramètres modèle'.I317]/['paramètres modèle'.$E317]" office:value-type="float" office:value="1" calcext:value-type="float">
            <text:p>1,0</text:p>
          </table:table-cell>
          <table:table-cell table:style-name="ce16" table:formula="of:=['paramètres modèle'.J317]/['paramètres modèle'.$E31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0754676703378" calcext:value-type="float">
            <text:p><text:s/>10 <text:s text:c="3"/></text:p>
          </table:table-cell>
          <table:table-cell table:style-name="ce16" table:formula="of:=['paramètres modèle'.F318]/['paramètres modèle'.$E318]" office:value-type="float" office:value="1" calcext:value-type="float">
            <text:p>1,0</text:p>
          </table:table-cell>
          <table:table-cell table:style-name="ce16" table:formula="of:=['paramètres modèle'.G318]/['paramètres modèle'.$E318]" office:value-type="float" office:value="1" calcext:value-type="float">
            <text:p>1,0</text:p>
          </table:table-cell>
          <table:table-cell table:style-name="ce16" table:formula="of:=['paramètres modèle'.H318]/['paramètres modèle'.$E318]" office:value-type="float" office:value="1" calcext:value-type="float">
            <text:p>1,0</text:p>
          </table:table-cell>
          <table:table-cell table:style-name="ce16" table:formula="of:=['paramètres modèle'.I318]/['paramètres modèle'.$E318]" office:value-type="float" office:value="1" calcext:value-type="float">
            <text:p>1,0</text:p>
          </table:table-cell>
          <table:table-cell table:style-name="ce16" table:formula="of:=['paramètres modèle'.J318]/['paramètres modèle'.$E31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9.06777835918731" calcext:value-type="float">
            <text:p><text:s/>9 <text:s text:c="3"/></text:p>
          </table:table-cell>
          <table:table-cell table:style-name="ce16" table:formula="of:=['paramètres modèle'.F319]/['paramètres modèle'.$E319]" office:value-type="float" office:value="1" calcext:value-type="float">
            <text:p>1,0</text:p>
          </table:table-cell>
          <table:table-cell table:style-name="ce16" table:formula="of:=['paramètres modèle'.G319]/['paramètres modèle'.$E319]" office:value-type="float" office:value="1" calcext:value-type="float">
            <text:p>1,0</text:p>
          </table:table-cell>
          <table:table-cell table:style-name="ce16" table:formula="of:=['paramètres modèle'.H319]/['paramètres modèle'.$E319]" office:value-type="float" office:value="1" calcext:value-type="float">
            <text:p>1,0</text:p>
          </table:table-cell>
          <table:table-cell table:style-name="ce16" table:formula="of:=['paramètres modèle'.I319]/['paramètres modèle'.$E319]" office:value-type="float" office:value="1" calcext:value-type="float">
            <text:p>1,0</text:p>
          </table:table-cell>
          <table:table-cell table:style-name="ce16" table:formula="of:=['paramètres modèle'.J319]/['paramètres modèle'.$E31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82289515552352" calcext:value-type="float">
            <text:p><text:s/>9 <text:s text:c="3"/></text:p>
          </table:table-cell>
          <table:table-cell table:style-name="ce16" table:formula="of:=['paramètres modèle'.F320]/['paramètres modèle'.$E320]" office:value-type="float" office:value="1" calcext:value-type="float">
            <text:p>1,0</text:p>
          </table:table-cell>
          <table:table-cell table:style-name="ce16" table:formula="of:=['paramètres modèle'.G320]/['paramètres modèle'.$E320]" office:value-type="float" office:value="1" calcext:value-type="float">
            <text:p>1,0</text:p>
          </table:table-cell>
          <table:table-cell table:style-name="ce16" table:formula="of:=['paramètres modèle'.H320]/['paramètres modèle'.$E320]" office:value-type="float" office:value="1" calcext:value-type="float">
            <text:p>1,0</text:p>
          </table:table-cell>
          <table:table-cell table:style-name="ce16" table:formula="of:=['paramètres modèle'.I320]/['paramètres modèle'.$E320]" office:value-type="float" office:value="1" calcext:value-type="float">
            <text:p>1,0</text:p>
          </table:table-cell>
          <table:table-cell table:style-name="ce16" table:formula="of:=['paramètres modèle'.J320]/['paramètres modèle'.$E32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7.87692334652198" calcext:value-type="float">
            <text:p><text:s/>8 <text:s text:c="3"/></text:p>
          </table:table-cell>
          <table:table-cell table:style-name="ce16" table:formula="of:=['paramètres modèle'.F321]/['paramètres modèle'.$E321]" office:value-type="float" office:value="1" calcext:value-type="float">
            <text:p>1,0</text:p>
          </table:table-cell>
          <table:table-cell table:style-name="ce16" table:formula="of:=['paramètres modèle'.G321]/['paramètres modèle'.$E321]" office:value-type="float" office:value="1" calcext:value-type="float">
            <text:p>1,0</text:p>
          </table:table-cell>
          <table:table-cell table:style-name="ce16" table:formula="of:=['paramètres modèle'.H321]/['paramètres modèle'.$E321]" office:value-type="float" office:value="1" calcext:value-type="float">
            <text:p>1,0</text:p>
          </table:table-cell>
          <table:table-cell table:style-name="ce16" table:formula="of:=['paramètres modèle'.I321]/['paramètres modèle'.$E321]" office:value-type="float" office:value="1" calcext:value-type="float">
            <text:p>1,0</text:p>
          </table:table-cell>
          <table:table-cell table:style-name="ce16" table:formula="of:=['paramètres modèle'.J321]/['paramètres modèle'.$E32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6505083346063" calcext:value-type="float">
            <text:p><text:s/>11 <text:s text:c="3"/></text:p>
          </table:table-cell>
          <table:table-cell table:style-name="ce16" table:formula="of:=['paramètres modèle'.F322]/['paramètres modèle'.$E322]" office:value-type="float" office:value="1" calcext:value-type="float">
            <text:p>1,0</text:p>
          </table:table-cell>
          <table:table-cell table:style-name="ce16" table:formula="of:=['paramètres modèle'.G322]/['paramètres modèle'.$E322]" office:value-type="float" office:value="1" calcext:value-type="float">
            <text:p>1,0</text:p>
          </table:table-cell>
          <table:table-cell table:style-name="ce16" table:formula="of:=['paramètres modèle'.H322]/['paramètres modèle'.$E322]" office:value-type="float" office:value="1" calcext:value-type="float">
            <text:p>1,0</text:p>
          </table:table-cell>
          <table:table-cell table:style-name="ce16" table:formula="of:=['paramètres modèle'.I322]/['paramètres modèle'.$E322]" office:value-type="float" office:value="1" calcext:value-type="float">
            <text:p>1,0</text:p>
          </table:table-cell>
          <table:table-cell table:style-name="ce16" table:formula="of:=['paramètres modèle'.J322]/['paramètres modèle'.$E32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4684078237448" calcext:value-type="float">
            <text:p><text:s/>10 <text:s text:c="3"/></text:p>
          </table:table-cell>
          <table:table-cell table:style-name="ce16" table:formula="of:=['paramètres modèle'.F323]/['paramètres modèle'.$E323]" office:value-type="float" office:value="1" calcext:value-type="float">
            <text:p>1,0</text:p>
          </table:table-cell>
          <table:table-cell table:style-name="ce16" table:formula="of:=['paramètres modèle'.G323]/['paramètres modèle'.$E323]" office:value-type="float" office:value="1" calcext:value-type="float">
            <text:p>1,0</text:p>
          </table:table-cell>
          <table:table-cell table:style-name="ce16" table:formula="of:=['paramètres modèle'.H323]/['paramètres modèle'.$E323]" office:value-type="float" office:value="1" calcext:value-type="float">
            <text:p>1,0</text:p>
          </table:table-cell>
          <table:table-cell table:style-name="ce16" table:formula="of:=['paramètres modèle'.I323]/['paramètres modèle'.$E323]" office:value-type="float" office:value="1" calcext:value-type="float">
            <text:p>1,0</text:p>
          </table:table-cell>
          <table:table-cell table:style-name="ce16" table:formula="of:=['paramètres modèle'.J323]/['paramètres modèle'.$E32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9.16619983432248" calcext:value-type="float">
            <text:p><text:s/>9 <text:s text:c="3"/></text:p>
          </table:table-cell>
          <table:table-cell table:style-name="ce16" table:formula="of:=['paramètres modèle'.F324]/['paramètres modèle'.$E324]" office:value-type="float" office:value="1" calcext:value-type="float">
            <text:p>1,0</text:p>
          </table:table-cell>
          <table:table-cell table:style-name="ce16" table:formula="of:=['paramètres modèle'.G324]/['paramètres modèle'.$E324]" office:value-type="float" office:value="1" calcext:value-type="float">
            <text:p>1,0</text:p>
          </table:table-cell>
          <table:table-cell table:style-name="ce16" table:formula="of:=['paramètres modèle'.H324]/['paramètres modèle'.$E324]" office:value-type="float" office:value="1" calcext:value-type="float">
            <text:p>1,0</text:p>
          </table:table-cell>
          <table:table-cell table:style-name="ce16" table:formula="of:=['paramètres modèle'.I324]/['paramètres modèle'.$E324]" office:value-type="float" office:value="1" calcext:value-type="float">
            <text:p>1,0</text:p>
          </table:table-cell>
          <table:table-cell table:style-name="ce16" table:formula="of:=['paramètres modèle'.J324]/['paramètres modèle'.$E32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2.1271988956559" calcext:value-type="float">
            <text:p><text:s/>12 <text:s text:c="3"/></text:p>
          </table:table-cell>
          <table:table-cell table:style-name="ce16" table:formula="of:=['paramètres modèle'.F325]/['paramètres modèle'.$E325]" office:value-type="float" office:value="1" calcext:value-type="float">
            <text:p>1,0</text:p>
          </table:table-cell>
          <table:table-cell table:style-name="ce16" table:formula="of:=['paramètres modèle'.G325]/['paramètres modèle'.$E325]" office:value-type="float" office:value="1" calcext:value-type="float">
            <text:p>1,0</text:p>
          </table:table-cell>
          <table:table-cell table:style-name="ce16" table:formula="of:=['paramètres modèle'.H325]/['paramètres modèle'.$E325]" office:value-type="float" office:value="1" calcext:value-type="float">
            <text:p>1,0</text:p>
          </table:table-cell>
          <table:table-cell table:style-name="ce16" table:formula="of:=['paramètres modèle'.I325]/['paramètres modèle'.$E325]" office:value-type="float" office:value="1" calcext:value-type="float">
            <text:p>1,0</text:p>
          </table:table-cell>
          <table:table-cell table:style-name="ce16" table:formula="of:=['paramètres modèle'.J325]/['paramètres modèle'.$E32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21670816185287" calcext:value-type="float">
            <text:p><text:s/>8 <text:s text:c="3"/></text:p>
          </table:table-cell>
          <table:table-cell table:style-name="ce16" table:formula="of:=['paramètres modèle'.F326]/['paramètres modèle'.$E326]" office:value-type="float" office:value="1" calcext:value-type="float">
            <text:p>1,0</text:p>
          </table:table-cell>
          <table:table-cell table:style-name="ce16" table:formula="of:=['paramètres modèle'.G326]/['paramètres modèle'.$E326]" office:value-type="float" office:value="1" calcext:value-type="float">
            <text:p>1,0</text:p>
          </table:table-cell>
          <table:table-cell table:style-name="ce16" table:formula="of:=['paramètres modèle'.H326]/['paramètres modèle'.$E326]" office:value-type="float" office:value="1" calcext:value-type="float">
            <text:p>1,0</text:p>
          </table:table-cell>
          <table:table-cell table:style-name="ce16" table:formula="of:=['paramètres modèle'.I326]/['paramètres modèle'.$E326]" office:value-type="float" office:value="1" calcext:value-type="float">
            <text:p>1,0</text:p>
          </table:table-cell>
          <table:table-cell table:style-name="ce16" table:formula="of:=['paramètres modèle'.J326]/['paramètres modèle'.$E32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15247918126709" calcext:value-type="float">
            <text:p><text:s/>8 <text:s text:c="3"/></text:p>
          </table:table-cell>
          <table:table-cell table:style-name="ce16" table:formula="of:=['paramètres modèle'.F327]/['paramètres modèle'.$E327]" office:value-type="float" office:value="1" calcext:value-type="float">
            <text:p>1,0</text:p>
          </table:table-cell>
          <table:table-cell table:style-name="ce16" table:formula="of:=['paramètres modèle'.G327]/['paramètres modèle'.$E327]" office:value-type="float" office:value="1" calcext:value-type="float">
            <text:p>1,0</text:p>
          </table:table-cell>
          <table:table-cell table:style-name="ce16" table:formula="of:=['paramètres modèle'.H327]/['paramètres modèle'.$E327]" office:value-type="float" office:value="1" calcext:value-type="float">
            <text:p>1,0</text:p>
          </table:table-cell>
          <table:table-cell table:style-name="ce16" table:formula="of:=['paramètres modèle'.I327]/['paramètres modèle'.$E327]" office:value-type="float" office:value="1" calcext:value-type="float">
            <text:p>1,0</text:p>
          </table:table-cell>
          <table:table-cell table:style-name="ce16" table:formula="of:=['paramètres modèle'.J327]/['paramètres modèle'.$E32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20320210753294" calcext:value-type="float">
            <text:p><text:s/>8 <text:s text:c="3"/></text:p>
          </table:table-cell>
          <table:table-cell table:style-name="ce16" table:formula="of:=['paramètres modèle'.F328]/['paramètres modèle'.$E328]" office:value-type="float" office:value="1" calcext:value-type="float">
            <text:p>1,0</text:p>
          </table:table-cell>
          <table:table-cell table:style-name="ce16" table:formula="of:=['paramètres modèle'.G328]/['paramètres modèle'.$E328]" office:value-type="float" office:value="1" calcext:value-type="float">
            <text:p>1,0</text:p>
          </table:table-cell>
          <table:table-cell table:style-name="ce16" table:formula="of:=['paramètres modèle'.H328]/['paramètres modèle'.$E328]" office:value-type="float" office:value="1" calcext:value-type="float">
            <text:p>1,0</text:p>
          </table:table-cell>
          <table:table-cell table:style-name="ce16" table:formula="of:=['paramètres modèle'.I328]/['paramètres modèle'.$E328]" office:value-type="float" office:value="1" calcext:value-type="float">
            <text:p>1,0</text:p>
          </table:table-cell>
          <table:table-cell table:style-name="ce16" table:formula="of:=['paramètres modèle'.J328]/['paramètres modèle'.$E32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524526443573" calcext:value-type="float">
            <text:p><text:s/>11 <text:s text:c="3"/></text:p>
          </table:table-cell>
          <table:table-cell table:style-name="ce16" table:formula="of:=['paramètres modèle'.F329]/['paramètres modèle'.$E329]" office:value-type="float" office:value="1" calcext:value-type="float">
            <text:p>1,0</text:p>
          </table:table-cell>
          <table:table-cell table:style-name="ce16" table:formula="of:=['paramètres modèle'.G329]/['paramètres modèle'.$E329]" office:value-type="float" office:value="1" calcext:value-type="float">
            <text:p>1,0</text:p>
          </table:table-cell>
          <table:table-cell table:style-name="ce16" table:formula="of:=['paramètres modèle'.H329]/['paramètres modèle'.$E329]" office:value-type="float" office:value="1" calcext:value-type="float">
            <text:p>1,0</text:p>
          </table:table-cell>
          <table:table-cell table:style-name="ce16" table:formula="of:=['paramètres modèle'.I329]/['paramètres modèle'.$E329]" office:value-type="float" office:value="1" calcext:value-type="float">
            <text:p>1,0</text:p>
          </table:table-cell>
          <table:table-cell table:style-name="ce16" table:formula="of:=['paramètres modèle'.J329]/['paramètres modèle'.$E32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8072991811318" calcext:value-type="float">
            <text:p><text:s/>11 <text:s text:c="3"/></text:p>
          </table:table-cell>
          <table:table-cell table:style-name="ce16" table:formula="of:=['paramètres modèle'.F330]/['paramètres modèle'.$E330]" office:value-type="float" office:value="1" calcext:value-type="float">
            <text:p>1,0</text:p>
          </table:table-cell>
          <table:table-cell table:style-name="ce16" table:formula="of:=['paramètres modèle'.G330]/['paramètres modèle'.$E330]" office:value-type="float" office:value="1" calcext:value-type="float">
            <text:p>1,0</text:p>
          </table:table-cell>
          <table:table-cell table:style-name="ce16" table:formula="of:=['paramètres modèle'.H330]/['paramètres modèle'.$E330]" office:value-type="float" office:value="1" calcext:value-type="float">
            <text:p>1,0</text:p>
          </table:table-cell>
          <table:table-cell table:style-name="ce16" table:formula="of:=['paramètres modèle'.I330]/['paramètres modèle'.$E330]" office:value-type="float" office:value="1" calcext:value-type="float">
            <text:p>1,0</text:p>
          </table:table-cell>
          <table:table-cell table:style-name="ce16" table:formula="of:=['paramètres modèle'.J330]/['paramètres modèle'.$E33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0754676703378" calcext:value-type="float">
            <text:p><text:s/>10 <text:s text:c="3"/></text:p>
          </table:table-cell>
          <table:table-cell table:style-name="ce16" table:formula="of:=['paramètres modèle'.F331]/['paramètres modèle'.$E331]" office:value-type="float" office:value="1" calcext:value-type="float">
            <text:p>1,0</text:p>
          </table:table-cell>
          <table:table-cell table:style-name="ce16" table:formula="of:=['paramètres modèle'.G331]/['paramètres modèle'.$E331]" office:value-type="float" office:value="1" calcext:value-type="float">
            <text:p>1,0</text:p>
          </table:table-cell>
          <table:table-cell table:style-name="ce16" table:formula="of:=['paramètres modèle'.H331]/['paramètres modèle'.$E331]" office:value-type="float" office:value="1" calcext:value-type="float">
            <text:p>1,0</text:p>
          </table:table-cell>
          <table:table-cell table:style-name="ce16" table:formula="of:=['paramètres modèle'.I331]/['paramètres modèle'.$E331]" office:value-type="float" office:value="1" calcext:value-type="float">
            <text:p>1,0</text:p>
          </table:table-cell>
          <table:table-cell table:style-name="ce16" table:formula="of:=['paramètres modèle'.J331]/['paramètres modèle'.$E33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5.3802857764229" calcext:value-type="float">
            <text:p><text:s/>15 <text:s text:c="3"/></text:p>
          </table:table-cell>
          <table:table-cell table:style-name="ce16" table:formula="of:=['paramètres modèle'.F332]/['paramètres modèle'.$E332]" office:value-type="float" office:value="1" calcext:value-type="float">
            <text:p>1,0</text:p>
          </table:table-cell>
          <table:table-cell table:style-name="ce16" table:formula="of:=['paramètres modèle'.G332]/['paramètres modèle'.$E332]" office:value-type="float" office:value="1" calcext:value-type="float">
            <text:p>1,0</text:p>
          </table:table-cell>
          <table:table-cell table:style-name="ce16" table:formula="of:=['paramètres modèle'.H332]/['paramètres modèle'.$E332]" office:value-type="float" office:value="1" calcext:value-type="float">
            <text:p>1,0</text:p>
          </table:table-cell>
          <table:table-cell table:style-name="ce16" table:formula="of:=['paramètres modèle'.I332]/['paramètres modèle'.$E332]" office:value-type="float" office:value="1" calcext:value-type="float">
            <text:p>1,0</text:p>
          </table:table-cell>
          <table:table-cell table:style-name="ce16" table:formula="of:=['paramètres modèle'.J332]/['paramètres modèle'.$E33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5.3311998581432" calcext:value-type="float">
            <text:p><text:s/>15 <text:s text:c="3"/></text:p>
          </table:table-cell>
          <table:table-cell table:style-name="ce16" table:formula="of:=['paramètres modèle'.F333]/['paramètres modèle'.$E333]" office:value-type="float" office:value="1" calcext:value-type="float">
            <text:p>1,0</text:p>
          </table:table-cell>
          <table:table-cell table:style-name="ce16" table:formula="of:=['paramètres modèle'.G333]/['paramètres modèle'.$E333]" office:value-type="float" office:value="1" calcext:value-type="float">
            <text:p>1,0</text:p>
          </table:table-cell>
          <table:table-cell table:style-name="ce16" table:formula="of:=['paramètres modèle'.H333]/['paramètres modèle'.$E333]" office:value-type="float" office:value="1" calcext:value-type="float">
            <text:p>1,0</text:p>
          </table:table-cell>
          <table:table-cell table:style-name="ce16" table:formula="of:=['paramètres modèle'.I333]/['paramètres modèle'.$E333]" office:value-type="float" office:value="1" calcext:value-type="float">
            <text:p>1,0</text:p>
          </table:table-cell>
          <table:table-cell table:style-name="ce16" table:formula="of:=['paramètres modèle'.J333]/['paramètres modèle'.$E33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9.69997494961381" calcext:value-type="float">
            <text:p><text:s/>10 <text:s text:c="3"/></text:p>
          </table:table-cell>
          <table:table-cell table:style-name="ce16" table:formula="of:=['paramètres modèle'.F334]/['paramètres modèle'.$E334]" office:value-type="float" office:value="1" calcext:value-type="float">
            <text:p>1,0</text:p>
          </table:table-cell>
          <table:table-cell table:style-name="ce16" table:formula="of:=['paramètres modèle'.G334]/['paramètres modèle'.$E334]" office:value-type="float" office:value="1" calcext:value-type="float">
            <text:p>1,0</text:p>
          </table:table-cell>
          <table:table-cell table:style-name="ce16" table:formula="of:=['paramètres modèle'.H334]/['paramètres modèle'.$E334]" office:value-type="float" office:value="1" calcext:value-type="float">
            <text:p>1,0</text:p>
          </table:table-cell>
          <table:table-cell table:style-name="ce16" table:formula="of:=['paramètres modèle'.I334]/['paramètres modèle'.$E334]" office:value-type="float" office:value="1" calcext:value-type="float">
            <text:p>1,0</text:p>
          </table:table-cell>
          <table:table-cell table:style-name="ce16" table:formula="of:=['paramètres modèle'.J334]/['paramètres modèle'.$E33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81549207519202" calcext:value-type="float">
            <text:p><text:s/>3 <text:s text:c="3"/></text:p>
          </table:table-cell>
          <table:table-cell table:style-name="ce16" table:formula="of:=['paramètres modèle'.F335]/['paramètres modèle'.$E335]" office:value-type="float" office:value="1" calcext:value-type="float">
            <text:p>1,0</text:p>
          </table:table-cell>
          <table:table-cell table:style-name="ce16" table:formula="of:=['paramètres modèle'.G335]/['paramètres modèle'.$E335]" office:value-type="float" office:value="1" calcext:value-type="float">
            <text:p>1,0</text:p>
          </table:table-cell>
          <table:table-cell table:style-name="ce16" table:formula="of:=['paramètres modèle'.H335]/['paramètres modèle'.$E335]" office:value-type="float" office:value="1" calcext:value-type="float">
            <text:p>1,0</text:p>
          </table:table-cell>
          <table:table-cell table:style-name="ce16" table:formula="of:=['paramètres modèle'.I335]/['paramètres modèle'.$E335]" office:value-type="float" office:value="1" calcext:value-type="float">
            <text:p>1,0</text:p>
          </table:table-cell>
          <table:table-cell table:style-name="ce16" table:formula="of:=['paramètres modèle'.J335]/['paramètres modèle'.$E33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336]/['paramètres modèle'.$E336]" office:value-type="string" office:string-value="" calcext:value-type="error">
            <text:p>#DIV/0 !</text:p>
          </table:table-cell>
          <table:table-cell table:style-name="ce16" table:formula="of:=['paramètres modèle'.G336]/['paramètres modèle'.$E336]" office:value-type="string" office:string-value="" calcext:value-type="error">
            <text:p>#DIV/0 !</text:p>
          </table:table-cell>
          <table:table-cell table:style-name="ce16" table:formula="of:=['paramètres modèle'.H336]/['paramètres modèle'.$E336]" office:value-type="string" office:string-value="" calcext:value-type="error">
            <text:p>#DIV/0 !</text:p>
          </table:table-cell>
          <table:table-cell table:style-name="ce16" table:formula="of:=['paramètres modèle'.I336]/['paramètres modèle'.$E336]" office:value-type="string" office:string-value="" calcext:value-type="error">
            <text:p>#DIV/0 !</text:p>
          </table:table-cell>
          <table:table-cell table:style-name="ce16" table:formula="of:=['paramètres modèle'.J336]/['paramètres modèle'.$E336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2502797621392" calcext:value-type="float">
            <text:p><text:s/>3 <text:s text:c="3"/></text:p>
          </table:table-cell>
          <table:table-cell table:style-name="ce16" table:formula="of:=['paramètres modèle'.F337]/['paramètres modèle'.$E337]" office:value-type="float" office:value="1" calcext:value-type="float">
            <text:p>1,0</text:p>
          </table:table-cell>
          <table:table-cell table:style-name="ce16" table:formula="of:=['paramètres modèle'.G337]/['paramètres modèle'.$E337]" office:value-type="float" office:value="1" calcext:value-type="float">
            <text:p>1,0</text:p>
          </table:table-cell>
          <table:table-cell table:style-name="ce16" table:formula="of:=['paramètres modèle'.H337]/['paramètres modèle'.$E337]" office:value-type="float" office:value="1" calcext:value-type="float">
            <text:p>1,0</text:p>
          </table:table-cell>
          <table:table-cell table:style-name="ce16" table:formula="of:=['paramètres modèle'.I337]/['paramètres modèle'.$E337]" office:value-type="float" office:value="1" calcext:value-type="float">
            <text:p>1,0</text:p>
          </table:table-cell>
          <table:table-cell table:style-name="ce16" table:formula="of:=['paramètres modèle'.J337]/['paramètres modèle'.$E33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80762547811607" calcext:value-type="float">
            <text:p><text:s/>3 <text:s text:c="3"/></text:p>
          </table:table-cell>
          <table:table-cell table:style-name="ce16" table:formula="of:=['paramètres modèle'.F338]/['paramètres modèle'.$E338]" office:value-type="float" office:value="1" calcext:value-type="float">
            <text:p>1,0</text:p>
          </table:table-cell>
          <table:table-cell table:style-name="ce16" table:formula="of:=['paramètres modèle'.G338]/['paramètres modèle'.$E338]" office:value-type="float" office:value="1" calcext:value-type="float">
            <text:p>1,0</text:p>
          </table:table-cell>
          <table:table-cell table:style-name="ce16" table:formula="of:=['paramètres modèle'.H338]/['paramètres modèle'.$E338]" office:value-type="float" office:value="1" calcext:value-type="float">
            <text:p>1,0</text:p>
          </table:table-cell>
          <table:table-cell table:style-name="ce16" table:formula="of:=['paramètres modèle'.I338]/['paramètres modèle'.$E338]" office:value-type="float" office:value="1" calcext:value-type="float">
            <text:p>1,0</text:p>
          </table:table-cell>
          <table:table-cell table:style-name="ce16" table:formula="of:=['paramètres modèle'.J338]/['paramètres modèle'.$E33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46105503956445" calcext:value-type="float">
            <text:p><text:s/>3 <text:s text:c="3"/></text:p>
          </table:table-cell>
          <table:table-cell table:style-name="ce16" table:formula="of:=['paramètres modèle'.F339]/['paramètres modèle'.$E339]" office:value-type="float" office:value="1" calcext:value-type="float">
            <text:p>1,0</text:p>
          </table:table-cell>
          <table:table-cell table:style-name="ce16" table:formula="of:=['paramètres modèle'.G339]/['paramètres modèle'.$E339]" office:value-type="float" office:value="1" calcext:value-type="float">
            <text:p>1,0</text:p>
          </table:table-cell>
          <table:table-cell table:style-name="ce16" table:formula="of:=['paramètres modèle'.H339]/['paramètres modèle'.$E339]" office:value-type="float" office:value="1" calcext:value-type="float">
            <text:p>1,0</text:p>
          </table:table-cell>
          <table:table-cell table:style-name="ce16" table:formula="of:=['paramètres modèle'.I339]/['paramètres modèle'.$E339]" office:value-type="float" office:value="1" calcext:value-type="float">
            <text:p>1,0</text:p>
          </table:table-cell>
          <table:table-cell table:style-name="ce16" table:formula="of:=['paramètres modèle'.J339]/['paramètres modèle'.$E33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5624480679863" calcext:value-type="float">
            <text:p><text:s/>3 <text:s text:c="3"/></text:p>
          </table:table-cell>
          <table:table-cell table:style-name="ce16" table:formula="of:=['paramètres modèle'.F340]/['paramètres modèle'.$E340]" office:value-type="float" office:value="1" calcext:value-type="float">
            <text:p>1,0</text:p>
          </table:table-cell>
          <table:table-cell table:style-name="ce16" table:formula="of:=['paramètres modèle'.G340]/['paramètres modèle'.$E340]" office:value-type="float" office:value="1" calcext:value-type="float">
            <text:p>1,0</text:p>
          </table:table-cell>
          <table:table-cell table:style-name="ce16" table:formula="of:=['paramètres modèle'.H340]/['paramètres modèle'.$E340]" office:value-type="float" office:value="1" calcext:value-type="float">
            <text:p>1,0</text:p>
          </table:table-cell>
          <table:table-cell table:style-name="ce16" table:formula="of:=['paramètres modèle'.I340]/['paramètres modèle'.$E340]" office:value-type="float" office:value="1" calcext:value-type="float">
            <text:p>1,0</text:p>
          </table:table-cell>
          <table:table-cell table:style-name="ce16" table:formula="of:=['paramètres modèle'.J340]/['paramètres modèle'.$E34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5860721901502" calcext:value-type="float">
            <text:p><text:s/>3 <text:s text:c="3"/></text:p>
          </table:table-cell>
          <table:table-cell table:style-name="ce16" table:formula="of:=['paramètres modèle'.F341]/['paramètres modèle'.$E341]" office:value-type="float" office:value="1" calcext:value-type="float">
            <text:p>1,0</text:p>
          </table:table-cell>
          <table:table-cell table:style-name="ce16" table:formula="of:=['paramètres modèle'.G341]/['paramètres modèle'.$E341]" office:value-type="float" office:value="1" calcext:value-type="float">
            <text:p>1,0</text:p>
          </table:table-cell>
          <table:table-cell table:style-name="ce16" table:formula="of:=['paramètres modèle'.H341]/['paramètres modèle'.$E341]" office:value-type="float" office:value="1" calcext:value-type="float">
            <text:p>1,0</text:p>
          </table:table-cell>
          <table:table-cell table:style-name="ce16" table:formula="of:=['paramètres modèle'.I341]/['paramètres modèle'.$E341]" office:value-type="float" office:value="1" calcext:value-type="float">
            <text:p>1,0</text:p>
          </table:table-cell>
          <table:table-cell table:style-name="ce16" table:formula="of:=['paramètres modèle'.J341]/['paramètres modèle'.$E34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4031414348691" calcext:value-type="float">
            <text:p><text:s/>3 <text:s text:c="3"/></text:p>
          </table:table-cell>
          <table:table-cell table:style-name="ce16" table:formula="of:=['paramètres modèle'.F342]/['paramètres modèle'.$E342]" office:value-type="float" office:value="1" calcext:value-type="float">
            <text:p>1,0</text:p>
          </table:table-cell>
          <table:table-cell table:style-name="ce16" table:formula="of:=['paramètres modèle'.G342]/['paramètres modèle'.$E342]" office:value-type="float" office:value="1" calcext:value-type="float">
            <text:p>1,0</text:p>
          </table:table-cell>
          <table:table-cell table:style-name="ce16" table:formula="of:=['paramètres modèle'.H342]/['paramètres modèle'.$E342]" office:value-type="float" office:value="1" calcext:value-type="float">
            <text:p>1,0</text:p>
          </table:table-cell>
          <table:table-cell table:style-name="ce16" table:formula="of:=['paramètres modèle'.I342]/['paramètres modèle'.$E342]" office:value-type="float" office:value="1" calcext:value-type="float">
            <text:p>1,0</text:p>
          </table:table-cell>
          <table:table-cell table:style-name="ce16" table:formula="of:=['paramètres modèle'.J342]/['paramètres modèle'.$E34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88034657568009" calcext:value-type="float">
            <text:p><text:s/>3 <text:s text:c="3"/></text:p>
          </table:table-cell>
          <table:table-cell table:style-name="ce16" table:formula="of:=['paramètres modèle'.F343]/['paramètres modèle'.$E343]" office:value-type="float" office:value="1" calcext:value-type="float">
            <text:p>1,0</text:p>
          </table:table-cell>
          <table:table-cell table:style-name="ce16" table:formula="of:=['paramètres modèle'.G343]/['paramètres modèle'.$E343]" office:value-type="float" office:value="1" calcext:value-type="float">
            <text:p>1,0</text:p>
          </table:table-cell>
          <table:table-cell table:style-name="ce16" table:formula="of:=['paramètres modèle'.H343]/['paramètres modèle'.$E343]" office:value-type="float" office:value="1" calcext:value-type="float">
            <text:p>1,0</text:p>
          </table:table-cell>
          <table:table-cell table:style-name="ce16" table:formula="of:=['paramètres modèle'.I343]/['paramètres modèle'.$E343]" office:value-type="float" office:value="1" calcext:value-type="float">
            <text:p>1,0</text:p>
          </table:table-cell>
          <table:table-cell table:style-name="ce16" table:formula="of:=['paramètres modèle'.J343]/['paramètres modèle'.$E34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57440376699188" calcext:value-type="float">
            <text:p><text:s/>4 <text:s text:c="3"/></text:p>
          </table:table-cell>
          <table:table-cell table:style-name="ce16" table:formula="of:=['paramètres modèle'.F344]/['paramètres modèle'.$E344]" office:value-type="float" office:value="1" calcext:value-type="float">
            <text:p>1,0</text:p>
          </table:table-cell>
          <table:table-cell table:style-name="ce16" table:formula="of:=['paramètres modèle'.G344]/['paramètres modèle'.$E344]" office:value-type="float" office:value="1" calcext:value-type="float">
            <text:p>1,0</text:p>
          </table:table-cell>
          <table:table-cell table:style-name="ce16" table:formula="of:=['paramètres modèle'.H344]/['paramètres modèle'.$E344]" office:value-type="float" office:value="1" calcext:value-type="float">
            <text:p>1,0</text:p>
          </table:table-cell>
          <table:table-cell table:style-name="ce16" table:formula="of:=['paramètres modèle'.I344]/['paramètres modèle'.$E344]" office:value-type="float" office:value="1" calcext:value-type="float">
            <text:p>1,0</text:p>
          </table:table-cell>
          <table:table-cell table:style-name="ce16" table:formula="of:=['paramètres modèle'.J344]/['paramètres modèle'.$E34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25996328959339" calcext:value-type="float">
            <text:p><text:s/>3 <text:s text:c="3"/></text:p>
          </table:table-cell>
          <table:table-cell table:style-name="ce16" table:formula="of:=['paramètres modèle'.F345]/['paramètres modèle'.$E345]" office:value-type="float" office:value="1" calcext:value-type="float">
            <text:p>1,0</text:p>
          </table:table-cell>
          <table:table-cell table:style-name="ce16" table:formula="of:=['paramètres modèle'.G345]/['paramètres modèle'.$E345]" office:value-type="float" office:value="1" calcext:value-type="float">
            <text:p>1,0</text:p>
          </table:table-cell>
          <table:table-cell table:style-name="ce16" table:formula="of:=['paramètres modèle'.H345]/['paramètres modèle'.$E345]" office:value-type="float" office:value="1" calcext:value-type="float">
            <text:p>1,0</text:p>
          </table:table-cell>
          <table:table-cell table:style-name="ce16" table:formula="of:=['paramètres modèle'.I345]/['paramètres modèle'.$E345]" office:value-type="float" office:value="1" calcext:value-type="float">
            <text:p>1,0</text:p>
          </table:table-cell>
          <table:table-cell table:style-name="ce16" table:formula="of:=['paramètres modèle'.J345]/['paramètres modèle'.$E34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1586900142617" calcext:value-type="float">
            <text:p><text:s/>3 <text:s text:c="3"/></text:p>
          </table:table-cell>
          <table:table-cell table:style-name="ce16" table:formula="of:=['paramètres modèle'.F346]/['paramètres modèle'.$E346]" office:value-type="float" office:value="1" calcext:value-type="float">
            <text:p>1,0</text:p>
          </table:table-cell>
          <table:table-cell table:style-name="ce16" table:formula="of:=['paramètres modèle'.G346]/['paramètres modèle'.$E346]" office:value-type="float" office:value="1" calcext:value-type="float">
            <text:p>1,0</text:p>
          </table:table-cell>
          <table:table-cell table:style-name="ce16" table:formula="of:=['paramètres modèle'.H346]/['paramètres modèle'.$E346]" office:value-type="float" office:value="1" calcext:value-type="float">
            <text:p>1,0</text:p>
          </table:table-cell>
          <table:table-cell table:style-name="ce16" table:formula="of:=['paramètres modèle'.I346]/['paramètres modèle'.$E346]" office:value-type="float" office:value="1" calcext:value-type="float">
            <text:p>1,0</text:p>
          </table:table-cell>
          <table:table-cell table:style-name="ce16" table:formula="of:=['paramètres modèle'.J346]/['paramètres modèle'.$E34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2635135826382" calcext:value-type="float">
            <text:p><text:s/>3 <text:s text:c="3"/></text:p>
          </table:table-cell>
          <table:table-cell table:style-name="ce16" table:formula="of:=['paramètres modèle'.F347]/['paramètres modèle'.$E347]" office:value-type="float" office:value="1" calcext:value-type="float">
            <text:p>1,0</text:p>
          </table:table-cell>
          <table:table-cell table:style-name="ce16" table:formula="of:=['paramètres modèle'.G347]/['paramètres modèle'.$E347]" office:value-type="float" office:value="1" calcext:value-type="float">
            <text:p>1,0</text:p>
          </table:table-cell>
          <table:table-cell table:style-name="ce16" table:formula="of:=['paramètres modèle'.H347]/['paramètres modèle'.$E347]" office:value-type="float" office:value="1" calcext:value-type="float">
            <text:p>1,0</text:p>
          </table:table-cell>
          <table:table-cell table:style-name="ce16" table:formula="of:=['paramètres modèle'.I347]/['paramètres modèle'.$E347]" office:value-type="float" office:value="1" calcext:value-type="float">
            <text:p>1,0</text:p>
          </table:table-cell>
          <table:table-cell table:style-name="ce16" table:formula="of:=['paramètres modèle'.J347]/['paramètres modèle'.$E34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2245166400497" calcext:value-type="float">
            <text:p><text:s/>3 <text:s text:c="3"/></text:p>
          </table:table-cell>
          <table:table-cell table:style-name="ce16" table:formula="of:=['paramètres modèle'.F348]/['paramètres modèle'.$E348]" office:value-type="float" office:value="1" calcext:value-type="float">
            <text:p>1,0</text:p>
          </table:table-cell>
          <table:table-cell table:style-name="ce16" table:formula="of:=['paramètres modèle'.G348]/['paramètres modèle'.$E348]" office:value-type="float" office:value="1" calcext:value-type="float">
            <text:p>1,0</text:p>
          </table:table-cell>
          <table:table-cell table:style-name="ce16" table:formula="of:=['paramètres modèle'.H348]/['paramètres modèle'.$E348]" office:value-type="float" office:value="1" calcext:value-type="float">
            <text:p>1,0</text:p>
          </table:table-cell>
          <table:table-cell table:style-name="ce16" table:formula="of:=['paramètres modèle'.I348]/['paramètres modèle'.$E348]" office:value-type="float" office:value="1" calcext:value-type="float">
            <text:p>1,0</text:p>
          </table:table-cell>
          <table:table-cell table:style-name="ce16" table:formula="of:=['paramètres modèle'.J348]/['paramètres modèle'.$E34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29094695873286" calcext:value-type="float">
            <text:p><text:s/>3 <text:s text:c="3"/></text:p>
          </table:table-cell>
          <table:table-cell table:style-name="ce16" table:formula="of:=['paramètres modèle'.F349]/['paramètres modèle'.$E349]" office:value-type="float" office:value="1" calcext:value-type="float">
            <text:p>1,0</text:p>
          </table:table-cell>
          <table:table-cell table:style-name="ce16" table:formula="of:=['paramètres modèle'.G349]/['paramètres modèle'.$E349]" office:value-type="float" office:value="1" calcext:value-type="float">
            <text:p>1,0</text:p>
          </table:table-cell>
          <table:table-cell table:style-name="ce16" table:formula="of:=['paramètres modèle'.H349]/['paramètres modèle'.$E349]" office:value-type="float" office:value="1" calcext:value-type="float">
            <text:p>1,0</text:p>
          </table:table-cell>
          <table:table-cell table:style-name="ce16" table:formula="of:=['paramètres modèle'.I349]/['paramètres modèle'.$E349]" office:value-type="float" office:value="1" calcext:value-type="float">
            <text:p>1,0</text:p>
          </table:table-cell>
          <table:table-cell table:style-name="ce16" table:formula="of:=['paramètres modèle'.J349]/['paramètres modèle'.$E34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26846557296205" calcext:value-type="float">
            <text:p><text:s/>3 <text:s text:c="3"/></text:p>
          </table:table-cell>
          <table:table-cell table:style-name="ce16" table:formula="of:=['paramètres modèle'.F350]/['paramètres modèle'.$E350]" office:value-type="float" office:value="1" calcext:value-type="float">
            <text:p>1,0</text:p>
          </table:table-cell>
          <table:table-cell table:style-name="ce16" table:formula="of:=['paramètres modèle'.G350]/['paramètres modèle'.$E350]" office:value-type="float" office:value="1" calcext:value-type="float">
            <text:p>1,0</text:p>
          </table:table-cell>
          <table:table-cell table:style-name="ce16" table:formula="of:=['paramètres modèle'.H350]/['paramètres modèle'.$E350]" office:value-type="float" office:value="1" calcext:value-type="float">
            <text:p>1,0</text:p>
          </table:table-cell>
          <table:table-cell table:style-name="ce16" table:formula="of:=['paramètres modèle'.I350]/['paramètres modèle'.$E350]" office:value-type="float" office:value="1" calcext:value-type="float">
            <text:p>1,0</text:p>
          </table:table-cell>
          <table:table-cell table:style-name="ce16" table:formula="of:=['paramètres modèle'.J350]/['paramètres modèle'.$E35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88590446427097" calcext:value-type="float">
            <text:p><text:s/>3 <text:s text:c="3"/></text:p>
          </table:table-cell>
          <table:table-cell table:style-name="ce16" table:formula="of:=['paramètres modèle'.F351]/['paramètres modèle'.$E351]" office:value-type="float" office:value="1" calcext:value-type="float">
            <text:p>1,0</text:p>
          </table:table-cell>
          <table:table-cell table:style-name="ce16" table:formula="of:=['paramètres modèle'.G351]/['paramètres modèle'.$E351]" office:value-type="float" office:value="1" calcext:value-type="float">
            <text:p>1,0</text:p>
          </table:table-cell>
          <table:table-cell table:style-name="ce16" table:formula="of:=['paramètres modèle'.H351]/['paramètres modèle'.$E351]" office:value-type="float" office:value="1" calcext:value-type="float">
            <text:p>1,0</text:p>
          </table:table-cell>
          <table:table-cell table:style-name="ce16" table:formula="of:=['paramètres modèle'.I351]/['paramètres modèle'.$E351]" office:value-type="float" office:value="1" calcext:value-type="float">
            <text:p>1,0</text:p>
          </table:table-cell>
          <table:table-cell table:style-name="ce16" table:formula="of:=['paramètres modèle'.J351]/['paramètres modèle'.$E35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94308483134889" calcext:value-type="float">
            <text:p><text:s/>3 <text:s text:c="3"/></text:p>
          </table:table-cell>
          <table:table-cell table:style-name="ce16" table:formula="of:=['paramètres modèle'.F352]/['paramètres modèle'.$E352]" office:value-type="float" office:value="1" calcext:value-type="float">
            <text:p>1,0</text:p>
          </table:table-cell>
          <table:table-cell table:style-name="ce16" table:formula="of:=['paramètres modèle'.G352]/['paramètres modèle'.$E352]" office:value-type="float" office:value="1" calcext:value-type="float">
            <text:p>1,0</text:p>
          </table:table-cell>
          <table:table-cell table:style-name="ce16" table:formula="of:=['paramètres modèle'.H352]/['paramètres modèle'.$E352]" office:value-type="float" office:value="1" calcext:value-type="float">
            <text:p>1,0</text:p>
          </table:table-cell>
          <table:table-cell table:style-name="ce16" table:formula="of:=['paramètres modèle'.I352]/['paramètres modèle'.$E352]" office:value-type="float" office:value="1" calcext:value-type="float">
            <text:p>1,0</text:p>
          </table:table-cell>
          <table:table-cell table:style-name="ce16" table:formula="of:=['paramètres modèle'.J352]/['paramètres modèle'.$E35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84834791456198" calcext:value-type="float">
            <text:p><text:s/>3 <text:s text:c="3"/></text:p>
          </table:table-cell>
          <table:table-cell table:style-name="ce16" table:formula="of:=['paramètres modèle'.F353]/['paramètres modèle'.$E353]" office:value-type="float" office:value="1" calcext:value-type="float">
            <text:p>1,0</text:p>
          </table:table-cell>
          <table:table-cell table:style-name="ce16" table:formula="of:=['paramètres modèle'.G353]/['paramètres modèle'.$E353]" office:value-type="float" office:value="1" calcext:value-type="float">
            <text:p>1,0</text:p>
          </table:table-cell>
          <table:table-cell table:style-name="ce16" table:formula="of:=['paramètres modèle'.H353]/['paramètres modèle'.$E353]" office:value-type="float" office:value="1" calcext:value-type="float">
            <text:p>1,0</text:p>
          </table:table-cell>
          <table:table-cell table:style-name="ce16" table:formula="of:=['paramètres modèle'.I353]/['paramètres modèle'.$E353]" office:value-type="float" office:value="1" calcext:value-type="float">
            <text:p>1,0</text:p>
          </table:table-cell>
          <table:table-cell table:style-name="ce16" table:formula="of:=['paramètres modèle'.J353]/['paramètres modèle'.$E35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6.46380828308965" calcext:value-type="float">
            <text:p><text:s/>6 <text:s text:c="3"/></text:p>
          </table:table-cell>
          <table:table-cell table:style-name="ce16" table:formula="of:=['paramètres modèle'.F354]/['paramètres modèle'.$E354]" office:value-type="float" office:value="1" calcext:value-type="float">
            <text:p>1,0</text:p>
          </table:table-cell>
          <table:table-cell table:style-name="ce16" table:formula="of:=['paramètres modèle'.G354]/['paramètres modèle'.$E354]" office:value-type="float" office:value="1" calcext:value-type="float">
            <text:p>1,0</text:p>
          </table:table-cell>
          <table:table-cell table:style-name="ce16" table:formula="of:=['paramètres modèle'.H354]/['paramètres modèle'.$E354]" office:value-type="float" office:value="1" calcext:value-type="float">
            <text:p>1,0</text:p>
          </table:table-cell>
          <table:table-cell table:style-name="ce16" table:formula="of:=['paramètres modèle'.I354]/['paramètres modèle'.$E354]" office:value-type="float" office:value="1" calcext:value-type="float">
            <text:p>1,0</text:p>
          </table:table-cell>
          <table:table-cell table:style-name="ce16" table:formula="of:=['paramètres modèle'.J354]/['paramètres modèle'.$E35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5.12495035771029" calcext:value-type="float">
            <text:p><text:s/>5 <text:s text:c="3"/></text:p>
          </table:table-cell>
          <table:table-cell table:style-name="ce16" table:formula="of:=['paramètres modèle'.F355]/['paramètres modèle'.$E355]" office:value-type="float" office:value="1" calcext:value-type="float">
            <text:p>1,0</text:p>
          </table:table-cell>
          <table:table-cell table:style-name="ce16" table:formula="of:=['paramètres modèle'.G355]/['paramètres modèle'.$E355]" office:value-type="float" office:value="1" calcext:value-type="float">
            <text:p>1,0</text:p>
          </table:table-cell>
          <table:table-cell table:style-name="ce16" table:formula="of:=['paramètres modèle'.H355]/['paramètres modèle'.$E355]" office:value-type="float" office:value="1" calcext:value-type="float">
            <text:p>1,0</text:p>
          </table:table-cell>
          <table:table-cell table:style-name="ce16" table:formula="of:=['paramètres modèle'.I355]/['paramètres modèle'.$E355]" office:value-type="float" office:value="1" calcext:value-type="float">
            <text:p>1,0</text:p>
          </table:table-cell>
          <table:table-cell table:style-name="ce16" table:formula="of:=['paramètres modèle'.J355]/['paramètres modèle'.$E35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6.47999156169555" calcext:value-type="float">
            <text:p><text:s/>6 <text:s text:c="3"/></text:p>
          </table:table-cell>
          <table:table-cell table:style-name="ce16" table:formula="of:=['paramètres modèle'.F356]/['paramètres modèle'.$E356]" office:value-type="float" office:value="1" calcext:value-type="float">
            <text:p>1,0</text:p>
          </table:table-cell>
          <table:table-cell table:style-name="ce16" table:formula="of:=['paramètres modèle'.G356]/['paramètres modèle'.$E356]" office:value-type="float" office:value="1" calcext:value-type="float">
            <text:p>1,0</text:p>
          </table:table-cell>
          <table:table-cell table:style-name="ce16" table:formula="of:=['paramètres modèle'.H356]/['paramètres modèle'.$E356]" office:value-type="float" office:value="1" calcext:value-type="float">
            <text:p>1,0</text:p>
          </table:table-cell>
          <table:table-cell table:style-name="ce16" table:formula="of:=['paramètres modèle'.I356]/['paramètres modèle'.$E356]" office:value-type="float" office:value="1" calcext:value-type="float">
            <text:p>1,0</text:p>
          </table:table-cell>
          <table:table-cell table:style-name="ce16" table:formula="of:=['paramètres modèle'.J356]/['paramètres modèle'.$E35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7.04289584992701" calcext:value-type="float">
            <text:p><text:s/>7 <text:s text:c="3"/></text:p>
          </table:table-cell>
          <table:table-cell table:style-name="ce16" table:formula="of:=['paramètres modèle'.F357]/['paramètres modèle'.$E357]" office:value-type="float" office:value="1" calcext:value-type="float">
            <text:p>1,0</text:p>
          </table:table-cell>
          <table:table-cell table:style-name="ce16" table:formula="of:=['paramètres modèle'.G357]/['paramètres modèle'.$E357]" office:value-type="float" office:value="1" calcext:value-type="float">
            <text:p>1,0</text:p>
          </table:table-cell>
          <table:table-cell table:style-name="ce16" table:formula="of:=['paramètres modèle'.H357]/['paramètres modèle'.$E357]" office:value-type="float" office:value="1" calcext:value-type="float">
            <text:p>1,0</text:p>
          </table:table-cell>
          <table:table-cell table:style-name="ce16" table:formula="of:=['paramètres modèle'.I357]/['paramètres modèle'.$E357]" office:value-type="float" office:value="1" calcext:value-type="float">
            <text:p>1,0</text:p>
          </table:table-cell>
          <table:table-cell table:style-name="ce16" table:formula="of:=['paramètres modèle'.J357]/['paramètres modèle'.$E35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5.0655564750501" calcext:value-type="float">
            <text:p><text:s/>5 <text:s text:c="3"/></text:p>
          </table:table-cell>
          <table:table-cell table:style-name="ce16" table:formula="of:=['paramètres modèle'.F358]/['paramètres modèle'.$E358]" office:value-type="float" office:value="1" calcext:value-type="float">
            <text:p>1,0</text:p>
          </table:table-cell>
          <table:table-cell table:style-name="ce16" table:formula="of:=['paramètres modèle'.G358]/['paramètres modèle'.$E358]" office:value-type="float" office:value="1" calcext:value-type="float">
            <text:p>1,0</text:p>
          </table:table-cell>
          <table:table-cell table:style-name="ce16" table:formula="of:=['paramètres modèle'.H358]/['paramètres modèle'.$E358]" office:value-type="float" office:value="1" calcext:value-type="float">
            <text:p>1,0</text:p>
          </table:table-cell>
          <table:table-cell table:style-name="ce16" table:formula="of:=['paramètres modèle'.I358]/['paramètres modèle'.$E358]" office:value-type="float" office:value="1" calcext:value-type="float">
            <text:p>1,0</text:p>
          </table:table-cell>
          <table:table-cell table:style-name="ce16" table:formula="of:=['paramètres modèle'.J358]/['paramètres modèle'.$E35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0.949897102198338" calcext:value-type="float">
            <text:p><text:s/>1 <text:s text:c="3"/></text:p>
          </table:table-cell>
          <table:table-cell table:style-name="ce16" table:formula="of:=['paramètres modèle'.F359]/['paramètres modèle'.$E359]" office:value-type="float" office:value="1" calcext:value-type="float">
            <text:p>1,0</text:p>
          </table:table-cell>
          <table:table-cell table:style-name="ce16" table:formula="of:=['paramètres modèle'.G359]/['paramètres modèle'.$E359]" office:value-type="float" office:value="1" calcext:value-type="float">
            <text:p>1,0</text:p>
          </table:table-cell>
          <table:table-cell table:style-name="ce16" table:formula="of:=['paramètres modèle'.H359]/['paramètres modèle'.$E359]" office:value-type="float" office:value="1" calcext:value-type="float">
            <text:p>1,0</text:p>
          </table:table-cell>
          <table:table-cell table:style-name="ce16" table:formula="of:=['paramètres modèle'.I359]/['paramètres modèle'.$E359]" office:value-type="float" office:value="1" calcext:value-type="float">
            <text:p>1,0</text:p>
          </table:table-cell>
          <table:table-cell table:style-name="ce16" table:formula="of:=['paramètres modèle'.J359]/['paramètres modèle'.$E35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33899996438205" calcext:value-type="float">
            <text:p><text:s/>2 <text:s text:c="3"/></text:p>
          </table:table-cell>
          <table:table-cell table:style-name="ce16" table:formula="of:=['paramètres modèle'.F360]/['paramètres modèle'.$E360]" office:value-type="float" office:value="1" calcext:value-type="float">
            <text:p>1,0</text:p>
          </table:table-cell>
          <table:table-cell table:style-name="ce16" table:formula="of:=['paramètres modèle'.G360]/['paramètres modèle'.$E360]" office:value-type="float" office:value="1" calcext:value-type="float">
            <text:p>1,0</text:p>
          </table:table-cell>
          <table:table-cell table:style-name="ce16" table:formula="of:=['paramètres modèle'.H360]/['paramètres modèle'.$E360]" office:value-type="float" office:value="1" calcext:value-type="float">
            <text:p>1,0</text:p>
          </table:table-cell>
          <table:table-cell table:style-name="ce16" table:formula="of:=['paramètres modèle'.I360]/['paramètres modèle'.$E360]" office:value-type="float" office:value="1" calcext:value-type="float">
            <text:p>1,0</text:p>
          </table:table-cell>
          <table:table-cell table:style-name="ce16" table:formula="of:=['paramètres modèle'.J360]/['paramètres modèle'.$E36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0.519289259519617" calcext:value-type="float">
            <text:p><text:s/>1 <text:s text:c="3"/></text:p>
          </table:table-cell>
          <table:table-cell table:style-name="ce16" table:formula="of:=['paramètres modèle'.F361]/['paramètres modèle'.$E361]" office:value-type="float" office:value="1" calcext:value-type="float">
            <text:p>1,0</text:p>
          </table:table-cell>
          <table:table-cell table:style-name="ce16" table:formula="of:=['paramètres modèle'.G361]/['paramètres modèle'.$E361]" office:value-type="float" office:value="1" calcext:value-type="float">
            <text:p>1,0</text:p>
          </table:table-cell>
          <table:table-cell table:style-name="ce16" table:formula="of:=['paramètres modèle'.H361]/['paramètres modèle'.$E361]" office:value-type="float" office:value="1" calcext:value-type="float">
            <text:p>1,0</text:p>
          </table:table-cell>
          <table:table-cell table:style-name="ce16" table:formula="of:=['paramètres modèle'.I361]/['paramètres modèle'.$E361]" office:value-type="float" office:value="1" calcext:value-type="float">
            <text:p>1,0</text:p>
          </table:table-cell>
          <table:table-cell table:style-name="ce16" table:formula="of:=['paramètres modèle'.J361]/['paramètres modèle'.$E36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5652107393992" calcext:value-type="float">
            <text:p><text:s/>4 <text:s text:c="3"/></text:p>
          </table:table-cell>
          <table:table-cell table:style-name="ce16" table:formula="of:=['paramètres modèle'.F362]/['paramètres modèle'.$E362]" office:value-type="float" office:value="1" calcext:value-type="float">
            <text:p>1,0</text:p>
          </table:table-cell>
          <table:table-cell table:style-name="ce16" table:formula="of:=['paramètres modèle'.G362]/['paramètres modèle'.$E362]" office:value-type="float" office:value="1" calcext:value-type="float">
            <text:p>1,0</text:p>
          </table:table-cell>
          <table:table-cell table:style-name="ce16" table:formula="of:=['paramètres modèle'.H362]/['paramètres modèle'.$E362]" office:value-type="float" office:value="1" calcext:value-type="float">
            <text:p>1,0</text:p>
          </table:table-cell>
          <table:table-cell table:style-name="ce16" table:formula="of:=['paramètres modèle'.I362]/['paramètres modèle'.$E362]" office:value-type="float" office:value="1" calcext:value-type="float">
            <text:p>1,0</text:p>
          </table:table-cell>
          <table:table-cell table:style-name="ce16" table:formula="of:=['paramètres modèle'.J362]/['paramètres modèle'.$E36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45172400841011" calcext:value-type="float">
            <text:p><text:s/>3 <text:s text:c="3"/></text:p>
          </table:table-cell>
          <table:table-cell table:style-name="ce16" table:formula="of:=['paramètres modèle'.F363]/['paramètres modèle'.$E363]" office:value-type="float" office:value="1" calcext:value-type="float">
            <text:p>1,0</text:p>
          </table:table-cell>
          <table:table-cell table:style-name="ce16" table:formula="of:=['paramètres modèle'.G363]/['paramètres modèle'.$E363]" office:value-type="float" office:value="1" calcext:value-type="float">
            <text:p>1,0</text:p>
          </table:table-cell>
          <table:table-cell table:style-name="ce16" table:formula="of:=['paramètres modèle'.H363]/['paramètres modèle'.$E363]" office:value-type="float" office:value="1" calcext:value-type="float">
            <text:p>1,0</text:p>
          </table:table-cell>
          <table:table-cell table:style-name="ce16" table:formula="of:=['paramètres modèle'.I363]/['paramètres modèle'.$E363]" office:value-type="float" office:value="1" calcext:value-type="float">
            <text:p>1,0</text:p>
          </table:table-cell>
          <table:table-cell table:style-name="ce16" table:formula="of:=['paramètres modèle'.J363]/['paramètres modèle'.$E36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39724502677956" calcext:value-type="float">
            <text:p><text:s/>3 <text:s text:c="3"/></text:p>
          </table:table-cell>
          <table:table-cell table:style-name="ce16" table:formula="of:=['paramètres modèle'.F364]/['paramètres modèle'.$E364]" office:value-type="float" office:value="1" calcext:value-type="float">
            <text:p>1,0</text:p>
          </table:table-cell>
          <table:table-cell table:style-name="ce16" table:formula="of:=['paramètres modèle'.G364]/['paramètres modèle'.$E364]" office:value-type="float" office:value="1" calcext:value-type="float">
            <text:p>1,0</text:p>
          </table:table-cell>
          <table:table-cell table:style-name="ce16" table:formula="of:=['paramètres modèle'.H364]/['paramètres modèle'.$E364]" office:value-type="float" office:value="1" calcext:value-type="float">
            <text:p>1,0</text:p>
          </table:table-cell>
          <table:table-cell table:style-name="ce16" table:formula="of:=['paramètres modèle'.I364]/['paramètres modèle'.$E364]" office:value-type="float" office:value="1" calcext:value-type="float">
            <text:p>1,0</text:p>
          </table:table-cell>
          <table:table-cell table:style-name="ce16" table:formula="of:=['paramètres modèle'.J364]/['paramètres modèle'.$E36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0.964626719851155" calcext:value-type="float">
            <text:p><text:s/>1 <text:s text:c="3"/></text:p>
          </table:table-cell>
          <table:table-cell table:style-name="ce16" table:formula="of:=['paramètres modèle'.F365]/['paramètres modèle'.$E365]" office:value-type="float" office:value="1" calcext:value-type="float">
            <text:p>1,0</text:p>
          </table:table-cell>
          <table:table-cell table:style-name="ce16" table:formula="of:=['paramètres modèle'.G365]/['paramètres modèle'.$E365]" office:value-type="float" office:value="1" calcext:value-type="float">
            <text:p>1,0</text:p>
          </table:table-cell>
          <table:table-cell table:style-name="ce16" table:formula="of:=['paramètres modèle'.H365]/['paramètres modèle'.$E365]" office:value-type="float" office:value="1" calcext:value-type="float">
            <text:p>1,0</text:p>
          </table:table-cell>
          <table:table-cell table:style-name="ce16" table:formula="of:=['paramètres modèle'.I365]/['paramètres modèle'.$E365]" office:value-type="float" office:value="1" calcext:value-type="float">
            <text:p>1,0</text:p>
          </table:table-cell>
          <table:table-cell table:style-name="ce16" table:formula="of:=['paramètres modèle'.J365]/['paramètres modèle'.$E36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0.96208755083014" calcext:value-type="float">
            <text:p><text:s/>1 <text:s text:c="3"/></text:p>
          </table:table-cell>
          <table:table-cell table:style-name="ce16" table:formula="of:=['paramètres modèle'.F366]/['paramètres modèle'.$E366]" office:value-type="float" office:value="1" calcext:value-type="float">
            <text:p>1,0</text:p>
          </table:table-cell>
          <table:table-cell table:style-name="ce16" table:formula="of:=['paramètres modèle'.G366]/['paramètres modèle'.$E366]" office:value-type="float" office:value="1" calcext:value-type="float">
            <text:p>1,0</text:p>
          </table:table-cell>
          <table:table-cell table:style-name="ce16" table:formula="of:=['paramètres modèle'.H366]/['paramètres modèle'.$E366]" office:value-type="float" office:value="1" calcext:value-type="float">
            <text:p>1,0</text:p>
          </table:table-cell>
          <table:table-cell table:style-name="ce16" table:formula="of:=['paramètres modèle'.I366]/['paramètres modèle'.$E366]" office:value-type="float" office:value="1" calcext:value-type="float">
            <text:p>1,0</text:p>
          </table:table-cell>
          <table:table-cell table:style-name="ce16" table:formula="of:=['paramètres modèle'.J366]/['paramètres modèle'.$E36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0.519423477173668" calcext:value-type="float">
            <text:p><text:s/>1 <text:s text:c="3"/></text:p>
          </table:table-cell>
          <table:table-cell table:style-name="ce16" table:formula="of:=['paramètres modèle'.F367]/['paramètres modèle'.$E367]" office:value-type="float" office:value="1" calcext:value-type="float">
            <text:p>1,0</text:p>
          </table:table-cell>
          <table:table-cell table:style-name="ce16" table:formula="of:=['paramètres modèle'.G367]/['paramètres modèle'.$E367]" office:value-type="float" office:value="1" calcext:value-type="float">
            <text:p>1,0</text:p>
          </table:table-cell>
          <table:table-cell table:style-name="ce16" table:formula="of:=['paramètres modèle'.H367]/['paramètres modèle'.$E367]" office:value-type="float" office:value="1" calcext:value-type="float">
            <text:p>1,0</text:p>
          </table:table-cell>
          <table:table-cell table:style-name="ce16" table:formula="of:=['paramètres modèle'.I367]/['paramètres modèle'.$E367]" office:value-type="float" office:value="1" calcext:value-type="float">
            <text:p>1,0</text:p>
          </table:table-cell>
          <table:table-cell table:style-name="ce16" table:formula="of:=['paramètres modèle'.J367]/['paramètres modèle'.$E36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.58089418372605" calcext:value-type="float">
            <text:p><text:s/>2 <text:s text:c="3"/></text:p>
          </table:table-cell>
          <table:table-cell table:style-name="ce16" table:formula="of:=['paramètres modèle'.F368]/['paramètres modèle'.$E368]" office:value-type="float" office:value="1" calcext:value-type="float">
            <text:p>1,0</text:p>
          </table:table-cell>
          <table:table-cell table:style-name="ce16" table:formula="of:=['paramètres modèle'.G368]/['paramètres modèle'.$E368]" office:value-type="float" office:value="1" calcext:value-type="float">
            <text:p>1,0</text:p>
          </table:table-cell>
          <table:table-cell table:style-name="ce16" table:formula="of:=['paramètres modèle'.H368]/['paramètres modèle'.$E368]" office:value-type="float" office:value="1" calcext:value-type="float">
            <text:p>1,0</text:p>
          </table:table-cell>
          <table:table-cell table:style-name="ce16" table:formula="of:=['paramètres modèle'.I368]/['paramètres modèle'.$E368]" office:value-type="float" office:value="1" calcext:value-type="float">
            <text:p>1,0</text:p>
          </table:table-cell>
          <table:table-cell table:style-name="ce16" table:formula="of:=['paramètres modèle'.J368]/['paramètres modèle'.$E36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.63455364038704" calcext:value-type="float">
            <text:p><text:s/>2 <text:s text:c="3"/></text:p>
          </table:table-cell>
          <table:table-cell table:style-name="ce16" table:formula="of:=['paramètres modèle'.F369]/['paramètres modèle'.$E369]" office:value-type="float" office:value="1" calcext:value-type="float">
            <text:p>1,0</text:p>
          </table:table-cell>
          <table:table-cell table:style-name="ce16" table:formula="of:=['paramètres modèle'.G369]/['paramètres modèle'.$E369]" office:value-type="float" office:value="1" calcext:value-type="float">
            <text:p>1,0</text:p>
          </table:table-cell>
          <table:table-cell table:style-name="ce16" table:formula="of:=['paramètres modèle'.H369]/['paramètres modèle'.$E369]" office:value-type="float" office:value="1" calcext:value-type="float">
            <text:p>1,0</text:p>
          </table:table-cell>
          <table:table-cell table:style-name="ce16" table:formula="of:=['paramètres modèle'.I369]/['paramètres modèle'.$E369]" office:value-type="float" office:value="1" calcext:value-type="float">
            <text:p>1,0</text:p>
          </table:table-cell>
          <table:table-cell table:style-name="ce16" table:formula="of:=['paramètres modèle'.J369]/['paramètres modèle'.$E36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30569646267833" calcext:value-type="float">
            <text:p><text:s/>2 <text:s text:c="3"/></text:p>
          </table:table-cell>
          <table:table-cell table:style-name="ce16" table:formula="of:=['paramètres modèle'.F370]/['paramètres modèle'.$E370]" office:value-type="float" office:value="1" calcext:value-type="float">
            <text:p>1,0</text:p>
          </table:table-cell>
          <table:table-cell table:style-name="ce16" table:formula="of:=['paramètres modèle'.G370]/['paramètres modèle'.$E370]" office:value-type="float" office:value="1" calcext:value-type="float">
            <text:p>1,0</text:p>
          </table:table-cell>
          <table:table-cell table:style-name="ce16" table:formula="of:=['paramètres modèle'.H370]/['paramètres modèle'.$E370]" office:value-type="float" office:value="1" calcext:value-type="float">
            <text:p>1,0</text:p>
          </table:table-cell>
          <table:table-cell table:style-name="ce16" table:formula="of:=['paramètres modèle'.I370]/['paramètres modèle'.$E370]" office:value-type="float" office:value="1" calcext:value-type="float">
            <text:p>1,0</text:p>
          </table:table-cell>
          <table:table-cell table:style-name="ce16" table:formula="of:=['paramètres modèle'.J370]/['paramètres modèle'.$E37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9.15365337002125" calcext:value-type="float">
            <text:p><text:s/>9 <text:s text:c="3"/></text:p>
          </table:table-cell>
          <table:table-cell table:style-name="ce16" table:formula="of:=['paramètres modèle'.F371]/['paramètres modèle'.$E371]" office:value-type="float" office:value="1" calcext:value-type="float">
            <text:p>1,0</text:p>
          </table:table-cell>
          <table:table-cell table:style-name="ce16" table:formula="of:=['paramètres modèle'.G371]/['paramètres modèle'.$E371]" office:value-type="float" office:value="1" calcext:value-type="float">
            <text:p>1,0</text:p>
          </table:table-cell>
          <table:table-cell table:style-name="ce16" table:formula="of:=['paramètres modèle'.H371]/['paramètres modèle'.$E371]" office:value-type="float" office:value="1" calcext:value-type="float">
            <text:p>1,0</text:p>
          </table:table-cell>
          <table:table-cell table:style-name="ce16" table:formula="of:=['paramètres modèle'.I371]/['paramètres modèle'.$E371]" office:value-type="float" office:value="1" calcext:value-type="float">
            <text:p>1,0</text:p>
          </table:table-cell>
          <table:table-cell table:style-name="ce16" table:formula="of:=['paramètres modèle'.J371]/['paramètres modèle'.$E37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84426270046678" calcext:value-type="float">
            <text:p><text:s/>4 <text:s text:c="3"/></text:p>
          </table:table-cell>
          <table:table-cell table:style-name="ce16" table:formula="of:=['paramètres modèle'.F372]/['paramètres modèle'.$E372]" office:value-type="float" office:value="1" calcext:value-type="float">
            <text:p>1,0</text:p>
          </table:table-cell>
          <table:table-cell table:style-name="ce16" table:formula="of:=['paramètres modèle'.G372]/['paramètres modèle'.$E372]" office:value-type="float" office:value="1" calcext:value-type="float">
            <text:p>1,0</text:p>
          </table:table-cell>
          <table:table-cell table:style-name="ce16" table:formula="of:=['paramètres modèle'.H372]/['paramètres modèle'.$E372]" office:value-type="float" office:value="1" calcext:value-type="float">
            <text:p>1,0</text:p>
          </table:table-cell>
          <table:table-cell table:style-name="ce16" table:formula="of:=['paramètres modèle'.I372]/['paramètres modèle'.$E372]" office:value-type="float" office:value="1" calcext:value-type="float">
            <text:p>1,0</text:p>
          </table:table-cell>
          <table:table-cell table:style-name="ce16" table:formula="of:=['paramètres modèle'.J372]/['paramètres modèle'.$E37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5.81713504541076" calcext:value-type="float">
            <text:p><text:s/>6 <text:s text:c="3"/></text:p>
          </table:table-cell>
          <table:table-cell table:style-name="ce16" table:formula="of:=['paramètres modèle'.F373]/['paramètres modèle'.$E373]" office:value-type="float" office:value="1" calcext:value-type="float">
            <text:p>1,0</text:p>
          </table:table-cell>
          <table:table-cell table:style-name="ce16" table:formula="of:=['paramètres modèle'.G373]/['paramètres modèle'.$E373]" office:value-type="float" office:value="1" calcext:value-type="float">
            <text:p>1,0</text:p>
          </table:table-cell>
          <table:table-cell table:style-name="ce16" table:formula="of:=['paramètres modèle'.H373]/['paramètres modèle'.$E373]" office:value-type="float" office:value="1" calcext:value-type="float">
            <text:p>1,0</text:p>
          </table:table-cell>
          <table:table-cell table:style-name="ce16" table:formula="of:=['paramètres modèle'.I373]/['paramètres modèle'.$E373]" office:value-type="float" office:value="1" calcext:value-type="float">
            <text:p>1,0</text:p>
          </table:table-cell>
          <table:table-cell table:style-name="ce16" table:formula="of:=['paramètres modèle'.J373]/['paramètres modèle'.$E37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8.5125131302521" calcext:value-type="float">
            <text:p><text:s/>9 <text:s text:c="3"/></text:p>
          </table:table-cell>
          <table:table-cell table:style-name="ce16" table:formula="of:=['paramètres modèle'.F374]/['paramètres modèle'.$E374]" office:value-type="float" office:value="1" calcext:value-type="float">
            <text:p>1,0</text:p>
          </table:table-cell>
          <table:table-cell table:style-name="ce16" table:formula="of:=['paramètres modèle'.G374]/['paramètres modèle'.$E374]" office:value-type="float" office:value="1" calcext:value-type="float">
            <text:p>1,0</text:p>
          </table:table-cell>
          <table:table-cell table:style-name="ce16" table:formula="of:=['paramètres modèle'.H374]/['paramètres modèle'.$E374]" office:value-type="float" office:value="1" calcext:value-type="float">
            <text:p>1,0</text:p>
          </table:table-cell>
          <table:table-cell table:style-name="ce16" table:formula="of:=['paramètres modèle'.I374]/['paramètres modèle'.$E374]" office:value-type="float" office:value="1" calcext:value-type="float">
            <text:p>1,0</text:p>
          </table:table-cell>
          <table:table-cell table:style-name="ce16" table:formula="of:=['paramètres modèle'.J374]/['paramètres modèle'.$E37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87295416666667" calcext:value-type="float">
            <text:p><text:s/>4 <text:s text:c="3"/></text:p>
          </table:table-cell>
          <table:table-cell table:style-name="ce16" table:formula="of:=['paramètres modèle'.F375]/['paramètres modèle'.$E375]" office:value-type="float" office:value="1" calcext:value-type="float">
            <text:p>1,0</text:p>
          </table:table-cell>
          <table:table-cell table:style-name="ce16" table:formula="of:=['paramètres modèle'.G375]/['paramètres modèle'.$E375]" office:value-type="float" office:value="1" calcext:value-type="float">
            <text:p>1,0</text:p>
          </table:table-cell>
          <table:table-cell table:style-name="ce16" table:formula="of:=['paramètres modèle'.H375]/['paramètres modèle'.$E375]" office:value-type="float" office:value="1" calcext:value-type="float">
            <text:p>1,0</text:p>
          </table:table-cell>
          <table:table-cell table:style-name="ce16" table:formula="of:=['paramètres modèle'.I375]/['paramètres modèle'.$E375]" office:value-type="float" office:value="1" calcext:value-type="float">
            <text:p>1,0</text:p>
          </table:table-cell>
          <table:table-cell table:style-name="ce16" table:formula="of:=['paramètres modèle'.J375]/['paramètres modèle'.$E37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5.31002407110608" calcext:value-type="float">
            <text:p><text:s/>5 <text:s text:c="3"/></text:p>
          </table:table-cell>
          <table:table-cell table:style-name="ce16" table:formula="of:=['paramètres modèle'.F376]/['paramètres modèle'.$E376]" office:value-type="float" office:value="1" calcext:value-type="float">
            <text:p>1,0</text:p>
          </table:table-cell>
          <table:table-cell table:style-name="ce16" table:formula="of:=['paramètres modèle'.G376]/['paramètres modèle'.$E376]" office:value-type="float" office:value="1" calcext:value-type="float">
            <text:p>1,0</text:p>
          </table:table-cell>
          <table:table-cell table:style-name="ce16" table:formula="of:=['paramètres modèle'.H376]/['paramètres modèle'.$E376]" office:value-type="float" office:value="1" calcext:value-type="float">
            <text:p>1,0</text:p>
          </table:table-cell>
          <table:table-cell table:style-name="ce16" table:formula="of:=['paramètres modèle'.I376]/['paramètres modèle'.$E376]" office:value-type="float" office:value="1" calcext:value-type="float">
            <text:p>1,0</text:p>
          </table:table-cell>
          <table:table-cell table:style-name="ce16" table:formula="of:=['paramètres modèle'.J376]/['paramètres modèle'.$E37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5.47837002795845" calcext:value-type="float">
            <text:p><text:s/>5 <text:s text:c="3"/></text:p>
          </table:table-cell>
          <table:table-cell table:style-name="ce16" table:formula="of:=['paramètres modèle'.F377]/['paramètres modèle'.$E377]" office:value-type="float" office:value="1" calcext:value-type="float">
            <text:p>1,0</text:p>
          </table:table-cell>
          <table:table-cell table:style-name="ce16" table:formula="of:=['paramètres modèle'.G377]/['paramètres modèle'.$E377]" office:value-type="float" office:value="1" calcext:value-type="float">
            <text:p>1,0</text:p>
          </table:table-cell>
          <table:table-cell table:style-name="ce16" table:formula="of:=['paramètres modèle'.H377]/['paramètres modèle'.$E377]" office:value-type="float" office:value="1" calcext:value-type="float">
            <text:p>1,0</text:p>
          </table:table-cell>
          <table:table-cell table:style-name="ce16" table:formula="of:=['paramètres modèle'.I377]/['paramètres modèle'.$E377]" office:value-type="float" office:value="1" calcext:value-type="float">
            <text:p>1,0</text:p>
          </table:table-cell>
          <table:table-cell table:style-name="ce16" table:formula="of:=['paramètres modèle'.J377]/['paramètres modèle'.$E37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7.17640744343038" calcext:value-type="float">
            <text:p><text:s/>7 <text:s text:c="3"/></text:p>
          </table:table-cell>
          <table:table-cell table:style-name="ce16" table:formula="of:=['paramètres modèle'.F378]/['paramètres modèle'.$E378]" office:value-type="float" office:value="1" calcext:value-type="float">
            <text:p>1,0</text:p>
          </table:table-cell>
          <table:table-cell table:style-name="ce16" table:formula="of:=['paramètres modèle'.G378]/['paramètres modèle'.$E378]" office:value-type="float" office:value="1" calcext:value-type="float">
            <text:p>1,0</text:p>
          </table:table-cell>
          <table:table-cell table:style-name="ce16" table:formula="of:=['paramètres modèle'.H378]/['paramètres modèle'.$E378]" office:value-type="float" office:value="1" calcext:value-type="float">
            <text:p>1,0</text:p>
          </table:table-cell>
          <table:table-cell table:style-name="ce16" table:formula="of:=['paramètres modèle'.I378]/['paramètres modèle'.$E378]" office:value-type="float" office:value="1" calcext:value-type="float">
            <text:p>1,0</text:p>
          </table:table-cell>
          <table:table-cell table:style-name="ce16" table:formula="of:=['paramètres modèle'.J378]/['paramètres modèle'.$E37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5.8396246828939" calcext:value-type="float">
            <text:p><text:s/>16 <text:s text:c="3"/></text:p>
          </table:table-cell>
          <table:table-cell table:style-name="ce16" table:formula="of:=['paramètres modèle'.F379]/['paramètres modèle'.$E379]" office:value-type="float" office:value="1" calcext:value-type="float">
            <text:p>1,0</text:p>
          </table:table-cell>
          <table:table-cell table:style-name="ce16" table:formula="of:=['paramètres modèle'.G379]/['paramètres modèle'.$E379]" office:value-type="float" office:value="1" calcext:value-type="float">
            <text:p>1,0</text:p>
          </table:table-cell>
          <table:table-cell table:style-name="ce16" table:formula="of:=['paramètres modèle'.H379]/['paramètres modèle'.$E379]" office:value-type="float" office:value="1" calcext:value-type="float">
            <text:p>1,0</text:p>
          </table:table-cell>
          <table:table-cell table:style-name="ce16" table:formula="of:=['paramètres modèle'.I379]/['paramètres modèle'.$E379]" office:value-type="float" office:value="1" calcext:value-type="float">
            <text:p>1,0</text:p>
          </table:table-cell>
          <table:table-cell table:style-name="ce16" table:formula="of:=['paramètres modèle'.J379]/['paramètres modèle'.$E37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45.3936971890805" calcext:value-type="float">
            <text:p><text:s/>45 <text:s text:c="3"/></text:p>
          </table:table-cell>
          <table:table-cell table:style-name="ce16" table:formula="of:=['paramètres modèle'.F380]/['paramètres modèle'.$E380]" office:value-type="float" office:value="1" calcext:value-type="float">
            <text:p>1,0</text:p>
          </table:table-cell>
          <table:table-cell table:style-name="ce16" table:formula="of:=['paramètres modèle'.G380]/['paramètres modèle'.$E380]" office:value-type="float" office:value="1" calcext:value-type="float">
            <text:p>1,0</text:p>
          </table:table-cell>
          <table:table-cell table:style-name="ce16" table:formula="of:=['paramètres modèle'.H380]/['paramètres modèle'.$E380]" office:value-type="float" office:value="1" calcext:value-type="float">
            <text:p>1,0</text:p>
          </table:table-cell>
          <table:table-cell table:style-name="ce16" table:formula="of:=['paramètres modèle'.I380]/['paramètres modèle'.$E380]" office:value-type="float" office:value="1" calcext:value-type="float">
            <text:p>1,0</text:p>
          </table:table-cell>
          <table:table-cell table:style-name="ce16" table:formula="of:=['paramètres modèle'.J380]/['paramètres modèle'.$E38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5.8396246828939" calcext:value-type="float">
            <text:p><text:s/>16 <text:s text:c="3"/></text:p>
          </table:table-cell>
          <table:table-cell table:style-name="ce16" table:formula="of:=['paramètres modèle'.F381]/['paramètres modèle'.$E381]" office:value-type="float" office:value="1" calcext:value-type="float">
            <text:p>1,0</text:p>
          </table:table-cell>
          <table:table-cell table:style-name="ce16" table:formula="of:=['paramètres modèle'.G381]/['paramètres modèle'.$E381]" office:value-type="float" office:value="1" calcext:value-type="float">
            <text:p>1,0</text:p>
          </table:table-cell>
          <table:table-cell table:style-name="ce16" table:formula="of:=['paramètres modèle'.H381]/['paramètres modèle'.$E381]" office:value-type="float" office:value="1" calcext:value-type="float">
            <text:p>1,0</text:p>
          </table:table-cell>
          <table:table-cell table:style-name="ce16" table:formula="of:=['paramètres modèle'.I381]/['paramètres modèle'.$E381]" office:value-type="float" office:value="1" calcext:value-type="float">
            <text:p>1,0</text:p>
          </table:table-cell>
          <table:table-cell table:style-name="ce16" table:formula="of:=['paramètres modèle'.J381]/['paramètres modèle'.$E38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2.3946323492184" calcext:value-type="float">
            <text:p><text:s/>12 <text:s text:c="3"/></text:p>
          </table:table-cell>
          <table:table-cell table:style-name="ce16" table:formula="of:=['paramètres modèle'.F382]/['paramètres modèle'.$E382]" office:value-type="float" office:value="1" calcext:value-type="float">
            <text:p>1,0</text:p>
          </table:table-cell>
          <table:table-cell table:style-name="ce16" table:formula="of:=['paramètres modèle'.G382]/['paramètres modèle'.$E382]" office:value-type="float" office:value="1" calcext:value-type="float">
            <text:p>1,0</text:p>
          </table:table-cell>
          <table:table-cell table:style-name="ce16" table:formula="of:=['paramètres modèle'.H382]/['paramètres modèle'.$E382]" office:value-type="float" office:value="1" calcext:value-type="float">
            <text:p>1,0</text:p>
          </table:table-cell>
          <table:table-cell table:style-name="ce16" table:formula="of:=['paramètres modèle'.I382]/['paramètres modèle'.$E382]" office:value-type="float" office:value="1" calcext:value-type="float">
            <text:p>1,0</text:p>
          </table:table-cell>
          <table:table-cell table:style-name="ce16" table:formula="of:=['paramètres modèle'.J382]/['paramètres modèle'.$E38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7.40512438557359" calcext:value-type="float">
            <text:p><text:s/>7 <text:s text:c="3"/></text:p>
          </table:table-cell>
          <table:table-cell table:style-name="ce16" table:formula="of:=['paramètres modèle'.F383]/['paramètres modèle'.$E383]" office:value-type="float" office:value="1" calcext:value-type="float">
            <text:p>1,0</text:p>
          </table:table-cell>
          <table:table-cell table:style-name="ce16" table:formula="of:=['paramètres modèle'.G383]/['paramètres modèle'.$E383]" office:value-type="float" office:value="1" calcext:value-type="float">
            <text:p>1,0</text:p>
          </table:table-cell>
          <table:table-cell table:style-name="ce16" table:formula="of:=['paramètres modèle'.H383]/['paramètres modèle'.$E383]" office:value-type="float" office:value="1" calcext:value-type="float">
            <text:p>1,0</text:p>
          </table:table-cell>
          <table:table-cell table:style-name="ce16" table:formula="of:=['paramètres modèle'.I383]/['paramètres modèle'.$E383]" office:value-type="float" office:value="1" calcext:value-type="float">
            <text:p>1,0</text:p>
          </table:table-cell>
          <table:table-cell table:style-name="ce16" table:formula="of:=['paramètres modèle'.J383]/['paramètres modèle'.$E38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9.14215480591246" calcext:value-type="float">
            <text:p><text:s/>9 <text:s text:c="3"/></text:p>
          </table:table-cell>
          <table:table-cell table:style-name="ce16" table:formula="of:=['paramètres modèle'.F384]/['paramètres modèle'.$E384]" office:value-type="float" office:value="1" calcext:value-type="float">
            <text:p>1,0</text:p>
          </table:table-cell>
          <table:table-cell table:style-name="ce16" table:formula="of:=['paramètres modèle'.G384]/['paramètres modèle'.$E384]" office:value-type="float" office:value="1" calcext:value-type="float">
            <text:p>1,0</text:p>
          </table:table-cell>
          <table:table-cell table:style-name="ce16" table:formula="of:=['paramètres modèle'.H384]/['paramètres modèle'.$E384]" office:value-type="float" office:value="1" calcext:value-type="float">
            <text:p>1,0</text:p>
          </table:table-cell>
          <table:table-cell table:style-name="ce16" table:formula="of:=['paramètres modèle'.I384]/['paramètres modèle'.$E384]" office:value-type="float" office:value="1" calcext:value-type="float">
            <text:p>1,0</text:p>
          </table:table-cell>
          <table:table-cell table:style-name="ce16" table:formula="of:=['paramètres modèle'.J384]/['paramètres modèle'.$E38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4.2457478836988" calcext:value-type="float">
            <text:p><text:s/>4 <text:s text:c="3"/></text:p>
          </table:table-cell>
          <table:table-cell table:style-name="ce16" table:formula="of:=['paramètres modèle'.F385]/['paramètres modèle'.$E385]" office:value-type="float" office:value="1" calcext:value-type="float">
            <text:p>1,0</text:p>
          </table:table-cell>
          <table:table-cell table:style-name="ce16" table:formula="of:=['paramètres modèle'.G385]/['paramètres modèle'.$E385]" office:value-type="float" office:value="1" calcext:value-type="float">
            <text:p>1,0</text:p>
          </table:table-cell>
          <table:table-cell table:style-name="ce16" table:formula="of:=['paramètres modèle'.H385]/['paramètres modèle'.$E385]" office:value-type="float" office:value="1" calcext:value-type="float">
            <text:p>1,0</text:p>
          </table:table-cell>
          <table:table-cell table:style-name="ce16" table:formula="of:=['paramètres modèle'.I385]/['paramètres modèle'.$E385]" office:value-type="float" office:value="1" calcext:value-type="float">
            <text:p>1,0</text:p>
          </table:table-cell>
          <table:table-cell table:style-name="ce16" table:formula="of:=['paramètres modèle'.J385]/['paramètres modèle'.$E38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22893099127086" calcext:value-type="float">
            <text:p><text:s/>3 <text:s text:c="3"/></text:p>
          </table:table-cell>
          <table:table-cell table:style-name="ce16" table:formula="of:=['paramètres modèle'.F386]/['paramètres modèle'.$E386]" office:value-type="float" office:value="1" calcext:value-type="float">
            <text:p>1,0</text:p>
          </table:table-cell>
          <table:table-cell table:style-name="ce16" table:formula="of:=['paramètres modèle'.G386]/['paramètres modèle'.$E386]" office:value-type="float" office:value="1" calcext:value-type="float">
            <text:p>1,0</text:p>
          </table:table-cell>
          <table:table-cell table:style-name="ce16" table:formula="of:=['paramètres modèle'.H386]/['paramètres modèle'.$E386]" office:value-type="float" office:value="1" calcext:value-type="float">
            <text:p>1,0</text:p>
          </table:table-cell>
          <table:table-cell table:style-name="ce16" table:formula="of:=['paramètres modèle'.I386]/['paramètres modèle'.$E386]" office:value-type="float" office:value="1" calcext:value-type="float">
            <text:p>1,0</text:p>
          </table:table-cell>
          <table:table-cell table:style-name="ce16" table:formula="of:=['paramètres modèle'.J386]/['paramètres modèle'.$E38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3.08729856274069" calcext:value-type="float">
            <text:p><text:s/>3 <text:s text:c="3"/></text:p>
          </table:table-cell>
          <table:table-cell table:style-name="ce16" table:formula="of:=['paramètres modèle'.F387]/['paramètres modèle'.$E387]" office:value-type="float" office:value="1" calcext:value-type="float">
            <text:p>1,0</text:p>
          </table:table-cell>
          <table:table-cell table:style-name="ce16" table:formula="of:=['paramètres modèle'.G387]/['paramètres modèle'.$E387]" office:value-type="float" office:value="1" calcext:value-type="float">
            <text:p>1,0</text:p>
          </table:table-cell>
          <table:table-cell table:style-name="ce16" table:formula="of:=['paramètres modèle'.H387]/['paramètres modèle'.$E387]" office:value-type="float" office:value="1" calcext:value-type="float">
            <text:p>1,0</text:p>
          </table:table-cell>
          <table:table-cell table:style-name="ce16" table:formula="of:=['paramètres modèle'.I387]/['paramètres modèle'.$E387]" office:value-type="float" office:value="1" calcext:value-type="float">
            <text:p>1,0</text:p>
          </table:table-cell>
          <table:table-cell table:style-name="ce16" table:formula="of:=['paramètres modèle'.J387]/['paramètres modèle'.$E38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388]/['paramètres modèle'.$E388]" office:value-type="string" office:string-value="" calcext:value-type="error">
            <text:p>#DIV/0 !</text:p>
          </table:table-cell>
          <table:table-cell table:style-name="ce16" table:formula="of:=['paramètres modèle'.G388]/['paramètres modèle'.$E388]" office:value-type="string" office:string-value="" calcext:value-type="error">
            <text:p>#DIV/0 !</text:p>
          </table:table-cell>
          <table:table-cell table:style-name="ce16" table:formula="of:=['paramètres modèle'.H388]/['paramètres modèle'.$E388]" office:value-type="string" office:string-value="" calcext:value-type="error">
            <text:p>#DIV/0 !</text:p>
          </table:table-cell>
          <table:table-cell table:style-name="ce16" table:formula="of:=['paramètres modèle'.I388]/['paramètres modèle'.$E388]" office:value-type="string" office:string-value="" calcext:value-type="error">
            <text:p>#DIV/0 !</text:p>
          </table:table-cell>
          <table:table-cell table:style-name="ce16" table:formula="of:=['paramètres modèle'.J388]/['paramètres modèle'.$E388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0.3350092379209" calcext:value-type="float">
            <text:p><text:s/>10 <text:s text:c="3"/></text:p>
          </table:table-cell>
          <table:table-cell table:style-name="ce16" table:formula="of:=['paramètres modèle'.F389]/['paramètres modèle'.$E389]" office:value-type="float" office:value="1" calcext:value-type="float">
            <text:p>1,0</text:p>
          </table:table-cell>
          <table:table-cell table:style-name="ce16" table:formula="of:=['paramètres modèle'.G389]/['paramètres modèle'.$E389]" office:value-type="float" office:value="1" calcext:value-type="float">
            <text:p>1,0</text:p>
          </table:table-cell>
          <table:table-cell table:style-name="ce16" table:formula="of:=['paramètres modèle'.H389]/['paramètres modèle'.$E389]" office:value-type="float" office:value="1" calcext:value-type="float">
            <text:p>1,0</text:p>
          </table:table-cell>
          <table:table-cell table:style-name="ce16" table:formula="of:=['paramètres modèle'.I389]/['paramètres modèle'.$E389]" office:value-type="float" office:value="1" calcext:value-type="float">
            <text:p>1,0</text:p>
          </table:table-cell>
          <table:table-cell table:style-name="ce16" table:formula="of:=['paramètres modèle'.J389]/['paramètres modèle'.$E38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5.72547370401218" calcext:value-type="float">
            <text:p><text:s/>6 <text:s text:c="3"/></text:p>
          </table:table-cell>
          <table:table-cell table:style-name="ce16" table:formula="of:=['paramètres modèle'.F390]/['paramètres modèle'.$E390]" office:value-type="float" office:value="1" calcext:value-type="float">
            <text:p>1,0</text:p>
          </table:table-cell>
          <table:table-cell table:style-name="ce16" table:formula="of:=['paramètres modèle'.G390]/['paramètres modèle'.$E390]" office:value-type="float" office:value="1" calcext:value-type="float">
            <text:p>1,0</text:p>
          </table:table-cell>
          <table:table-cell table:style-name="ce16" table:formula="of:=['paramètres modèle'.H390]/['paramètres modèle'.$E390]" office:value-type="float" office:value="1" calcext:value-type="float">
            <text:p>1,0</text:p>
          </table:table-cell>
          <table:table-cell table:style-name="ce16" table:formula="of:=['paramètres modèle'.I390]/['paramètres modèle'.$E390]" office:value-type="float" office:value="1" calcext:value-type="float">
            <text:p>1,0</text:p>
          </table:table-cell>
          <table:table-cell table:style-name="ce16" table:formula="of:=['paramètres modèle'.J390]/['paramètres modèle'.$E39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68999365962818" calcext:value-type="float">
            <text:p><text:s/>3 <text:s text:c="3"/></text:p>
          </table:table-cell>
          <table:table-cell table:style-name="ce16" table:formula="of:=['paramètres modèle'.F391]/['paramètres modèle'.$E391]" office:value-type="float" office:value="1" calcext:value-type="float">
            <text:p>1,0</text:p>
          </table:table-cell>
          <table:table-cell table:style-name="ce16" table:formula="of:=['paramètres modèle'.G391]/['paramètres modèle'.$E391]" office:value-type="float" office:value="1" calcext:value-type="float">
            <text:p>1,0</text:p>
          </table:table-cell>
          <table:table-cell table:style-name="ce16" table:formula="of:=['paramètres modèle'.H391]/['paramètres modèle'.$E391]" office:value-type="float" office:value="1" calcext:value-type="float">
            <text:p>1,0</text:p>
          </table:table-cell>
          <table:table-cell table:style-name="ce16" table:formula="of:=['paramètres modèle'.I391]/['paramètres modèle'.$E391]" office:value-type="float" office:value="1" calcext:value-type="float">
            <text:p>1,0</text:p>
          </table:table-cell>
          <table:table-cell table:style-name="ce16" table:formula="of:=['paramètres modèle'.J391]/['paramètres modèle'.$E39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6.2799459717151" calcext:value-type="float">
            <text:p><text:s/>6 <text:s text:c="3"/></text:p>
          </table:table-cell>
          <table:table-cell table:style-name="ce16" table:formula="of:=['paramètres modèle'.F392]/['paramètres modèle'.$E392]" office:value-type="float" office:value="1" calcext:value-type="float">
            <text:p>1,0</text:p>
          </table:table-cell>
          <table:table-cell table:style-name="ce16" table:formula="of:=['paramètres modèle'.G392]/['paramètres modèle'.$E392]" office:value-type="float" office:value="1" calcext:value-type="float">
            <text:p>1,0</text:p>
          </table:table-cell>
          <table:table-cell table:style-name="ce16" table:formula="of:=['paramètres modèle'.H392]/['paramètres modèle'.$E392]" office:value-type="float" office:value="1" calcext:value-type="float">
            <text:p>1,0</text:p>
          </table:table-cell>
          <table:table-cell table:style-name="ce16" table:formula="of:=['paramètres modèle'.I392]/['paramètres modèle'.$E392]" office:value-type="float" office:value="1" calcext:value-type="float">
            <text:p>1,0</text:p>
          </table:table-cell>
          <table:table-cell table:style-name="ce16" table:formula="of:=['paramètres modèle'.J392]/['paramètres modèle'.$E39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7.35094970317688" calcext:value-type="float">
            <text:p><text:s/>7 <text:s text:c="3"/></text:p>
          </table:table-cell>
          <table:table-cell table:style-name="ce16" table:formula="of:=['paramètres modèle'.F393]/['paramètres modèle'.$E393]" office:value-type="float" office:value="1" calcext:value-type="float">
            <text:p>1,0</text:p>
          </table:table-cell>
          <table:table-cell table:style-name="ce16" table:formula="of:=['paramètres modèle'.G393]/['paramètres modèle'.$E393]" office:value-type="float" office:value="1" calcext:value-type="float">
            <text:p>1,0</text:p>
          </table:table-cell>
          <table:table-cell table:style-name="ce16" table:formula="of:=['paramètres modèle'.H393]/['paramètres modèle'.$E393]" office:value-type="float" office:value="1" calcext:value-type="float">
            <text:p>1,0</text:p>
          </table:table-cell>
          <table:table-cell table:style-name="ce16" table:formula="of:=['paramètres modèle'.I393]/['paramètres modèle'.$E393]" office:value-type="float" office:value="1" calcext:value-type="float">
            <text:p>1,0</text:p>
          </table:table-cell>
          <table:table-cell table:style-name="ce16" table:formula="of:=['paramètres modèle'.J393]/['paramètres modèle'.$E39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.15400938448465" calcext:value-type="float">
            <text:p><text:s/>1 <text:s text:c="3"/></text:p>
          </table:table-cell>
          <table:table-cell table:style-name="ce16" table:formula="of:=['paramètres modèle'.F394]/['paramètres modèle'.$E394]" office:value-type="float" office:value="1" calcext:value-type="float">
            <text:p>1,0</text:p>
          </table:table-cell>
          <table:table-cell table:style-name="ce16" table:formula="of:=['paramètres modèle'.G394]/['paramètres modèle'.$E394]" office:value-type="float" office:value="1" calcext:value-type="float">
            <text:p>1,0</text:p>
          </table:table-cell>
          <table:table-cell table:style-name="ce16" table:formula="of:=['paramètres modèle'.H394]/['paramètres modèle'.$E394]" office:value-type="float" office:value="1" calcext:value-type="float">
            <text:p>1,0</text:p>
          </table:table-cell>
          <table:table-cell table:style-name="ce16" table:formula="of:=['paramètres modèle'.I394]/['paramètres modèle'.$E394]" office:value-type="float" office:value="1" calcext:value-type="float">
            <text:p>1,0</text:p>
          </table:table-cell>
          <table:table-cell table:style-name="ce16" table:formula="of:=['paramètres modèle'.J394]/['paramètres modèle'.$E39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2.09887848628664" calcext:value-type="float">
            <text:p><text:s/>2 <text:s text:c="3"/></text:p>
          </table:table-cell>
          <table:table-cell table:style-name="ce16" table:formula="of:=['paramètres modèle'.F395]/['paramètres modèle'.$E395]" office:value-type="float" office:value="1" calcext:value-type="float">
            <text:p>1,0</text:p>
          </table:table-cell>
          <table:table-cell table:style-name="ce16" table:formula="of:=['paramètres modèle'.G395]/['paramètres modèle'.$E395]" office:value-type="float" office:value="1" calcext:value-type="float">
            <text:p>1,0</text:p>
          </table:table-cell>
          <table:table-cell table:style-name="ce16" table:formula="of:=['paramètres modèle'.H395]/['paramètres modèle'.$E395]" office:value-type="float" office:value="1" calcext:value-type="float">
            <text:p>1,0</text:p>
          </table:table-cell>
          <table:table-cell table:style-name="ce16" table:formula="of:=['paramètres modèle'.I395]/['paramètres modèle'.$E395]" office:value-type="float" office:value="1" calcext:value-type="float">
            <text:p>1,0</text:p>
          </table:table-cell>
          <table:table-cell table:style-name="ce16" table:formula="of:=['paramètres modèle'.J395]/['paramètres modèle'.$E39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Ventilation</text:p>
          </table:table-cell>
          <table:table-cell table:style-name="ce12" office:value-type="float" office:value="15" calcext:value-type="float">
            <text:p><text:s/>15 <text:s text:c="3"/></text:p>
          </table:table-cell>
          <table:table-cell table:style-name="ce16" table:formula="of:=['paramètres modèle'.F396]/['paramètres modèle'.$E396]" office:value-type="float" office:value="1" calcext:value-type="float">
            <text:p>1,0</text:p>
          </table:table-cell>
          <table:table-cell table:style-name="ce16" table:formula="of:=['paramètres modèle'.G396]/['paramètres modèle'.$E396]" office:value-type="float" office:value="1" calcext:value-type="float">
            <text:p>1,0</text:p>
          </table:table-cell>
          <table:table-cell table:style-name="ce16" table:formula="of:=['paramètres modèle'.H396]/['paramètres modèle'.$E396]" office:value-type="float" office:value="1" calcext:value-type="float">
            <text:p>1,0</text:p>
          </table:table-cell>
          <table:table-cell table:style-name="ce16" table:formula="of:=['paramètres modèle'.I396]/['paramètres modèle'.$E396]" office:value-type="float" office:value="1" calcext:value-type="float">
            <text:p>1,0</text:p>
          </table:table-cell>
          <table:table-cell table:style-name="ce16" table:formula="of:=['paramètres modèle'.J396]/['paramètres modèle'.$E39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53732695" calcext:value-type="float">
            <text:p><text:s/>6 <text:s text:c="3"/></text:p>
          </table:table-cell>
          <table:table-cell table:style-name="ce16" table:formula="of:=['paramètres modèle'.F397]/['paramètres modèle'.$E397]" office:value-type="float" office:value="1" calcext:value-type="float">
            <text:p>1,0</text:p>
          </table:table-cell>
          <table:table-cell table:style-name="ce16" table:formula="of:=['paramètres modèle'.G397]/['paramètres modèle'.$E397]" office:value-type="float" office:value="1" calcext:value-type="float">
            <text:p>1,0</text:p>
          </table:table-cell>
          <table:table-cell table:style-name="ce16" table:formula="of:=['paramètres modèle'.H397]/['paramètres modèle'.$E397]" office:value-type="float" office:value="1" calcext:value-type="float">
            <text:p>1,0</text:p>
          </table:table-cell>
          <table:table-cell table:style-name="ce16" table:formula="of:=['paramètres modèle'.I397]/['paramètres modèle'.$E397]" office:value-type="float" office:value="1" calcext:value-type="float">
            <text:p>1,0</text:p>
          </table:table-cell>
          <table:table-cell table:style-name="ce16" table:formula="of:=['paramètres modèle'.J397]/['paramètres modèle'.$E39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53732695" calcext:value-type="float">
            <text:p><text:s/>6 <text:s text:c="3"/></text:p>
          </table:table-cell>
          <table:table-cell table:style-name="ce16" table:formula="of:=['paramètres modèle'.F398]/['paramètres modèle'.$E398]" office:value-type="float" office:value="1" calcext:value-type="float">
            <text:p>1,0</text:p>
          </table:table-cell>
          <table:table-cell table:style-name="ce16" table:formula="of:=['paramètres modèle'.G398]/['paramètres modèle'.$E398]" office:value-type="float" office:value="1" calcext:value-type="float">
            <text:p>1,0</text:p>
          </table:table-cell>
          <table:table-cell table:style-name="ce16" table:formula="of:=['paramètres modèle'.H398]/['paramètres modèle'.$E398]" office:value-type="float" office:value="1" calcext:value-type="float">
            <text:p>1,0</text:p>
          </table:table-cell>
          <table:table-cell table:style-name="ce16" table:formula="of:=['paramètres modèle'.I398]/['paramètres modèle'.$E398]" office:value-type="float" office:value="1" calcext:value-type="float">
            <text:p>1,0</text:p>
          </table:table-cell>
          <table:table-cell table:style-name="ce16" table:formula="of:=['paramètres modèle'.J398]/['paramètres modèle'.$E39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53732695" calcext:value-type="float">
            <text:p><text:s/>6 <text:s text:c="3"/></text:p>
          </table:table-cell>
          <table:table-cell table:style-name="ce16" table:formula="of:=['paramètres modèle'.F399]/['paramètres modèle'.$E399]" office:value-type="float" office:value="1" calcext:value-type="float">
            <text:p>1,0</text:p>
          </table:table-cell>
          <table:table-cell table:style-name="ce16" table:formula="of:=['paramètres modèle'.G399]/['paramètres modèle'.$E399]" office:value-type="float" office:value="1" calcext:value-type="float">
            <text:p>1,0</text:p>
          </table:table-cell>
          <table:table-cell table:style-name="ce16" table:formula="of:=['paramètres modèle'.H399]/['paramètres modèle'.$E399]" office:value-type="float" office:value="1" calcext:value-type="float">
            <text:p>1,0</text:p>
          </table:table-cell>
          <table:table-cell table:style-name="ce16" table:formula="of:=['paramètres modèle'.I399]/['paramètres modèle'.$E399]" office:value-type="float" office:value="1" calcext:value-type="float">
            <text:p>1,0</text:p>
          </table:table-cell>
          <table:table-cell table:style-name="ce16" table:formula="of:=['paramètres modèle'.J399]/['paramètres modèle'.$E39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53732695" calcext:value-type="float">
            <text:p><text:s/>6 <text:s text:c="3"/></text:p>
          </table:table-cell>
          <table:table-cell table:style-name="ce16" table:formula="of:=['paramètres modèle'.F400]/['paramètres modèle'.$E400]" office:value-type="float" office:value="1" calcext:value-type="float">
            <text:p>1,0</text:p>
          </table:table-cell>
          <table:table-cell table:style-name="ce16" table:formula="of:=['paramètres modèle'.G400]/['paramètres modèle'.$E400]" office:value-type="float" office:value="1" calcext:value-type="float">
            <text:p>1,0</text:p>
          </table:table-cell>
          <table:table-cell table:style-name="ce16" table:formula="of:=['paramètres modèle'.H400]/['paramètres modèle'.$E400]" office:value-type="float" office:value="1" calcext:value-type="float">
            <text:p>1,0</text:p>
          </table:table-cell>
          <table:table-cell table:style-name="ce16" table:formula="of:=['paramètres modèle'.I400]/['paramètres modèle'.$E400]" office:value-type="float" office:value="1" calcext:value-type="float">
            <text:p>1,0</text:p>
          </table:table-cell>
          <table:table-cell table:style-name="ce16" table:formula="of:=['paramètres modèle'.J400]/['paramètres modèle'.$E40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53732695" calcext:value-type="float">
            <text:p><text:s/>6 <text:s text:c="3"/></text:p>
          </table:table-cell>
          <table:table-cell table:style-name="ce16" table:formula="of:=['paramètres modèle'.F401]/['paramètres modèle'.$E401]" office:value-type="float" office:value="1" calcext:value-type="float">
            <text:p>1,0</text:p>
          </table:table-cell>
          <table:table-cell table:style-name="ce16" table:formula="of:=['paramètres modèle'.G401]/['paramètres modèle'.$E401]" office:value-type="float" office:value="1" calcext:value-type="float">
            <text:p>1,0</text:p>
          </table:table-cell>
          <table:table-cell table:style-name="ce16" table:formula="of:=['paramètres modèle'.H401]/['paramètres modèle'.$E401]" office:value-type="float" office:value="1" calcext:value-type="float">
            <text:p>1,0</text:p>
          </table:table-cell>
          <table:table-cell table:style-name="ce16" table:formula="of:=['paramètres modèle'.I401]/['paramètres modèle'.$E401]" office:value-type="float" office:value="1" calcext:value-type="float">
            <text:p>1,0</text:p>
          </table:table-cell>
          <table:table-cell table:style-name="ce16" table:formula="of:=['paramètres modèle'.J401]/['paramètres modèle'.$E40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53732695" calcext:value-type="float">
            <text:p><text:s/>6 <text:s text:c="3"/></text:p>
          </table:table-cell>
          <table:table-cell table:style-name="ce16" table:formula="of:=['paramètres modèle'.F402]/['paramètres modèle'.$E402]" office:value-type="float" office:value="1" calcext:value-type="float">
            <text:p>1,0</text:p>
          </table:table-cell>
          <table:table-cell table:style-name="ce16" table:formula="of:=['paramètres modèle'.G402]/['paramètres modèle'.$E402]" office:value-type="float" office:value="1" calcext:value-type="float">
            <text:p>1,0</text:p>
          </table:table-cell>
          <table:table-cell table:style-name="ce16" table:formula="of:=['paramètres modèle'.H402]/['paramètres modèle'.$E402]" office:value-type="float" office:value="1" calcext:value-type="float">
            <text:p>1,0</text:p>
          </table:table-cell>
          <table:table-cell table:style-name="ce16" table:formula="of:=['paramètres modèle'.I402]/['paramètres modèle'.$E402]" office:value-type="float" office:value="1" calcext:value-type="float">
            <text:p>1,0</text:p>
          </table:table-cell>
          <table:table-cell table:style-name="ce16" table:formula="of:=['paramètres modèle'.J402]/['paramètres modèle'.$E40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03]/['paramètres modèle'.$E403]" office:value-type="float" office:value="1" calcext:value-type="float">
            <text:p>1,0</text:p>
          </table:table-cell>
          <table:table-cell table:style-name="ce16" table:formula="of:=['paramètres modèle'.G403]/['paramètres modèle'.$E403]" office:value-type="float" office:value="1" calcext:value-type="float">
            <text:p>1,0</text:p>
          </table:table-cell>
          <table:table-cell table:style-name="ce16" table:formula="of:=['paramètres modèle'.H403]/['paramètres modèle'.$E403]" office:value-type="float" office:value="1" calcext:value-type="float">
            <text:p>1,0</text:p>
          </table:table-cell>
          <table:table-cell table:style-name="ce16" table:formula="of:=['paramètres modèle'.I403]/['paramètres modèle'.$E403]" office:value-type="float" office:value="1" calcext:value-type="float">
            <text:p>1,0</text:p>
          </table:table-cell>
          <table:table-cell table:style-name="ce16" table:formula="of:=['paramètres modèle'.J403]/['paramètres modèle'.$E40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5.85560347" calcext:value-type="float">
            <text:p><text:s/>36 <text:s text:c="3"/></text:p>
          </table:table-cell>
          <table:table-cell table:style-name="ce16" table:formula="of:=['paramètres modèle'.F404]/['paramètres modèle'.$E404]" office:value-type="float" office:value="1" calcext:value-type="float">
            <text:p>1,0</text:p>
          </table:table-cell>
          <table:table-cell table:style-name="ce16" table:formula="of:=['paramètres modèle'.G404]/['paramètres modèle'.$E404]" office:value-type="float" office:value="1" calcext:value-type="float">
            <text:p>1,0</text:p>
          </table:table-cell>
          <table:table-cell table:style-name="ce16" table:formula="of:=['paramètres modèle'.H404]/['paramètres modèle'.$E404]" office:value-type="float" office:value="1" calcext:value-type="float">
            <text:p>1,0</text:p>
          </table:table-cell>
          <table:table-cell table:style-name="ce16" table:formula="of:=['paramètres modèle'.I404]/['paramètres modèle'.$E404]" office:value-type="float" office:value="1" calcext:value-type="float">
            <text:p>1,0</text:p>
          </table:table-cell>
          <table:table-cell table:style-name="ce16" table:formula="of:=['paramètres modèle'.J404]/['paramètres modèle'.$E40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0.6854124941842" calcext:value-type="float">
            <text:p><text:s/>51 <text:s text:c="3"/></text:p>
          </table:table-cell>
          <table:table-cell table:style-name="ce16" table:formula="of:=['paramètres modèle'.F405]/['paramètres modèle'.$E405]" office:value-type="float" office:value="1" calcext:value-type="float">
            <text:p>1,0</text:p>
          </table:table-cell>
          <table:table-cell table:style-name="ce16" table:formula="of:=['paramètres modèle'.G405]/['paramètres modèle'.$E405]" office:value-type="float" office:value="1" calcext:value-type="float">
            <text:p>1,0</text:p>
          </table:table-cell>
          <table:table-cell table:style-name="ce16" table:formula="of:=['paramètres modèle'.H405]/['paramètres modèle'.$E405]" office:value-type="float" office:value="1" calcext:value-type="float">
            <text:p>1,0</text:p>
          </table:table-cell>
          <table:table-cell table:style-name="ce16" table:formula="of:=['paramètres modèle'.I405]/['paramètres modèle'.$E405]" office:value-type="float" office:value="1" calcext:value-type="float">
            <text:p>1,0</text:p>
          </table:table-cell>
          <table:table-cell table:style-name="ce16" table:formula="of:=['paramètres modèle'.J405]/['paramètres modèle'.$E40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3.77740006" calcext:value-type="float">
            <text:p><text:s/>34 <text:s text:c="3"/></text:p>
          </table:table-cell>
          <table:table-cell table:style-name="ce16" table:formula="of:=['paramètres modèle'.F406]/['paramètres modèle'.$E406]" office:value-type="float" office:value="1" calcext:value-type="float">
            <text:p>1,0</text:p>
          </table:table-cell>
          <table:table-cell table:style-name="ce16" table:formula="of:=['paramètres modèle'.G406]/['paramètres modèle'.$E406]" office:value-type="float" office:value="1" calcext:value-type="float">
            <text:p>1,0</text:p>
          </table:table-cell>
          <table:table-cell table:style-name="ce16" table:formula="of:=['paramètres modèle'.H406]/['paramètres modèle'.$E406]" office:value-type="float" office:value="1" calcext:value-type="float">
            <text:p>1,0</text:p>
          </table:table-cell>
          <table:table-cell table:style-name="ce16" table:formula="of:=['paramètres modèle'.I406]/['paramètres modèle'.$E406]" office:value-type="float" office:value="1" calcext:value-type="float">
            <text:p>1,0</text:p>
          </table:table-cell>
          <table:table-cell table:style-name="ce16" table:formula="of:=['paramètres modèle'.J406]/['paramètres modèle'.$E40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9.7918222020921" calcext:value-type="float">
            <text:p><text:s/>40 <text:s text:c="3"/></text:p>
          </table:table-cell>
          <table:table-cell table:style-name="ce16" table:formula="of:=['paramètres modèle'.F407]/['paramètres modèle'.$E407]" office:value-type="float" office:value="1" calcext:value-type="float">
            <text:p>1,0</text:p>
          </table:table-cell>
          <table:table-cell table:style-name="ce16" table:formula="of:=['paramètres modèle'.G407]/['paramètres modèle'.$E407]" office:value-type="float" office:value="1" calcext:value-type="float">
            <text:p>1,0</text:p>
          </table:table-cell>
          <table:table-cell table:style-name="ce16" table:formula="of:=['paramètres modèle'.H407]/['paramètres modèle'.$E407]" office:value-type="float" office:value="1" calcext:value-type="float">
            <text:p>1,0</text:p>
          </table:table-cell>
          <table:table-cell table:style-name="ce16" table:formula="of:=['paramètres modèle'.I407]/['paramètres modèle'.$E407]" office:value-type="float" office:value="1" calcext:value-type="float">
            <text:p>1,0</text:p>
          </table:table-cell>
          <table:table-cell table:style-name="ce16" table:formula="of:=['paramètres modèle'.J407]/['paramètres modèle'.$E40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2.9078389691842" calcext:value-type="float">
            <text:p><text:s/>53 <text:s text:c="3"/></text:p>
          </table:table-cell>
          <table:table-cell table:style-name="ce16" table:formula="of:=['paramètres modèle'.F408]/['paramètres modèle'.$E408]" office:value-type="float" office:value="1" calcext:value-type="float">
            <text:p>1,0</text:p>
          </table:table-cell>
          <table:table-cell table:style-name="ce16" table:formula="of:=['paramètres modèle'.G408]/['paramètres modèle'.$E408]" office:value-type="float" office:value="1" calcext:value-type="float">
            <text:p>1,0</text:p>
          </table:table-cell>
          <table:table-cell table:style-name="ce16" table:formula="of:=['paramètres modèle'.H408]/['paramètres modèle'.$E408]" office:value-type="float" office:value="1" calcext:value-type="float">
            <text:p>1,0</text:p>
          </table:table-cell>
          <table:table-cell table:style-name="ce16" table:formula="of:=['paramètres modèle'.I408]/['paramètres modèle'.$E408]" office:value-type="float" office:value="1" calcext:value-type="float">
            <text:p>1,0</text:p>
          </table:table-cell>
          <table:table-cell table:style-name="ce16" table:formula="of:=['paramètres modèle'.J408]/['paramètres modèle'.$E40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5.9384503867369" calcext:value-type="float">
            <text:p><text:s/>36 <text:s text:c="3"/></text:p>
          </table:table-cell>
          <table:table-cell table:style-name="ce16" table:formula="of:=['paramètres modèle'.F409]/['paramètres modèle'.$E409]" office:value-type="float" office:value="1" calcext:value-type="float">
            <text:p>1,0</text:p>
          </table:table-cell>
          <table:table-cell table:style-name="ce16" table:formula="of:=['paramètres modèle'.G409]/['paramètres modèle'.$E409]" office:value-type="float" office:value="1" calcext:value-type="float">
            <text:p>1,0</text:p>
          </table:table-cell>
          <table:table-cell table:style-name="ce16" table:formula="of:=['paramètres modèle'.H409]/['paramètres modèle'.$E409]" office:value-type="float" office:value="1" calcext:value-type="float">
            <text:p>1,0</text:p>
          </table:table-cell>
          <table:table-cell table:style-name="ce16" table:formula="of:=['paramètres modèle'.I409]/['paramètres modèle'.$E409]" office:value-type="float" office:value="1" calcext:value-type="float">
            <text:p>1,0</text:p>
          </table:table-cell>
          <table:table-cell table:style-name="ce16" table:formula="of:=['paramètres modèle'.J409]/['paramètres modèle'.$E40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10]/['paramètres modèle'.$E410]" office:value-type="float" office:value="1" calcext:value-type="float">
            <text:p>1,0</text:p>
          </table:table-cell>
          <table:table-cell table:style-name="ce16" table:formula="of:=['paramètres modèle'.G410]/['paramètres modèle'.$E410]" office:value-type="float" office:value="1" calcext:value-type="float">
            <text:p>1,0</text:p>
          </table:table-cell>
          <table:table-cell table:style-name="ce16" table:formula="of:=['paramètres modèle'.H410]/['paramètres modèle'.$E410]" office:value-type="float" office:value="1" calcext:value-type="float">
            <text:p>1,0</text:p>
          </table:table-cell>
          <table:table-cell table:style-name="ce16" table:formula="of:=['paramètres modèle'.I410]/['paramètres modèle'.$E410]" office:value-type="float" office:value="1" calcext:value-type="float">
            <text:p>1,0</text:p>
          </table:table-cell>
          <table:table-cell table:style-name="ce16" table:formula="of:=['paramètres modèle'.J410]/['paramètres modèle'.$E41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11]/['paramètres modèle'.$E411]" office:value-type="float" office:value="1" calcext:value-type="float">
            <text:p>1,0</text:p>
          </table:table-cell>
          <table:table-cell table:style-name="ce16" table:formula="of:=['paramètres modèle'.G411]/['paramètres modèle'.$E411]" office:value-type="float" office:value="1" calcext:value-type="float">
            <text:p>1,0</text:p>
          </table:table-cell>
          <table:table-cell table:style-name="ce16" table:formula="of:=['paramètres modèle'.H411]/['paramètres modèle'.$E411]" office:value-type="float" office:value="1" calcext:value-type="float">
            <text:p>1,0</text:p>
          </table:table-cell>
          <table:table-cell table:style-name="ce16" table:formula="of:=['paramètres modèle'.I411]/['paramètres modèle'.$E411]" office:value-type="float" office:value="1" calcext:value-type="float">
            <text:p>1,0</text:p>
          </table:table-cell>
          <table:table-cell table:style-name="ce16" table:formula="of:=['paramètres modèle'.J411]/['paramètres modèle'.$E41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12]/['paramètres modèle'.$E412]" office:value-type="float" office:value="1" calcext:value-type="float">
            <text:p>1,0</text:p>
          </table:table-cell>
          <table:table-cell table:style-name="ce16" table:formula="of:=['paramètres modèle'.G412]/['paramètres modèle'.$E412]" office:value-type="float" office:value="1" calcext:value-type="float">
            <text:p>1,0</text:p>
          </table:table-cell>
          <table:table-cell table:style-name="ce16" table:formula="of:=['paramètres modèle'.H412]/['paramètres modèle'.$E412]" office:value-type="float" office:value="1" calcext:value-type="float">
            <text:p>1,0</text:p>
          </table:table-cell>
          <table:table-cell table:style-name="ce16" table:formula="of:=['paramètres modèle'.I412]/['paramètres modèle'.$E412]" office:value-type="float" office:value="1" calcext:value-type="float">
            <text:p>1,0</text:p>
          </table:table-cell>
          <table:table-cell table:style-name="ce16" table:formula="of:=['paramètres modèle'.J412]/['paramètres modèle'.$E41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5.9384503867369" calcext:value-type="float">
            <text:p><text:s/>36 <text:s text:c="3"/></text:p>
          </table:table-cell>
          <table:table-cell table:style-name="ce16" table:formula="of:=['paramètres modèle'.F413]/['paramètres modèle'.$E413]" office:value-type="float" office:value="1" calcext:value-type="float">
            <text:p>1,0</text:p>
          </table:table-cell>
          <table:table-cell table:style-name="ce16" table:formula="of:=['paramètres modèle'.G413]/['paramètres modèle'.$E413]" office:value-type="float" office:value="1" calcext:value-type="float">
            <text:p>1,0</text:p>
          </table:table-cell>
          <table:table-cell table:style-name="ce16" table:formula="of:=['paramètres modèle'.H413]/['paramètres modèle'.$E413]" office:value-type="float" office:value="1" calcext:value-type="float">
            <text:p>1,0</text:p>
          </table:table-cell>
          <table:table-cell table:style-name="ce16" table:formula="of:=['paramètres modèle'.I413]/['paramètres modèle'.$E413]" office:value-type="float" office:value="1" calcext:value-type="float">
            <text:p>1,0</text:p>
          </table:table-cell>
          <table:table-cell table:style-name="ce16" table:formula="of:=['paramètres modèle'.J413]/['paramètres modèle'.$E41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4.3176626416842" calcext:value-type="float">
            <text:p><text:s/>34 <text:s text:c="3"/></text:p>
          </table:table-cell>
          <table:table-cell table:style-name="ce16" table:formula="of:=['paramètres modèle'.F414]/['paramètres modèle'.$E414]" office:value-type="float" office:value="1" calcext:value-type="float">
            <text:p>1,0</text:p>
          </table:table-cell>
          <table:table-cell table:style-name="ce16" table:formula="of:=['paramètres modèle'.G414]/['paramètres modèle'.$E414]" office:value-type="float" office:value="1" calcext:value-type="float">
            <text:p>1,0</text:p>
          </table:table-cell>
          <table:table-cell table:style-name="ce16" table:formula="of:=['paramètres modèle'.H414]/['paramètres modèle'.$E414]" office:value-type="float" office:value="1" calcext:value-type="float">
            <text:p>1,0</text:p>
          </table:table-cell>
          <table:table-cell table:style-name="ce16" table:formula="of:=['paramètres modèle'.I414]/['paramètres modèle'.$E414]" office:value-type="float" office:value="1" calcext:value-type="float">
            <text:p>1,0</text:p>
          </table:table-cell>
          <table:table-cell table:style-name="ce16" table:formula="of:=['paramètres modèle'.J414]/['paramètres modèle'.$E41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5.9384503867369" calcext:value-type="float">
            <text:p><text:s/>36 <text:s text:c="3"/></text:p>
          </table:table-cell>
          <table:table-cell table:style-name="ce16" table:formula="of:=['paramètres modèle'.F415]/['paramètres modèle'.$E415]" office:value-type="float" office:value="1" calcext:value-type="float">
            <text:p>1,0</text:p>
          </table:table-cell>
          <table:table-cell table:style-name="ce16" table:formula="of:=['paramètres modèle'.G415]/['paramètres modèle'.$E415]" office:value-type="float" office:value="1" calcext:value-type="float">
            <text:p>1,0</text:p>
          </table:table-cell>
          <table:table-cell table:style-name="ce16" table:formula="of:=['paramètres modèle'.H415]/['paramètres modèle'.$E415]" office:value-type="float" office:value="1" calcext:value-type="float">
            <text:p>1,0</text:p>
          </table:table-cell>
          <table:table-cell table:style-name="ce16" table:formula="of:=['paramètres modèle'.I415]/['paramètres modèle'.$E415]" office:value-type="float" office:value="1" calcext:value-type="float">
            <text:p>1,0</text:p>
          </table:table-cell>
          <table:table-cell table:style-name="ce16" table:formula="of:=['paramètres modèle'.J415]/['paramètres modèle'.$E41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5.9384503867369" calcext:value-type="float">
            <text:p><text:s/>36 <text:s text:c="3"/></text:p>
          </table:table-cell>
          <table:table-cell table:style-name="ce16" table:formula="of:=['paramètres modèle'.F416]/['paramètres modèle'.$E416]" office:value-type="float" office:value="1" calcext:value-type="float">
            <text:p>1,0</text:p>
          </table:table-cell>
          <table:table-cell table:style-name="ce16" table:formula="of:=['paramètres modèle'.G416]/['paramètres modèle'.$E416]" office:value-type="float" office:value="1" calcext:value-type="float">
            <text:p>1,0</text:p>
          </table:table-cell>
          <table:table-cell table:style-name="ce16" table:formula="of:=['paramètres modèle'.H416]/['paramètres modèle'.$E416]" office:value-type="float" office:value="1" calcext:value-type="float">
            <text:p>1,0</text:p>
          </table:table-cell>
          <table:table-cell table:style-name="ce16" table:formula="of:=['paramètres modèle'.I416]/['paramètres modèle'.$E416]" office:value-type="float" office:value="1" calcext:value-type="float">
            <text:p>1,0</text:p>
          </table:table-cell>
          <table:table-cell table:style-name="ce16" table:formula="of:=['paramètres modèle'.J416]/['paramètres modèle'.$E41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5.23819445" calcext:value-type="float">
            <text:p><text:s/>35 <text:s text:c="3"/></text:p>
          </table:table-cell>
          <table:table-cell table:style-name="ce16" table:formula="of:=['paramètres modèle'.F417]/['paramètres modèle'.$E417]" office:value-type="float" office:value="1" calcext:value-type="float">
            <text:p>1,0</text:p>
          </table:table-cell>
          <table:table-cell table:style-name="ce16" table:formula="of:=['paramètres modèle'.G417]/['paramètres modèle'.$E417]" office:value-type="float" office:value="1" calcext:value-type="float">
            <text:p>1,0</text:p>
          </table:table-cell>
          <table:table-cell table:style-name="ce16" table:formula="of:=['paramètres modèle'.H417]/['paramètres modèle'.$E417]" office:value-type="float" office:value="1" calcext:value-type="float">
            <text:p>1,0</text:p>
          </table:table-cell>
          <table:table-cell table:style-name="ce16" table:formula="of:=['paramètres modèle'.I417]/['paramètres modèle'.$E417]" office:value-type="float" office:value="1" calcext:value-type="float">
            <text:p>1,0</text:p>
          </table:table-cell>
          <table:table-cell table:style-name="ce16" table:formula="of:=['paramètres modèle'.J417]/['paramètres modèle'.$E41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6.12031522" calcext:value-type="float">
            <text:p><text:s/>56 <text:s text:c="3"/></text:p>
          </table:table-cell>
          <table:table-cell table:style-name="ce16" table:formula="of:=['paramètres modèle'.F418]/['paramètres modèle'.$E418]" office:value-type="float" office:value="1" calcext:value-type="float">
            <text:p>1,0</text:p>
          </table:table-cell>
          <table:table-cell table:style-name="ce16" table:formula="of:=['paramètres modèle'.G418]/['paramètres modèle'.$E418]" office:value-type="float" office:value="1" calcext:value-type="float">
            <text:p>1,0</text:p>
          </table:table-cell>
          <table:table-cell table:style-name="ce16" table:formula="of:=['paramètres modèle'.H418]/['paramètres modèle'.$E418]" office:value-type="float" office:value="1" calcext:value-type="float">
            <text:p>1,0</text:p>
          </table:table-cell>
          <table:table-cell table:style-name="ce16" table:formula="of:=['paramètres modèle'.I418]/['paramètres modèle'.$E418]" office:value-type="float" office:value="1" calcext:value-type="float">
            <text:p>1,0</text:p>
          </table:table-cell>
          <table:table-cell table:style-name="ce16" table:formula="of:=['paramètres modèle'.J418]/['paramètres modèle'.$E41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3.77740006" calcext:value-type="float">
            <text:p><text:s/>34 <text:s text:c="3"/></text:p>
          </table:table-cell>
          <table:table-cell table:style-name="ce16" table:formula="of:=['paramètres modèle'.F419]/['paramètres modèle'.$E419]" office:value-type="float" office:value="1" calcext:value-type="float">
            <text:p>1,0</text:p>
          </table:table-cell>
          <table:table-cell table:style-name="ce16" table:formula="of:=['paramètres modèle'.G419]/['paramètres modèle'.$E419]" office:value-type="float" office:value="1" calcext:value-type="float">
            <text:p>1,0</text:p>
          </table:table-cell>
          <table:table-cell table:style-name="ce16" table:formula="of:=['paramètres modèle'.H419]/['paramètres modèle'.$E419]" office:value-type="float" office:value="1" calcext:value-type="float">
            <text:p>1,0</text:p>
          </table:table-cell>
          <table:table-cell table:style-name="ce16" table:formula="of:=['paramètres modèle'.I419]/['paramètres modèle'.$E419]" office:value-type="float" office:value="1" calcext:value-type="float">
            <text:p>1,0</text:p>
          </table:table-cell>
          <table:table-cell table:style-name="ce16" table:formula="of:=['paramètres modèle'.J419]/['paramètres modèle'.$E41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8.98108285" calcext:value-type="float">
            <text:p><text:s/>39 <text:s text:c="3"/></text:p>
          </table:table-cell>
          <table:table-cell table:style-name="ce16" table:formula="of:=['paramètres modèle'.F420]/['paramètres modèle'.$E420]" office:value-type="float" office:value="1" calcext:value-type="float">
            <text:p>1,0</text:p>
          </table:table-cell>
          <table:table-cell table:style-name="ce16" table:formula="of:=['paramètres modèle'.G420]/['paramètres modèle'.$E420]" office:value-type="float" office:value="1" calcext:value-type="float">
            <text:p>1,0</text:p>
          </table:table-cell>
          <table:table-cell table:style-name="ce16" table:formula="of:=['paramètres modèle'.H420]/['paramètres modèle'.$E420]" office:value-type="float" office:value="1" calcext:value-type="float">
            <text:p>1,0</text:p>
          </table:table-cell>
          <table:table-cell table:style-name="ce16" table:formula="of:=['paramètres modèle'.I420]/['paramètres modèle'.$E420]" office:value-type="float" office:value="1" calcext:value-type="float">
            <text:p>1,0</text:p>
          </table:table-cell>
          <table:table-cell table:style-name="ce16" table:formula="of:=['paramètres modèle'.J420]/['paramètres modèle'.$E42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61.22219048" calcext:value-type="float">
            <text:p><text:s/>61 <text:s text:c="3"/></text:p>
          </table:table-cell>
          <table:table-cell table:style-name="ce16" table:formula="of:=['paramètres modèle'.F421]/['paramètres modèle'.$E421]" office:value-type="float" office:value="1" calcext:value-type="float">
            <text:p>1,0</text:p>
          </table:table-cell>
          <table:table-cell table:style-name="ce16" table:formula="of:=['paramètres modèle'.G421]/['paramètres modèle'.$E421]" office:value-type="float" office:value="1" calcext:value-type="float">
            <text:p>1,0</text:p>
          </table:table-cell>
          <table:table-cell table:style-name="ce16" table:formula="of:=['paramètres modèle'.H421]/['paramètres modèle'.$E421]" office:value-type="float" office:value="1" calcext:value-type="float">
            <text:p>1,0</text:p>
          </table:table-cell>
          <table:table-cell table:style-name="ce16" table:formula="of:=['paramètres modèle'.I421]/['paramètres modèle'.$E421]" office:value-type="float" office:value="1" calcext:value-type="float">
            <text:p>1,0</text:p>
          </table:table-cell>
          <table:table-cell table:style-name="ce16" table:formula="of:=['paramètres modèle'.J421]/['paramètres modèle'.$E42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7.0101884512763" calcext:value-type="float">
            <text:p><text:s/>37 <text:s text:c="3"/></text:p>
          </table:table-cell>
          <table:table-cell table:style-name="ce16" table:formula="of:=['paramètres modèle'.F422]/['paramètres modèle'.$E422]" office:value-type="float" office:value="1" calcext:value-type="float">
            <text:p>1,0</text:p>
          </table:table-cell>
          <table:table-cell table:style-name="ce16" table:formula="of:=['paramètres modèle'.G422]/['paramètres modèle'.$E422]" office:value-type="float" office:value="1" calcext:value-type="float">
            <text:p>1,0</text:p>
          </table:table-cell>
          <table:table-cell table:style-name="ce16" table:formula="of:=['paramètres modèle'.H422]/['paramètres modèle'.$E422]" office:value-type="float" office:value="1" calcext:value-type="float">
            <text:p>1,0</text:p>
          </table:table-cell>
          <table:table-cell table:style-name="ce16" table:formula="of:=['paramètres modèle'.I422]/['paramètres modèle'.$E422]" office:value-type="float" office:value="1" calcext:value-type="float">
            <text:p>1,0</text:p>
          </table:table-cell>
          <table:table-cell table:style-name="ce16" table:formula="of:=['paramètres modèle'.J422]/['paramètres modèle'.$E42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23]/['paramètres modèle'.$E423]" office:value-type="float" office:value="1" calcext:value-type="float">
            <text:p>1,0</text:p>
          </table:table-cell>
          <table:table-cell table:style-name="ce16" table:formula="of:=['paramètres modèle'.G423]/['paramètres modèle'.$E423]" office:value-type="float" office:value="1" calcext:value-type="float">
            <text:p>1,0</text:p>
          </table:table-cell>
          <table:table-cell table:style-name="ce16" table:formula="of:=['paramètres modèle'.H423]/['paramètres modèle'.$E423]" office:value-type="float" office:value="1" calcext:value-type="float">
            <text:p>1,0</text:p>
          </table:table-cell>
          <table:table-cell table:style-name="ce16" table:formula="of:=['paramètres modèle'.I423]/['paramètres modèle'.$E423]" office:value-type="float" office:value="1" calcext:value-type="float">
            <text:p>1,0</text:p>
          </table:table-cell>
          <table:table-cell table:style-name="ce16" table:formula="of:=['paramètres modèle'.J423]/['paramètres modèle'.$E42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0.30262531" calcext:value-type="float">
            <text:p><text:s/>30 <text:s text:c="3"/></text:p>
          </table:table-cell>
          <table:table-cell table:style-name="ce16" table:formula="of:=['paramètres modèle'.F424]/['paramètres modèle'.$E424]" office:value-type="float" office:value="1" calcext:value-type="float">
            <text:p>1,0</text:p>
          </table:table-cell>
          <table:table-cell table:style-name="ce16" table:formula="of:=['paramètres modèle'.G424]/['paramètres modèle'.$E424]" office:value-type="float" office:value="1" calcext:value-type="float">
            <text:p>1,0</text:p>
          </table:table-cell>
          <table:table-cell table:style-name="ce16" table:formula="of:=['paramètres modèle'.H424]/['paramètres modèle'.$E424]" office:value-type="float" office:value="1" calcext:value-type="float">
            <text:p>1,0</text:p>
          </table:table-cell>
          <table:table-cell table:style-name="ce16" table:formula="of:=['paramètres modèle'.I424]/['paramètres modèle'.$E424]" office:value-type="float" office:value="1" calcext:value-type="float">
            <text:p>1,0</text:p>
          </table:table-cell>
          <table:table-cell table:style-name="ce16" table:formula="of:=['paramètres modèle'.J424]/['paramètres modèle'.$E42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46.44836659" calcext:value-type="float">
            <text:p><text:s/>46 <text:s text:c="3"/></text:p>
          </table:table-cell>
          <table:table-cell table:style-name="ce16" table:formula="of:=['paramètres modèle'.F425]/['paramètres modèle'.$E425]" office:value-type="float" office:value="1" calcext:value-type="float">
            <text:p>1,0</text:p>
          </table:table-cell>
          <table:table-cell table:style-name="ce16" table:formula="of:=['paramètres modèle'.G425]/['paramètres modèle'.$E425]" office:value-type="float" office:value="1" calcext:value-type="float">
            <text:p>1,0</text:p>
          </table:table-cell>
          <table:table-cell table:style-name="ce16" table:formula="of:=['paramètres modèle'.H425]/['paramètres modèle'.$E425]" office:value-type="float" office:value="1" calcext:value-type="float">
            <text:p>1,0</text:p>
          </table:table-cell>
          <table:table-cell table:style-name="ce16" table:formula="of:=['paramètres modèle'.I425]/['paramètres modèle'.$E425]" office:value-type="float" office:value="1" calcext:value-type="float">
            <text:p>1,0</text:p>
          </table:table-cell>
          <table:table-cell table:style-name="ce16" table:formula="of:=['paramètres modèle'.J425]/['paramètres modèle'.$E42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2.42630406" calcext:value-type="float">
            <text:p><text:s/>32 <text:s text:c="3"/></text:p>
          </table:table-cell>
          <table:table-cell table:style-name="ce16" table:formula="of:=['paramètres modèle'.F426]/['paramètres modèle'.$E426]" office:value-type="float" office:value="1" calcext:value-type="float">
            <text:p>1,0</text:p>
          </table:table-cell>
          <table:table-cell table:style-name="ce16" table:formula="of:=['paramètres modèle'.G426]/['paramètres modèle'.$E426]" office:value-type="float" office:value="1" calcext:value-type="float">
            <text:p>1,0</text:p>
          </table:table-cell>
          <table:table-cell table:style-name="ce16" table:formula="of:=['paramètres modèle'.H426]/['paramètres modèle'.$E426]" office:value-type="float" office:value="1" calcext:value-type="float">
            <text:p>1,0</text:p>
          </table:table-cell>
          <table:table-cell table:style-name="ce16" table:formula="of:=['paramètres modèle'.I426]/['paramètres modèle'.$E426]" office:value-type="float" office:value="1" calcext:value-type="float">
            <text:p>1,0</text:p>
          </table:table-cell>
          <table:table-cell table:style-name="ce16" table:formula="of:=['paramètres modèle'.J426]/['paramètres modèle'.$E42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2.73049064" calcext:value-type="float">
            <text:p><text:s/>33 <text:s text:c="3"/></text:p>
          </table:table-cell>
          <table:table-cell table:style-name="ce16" table:formula="of:=['paramètres modèle'.F427]/['paramètres modèle'.$E427]" office:value-type="float" office:value="1" calcext:value-type="float">
            <text:p>1,0</text:p>
          </table:table-cell>
          <table:table-cell table:style-name="ce16" table:formula="of:=['paramètres modèle'.G427]/['paramètres modèle'.$E427]" office:value-type="float" office:value="1" calcext:value-type="float">
            <text:p>1,0</text:p>
          </table:table-cell>
          <table:table-cell table:style-name="ce16" table:formula="of:=['paramètres modèle'.H427]/['paramètres modèle'.$E427]" office:value-type="float" office:value="1" calcext:value-type="float">
            <text:p>1,0</text:p>
          </table:table-cell>
          <table:table-cell table:style-name="ce16" table:formula="of:=['paramètres modèle'.I427]/['paramètres modèle'.$E427]" office:value-type="float" office:value="1" calcext:value-type="float">
            <text:p>1,0</text:p>
          </table:table-cell>
          <table:table-cell table:style-name="ce16" table:formula="of:=['paramètres modèle'.J427]/['paramètres modèle'.$E42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0.06836172" calcext:value-type="float">
            <text:p><text:s/>50 <text:s text:c="3"/></text:p>
          </table:table-cell>
          <table:table-cell table:style-name="ce16" table:formula="of:=['paramètres modèle'.F428]/['paramètres modèle'.$E428]" office:value-type="float" office:value="1" calcext:value-type="float">
            <text:p>1,0</text:p>
          </table:table-cell>
          <table:table-cell table:style-name="ce16" table:formula="of:=['paramètres modèle'.G428]/['paramètres modèle'.$E428]" office:value-type="float" office:value="1" calcext:value-type="float">
            <text:p>1,0</text:p>
          </table:table-cell>
          <table:table-cell table:style-name="ce16" table:formula="of:=['paramètres modèle'.H428]/['paramètres modèle'.$E428]" office:value-type="float" office:value="1" calcext:value-type="float">
            <text:p>1,0</text:p>
          </table:table-cell>
          <table:table-cell table:style-name="ce16" table:formula="of:=['paramètres modèle'.I428]/['paramètres modèle'.$E428]" office:value-type="float" office:value="1" calcext:value-type="float">
            <text:p>1,0</text:p>
          </table:table-cell>
          <table:table-cell table:style-name="ce16" table:formula="of:=['paramètres modèle'.J428]/['paramètres modèle'.$E42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5.9384503867369" calcext:value-type="float">
            <text:p><text:s/>36 <text:s text:c="3"/></text:p>
          </table:table-cell>
          <table:table-cell table:style-name="ce16" table:formula="of:=['paramètres modèle'.F429]/['paramètres modèle'.$E429]" office:value-type="float" office:value="1" calcext:value-type="float">
            <text:p>1,0</text:p>
          </table:table-cell>
          <table:table-cell table:style-name="ce16" table:formula="of:=['paramètres modèle'.G429]/['paramètres modèle'.$E429]" office:value-type="float" office:value="1" calcext:value-type="float">
            <text:p>1,0</text:p>
          </table:table-cell>
          <table:table-cell table:style-name="ce16" table:formula="of:=['paramètres modèle'.H429]/['paramètres modèle'.$E429]" office:value-type="float" office:value="1" calcext:value-type="float">
            <text:p>1,0</text:p>
          </table:table-cell>
          <table:table-cell table:style-name="ce16" table:formula="of:=['paramètres modèle'.I429]/['paramètres modèle'.$E429]" office:value-type="float" office:value="1" calcext:value-type="float">
            <text:p>1,0</text:p>
          </table:table-cell>
          <table:table-cell table:style-name="ce16" table:formula="of:=['paramètres modèle'.J429]/['paramètres modèle'.$E42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30]/['paramètres modèle'.$E430]" office:value-type="float" office:value="1" calcext:value-type="float">
            <text:p>1,0</text:p>
          </table:table-cell>
          <table:table-cell table:style-name="ce16" table:formula="of:=['paramètres modèle'.G430]/['paramètres modèle'.$E430]" office:value-type="float" office:value="1" calcext:value-type="float">
            <text:p>1,0</text:p>
          </table:table-cell>
          <table:table-cell table:style-name="ce16" table:formula="of:=['paramètres modèle'.H430]/['paramètres modèle'.$E430]" office:value-type="float" office:value="1" calcext:value-type="float">
            <text:p>1,0</text:p>
          </table:table-cell>
          <table:table-cell table:style-name="ce16" table:formula="of:=['paramètres modèle'.I430]/['paramètres modèle'.$E430]" office:value-type="float" office:value="1" calcext:value-type="float">
            <text:p>1,0</text:p>
          </table:table-cell>
          <table:table-cell table:style-name="ce16" table:formula="of:=['paramètres modèle'.J430]/['paramètres modèle'.$E43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31]/['paramètres modèle'.$E431]" office:value-type="float" office:value="1" calcext:value-type="float">
            <text:p>1,0</text:p>
          </table:table-cell>
          <table:table-cell table:style-name="ce16" table:formula="of:=['paramètres modèle'.G431]/['paramètres modèle'.$E431]" office:value-type="float" office:value="1" calcext:value-type="float">
            <text:p>1,0</text:p>
          </table:table-cell>
          <table:table-cell table:style-name="ce16" table:formula="of:=['paramètres modèle'.H431]/['paramètres modèle'.$E431]" office:value-type="float" office:value="1" calcext:value-type="float">
            <text:p>1,0</text:p>
          </table:table-cell>
          <table:table-cell table:style-name="ce16" table:formula="of:=['paramètres modèle'.I431]/['paramètres modèle'.$E431]" office:value-type="float" office:value="1" calcext:value-type="float">
            <text:p>1,0</text:p>
          </table:table-cell>
          <table:table-cell table:style-name="ce16" table:formula="of:=['paramètres modèle'.J431]/['paramètres modèle'.$E43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6" calcext:value-type="float">
            <text:p><text:s/>25 <text:s text:c="3"/></text:p>
          </table:table-cell>
          <table:table-cell table:style-name="ce16" table:formula="of:=['paramètres modèle'.F432]/['paramètres modèle'.$E432]" office:value-type="float" office:value="1" calcext:value-type="float">
            <text:p>1,0</text:p>
          </table:table-cell>
          <table:table-cell table:style-name="ce16" table:formula="of:=['paramètres modèle'.G432]/['paramètres modèle'.$E432]" office:value-type="float" office:value="1" calcext:value-type="float">
            <text:p>1,0</text:p>
          </table:table-cell>
          <table:table-cell table:style-name="ce16" table:formula="of:=['paramètres modèle'.H432]/['paramètres modèle'.$E432]" office:value-type="float" office:value="1" calcext:value-type="float">
            <text:p>1,0</text:p>
          </table:table-cell>
          <table:table-cell table:style-name="ce16" table:formula="of:=['paramètres modèle'.I432]/['paramètres modèle'.$E432]" office:value-type="float" office:value="1" calcext:value-type="float">
            <text:p>1,0</text:p>
          </table:table-cell>
          <table:table-cell table:style-name="ce16" table:formula="of:=['paramètres modèle'.J432]/['paramètres modèle'.$E43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938349499" calcext:value-type="float">
            <text:p><text:s/>10 <text:s text:c="3"/></text:p>
          </table:table-cell>
          <table:table-cell table:style-name="ce16" table:formula="of:=['paramètres modèle'.F433]/['paramètres modèle'.$E433]" office:value-type="float" office:value="1" calcext:value-type="float">
            <text:p>1,0</text:p>
          </table:table-cell>
          <table:table-cell table:style-name="ce16" table:formula="of:=['paramètres modèle'.G433]/['paramètres modèle'.$E433]" office:value-type="float" office:value="1" calcext:value-type="float">
            <text:p>1,0</text:p>
          </table:table-cell>
          <table:table-cell table:style-name="ce16" table:formula="of:=['paramètres modèle'.H433]/['paramètres modèle'.$E433]" office:value-type="float" office:value="1" calcext:value-type="float">
            <text:p>1,0</text:p>
          </table:table-cell>
          <table:table-cell table:style-name="ce16" table:formula="of:=['paramètres modèle'.I433]/['paramètres modèle'.$E433]" office:value-type="float" office:value="1" calcext:value-type="float">
            <text:p>1,0</text:p>
          </table:table-cell>
          <table:table-cell table:style-name="ce16" table:formula="of:=['paramètres modèle'.J433]/['paramètres modèle'.$E43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434]/['paramètres modèle'.$E434]" office:value-type="string" office:string-value="" calcext:value-type="error">
            <text:p>#DIV/0 !</text:p>
          </table:table-cell>
          <table:table-cell table:style-name="ce16" table:formula="of:=['paramètres modèle'.G434]/['paramètres modèle'.$E434]" office:value-type="string" office:string-value="" calcext:value-type="error">
            <text:p>#DIV/0 !</text:p>
          </table:table-cell>
          <table:table-cell table:style-name="ce16" table:formula="of:=['paramètres modèle'.H434]/['paramètres modèle'.$E434]" office:value-type="string" office:string-value="" calcext:value-type="error">
            <text:p>#DIV/0 !</text:p>
          </table:table-cell>
          <table:table-cell table:style-name="ce16" table:formula="of:=['paramètres modèle'.I434]/['paramètres modèle'.$E434]" office:value-type="string" office:string-value="" calcext:value-type="error">
            <text:p>#DIV/0 !</text:p>
          </table:table-cell>
          <table:table-cell table:style-name="ce16" table:formula="of:=['paramètres modèle'.J434]/['paramètres modèle'.$E434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2.4303318247219" calcext:value-type="float">
            <text:p><text:s/>12 <text:s text:c="3"/></text:p>
          </table:table-cell>
          <table:table-cell table:style-name="ce16" table:formula="of:=['paramètres modèle'.F435]/['paramètres modèle'.$E435]" office:value-type="float" office:value="1" calcext:value-type="float">
            <text:p>1,0</text:p>
          </table:table-cell>
          <table:table-cell table:style-name="ce16" table:formula="of:=['paramètres modèle'.G435]/['paramètres modèle'.$E435]" office:value-type="float" office:value="1" calcext:value-type="float">
            <text:p>1,0</text:p>
          </table:table-cell>
          <table:table-cell table:style-name="ce16" table:formula="of:=['paramètres modèle'.H435]/['paramètres modèle'.$E435]" office:value-type="float" office:value="1" calcext:value-type="float">
            <text:p>1,0</text:p>
          </table:table-cell>
          <table:table-cell table:style-name="ce16" table:formula="of:=['paramètres modèle'.I435]/['paramètres modèle'.$E435]" office:value-type="float" office:value="1" calcext:value-type="float">
            <text:p>1,0</text:p>
          </table:table-cell>
          <table:table-cell table:style-name="ce16" table:formula="of:=['paramètres modèle'.J435]/['paramètres modèle'.$E43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938349499" calcext:value-type="float">
            <text:p><text:s/>10 <text:s text:c="3"/></text:p>
          </table:table-cell>
          <table:table-cell table:style-name="ce16" table:formula="of:=['paramètres modèle'.F436]/['paramètres modèle'.$E436]" office:value-type="float" office:value="1" calcext:value-type="float">
            <text:p>1,0</text:p>
          </table:table-cell>
          <table:table-cell table:style-name="ce16" table:formula="of:=['paramètres modèle'.G436]/['paramètres modèle'.$E436]" office:value-type="float" office:value="1" calcext:value-type="float">
            <text:p>1,0</text:p>
          </table:table-cell>
          <table:table-cell table:style-name="ce16" table:formula="of:=['paramètres modèle'.H436]/['paramètres modèle'.$E436]" office:value-type="float" office:value="1" calcext:value-type="float">
            <text:p>1,0</text:p>
          </table:table-cell>
          <table:table-cell table:style-name="ce16" table:formula="of:=['paramètres modèle'.I436]/['paramètres modèle'.$E436]" office:value-type="float" office:value="1" calcext:value-type="float">
            <text:p>1,0</text:p>
          </table:table-cell>
          <table:table-cell table:style-name="ce16" table:formula="of:=['paramètres modèle'.J436]/['paramètres modèle'.$E43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0.02928113" calcext:value-type="float">
            <text:p><text:s/>10 <text:s text:c="3"/></text:p>
          </table:table-cell>
          <table:table-cell table:style-name="ce16" table:formula="of:=['paramètres modèle'.F437]/['paramètres modèle'.$E437]" office:value-type="float" office:value="1" calcext:value-type="float">
            <text:p>1,0</text:p>
          </table:table-cell>
          <table:table-cell table:style-name="ce16" table:formula="of:=['paramètres modèle'.G437]/['paramètres modèle'.$E437]" office:value-type="float" office:value="1" calcext:value-type="float">
            <text:p>1,0</text:p>
          </table:table-cell>
          <table:table-cell table:style-name="ce16" table:formula="of:=['paramètres modèle'.H437]/['paramètres modèle'.$E437]" office:value-type="float" office:value="1" calcext:value-type="float">
            <text:p>1,0</text:p>
          </table:table-cell>
          <table:table-cell table:style-name="ce16" table:formula="of:=['paramètres modèle'.I437]/['paramètres modèle'.$E437]" office:value-type="float" office:value="1" calcext:value-type="float">
            <text:p>1,0</text:p>
          </table:table-cell>
          <table:table-cell table:style-name="ce16" table:formula="of:=['paramètres modèle'.J437]/['paramètres modèle'.$E43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938349499" calcext:value-type="float">
            <text:p><text:s/>10 <text:s text:c="3"/></text:p>
          </table:table-cell>
          <table:table-cell table:style-name="ce16" table:formula="of:=['paramètres modèle'.F438]/['paramètres modèle'.$E438]" office:value-type="float" office:value="1" calcext:value-type="float">
            <text:p>1,0</text:p>
          </table:table-cell>
          <table:table-cell table:style-name="ce16" table:formula="of:=['paramètres modèle'.G438]/['paramètres modèle'.$E438]" office:value-type="float" office:value="1" calcext:value-type="float">
            <text:p>1,0</text:p>
          </table:table-cell>
          <table:table-cell table:style-name="ce16" table:formula="of:=['paramètres modèle'.H438]/['paramètres modèle'.$E438]" office:value-type="float" office:value="1" calcext:value-type="float">
            <text:p>1,0</text:p>
          </table:table-cell>
          <table:table-cell table:style-name="ce16" table:formula="of:=['paramètres modèle'.I438]/['paramètres modèle'.$E438]" office:value-type="float" office:value="1" calcext:value-type="float">
            <text:p>1,0</text:p>
          </table:table-cell>
          <table:table-cell table:style-name="ce16" table:formula="of:=['paramètres modèle'.J438]/['paramètres modèle'.$E43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938349499" calcext:value-type="float">
            <text:p><text:s/>10 <text:s text:c="3"/></text:p>
          </table:table-cell>
          <table:table-cell table:style-name="ce16" table:formula="of:=['paramètres modèle'.F439]/['paramètres modèle'.$E439]" office:value-type="float" office:value="1" calcext:value-type="float">
            <text:p>1,0</text:p>
          </table:table-cell>
          <table:table-cell table:style-name="ce16" table:formula="of:=['paramètres modèle'.G439]/['paramètres modèle'.$E439]" office:value-type="float" office:value="1" calcext:value-type="float">
            <text:p>1,0</text:p>
          </table:table-cell>
          <table:table-cell table:style-name="ce16" table:formula="of:=['paramètres modèle'.H439]/['paramètres modèle'.$E439]" office:value-type="float" office:value="1" calcext:value-type="float">
            <text:p>1,0</text:p>
          </table:table-cell>
          <table:table-cell table:style-name="ce16" table:formula="of:=['paramètres modèle'.I439]/['paramètres modèle'.$E439]" office:value-type="float" office:value="1" calcext:value-type="float">
            <text:p>1,0</text:p>
          </table:table-cell>
          <table:table-cell table:style-name="ce16" table:formula="of:=['paramètres modèle'.J439]/['paramètres modèle'.$E43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6.30688953" calcext:value-type="float">
            <text:p><text:s/>26 <text:s text:c="3"/></text:p>
          </table:table-cell>
          <table:table-cell table:style-name="ce16" table:formula="of:=['paramètres modèle'.F440]/['paramètres modèle'.$E440]" office:value-type="float" office:value="1" calcext:value-type="float">
            <text:p>1,0</text:p>
          </table:table-cell>
          <table:table-cell table:style-name="ce16" table:formula="of:=['paramètres modèle'.G440]/['paramètres modèle'.$E440]" office:value-type="float" office:value="1" calcext:value-type="float">
            <text:p>1,0</text:p>
          </table:table-cell>
          <table:table-cell table:style-name="ce16" table:formula="of:=['paramètres modèle'.H440]/['paramètres modèle'.$E440]" office:value-type="float" office:value="1" calcext:value-type="float">
            <text:p>1,0</text:p>
          </table:table-cell>
          <table:table-cell table:style-name="ce16" table:formula="of:=['paramètres modèle'.I440]/['paramètres modèle'.$E440]" office:value-type="float" office:value="1" calcext:value-type="float">
            <text:p>1,0</text:p>
          </table:table-cell>
          <table:table-cell table:style-name="ce16" table:formula="of:=['paramètres modèle'.J440]/['paramètres modèle'.$E44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2.65555718" calcext:value-type="float">
            <text:p><text:s/>13 <text:s text:c="3"/></text:p>
          </table:table-cell>
          <table:table-cell table:style-name="ce16" table:formula="of:=['paramètres modèle'.F441]/['paramètres modèle'.$E441]" office:value-type="float" office:value="1" calcext:value-type="float">
            <text:p>1,0</text:p>
          </table:table-cell>
          <table:table-cell table:style-name="ce16" table:formula="of:=['paramètres modèle'.G441]/['paramètres modèle'.$E441]" office:value-type="float" office:value="1" calcext:value-type="float">
            <text:p>1,0</text:p>
          </table:table-cell>
          <table:table-cell table:style-name="ce16" table:formula="of:=['paramètres modèle'.H441]/['paramètres modèle'.$E441]" office:value-type="float" office:value="1" calcext:value-type="float">
            <text:p>1,0</text:p>
          </table:table-cell>
          <table:table-cell table:style-name="ce16" table:formula="of:=['paramètres modèle'.I441]/['paramètres modèle'.$E441]" office:value-type="float" office:value="1" calcext:value-type="float">
            <text:p>1,0</text:p>
          </table:table-cell>
          <table:table-cell table:style-name="ce16" table:formula="of:=['paramètres modèle'.J441]/['paramètres modèle'.$E44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2.4749414" calcext:value-type="float">
            <text:p><text:s/>12 <text:s text:c="3"/></text:p>
          </table:table-cell>
          <table:table-cell table:style-name="ce16" table:formula="of:=['paramètres modèle'.F442]/['paramètres modèle'.$E442]" office:value-type="float" office:value="1" calcext:value-type="float">
            <text:p>1,0</text:p>
          </table:table-cell>
          <table:table-cell table:style-name="ce16" table:formula="of:=['paramètres modèle'.G442]/['paramètres modèle'.$E442]" office:value-type="float" office:value="1" calcext:value-type="float">
            <text:p>1,0</text:p>
          </table:table-cell>
          <table:table-cell table:style-name="ce16" table:formula="of:=['paramètres modèle'.H442]/['paramètres modèle'.$E442]" office:value-type="float" office:value="1" calcext:value-type="float">
            <text:p>1,0</text:p>
          </table:table-cell>
          <table:table-cell table:style-name="ce16" table:formula="of:=['paramètres modèle'.I442]/['paramètres modèle'.$E442]" office:value-type="float" office:value="1" calcext:value-type="float">
            <text:p>1,0</text:p>
          </table:table-cell>
          <table:table-cell table:style-name="ce16" table:formula="of:=['paramètres modèle'.J442]/['paramètres modèle'.$E44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938349499" calcext:value-type="float">
            <text:p><text:s/>10 <text:s text:c="3"/></text:p>
          </table:table-cell>
          <table:table-cell table:style-name="ce16" table:formula="of:=['paramètres modèle'.F443]/['paramètres modèle'.$E443]" office:value-type="float" office:value="1" calcext:value-type="float">
            <text:p>1,0</text:p>
          </table:table-cell>
          <table:table-cell table:style-name="ce16" table:formula="of:=['paramètres modèle'.G443]/['paramètres modèle'.$E443]" office:value-type="float" office:value="1" calcext:value-type="float">
            <text:p>1,0</text:p>
          </table:table-cell>
          <table:table-cell table:style-name="ce16" table:formula="of:=['paramètres modèle'.H443]/['paramètres modèle'.$E443]" office:value-type="float" office:value="1" calcext:value-type="float">
            <text:p>1,0</text:p>
          </table:table-cell>
          <table:table-cell table:style-name="ce16" table:formula="of:=['paramètres modèle'.I443]/['paramètres modèle'.$E443]" office:value-type="float" office:value="1" calcext:value-type="float">
            <text:p>1,0</text:p>
          </table:table-cell>
          <table:table-cell table:style-name="ce16" table:formula="of:=['paramètres modèle'.J443]/['paramètres modèle'.$E44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0.02928113" calcext:value-type="float">
            <text:p><text:s/>10 <text:s text:c="3"/></text:p>
          </table:table-cell>
          <table:table-cell table:style-name="ce16" table:formula="of:=['paramètres modèle'.F444]/['paramètres modèle'.$E444]" office:value-type="float" office:value="1" calcext:value-type="float">
            <text:p>1,0</text:p>
          </table:table-cell>
          <table:table-cell table:style-name="ce16" table:formula="of:=['paramètres modèle'.G444]/['paramètres modèle'.$E444]" office:value-type="float" office:value="1" calcext:value-type="float">
            <text:p>1,0</text:p>
          </table:table-cell>
          <table:table-cell table:style-name="ce16" table:formula="of:=['paramètres modèle'.H444]/['paramètres modèle'.$E444]" office:value-type="float" office:value="1" calcext:value-type="float">
            <text:p>1,0</text:p>
          </table:table-cell>
          <table:table-cell table:style-name="ce16" table:formula="of:=['paramètres modèle'.I444]/['paramètres modèle'.$E444]" office:value-type="float" office:value="1" calcext:value-type="float">
            <text:p>1,0</text:p>
          </table:table-cell>
          <table:table-cell table:style-name="ce16" table:formula="of:=['paramètres modèle'.J444]/['paramètres modèle'.$E44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938349499" calcext:value-type="float">
            <text:p><text:s/>10 <text:s text:c="3"/></text:p>
          </table:table-cell>
          <table:table-cell table:style-name="ce16" table:formula="of:=['paramètres modèle'.F445]/['paramètres modèle'.$E445]" office:value-type="float" office:value="1" calcext:value-type="float">
            <text:p>1,0</text:p>
          </table:table-cell>
          <table:table-cell table:style-name="ce16" table:formula="of:=['paramètres modèle'.G445]/['paramètres modèle'.$E445]" office:value-type="float" office:value="1" calcext:value-type="float">
            <text:p>1,0</text:p>
          </table:table-cell>
          <table:table-cell table:style-name="ce16" table:formula="of:=['paramètres modèle'.H445]/['paramètres modèle'.$E445]" office:value-type="float" office:value="1" calcext:value-type="float">
            <text:p>1,0</text:p>
          </table:table-cell>
          <table:table-cell table:style-name="ce16" table:formula="of:=['paramètres modèle'.I445]/['paramètres modèle'.$E445]" office:value-type="float" office:value="1" calcext:value-type="float">
            <text:p>1,0</text:p>
          </table:table-cell>
          <table:table-cell table:style-name="ce16" table:formula="of:=['paramètres modèle'.J445]/['paramètres modèle'.$E44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93834949900001" calcext:value-type="float">
            <text:p><text:s/>10 <text:s text:c="3"/></text:p>
          </table:table-cell>
          <table:table-cell table:style-name="ce16" table:formula="of:=['paramètres modèle'.F446]/['paramètres modèle'.$E446]" office:value-type="float" office:value="1" calcext:value-type="float">
            <text:p>1,0</text:p>
          </table:table-cell>
          <table:table-cell table:style-name="ce16" table:formula="of:=['paramètres modèle'.G446]/['paramètres modèle'.$E446]" office:value-type="float" office:value="1" calcext:value-type="float">
            <text:p>1,0</text:p>
          </table:table-cell>
          <table:table-cell table:style-name="ce16" table:formula="of:=['paramètres modèle'.H446]/['paramètres modèle'.$E446]" office:value-type="float" office:value="1" calcext:value-type="float">
            <text:p>1,0</text:p>
          </table:table-cell>
          <table:table-cell table:style-name="ce16" table:formula="of:=['paramètres modèle'.I446]/['paramètres modèle'.$E446]" office:value-type="float" office:value="1" calcext:value-type="float">
            <text:p>1,0</text:p>
          </table:table-cell>
          <table:table-cell table:style-name="ce16" table:formula="of:=['paramètres modèle'.J446]/['paramètres modèle'.$E44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2.4749414" calcext:value-type="float">
            <text:p><text:s/>12 <text:s text:c="3"/></text:p>
          </table:table-cell>
          <table:table-cell table:style-name="ce16" table:formula="of:=['paramètres modèle'.F447]/['paramètres modèle'.$E447]" office:value-type="float" office:value="1" calcext:value-type="float">
            <text:p>1,0</text:p>
          </table:table-cell>
          <table:table-cell table:style-name="ce16" table:formula="of:=['paramètres modèle'.G447]/['paramètres modèle'.$E447]" office:value-type="float" office:value="1" calcext:value-type="float">
            <text:p>1,0</text:p>
          </table:table-cell>
          <table:table-cell table:style-name="ce16" table:formula="of:=['paramètres modèle'.H447]/['paramètres modèle'.$E447]" office:value-type="float" office:value="1" calcext:value-type="float">
            <text:p>1,0</text:p>
          </table:table-cell>
          <table:table-cell table:style-name="ce16" table:formula="of:=['paramètres modèle'.I447]/['paramètres modèle'.$E447]" office:value-type="float" office:value="1" calcext:value-type="float">
            <text:p>1,0</text:p>
          </table:table-cell>
          <table:table-cell table:style-name="ce16" table:formula="of:=['paramètres modèle'.J447]/['paramètres modèle'.$E44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6.30688953" calcext:value-type="float">
            <text:p><text:s/>26 <text:s text:c="3"/></text:p>
          </table:table-cell>
          <table:table-cell table:style-name="ce16" table:formula="of:=['paramètres modèle'.F448]/['paramètres modèle'.$E448]" office:value-type="float" office:value="1" calcext:value-type="float">
            <text:p>1,0</text:p>
          </table:table-cell>
          <table:table-cell table:style-name="ce16" table:formula="of:=['paramètres modèle'.G448]/['paramètres modèle'.$E448]" office:value-type="float" office:value="1" calcext:value-type="float">
            <text:p>1,0</text:p>
          </table:table-cell>
          <table:table-cell table:style-name="ce16" table:formula="of:=['paramètres modèle'.H448]/['paramètres modèle'.$E448]" office:value-type="float" office:value="1" calcext:value-type="float">
            <text:p>1,0</text:p>
          </table:table-cell>
          <table:table-cell table:style-name="ce16" table:formula="of:=['paramètres modèle'.I448]/['paramètres modèle'.$E448]" office:value-type="float" office:value="1" calcext:value-type="float">
            <text:p>1,0</text:p>
          </table:table-cell>
          <table:table-cell table:style-name="ce16" table:formula="of:=['paramètres modèle'.J448]/['paramètres modèle'.$E44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2.65555718" calcext:value-type="float">
            <text:p><text:s/>13 <text:s text:c="3"/></text:p>
          </table:table-cell>
          <table:table-cell table:style-name="ce16" table:formula="of:=['paramètres modèle'.F449]/['paramètres modèle'.$E449]" office:value-type="float" office:value="1" calcext:value-type="float">
            <text:p>1,0</text:p>
          </table:table-cell>
          <table:table-cell table:style-name="ce16" table:formula="of:=['paramètres modèle'.G449]/['paramètres modèle'.$E449]" office:value-type="float" office:value="1" calcext:value-type="float">
            <text:p>1,0</text:p>
          </table:table-cell>
          <table:table-cell table:style-name="ce16" table:formula="of:=['paramètres modèle'.H449]/['paramètres modèle'.$E449]" office:value-type="float" office:value="1" calcext:value-type="float">
            <text:p>1,0</text:p>
          </table:table-cell>
          <table:table-cell table:style-name="ce16" table:formula="of:=['paramètres modèle'.I449]/['paramètres modèle'.$E449]" office:value-type="float" office:value="1" calcext:value-type="float">
            <text:p>1,0</text:p>
          </table:table-cell>
          <table:table-cell table:style-name="ce16" table:formula="of:=['paramètres modèle'.J449]/['paramètres modèle'.$E44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2.65555718" calcext:value-type="float">
            <text:p><text:s/>13 <text:s text:c="3"/></text:p>
          </table:table-cell>
          <table:table-cell table:style-name="ce16" table:formula="of:=['paramètres modèle'.F450]/['paramètres modèle'.$E450]" office:value-type="float" office:value="1" calcext:value-type="float">
            <text:p>1,0</text:p>
          </table:table-cell>
          <table:table-cell table:style-name="ce16" table:formula="of:=['paramètres modèle'.G450]/['paramètres modèle'.$E450]" office:value-type="float" office:value="1" calcext:value-type="float">
            <text:p>1,0</text:p>
          </table:table-cell>
          <table:table-cell table:style-name="ce16" table:formula="of:=['paramètres modèle'.H450]/['paramètres modèle'.$E450]" office:value-type="float" office:value="1" calcext:value-type="float">
            <text:p>1,0</text:p>
          </table:table-cell>
          <table:table-cell table:style-name="ce16" table:formula="of:=['paramètres modèle'.I450]/['paramètres modèle'.$E450]" office:value-type="float" office:value="1" calcext:value-type="float">
            <text:p>1,0</text:p>
          </table:table-cell>
          <table:table-cell table:style-name="ce16" table:formula="of:=['paramètres modèle'.J450]/['paramètres modèle'.$E45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2.65555718" calcext:value-type="float">
            <text:p><text:s/>13 <text:s text:c="3"/></text:p>
          </table:table-cell>
          <table:table-cell table:style-name="ce16" table:formula="of:=['paramètres modèle'.F451]/['paramètres modèle'.$E451]" office:value-type="float" office:value="1" calcext:value-type="float">
            <text:p>1,0</text:p>
          </table:table-cell>
          <table:table-cell table:style-name="ce16" table:formula="of:=['paramètres modèle'.G451]/['paramètres modèle'.$E451]" office:value-type="float" office:value="1" calcext:value-type="float">
            <text:p>1,0</text:p>
          </table:table-cell>
          <table:table-cell table:style-name="ce16" table:formula="of:=['paramètres modèle'.H451]/['paramètres modèle'.$E451]" office:value-type="float" office:value="1" calcext:value-type="float">
            <text:p>1,0</text:p>
          </table:table-cell>
          <table:table-cell table:style-name="ce16" table:formula="of:=['paramètres modèle'.I451]/['paramètres modèle'.$E451]" office:value-type="float" office:value="1" calcext:value-type="float">
            <text:p>1,0</text:p>
          </table:table-cell>
          <table:table-cell table:style-name="ce16" table:formula="of:=['paramètres modèle'.J451]/['paramètres modèle'.$E45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52]/['paramètres modèle'.$E452]" office:value-type="float" office:value="1" calcext:value-type="float">
            <text:p>1,0</text:p>
          </table:table-cell>
          <table:table-cell table:style-name="ce16" table:formula="of:=['paramètres modèle'.G452]/['paramètres modèle'.$E452]" office:value-type="float" office:value="1" calcext:value-type="float">
            <text:p>1,0</text:p>
          </table:table-cell>
          <table:table-cell table:style-name="ce16" table:formula="of:=['paramètres modèle'.H452]/['paramètres modèle'.$E452]" office:value-type="float" office:value="1" calcext:value-type="float">
            <text:p>1,0</text:p>
          </table:table-cell>
          <table:table-cell table:style-name="ce16" table:formula="of:=['paramètres modèle'.I452]/['paramètres modèle'.$E452]" office:value-type="float" office:value="1" calcext:value-type="float">
            <text:p>1,0</text:p>
          </table:table-cell>
          <table:table-cell table:style-name="ce16" table:formula="of:=['paramètres modèle'.J452]/['paramètres modèle'.$E45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275267764" calcext:value-type="float">
            <text:p><text:s/>9 <text:s text:c="3"/></text:p>
          </table:table-cell>
          <table:table-cell table:style-name="ce16" table:formula="of:=['paramètres modèle'.F453]/['paramètres modèle'.$E453]" office:value-type="float" office:value="1" calcext:value-type="float">
            <text:p>1,0</text:p>
          </table:table-cell>
          <table:table-cell table:style-name="ce16" table:formula="of:=['paramètres modèle'.G453]/['paramètres modèle'.$E453]" office:value-type="float" office:value="1" calcext:value-type="float">
            <text:p>1,0</text:p>
          </table:table-cell>
          <table:table-cell table:style-name="ce16" table:formula="of:=['paramètres modèle'.H453]/['paramètres modèle'.$E453]" office:value-type="float" office:value="1" calcext:value-type="float">
            <text:p>1,0</text:p>
          </table:table-cell>
          <table:table-cell table:style-name="ce16" table:formula="of:=['paramètres modèle'.I453]/['paramètres modèle'.$E453]" office:value-type="float" office:value="1" calcext:value-type="float">
            <text:p>1,0</text:p>
          </table:table-cell>
          <table:table-cell table:style-name="ce16" table:formula="of:=['paramètres modèle'.J453]/['paramètres modèle'.$E45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54]/['paramètres modèle'.$E454]" office:value-type="float" office:value="1" calcext:value-type="float">
            <text:p>1,0</text:p>
          </table:table-cell>
          <table:table-cell table:style-name="ce16" table:formula="of:=['paramètres modèle'.G454]/['paramètres modèle'.$E454]" office:value-type="float" office:value="1" calcext:value-type="float">
            <text:p>1,0</text:p>
          </table:table-cell>
          <table:table-cell table:style-name="ce16" table:formula="of:=['paramètres modèle'.H454]/['paramètres modèle'.$E454]" office:value-type="float" office:value="1" calcext:value-type="float">
            <text:p>1,0</text:p>
          </table:table-cell>
          <table:table-cell table:style-name="ce16" table:formula="of:=['paramètres modèle'.I454]/['paramètres modèle'.$E454]" office:value-type="float" office:value="1" calcext:value-type="float">
            <text:p>1,0</text:p>
          </table:table-cell>
          <table:table-cell table:style-name="ce16" table:formula="of:=['paramètres modèle'.J454]/['paramètres modèle'.$E45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55]/['paramètres modèle'.$E455]" office:value-type="float" office:value="1" calcext:value-type="float">
            <text:p>1,0</text:p>
          </table:table-cell>
          <table:table-cell table:style-name="ce16" table:formula="of:=['paramètres modèle'.G455]/['paramètres modèle'.$E455]" office:value-type="float" office:value="1" calcext:value-type="float">
            <text:p>1,0</text:p>
          </table:table-cell>
          <table:table-cell table:style-name="ce16" table:formula="of:=['paramètres modèle'.H455]/['paramètres modèle'.$E455]" office:value-type="float" office:value="1" calcext:value-type="float">
            <text:p>1,0</text:p>
          </table:table-cell>
          <table:table-cell table:style-name="ce16" table:formula="of:=['paramètres modèle'.I455]/['paramètres modèle'.$E455]" office:value-type="float" office:value="1" calcext:value-type="float">
            <text:p>1,0</text:p>
          </table:table-cell>
          <table:table-cell table:style-name="ce16" table:formula="of:=['paramètres modèle'.J455]/['paramètres modèle'.$E45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27526776399999" calcext:value-type="float">
            <text:p><text:s/>9 <text:s text:c="3"/></text:p>
          </table:table-cell>
          <table:table-cell table:style-name="ce16" table:formula="of:=['paramètres modèle'.F456]/['paramètres modèle'.$E456]" office:value-type="float" office:value="1" calcext:value-type="float">
            <text:p>1,0</text:p>
          </table:table-cell>
          <table:table-cell table:style-name="ce16" table:formula="of:=['paramètres modèle'.G456]/['paramètres modèle'.$E456]" office:value-type="float" office:value="1" calcext:value-type="float">
            <text:p>1,0</text:p>
          </table:table-cell>
          <table:table-cell table:style-name="ce16" table:formula="of:=['paramètres modèle'.H456]/['paramètres modèle'.$E456]" office:value-type="float" office:value="1" calcext:value-type="float">
            <text:p>1,0</text:p>
          </table:table-cell>
          <table:table-cell table:style-name="ce16" table:formula="of:=['paramètres modèle'.I456]/['paramètres modèle'.$E456]" office:value-type="float" office:value="1" calcext:value-type="float">
            <text:p>1,0</text:p>
          </table:table-cell>
          <table:table-cell table:style-name="ce16" table:formula="of:=['paramètres modèle'.J456]/['paramètres modèle'.$E45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57]/['paramètres modèle'.$E457]" office:value-type="float" office:value="1" calcext:value-type="float">
            <text:p>1,0</text:p>
          </table:table-cell>
          <table:table-cell table:style-name="ce16" table:formula="of:=['paramètres modèle'.G457]/['paramètres modèle'.$E457]" office:value-type="float" office:value="1" calcext:value-type="float">
            <text:p>1,0</text:p>
          </table:table-cell>
          <table:table-cell table:style-name="ce16" table:formula="of:=['paramètres modèle'.H457]/['paramètres modèle'.$E457]" office:value-type="float" office:value="1" calcext:value-type="float">
            <text:p>1,0</text:p>
          </table:table-cell>
          <table:table-cell table:style-name="ce16" table:formula="of:=['paramètres modèle'.I457]/['paramètres modèle'.$E457]" office:value-type="float" office:value="1" calcext:value-type="float">
            <text:p>1,0</text:p>
          </table:table-cell>
          <table:table-cell table:style-name="ce16" table:formula="of:=['paramètres modèle'.J457]/['paramètres modèle'.$E45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5.78821421" calcext:value-type="float">
            <text:p><text:s/>16 <text:s text:c="3"/></text:p>
          </table:table-cell>
          <table:table-cell table:style-name="ce16" table:formula="of:=['paramètres modèle'.F458]/['paramètres modèle'.$E458]" office:value-type="float" office:value="1" calcext:value-type="float">
            <text:p>1,0</text:p>
          </table:table-cell>
          <table:table-cell table:style-name="ce16" table:formula="of:=['paramètres modèle'.G458]/['paramètres modèle'.$E458]" office:value-type="float" office:value="1" calcext:value-type="float">
            <text:p>1,0</text:p>
          </table:table-cell>
          <table:table-cell table:style-name="ce16" table:formula="of:=['paramètres modèle'.H458]/['paramètres modèle'.$E458]" office:value-type="float" office:value="1" calcext:value-type="float">
            <text:p>1,0</text:p>
          </table:table-cell>
          <table:table-cell table:style-name="ce16" table:formula="of:=['paramètres modèle'.I458]/['paramètres modèle'.$E458]" office:value-type="float" office:value="1" calcext:value-type="float">
            <text:p>1,0</text:p>
          </table:table-cell>
          <table:table-cell table:style-name="ce16" table:formula="of:=['paramètres modèle'.J458]/['paramètres modèle'.$E45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275267764" calcext:value-type="float">
            <text:p><text:s/>9 <text:s text:c="3"/></text:p>
          </table:table-cell>
          <table:table-cell table:style-name="ce16" table:formula="of:=['paramètres modèle'.F459]/['paramètres modèle'.$E459]" office:value-type="float" office:value="1" calcext:value-type="float">
            <text:p>1,0</text:p>
          </table:table-cell>
          <table:table-cell table:style-name="ce16" table:formula="of:=['paramètres modèle'.G459]/['paramètres modèle'.$E459]" office:value-type="float" office:value="1" calcext:value-type="float">
            <text:p>1,0</text:p>
          </table:table-cell>
          <table:table-cell table:style-name="ce16" table:formula="of:=['paramètres modèle'.H459]/['paramètres modèle'.$E459]" office:value-type="float" office:value="1" calcext:value-type="float">
            <text:p>1,0</text:p>
          </table:table-cell>
          <table:table-cell table:style-name="ce16" table:formula="of:=['paramètres modèle'.I459]/['paramètres modèle'.$E459]" office:value-type="float" office:value="1" calcext:value-type="float">
            <text:p>1,0</text:p>
          </table:table-cell>
          <table:table-cell table:style-name="ce16" table:formula="of:=['paramètres modèle'.J459]/['paramètres modèle'.$E45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60]/['paramètres modèle'.$E460]" office:value-type="float" office:value="1" calcext:value-type="float">
            <text:p>1,0</text:p>
          </table:table-cell>
          <table:table-cell table:style-name="ce16" table:formula="of:=['paramètres modèle'.G460]/['paramètres modèle'.$E460]" office:value-type="float" office:value="1" calcext:value-type="float">
            <text:p>1,0</text:p>
          </table:table-cell>
          <table:table-cell table:style-name="ce16" table:formula="of:=['paramètres modèle'.H460]/['paramètres modèle'.$E460]" office:value-type="float" office:value="1" calcext:value-type="float">
            <text:p>1,0</text:p>
          </table:table-cell>
          <table:table-cell table:style-name="ce16" table:formula="of:=['paramètres modèle'.I460]/['paramètres modèle'.$E460]" office:value-type="float" office:value="1" calcext:value-type="float">
            <text:p>1,0</text:p>
          </table:table-cell>
          <table:table-cell table:style-name="ce16" table:formula="of:=['paramètres modèle'.J460]/['paramètres modèle'.$E46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00001" calcext:value-type="float">
            <text:p><text:s/>8 <text:s text:c="3"/></text:p>
          </table:table-cell>
          <table:table-cell table:style-name="ce16" table:formula="of:=['paramètres modèle'.F461]/['paramètres modèle'.$E461]" office:value-type="float" office:value="1" calcext:value-type="float">
            <text:p>1,0</text:p>
          </table:table-cell>
          <table:table-cell table:style-name="ce16" table:formula="of:=['paramètres modèle'.G461]/['paramètres modèle'.$E461]" office:value-type="float" office:value="1" calcext:value-type="float">
            <text:p>1,0</text:p>
          </table:table-cell>
          <table:table-cell table:style-name="ce16" table:formula="of:=['paramètres modèle'.H461]/['paramètres modèle'.$E461]" office:value-type="float" office:value="1" calcext:value-type="float">
            <text:p>1,0</text:p>
          </table:table-cell>
          <table:table-cell table:style-name="ce16" table:formula="of:=['paramètres modèle'.I461]/['paramètres modèle'.$E461]" office:value-type="float" office:value="1" calcext:value-type="float">
            <text:p>1,0</text:p>
          </table:table-cell>
          <table:table-cell table:style-name="ce16" table:formula="of:=['paramètres modèle'.J461]/['paramètres modèle'.$E46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62]/['paramètres modèle'.$E462]" office:value-type="float" office:value="1" calcext:value-type="float">
            <text:p>1,0</text:p>
          </table:table-cell>
          <table:table-cell table:style-name="ce16" table:formula="of:=['paramètres modèle'.G462]/['paramètres modèle'.$E462]" office:value-type="float" office:value="1" calcext:value-type="float">
            <text:p>1,0</text:p>
          </table:table-cell>
          <table:table-cell table:style-name="ce16" table:formula="of:=['paramètres modèle'.H462]/['paramètres modèle'.$E462]" office:value-type="float" office:value="1" calcext:value-type="float">
            <text:p>1,0</text:p>
          </table:table-cell>
          <table:table-cell table:style-name="ce16" table:formula="of:=['paramètres modèle'.I462]/['paramètres modèle'.$E462]" office:value-type="float" office:value="1" calcext:value-type="float">
            <text:p>1,0</text:p>
          </table:table-cell>
          <table:table-cell table:style-name="ce16" table:formula="of:=['paramètres modèle'.J462]/['paramètres modèle'.$E46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63]/['paramètres modèle'.$E463]" office:value-type="float" office:value="1" calcext:value-type="float">
            <text:p>1,0</text:p>
          </table:table-cell>
          <table:table-cell table:style-name="ce16" table:formula="of:=['paramètres modèle'.G463]/['paramètres modèle'.$E463]" office:value-type="float" office:value="1" calcext:value-type="float">
            <text:p>1,0</text:p>
          </table:table-cell>
          <table:table-cell table:style-name="ce16" table:formula="of:=['paramètres modèle'.H463]/['paramètres modèle'.$E463]" office:value-type="float" office:value="1" calcext:value-type="float">
            <text:p>1,0</text:p>
          </table:table-cell>
          <table:table-cell table:style-name="ce16" table:formula="of:=['paramètres modèle'.I463]/['paramètres modèle'.$E463]" office:value-type="float" office:value="1" calcext:value-type="float">
            <text:p>1,0</text:p>
          </table:table-cell>
          <table:table-cell table:style-name="ce16" table:formula="of:=['paramètres modèle'.J463]/['paramètres modèle'.$E46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8.298880935" calcext:value-type="float">
            <text:p><text:s/>8 <text:s text:c="3"/></text:p>
          </table:table-cell>
          <table:table-cell table:style-name="ce16" table:formula="of:=['paramètres modèle'.F464]/['paramètres modèle'.$E464]" office:value-type="float" office:value="1" calcext:value-type="float">
            <text:p>1,0</text:p>
          </table:table-cell>
          <table:table-cell table:style-name="ce16" table:formula="of:=['paramètres modèle'.G464]/['paramètres modèle'.$E464]" office:value-type="float" office:value="1" calcext:value-type="float">
            <text:p>1,0</text:p>
          </table:table-cell>
          <table:table-cell table:style-name="ce16" table:formula="of:=['paramètres modèle'.H464]/['paramètres modèle'.$E464]" office:value-type="float" office:value="1" calcext:value-type="float">
            <text:p>1,0</text:p>
          </table:table-cell>
          <table:table-cell table:style-name="ce16" table:formula="of:=['paramètres modèle'.I464]/['paramètres modèle'.$E464]" office:value-type="float" office:value="1" calcext:value-type="float">
            <text:p>1,0</text:p>
          </table:table-cell>
          <table:table-cell table:style-name="ce16" table:formula="of:=['paramètres modèle'.J464]/['paramètres modèle'.$E46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.27526776399999" calcext:value-type="float">
            <text:p><text:s/>9 <text:s text:c="3"/></text:p>
          </table:table-cell>
          <table:table-cell table:style-name="ce16" table:formula="of:=['paramètres modèle'.F465]/['paramètres modèle'.$E465]" office:value-type="float" office:value="1" calcext:value-type="float">
            <text:p>1,0</text:p>
          </table:table-cell>
          <table:table-cell table:style-name="ce16" table:formula="of:=['paramètres modèle'.G465]/['paramètres modèle'.$E465]" office:value-type="float" office:value="1" calcext:value-type="float">
            <text:p>1,0</text:p>
          </table:table-cell>
          <table:table-cell table:style-name="ce16" table:formula="of:=['paramètres modèle'.H465]/['paramètres modèle'.$E465]" office:value-type="float" office:value="1" calcext:value-type="float">
            <text:p>1,0</text:p>
          </table:table-cell>
          <table:table-cell table:style-name="ce16" table:formula="of:=['paramètres modèle'.I465]/['paramètres modèle'.$E465]" office:value-type="float" office:value="1" calcext:value-type="float">
            <text:p>1,0</text:p>
          </table:table-cell>
          <table:table-cell table:style-name="ce16" table:formula="of:=['paramètres modèle'.J465]/['paramètres modèle'.$E46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5.78821421" calcext:value-type="float">
            <text:p><text:s/>16 <text:s text:c="3"/></text:p>
          </table:table-cell>
          <table:table-cell table:style-name="ce16" table:formula="of:=['paramètres modèle'.F466]/['paramètres modèle'.$E466]" office:value-type="float" office:value="1" calcext:value-type="float">
            <text:p>1,0</text:p>
          </table:table-cell>
          <table:table-cell table:style-name="ce16" table:formula="of:=['paramètres modèle'.G466]/['paramètres modèle'.$E466]" office:value-type="float" office:value="1" calcext:value-type="float">
            <text:p>1,0</text:p>
          </table:table-cell>
          <table:table-cell table:style-name="ce16" table:formula="of:=['paramètres modèle'.H466]/['paramètres modèle'.$E466]" office:value-type="float" office:value="1" calcext:value-type="float">
            <text:p>1,0</text:p>
          </table:table-cell>
          <table:table-cell table:style-name="ce16" table:formula="of:=['paramètres modèle'.I466]/['paramètres modèle'.$E466]" office:value-type="float" office:value="1" calcext:value-type="float">
            <text:p>1,0</text:p>
          </table:table-cell>
          <table:table-cell table:style-name="ce16" table:formula="of:=['paramètres modèle'.J466]/['paramètres modèle'.$E46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5.78821421" calcext:value-type="float">
            <text:p><text:s/>16 <text:s text:c="3"/></text:p>
          </table:table-cell>
          <table:table-cell table:style-name="ce16" table:formula="of:=['paramètres modèle'.F467]/['paramètres modèle'.$E467]" office:value-type="float" office:value="1" calcext:value-type="float">
            <text:p>1,0</text:p>
          </table:table-cell>
          <table:table-cell table:style-name="ce16" table:formula="of:=['paramètres modèle'.G467]/['paramètres modèle'.$E467]" office:value-type="float" office:value="1" calcext:value-type="float">
            <text:p>1,0</text:p>
          </table:table-cell>
          <table:table-cell table:style-name="ce16" table:formula="of:=['paramètres modèle'.H467]/['paramètres modèle'.$E467]" office:value-type="float" office:value="1" calcext:value-type="float">
            <text:p>1,0</text:p>
          </table:table-cell>
          <table:table-cell table:style-name="ce16" table:formula="of:=['paramètres modèle'.I467]/['paramètres modèle'.$E467]" office:value-type="float" office:value="1" calcext:value-type="float">
            <text:p>1,0</text:p>
          </table:table-cell>
          <table:table-cell table:style-name="ce16" table:formula="of:=['paramètres modèle'.J467]/['paramètres modèle'.$E46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5.78821421" calcext:value-type="float">
            <text:p><text:s/>16 <text:s text:c="3"/></text:p>
          </table:table-cell>
          <table:table-cell table:style-name="ce16" table:formula="of:=['paramètres modèle'.F468]/['paramètres modèle'.$E468]" office:value-type="float" office:value="1" calcext:value-type="float">
            <text:p>1,0</text:p>
          </table:table-cell>
          <table:table-cell table:style-name="ce16" table:formula="of:=['paramètres modèle'.G468]/['paramètres modèle'.$E468]" office:value-type="float" office:value="1" calcext:value-type="float">
            <text:p>1,0</text:p>
          </table:table-cell>
          <table:table-cell table:style-name="ce16" table:formula="of:=['paramètres modèle'.H468]/['paramètres modèle'.$E468]" office:value-type="float" office:value="1" calcext:value-type="float">
            <text:p>1,0</text:p>
          </table:table-cell>
          <table:table-cell table:style-name="ce16" table:formula="of:=['paramètres modèle'.I468]/['paramètres modèle'.$E468]" office:value-type="float" office:value="1" calcext:value-type="float">
            <text:p>1,0</text:p>
          </table:table-cell>
          <table:table-cell table:style-name="ce16" table:formula="of:=['paramètres modèle'.J468]/['paramètres modèle'.$E46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6.66515988" calcext:value-type="float">
            <text:p><text:s/>27 <text:s text:c="3"/></text:p>
          </table:table-cell>
          <table:table-cell table:style-name="ce16" table:formula="of:=['paramètres modèle'.F469]/['paramètres modèle'.$E469]" office:value-type="float" office:value="1" calcext:value-type="float">
            <text:p>1,0</text:p>
          </table:table-cell>
          <table:table-cell table:style-name="ce16" table:formula="of:=['paramètres modèle'.G469]/['paramètres modèle'.$E469]" office:value-type="float" office:value="1" calcext:value-type="float">
            <text:p>1,0</text:p>
          </table:table-cell>
          <table:table-cell table:style-name="ce16" table:formula="of:=['paramètres modèle'.H469]/['paramètres modèle'.$E469]" office:value-type="float" office:value="1" calcext:value-type="float">
            <text:p>1,0</text:p>
          </table:table-cell>
          <table:table-cell table:style-name="ce16" table:formula="of:=['paramètres modèle'.I469]/['paramètres modèle'.$E469]" office:value-type="float" office:value="1" calcext:value-type="float">
            <text:p>1,0</text:p>
          </table:table-cell>
          <table:table-cell table:style-name="ce16" table:formula="of:=['paramètres modèle'.J469]/['paramètres modèle'.$E46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6.66515988" calcext:value-type="float">
            <text:p><text:s/>27 <text:s text:c="3"/></text:p>
          </table:table-cell>
          <table:table-cell table:style-name="ce16" table:formula="of:=['paramètres modèle'.F470]/['paramètres modèle'.$E470]" office:value-type="float" office:value="1" calcext:value-type="float">
            <text:p>1,0</text:p>
          </table:table-cell>
          <table:table-cell table:style-name="ce16" table:formula="of:=['paramètres modèle'.G470]/['paramètres modèle'.$E470]" office:value-type="float" office:value="1" calcext:value-type="float">
            <text:p>1,0</text:p>
          </table:table-cell>
          <table:table-cell table:style-name="ce16" table:formula="of:=['paramètres modèle'.H470]/['paramètres modèle'.$E470]" office:value-type="float" office:value="1" calcext:value-type="float">
            <text:p>1,0</text:p>
          </table:table-cell>
          <table:table-cell table:style-name="ce16" table:formula="of:=['paramètres modèle'.I470]/['paramètres modèle'.$E470]" office:value-type="float" office:value="1" calcext:value-type="float">
            <text:p>1,0</text:p>
          </table:table-cell>
          <table:table-cell table:style-name="ce16" table:formula="of:=['paramètres modèle'.J470]/['paramètres modèle'.$E47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6.66515988" calcext:value-type="float">
            <text:p><text:s/>27 <text:s text:c="3"/></text:p>
          </table:table-cell>
          <table:table-cell table:style-name="ce16" table:formula="of:=['paramètres modèle'.F471]/['paramètres modèle'.$E471]" office:value-type="float" office:value="1" calcext:value-type="float">
            <text:p>1,0</text:p>
          </table:table-cell>
          <table:table-cell table:style-name="ce16" table:formula="of:=['paramètres modèle'.G471]/['paramètres modèle'.$E471]" office:value-type="float" office:value="1" calcext:value-type="float">
            <text:p>1,0</text:p>
          </table:table-cell>
          <table:table-cell table:style-name="ce16" table:formula="of:=['paramètres modèle'.H471]/['paramètres modèle'.$E471]" office:value-type="float" office:value="1" calcext:value-type="float">
            <text:p>1,0</text:p>
          </table:table-cell>
          <table:table-cell table:style-name="ce16" table:formula="of:=['paramètres modèle'.I471]/['paramètres modèle'.$E471]" office:value-type="float" office:value="1" calcext:value-type="float">
            <text:p>1,0</text:p>
          </table:table-cell>
          <table:table-cell table:style-name="ce16" table:formula="of:=['paramètres modèle'.J471]/['paramètres modèle'.$E47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6.66515988" calcext:value-type="float">
            <text:p><text:s/>27 <text:s text:c="3"/></text:p>
          </table:table-cell>
          <table:table-cell table:style-name="ce16" table:formula="of:=['paramètres modèle'.F472]/['paramètres modèle'.$E472]" office:value-type="float" office:value="1" calcext:value-type="float">
            <text:p>1,0</text:p>
          </table:table-cell>
          <table:table-cell table:style-name="ce16" table:formula="of:=['paramètres modèle'.G472]/['paramètres modèle'.$E472]" office:value-type="float" office:value="1" calcext:value-type="float">
            <text:p>1,0</text:p>
          </table:table-cell>
          <table:table-cell table:style-name="ce16" table:formula="of:=['paramètres modèle'.H472]/['paramètres modèle'.$E472]" office:value-type="float" office:value="1" calcext:value-type="float">
            <text:p>1,0</text:p>
          </table:table-cell>
          <table:table-cell table:style-name="ce16" table:formula="of:=['paramètres modèle'.I472]/['paramètres modèle'.$E472]" office:value-type="float" office:value="1" calcext:value-type="float">
            <text:p>1,0</text:p>
          </table:table-cell>
          <table:table-cell table:style-name="ce16" table:formula="of:=['paramètres modèle'.J472]/['paramètres modèle'.$E47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6.66515988" calcext:value-type="float">
            <text:p><text:s/>27 <text:s text:c="3"/></text:p>
          </table:table-cell>
          <table:table-cell table:style-name="ce16" table:formula="of:=['paramètres modèle'.F473]/['paramètres modèle'.$E473]" office:value-type="float" office:value="1" calcext:value-type="float">
            <text:p>1,0</text:p>
          </table:table-cell>
          <table:table-cell table:style-name="ce16" table:formula="of:=['paramètres modèle'.G473]/['paramètres modèle'.$E473]" office:value-type="float" office:value="1" calcext:value-type="float">
            <text:p>1,0</text:p>
          </table:table-cell>
          <table:table-cell table:style-name="ce16" table:formula="of:=['paramètres modèle'.H473]/['paramètres modèle'.$E473]" office:value-type="float" office:value="1" calcext:value-type="float">
            <text:p>1,0</text:p>
          </table:table-cell>
          <table:table-cell table:style-name="ce16" table:formula="of:=['paramètres modèle'.I473]/['paramètres modèle'.$E473]" office:value-type="float" office:value="1" calcext:value-type="float">
            <text:p>1,0</text:p>
          </table:table-cell>
          <table:table-cell table:style-name="ce16" table:formula="of:=['paramètres modèle'.J473]/['paramètres modèle'.$E47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7.0947833256403" calcext:value-type="float">
            <text:p><text:s/>27 <text:s text:c="3"/></text:p>
          </table:table-cell>
          <table:table-cell table:style-name="ce16" table:formula="of:=['paramètres modèle'.F474]/['paramètres modèle'.$E474]" office:value-type="float" office:value="1" calcext:value-type="float">
            <text:p>1,0</text:p>
          </table:table-cell>
          <table:table-cell table:style-name="ce16" table:formula="of:=['paramètres modèle'.G474]/['paramètres modèle'.$E474]" office:value-type="float" office:value="1" calcext:value-type="float">
            <text:p>1,0</text:p>
          </table:table-cell>
          <table:table-cell table:style-name="ce16" table:formula="of:=['paramètres modèle'.H474]/['paramètres modèle'.$E474]" office:value-type="float" office:value="1" calcext:value-type="float">
            <text:p>1,0</text:p>
          </table:table-cell>
          <table:table-cell table:style-name="ce16" table:formula="of:=['paramètres modèle'.I474]/['paramètres modèle'.$E474]" office:value-type="float" office:value="1" calcext:value-type="float">
            <text:p>1,0</text:p>
          </table:table-cell>
          <table:table-cell table:style-name="ce16" table:formula="of:=['paramètres modèle'.J474]/['paramètres modèle'.$E47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7.0471216115083" calcext:value-type="float">
            <text:p><text:s/>27 <text:s text:c="3"/></text:p>
          </table:table-cell>
          <table:table-cell table:style-name="ce16" table:formula="of:=['paramètres modèle'.F475]/['paramètres modèle'.$E475]" office:value-type="float" office:value="1" calcext:value-type="float">
            <text:p>1,0</text:p>
          </table:table-cell>
          <table:table-cell table:style-name="ce16" table:formula="of:=['paramètres modèle'.G475]/['paramètres modèle'.$E475]" office:value-type="float" office:value="1" calcext:value-type="float">
            <text:p>1,0</text:p>
          </table:table-cell>
          <table:table-cell table:style-name="ce16" table:formula="of:=['paramètres modèle'.H475]/['paramètres modèle'.$E475]" office:value-type="float" office:value="1" calcext:value-type="float">
            <text:p>1,0</text:p>
          </table:table-cell>
          <table:table-cell table:style-name="ce16" table:formula="of:=['paramètres modèle'.I475]/['paramètres modèle'.$E475]" office:value-type="float" office:value="1" calcext:value-type="float">
            <text:p>1,0</text:p>
          </table:table-cell>
          <table:table-cell table:style-name="ce16" table:formula="of:=['paramètres modèle'.J475]/['paramètres modèle'.$E47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7.05506260779" calcext:value-type="float">
            <text:p><text:s/>27 <text:s text:c="3"/></text:p>
          </table:table-cell>
          <table:table-cell table:style-name="ce16" table:formula="of:=['paramètres modèle'.F476]/['paramètres modèle'.$E476]" office:value-type="float" office:value="1" calcext:value-type="float">
            <text:p>1,0</text:p>
          </table:table-cell>
          <table:table-cell table:style-name="ce16" table:formula="of:=['paramètres modèle'.G476]/['paramètres modèle'.$E476]" office:value-type="float" office:value="1" calcext:value-type="float">
            <text:p>1,0</text:p>
          </table:table-cell>
          <table:table-cell table:style-name="ce16" table:formula="of:=['paramètres modèle'.H476]/['paramètres modèle'.$E476]" office:value-type="float" office:value="1" calcext:value-type="float">
            <text:p>1,0</text:p>
          </table:table-cell>
          <table:table-cell table:style-name="ce16" table:formula="of:=['paramètres modèle'.I476]/['paramètres modèle'.$E476]" office:value-type="float" office:value="1" calcext:value-type="float">
            <text:p>1,0</text:p>
          </table:table-cell>
          <table:table-cell table:style-name="ce16" table:formula="of:=['paramètres modèle'.J476]/['paramètres modèle'.$E47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7.0648745470504" calcext:value-type="float">
            <text:p><text:s/>27 <text:s text:c="3"/></text:p>
          </table:table-cell>
          <table:table-cell table:style-name="ce16" table:formula="of:=['paramètres modèle'.F477]/['paramètres modèle'.$E477]" office:value-type="float" office:value="1" calcext:value-type="float">
            <text:p>1,0</text:p>
          </table:table-cell>
          <table:table-cell table:style-name="ce16" table:formula="of:=['paramètres modèle'.G477]/['paramètres modèle'.$E477]" office:value-type="float" office:value="1" calcext:value-type="float">
            <text:p>1,0</text:p>
          </table:table-cell>
          <table:table-cell table:style-name="ce16" table:formula="of:=['paramètres modèle'.H477]/['paramètres modèle'.$E477]" office:value-type="float" office:value="1" calcext:value-type="float">
            <text:p>1,0</text:p>
          </table:table-cell>
          <table:table-cell table:style-name="ce16" table:formula="of:=['paramètres modèle'.I477]/['paramètres modèle'.$E477]" office:value-type="float" office:value="1" calcext:value-type="float">
            <text:p>1,0</text:p>
          </table:table-cell>
          <table:table-cell table:style-name="ce16" table:formula="of:=['paramètres modèle'.J477]/['paramètres modèle'.$E47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7.0625306432628" calcext:value-type="float">
            <text:p><text:s/>27 <text:s text:c="3"/></text:p>
          </table:table-cell>
          <table:table-cell table:style-name="ce16" table:formula="of:=['paramètres modèle'.F478]/['paramètres modèle'.$E478]" office:value-type="float" office:value="1" calcext:value-type="float">
            <text:p>1,0</text:p>
          </table:table-cell>
          <table:table-cell table:style-name="ce16" table:formula="of:=['paramètres modèle'.G478]/['paramètres modèle'.$E478]" office:value-type="float" office:value="1" calcext:value-type="float">
            <text:p>1,0</text:p>
          </table:table-cell>
          <table:table-cell table:style-name="ce16" table:formula="of:=['paramètres modèle'.H478]/['paramètres modèle'.$E478]" office:value-type="float" office:value="1" calcext:value-type="float">
            <text:p>1,0</text:p>
          </table:table-cell>
          <table:table-cell table:style-name="ce16" table:formula="of:=['paramètres modèle'.I478]/['paramètres modèle'.$E478]" office:value-type="float" office:value="1" calcext:value-type="float">
            <text:p>1,0</text:p>
          </table:table-cell>
          <table:table-cell table:style-name="ce16" table:formula="of:=['paramètres modèle'.J478]/['paramètres modèle'.$E47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7.0648745470504" calcext:value-type="float">
            <text:p><text:s/>27 <text:s text:c="3"/></text:p>
          </table:table-cell>
          <table:table-cell table:style-name="ce16" table:formula="of:=['paramètres modèle'.F479]/['paramètres modèle'.$E479]" office:value-type="float" office:value="1" calcext:value-type="float">
            <text:p>1,0</text:p>
          </table:table-cell>
          <table:table-cell table:style-name="ce16" table:formula="of:=['paramètres modèle'.G479]/['paramètres modèle'.$E479]" office:value-type="float" office:value="1" calcext:value-type="float">
            <text:p>1,0</text:p>
          </table:table-cell>
          <table:table-cell table:style-name="ce16" table:formula="of:=['paramètres modèle'.H479]/['paramètres modèle'.$E479]" office:value-type="float" office:value="1" calcext:value-type="float">
            <text:p>1,0</text:p>
          </table:table-cell>
          <table:table-cell table:style-name="ce16" table:formula="of:=['paramètres modèle'.I479]/['paramètres modèle'.$E479]" office:value-type="float" office:value="1" calcext:value-type="float">
            <text:p>1,0</text:p>
          </table:table-cell>
          <table:table-cell table:style-name="ce16" table:formula="of:=['paramètres modèle'.J479]/['paramètres modèle'.$E47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.4984943245738" calcext:value-type="float">
            <text:p><text:s/>24 <text:s text:c="3"/></text:p>
          </table:table-cell>
          <table:table-cell table:style-name="ce16" table:formula="of:=['paramètres modèle'.F480]/['paramètres modèle'.$E480]" office:value-type="float" office:value="1" calcext:value-type="float">
            <text:p>1,0</text:p>
          </table:table-cell>
          <table:table-cell table:style-name="ce16" table:formula="of:=['paramètres modèle'.G480]/['paramètres modèle'.$E480]" office:value-type="float" office:value="1" calcext:value-type="float">
            <text:p>1,0</text:p>
          </table:table-cell>
          <table:table-cell table:style-name="ce16" table:formula="of:=['paramètres modèle'.H480]/['paramètres modèle'.$E480]" office:value-type="float" office:value="1" calcext:value-type="float">
            <text:p>1,0</text:p>
          </table:table-cell>
          <table:table-cell table:style-name="ce16" table:formula="of:=['paramètres modèle'.I480]/['paramètres modèle'.$E480]" office:value-type="float" office:value="1" calcext:value-type="float">
            <text:p>1,0</text:p>
          </table:table-cell>
          <table:table-cell table:style-name="ce16" table:formula="of:=['paramètres modèle'.J480]/['paramètres modèle'.$E48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0.0509963039382" calcext:value-type="float">
            <text:p><text:s/>10 <text:s text:c="3"/></text:p>
          </table:table-cell>
          <table:table-cell table:style-name="ce16" table:formula="of:=['paramètres modèle'.F481]/['paramètres modèle'.$E481]" office:value-type="float" office:value="1" calcext:value-type="float">
            <text:p>1,0</text:p>
          </table:table-cell>
          <table:table-cell table:style-name="ce16" table:formula="of:=['paramètres modèle'.G481]/['paramètres modèle'.$E481]" office:value-type="float" office:value="1" calcext:value-type="float">
            <text:p>1,0</text:p>
          </table:table-cell>
          <table:table-cell table:style-name="ce16" table:formula="of:=['paramètres modèle'.H481]/['paramètres modèle'.$E481]" office:value-type="float" office:value="1" calcext:value-type="float">
            <text:p>1,0</text:p>
          </table:table-cell>
          <table:table-cell table:style-name="ce16" table:formula="of:=['paramètres modèle'.I481]/['paramètres modèle'.$E481]" office:value-type="float" office:value="1" calcext:value-type="float">
            <text:p>1,0</text:p>
          </table:table-cell>
          <table:table-cell table:style-name="ce16" table:formula="of:=['paramètres modèle'.J481]/['paramètres modèle'.$E48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7.3926650678768" calcext:value-type="float">
            <text:p><text:s/>17 <text:s text:c="3"/></text:p>
          </table:table-cell>
          <table:table-cell table:style-name="ce16" table:formula="of:=['paramètres modèle'.F482]/['paramètres modèle'.$E482]" office:value-type="float" office:value="1" calcext:value-type="float">
            <text:p>1,0</text:p>
          </table:table-cell>
          <table:table-cell table:style-name="ce16" table:formula="of:=['paramètres modèle'.G482]/['paramètres modèle'.$E482]" office:value-type="float" office:value="1" calcext:value-type="float">
            <text:p>1,0</text:p>
          </table:table-cell>
          <table:table-cell table:style-name="ce16" table:formula="of:=['paramètres modèle'.H482]/['paramètres modèle'.$E482]" office:value-type="float" office:value="1" calcext:value-type="float">
            <text:p>1,0</text:p>
          </table:table-cell>
          <table:table-cell table:style-name="ce16" table:formula="of:=['paramètres modèle'.I482]/['paramètres modèle'.$E482]" office:value-type="float" office:value="1" calcext:value-type="float">
            <text:p>1,0</text:p>
          </table:table-cell>
          <table:table-cell table:style-name="ce16" table:formula="of:=['paramètres modèle'.J482]/['paramètres modèle'.$E48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0.2891433520789" calcext:value-type="float">
            <text:p><text:s/>50 <text:s text:c="3"/></text:p>
          </table:table-cell>
          <table:table-cell table:style-name="ce16" table:formula="of:=['paramètres modèle'.F483]/['paramètres modèle'.$E483]" office:value-type="float" office:value="1" calcext:value-type="float">
            <text:p>1,0</text:p>
          </table:table-cell>
          <table:table-cell table:style-name="ce16" table:formula="of:=['paramètres modèle'.G483]/['paramètres modèle'.$E483]" office:value-type="float" office:value="1" calcext:value-type="float">
            <text:p>1,0</text:p>
          </table:table-cell>
          <table:table-cell table:style-name="ce16" table:formula="of:=['paramètres modèle'.H483]/['paramètres modèle'.$E483]" office:value-type="float" office:value="1" calcext:value-type="float">
            <text:p>1,0</text:p>
          </table:table-cell>
          <table:table-cell table:style-name="ce16" table:formula="of:=['paramètres modèle'.I483]/['paramètres modèle'.$E483]" office:value-type="float" office:value="1" calcext:value-type="float">
            <text:p>1,0</text:p>
          </table:table-cell>
          <table:table-cell table:style-name="ce16" table:formula="of:=['paramètres modèle'.J483]/['paramètres modèle'.$E48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51790930145712" calcext:value-type="float">
            <text:p><text:s/>6 <text:s text:c="3"/></text:p>
          </table:table-cell>
          <table:table-cell table:style-name="ce16" table:formula="of:=['paramètres modèle'.F484]/['paramètres modèle'.$E484]" office:value-type="float" office:value="1" calcext:value-type="float">
            <text:p>1,0</text:p>
          </table:table-cell>
          <table:table-cell table:style-name="ce16" table:formula="of:=['paramètres modèle'.G484]/['paramètres modèle'.$E484]" office:value-type="float" office:value="1" calcext:value-type="float">
            <text:p>1,0</text:p>
          </table:table-cell>
          <table:table-cell table:style-name="ce16" table:formula="of:=['paramètres modèle'.H484]/['paramètres modèle'.$E484]" office:value-type="float" office:value="1" calcext:value-type="float">
            <text:p>1,0</text:p>
          </table:table-cell>
          <table:table-cell table:style-name="ce16" table:formula="of:=['paramètres modèle'.I484]/['paramètres modèle'.$E484]" office:value-type="float" office:value="1" calcext:value-type="float">
            <text:p>1,0</text:p>
          </table:table-cell>
          <table:table-cell table:style-name="ce16" table:formula="of:=['paramètres modèle'.J484]/['paramètres modèle'.$E48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5.69035720330503" calcext:value-type="float">
            <text:p><text:s/>6 <text:s text:c="3"/></text:p>
          </table:table-cell>
          <table:table-cell table:style-name="ce16" table:formula="of:=['paramètres modèle'.F485]/['paramètres modèle'.$E485]" office:value-type="float" office:value="1" calcext:value-type="float">
            <text:p>1,0</text:p>
          </table:table-cell>
          <table:table-cell table:style-name="ce16" table:formula="of:=['paramètres modèle'.G485]/['paramètres modèle'.$E485]" office:value-type="float" office:value="1" calcext:value-type="float">
            <text:p>1,0</text:p>
          </table:table-cell>
          <table:table-cell table:style-name="ce16" table:formula="of:=['paramètres modèle'.H485]/['paramètres modèle'.$E485]" office:value-type="float" office:value="1" calcext:value-type="float">
            <text:p>1,0</text:p>
          </table:table-cell>
          <table:table-cell table:style-name="ce16" table:formula="of:=['paramètres modèle'.I485]/['paramètres modèle'.$E485]" office:value-type="float" office:value="1" calcext:value-type="float">
            <text:p>1,0</text:p>
          </table:table-cell>
          <table:table-cell table:style-name="ce16" table:formula="of:=['paramètres modèle'.J485]/['paramètres modèle'.$E48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3.123686826222" calcext:value-type="float">
            <text:p><text:s/>33 <text:s text:c="3"/></text:p>
          </table:table-cell>
          <table:table-cell table:style-name="ce16" table:formula="of:=['paramètres modèle'.F486]/['paramètres modèle'.$E486]" office:value-type="float" office:value="1" calcext:value-type="float">
            <text:p>1,0</text:p>
          </table:table-cell>
          <table:table-cell table:style-name="ce16" table:formula="of:=['paramètres modèle'.G486]/['paramètres modèle'.$E486]" office:value-type="float" office:value="1" calcext:value-type="float">
            <text:p>1,0</text:p>
          </table:table-cell>
          <table:table-cell table:style-name="ce16" table:formula="of:=['paramètres modèle'.H486]/['paramètres modèle'.$E486]" office:value-type="float" office:value="1" calcext:value-type="float">
            <text:p>1,0</text:p>
          </table:table-cell>
          <table:table-cell table:style-name="ce16" table:formula="of:=['paramètres modèle'.I486]/['paramètres modèle'.$E486]" office:value-type="float" office:value="1" calcext:value-type="float">
            <text:p>1,0</text:p>
          </table:table-cell>
          <table:table-cell table:style-name="ce16" table:formula="of:=['paramètres modèle'.J486]/['paramètres modèle'.$E48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8.0429234865604" calcext:value-type="float">
            <text:p><text:s/>28 <text:s text:c="3"/></text:p>
          </table:table-cell>
          <table:table-cell table:style-name="ce16" table:formula="of:=['paramètres modèle'.F487]/['paramètres modèle'.$E487]" office:value-type="float" office:value="1" calcext:value-type="float">
            <text:p>1,0</text:p>
          </table:table-cell>
          <table:table-cell table:style-name="ce16" table:formula="of:=['paramètres modèle'.G487]/['paramètres modèle'.$E487]" office:value-type="float" office:value="1" calcext:value-type="float">
            <text:p>1,0</text:p>
          </table:table-cell>
          <table:table-cell table:style-name="ce16" table:formula="of:=['paramètres modèle'.H487]/['paramètres modèle'.$E487]" office:value-type="float" office:value="1" calcext:value-type="float">
            <text:p>1,0</text:p>
          </table:table-cell>
          <table:table-cell table:style-name="ce16" table:formula="of:=['paramètres modèle'.I487]/['paramètres modèle'.$E487]" office:value-type="float" office:value="1" calcext:value-type="float">
            <text:p>1,0</text:p>
          </table:table-cell>
          <table:table-cell table:style-name="ce16" table:formula="of:=['paramètres modèle'.J487]/['paramètres modèle'.$E48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7.0437396734744" calcext:value-type="float">
            <text:p><text:s/>17 <text:s text:c="3"/></text:p>
          </table:table-cell>
          <table:table-cell table:style-name="ce16" table:formula="of:=['paramètres modèle'.F488]/['paramètres modèle'.$E488]" office:value-type="float" office:value="1" calcext:value-type="float">
            <text:p>1,0</text:p>
          </table:table-cell>
          <table:table-cell table:style-name="ce16" table:formula="of:=['paramètres modèle'.G488]/['paramètres modèle'.$E488]" office:value-type="float" office:value="1" calcext:value-type="float">
            <text:p>1,0</text:p>
          </table:table-cell>
          <table:table-cell table:style-name="ce16" table:formula="of:=['paramètres modèle'.H488]/['paramètres modèle'.$E488]" office:value-type="float" office:value="1" calcext:value-type="float">
            <text:p>1,0</text:p>
          </table:table-cell>
          <table:table-cell table:style-name="ce16" table:formula="of:=['paramètres modèle'.I488]/['paramètres modèle'.$E488]" office:value-type="float" office:value="1" calcext:value-type="float">
            <text:p>1,0</text:p>
          </table:table-cell>
          <table:table-cell table:style-name="ce16" table:formula="of:=['paramètres modèle'.J488]/['paramètres modèle'.$E48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6.0320442234481" calcext:value-type="float">
            <text:p><text:s/>16 <text:s text:c="3"/></text:p>
          </table:table-cell>
          <table:table-cell table:style-name="ce16" table:formula="of:=['paramètres modèle'.F489]/['paramètres modèle'.$E489]" office:value-type="float" office:value="1" calcext:value-type="float">
            <text:p>1,0</text:p>
          </table:table-cell>
          <table:table-cell table:style-name="ce16" table:formula="of:=['paramètres modèle'.G489]/['paramètres modèle'.$E489]" office:value-type="float" office:value="1" calcext:value-type="float">
            <text:p>1,0</text:p>
          </table:table-cell>
          <table:table-cell table:style-name="ce16" table:formula="of:=['paramètres modèle'.H489]/['paramètres modèle'.$E489]" office:value-type="float" office:value="1" calcext:value-type="float">
            <text:p>1,0</text:p>
          </table:table-cell>
          <table:table-cell table:style-name="ce16" table:formula="of:=['paramètres modèle'.I489]/['paramètres modèle'.$E489]" office:value-type="float" office:value="1" calcext:value-type="float">
            <text:p>1,0</text:p>
          </table:table-cell>
          <table:table-cell table:style-name="ce16" table:formula="of:=['paramètres modèle'.J489]/['paramètres modèle'.$E48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67.0595156712884" calcext:value-type="float">
            <text:p><text:s/>67 <text:s text:c="3"/></text:p>
          </table:table-cell>
          <table:table-cell table:style-name="ce16" table:formula="of:=['paramètres modèle'.F490]/['paramètres modèle'.$E490]" office:value-type="float" office:value="1" calcext:value-type="float">
            <text:p>1,0</text:p>
          </table:table-cell>
          <table:table-cell table:style-name="ce16" table:formula="of:=['paramètres modèle'.G490]/['paramètres modèle'.$E490]" office:value-type="float" office:value="1" calcext:value-type="float">
            <text:p>1,0</text:p>
          </table:table-cell>
          <table:table-cell table:style-name="ce16" table:formula="of:=['paramètres modèle'.H490]/['paramètres modèle'.$E490]" office:value-type="float" office:value="1" calcext:value-type="float">
            <text:p>1,0</text:p>
          </table:table-cell>
          <table:table-cell table:style-name="ce16" table:formula="of:=['paramètres modèle'.I490]/['paramètres modèle'.$E490]" office:value-type="float" office:value="1" calcext:value-type="float">
            <text:p>1,0</text:p>
          </table:table-cell>
          <table:table-cell table:style-name="ce16" table:formula="of:=['paramètres modèle'.J490]/['paramètres modèle'.$E49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97.1886173505027" calcext:value-type="float">
            <text:p><text:s/>97 <text:s text:c="3"/></text:p>
          </table:table-cell>
          <table:table-cell table:style-name="ce16" table:formula="of:=['paramètres modèle'.F491]/['paramètres modèle'.$E491]" office:value-type="float" office:value="1" calcext:value-type="float">
            <text:p>1,0</text:p>
          </table:table-cell>
          <table:table-cell table:style-name="ce16" table:formula="of:=['paramètres modèle'.G491]/['paramètres modèle'.$E491]" office:value-type="float" office:value="1" calcext:value-type="float">
            <text:p>1,0</text:p>
          </table:table-cell>
          <table:table-cell table:style-name="ce16" table:formula="of:=['paramètres modèle'.H491]/['paramètres modèle'.$E491]" office:value-type="float" office:value="1" calcext:value-type="float">
            <text:p>1,0</text:p>
          </table:table-cell>
          <table:table-cell table:style-name="ce16" table:formula="of:=['paramètres modèle'.I491]/['paramètres modèle'.$E491]" office:value-type="float" office:value="1" calcext:value-type="float">
            <text:p>1,0</text:p>
          </table:table-cell>
          <table:table-cell table:style-name="ce16" table:formula="of:=['paramètres modèle'.J491]/['paramètres modèle'.$E49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32.7893025320798" calcext:value-type="float">
            <text:p><text:s/>33 <text:s text:c="3"/></text:p>
          </table:table-cell>
          <table:table-cell table:style-name="ce16" table:formula="of:=['paramètres modèle'.F492]/['paramètres modèle'.$E492]" office:value-type="float" office:value="1" calcext:value-type="float">
            <text:p>1,0</text:p>
          </table:table-cell>
          <table:table-cell table:style-name="ce16" table:formula="of:=['paramètres modèle'.G492]/['paramètres modèle'.$E492]" office:value-type="float" office:value="1" calcext:value-type="float">
            <text:p>1,0</text:p>
          </table:table-cell>
          <table:table-cell table:style-name="ce16" table:formula="of:=['paramètres modèle'.H492]/['paramètres modèle'.$E492]" office:value-type="float" office:value="1" calcext:value-type="float">
            <text:p>1,0</text:p>
          </table:table-cell>
          <table:table-cell table:style-name="ce16" table:formula="of:=['paramètres modèle'.I492]/['paramètres modèle'.$E492]" office:value-type="float" office:value="1" calcext:value-type="float">
            <text:p>1,0</text:p>
          </table:table-cell>
          <table:table-cell table:style-name="ce16" table:formula="of:=['paramètres modèle'.J492]/['paramètres modèle'.$E49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248.117527709464" calcext:value-type="float">
            <text:p><text:s/>248 <text:s text:c="3"/></text:p>
          </table:table-cell>
          <table:table-cell table:style-name="ce16" table:formula="of:=['paramètres modèle'.F493]/['paramètres modèle'.$E493]" office:value-type="float" office:value="1" calcext:value-type="float">
            <text:p>1,0</text:p>
          </table:table-cell>
          <table:table-cell table:style-name="ce16" table:formula="of:=['paramètres modèle'.G493]/['paramètres modèle'.$E493]" office:value-type="float" office:value="1" calcext:value-type="float">
            <text:p>1,0</text:p>
          </table:table-cell>
          <table:table-cell table:style-name="ce16" table:formula="of:=['paramètres modèle'.H493]/['paramètres modèle'.$E493]" office:value-type="float" office:value="1" calcext:value-type="float">
            <text:p>1,0</text:p>
          </table:table-cell>
          <table:table-cell table:style-name="ce16" table:formula="of:=['paramètres modèle'.I493]/['paramètres modèle'.$E493]" office:value-type="float" office:value="1" calcext:value-type="float">
            <text:p>1,0</text:p>
          </table:table-cell>
          <table:table-cell table:style-name="ce16" table:formula="of:=['paramètres modèle'.J493]/['paramètres modèle'.$E49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ECS</text:p>
          </table:table-cell>
          <table:table-cell table:style-name="ce12" office:value-type="float" office:value="13.47449471" calcext:value-type="float">
            <text:p><text:s/>13 <text:s text:c="3"/></text:p>
          </table:table-cell>
          <table:table-cell table:style-name="ce16" table:formula="of:=['paramètres modèle'.F494]/['paramètres modèle'.$E494]" office:value-type="float" office:value="1" calcext:value-type="float">
            <text:p>1,0</text:p>
          </table:table-cell>
          <table:table-cell table:style-name="ce16" table:formula="of:=['paramètres modèle'.G494]/['paramètres modèle'.$E494]" office:value-type="float" office:value="1" calcext:value-type="float">
            <text:p>1,0</text:p>
          </table:table-cell>
          <table:table-cell table:style-name="ce16" table:formula="of:=['paramètres modèle'.H494]/['paramètres modèle'.$E494]" office:value-type="float" office:value="1" calcext:value-type="float">
            <text:p>1,0</text:p>
          </table:table-cell>
          <table:table-cell table:style-name="ce16" table:formula="of:=['paramètres modèle'.I494]/['paramètres modèle'.$E494]" office:value-type="float" office:value="1" calcext:value-type="float">
            <text:p>1,0</text:p>
          </table:table-cell>
          <table:table-cell table:style-name="ce16" table:formula="of:=['paramètres modèle'.J494]/['paramètres modèle'.$E49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1.301230660971" calcext:value-type="float">
            <text:p><text:s/>21 <text:s text:c="3"/></text:p>
          </table:table-cell>
          <table:table-cell table:style-name="ce16" table:formula="of:=['paramètres modèle'.F495]/['paramètres modèle'.$E495]" office:value-type="float" office:value="0.7" calcext:value-type="float">
            <text:p>0,7</text:p>
          </table:table-cell>
          <table:table-cell table:style-name="ce16" table:formula="of:=['paramètres modèle'.G495]/['paramètres modèle'.$E495]" office:value-type="float" office:value="0.42" calcext:value-type="float">
            <text:p>0,4</text:p>
          </table:table-cell>
          <table:table-cell table:style-name="ce16" table:formula="of:=['paramètres modèle'.H495]/['paramètres modèle'.$E495]" office:value-type="float" office:value="0.42" calcext:value-type="float">
            <text:p>0,4</text:p>
          </table:table-cell>
          <table:table-cell table:style-name="ce16" table:formula="of:=['paramètres modèle'.I495]/['paramètres modèle'.$E495]" office:value-type="float" office:value="0.42" calcext:value-type="float">
            <text:p>0,4</text:p>
          </table:table-cell>
          <table:table-cell table:style-name="ce16" table:formula="of:=['paramètres modèle'.J495]/['paramètres modèle'.$E49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7.3456351236252" calcext:value-type="float">
            <text:p><text:s/>27 <text:s text:c="3"/></text:p>
          </table:table-cell>
          <table:table-cell table:style-name="ce16" table:formula="of:=['paramètres modèle'.F496]/['paramètres modèle'.$E496]" office:value-type="float" office:value="0.7" calcext:value-type="float">
            <text:p>0,7</text:p>
          </table:table-cell>
          <table:table-cell table:style-name="ce16" table:formula="of:=['paramètres modèle'.G496]/['paramètres modèle'.$E496]" office:value-type="float" office:value="0.42" calcext:value-type="float">
            <text:p>0,4</text:p>
          </table:table-cell>
          <table:table-cell table:style-name="ce16" table:formula="of:=['paramètres modèle'.H496]/['paramètres modèle'.$E496]" office:value-type="float" office:value="0.42" calcext:value-type="float">
            <text:p>0,4</text:p>
          </table:table-cell>
          <table:table-cell table:style-name="ce16" table:formula="of:=['paramètres modèle'.I496]/['paramètres modèle'.$E496]" office:value-type="float" office:value="0.42" calcext:value-type="float">
            <text:p>0,4</text:p>
          </table:table-cell>
          <table:table-cell table:style-name="ce16" table:formula="of:=['paramètres modèle'.J496]/['paramètres modèle'.$E49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5.32132074835863" calcext:value-type="float">
            <text:p><text:s/>5 <text:s text:c="3"/></text:p>
          </table:table-cell>
          <table:table-cell table:style-name="ce16" table:formula="of:=['paramètres modèle'.F497]/['paramètres modèle'.$E497]" office:value-type="float" office:value="0.7" calcext:value-type="float">
            <text:p>0,7</text:p>
          </table:table-cell>
          <table:table-cell table:style-name="ce16" table:formula="of:=['paramètres modèle'.G497]/['paramètres modèle'.$E497]" office:value-type="float" office:value="0.42" calcext:value-type="float">
            <text:p>0,4</text:p>
          </table:table-cell>
          <table:table-cell table:style-name="ce16" table:formula="of:=['paramètres modèle'.H497]/['paramètres modèle'.$E497]" office:value-type="float" office:value="0.42" calcext:value-type="float">
            <text:p>0,4</text:p>
          </table:table-cell>
          <table:table-cell table:style-name="ce16" table:formula="of:=['paramètres modèle'.I497]/['paramètres modèle'.$E497]" office:value-type="float" office:value="0.42" calcext:value-type="float">
            <text:p>0,4</text:p>
          </table:table-cell>
          <table:table-cell table:style-name="ce16" table:formula="of:=['paramètres modèle'.J497]/['paramètres modèle'.$E49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6.6555551148031" calcext:value-type="float">
            <text:p><text:s/>17 <text:s text:c="3"/></text:p>
          </table:table-cell>
          <table:table-cell table:style-name="ce16" table:formula="of:=['paramètres modèle'.F498]/['paramètres modèle'.$E498]" office:value-type="float" office:value="0.7" calcext:value-type="float">
            <text:p>0,7</text:p>
          </table:table-cell>
          <table:table-cell table:style-name="ce16" table:formula="of:=['paramètres modèle'.G498]/['paramètres modèle'.$E498]" office:value-type="float" office:value="0.42" calcext:value-type="float">
            <text:p>0,4</text:p>
          </table:table-cell>
          <table:table-cell table:style-name="ce16" table:formula="of:=['paramètres modèle'.H498]/['paramètres modèle'.$E498]" office:value-type="float" office:value="0.42" calcext:value-type="float">
            <text:p>0,4</text:p>
          </table:table-cell>
          <table:table-cell table:style-name="ce16" table:formula="of:=['paramètres modèle'.I498]/['paramètres modèle'.$E498]" office:value-type="float" office:value="0.42" calcext:value-type="float">
            <text:p>0,4</text:p>
          </table:table-cell>
          <table:table-cell table:style-name="ce16" table:formula="of:=['paramètres modèle'.J498]/['paramètres modèle'.$E49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6.3359210980981" calcext:value-type="float">
            <text:p><text:s/>16 <text:s text:c="3"/></text:p>
          </table:table-cell>
          <table:table-cell table:style-name="ce16" table:formula="of:=['paramètres modèle'.F499]/['paramètres modèle'.$E499]" office:value-type="float" office:value="0.7" calcext:value-type="float">
            <text:p>0,7</text:p>
          </table:table-cell>
          <table:table-cell table:style-name="ce16" table:formula="of:=['paramètres modèle'.G499]/['paramètres modèle'.$E499]" office:value-type="float" office:value="0.42" calcext:value-type="float">
            <text:p>0,4</text:p>
          </table:table-cell>
          <table:table-cell table:style-name="ce16" table:formula="of:=['paramètres modèle'.H499]/['paramètres modèle'.$E499]" office:value-type="float" office:value="0.42" calcext:value-type="float">
            <text:p>0,4</text:p>
          </table:table-cell>
          <table:table-cell table:style-name="ce16" table:formula="of:=['paramètres modèle'.I499]/['paramètres modèle'.$E499]" office:value-type="float" office:value="0.42" calcext:value-type="float">
            <text:p>0,4</text:p>
          </table:table-cell>
          <table:table-cell table:style-name="ce16" table:formula="of:=['paramètres modèle'.J499]/['paramètres modèle'.$E49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1.4283294689517" calcext:value-type="float">
            <text:p><text:s/>11 <text:s text:c="3"/></text:p>
          </table:table-cell>
          <table:table-cell table:style-name="ce16" table:formula="of:=['paramètres modèle'.F500]/['paramètres modèle'.$E500]" office:value-type="float" office:value="0.7" calcext:value-type="float">
            <text:p>0,7</text:p>
          </table:table-cell>
          <table:table-cell table:style-name="ce16" table:formula="of:=['paramètres modèle'.G500]/['paramètres modèle'.$E500]" office:value-type="float" office:value="0.42" calcext:value-type="float">
            <text:p>0,4</text:p>
          </table:table-cell>
          <table:table-cell table:style-name="ce16" table:formula="of:=['paramètres modèle'.H500]/['paramètres modèle'.$E500]" office:value-type="float" office:value="0.42" calcext:value-type="float">
            <text:p>0,4</text:p>
          </table:table-cell>
          <table:table-cell table:style-name="ce16" table:formula="of:=['paramètres modèle'.I500]/['paramètres modèle'.$E500]" office:value-type="float" office:value="0.42" calcext:value-type="float">
            <text:p>0,4</text:p>
          </table:table-cell>
          <table:table-cell table:style-name="ce16" table:formula="of:=['paramètres modèle'.J500]/['paramètres modèle'.$E50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40.320160875" calcext:value-type="float">
            <text:p><text:s/>40 <text:s text:c="3"/></text:p>
          </table:table-cell>
          <table:table-cell table:style-name="ce16" table:formula="of:=['paramètres modèle'.F501]/['paramètres modèle'.$E501]" office:value-type="float" office:value="0.7" calcext:value-type="float">
            <text:p>0,7</text:p>
          </table:table-cell>
          <table:table-cell table:style-name="ce16" table:formula="of:=['paramètres modèle'.G501]/['paramètres modèle'.$E501]" office:value-type="float" office:value="0.42" calcext:value-type="float">
            <text:p>0,4</text:p>
          </table:table-cell>
          <table:table-cell table:style-name="ce16" table:formula="of:=['paramètres modèle'.H501]/['paramètres modèle'.$E501]" office:value-type="float" office:value="0.42" calcext:value-type="float">
            <text:p>0,4</text:p>
          </table:table-cell>
          <table:table-cell table:style-name="ce16" table:formula="of:=['paramètres modèle'.I501]/['paramètres modèle'.$E501]" office:value-type="float" office:value="0.42" calcext:value-type="float">
            <text:p>0,4</text:p>
          </table:table-cell>
          <table:table-cell table:style-name="ce16" table:formula="of:=['paramètres modèle'.J501]/['paramètres modèle'.$E50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9.693652983911" calcext:value-type="float">
            <text:p><text:s/>20 <text:s text:c="3"/></text:p>
          </table:table-cell>
          <table:table-cell table:style-name="ce16" table:formula="of:=['paramètres modèle'.F502]/['paramètres modèle'.$E502]" office:value-type="float" office:value="0.7" calcext:value-type="float">
            <text:p>0,7</text:p>
          </table:table-cell>
          <table:table-cell table:style-name="ce16" table:formula="of:=['paramètres modèle'.G502]/['paramètres modèle'.$E502]" office:value-type="float" office:value="0.42" calcext:value-type="float">
            <text:p>0,4</text:p>
          </table:table-cell>
          <table:table-cell table:style-name="ce16" table:formula="of:=['paramètres modèle'.H502]/['paramètres modèle'.$E502]" office:value-type="float" office:value="0.42" calcext:value-type="float">
            <text:p>0,4</text:p>
          </table:table-cell>
          <table:table-cell table:style-name="ce16" table:formula="of:=['paramètres modèle'.I502]/['paramètres modèle'.$E502]" office:value-type="float" office:value="0.42" calcext:value-type="float">
            <text:p>0,4</text:p>
          </table:table-cell>
          <table:table-cell table:style-name="ce16" table:formula="of:=['paramètres modèle'.J502]/['paramètres modèle'.$E50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1.3139821778768" calcext:value-type="float">
            <text:p><text:s/>21 <text:s text:c="3"/></text:p>
          </table:table-cell>
          <table:table-cell table:style-name="ce16" table:formula="of:=['paramètres modèle'.F503]/['paramètres modèle'.$E503]" office:value-type="float" office:value="0.7" calcext:value-type="float">
            <text:p>0,7</text:p>
          </table:table-cell>
          <table:table-cell table:style-name="ce16" table:formula="of:=['paramètres modèle'.G503]/['paramètres modèle'.$E503]" office:value-type="float" office:value="0.42" calcext:value-type="float">
            <text:p>0,4</text:p>
          </table:table-cell>
          <table:table-cell table:style-name="ce16" table:formula="of:=['paramètres modèle'.H503]/['paramètres modèle'.$E503]" office:value-type="float" office:value="0.42" calcext:value-type="float">
            <text:p>0,4</text:p>
          </table:table-cell>
          <table:table-cell table:style-name="ce16" table:formula="of:=['paramètres modèle'.I503]/['paramètres modèle'.$E503]" office:value-type="float" office:value="0.42" calcext:value-type="float">
            <text:p>0,4</text:p>
          </table:table-cell>
          <table:table-cell table:style-name="ce16" table:formula="of:=['paramètres modèle'.J503]/['paramètres modèle'.$E50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3.4355417671071" calcext:value-type="float">
            <text:p><text:s/>23 <text:s text:c="3"/></text:p>
          </table:table-cell>
          <table:table-cell table:style-name="ce16" table:formula="of:=['paramètres modèle'.F504]/['paramètres modèle'.$E504]" office:value-type="float" office:value="0.7" calcext:value-type="float">
            <text:p>0,7</text:p>
          </table:table-cell>
          <table:table-cell table:style-name="ce16" table:formula="of:=['paramètres modèle'.G504]/['paramètres modèle'.$E504]" office:value-type="float" office:value="0.42" calcext:value-type="float">
            <text:p>0,4</text:p>
          </table:table-cell>
          <table:table-cell table:style-name="ce16" table:formula="of:=['paramètres modèle'.H504]/['paramètres modèle'.$E504]" office:value-type="float" office:value="0.42" calcext:value-type="float">
            <text:p>0,4</text:p>
          </table:table-cell>
          <table:table-cell table:style-name="ce16" table:formula="of:=['paramètres modèle'.I504]/['paramètres modèle'.$E504]" office:value-type="float" office:value="0.42" calcext:value-type="float">
            <text:p>0,4</text:p>
          </table:table-cell>
          <table:table-cell table:style-name="ce16" table:formula="of:=['paramètres modèle'.J504]/['paramètres modèle'.$E50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0798632389217" calcext:value-type="float">
            <text:p><text:s/>20 <text:s text:c="3"/></text:p>
          </table:table-cell>
          <table:table-cell table:style-name="ce16" table:formula="of:=['paramètres modèle'.F505]/['paramètres modèle'.$E505]" office:value-type="float" office:value="0.7" calcext:value-type="float">
            <text:p>0,7</text:p>
          </table:table-cell>
          <table:table-cell table:style-name="ce16" table:formula="of:=['paramètres modèle'.G505]/['paramètres modèle'.$E505]" office:value-type="float" office:value="0.42" calcext:value-type="float">
            <text:p>0,4</text:p>
          </table:table-cell>
          <table:table-cell table:style-name="ce16" table:formula="of:=['paramètres modèle'.H505]/['paramètres modèle'.$E505]" office:value-type="float" office:value="0.42" calcext:value-type="float">
            <text:p>0,4</text:p>
          </table:table-cell>
          <table:table-cell table:style-name="ce16" table:formula="of:=['paramètres modèle'.I505]/['paramètres modèle'.$E505]" office:value-type="float" office:value="0.42" calcext:value-type="float">
            <text:p>0,4</text:p>
          </table:table-cell>
          <table:table-cell table:style-name="ce16" table:formula="of:=['paramètres modèle'.J505]/['paramètres modèle'.$E50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1.3795834856433" calcext:value-type="float">
            <text:p><text:s/>21 <text:s text:c="3"/></text:p>
          </table:table-cell>
          <table:table-cell table:style-name="ce16" table:formula="of:=['paramètres modèle'.F506]/['paramètres modèle'.$E506]" office:value-type="float" office:value="0.7" calcext:value-type="float">
            <text:p>0,7</text:p>
          </table:table-cell>
          <table:table-cell table:style-name="ce16" table:formula="of:=['paramètres modèle'.G506]/['paramètres modèle'.$E506]" office:value-type="float" office:value="0.42" calcext:value-type="float">
            <text:p>0,4</text:p>
          </table:table-cell>
          <table:table-cell table:style-name="ce16" table:formula="of:=['paramètres modèle'.H506]/['paramètres modèle'.$E506]" office:value-type="float" office:value="0.42" calcext:value-type="float">
            <text:p>0,4</text:p>
          </table:table-cell>
          <table:table-cell table:style-name="ce16" table:formula="of:=['paramètres modèle'.I506]/['paramètres modèle'.$E506]" office:value-type="float" office:value="0.42" calcext:value-type="float">
            <text:p>0,4</text:p>
          </table:table-cell>
          <table:table-cell table:style-name="ce16" table:formula="of:=['paramètres modèle'.J506]/['paramètres modèle'.$E50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3537567848977" calcext:value-type="float">
            <text:p><text:s/>22 <text:s text:c="3"/></text:p>
          </table:table-cell>
          <table:table-cell table:style-name="ce16" table:formula="of:=['paramètres modèle'.F507]/['paramètres modèle'.$E507]" office:value-type="float" office:value="0.7" calcext:value-type="float">
            <text:p>0,7</text:p>
          </table:table-cell>
          <table:table-cell table:style-name="ce16" table:formula="of:=['paramètres modèle'.G507]/['paramètres modèle'.$E507]" office:value-type="float" office:value="0.42" calcext:value-type="float">
            <text:p>0,4</text:p>
          </table:table-cell>
          <table:table-cell table:style-name="ce16" table:formula="of:=['paramètres modèle'.H507]/['paramètres modèle'.$E507]" office:value-type="float" office:value="0.42" calcext:value-type="float">
            <text:p>0,4</text:p>
          </table:table-cell>
          <table:table-cell table:style-name="ce16" table:formula="of:=['paramètres modèle'.I507]/['paramètres modèle'.$E507]" office:value-type="float" office:value="0.42" calcext:value-type="float">
            <text:p>0,4</text:p>
          </table:table-cell>
          <table:table-cell table:style-name="ce16" table:formula="of:=['paramètres modèle'.J507]/['paramètres modèle'.$E50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5.88029025" calcext:value-type="float">
            <text:p><text:s/>26 <text:s text:c="3"/></text:p>
          </table:table-cell>
          <table:table-cell table:style-name="ce16" table:formula="of:=['paramètres modèle'.F508]/['paramètres modèle'.$E508]" office:value-type="float" office:value="0.7" calcext:value-type="float">
            <text:p>0,7</text:p>
          </table:table-cell>
          <table:table-cell table:style-name="ce16" table:formula="of:=['paramètres modèle'.G508]/['paramètres modèle'.$E508]" office:value-type="float" office:value="0.42" calcext:value-type="float">
            <text:p>0,4</text:p>
          </table:table-cell>
          <table:table-cell table:style-name="ce16" table:formula="of:=['paramètres modèle'.H508]/['paramètres modèle'.$E508]" office:value-type="float" office:value="0.42" calcext:value-type="float">
            <text:p>0,4</text:p>
          </table:table-cell>
          <table:table-cell table:style-name="ce16" table:formula="of:=['paramètres modèle'.I508]/['paramètres modèle'.$E508]" office:value-type="float" office:value="0.42" calcext:value-type="float">
            <text:p>0,4</text:p>
          </table:table-cell>
          <table:table-cell table:style-name="ce16" table:formula="of:=['paramètres modèle'.J508]/['paramètres modèle'.$E50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462973033449" calcext:value-type="float">
            <text:p><text:s/>31 <text:s text:c="3"/></text:p>
          </table:table-cell>
          <table:table-cell table:style-name="ce16" table:formula="of:=['paramètres modèle'.F509]/['paramètres modèle'.$E509]" office:value-type="float" office:value="0.7" calcext:value-type="float">
            <text:p>0,7</text:p>
          </table:table-cell>
          <table:table-cell table:style-name="ce16" table:formula="of:=['paramètres modèle'.G509]/['paramètres modèle'.$E509]" office:value-type="float" office:value="0.42" calcext:value-type="float">
            <text:p>0,4</text:p>
          </table:table-cell>
          <table:table-cell table:style-name="ce16" table:formula="of:=['paramètres modèle'.H509]/['paramètres modèle'.$E509]" office:value-type="float" office:value="0.42" calcext:value-type="float">
            <text:p>0,4</text:p>
          </table:table-cell>
          <table:table-cell table:style-name="ce16" table:formula="of:=['paramètres modèle'.I509]/['paramètres modèle'.$E509]" office:value-type="float" office:value="0.42" calcext:value-type="float">
            <text:p>0,4</text:p>
          </table:table-cell>
          <table:table-cell table:style-name="ce16" table:formula="of:=['paramètres modèle'.J509]/['paramètres modèle'.$E50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5.75785" calcext:value-type="float">
            <text:p><text:s/>16 <text:s text:c="3"/></text:p>
          </table:table-cell>
          <table:table-cell table:style-name="ce16" table:formula="of:=['paramètres modèle'.F510]/['paramètres modèle'.$E510]" office:value-type="float" office:value="0.7" calcext:value-type="float">
            <text:p>0,7</text:p>
          </table:table-cell>
          <table:table-cell table:style-name="ce16" table:formula="of:=['paramètres modèle'.G510]/['paramètres modèle'.$E510]" office:value-type="float" office:value="0.42" calcext:value-type="float">
            <text:p>0,4</text:p>
          </table:table-cell>
          <table:table-cell table:style-name="ce16" table:formula="of:=['paramètres modèle'.H510]/['paramètres modèle'.$E510]" office:value-type="float" office:value="0.42" calcext:value-type="float">
            <text:p>0,4</text:p>
          </table:table-cell>
          <table:table-cell table:style-name="ce16" table:formula="of:=['paramètres modèle'.I510]/['paramètres modèle'.$E510]" office:value-type="float" office:value="0.42" calcext:value-type="float">
            <text:p>0,4</text:p>
          </table:table-cell>
          <table:table-cell table:style-name="ce16" table:formula="of:=['paramètres modèle'.J510]/['paramètres modèle'.$E51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3537567848977" calcext:value-type="float">
            <text:p><text:s/>22 <text:s text:c="3"/></text:p>
          </table:table-cell>
          <table:table-cell table:style-name="ce16" table:formula="of:=['paramètres modèle'.F511]/['paramètres modèle'.$E511]" office:value-type="float" office:value="0.7" calcext:value-type="float">
            <text:p>0,7</text:p>
          </table:table-cell>
          <table:table-cell table:style-name="ce16" table:formula="of:=['paramètres modèle'.G511]/['paramètres modèle'.$E511]" office:value-type="float" office:value="0.42" calcext:value-type="float">
            <text:p>0,4</text:p>
          </table:table-cell>
          <table:table-cell table:style-name="ce16" table:formula="of:=['paramètres modèle'.H511]/['paramètres modèle'.$E511]" office:value-type="float" office:value="0.42" calcext:value-type="float">
            <text:p>0,4</text:p>
          </table:table-cell>
          <table:table-cell table:style-name="ce16" table:formula="of:=['paramètres modèle'.I511]/['paramètres modèle'.$E511]" office:value-type="float" office:value="0.42" calcext:value-type="float">
            <text:p>0,4</text:p>
          </table:table-cell>
          <table:table-cell table:style-name="ce16" table:formula="of:=['paramètres modèle'.J511]/['paramètres modèle'.$E51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093501021414" calcext:value-type="float">
            <text:p><text:s/>20 <text:s text:c="3"/></text:p>
          </table:table-cell>
          <table:table-cell table:style-name="ce16" table:formula="of:=['paramètres modèle'.F512]/['paramètres modèle'.$E512]" office:value-type="float" office:value="0.7" calcext:value-type="float">
            <text:p>0,7</text:p>
          </table:table-cell>
          <table:table-cell table:style-name="ce16" table:formula="of:=['paramètres modèle'.G512]/['paramètres modèle'.$E512]" office:value-type="float" office:value="0.42" calcext:value-type="float">
            <text:p>0,4</text:p>
          </table:table-cell>
          <table:table-cell table:style-name="ce16" table:formula="of:=['paramètres modèle'.H512]/['paramètres modèle'.$E512]" office:value-type="float" office:value="0.42" calcext:value-type="float">
            <text:p>0,4</text:p>
          </table:table-cell>
          <table:table-cell table:style-name="ce16" table:formula="of:=['paramètres modèle'.I512]/['paramètres modèle'.$E512]" office:value-type="float" office:value="0.42" calcext:value-type="float">
            <text:p>0,4</text:p>
          </table:table-cell>
          <table:table-cell table:style-name="ce16" table:formula="of:=['paramètres modèle'.J512]/['paramètres modèle'.$E51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3537567848977" calcext:value-type="float">
            <text:p><text:s/>22 <text:s text:c="3"/></text:p>
          </table:table-cell>
          <table:table-cell table:style-name="ce16" table:formula="of:=['paramètres modèle'.F513]/['paramètres modèle'.$E513]" office:value-type="float" office:value="0.7" calcext:value-type="float">
            <text:p>0,7</text:p>
          </table:table-cell>
          <table:table-cell table:style-name="ce16" table:formula="of:=['paramètres modèle'.G513]/['paramètres modèle'.$E513]" office:value-type="float" office:value="0.42" calcext:value-type="float">
            <text:p>0,4</text:p>
          </table:table-cell>
          <table:table-cell table:style-name="ce16" table:formula="of:=['paramètres modèle'.H513]/['paramètres modèle'.$E513]" office:value-type="float" office:value="0.42" calcext:value-type="float">
            <text:p>0,4</text:p>
          </table:table-cell>
          <table:table-cell table:style-name="ce16" table:formula="of:=['paramètres modèle'.I513]/['paramètres modèle'.$E513]" office:value-type="float" office:value="0.42" calcext:value-type="float">
            <text:p>0,4</text:p>
          </table:table-cell>
          <table:table-cell table:style-name="ce16" table:formula="of:=['paramètres modèle'.J513]/['paramètres modèle'.$E51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3537567848977" calcext:value-type="float">
            <text:p><text:s/>22 <text:s text:c="3"/></text:p>
          </table:table-cell>
          <table:table-cell table:style-name="ce16" table:formula="of:=['paramètres modèle'.F514]/['paramètres modèle'.$E514]" office:value-type="float" office:value="0.7" calcext:value-type="float">
            <text:p>0,7</text:p>
          </table:table-cell>
          <table:table-cell table:style-name="ce16" table:formula="of:=['paramètres modèle'.G514]/['paramètres modèle'.$E514]" office:value-type="float" office:value="0.42" calcext:value-type="float">
            <text:p>0,4</text:p>
          </table:table-cell>
          <table:table-cell table:style-name="ce16" table:formula="of:=['paramètres modèle'.H514]/['paramètres modèle'.$E514]" office:value-type="float" office:value="0.42" calcext:value-type="float">
            <text:p>0,4</text:p>
          </table:table-cell>
          <table:table-cell table:style-name="ce16" table:formula="of:=['paramètres modèle'.I514]/['paramètres modèle'.$E514]" office:value-type="float" office:value="0.42" calcext:value-type="float">
            <text:p>0,4</text:p>
          </table:table-cell>
          <table:table-cell table:style-name="ce16" table:formula="of:=['paramètres modèle'.J514]/['paramètres modèle'.$E51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9.0204317815984" calcext:value-type="float">
            <text:p><text:s/>19 <text:s text:c="3"/></text:p>
          </table:table-cell>
          <table:table-cell table:style-name="ce16" table:formula="of:=['paramètres modèle'.F515]/['paramètres modèle'.$E515]" office:value-type="float" office:value="0.7" calcext:value-type="float">
            <text:p>0,7</text:p>
          </table:table-cell>
          <table:table-cell table:style-name="ce16" table:formula="of:=['paramètres modèle'.G515]/['paramètres modèle'.$E515]" office:value-type="float" office:value="0.42" calcext:value-type="float">
            <text:p>0,4</text:p>
          </table:table-cell>
          <table:table-cell table:style-name="ce16" table:formula="of:=['paramètres modèle'.H515]/['paramètres modèle'.$E515]" office:value-type="float" office:value="0.42" calcext:value-type="float">
            <text:p>0,4</text:p>
          </table:table-cell>
          <table:table-cell table:style-name="ce16" table:formula="of:=['paramètres modèle'.I515]/['paramètres modèle'.$E515]" office:value-type="float" office:value="0.42" calcext:value-type="float">
            <text:p>0,4</text:p>
          </table:table-cell>
          <table:table-cell table:style-name="ce16" table:formula="of:=['paramètres modèle'.J515]/['paramètres modèle'.$E51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5302605091822" calcext:value-type="float">
            <text:p><text:s/>21 <text:s text:c="3"/></text:p>
          </table:table-cell>
          <table:table-cell table:style-name="ce16" table:formula="of:=['paramètres modèle'.F516]/['paramètres modèle'.$E516]" office:value-type="float" office:value="0.7" calcext:value-type="float">
            <text:p>0,7</text:p>
          </table:table-cell>
          <table:table-cell table:style-name="ce16" table:formula="of:=['paramètres modèle'.G516]/['paramètres modèle'.$E516]" office:value-type="float" office:value="0.42" calcext:value-type="float">
            <text:p>0,4</text:p>
          </table:table-cell>
          <table:table-cell table:style-name="ce16" table:formula="of:=['paramètres modèle'.H516]/['paramètres modèle'.$E516]" office:value-type="float" office:value="0.42" calcext:value-type="float">
            <text:p>0,4</text:p>
          </table:table-cell>
          <table:table-cell table:style-name="ce16" table:formula="of:=['paramètres modèle'.I516]/['paramètres modèle'.$E516]" office:value-type="float" office:value="0.42" calcext:value-type="float">
            <text:p>0,4</text:p>
          </table:table-cell>
          <table:table-cell table:style-name="ce16" table:formula="of:=['paramètres modèle'.J516]/['paramètres modèle'.$E51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8.9117065579532" calcext:value-type="float">
            <text:p><text:s/>19 <text:s text:c="3"/></text:p>
          </table:table-cell>
          <table:table-cell table:style-name="ce16" table:formula="of:=['paramètres modèle'.F517]/['paramètres modèle'.$E517]" office:value-type="float" office:value="0.7" calcext:value-type="float">
            <text:p>0,7</text:p>
          </table:table-cell>
          <table:table-cell table:style-name="ce16" table:formula="of:=['paramètres modèle'.G517]/['paramètres modèle'.$E517]" office:value-type="float" office:value="0.42" calcext:value-type="float">
            <text:p>0,4</text:p>
          </table:table-cell>
          <table:table-cell table:style-name="ce16" table:formula="of:=['paramètres modèle'.H517]/['paramètres modèle'.$E517]" office:value-type="float" office:value="0.42" calcext:value-type="float">
            <text:p>0,4</text:p>
          </table:table-cell>
          <table:table-cell table:style-name="ce16" table:formula="of:=['paramètres modèle'.I517]/['paramètres modèle'.$E517]" office:value-type="float" office:value="0.42" calcext:value-type="float">
            <text:p>0,4</text:p>
          </table:table-cell>
          <table:table-cell table:style-name="ce16" table:formula="of:=['paramètres modèle'.J517]/['paramètres modèle'.$E51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9.0204405565051" calcext:value-type="float">
            <text:p><text:s/>19 <text:s text:c="3"/></text:p>
          </table:table-cell>
          <table:table-cell table:style-name="ce16" table:formula="of:=['paramètres modèle'.F518]/['paramètres modèle'.$E518]" office:value-type="float" office:value="0.7" calcext:value-type="float">
            <text:p>0,7</text:p>
          </table:table-cell>
          <table:table-cell table:style-name="ce16" table:formula="of:=['paramètres modèle'.G518]/['paramètres modèle'.$E518]" office:value-type="float" office:value="0.42" calcext:value-type="float">
            <text:p>0,4</text:p>
          </table:table-cell>
          <table:table-cell table:style-name="ce16" table:formula="of:=['paramètres modèle'.H518]/['paramètres modèle'.$E518]" office:value-type="float" office:value="0.42" calcext:value-type="float">
            <text:p>0,4</text:p>
          </table:table-cell>
          <table:table-cell table:style-name="ce16" table:formula="of:=['paramètres modèle'.I518]/['paramètres modèle'.$E518]" office:value-type="float" office:value="0.42" calcext:value-type="float">
            <text:p>0,4</text:p>
          </table:table-cell>
          <table:table-cell table:style-name="ce16" table:formula="of:=['paramètres modèle'.J518]/['paramètres modèle'.$E51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2283139684557" calcext:value-type="float">
            <text:p><text:s/>20 <text:s text:c="3"/></text:p>
          </table:table-cell>
          <table:table-cell table:style-name="ce16" table:formula="of:=['paramètres modèle'.F519]/['paramètres modèle'.$E519]" office:value-type="float" office:value="0.7" calcext:value-type="float">
            <text:p>0,7</text:p>
          </table:table-cell>
          <table:table-cell table:style-name="ce16" table:formula="of:=['paramètres modèle'.G519]/['paramètres modèle'.$E519]" office:value-type="float" office:value="0.42" calcext:value-type="float">
            <text:p>0,4</text:p>
          </table:table-cell>
          <table:table-cell table:style-name="ce16" table:formula="of:=['paramètres modèle'.H519]/['paramètres modèle'.$E519]" office:value-type="float" office:value="0.42" calcext:value-type="float">
            <text:p>0,4</text:p>
          </table:table-cell>
          <table:table-cell table:style-name="ce16" table:formula="of:=['paramètres modèle'.I519]/['paramètres modèle'.$E519]" office:value-type="float" office:value="0.42" calcext:value-type="float">
            <text:p>0,4</text:p>
          </table:table-cell>
          <table:table-cell table:style-name="ce16" table:formula="of:=['paramètres modèle'.J519]/['paramètres modèle'.$E51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2321437309227" calcext:value-type="float">
            <text:p><text:s/>20 <text:s text:c="3"/></text:p>
          </table:table-cell>
          <table:table-cell table:style-name="ce16" table:formula="of:=['paramètres modèle'.F520]/['paramètres modèle'.$E520]" office:value-type="float" office:value="0.7" calcext:value-type="float">
            <text:p>0,7</text:p>
          </table:table-cell>
          <table:table-cell table:style-name="ce16" table:formula="of:=['paramètres modèle'.G520]/['paramètres modèle'.$E520]" office:value-type="float" office:value="0.42" calcext:value-type="float">
            <text:p>0,4</text:p>
          </table:table-cell>
          <table:table-cell table:style-name="ce16" table:formula="of:=['paramètres modèle'.H520]/['paramètres modèle'.$E520]" office:value-type="float" office:value="0.42" calcext:value-type="float">
            <text:p>0,4</text:p>
          </table:table-cell>
          <table:table-cell table:style-name="ce16" table:formula="of:=['paramètres modèle'.I520]/['paramètres modèle'.$E520]" office:value-type="float" office:value="0.42" calcext:value-type="float">
            <text:p>0,4</text:p>
          </table:table-cell>
          <table:table-cell table:style-name="ce16" table:formula="of:=['paramètres modèle'.J520]/['paramètres modèle'.$E52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5.2700375" calcext:value-type="float">
            <text:p><text:s/>35 <text:s text:c="3"/></text:p>
          </table:table-cell>
          <table:table-cell table:style-name="ce16" table:formula="of:=['paramètres modèle'.F521]/['paramètres modèle'.$E521]" office:value-type="float" office:value="0.7" calcext:value-type="float">
            <text:p>0,7</text:p>
          </table:table-cell>
          <table:table-cell table:style-name="ce16" table:formula="of:=['paramètres modèle'.G521]/['paramètres modèle'.$E521]" office:value-type="float" office:value="0.42" calcext:value-type="float">
            <text:p>0,4</text:p>
          </table:table-cell>
          <table:table-cell table:style-name="ce16" table:formula="of:=['paramètres modèle'.H521]/['paramètres modèle'.$E521]" office:value-type="float" office:value="0.42" calcext:value-type="float">
            <text:p>0,4</text:p>
          </table:table-cell>
          <table:table-cell table:style-name="ce16" table:formula="of:=['paramètres modèle'.I521]/['paramètres modèle'.$E521]" office:value-type="float" office:value="0.42" calcext:value-type="float">
            <text:p>0,4</text:p>
          </table:table-cell>
          <table:table-cell table:style-name="ce16" table:formula="of:=['paramètres modèle'.J521]/['paramètres modèle'.$E52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8.6295433181748" calcext:value-type="float">
            <text:p><text:s/>19 <text:s text:c="3"/></text:p>
          </table:table-cell>
          <table:table-cell table:style-name="ce16" table:formula="of:=['paramètres modèle'.F522]/['paramètres modèle'.$E522]" office:value-type="float" office:value="0.7" calcext:value-type="float">
            <text:p>0,7</text:p>
          </table:table-cell>
          <table:table-cell table:style-name="ce16" table:formula="of:=['paramètres modèle'.G522]/['paramètres modèle'.$E522]" office:value-type="float" office:value="0.42" calcext:value-type="float">
            <text:p>0,4</text:p>
          </table:table-cell>
          <table:table-cell table:style-name="ce16" table:formula="of:=['paramètres modèle'.H522]/['paramètres modèle'.$E522]" office:value-type="float" office:value="0.42" calcext:value-type="float">
            <text:p>0,4</text:p>
          </table:table-cell>
          <table:table-cell table:style-name="ce16" table:formula="of:=['paramètres modèle'.I522]/['paramètres modèle'.$E522]" office:value-type="float" office:value="0.42" calcext:value-type="float">
            <text:p>0,4</text:p>
          </table:table-cell>
          <table:table-cell table:style-name="ce16" table:formula="of:=['paramètres modèle'.J522]/['paramètres modèle'.$E52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9.5682644120784" calcext:value-type="float">
            <text:p><text:s/>20 <text:s text:c="3"/></text:p>
          </table:table-cell>
          <table:table-cell table:style-name="ce16" table:formula="of:=['paramètres modèle'.F523]/['paramètres modèle'.$E523]" office:value-type="float" office:value="0.7" calcext:value-type="float">
            <text:p>0,7</text:p>
          </table:table-cell>
          <table:table-cell table:style-name="ce16" table:formula="of:=['paramètres modèle'.G523]/['paramètres modèle'.$E523]" office:value-type="float" office:value="0.42" calcext:value-type="float">
            <text:p>0,4</text:p>
          </table:table-cell>
          <table:table-cell table:style-name="ce16" table:formula="of:=['paramètres modèle'.H523]/['paramètres modèle'.$E523]" office:value-type="float" office:value="0.42" calcext:value-type="float">
            <text:p>0,4</text:p>
          </table:table-cell>
          <table:table-cell table:style-name="ce16" table:formula="of:=['paramètres modèle'.I523]/['paramètres modèle'.$E523]" office:value-type="float" office:value="0.42" calcext:value-type="float">
            <text:p>0,4</text:p>
          </table:table-cell>
          <table:table-cell table:style-name="ce16" table:formula="of:=['paramètres modèle'.J523]/['paramètres modèle'.$E52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1.2220345664636" calcext:value-type="float">
            <text:p><text:s/>21 <text:s text:c="3"/></text:p>
          </table:table-cell>
          <table:table-cell table:style-name="ce16" table:formula="of:=['paramètres modèle'.F524]/['paramètres modèle'.$E524]" office:value-type="float" office:value="0.7" calcext:value-type="float">
            <text:p>0,7</text:p>
          </table:table-cell>
          <table:table-cell table:style-name="ce16" table:formula="of:=['paramètres modèle'.G524]/['paramètres modèle'.$E524]" office:value-type="float" office:value="0.42" calcext:value-type="float">
            <text:p>0,4</text:p>
          </table:table-cell>
          <table:table-cell table:style-name="ce16" table:formula="of:=['paramètres modèle'.H524]/['paramètres modèle'.$E524]" office:value-type="float" office:value="0.42" calcext:value-type="float">
            <text:p>0,4</text:p>
          </table:table-cell>
          <table:table-cell table:style-name="ce16" table:formula="of:=['paramètres modèle'.I524]/['paramètres modèle'.$E524]" office:value-type="float" office:value="0.42" calcext:value-type="float">
            <text:p>0,4</text:p>
          </table:table-cell>
          <table:table-cell table:style-name="ce16" table:formula="of:=['paramètres modèle'.J524]/['paramètres modèle'.$E52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8.6295646919696" calcext:value-type="float">
            <text:p><text:s/>19 <text:s text:c="3"/></text:p>
          </table:table-cell>
          <table:table-cell table:style-name="ce16" table:formula="of:=['paramètres modèle'.F525]/['paramètres modèle'.$E525]" office:value-type="float" office:value="0.7" calcext:value-type="float">
            <text:p>0,7</text:p>
          </table:table-cell>
          <table:table-cell table:style-name="ce16" table:formula="of:=['paramètres modèle'.G525]/['paramètres modèle'.$E525]" office:value-type="float" office:value="0.42" calcext:value-type="float">
            <text:p>0,4</text:p>
          </table:table-cell>
          <table:table-cell table:style-name="ce16" table:formula="of:=['paramètres modèle'.H525]/['paramètres modèle'.$E525]" office:value-type="float" office:value="0.42" calcext:value-type="float">
            <text:p>0,4</text:p>
          </table:table-cell>
          <table:table-cell table:style-name="ce16" table:formula="of:=['paramètres modèle'.I525]/['paramètres modèle'.$E525]" office:value-type="float" office:value="0.42" calcext:value-type="float">
            <text:p>0,4</text:p>
          </table:table-cell>
          <table:table-cell table:style-name="ce16" table:formula="of:=['paramètres modèle'.J525]/['paramètres modèle'.$E52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9.5682180130123" calcext:value-type="float">
            <text:p><text:s/>20 <text:s text:c="3"/></text:p>
          </table:table-cell>
          <table:table-cell table:style-name="ce16" table:formula="of:=['paramètres modèle'.F526]/['paramètres modèle'.$E526]" office:value-type="float" office:value="0.7" calcext:value-type="float">
            <text:p>0,7</text:p>
          </table:table-cell>
          <table:table-cell table:style-name="ce16" table:formula="of:=['paramètres modèle'.G526]/['paramètres modèle'.$E526]" office:value-type="float" office:value="0.42" calcext:value-type="float">
            <text:p>0,4</text:p>
          </table:table-cell>
          <table:table-cell table:style-name="ce16" table:formula="of:=['paramètres modèle'.H526]/['paramètres modèle'.$E526]" office:value-type="float" office:value="0.42" calcext:value-type="float">
            <text:p>0,4</text:p>
          </table:table-cell>
          <table:table-cell table:style-name="ce16" table:formula="of:=['paramètres modèle'.I526]/['paramètres modèle'.$E526]" office:value-type="float" office:value="0.42" calcext:value-type="float">
            <text:p>0,4</text:p>
          </table:table-cell>
          <table:table-cell table:style-name="ce16" table:formula="of:=['paramètres modèle'.J526]/['paramètres modèle'.$E52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3537567848977" calcext:value-type="float">
            <text:p><text:s/>22 <text:s text:c="3"/></text:p>
          </table:table-cell>
          <table:table-cell table:style-name="ce16" table:formula="of:=['paramètres modèle'.F527]/['paramètres modèle'.$E527]" office:value-type="float" office:value="0.7" calcext:value-type="float">
            <text:p>0,7</text:p>
          </table:table-cell>
          <table:table-cell table:style-name="ce16" table:formula="of:=['paramètres modèle'.G527]/['paramètres modèle'.$E527]" office:value-type="float" office:value="0.42" calcext:value-type="float">
            <text:p>0,4</text:p>
          </table:table-cell>
          <table:table-cell table:style-name="ce16" table:formula="of:=['paramètres modèle'.H527]/['paramètres modèle'.$E527]" office:value-type="float" office:value="0.42" calcext:value-type="float">
            <text:p>0,4</text:p>
          </table:table-cell>
          <table:table-cell table:style-name="ce16" table:formula="of:=['paramètres modèle'.I527]/['paramètres modèle'.$E527]" office:value-type="float" office:value="0.42" calcext:value-type="float">
            <text:p>0,4</text:p>
          </table:table-cell>
          <table:table-cell table:style-name="ce16" table:formula="of:=['paramètres modèle'.J527]/['paramètres modèle'.$E52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6.598271875" calcext:value-type="float">
            <text:p><text:s/>27 <text:s text:c="3"/></text:p>
          </table:table-cell>
          <table:table-cell table:style-name="ce16" table:formula="of:=['paramètres modèle'.F528]/['paramètres modèle'.$E528]" office:value-type="float" office:value="0.7" calcext:value-type="float">
            <text:p>0,7</text:p>
          </table:table-cell>
          <table:table-cell table:style-name="ce16" table:formula="of:=['paramètres modèle'.G528]/['paramètres modèle'.$E528]" office:value-type="float" office:value="0.42" calcext:value-type="float">
            <text:p>0,4</text:p>
          </table:table-cell>
          <table:table-cell table:style-name="ce16" table:formula="of:=['paramètres modèle'.H528]/['paramètres modèle'.$E528]" office:value-type="float" office:value="0.42" calcext:value-type="float">
            <text:p>0,4</text:p>
          </table:table-cell>
          <table:table-cell table:style-name="ce16" table:formula="of:=['paramètres modèle'.I528]/['paramètres modèle'.$E528]" office:value-type="float" office:value="0.42" calcext:value-type="float">
            <text:p>0,4</text:p>
          </table:table-cell>
          <table:table-cell table:style-name="ce16" table:formula="of:=['paramètres modèle'.J528]/['paramètres modèle'.$E52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6.598271875" calcext:value-type="float">
            <text:p><text:s/>27 <text:s text:c="3"/></text:p>
          </table:table-cell>
          <table:table-cell table:style-name="ce16" table:formula="of:=['paramètres modèle'.F529]/['paramètres modèle'.$E529]" office:value-type="float" office:value="0.7" calcext:value-type="float">
            <text:p>0,7</text:p>
          </table:table-cell>
          <table:table-cell table:style-name="ce16" table:formula="of:=['paramètres modèle'.G529]/['paramètres modèle'.$E529]" office:value-type="float" office:value="0.42" calcext:value-type="float">
            <text:p>0,4</text:p>
          </table:table-cell>
          <table:table-cell table:style-name="ce16" table:formula="of:=['paramètres modèle'.H529]/['paramètres modèle'.$E529]" office:value-type="float" office:value="0.42" calcext:value-type="float">
            <text:p>0,4</text:p>
          </table:table-cell>
          <table:table-cell table:style-name="ce16" table:formula="of:=['paramètres modèle'.I529]/['paramètres modèle'.$E529]" office:value-type="float" office:value="0.42" calcext:value-type="float">
            <text:p>0,4</text:p>
          </table:table-cell>
          <table:table-cell table:style-name="ce16" table:formula="of:=['paramètres modèle'.J529]/['paramètres modèle'.$E52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5.3990174328018" calcext:value-type="float">
            <text:p><text:s/>15 <text:s text:c="3"/></text:p>
          </table:table-cell>
          <table:table-cell table:style-name="ce16" table:formula="of:=['paramètres modèle'.F530]/['paramètres modèle'.$E530]" office:value-type="float" office:value="0.7" calcext:value-type="float">
            <text:p>0,7</text:p>
          </table:table-cell>
          <table:table-cell table:style-name="ce16" table:formula="of:=['paramètres modèle'.G530]/['paramètres modèle'.$E530]" office:value-type="float" office:value="0.42" calcext:value-type="float">
            <text:p>0,4</text:p>
          </table:table-cell>
          <table:table-cell table:style-name="ce16" table:formula="of:=['paramètres modèle'.H530]/['paramètres modèle'.$E530]" office:value-type="float" office:value="0.42" calcext:value-type="float">
            <text:p>0,4</text:p>
          </table:table-cell>
          <table:table-cell table:style-name="ce16" table:formula="of:=['paramètres modèle'.I530]/['paramètres modèle'.$E530]" office:value-type="float" office:value="0.42" calcext:value-type="float">
            <text:p>0,4</text:p>
          </table:table-cell>
          <table:table-cell table:style-name="ce16" table:formula="of:=['paramètres modèle'.J530]/['paramètres modèle'.$E53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50.6479270833333" calcext:value-type="float">
            <text:p><text:s/>51 <text:s text:c="3"/></text:p>
          </table:table-cell>
          <table:table-cell table:style-name="ce16" table:formula="of:=['paramètres modèle'.F531]/['paramètres modèle'.$E531]" office:value-type="float" office:value="0.7" calcext:value-type="float">
            <text:p>0,7</text:p>
          </table:table-cell>
          <table:table-cell table:style-name="ce16" table:formula="of:=['paramètres modèle'.G531]/['paramètres modèle'.$E531]" office:value-type="float" office:value="0.42" calcext:value-type="float">
            <text:p>0,4</text:p>
          </table:table-cell>
          <table:table-cell table:style-name="ce16" table:formula="of:=['paramètres modèle'.H531]/['paramètres modèle'.$E531]" office:value-type="float" office:value="0.42" calcext:value-type="float">
            <text:p>0,4</text:p>
          </table:table-cell>
          <table:table-cell table:style-name="ce16" table:formula="of:=['paramètres modèle'.I531]/['paramètres modèle'.$E531]" office:value-type="float" office:value="0.42" calcext:value-type="float">
            <text:p>0,4</text:p>
          </table:table-cell>
          <table:table-cell table:style-name="ce16" table:formula="of:=['paramètres modèle'.J531]/['paramètres modèle'.$E53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40.565" calcext:value-type="float">
            <text:p><text:s/>41 <text:s text:c="3"/></text:p>
          </table:table-cell>
          <table:table-cell table:style-name="ce16" table:formula="of:=['paramètres modèle'.F532]/['paramètres modèle'.$E532]" office:value-type="float" office:value="0.7" calcext:value-type="float">
            <text:p>0,7</text:p>
          </table:table-cell>
          <table:table-cell table:style-name="ce16" table:formula="of:=['paramètres modèle'.G532]/['paramètres modèle'.$E532]" office:value-type="float" office:value="0.42" calcext:value-type="float">
            <text:p>0,4</text:p>
          </table:table-cell>
          <table:table-cell table:style-name="ce16" table:formula="of:=['paramètres modèle'.H532]/['paramètres modèle'.$E532]" office:value-type="float" office:value="0.42" calcext:value-type="float">
            <text:p>0,4</text:p>
          </table:table-cell>
          <table:table-cell table:style-name="ce16" table:formula="of:=['paramètres modèle'.I532]/['paramètres modèle'.$E532]" office:value-type="float" office:value="0.42" calcext:value-type="float">
            <text:p>0,4</text:p>
          </table:table-cell>
          <table:table-cell table:style-name="ce16" table:formula="of:=['paramètres modèle'.J532]/['paramètres modèle'.$E53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8035864431567" calcext:value-type="float">
            <text:p><text:s/>32 <text:s text:c="3"/></text:p>
          </table:table-cell>
          <table:table-cell table:style-name="ce16" table:formula="of:=['paramètres modèle'.F533]/['paramètres modèle'.$E533]" office:value-type="float" office:value="0.7" calcext:value-type="float">
            <text:p>0,7</text:p>
          </table:table-cell>
          <table:table-cell table:style-name="ce16" table:formula="of:=['paramètres modèle'.G533]/['paramètres modèle'.$E533]" office:value-type="float" office:value="0.42" calcext:value-type="float">
            <text:p>0,4</text:p>
          </table:table-cell>
          <table:table-cell table:style-name="ce16" table:formula="of:=['paramètres modèle'.H533]/['paramètres modèle'.$E533]" office:value-type="float" office:value="0.42" calcext:value-type="float">
            <text:p>0,4</text:p>
          </table:table-cell>
          <table:table-cell table:style-name="ce16" table:formula="of:=['paramètres modèle'.I533]/['paramètres modèle'.$E533]" office:value-type="float" office:value="0.42" calcext:value-type="float">
            <text:p>0,4</text:p>
          </table:table-cell>
          <table:table-cell table:style-name="ce16" table:formula="of:=['paramètres modèle'.J533]/['paramètres modèle'.$E53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50.6479270833333" calcext:value-type="float">
            <text:p><text:s/>51 <text:s text:c="3"/></text:p>
          </table:table-cell>
          <table:table-cell table:style-name="ce16" table:formula="of:=['paramètres modèle'.F534]/['paramètres modèle'.$E534]" office:value-type="float" office:value="0.7" calcext:value-type="float">
            <text:p>0,7</text:p>
          </table:table-cell>
          <table:table-cell table:style-name="ce16" table:formula="of:=['paramètres modèle'.G534]/['paramètres modèle'.$E534]" office:value-type="float" office:value="0.42" calcext:value-type="float">
            <text:p>0,4</text:p>
          </table:table-cell>
          <table:table-cell table:style-name="ce16" table:formula="of:=['paramètres modèle'.H534]/['paramètres modèle'.$E534]" office:value-type="float" office:value="0.42" calcext:value-type="float">
            <text:p>0,4</text:p>
          </table:table-cell>
          <table:table-cell table:style-name="ce16" table:formula="of:=['paramètres modèle'.I534]/['paramètres modèle'.$E534]" office:value-type="float" office:value="0.42" calcext:value-type="float">
            <text:p>0,4</text:p>
          </table:table-cell>
          <table:table-cell table:style-name="ce16" table:formula="of:=['paramètres modèle'.J534]/['paramètres modèle'.$E53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57.1852" calcext:value-type="float">
            <text:p><text:s/>57 <text:s text:c="3"/></text:p>
          </table:table-cell>
          <table:table-cell table:style-name="ce16" table:formula="of:=['paramètres modèle'.F535]/['paramètres modèle'.$E535]" office:value-type="float" office:value="0.7" calcext:value-type="float">
            <text:p>0,7</text:p>
          </table:table-cell>
          <table:table-cell table:style-name="ce16" table:formula="of:=['paramètres modèle'.G535]/['paramètres modèle'.$E535]" office:value-type="float" office:value="0.42" calcext:value-type="float">
            <text:p>0,4</text:p>
          </table:table-cell>
          <table:table-cell table:style-name="ce16" table:formula="of:=['paramètres modèle'.H535]/['paramètres modèle'.$E535]" office:value-type="float" office:value="0.42" calcext:value-type="float">
            <text:p>0,4</text:p>
          </table:table-cell>
          <table:table-cell table:style-name="ce16" table:formula="of:=['paramètres modèle'.I535]/['paramètres modèle'.$E535]" office:value-type="float" office:value="0.42" calcext:value-type="float">
            <text:p>0,4</text:p>
          </table:table-cell>
          <table:table-cell table:style-name="ce16" table:formula="of:=['paramètres modèle'.J535]/['paramètres modèle'.$E53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9.70267375" calcext:value-type="float">
            <text:p><text:s/>30 <text:s text:c="3"/></text:p>
          </table:table-cell>
          <table:table-cell table:style-name="ce16" table:formula="of:=['paramètres modèle'.F536]/['paramètres modèle'.$E536]" office:value-type="float" office:value="0.7" calcext:value-type="float">
            <text:p>0,7</text:p>
          </table:table-cell>
          <table:table-cell table:style-name="ce16" table:formula="of:=['paramètres modèle'.G536]/['paramètres modèle'.$E536]" office:value-type="float" office:value="0.42" calcext:value-type="float">
            <text:p>0,4</text:p>
          </table:table-cell>
          <table:table-cell table:style-name="ce16" table:formula="of:=['paramètres modèle'.H536]/['paramètres modèle'.$E536]" office:value-type="float" office:value="0.42" calcext:value-type="float">
            <text:p>0,4</text:p>
          </table:table-cell>
          <table:table-cell table:style-name="ce16" table:formula="of:=['paramètres modèle'.I536]/['paramètres modèle'.$E536]" office:value-type="float" office:value="0.42" calcext:value-type="float">
            <text:p>0,4</text:p>
          </table:table-cell>
          <table:table-cell table:style-name="ce16" table:formula="of:=['paramètres modèle'.J536]/['paramètres modèle'.$E53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9.70267375" calcext:value-type="float">
            <text:p><text:s/>30 <text:s text:c="3"/></text:p>
          </table:table-cell>
          <table:table-cell table:style-name="ce16" table:formula="of:=['paramètres modèle'.F537]/['paramètres modèle'.$E537]" office:value-type="float" office:value="0.7" calcext:value-type="float">
            <text:p>0,7</text:p>
          </table:table-cell>
          <table:table-cell table:style-name="ce16" table:formula="of:=['paramètres modèle'.G537]/['paramètres modèle'.$E537]" office:value-type="float" office:value="0.42" calcext:value-type="float">
            <text:p>0,4</text:p>
          </table:table-cell>
          <table:table-cell table:style-name="ce16" table:formula="of:=['paramètres modèle'.H537]/['paramètres modèle'.$E537]" office:value-type="float" office:value="0.42" calcext:value-type="float">
            <text:p>0,4</text:p>
          </table:table-cell>
          <table:table-cell table:style-name="ce16" table:formula="of:=['paramètres modèle'.I537]/['paramètres modèle'.$E537]" office:value-type="float" office:value="0.42" calcext:value-type="float">
            <text:p>0,4</text:p>
          </table:table-cell>
          <table:table-cell table:style-name="ce16" table:formula="of:=['paramètres modèle'.J537]/['paramètres modèle'.$E53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9.70267375" calcext:value-type="float">
            <text:p><text:s/>30 <text:s text:c="3"/></text:p>
          </table:table-cell>
          <table:table-cell table:style-name="ce16" table:formula="of:=['paramètres modèle'.F538]/['paramètres modèle'.$E538]" office:value-type="float" office:value="0.7" calcext:value-type="float">
            <text:p>0,7</text:p>
          </table:table-cell>
          <table:table-cell table:style-name="ce16" table:formula="of:=['paramètres modèle'.G538]/['paramètres modèle'.$E538]" office:value-type="float" office:value="0.42" calcext:value-type="float">
            <text:p>0,4</text:p>
          </table:table-cell>
          <table:table-cell table:style-name="ce16" table:formula="of:=['paramètres modèle'.H538]/['paramètres modèle'.$E538]" office:value-type="float" office:value="0.42" calcext:value-type="float">
            <text:p>0,4</text:p>
          </table:table-cell>
          <table:table-cell table:style-name="ce16" table:formula="of:=['paramètres modèle'.I538]/['paramètres modèle'.$E538]" office:value-type="float" office:value="0.42" calcext:value-type="float">
            <text:p>0,4</text:p>
          </table:table-cell>
          <table:table-cell table:style-name="ce16" table:formula="of:=['paramètres modèle'.J538]/['paramètres modèle'.$E53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80.9157249999999" calcext:value-type="float">
            <text:p><text:s/>81 <text:s text:c="3"/></text:p>
          </table:table-cell>
          <table:table-cell table:style-name="ce16" table:formula="of:=['paramètres modèle'.F539]/['paramètres modèle'.$E539]" office:value-type="float" office:value="0.7" calcext:value-type="float">
            <text:p>0,7</text:p>
          </table:table-cell>
          <table:table-cell table:style-name="ce16" table:formula="of:=['paramètres modèle'.G539]/['paramètres modèle'.$E539]" office:value-type="float" office:value="0.42" calcext:value-type="float">
            <text:p>0,4</text:p>
          </table:table-cell>
          <table:table-cell table:style-name="ce16" table:formula="of:=['paramètres modèle'.H539]/['paramètres modèle'.$E539]" office:value-type="float" office:value="0.42" calcext:value-type="float">
            <text:p>0,4</text:p>
          </table:table-cell>
          <table:table-cell table:style-name="ce16" table:formula="of:=['paramètres modèle'.I539]/['paramètres modèle'.$E539]" office:value-type="float" office:value="0.42" calcext:value-type="float">
            <text:p>0,4</text:p>
          </table:table-cell>
          <table:table-cell table:style-name="ce16" table:formula="of:=['paramètres modèle'.J539]/['paramètres modèle'.$E53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6.0451666666667" calcext:value-type="float">
            <text:p><text:s/>36 <text:s text:c="3"/></text:p>
          </table:table-cell>
          <table:table-cell table:style-name="ce16" table:formula="of:=['paramètres modèle'.F540]/['paramètres modèle'.$E540]" office:value-type="float" office:value="0.7" calcext:value-type="float">
            <text:p>0,7</text:p>
          </table:table-cell>
          <table:table-cell table:style-name="ce16" table:formula="of:=['paramètres modèle'.G540]/['paramètres modèle'.$E540]" office:value-type="float" office:value="0.42" calcext:value-type="float">
            <text:p>0,4</text:p>
          </table:table-cell>
          <table:table-cell table:style-name="ce16" table:formula="of:=['paramètres modèle'.H540]/['paramètres modèle'.$E540]" office:value-type="float" office:value="0.42" calcext:value-type="float">
            <text:p>0,4</text:p>
          </table:table-cell>
          <table:table-cell table:style-name="ce16" table:formula="of:=['paramètres modèle'.I540]/['paramètres modèle'.$E540]" office:value-type="float" office:value="0.42" calcext:value-type="float">
            <text:p>0,4</text:p>
          </table:table-cell>
          <table:table-cell table:style-name="ce16" table:formula="of:=['paramètres modèle'.J540]/['paramètres modèle'.$E54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01575" calcext:value-type="float">
            <text:p><text:s/>31 <text:s text:c="3"/></text:p>
          </table:table-cell>
          <table:table-cell table:style-name="ce16" table:formula="of:=['paramètres modèle'.F541]/['paramètres modèle'.$E541]" office:value-type="float" office:value="0.7" calcext:value-type="float">
            <text:p>0,7</text:p>
          </table:table-cell>
          <table:table-cell table:style-name="ce16" table:formula="of:=['paramètres modèle'.G541]/['paramètres modèle'.$E541]" office:value-type="float" office:value="0.42" calcext:value-type="float">
            <text:p>0,4</text:p>
          </table:table-cell>
          <table:table-cell table:style-name="ce16" table:formula="of:=['paramètres modèle'.H541]/['paramètres modèle'.$E541]" office:value-type="float" office:value="0.42" calcext:value-type="float">
            <text:p>0,4</text:p>
          </table:table-cell>
          <table:table-cell table:style-name="ce16" table:formula="of:=['paramètres modèle'.I541]/['paramètres modèle'.$E541]" office:value-type="float" office:value="0.42" calcext:value-type="float">
            <text:p>0,4</text:p>
          </table:table-cell>
          <table:table-cell table:style-name="ce16" table:formula="of:=['paramètres modèle'.J541]/['paramètres modèle'.$E54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57.3481145833333" calcext:value-type="float">
            <text:p><text:s/>57 <text:s text:c="3"/></text:p>
          </table:table-cell>
          <table:table-cell table:style-name="ce16" table:formula="of:=['paramètres modèle'.F542]/['paramètres modèle'.$E542]" office:value-type="float" office:value="0.7" calcext:value-type="float">
            <text:p>0,7</text:p>
          </table:table-cell>
          <table:table-cell table:style-name="ce16" table:formula="of:=['paramètres modèle'.G542]/['paramètres modèle'.$E542]" office:value-type="float" office:value="0.42" calcext:value-type="float">
            <text:p>0,4</text:p>
          </table:table-cell>
          <table:table-cell table:style-name="ce16" table:formula="of:=['paramètres modèle'.H542]/['paramètres modèle'.$E542]" office:value-type="float" office:value="0.42" calcext:value-type="float">
            <text:p>0,4</text:p>
          </table:table-cell>
          <table:table-cell table:style-name="ce16" table:formula="of:=['paramètres modèle'.I542]/['paramètres modèle'.$E542]" office:value-type="float" office:value="0.42" calcext:value-type="float">
            <text:p>0,4</text:p>
          </table:table-cell>
          <table:table-cell table:style-name="ce16" table:formula="of:=['paramètres modèle'.J542]/['paramètres modèle'.$E54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01575" calcext:value-type="float">
            <text:p><text:s/>31 <text:s text:c="3"/></text:p>
          </table:table-cell>
          <table:table-cell table:style-name="ce16" table:formula="of:=['paramètres modèle'.F543]/['paramètres modèle'.$E543]" office:value-type="float" office:value="0.7" calcext:value-type="float">
            <text:p>0,7</text:p>
          </table:table-cell>
          <table:table-cell table:style-name="ce16" table:formula="of:=['paramètres modèle'.G543]/['paramètres modèle'.$E543]" office:value-type="float" office:value="0.42" calcext:value-type="float">
            <text:p>0,4</text:p>
          </table:table-cell>
          <table:table-cell table:style-name="ce16" table:formula="of:=['paramètres modèle'.H543]/['paramètres modèle'.$E543]" office:value-type="float" office:value="0.42" calcext:value-type="float">
            <text:p>0,4</text:p>
          </table:table-cell>
          <table:table-cell table:style-name="ce16" table:formula="of:=['paramètres modèle'.I543]/['paramètres modèle'.$E543]" office:value-type="float" office:value="0.42" calcext:value-type="float">
            <text:p>0,4</text:p>
          </table:table-cell>
          <table:table-cell table:style-name="ce16" table:formula="of:=['paramètres modèle'.J543]/['paramètres modèle'.$E54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01575" calcext:value-type="float">
            <text:p><text:s/>31 <text:s text:c="3"/></text:p>
          </table:table-cell>
          <table:table-cell table:style-name="ce16" table:formula="of:=['paramètres modèle'.F544]/['paramètres modèle'.$E544]" office:value-type="float" office:value="0.7" calcext:value-type="float">
            <text:p>0,7</text:p>
          </table:table-cell>
          <table:table-cell table:style-name="ce16" table:formula="of:=['paramètres modèle'.G544]/['paramètres modèle'.$E544]" office:value-type="float" office:value="0.42" calcext:value-type="float">
            <text:p>0,4</text:p>
          </table:table-cell>
          <table:table-cell table:style-name="ce16" table:formula="of:=['paramètres modèle'.H544]/['paramètres modèle'.$E544]" office:value-type="float" office:value="0.42" calcext:value-type="float">
            <text:p>0,4</text:p>
          </table:table-cell>
          <table:table-cell table:style-name="ce16" table:formula="of:=['paramètres modèle'.I544]/['paramètres modèle'.$E544]" office:value-type="float" office:value="0.42" calcext:value-type="float">
            <text:p>0,4</text:p>
          </table:table-cell>
          <table:table-cell table:style-name="ce16" table:formula="of:=['paramètres modèle'.J544]/['paramètres modèle'.$E54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01575" calcext:value-type="float">
            <text:p><text:s/>31 <text:s text:c="3"/></text:p>
          </table:table-cell>
          <table:table-cell table:style-name="ce16" table:formula="of:=['paramètres modèle'.F545]/['paramètres modèle'.$E545]" office:value-type="float" office:value="0.7" calcext:value-type="float">
            <text:p>0,7</text:p>
          </table:table-cell>
          <table:table-cell table:style-name="ce16" table:formula="of:=['paramètres modèle'.G545]/['paramètres modèle'.$E545]" office:value-type="float" office:value="0.42" calcext:value-type="float">
            <text:p>0,4</text:p>
          </table:table-cell>
          <table:table-cell table:style-name="ce16" table:formula="of:=['paramètres modèle'.H545]/['paramètres modèle'.$E545]" office:value-type="float" office:value="0.42" calcext:value-type="float">
            <text:p>0,4</text:p>
          </table:table-cell>
          <table:table-cell table:style-name="ce16" table:formula="of:=['paramètres modèle'.I545]/['paramètres modèle'.$E545]" office:value-type="float" office:value="0.42" calcext:value-type="float">
            <text:p>0,4</text:p>
          </table:table-cell>
          <table:table-cell table:style-name="ce16" table:formula="of:=['paramètres modèle'.J545]/['paramètres modèle'.$E54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01575" calcext:value-type="float">
            <text:p><text:s/>31 <text:s text:c="3"/></text:p>
          </table:table-cell>
          <table:table-cell table:style-name="ce16" table:formula="of:=['paramètres modèle'.F546]/['paramètres modèle'.$E546]" office:value-type="float" office:value="0.7" calcext:value-type="float">
            <text:p>0,7</text:p>
          </table:table-cell>
          <table:table-cell table:style-name="ce16" table:formula="of:=['paramètres modèle'.G546]/['paramètres modèle'.$E546]" office:value-type="float" office:value="0.42" calcext:value-type="float">
            <text:p>0,4</text:p>
          </table:table-cell>
          <table:table-cell table:style-name="ce16" table:formula="of:=['paramètres modèle'.H546]/['paramètres modèle'.$E546]" office:value-type="float" office:value="0.42" calcext:value-type="float">
            <text:p>0,4</text:p>
          </table:table-cell>
          <table:table-cell table:style-name="ce16" table:formula="of:=['paramètres modèle'.I546]/['paramètres modèle'.$E546]" office:value-type="float" office:value="0.42" calcext:value-type="float">
            <text:p>0,4</text:p>
          </table:table-cell>
          <table:table-cell table:style-name="ce16" table:formula="of:=['paramètres modèle'.J546]/['paramètres modèle'.$E54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6.57366875" calcext:value-type="float">
            <text:p><text:s/>37 <text:s text:c="3"/></text:p>
          </table:table-cell>
          <table:table-cell table:style-name="ce16" table:formula="of:=['paramètres modèle'.F547]/['paramètres modèle'.$E547]" office:value-type="float" office:value="0.7" calcext:value-type="float">
            <text:p>0,7</text:p>
          </table:table-cell>
          <table:table-cell table:style-name="ce16" table:formula="of:=['paramètres modèle'.G547]/['paramètres modèle'.$E547]" office:value-type="float" office:value="0.42" calcext:value-type="float">
            <text:p>0,4</text:p>
          </table:table-cell>
          <table:table-cell table:style-name="ce16" table:formula="of:=['paramètres modèle'.H547]/['paramètres modèle'.$E547]" office:value-type="float" office:value="0.42" calcext:value-type="float">
            <text:p>0,4</text:p>
          </table:table-cell>
          <table:table-cell table:style-name="ce16" table:formula="of:=['paramètres modèle'.I547]/['paramètres modèle'.$E547]" office:value-type="float" office:value="0.42" calcext:value-type="float">
            <text:p>0,4</text:p>
          </table:table-cell>
          <table:table-cell table:style-name="ce16" table:formula="of:=['paramètres modèle'.J547]/['paramètres modèle'.$E54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81.01103125" calcext:value-type="float">
            <text:p><text:s/>81 <text:s text:c="3"/></text:p>
          </table:table-cell>
          <table:table-cell table:style-name="ce16" table:formula="of:=['paramètres modèle'.F548]/['paramètres modèle'.$E548]" office:value-type="float" office:value="0.7" calcext:value-type="float">
            <text:p>0,7</text:p>
          </table:table-cell>
          <table:table-cell table:style-name="ce16" table:formula="of:=['paramètres modèle'.G548]/['paramètres modèle'.$E548]" office:value-type="float" office:value="0.42" calcext:value-type="float">
            <text:p>0,4</text:p>
          </table:table-cell>
          <table:table-cell table:style-name="ce16" table:formula="of:=['paramètres modèle'.H548]/['paramètres modèle'.$E548]" office:value-type="float" office:value="0.42" calcext:value-type="float">
            <text:p>0,4</text:p>
          </table:table-cell>
          <table:table-cell table:style-name="ce16" table:formula="of:=['paramètres modèle'.I548]/['paramètres modèle'.$E548]" office:value-type="float" office:value="0.42" calcext:value-type="float">
            <text:p>0,4</text:p>
          </table:table-cell>
          <table:table-cell table:style-name="ce16" table:formula="of:=['paramètres modèle'.J548]/['paramètres modèle'.$E54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81.01103125" calcext:value-type="float">
            <text:p><text:s/>81 <text:s text:c="3"/></text:p>
          </table:table-cell>
          <table:table-cell table:style-name="ce16" table:formula="of:=['paramètres modèle'.F549]/['paramètres modèle'.$E549]" office:value-type="float" office:value="0.7" calcext:value-type="float">
            <text:p>0,7</text:p>
          </table:table-cell>
          <table:table-cell table:style-name="ce16" table:formula="of:=['paramètres modèle'.G549]/['paramètres modèle'.$E549]" office:value-type="float" office:value="0.42" calcext:value-type="float">
            <text:p>0,4</text:p>
          </table:table-cell>
          <table:table-cell table:style-name="ce16" table:formula="of:=['paramètres modèle'.H549]/['paramètres modèle'.$E549]" office:value-type="float" office:value="0.42" calcext:value-type="float">
            <text:p>0,4</text:p>
          </table:table-cell>
          <table:table-cell table:style-name="ce16" table:formula="of:=['paramètres modèle'.I549]/['paramètres modèle'.$E549]" office:value-type="float" office:value="0.42" calcext:value-type="float">
            <text:p>0,4</text:p>
          </table:table-cell>
          <table:table-cell table:style-name="ce16" table:formula="of:=['paramètres modèle'.J549]/['paramètres modèle'.$E54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.6928712498804" calcext:value-type="float">
            <text:p><text:s/>2 <text:s text:c="3"/></text:p>
          </table:table-cell>
          <table:table-cell table:style-name="ce16" table:formula="of:=['paramètres modèle'.F550]/['paramètres modèle'.$E550]" office:value-type="float" office:value="0.7" calcext:value-type="float">
            <text:p>0,7</text:p>
          </table:table-cell>
          <table:table-cell table:style-name="ce16" table:formula="of:=['paramètres modèle'.G550]/['paramètres modèle'.$E550]" office:value-type="float" office:value="0.42" calcext:value-type="float">
            <text:p>0,4</text:p>
          </table:table-cell>
          <table:table-cell table:style-name="ce16" table:formula="of:=['paramètres modèle'.H550]/['paramètres modèle'.$E550]" office:value-type="float" office:value="0.42" calcext:value-type="float">
            <text:p>0,4</text:p>
          </table:table-cell>
          <table:table-cell table:style-name="ce16" table:formula="of:=['paramètres modèle'.I550]/['paramètres modèle'.$E550]" office:value-type="float" office:value="0.42" calcext:value-type="float">
            <text:p>0,4</text:p>
          </table:table-cell>
          <table:table-cell table:style-name="ce16" table:formula="of:=['paramètres modèle'.J550]/['paramètres modèle'.$E55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.124125" calcext:value-type="float">
            <text:p><text:s/>1 <text:s text:c="3"/></text:p>
          </table:table-cell>
          <table:table-cell table:style-name="ce16" table:formula="of:=['paramètres modèle'.F551]/['paramètres modèle'.$E551]" office:value-type="float" office:value="0.7" calcext:value-type="float">
            <text:p>0,7</text:p>
          </table:table-cell>
          <table:table-cell table:style-name="ce16" table:formula="of:=['paramètres modèle'.G551]/['paramètres modèle'.$E551]" office:value-type="float" office:value="0.42" calcext:value-type="float">
            <text:p>0,4</text:p>
          </table:table-cell>
          <table:table-cell table:style-name="ce16" table:formula="of:=['paramètres modèle'.H551]/['paramètres modèle'.$E551]" office:value-type="float" office:value="0.42" calcext:value-type="float">
            <text:p>0,4</text:p>
          </table:table-cell>
          <table:table-cell table:style-name="ce16" table:formula="of:=['paramètres modèle'.I551]/['paramètres modèle'.$E551]" office:value-type="float" office:value="0.42" calcext:value-type="float">
            <text:p>0,4</text:p>
          </table:table-cell>
          <table:table-cell table:style-name="ce16" table:formula="of:=['paramètres modèle'.J551]/['paramètres modèle'.$E55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.69284752784951" calcext:value-type="float">
            <text:p><text:s/>2 <text:s text:c="3"/></text:p>
          </table:table-cell>
          <table:table-cell table:style-name="ce16" table:formula="of:=['paramètres modèle'.F552]/['paramètres modèle'.$E552]" office:value-type="float" office:value="0.7" calcext:value-type="float">
            <text:p>0,7</text:p>
          </table:table-cell>
          <table:table-cell table:style-name="ce16" table:formula="of:=['paramètres modèle'.G552]/['paramètres modèle'.$E552]" office:value-type="float" office:value="0.42" calcext:value-type="float">
            <text:p>0,4</text:p>
          </table:table-cell>
          <table:table-cell table:style-name="ce16" table:formula="of:=['paramètres modèle'.H552]/['paramètres modèle'.$E552]" office:value-type="float" office:value="0.42" calcext:value-type="float">
            <text:p>0,4</text:p>
          </table:table-cell>
          <table:table-cell table:style-name="ce16" table:formula="of:=['paramètres modèle'.I552]/['paramètres modèle'.$E552]" office:value-type="float" office:value="0.42" calcext:value-type="float">
            <text:p>0,4</text:p>
          </table:table-cell>
          <table:table-cell table:style-name="ce16" table:formula="of:=['paramètres modèle'.J552]/['paramètres modèle'.$E55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.69287094621273" calcext:value-type="float">
            <text:p><text:s/>2 <text:s text:c="3"/></text:p>
          </table:table-cell>
          <table:table-cell table:style-name="ce16" table:formula="of:=['paramètres modèle'.F553]/['paramètres modèle'.$E553]" office:value-type="float" office:value="0.7" calcext:value-type="float">
            <text:p>0,7</text:p>
          </table:table-cell>
          <table:table-cell table:style-name="ce16" table:formula="of:=['paramètres modèle'.G553]/['paramètres modèle'.$E553]" office:value-type="float" office:value="0.42" calcext:value-type="float">
            <text:p>0,4</text:p>
          </table:table-cell>
          <table:table-cell table:style-name="ce16" table:formula="of:=['paramètres modèle'.H553]/['paramètres modèle'.$E553]" office:value-type="float" office:value="0.42" calcext:value-type="float">
            <text:p>0,4</text:p>
          </table:table-cell>
          <table:table-cell table:style-name="ce16" table:formula="of:=['paramètres modèle'.I553]/['paramètres modèle'.$E553]" office:value-type="float" office:value="0.42" calcext:value-type="float">
            <text:p>0,4</text:p>
          </table:table-cell>
          <table:table-cell table:style-name="ce16" table:formula="of:=['paramètres modèle'.J553]/['paramètres modèle'.$E55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.124125" calcext:value-type="float">
            <text:p><text:s/>1 <text:s text:c="3"/></text:p>
          </table:table-cell>
          <table:table-cell table:style-name="ce16" table:formula="of:=['paramètres modèle'.F554]/['paramètres modèle'.$E554]" office:value-type="float" office:value="0.7" calcext:value-type="float">
            <text:p>0,7</text:p>
          </table:table-cell>
          <table:table-cell table:style-name="ce16" table:formula="of:=['paramètres modèle'.G554]/['paramètres modèle'.$E554]" office:value-type="float" office:value="0.42" calcext:value-type="float">
            <text:p>0,4</text:p>
          </table:table-cell>
          <table:table-cell table:style-name="ce16" table:formula="of:=['paramètres modèle'.H554]/['paramètres modèle'.$E554]" office:value-type="float" office:value="0.42" calcext:value-type="float">
            <text:p>0,4</text:p>
          </table:table-cell>
          <table:table-cell table:style-name="ce16" table:formula="of:=['paramètres modèle'.I554]/['paramètres modèle'.$E554]" office:value-type="float" office:value="0.42" calcext:value-type="float">
            <text:p>0,4</text:p>
          </table:table-cell>
          <table:table-cell table:style-name="ce16" table:formula="of:=['paramètres modèle'.J554]/['paramètres modèle'.$E55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3.9260922385621" calcext:value-type="float">
            <text:p><text:s/>14 <text:s text:c="3"/></text:p>
          </table:table-cell>
          <table:table-cell table:style-name="ce16" table:formula="of:=['paramètres modèle'.F555]/['paramètres modèle'.$E555]" office:value-type="float" office:value="0.7" calcext:value-type="float">
            <text:p>0,7</text:p>
          </table:table-cell>
          <table:table-cell table:style-name="ce16" table:formula="of:=['paramètres modèle'.G555]/['paramètres modèle'.$E555]" office:value-type="float" office:value="0.42" calcext:value-type="float">
            <text:p>0,4</text:p>
          </table:table-cell>
          <table:table-cell table:style-name="ce16" table:formula="of:=['paramètres modèle'.H555]/['paramètres modèle'.$E555]" office:value-type="float" office:value="0.42" calcext:value-type="float">
            <text:p>0,4</text:p>
          </table:table-cell>
          <table:table-cell table:style-name="ce16" table:formula="of:=['paramètres modèle'.I555]/['paramètres modèle'.$E555]" office:value-type="float" office:value="0.42" calcext:value-type="float">
            <text:p>0,4</text:p>
          </table:table-cell>
          <table:table-cell table:style-name="ce16" table:formula="of:=['paramètres modèle'.J555]/['paramètres modèle'.$E55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3.2749100802912" calcext:value-type="float">
            <text:p><text:s/>13 <text:s text:c="3"/></text:p>
          </table:table-cell>
          <table:table-cell table:style-name="ce16" table:formula="of:=['paramètres modèle'.F556]/['paramètres modèle'.$E556]" office:value-type="float" office:value="0.7" calcext:value-type="float">
            <text:p>0,7</text:p>
          </table:table-cell>
          <table:table-cell table:style-name="ce16" table:formula="of:=['paramètres modèle'.G556]/['paramètres modèle'.$E556]" office:value-type="float" office:value="0.42" calcext:value-type="float">
            <text:p>0,4</text:p>
          </table:table-cell>
          <table:table-cell table:style-name="ce16" table:formula="of:=['paramètres modèle'.H556]/['paramètres modèle'.$E556]" office:value-type="float" office:value="0.42" calcext:value-type="float">
            <text:p>0,4</text:p>
          </table:table-cell>
          <table:table-cell table:style-name="ce16" table:formula="of:=['paramètres modèle'.I556]/['paramètres modèle'.$E556]" office:value-type="float" office:value="0.42" calcext:value-type="float">
            <text:p>0,4</text:p>
          </table:table-cell>
          <table:table-cell table:style-name="ce16" table:formula="of:=['paramètres modèle'.J556]/['paramètres modèle'.$E55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7.18272230392157" calcext:value-type="float">
            <text:p><text:s/>7 <text:s text:c="3"/></text:p>
          </table:table-cell>
          <table:table-cell table:style-name="ce16" table:formula="of:=['paramètres modèle'.F557]/['paramètres modèle'.$E557]" office:value-type="float" office:value="0.7" calcext:value-type="float">
            <text:p>0,7</text:p>
          </table:table-cell>
          <table:table-cell table:style-name="ce16" table:formula="of:=['paramètres modèle'.G557]/['paramètres modèle'.$E557]" office:value-type="float" office:value="0.42" calcext:value-type="float">
            <text:p>0,4</text:p>
          </table:table-cell>
          <table:table-cell table:style-name="ce16" table:formula="of:=['paramètres modèle'.H557]/['paramètres modèle'.$E557]" office:value-type="float" office:value="0.42" calcext:value-type="float">
            <text:p>0,4</text:p>
          </table:table-cell>
          <table:table-cell table:style-name="ce16" table:formula="of:=['paramètres modèle'.I557]/['paramètres modèle'.$E557]" office:value-type="float" office:value="0.42" calcext:value-type="float">
            <text:p>0,4</text:p>
          </table:table-cell>
          <table:table-cell table:style-name="ce16" table:formula="of:=['paramètres modèle'.J557]/['paramètres modèle'.$E55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.31505975877193" calcext:value-type="float">
            <text:p><text:s/>3 <text:s text:c="3"/></text:p>
          </table:table-cell>
          <table:table-cell table:style-name="ce16" table:formula="of:=['paramètres modèle'.F558]/['paramètres modèle'.$E558]" office:value-type="float" office:value="0.7" calcext:value-type="float">
            <text:p>0,7</text:p>
          </table:table-cell>
          <table:table-cell table:style-name="ce16" table:formula="of:=['paramètres modèle'.G558]/['paramètres modèle'.$E558]" office:value-type="float" office:value="0.42" calcext:value-type="float">
            <text:p>0,4</text:p>
          </table:table-cell>
          <table:table-cell table:style-name="ce16" table:formula="of:=['paramètres modèle'.H558]/['paramètres modèle'.$E558]" office:value-type="float" office:value="0.42" calcext:value-type="float">
            <text:p>0,4</text:p>
          </table:table-cell>
          <table:table-cell table:style-name="ce16" table:formula="of:=['paramètres modèle'.I558]/['paramètres modèle'.$E558]" office:value-type="float" office:value="0.42" calcext:value-type="float">
            <text:p>0,4</text:p>
          </table:table-cell>
          <table:table-cell table:style-name="ce16" table:formula="of:=['paramètres modèle'.J558]/['paramètres modèle'.$E55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.31505975877193" calcext:value-type="float">
            <text:p><text:s/>3 <text:s text:c="3"/></text:p>
          </table:table-cell>
          <table:table-cell table:style-name="ce16" table:formula="of:=['paramètres modèle'.F559]/['paramètres modèle'.$E559]" office:value-type="float" office:value="0.7" calcext:value-type="float">
            <text:p>0,7</text:p>
          </table:table-cell>
          <table:table-cell table:style-name="ce16" table:formula="of:=['paramètres modèle'.G559]/['paramètres modèle'.$E559]" office:value-type="float" office:value="0.42" calcext:value-type="float">
            <text:p>0,4</text:p>
          </table:table-cell>
          <table:table-cell table:style-name="ce16" table:formula="of:=['paramètres modèle'.H559]/['paramètres modèle'.$E559]" office:value-type="float" office:value="0.42" calcext:value-type="float">
            <text:p>0,4</text:p>
          </table:table-cell>
          <table:table-cell table:style-name="ce16" table:formula="of:=['paramètres modèle'.I559]/['paramètres modèle'.$E559]" office:value-type="float" office:value="0.42" calcext:value-type="float">
            <text:p>0,4</text:p>
          </table:table-cell>
          <table:table-cell table:style-name="ce16" table:formula="of:=['paramètres modèle'.J559]/['paramètres modèle'.$E55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.31505975877193" calcext:value-type="float">
            <text:p><text:s/>3 <text:s text:c="3"/></text:p>
          </table:table-cell>
          <table:table-cell table:style-name="ce16" table:formula="of:=['paramètres modèle'.F560]/['paramètres modèle'.$E560]" office:value-type="float" office:value="0.7" calcext:value-type="float">
            <text:p>0,7</text:p>
          </table:table-cell>
          <table:table-cell table:style-name="ce16" table:formula="of:=['paramètres modèle'.G560]/['paramètres modèle'.$E560]" office:value-type="float" office:value="0.42" calcext:value-type="float">
            <text:p>0,4</text:p>
          </table:table-cell>
          <table:table-cell table:style-name="ce16" table:formula="of:=['paramètres modèle'.H560]/['paramètres modèle'.$E560]" office:value-type="float" office:value="0.42" calcext:value-type="float">
            <text:p>0,4</text:p>
          </table:table-cell>
          <table:table-cell table:style-name="ce16" table:formula="of:=['paramètres modèle'.I560]/['paramètres modèle'.$E560]" office:value-type="float" office:value="0.42" calcext:value-type="float">
            <text:p>0,4</text:p>
          </table:table-cell>
          <table:table-cell table:style-name="ce16" table:formula="of:=['paramètres modèle'.J560]/['paramètres modèle'.$E56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3.9260922385621" calcext:value-type="float">
            <text:p><text:s/>14 <text:s text:c="3"/></text:p>
          </table:table-cell>
          <table:table-cell table:style-name="ce16" table:formula="of:=['paramètres modèle'.F561]/['paramètres modèle'.$E561]" office:value-type="float" office:value="0.7" calcext:value-type="float">
            <text:p>0,7</text:p>
          </table:table-cell>
          <table:table-cell table:style-name="ce16" table:formula="of:=['paramètres modèle'.G561]/['paramètres modèle'.$E561]" office:value-type="float" office:value="0.42" calcext:value-type="float">
            <text:p>0,4</text:p>
          </table:table-cell>
          <table:table-cell table:style-name="ce16" table:formula="of:=['paramètres modèle'.H561]/['paramètres modèle'.$E561]" office:value-type="float" office:value="0.42" calcext:value-type="float">
            <text:p>0,4</text:p>
          </table:table-cell>
          <table:table-cell table:style-name="ce16" table:formula="of:=['paramètres modèle'.I561]/['paramètres modèle'.$E561]" office:value-type="float" office:value="0.42" calcext:value-type="float">
            <text:p>0,4</text:p>
          </table:table-cell>
          <table:table-cell table:style-name="ce16" table:formula="of:=['paramètres modèle'.J561]/['paramètres modèle'.$E56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3.9260922385621" calcext:value-type="float">
            <text:p><text:s/>14 <text:s text:c="3"/></text:p>
          </table:table-cell>
          <table:table-cell table:style-name="ce16" table:formula="of:=['paramètres modèle'.F562]/['paramètres modèle'.$E562]" office:value-type="float" office:value="0.7" calcext:value-type="float">
            <text:p>0,7</text:p>
          </table:table-cell>
          <table:table-cell table:style-name="ce16" table:formula="of:=['paramètres modèle'.G562]/['paramètres modèle'.$E562]" office:value-type="float" office:value="0.42" calcext:value-type="float">
            <text:p>0,4</text:p>
          </table:table-cell>
          <table:table-cell table:style-name="ce16" table:formula="of:=['paramètres modèle'.H562]/['paramètres modèle'.$E562]" office:value-type="float" office:value="0.42" calcext:value-type="float">
            <text:p>0,4</text:p>
          </table:table-cell>
          <table:table-cell table:style-name="ce16" table:formula="of:=['paramètres modèle'.I562]/['paramètres modèle'.$E562]" office:value-type="float" office:value="0.42" calcext:value-type="float">
            <text:p>0,4</text:p>
          </table:table-cell>
          <table:table-cell table:style-name="ce16" table:formula="of:=['paramètres modèle'.J562]/['paramètres modèle'.$E56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7.18272230392156" calcext:value-type="float">
            <text:p><text:s/>7 <text:s text:c="3"/></text:p>
          </table:table-cell>
          <table:table-cell table:style-name="ce16" table:formula="of:=['paramètres modèle'.F563]/['paramètres modèle'.$E563]" office:value-type="float" office:value="0.7" calcext:value-type="float">
            <text:p>0,7</text:p>
          </table:table-cell>
          <table:table-cell table:style-name="ce16" table:formula="of:=['paramètres modèle'.G563]/['paramètres modèle'.$E563]" office:value-type="float" office:value="0.42" calcext:value-type="float">
            <text:p>0,4</text:p>
          </table:table-cell>
          <table:table-cell table:style-name="ce16" table:formula="of:=['paramètres modèle'.H563]/['paramètres modèle'.$E563]" office:value-type="float" office:value="0.42" calcext:value-type="float">
            <text:p>0,4</text:p>
          </table:table-cell>
          <table:table-cell table:style-name="ce16" table:formula="of:=['paramètres modèle'.I563]/['paramètres modèle'.$E563]" office:value-type="float" office:value="0.42" calcext:value-type="float">
            <text:p>0,4</text:p>
          </table:table-cell>
          <table:table-cell table:style-name="ce16" table:formula="of:=['paramètres modèle'.J563]/['paramètres modèle'.$E56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0139349681212" calcext:value-type="float">
            <text:p><text:s/>22 <text:s text:c="3"/></text:p>
          </table:table-cell>
          <table:table-cell table:style-name="ce16" table:formula="of:=['paramètres modèle'.F564]/['paramètres modèle'.$E564]" office:value-type="float" office:value="0.7" calcext:value-type="float">
            <text:p>0,7</text:p>
          </table:table-cell>
          <table:table-cell table:style-name="ce16" table:formula="of:=['paramètres modèle'.G564]/['paramètres modèle'.$E564]" office:value-type="float" office:value="0.42" calcext:value-type="float">
            <text:p>0,4</text:p>
          </table:table-cell>
          <table:table-cell table:style-name="ce16" table:formula="of:=['paramètres modèle'.H564]/['paramètres modèle'.$E564]" office:value-type="float" office:value="0.42" calcext:value-type="float">
            <text:p>0,4</text:p>
          </table:table-cell>
          <table:table-cell table:style-name="ce16" table:formula="of:=['paramètres modèle'.I564]/['paramètres modèle'.$E564]" office:value-type="float" office:value="0.42" calcext:value-type="float">
            <text:p>0,4</text:p>
          </table:table-cell>
          <table:table-cell table:style-name="ce16" table:formula="of:=['paramètres modèle'.J564]/['paramètres modèle'.$E56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0182453410472" calcext:value-type="float">
            <text:p><text:s/>22 <text:s text:c="3"/></text:p>
          </table:table-cell>
          <table:table-cell table:style-name="ce16" table:formula="of:=['paramètres modèle'.F565]/['paramètres modèle'.$E565]" office:value-type="float" office:value="0.7" calcext:value-type="float">
            <text:p>0,7</text:p>
          </table:table-cell>
          <table:table-cell table:style-name="ce16" table:formula="of:=['paramètres modèle'.G565]/['paramètres modèle'.$E565]" office:value-type="float" office:value="0.42" calcext:value-type="float">
            <text:p>0,4</text:p>
          </table:table-cell>
          <table:table-cell table:style-name="ce16" table:formula="of:=['paramètres modèle'.H565]/['paramètres modèle'.$E565]" office:value-type="float" office:value="0.42" calcext:value-type="float">
            <text:p>0,4</text:p>
          </table:table-cell>
          <table:table-cell table:style-name="ce16" table:formula="of:=['paramètres modèle'.I565]/['paramètres modèle'.$E565]" office:value-type="float" office:value="0.42" calcext:value-type="float">
            <text:p>0,4</text:p>
          </table:table-cell>
          <table:table-cell table:style-name="ce16" table:formula="of:=['paramètres modèle'.J565]/['paramètres modèle'.$E56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3.2748702099209" calcext:value-type="float">
            <text:p><text:s/>13 <text:s text:c="3"/></text:p>
          </table:table-cell>
          <table:table-cell table:style-name="ce16" table:formula="of:=['paramètres modèle'.F566]/['paramètres modèle'.$E566]" office:value-type="float" office:value="0.7" calcext:value-type="float">
            <text:p>0,7</text:p>
          </table:table-cell>
          <table:table-cell table:style-name="ce16" table:formula="of:=['paramètres modèle'.G566]/['paramètres modèle'.$E566]" office:value-type="float" office:value="0.42" calcext:value-type="float">
            <text:p>0,4</text:p>
          </table:table-cell>
          <table:table-cell table:style-name="ce16" table:formula="of:=['paramètres modèle'.H566]/['paramètres modèle'.$E566]" office:value-type="float" office:value="0.42" calcext:value-type="float">
            <text:p>0,4</text:p>
          </table:table-cell>
          <table:table-cell table:style-name="ce16" table:formula="of:=['paramètres modèle'.I566]/['paramètres modèle'.$E566]" office:value-type="float" office:value="0.42" calcext:value-type="float">
            <text:p>0,4</text:p>
          </table:table-cell>
          <table:table-cell table:style-name="ce16" table:formula="of:=['paramètres modèle'.J566]/['paramètres modèle'.$E56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2.3935149262543" calcext:value-type="float">
            <text:p><text:s/>12 <text:s text:c="3"/></text:p>
          </table:table-cell>
          <table:table-cell table:style-name="ce16" table:formula="of:=['paramètres modèle'.F567]/['paramètres modèle'.$E567]" office:value-type="float" office:value="0.7" calcext:value-type="float">
            <text:p>0,7</text:p>
          </table:table-cell>
          <table:table-cell table:style-name="ce16" table:formula="of:=['paramètres modèle'.G567]/['paramètres modèle'.$E567]" office:value-type="float" office:value="0.42" calcext:value-type="float">
            <text:p>0,4</text:p>
          </table:table-cell>
          <table:table-cell table:style-name="ce16" table:formula="of:=['paramètres modèle'.H567]/['paramètres modèle'.$E567]" office:value-type="float" office:value="0.42" calcext:value-type="float">
            <text:p>0,4</text:p>
          </table:table-cell>
          <table:table-cell table:style-name="ce16" table:formula="of:=['paramètres modèle'.I567]/['paramètres modèle'.$E567]" office:value-type="float" office:value="0.42" calcext:value-type="float">
            <text:p>0,4</text:p>
          </table:table-cell>
          <table:table-cell table:style-name="ce16" table:formula="of:=['paramètres modèle'.J567]/['paramètres modèle'.$E56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808641042446" calcext:value-type="float">
            <text:p><text:s/>21 <text:s text:c="3"/></text:p>
          </table:table-cell>
          <table:table-cell table:style-name="ce16" table:formula="of:=['paramètres modèle'.F568]/['paramètres modèle'.$E568]" office:value-type="float" office:value="0.7" calcext:value-type="float">
            <text:p>0,7</text:p>
          </table:table-cell>
          <table:table-cell table:style-name="ce16" table:formula="of:=['paramètres modèle'.G568]/['paramètres modèle'.$E568]" office:value-type="float" office:value="0.42" calcext:value-type="float">
            <text:p>0,4</text:p>
          </table:table-cell>
          <table:table-cell table:style-name="ce16" table:formula="of:=['paramètres modèle'.H568]/['paramètres modèle'.$E568]" office:value-type="float" office:value="0.42" calcext:value-type="float">
            <text:p>0,4</text:p>
          </table:table-cell>
          <table:table-cell table:style-name="ce16" table:formula="of:=['paramètres modèle'.I568]/['paramètres modèle'.$E568]" office:value-type="float" office:value="0.42" calcext:value-type="float">
            <text:p>0,4</text:p>
          </table:table-cell>
          <table:table-cell table:style-name="ce16" table:formula="of:=['paramètres modèle'.J568]/['paramètres modèle'.$E56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2260540236928" calcext:value-type="float">
            <text:p><text:s/>20 <text:s text:c="3"/></text:p>
          </table:table-cell>
          <table:table-cell table:style-name="ce16" table:formula="of:=['paramètres modèle'.F569]/['paramètres modèle'.$E569]" office:value-type="float" office:value="0.7" calcext:value-type="float">
            <text:p>0,7</text:p>
          </table:table-cell>
          <table:table-cell table:style-name="ce16" table:formula="of:=['paramètres modèle'.G569]/['paramètres modèle'.$E569]" office:value-type="float" office:value="0.42" calcext:value-type="float">
            <text:p>0,4</text:p>
          </table:table-cell>
          <table:table-cell table:style-name="ce16" table:formula="of:=['paramètres modèle'.H569]/['paramètres modèle'.$E569]" office:value-type="float" office:value="0.42" calcext:value-type="float">
            <text:p>0,4</text:p>
          </table:table-cell>
          <table:table-cell table:style-name="ce16" table:formula="of:=['paramètres modèle'.I569]/['paramètres modèle'.$E569]" office:value-type="float" office:value="0.42" calcext:value-type="float">
            <text:p>0,4</text:p>
          </table:table-cell>
          <table:table-cell table:style-name="ce16" table:formula="of:=['paramètres modèle'.J569]/['paramètres modèle'.$E56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7.66301091627947" calcext:value-type="float">
            <text:p><text:s/>8 <text:s text:c="3"/></text:p>
          </table:table-cell>
          <table:table-cell table:style-name="ce16" table:formula="of:=['paramètres modèle'.F570]/['paramètres modèle'.$E570]" office:value-type="float" office:value="0.7" calcext:value-type="float">
            <text:p>0,7</text:p>
          </table:table-cell>
          <table:table-cell table:style-name="ce16" table:formula="of:=['paramètres modèle'.G570]/['paramètres modèle'.$E570]" office:value-type="float" office:value="0.42" calcext:value-type="float">
            <text:p>0,4</text:p>
          </table:table-cell>
          <table:table-cell table:style-name="ce16" table:formula="of:=['paramètres modèle'.H570]/['paramètres modèle'.$E570]" office:value-type="float" office:value="0.42" calcext:value-type="float">
            <text:p>0,4</text:p>
          </table:table-cell>
          <table:table-cell table:style-name="ce16" table:formula="of:=['paramètres modèle'.I570]/['paramètres modèle'.$E570]" office:value-type="float" office:value="0.42" calcext:value-type="float">
            <text:p>0,4</text:p>
          </table:table-cell>
          <table:table-cell table:style-name="ce16" table:formula="of:=['paramètres modèle'.J570]/['paramètres modèle'.$E57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1.335875" calcext:value-type="float">
            <text:p><text:s/>11 <text:s text:c="3"/></text:p>
          </table:table-cell>
          <table:table-cell table:style-name="ce16" table:formula="of:=['paramètres modèle'.F571]/['paramètres modèle'.$E571]" office:value-type="float" office:value="0.7" calcext:value-type="float">
            <text:p>0,7</text:p>
          </table:table-cell>
          <table:table-cell table:style-name="ce16" table:formula="of:=['paramètres modèle'.G571]/['paramètres modèle'.$E571]" office:value-type="float" office:value="0.42" calcext:value-type="float">
            <text:p>0,4</text:p>
          </table:table-cell>
          <table:table-cell table:style-name="ce16" table:formula="of:=['paramètres modèle'.H571]/['paramètres modèle'.$E571]" office:value-type="float" office:value="0.42" calcext:value-type="float">
            <text:p>0,4</text:p>
          </table:table-cell>
          <table:table-cell table:style-name="ce16" table:formula="of:=['paramètres modèle'.I571]/['paramètres modèle'.$E571]" office:value-type="float" office:value="0.42" calcext:value-type="float">
            <text:p>0,4</text:p>
          </table:table-cell>
          <table:table-cell table:style-name="ce16" table:formula="of:=['paramètres modèle'.J571]/['paramètres modèle'.$E57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5.752200743843" calcext:value-type="float">
            <text:p><text:s/>16 <text:s text:c="3"/></text:p>
          </table:table-cell>
          <table:table-cell table:style-name="ce16" table:formula="of:=['paramètres modèle'.F572]/['paramètres modèle'.$E572]" office:value-type="float" office:value="0.7" calcext:value-type="float">
            <text:p>0,7</text:p>
          </table:table-cell>
          <table:table-cell table:style-name="ce16" table:formula="of:=['paramètres modèle'.G572]/['paramètres modèle'.$E572]" office:value-type="float" office:value="0.42" calcext:value-type="float">
            <text:p>0,4</text:p>
          </table:table-cell>
          <table:table-cell table:style-name="ce16" table:formula="of:=['paramètres modèle'.H572]/['paramètres modèle'.$E572]" office:value-type="float" office:value="0.42" calcext:value-type="float">
            <text:p>0,4</text:p>
          </table:table-cell>
          <table:table-cell table:style-name="ce16" table:formula="of:=['paramètres modèle'.I572]/['paramètres modèle'.$E572]" office:value-type="float" office:value="0.42" calcext:value-type="float">
            <text:p>0,4</text:p>
          </table:table-cell>
          <table:table-cell table:style-name="ce16" table:formula="of:=['paramètres modèle'.J572]/['paramètres modèle'.$E57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3.9557772044246" calcext:value-type="float">
            <text:p><text:s/>14 <text:s text:c="3"/></text:p>
          </table:table-cell>
          <table:table-cell table:style-name="ce16" table:formula="of:=['paramètres modèle'.F573]/['paramètres modèle'.$E573]" office:value-type="float" office:value="0.7" calcext:value-type="float">
            <text:p>0,7</text:p>
          </table:table-cell>
          <table:table-cell table:style-name="ce16" table:formula="of:=['paramètres modèle'.G573]/['paramètres modèle'.$E573]" office:value-type="float" office:value="0.42" calcext:value-type="float">
            <text:p>0,4</text:p>
          </table:table-cell>
          <table:table-cell table:style-name="ce16" table:formula="of:=['paramètres modèle'.H573]/['paramètres modèle'.$E573]" office:value-type="float" office:value="0.42" calcext:value-type="float">
            <text:p>0,4</text:p>
          </table:table-cell>
          <table:table-cell table:style-name="ce16" table:formula="of:=['paramètres modèle'.I573]/['paramètres modèle'.$E573]" office:value-type="float" office:value="0.42" calcext:value-type="float">
            <text:p>0,4</text:p>
          </table:table-cell>
          <table:table-cell table:style-name="ce16" table:formula="of:=['paramètres modèle'.J573]/['paramètres modèle'.$E57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8.1247450422794" calcext:value-type="float">
            <text:p><text:s/>8 <text:s text:c="3"/></text:p>
          </table:table-cell>
          <table:table-cell table:style-name="ce16" table:formula="of:=['paramètres modèle'.F574]/['paramètres modèle'.$E574]" office:value-type="float" office:value="0.7" calcext:value-type="float">
            <text:p>0,7</text:p>
          </table:table-cell>
          <table:table-cell table:style-name="ce16" table:formula="of:=['paramètres modèle'.G574]/['paramètres modèle'.$E574]" office:value-type="float" office:value="0.42" calcext:value-type="float">
            <text:p>0,4</text:p>
          </table:table-cell>
          <table:table-cell table:style-name="ce16" table:formula="of:=['paramètres modèle'.H574]/['paramètres modèle'.$E574]" office:value-type="float" office:value="0.42" calcext:value-type="float">
            <text:p>0,4</text:p>
          </table:table-cell>
          <table:table-cell table:style-name="ce16" table:formula="of:=['paramètres modèle'.I574]/['paramètres modèle'.$E574]" office:value-type="float" office:value="0.42" calcext:value-type="float">
            <text:p>0,4</text:p>
          </table:table-cell>
          <table:table-cell table:style-name="ce16" table:formula="of:=['paramètres modèle'.J574]/['paramètres modèle'.$E57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5.5946232723341" calcext:value-type="float">
            <text:p><text:s/>16 <text:s text:c="3"/></text:p>
          </table:table-cell>
          <table:table-cell table:style-name="ce16" table:formula="of:=['paramètres modèle'.F575]/['paramètres modèle'.$E575]" office:value-type="float" office:value="0.7" calcext:value-type="float">
            <text:p>0,7</text:p>
          </table:table-cell>
          <table:table-cell table:style-name="ce16" table:formula="of:=['paramètres modèle'.G575]/['paramètres modèle'.$E575]" office:value-type="float" office:value="0.42" calcext:value-type="float">
            <text:p>0,4</text:p>
          </table:table-cell>
          <table:table-cell table:style-name="ce16" table:formula="of:=['paramètres modèle'.H575]/['paramètres modèle'.$E575]" office:value-type="float" office:value="0.42" calcext:value-type="float">
            <text:p>0,4</text:p>
          </table:table-cell>
          <table:table-cell table:style-name="ce16" table:formula="of:=['paramètres modèle'.I575]/['paramètres modèle'.$E575]" office:value-type="float" office:value="0.42" calcext:value-type="float">
            <text:p>0,4</text:p>
          </table:table-cell>
          <table:table-cell table:style-name="ce16" table:formula="of:=['paramètres modèle'.J575]/['paramètres modèle'.$E57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4.5457700987895" calcext:value-type="float">
            <text:p><text:s/>25 <text:s text:c="3"/></text:p>
          </table:table-cell>
          <table:table-cell table:style-name="ce16" table:formula="of:=['paramètres modèle'.F576]/['paramètres modèle'.$E576]" office:value-type="float" office:value="0.7" calcext:value-type="float">
            <text:p>0,7</text:p>
          </table:table-cell>
          <table:table-cell table:style-name="ce16" table:formula="of:=['paramètres modèle'.G576]/['paramètres modèle'.$E576]" office:value-type="float" office:value="0.42" calcext:value-type="float">
            <text:p>0,4</text:p>
          </table:table-cell>
          <table:table-cell table:style-name="ce16" table:formula="of:=['paramètres modèle'.H576]/['paramètres modèle'.$E576]" office:value-type="float" office:value="0.42" calcext:value-type="float">
            <text:p>0,4</text:p>
          </table:table-cell>
          <table:table-cell table:style-name="ce16" table:formula="of:=['paramètres modèle'.I576]/['paramètres modèle'.$E576]" office:value-type="float" office:value="0.42" calcext:value-type="float">
            <text:p>0,4</text:p>
          </table:table-cell>
          <table:table-cell table:style-name="ce16" table:formula="of:=['paramètres modèle'.J576]/['paramètres modèle'.$E57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5.5946232723341" calcext:value-type="float">
            <text:p><text:s/>16 <text:s text:c="3"/></text:p>
          </table:table-cell>
          <table:table-cell table:style-name="ce16" table:formula="of:=['paramètres modèle'.F577]/['paramètres modèle'.$E577]" office:value-type="float" office:value="0.7" calcext:value-type="float">
            <text:p>0,7</text:p>
          </table:table-cell>
          <table:table-cell table:style-name="ce16" table:formula="of:=['paramètres modèle'.G577]/['paramètres modèle'.$E577]" office:value-type="float" office:value="0.42" calcext:value-type="float">
            <text:p>0,4</text:p>
          </table:table-cell>
          <table:table-cell table:style-name="ce16" table:formula="of:=['paramètres modèle'.H577]/['paramètres modèle'.$E577]" office:value-type="float" office:value="0.42" calcext:value-type="float">
            <text:p>0,4</text:p>
          </table:table-cell>
          <table:table-cell table:style-name="ce16" table:formula="of:=['paramètres modèle'.I577]/['paramètres modèle'.$E577]" office:value-type="float" office:value="0.42" calcext:value-type="float">
            <text:p>0,4</text:p>
          </table:table-cell>
          <table:table-cell table:style-name="ce16" table:formula="of:=['paramètres modèle'.J577]/['paramètres modèle'.$E57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40.5770284813597" calcext:value-type="float">
            <text:p><text:s/>41 <text:s text:c="3"/></text:p>
          </table:table-cell>
          <table:table-cell table:style-name="ce16" table:formula="of:=['paramètres modèle'.F578]/['paramètres modèle'.$E578]" office:value-type="float" office:value="0.7" calcext:value-type="float">
            <text:p>0,7</text:p>
          </table:table-cell>
          <table:table-cell table:style-name="ce16" table:formula="of:=['paramètres modèle'.G578]/['paramètres modèle'.$E578]" office:value-type="float" office:value="0.42" calcext:value-type="float">
            <text:p>0,4</text:p>
          </table:table-cell>
          <table:table-cell table:style-name="ce16" table:formula="of:=['paramètres modèle'.H578]/['paramètres modèle'.$E578]" office:value-type="float" office:value="0.42" calcext:value-type="float">
            <text:p>0,4</text:p>
          </table:table-cell>
          <table:table-cell table:style-name="ce16" table:formula="of:=['paramètres modèle'.I578]/['paramètres modèle'.$E578]" office:value-type="float" office:value="0.42" calcext:value-type="float">
            <text:p>0,4</text:p>
          </table:table-cell>
          <table:table-cell table:style-name="ce16" table:formula="of:=['paramètres modèle'.J578]/['paramètres modèle'.$E57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3.6070289392613" calcext:value-type="float">
            <text:p><text:s/>24 <text:s text:c="3"/></text:p>
          </table:table-cell>
          <table:table-cell table:style-name="ce16" table:formula="of:=['paramètres modèle'.F579]/['paramètres modèle'.$E579]" office:value-type="float" office:value="0.7" calcext:value-type="float">
            <text:p>0,7</text:p>
          </table:table-cell>
          <table:table-cell table:style-name="ce16" table:formula="of:=['paramètres modèle'.G579]/['paramètres modèle'.$E579]" office:value-type="float" office:value="0.42" calcext:value-type="float">
            <text:p>0,4</text:p>
          </table:table-cell>
          <table:table-cell table:style-name="ce16" table:formula="of:=['paramètres modèle'.H579]/['paramètres modèle'.$E579]" office:value-type="float" office:value="0.42" calcext:value-type="float">
            <text:p>0,4</text:p>
          </table:table-cell>
          <table:table-cell table:style-name="ce16" table:formula="of:=['paramètres modèle'.I579]/['paramètres modèle'.$E579]" office:value-type="float" office:value="0.42" calcext:value-type="float">
            <text:p>0,4</text:p>
          </table:table-cell>
          <table:table-cell table:style-name="ce16" table:formula="of:=['paramètres modèle'.J579]/['paramètres modèle'.$E57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6.7206276166249" calcext:value-type="float">
            <text:p><text:s/>27 <text:s text:c="3"/></text:p>
          </table:table-cell>
          <table:table-cell table:style-name="ce16" table:formula="of:=['paramètres modèle'.F580]/['paramètres modèle'.$E580]" office:value-type="float" office:value="0.7" calcext:value-type="float">
            <text:p>0,7</text:p>
          </table:table-cell>
          <table:table-cell table:style-name="ce16" table:formula="of:=['paramètres modèle'.G580]/['paramètres modèle'.$E580]" office:value-type="float" office:value="0.42" calcext:value-type="float">
            <text:p>0,4</text:p>
          </table:table-cell>
          <table:table-cell table:style-name="ce16" table:formula="of:=['paramètres modèle'.H580]/['paramètres modèle'.$E580]" office:value-type="float" office:value="0.42" calcext:value-type="float">
            <text:p>0,4</text:p>
          </table:table-cell>
          <table:table-cell table:style-name="ce16" table:formula="of:=['paramètres modèle'.I580]/['paramètres modèle'.$E580]" office:value-type="float" office:value="0.42" calcext:value-type="float">
            <text:p>0,4</text:p>
          </table:table-cell>
          <table:table-cell table:style-name="ce16" table:formula="of:=['paramètres modèle'.J580]/['paramètres modèle'.$E58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4.7531713878576" calcext:value-type="float">
            <text:p><text:s/>35 <text:s text:c="3"/></text:p>
          </table:table-cell>
          <table:table-cell table:style-name="ce16" table:formula="of:=['paramètres modèle'.F581]/['paramètres modèle'.$E581]" office:value-type="float" office:value="0.7" calcext:value-type="float">
            <text:p>0,7</text:p>
          </table:table-cell>
          <table:table-cell table:style-name="ce16" table:formula="of:=['paramètres modèle'.G581]/['paramètres modèle'.$E581]" office:value-type="float" office:value="0.42" calcext:value-type="float">
            <text:p>0,4</text:p>
          </table:table-cell>
          <table:table-cell table:style-name="ce16" table:formula="of:=['paramètres modèle'.H581]/['paramètres modèle'.$E581]" office:value-type="float" office:value="0.42" calcext:value-type="float">
            <text:p>0,4</text:p>
          </table:table-cell>
          <table:table-cell table:style-name="ce16" table:formula="of:=['paramètres modèle'.I581]/['paramètres modèle'.$E581]" office:value-type="float" office:value="0.42" calcext:value-type="float">
            <text:p>0,4</text:p>
          </table:table-cell>
          <table:table-cell table:style-name="ce16" table:formula="of:=['paramètres modèle'.J581]/['paramètres modèle'.$E58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1.3380671601152" calcext:value-type="float">
            <text:p><text:s/>21 <text:s text:c="3"/></text:p>
          </table:table-cell>
          <table:table-cell table:style-name="ce16" table:formula="of:=['paramètres modèle'.F582]/['paramètres modèle'.$E582]" office:value-type="float" office:value="0.7" calcext:value-type="float">
            <text:p>0,7</text:p>
          </table:table-cell>
          <table:table-cell table:style-name="ce16" table:formula="of:=['paramètres modèle'.G582]/['paramètres modèle'.$E582]" office:value-type="float" office:value="0.42" calcext:value-type="float">
            <text:p>0,4</text:p>
          </table:table-cell>
          <table:table-cell table:style-name="ce16" table:formula="of:=['paramètres modèle'.H582]/['paramètres modèle'.$E582]" office:value-type="float" office:value="0.42" calcext:value-type="float">
            <text:p>0,4</text:p>
          </table:table-cell>
          <table:table-cell table:style-name="ce16" table:formula="of:=['paramètres modèle'.I582]/['paramètres modèle'.$E582]" office:value-type="float" office:value="0.42" calcext:value-type="float">
            <text:p>0,4</text:p>
          </table:table-cell>
          <table:table-cell table:style-name="ce16" table:formula="of:=['paramètres modèle'.J582]/['paramètres modèle'.$E58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8.775023788555" calcext:value-type="float">
            <text:p><text:s/>19 <text:s text:c="3"/></text:p>
          </table:table-cell>
          <table:table-cell table:style-name="ce16" table:formula="of:=['paramètres modèle'.F583]/['paramètres modèle'.$E583]" office:value-type="float" office:value="0.7" calcext:value-type="float">
            <text:p>0,7</text:p>
          </table:table-cell>
          <table:table-cell table:style-name="ce16" table:formula="of:=['paramètres modèle'.G583]/['paramètres modèle'.$E583]" office:value-type="float" office:value="0.42" calcext:value-type="float">
            <text:p>0,4</text:p>
          </table:table-cell>
          <table:table-cell table:style-name="ce16" table:formula="of:=['paramètres modèle'.H583]/['paramètres modèle'.$E583]" office:value-type="float" office:value="0.42" calcext:value-type="float">
            <text:p>0,4</text:p>
          </table:table-cell>
          <table:table-cell table:style-name="ce16" table:formula="of:=['paramètres modèle'.I583]/['paramètres modèle'.$E583]" office:value-type="float" office:value="0.42" calcext:value-type="float">
            <text:p>0,4</text:p>
          </table:table-cell>
          <table:table-cell table:style-name="ce16" table:formula="of:=['paramètres modèle'.J583]/['paramètres modèle'.$E583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5.662400471898" calcext:value-type="float">
            <text:p><text:s/>206 <text:s text:c="3"/></text:p>
          </table:table-cell>
          <table:table-cell table:style-name="ce16" table:formula="of:=['paramètres modèle'.F584]/['paramètres modèle'.$E584]" office:value-type="float" office:value="0.7" calcext:value-type="float">
            <text:p>0,7</text:p>
          </table:table-cell>
          <table:table-cell table:style-name="ce16" table:formula="of:=['paramètres modèle'.G584]/['paramètres modèle'.$E584]" office:value-type="float" office:value="0.42" calcext:value-type="float">
            <text:p>0,4</text:p>
          </table:table-cell>
          <table:table-cell table:style-name="ce16" table:formula="of:=['paramètres modèle'.H584]/['paramètres modèle'.$E584]" office:value-type="float" office:value="0.42" calcext:value-type="float">
            <text:p>0,4</text:p>
          </table:table-cell>
          <table:table-cell table:style-name="ce16" table:formula="of:=['paramètres modèle'.I584]/['paramètres modèle'.$E584]" office:value-type="float" office:value="0.42" calcext:value-type="float">
            <text:p>0,4</text:p>
          </table:table-cell>
          <table:table-cell table:style-name="ce16" table:formula="of:=['paramètres modèle'.J584]/['paramètres modèle'.$E584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1.6558570834752" calcext:value-type="float">
            <text:p><text:s/>32 <text:s text:c="3"/></text:p>
          </table:table-cell>
          <table:table-cell table:style-name="ce16" table:formula="of:=['paramètres modèle'.F585]/['paramètres modèle'.$E585]" office:value-type="float" office:value="0.7" calcext:value-type="float">
            <text:p>0,7</text:p>
          </table:table-cell>
          <table:table-cell table:style-name="ce16" table:formula="of:=['paramètres modèle'.G585]/['paramètres modèle'.$E585]" office:value-type="float" office:value="0.42" calcext:value-type="float">
            <text:p>0,4</text:p>
          </table:table-cell>
          <table:table-cell table:style-name="ce16" table:formula="of:=['paramètres modèle'.H585]/['paramètres modèle'.$E585]" office:value-type="float" office:value="0.42" calcext:value-type="float">
            <text:p>0,4</text:p>
          </table:table-cell>
          <table:table-cell table:style-name="ce16" table:formula="of:=['paramètres modèle'.I585]/['paramètres modèle'.$E585]" office:value-type="float" office:value="0.42" calcext:value-type="float">
            <text:p>0,4</text:p>
          </table:table-cell>
          <table:table-cell table:style-name="ce16" table:formula="of:=['paramètres modèle'.J585]/['paramètres modèle'.$E585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0.3957963852507" calcext:value-type="float">
            <text:p><text:s/>20 <text:s text:c="3"/></text:p>
          </table:table-cell>
          <table:table-cell table:style-name="ce16" table:formula="of:=['paramètres modèle'.F586]/['paramètres modèle'.$E586]" office:value-type="float" office:value="0.7" calcext:value-type="float">
            <text:p>0,7</text:p>
          </table:table-cell>
          <table:table-cell table:style-name="ce16" table:formula="of:=['paramètres modèle'.G586]/['paramètres modèle'.$E586]" office:value-type="float" office:value="0.42" calcext:value-type="float">
            <text:p>0,4</text:p>
          </table:table-cell>
          <table:table-cell table:style-name="ce16" table:formula="of:=['paramètres modèle'.H586]/['paramètres modèle'.$E586]" office:value-type="float" office:value="0.42" calcext:value-type="float">
            <text:p>0,4</text:p>
          </table:table-cell>
          <table:table-cell table:style-name="ce16" table:formula="of:=['paramètres modèle'.I586]/['paramètres modèle'.$E586]" office:value-type="float" office:value="0.42" calcext:value-type="float">
            <text:p>0,4</text:p>
          </table:table-cell>
          <table:table-cell table:style-name="ce16" table:formula="of:=['paramètres modèle'.J586]/['paramètres modèle'.$E586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19.2333347287831" calcext:value-type="float">
            <text:p><text:s/>19 <text:s text:c="3"/></text:p>
          </table:table-cell>
          <table:table-cell table:style-name="ce16" table:formula="of:=['paramètres modèle'.F587]/['paramètres modèle'.$E587]" office:value-type="float" office:value="0.7" calcext:value-type="float">
            <text:p>0,7</text:p>
          </table:table-cell>
          <table:table-cell table:style-name="ce16" table:formula="of:=['paramètres modèle'.G587]/['paramètres modèle'.$E587]" office:value-type="float" office:value="0.42" calcext:value-type="float">
            <text:p>0,4</text:p>
          </table:table-cell>
          <table:table-cell table:style-name="ce16" table:formula="of:=['paramètres modèle'.H587]/['paramètres modèle'.$E587]" office:value-type="float" office:value="0.42" calcext:value-type="float">
            <text:p>0,4</text:p>
          </table:table-cell>
          <table:table-cell table:style-name="ce16" table:formula="of:=['paramètres modèle'.I587]/['paramètres modèle'.$E587]" office:value-type="float" office:value="0.42" calcext:value-type="float">
            <text:p>0,4</text:p>
          </table:table-cell>
          <table:table-cell table:style-name="ce16" table:formula="of:=['paramètres modèle'.J587]/['paramètres modèle'.$E587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48.6976758573245" calcext:value-type="float">
            <text:p><text:s/>49 <text:s text:c="3"/></text:p>
          </table:table-cell>
          <table:table-cell table:style-name="ce16" table:formula="of:=['paramètres modèle'.F588]/['paramètres modèle'.$E588]" office:value-type="float" office:value="0.7" calcext:value-type="float">
            <text:p>0,7</text:p>
          </table:table-cell>
          <table:table-cell table:style-name="ce16" table:formula="of:=['paramètres modèle'.G588]/['paramètres modèle'.$E588]" office:value-type="float" office:value="0.42" calcext:value-type="float">
            <text:p>0,4</text:p>
          </table:table-cell>
          <table:table-cell table:style-name="ce16" table:formula="of:=['paramètres modèle'.H588]/['paramètres modèle'.$E588]" office:value-type="float" office:value="0.42" calcext:value-type="float">
            <text:p>0,4</text:p>
          </table:table-cell>
          <table:table-cell table:style-name="ce16" table:formula="of:=['paramètres modèle'.I588]/['paramètres modèle'.$E588]" office:value-type="float" office:value="0.42" calcext:value-type="float">
            <text:p>0,4</text:p>
          </table:table-cell>
          <table:table-cell table:style-name="ce16" table:formula="of:=['paramètres modèle'.J588]/['paramètres modèle'.$E588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9.4782603182167" calcext:value-type="float">
            <text:p><text:s/>39 <text:s text:c="3"/></text:p>
          </table:table-cell>
          <table:table-cell table:style-name="ce16" table:formula="of:=['paramètres modèle'.F589]/['paramètres modèle'.$E589]" office:value-type="float" office:value="0.7" calcext:value-type="float">
            <text:p>0,7</text:p>
          </table:table-cell>
          <table:table-cell table:style-name="ce16" table:formula="of:=['paramètres modèle'.G589]/['paramètres modèle'.$E589]" office:value-type="float" office:value="0.42" calcext:value-type="float">
            <text:p>0,4</text:p>
          </table:table-cell>
          <table:table-cell table:style-name="ce16" table:formula="of:=['paramètres modèle'.H589]/['paramètres modèle'.$E589]" office:value-type="float" office:value="0.42" calcext:value-type="float">
            <text:p>0,4</text:p>
          </table:table-cell>
          <table:table-cell table:style-name="ce16" table:formula="of:=['paramètres modèle'.I589]/['paramètres modèle'.$E589]" office:value-type="float" office:value="0.42" calcext:value-type="float">
            <text:p>0,4</text:p>
          </table:table-cell>
          <table:table-cell table:style-name="ce16" table:formula="of:=['paramètres modèle'.J589]/['paramètres modèle'.$E589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22.3740034369973" calcext:value-type="float">
            <text:p><text:s/>22 <text:s text:c="3"/></text:p>
          </table:table-cell>
          <table:table-cell table:style-name="ce16" table:formula="of:=['paramètres modèle'.F590]/['paramètres modèle'.$E590]" office:value-type="float" office:value="0.7" calcext:value-type="float">
            <text:p>0,7</text:p>
          </table:table-cell>
          <table:table-cell table:style-name="ce16" table:formula="of:=['paramètres modèle'.G590]/['paramètres modèle'.$E590]" office:value-type="float" office:value="0.42" calcext:value-type="float">
            <text:p>0,4</text:p>
          </table:table-cell>
          <table:table-cell table:style-name="ce16" table:formula="of:=['paramètres modèle'.H590]/['paramètres modèle'.$E590]" office:value-type="float" office:value="0.42" calcext:value-type="float">
            <text:p>0,4</text:p>
          </table:table-cell>
          <table:table-cell table:style-name="ce16" table:formula="of:=['paramètres modèle'.I590]/['paramètres modèle'.$E590]" office:value-type="float" office:value="0.42" calcext:value-type="float">
            <text:p>0,4</text:p>
          </table:table-cell>
          <table:table-cell table:style-name="ce16" table:formula="of:=['paramètres modèle'.J590]/['paramètres modèle'.$E590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30.0575033928798" calcext:value-type="float">
            <text:p><text:s/>30 <text:s text:c="3"/></text:p>
          </table:table-cell>
          <table:table-cell table:style-name="ce16" table:formula="of:=['paramètres modèle'.F591]/['paramètres modèle'.$E591]" office:value-type="float" office:value="0.7" calcext:value-type="float">
            <text:p>0,7</text:p>
          </table:table-cell>
          <table:table-cell table:style-name="ce16" table:formula="of:=['paramètres modèle'.G591]/['paramètres modèle'.$E591]" office:value-type="float" office:value="0.42" calcext:value-type="float">
            <text:p>0,4</text:p>
          </table:table-cell>
          <table:table-cell table:style-name="ce16" table:formula="of:=['paramètres modèle'.H591]/['paramètres modèle'.$E591]" office:value-type="float" office:value="0.42" calcext:value-type="float">
            <text:p>0,4</text:p>
          </table:table-cell>
          <table:table-cell table:style-name="ce16" table:formula="of:=['paramètres modèle'.I591]/['paramètres modèle'.$E591]" office:value-type="float" office:value="0.42" calcext:value-type="float">
            <text:p>0,4</text:p>
          </table:table-cell>
          <table:table-cell table:style-name="ce16" table:formula="of:=['paramètres modèle'.J591]/['paramètres modèle'.$E591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Eclairage</text:p>
          </table:table-cell>
          <table:table-cell table:style-name="ce12" office:value-type="float" office:value="64" calcext:value-type="float">
            <text:p><text:s/>64 <text:s text:c="3"/></text:p>
          </table:table-cell>
          <table:table-cell table:style-name="ce16" table:formula="of:=['paramètres modèle'.F592]/['paramètres modèle'.$E592]" office:value-type="float" office:value="0.7" calcext:value-type="float">
            <text:p>0,7</text:p>
          </table:table-cell>
          <table:table-cell table:style-name="ce16" table:formula="of:=['paramètres modèle'.G592]/['paramètres modèle'.$E592]" office:value-type="float" office:value="0.42" calcext:value-type="float">
            <text:p>0,4</text:p>
          </table:table-cell>
          <table:table-cell table:style-name="ce16" table:formula="of:=['paramètres modèle'.H592]/['paramètres modèle'.$E592]" office:value-type="float" office:value="0.42" calcext:value-type="float">
            <text:p>0,4</text:p>
          </table:table-cell>
          <table:table-cell table:style-name="ce16" table:formula="of:=['paramètres modèle'.I592]/['paramètres modèle'.$E592]" office:value-type="float" office:value="0.42" calcext:value-type="float">
            <text:p>0,4</text:p>
          </table:table-cell>
          <table:table-cell table:style-name="ce16" table:formula="of:=['paramètres modèle'.J592]/['paramètres modèle'.$E592]" office:value-type="float" office:value="0.42" calcext:value-type="float">
            <text:p>0,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7" calcext:value-type="float">
            <text:p><text:s/>37 <text:s text:c="3"/></text:p>
          </table:table-cell>
          <table:table-cell table:style-name="ce16" table:formula="of:=['paramètres modèle'.F593]/['paramètres modèle'.$E593]" office:value-type="float" office:value="1" calcext:value-type="float">
            <text:p>1,0</text:p>
          </table:table-cell>
          <table:table-cell table:style-name="ce16" table:formula="of:=['paramètres modèle'.G593]/['paramètres modèle'.$E593]" office:value-type="float" office:value="1" calcext:value-type="float">
            <text:p>1,0</text:p>
          </table:table-cell>
          <table:table-cell table:style-name="ce16" table:formula="of:=['paramètres modèle'.H593]/['paramètres modèle'.$E593]" office:value-type="float" office:value="1" calcext:value-type="float">
            <text:p>1,0</text:p>
          </table:table-cell>
          <table:table-cell table:style-name="ce16" table:formula="of:=['paramètres modèle'.I593]/['paramètres modèle'.$E593]" office:value-type="float" office:value="1" calcext:value-type="float">
            <text:p>1,0</text:p>
          </table:table-cell>
          <table:table-cell table:style-name="ce16" table:formula="of:=['paramètres modèle'.J593]/['paramètres modèle'.$E59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7" calcext:value-type="float">
            <text:p><text:s/>37 <text:s text:c="3"/></text:p>
          </table:table-cell>
          <table:table-cell table:style-name="ce16" table:formula="of:=['paramètres modèle'.F594]/['paramètres modèle'.$E594]" office:value-type="float" office:value="1" calcext:value-type="float">
            <text:p>1,0</text:p>
          </table:table-cell>
          <table:table-cell table:style-name="ce16" table:formula="of:=['paramètres modèle'.G594]/['paramètres modèle'.$E594]" office:value-type="float" office:value="1" calcext:value-type="float">
            <text:p>1,0</text:p>
          </table:table-cell>
          <table:table-cell table:style-name="ce16" table:formula="of:=['paramètres modèle'.H594]/['paramètres modèle'.$E594]" office:value-type="float" office:value="1" calcext:value-type="float">
            <text:p>1,0</text:p>
          </table:table-cell>
          <table:table-cell table:style-name="ce16" table:formula="of:=['paramètres modèle'.I594]/['paramètres modèle'.$E594]" office:value-type="float" office:value="1" calcext:value-type="float">
            <text:p>1,0</text:p>
          </table:table-cell>
          <table:table-cell table:style-name="ce16" table:formula="of:=['paramètres modèle'.J594]/['paramètres modèle'.$E59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7" calcext:value-type="float">
            <text:p><text:s/>37 <text:s text:c="3"/></text:p>
          </table:table-cell>
          <table:table-cell table:style-name="ce16" table:formula="of:=['paramètres modèle'.F595]/['paramètres modèle'.$E595]" office:value-type="float" office:value="1" calcext:value-type="float">
            <text:p>1,0</text:p>
          </table:table-cell>
          <table:table-cell table:style-name="ce16" table:formula="of:=['paramètres modèle'.G595]/['paramètres modèle'.$E595]" office:value-type="float" office:value="1" calcext:value-type="float">
            <text:p>1,0</text:p>
          </table:table-cell>
          <table:table-cell table:style-name="ce16" table:formula="of:=['paramètres modèle'.H595]/['paramètres modèle'.$E595]" office:value-type="float" office:value="1" calcext:value-type="float">
            <text:p>1,0</text:p>
          </table:table-cell>
          <table:table-cell table:style-name="ce16" table:formula="of:=['paramètres modèle'.I595]/['paramètres modèle'.$E595]" office:value-type="float" office:value="1" calcext:value-type="float">
            <text:p>1,0</text:p>
          </table:table-cell>
          <table:table-cell table:style-name="ce16" table:formula="of:=['paramètres modèle'.J595]/['paramètres modèle'.$E59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7" calcext:value-type="float">
            <text:p><text:s/>37 <text:s text:c="3"/></text:p>
          </table:table-cell>
          <table:table-cell table:style-name="ce16" table:formula="of:=['paramètres modèle'.F596]/['paramètres modèle'.$E596]" office:value-type="float" office:value="1" calcext:value-type="float">
            <text:p>1,0</text:p>
          </table:table-cell>
          <table:table-cell table:style-name="ce16" table:formula="of:=['paramètres modèle'.G596]/['paramètres modèle'.$E596]" office:value-type="float" office:value="1" calcext:value-type="float">
            <text:p>1,0</text:p>
          </table:table-cell>
          <table:table-cell table:style-name="ce16" table:formula="of:=['paramètres modèle'.H596]/['paramètres modèle'.$E596]" office:value-type="float" office:value="1" calcext:value-type="float">
            <text:p>1,0</text:p>
          </table:table-cell>
          <table:table-cell table:style-name="ce16" table:formula="of:=['paramètres modèle'.I596]/['paramètres modèle'.$E596]" office:value-type="float" office:value="1" calcext:value-type="float">
            <text:p>1,0</text:p>
          </table:table-cell>
          <table:table-cell table:style-name="ce16" table:formula="of:=['paramètres modèle'.J596]/['paramètres modèle'.$E59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7" calcext:value-type="float">
            <text:p><text:s/>37 <text:s text:c="3"/></text:p>
          </table:table-cell>
          <table:table-cell table:style-name="ce16" table:formula="of:=['paramètres modèle'.F597]/['paramètres modèle'.$E597]" office:value-type="float" office:value="1" calcext:value-type="float">
            <text:p>1,0</text:p>
          </table:table-cell>
          <table:table-cell table:style-name="ce16" table:formula="of:=['paramètres modèle'.G597]/['paramètres modèle'.$E597]" office:value-type="float" office:value="1" calcext:value-type="float">
            <text:p>1,0</text:p>
          </table:table-cell>
          <table:table-cell table:style-name="ce16" table:formula="of:=['paramètres modèle'.H597]/['paramètres modèle'.$E597]" office:value-type="float" office:value="1" calcext:value-type="float">
            <text:p>1,0</text:p>
          </table:table-cell>
          <table:table-cell table:style-name="ce16" table:formula="of:=['paramètres modèle'.I597]/['paramètres modèle'.$E597]" office:value-type="float" office:value="1" calcext:value-type="float">
            <text:p>1,0</text:p>
          </table:table-cell>
          <table:table-cell table:style-name="ce16" table:formula="of:=['paramètres modèle'.J597]/['paramètres modèle'.$E59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7" calcext:value-type="float">
            <text:p><text:s/>37 <text:s text:c="3"/></text:p>
          </table:table-cell>
          <table:table-cell table:style-name="ce16" table:formula="of:=['paramètres modèle'.F598]/['paramètres modèle'.$E598]" office:value-type="float" office:value="1" calcext:value-type="float">
            <text:p>1,0</text:p>
          </table:table-cell>
          <table:table-cell table:style-name="ce16" table:formula="of:=['paramètres modèle'.G598]/['paramètres modèle'.$E598]" office:value-type="float" office:value="1" calcext:value-type="float">
            <text:p>1,0</text:p>
          </table:table-cell>
          <table:table-cell table:style-name="ce16" table:formula="of:=['paramètres modèle'.H598]/['paramètres modèle'.$E598]" office:value-type="float" office:value="1" calcext:value-type="float">
            <text:p>1,0</text:p>
          </table:table-cell>
          <table:table-cell table:style-name="ce16" table:formula="of:=['paramètres modèle'.I598]/['paramètres modèle'.$E598]" office:value-type="float" office:value="1" calcext:value-type="float">
            <text:p>1,0</text:p>
          </table:table-cell>
          <table:table-cell table:style-name="ce16" table:formula="of:=['paramètres modèle'.J598]/['paramètres modèle'.$E59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38896456" calcext:value-type="float">
            <text:p><text:s/>3 <text:s text:c="3"/></text:p>
          </table:table-cell>
          <table:table-cell table:style-name="ce16" table:formula="of:=['paramètres modèle'.F599]/['paramètres modèle'.$E599]" office:value-type="float" office:value="1" calcext:value-type="float">
            <text:p>1,0</text:p>
          </table:table-cell>
          <table:table-cell table:style-name="ce16" table:formula="of:=['paramètres modèle'.G599]/['paramètres modèle'.$E599]" office:value-type="float" office:value="1" calcext:value-type="float">
            <text:p>1,0</text:p>
          </table:table-cell>
          <table:table-cell table:style-name="ce16" table:formula="of:=['paramètres modèle'.H599]/['paramètres modèle'.$E599]" office:value-type="float" office:value="1" calcext:value-type="float">
            <text:p>1,0</text:p>
          </table:table-cell>
          <table:table-cell table:style-name="ce16" table:formula="of:=['paramètres modèle'.I599]/['paramètres modèle'.$E599]" office:value-type="float" office:value="1" calcext:value-type="float">
            <text:p>1,0</text:p>
          </table:table-cell>
          <table:table-cell table:style-name="ce16" table:formula="of:=['paramètres modèle'.J599]/['paramètres modèle'.$E59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00]/['paramètres modèle'.$E600]" office:value-type="float" office:value="1" calcext:value-type="float">
            <text:p>1,0</text:p>
          </table:table-cell>
          <table:table-cell table:style-name="ce16" table:formula="of:=['paramètres modèle'.G600]/['paramètres modèle'.$E600]" office:value-type="float" office:value="1" calcext:value-type="float">
            <text:p>1,0</text:p>
          </table:table-cell>
          <table:table-cell table:style-name="ce16" table:formula="of:=['paramètres modèle'.H600]/['paramètres modèle'.$E600]" office:value-type="float" office:value="1" calcext:value-type="float">
            <text:p>1,0</text:p>
          </table:table-cell>
          <table:table-cell table:style-name="ce16" table:formula="of:=['paramètres modèle'.I600]/['paramètres modèle'.$E600]" office:value-type="float" office:value="1" calcext:value-type="float">
            <text:p>1,0</text:p>
          </table:table-cell>
          <table:table-cell table:style-name="ce16" table:formula="of:=['paramètres modèle'.J600]/['paramètres modèle'.$E60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4828324676579" calcext:value-type="float">
            <text:p><text:s/>3 <text:s text:c="3"/></text:p>
          </table:table-cell>
          <table:table-cell table:style-name="ce16" table:formula="of:=['paramètres modèle'.F601]/['paramètres modèle'.$E601]" office:value-type="float" office:value="1" calcext:value-type="float">
            <text:p>1,0</text:p>
          </table:table-cell>
          <table:table-cell table:style-name="ce16" table:formula="of:=['paramètres modèle'.G601]/['paramètres modèle'.$E601]" office:value-type="float" office:value="1" calcext:value-type="float">
            <text:p>1,0</text:p>
          </table:table-cell>
          <table:table-cell table:style-name="ce16" table:formula="of:=['paramètres modèle'.H601]/['paramètres modèle'.$E601]" office:value-type="float" office:value="1" calcext:value-type="float">
            <text:p>1,0</text:p>
          </table:table-cell>
          <table:table-cell table:style-name="ce16" table:formula="of:=['paramètres modèle'.I601]/['paramètres modèle'.$E601]" office:value-type="float" office:value="1" calcext:value-type="float">
            <text:p>1,0</text:p>
          </table:table-cell>
          <table:table-cell table:style-name="ce16" table:formula="of:=['paramètres modèle'.J601]/['paramètres modèle'.$E60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02]/['paramètres modèle'.$E602]" office:value-type="float" office:value="1" calcext:value-type="float">
            <text:p>1,0</text:p>
          </table:table-cell>
          <table:table-cell table:style-name="ce16" table:formula="of:=['paramètres modèle'.G602]/['paramètres modèle'.$E602]" office:value-type="float" office:value="1" calcext:value-type="float">
            <text:p>1,0</text:p>
          </table:table-cell>
          <table:table-cell table:style-name="ce16" table:formula="of:=['paramètres modèle'.H602]/['paramètres modèle'.$E602]" office:value-type="float" office:value="1" calcext:value-type="float">
            <text:p>1,0</text:p>
          </table:table-cell>
          <table:table-cell table:style-name="ce16" table:formula="of:=['paramètres modèle'.I602]/['paramètres modèle'.$E602]" office:value-type="float" office:value="1" calcext:value-type="float">
            <text:p>1,0</text:p>
          </table:table-cell>
          <table:table-cell table:style-name="ce16" table:formula="of:=['paramètres modèle'.J602]/['paramètres modèle'.$E60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5770450800789" calcext:value-type="float">
            <text:p><text:s/>2 <text:s text:c="3"/></text:p>
          </table:table-cell>
          <table:table-cell table:style-name="ce16" table:formula="of:=['paramètres modèle'.F603]/['paramètres modèle'.$E603]" office:value-type="float" office:value="1" calcext:value-type="float">
            <text:p>1,0</text:p>
          </table:table-cell>
          <table:table-cell table:style-name="ce16" table:formula="of:=['paramètres modèle'.G603]/['paramètres modèle'.$E603]" office:value-type="float" office:value="1" calcext:value-type="float">
            <text:p>1,0</text:p>
          </table:table-cell>
          <table:table-cell table:style-name="ce16" table:formula="of:=['paramètres modèle'.H603]/['paramètres modèle'.$E603]" office:value-type="float" office:value="1" calcext:value-type="float">
            <text:p>1,0</text:p>
          </table:table-cell>
          <table:table-cell table:style-name="ce16" table:formula="of:=['paramètres modèle'.I603]/['paramètres modèle'.$E603]" office:value-type="float" office:value="1" calcext:value-type="float">
            <text:p>1,0</text:p>
          </table:table-cell>
          <table:table-cell table:style-name="ce16" table:formula="of:=['paramètres modèle'.J603]/['paramètres modèle'.$E60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51404772701579" calcext:value-type="float">
            <text:p><text:s/>3 <text:s text:c="3"/></text:p>
          </table:table-cell>
          <table:table-cell table:style-name="ce16" table:formula="of:=['paramètres modèle'.F604]/['paramètres modèle'.$E604]" office:value-type="float" office:value="1" calcext:value-type="float">
            <text:p>1,0</text:p>
          </table:table-cell>
          <table:table-cell table:style-name="ce16" table:formula="of:=['paramètres modèle'.G604]/['paramètres modèle'.$E604]" office:value-type="float" office:value="1" calcext:value-type="float">
            <text:p>1,0</text:p>
          </table:table-cell>
          <table:table-cell table:style-name="ce16" table:formula="of:=['paramètres modèle'.H604]/['paramètres modèle'.$E604]" office:value-type="float" office:value="1" calcext:value-type="float">
            <text:p>1,0</text:p>
          </table:table-cell>
          <table:table-cell table:style-name="ce16" table:formula="of:=['paramètres modèle'.I604]/['paramètres modèle'.$E604]" office:value-type="float" office:value="1" calcext:value-type="float">
            <text:p>1,0</text:p>
          </table:table-cell>
          <table:table-cell table:style-name="ce16" table:formula="of:=['paramètres modèle'.J604]/['paramètres modèle'.$E60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5210704106316" calcext:value-type="float">
            <text:p><text:s/>3 <text:s text:c="3"/></text:p>
          </table:table-cell>
          <table:table-cell table:style-name="ce16" table:formula="of:=['paramètres modèle'.F605]/['paramètres modèle'.$E605]" office:value-type="float" office:value="1" calcext:value-type="float">
            <text:p>1,0</text:p>
          </table:table-cell>
          <table:table-cell table:style-name="ce16" table:formula="of:=['paramètres modèle'.G605]/['paramètres modèle'.$E605]" office:value-type="float" office:value="1" calcext:value-type="float">
            <text:p>1,0</text:p>
          </table:table-cell>
          <table:table-cell table:style-name="ce16" table:formula="of:=['paramètres modèle'.H605]/['paramètres modèle'.$E605]" office:value-type="float" office:value="1" calcext:value-type="float">
            <text:p>1,0</text:p>
          </table:table-cell>
          <table:table-cell table:style-name="ce16" table:formula="of:=['paramètres modèle'.I605]/['paramètres modèle'.$E605]" office:value-type="float" office:value="1" calcext:value-type="float">
            <text:p>1,0</text:p>
          </table:table-cell>
          <table:table-cell table:style-name="ce16" table:formula="of:=['paramètres modèle'.J605]/['paramètres modèle'.$E60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265049879" calcext:value-type="float">
            <text:p><text:s/>3 <text:s text:c="3"/></text:p>
          </table:table-cell>
          <table:table-cell table:style-name="ce16" table:formula="of:=['paramètres modèle'.F606]/['paramètres modèle'.$E606]" office:value-type="float" office:value="1" calcext:value-type="float">
            <text:p>1,0</text:p>
          </table:table-cell>
          <table:table-cell table:style-name="ce16" table:formula="of:=['paramètres modèle'.G606]/['paramètres modèle'.$E606]" office:value-type="float" office:value="1" calcext:value-type="float">
            <text:p>1,0</text:p>
          </table:table-cell>
          <table:table-cell table:style-name="ce16" table:formula="of:=['paramètres modèle'.H606]/['paramètres modèle'.$E606]" office:value-type="float" office:value="1" calcext:value-type="float">
            <text:p>1,0</text:p>
          </table:table-cell>
          <table:table-cell table:style-name="ce16" table:formula="of:=['paramètres modèle'.I606]/['paramètres modèle'.$E606]" office:value-type="float" office:value="1" calcext:value-type="float">
            <text:p>1,0</text:p>
          </table:table-cell>
          <table:table-cell table:style-name="ce16" table:formula="of:=['paramètres modèle'.J606]/['paramètres modèle'.$E60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265049879" calcext:value-type="float">
            <text:p><text:s/>3 <text:s text:c="3"/></text:p>
          </table:table-cell>
          <table:table-cell table:style-name="ce16" table:formula="of:=['paramètres modèle'.F607]/['paramètres modèle'.$E607]" office:value-type="float" office:value="1" calcext:value-type="float">
            <text:p>1,0</text:p>
          </table:table-cell>
          <table:table-cell table:style-name="ce16" table:formula="of:=['paramètres modèle'.G607]/['paramètres modèle'.$E607]" office:value-type="float" office:value="1" calcext:value-type="float">
            <text:p>1,0</text:p>
          </table:table-cell>
          <table:table-cell table:style-name="ce16" table:formula="of:=['paramètres modèle'.H607]/['paramètres modèle'.$E607]" office:value-type="float" office:value="1" calcext:value-type="float">
            <text:p>1,0</text:p>
          </table:table-cell>
          <table:table-cell table:style-name="ce16" table:formula="of:=['paramètres modèle'.I607]/['paramètres modèle'.$E607]" office:value-type="float" office:value="1" calcext:value-type="float">
            <text:p>1,0</text:p>
          </table:table-cell>
          <table:table-cell table:style-name="ce16" table:formula="of:=['paramètres modèle'.J607]/['paramètres modèle'.$E60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38896456" calcext:value-type="float">
            <text:p><text:s/>3 <text:s text:c="3"/></text:p>
          </table:table-cell>
          <table:table-cell table:style-name="ce16" table:formula="of:=['paramètres modèle'.F608]/['paramètres modèle'.$E608]" office:value-type="float" office:value="1" calcext:value-type="float">
            <text:p>1,0</text:p>
          </table:table-cell>
          <table:table-cell table:style-name="ce16" table:formula="of:=['paramètres modèle'.G608]/['paramètres modèle'.$E608]" office:value-type="float" office:value="1" calcext:value-type="float">
            <text:p>1,0</text:p>
          </table:table-cell>
          <table:table-cell table:style-name="ce16" table:formula="of:=['paramètres modèle'.H608]/['paramètres modèle'.$E608]" office:value-type="float" office:value="1" calcext:value-type="float">
            <text:p>1,0</text:p>
          </table:table-cell>
          <table:table-cell table:style-name="ce16" table:formula="of:=['paramètres modèle'.I608]/['paramètres modèle'.$E608]" office:value-type="float" office:value="1" calcext:value-type="float">
            <text:p>1,0</text:p>
          </table:table-cell>
          <table:table-cell table:style-name="ce16" table:formula="of:=['paramètres modèle'.J608]/['paramètres modèle'.$E60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5210704106316" calcext:value-type="float">
            <text:p><text:s/>3 <text:s text:c="3"/></text:p>
          </table:table-cell>
          <table:table-cell table:style-name="ce16" table:formula="of:=['paramètres modèle'.F609]/['paramètres modèle'.$E609]" office:value-type="float" office:value="1" calcext:value-type="float">
            <text:p>1,0</text:p>
          </table:table-cell>
          <table:table-cell table:style-name="ce16" table:formula="of:=['paramètres modèle'.G609]/['paramètres modèle'.$E609]" office:value-type="float" office:value="1" calcext:value-type="float">
            <text:p>1,0</text:p>
          </table:table-cell>
          <table:table-cell table:style-name="ce16" table:formula="of:=['paramètres modèle'.H609]/['paramètres modèle'.$E609]" office:value-type="float" office:value="1" calcext:value-type="float">
            <text:p>1,0</text:p>
          </table:table-cell>
          <table:table-cell table:style-name="ce16" table:formula="of:=['paramètres modèle'.I609]/['paramètres modèle'.$E609]" office:value-type="float" office:value="1" calcext:value-type="float">
            <text:p>1,0</text:p>
          </table:table-cell>
          <table:table-cell table:style-name="ce16" table:formula="of:=['paramètres modèle'.J609]/['paramètres modèle'.$E60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4828324676579" calcext:value-type="float">
            <text:p><text:s/>3 <text:s text:c="3"/></text:p>
          </table:table-cell>
          <table:table-cell table:style-name="ce16" table:formula="of:=['paramètres modèle'.F610]/['paramètres modèle'.$E610]" office:value-type="float" office:value="1" calcext:value-type="float">
            <text:p>1,0</text:p>
          </table:table-cell>
          <table:table-cell table:style-name="ce16" table:formula="of:=['paramètres modèle'.G610]/['paramètres modèle'.$E610]" office:value-type="float" office:value="1" calcext:value-type="float">
            <text:p>1,0</text:p>
          </table:table-cell>
          <table:table-cell table:style-name="ce16" table:formula="of:=['paramètres modèle'.H610]/['paramètres modèle'.$E610]" office:value-type="float" office:value="1" calcext:value-type="float">
            <text:p>1,0</text:p>
          </table:table-cell>
          <table:table-cell table:style-name="ce16" table:formula="of:=['paramètres modèle'.I610]/['paramètres modèle'.$E610]" office:value-type="float" office:value="1" calcext:value-type="float">
            <text:p>1,0</text:p>
          </table:table-cell>
          <table:table-cell table:style-name="ce16" table:formula="of:=['paramètres modèle'.J610]/['paramètres modèle'.$E61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5210704106316" calcext:value-type="float">
            <text:p><text:s/>3 <text:s text:c="3"/></text:p>
          </table:table-cell>
          <table:table-cell table:style-name="ce16" table:formula="of:=['paramètres modèle'.F611]/['paramètres modèle'.$E611]" office:value-type="float" office:value="1" calcext:value-type="float">
            <text:p>1,0</text:p>
          </table:table-cell>
          <table:table-cell table:style-name="ce16" table:formula="of:=['paramètres modèle'.G611]/['paramètres modèle'.$E611]" office:value-type="float" office:value="1" calcext:value-type="float">
            <text:p>1,0</text:p>
          </table:table-cell>
          <table:table-cell table:style-name="ce16" table:formula="of:=['paramètres modèle'.H611]/['paramètres modèle'.$E611]" office:value-type="float" office:value="1" calcext:value-type="float">
            <text:p>1,0</text:p>
          </table:table-cell>
          <table:table-cell table:style-name="ce16" table:formula="of:=['paramètres modèle'.I611]/['paramètres modèle'.$E611]" office:value-type="float" office:value="1" calcext:value-type="float">
            <text:p>1,0</text:p>
          </table:table-cell>
          <table:table-cell table:style-name="ce16" table:formula="of:=['paramètres modèle'.J611]/['paramètres modèle'.$E61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5210704106316" calcext:value-type="float">
            <text:p><text:s/>3 <text:s text:c="3"/></text:p>
          </table:table-cell>
          <table:table-cell table:style-name="ce16" table:formula="of:=['paramètres modèle'.F612]/['paramètres modèle'.$E612]" office:value-type="float" office:value="1" calcext:value-type="float">
            <text:p>1,0</text:p>
          </table:table-cell>
          <table:table-cell table:style-name="ce16" table:formula="of:=['paramètres modèle'.G612]/['paramètres modèle'.$E612]" office:value-type="float" office:value="1" calcext:value-type="float">
            <text:p>1,0</text:p>
          </table:table-cell>
          <table:table-cell table:style-name="ce16" table:formula="of:=['paramètres modèle'.H612]/['paramètres modèle'.$E612]" office:value-type="float" office:value="1" calcext:value-type="float">
            <text:p>1,0</text:p>
          </table:table-cell>
          <table:table-cell table:style-name="ce16" table:formula="of:=['paramètres modèle'.I612]/['paramètres modèle'.$E612]" office:value-type="float" office:value="1" calcext:value-type="float">
            <text:p>1,0</text:p>
          </table:table-cell>
          <table:table-cell table:style-name="ce16" table:formula="of:=['paramètres modèle'.J612]/['paramètres modèle'.$E61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13]/['paramètres modèle'.$E613]" office:value-type="float" office:value="1" calcext:value-type="float">
            <text:p>1,0</text:p>
          </table:table-cell>
          <table:table-cell table:style-name="ce16" table:formula="of:=['paramètres modèle'.G613]/['paramètres modèle'.$E613]" office:value-type="float" office:value="1" calcext:value-type="float">
            <text:p>1,0</text:p>
          </table:table-cell>
          <table:table-cell table:style-name="ce16" table:formula="of:=['paramètres modèle'.H613]/['paramètres modèle'.$E613]" office:value-type="float" office:value="1" calcext:value-type="float">
            <text:p>1,0</text:p>
          </table:table-cell>
          <table:table-cell table:style-name="ce16" table:formula="of:=['paramètres modèle'.I613]/['paramètres modèle'.$E613]" office:value-type="float" office:value="1" calcext:value-type="float">
            <text:p>1,0</text:p>
          </table:table-cell>
          <table:table-cell table:style-name="ce16" table:formula="of:=['paramètres modèle'.J613]/['paramètres modèle'.$E61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14]/['paramètres modèle'.$E614]" office:value-type="float" office:value="1" calcext:value-type="float">
            <text:p>1,0</text:p>
          </table:table-cell>
          <table:table-cell table:style-name="ce16" table:formula="of:=['paramètres modèle'.G614]/['paramètres modèle'.$E614]" office:value-type="float" office:value="1" calcext:value-type="float">
            <text:p>1,0</text:p>
          </table:table-cell>
          <table:table-cell table:style-name="ce16" table:formula="of:=['paramètres modèle'.H614]/['paramètres modèle'.$E614]" office:value-type="float" office:value="1" calcext:value-type="float">
            <text:p>1,0</text:p>
          </table:table-cell>
          <table:table-cell table:style-name="ce16" table:formula="of:=['paramètres modèle'.I614]/['paramètres modèle'.$E614]" office:value-type="float" office:value="1" calcext:value-type="float">
            <text:p>1,0</text:p>
          </table:table-cell>
          <table:table-cell table:style-name="ce16" table:formula="of:=['paramètres modèle'.J614]/['paramètres modèle'.$E61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15]/['paramètres modèle'.$E615]" office:value-type="float" office:value="1" calcext:value-type="float">
            <text:p>1,0</text:p>
          </table:table-cell>
          <table:table-cell table:style-name="ce16" table:formula="of:=['paramètres modèle'.G615]/['paramètres modèle'.$E615]" office:value-type="float" office:value="1" calcext:value-type="float">
            <text:p>1,0</text:p>
          </table:table-cell>
          <table:table-cell table:style-name="ce16" table:formula="of:=['paramètres modèle'.H615]/['paramètres modèle'.$E615]" office:value-type="float" office:value="1" calcext:value-type="float">
            <text:p>1,0</text:p>
          </table:table-cell>
          <table:table-cell table:style-name="ce16" table:formula="of:=['paramètres modèle'.I615]/['paramètres modèle'.$E615]" office:value-type="float" office:value="1" calcext:value-type="float">
            <text:p>1,0</text:p>
          </table:table-cell>
          <table:table-cell table:style-name="ce16" table:formula="of:=['paramètres modèle'.J615]/['paramètres modèle'.$E61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01361289" calcext:value-type="float">
            <text:p><text:s/>2 <text:s text:c="3"/></text:p>
          </table:table-cell>
          <table:table-cell table:style-name="ce16" table:formula="of:=['paramètres modèle'.F616]/['paramètres modèle'.$E616]" office:value-type="float" office:value="1" calcext:value-type="float">
            <text:p>1,0</text:p>
          </table:table-cell>
          <table:table-cell table:style-name="ce16" table:formula="of:=['paramètres modèle'.G616]/['paramètres modèle'.$E616]" office:value-type="float" office:value="1" calcext:value-type="float">
            <text:p>1,0</text:p>
          </table:table-cell>
          <table:table-cell table:style-name="ce16" table:formula="of:=['paramètres modèle'.H616]/['paramètres modèle'.$E616]" office:value-type="float" office:value="1" calcext:value-type="float">
            <text:p>1,0</text:p>
          </table:table-cell>
          <table:table-cell table:style-name="ce16" table:formula="of:=['paramètres modèle'.I616]/['paramètres modèle'.$E616]" office:value-type="float" office:value="1" calcext:value-type="float">
            <text:p>1,0</text:p>
          </table:table-cell>
          <table:table-cell table:style-name="ce16" table:formula="of:=['paramètres modèle'.J616]/['paramètres modèle'.$E61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01361289" calcext:value-type="float">
            <text:p><text:s/>2 <text:s text:c="3"/></text:p>
          </table:table-cell>
          <table:table-cell table:style-name="ce16" table:formula="of:=['paramètres modèle'.F617]/['paramètres modèle'.$E617]" office:value-type="float" office:value="1" calcext:value-type="float">
            <text:p>1,0</text:p>
          </table:table-cell>
          <table:table-cell table:style-name="ce16" table:formula="of:=['paramètres modèle'.G617]/['paramètres modèle'.$E617]" office:value-type="float" office:value="1" calcext:value-type="float">
            <text:p>1,0</text:p>
          </table:table-cell>
          <table:table-cell table:style-name="ce16" table:formula="of:=['paramètres modèle'.H617]/['paramètres modèle'.$E617]" office:value-type="float" office:value="1" calcext:value-type="float">
            <text:p>1,0</text:p>
          </table:table-cell>
          <table:table-cell table:style-name="ce16" table:formula="of:=['paramètres modèle'.I617]/['paramètres modèle'.$E617]" office:value-type="float" office:value="1" calcext:value-type="float">
            <text:p>1,0</text:p>
          </table:table-cell>
          <table:table-cell table:style-name="ce16" table:formula="of:=['paramètres modèle'.J617]/['paramètres modèle'.$E61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57039094602368" calcext:value-type="float">
            <text:p><text:s/>3 <text:s text:c="3"/></text:p>
          </table:table-cell>
          <table:table-cell table:style-name="ce16" table:formula="of:=['paramètres modèle'.F618]/['paramètres modèle'.$E618]" office:value-type="float" office:value="1" calcext:value-type="float">
            <text:p>1,0</text:p>
          </table:table-cell>
          <table:table-cell table:style-name="ce16" table:formula="of:=['paramètres modèle'.G618]/['paramètres modèle'.$E618]" office:value-type="float" office:value="1" calcext:value-type="float">
            <text:p>1,0</text:p>
          </table:table-cell>
          <table:table-cell table:style-name="ce16" table:formula="of:=['paramètres modèle'.H618]/['paramètres modèle'.$E618]" office:value-type="float" office:value="1" calcext:value-type="float">
            <text:p>1,0</text:p>
          </table:table-cell>
          <table:table-cell table:style-name="ce16" table:formula="of:=['paramètres modèle'.I618]/['paramètres modèle'.$E618]" office:value-type="float" office:value="1" calcext:value-type="float">
            <text:p>1,0</text:p>
          </table:table-cell>
          <table:table-cell table:style-name="ce16" table:formula="of:=['paramètres modèle'.J618]/['paramètres modèle'.$E61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38896456" calcext:value-type="float">
            <text:p><text:s/>3 <text:s text:c="3"/></text:p>
          </table:table-cell>
          <table:table-cell table:style-name="ce16" table:formula="of:=['paramètres modèle'.F619]/['paramètres modèle'.$E619]" office:value-type="float" office:value="1" calcext:value-type="float">
            <text:p>1,0</text:p>
          </table:table-cell>
          <table:table-cell table:style-name="ce16" table:formula="of:=['paramètres modèle'.G619]/['paramètres modèle'.$E619]" office:value-type="float" office:value="1" calcext:value-type="float">
            <text:p>1,0</text:p>
          </table:table-cell>
          <table:table-cell table:style-name="ce16" table:formula="of:=['paramètres modèle'.H619]/['paramètres modèle'.$E619]" office:value-type="float" office:value="1" calcext:value-type="float">
            <text:p>1,0</text:p>
          </table:table-cell>
          <table:table-cell table:style-name="ce16" table:formula="of:=['paramètres modèle'.I619]/['paramètres modèle'.$E619]" office:value-type="float" office:value="1" calcext:value-type="float">
            <text:p>1,0</text:p>
          </table:table-cell>
          <table:table-cell table:style-name="ce16" table:formula="of:=['paramètres modèle'.J619]/['paramètres modèle'.$E61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20]/['paramètres modèle'.$E620]" office:value-type="float" office:value="1" calcext:value-type="float">
            <text:p>1,0</text:p>
          </table:table-cell>
          <table:table-cell table:style-name="ce16" table:formula="of:=['paramètres modèle'.G620]/['paramètres modèle'.$E620]" office:value-type="float" office:value="1" calcext:value-type="float">
            <text:p>1,0</text:p>
          </table:table-cell>
          <table:table-cell table:style-name="ce16" table:formula="of:=['paramètres modèle'.H620]/['paramètres modèle'.$E620]" office:value-type="float" office:value="1" calcext:value-type="float">
            <text:p>1,0</text:p>
          </table:table-cell>
          <table:table-cell table:style-name="ce16" table:formula="of:=['paramètres modèle'.I620]/['paramètres modèle'.$E620]" office:value-type="float" office:value="1" calcext:value-type="float">
            <text:p>1,0</text:p>
          </table:table-cell>
          <table:table-cell table:style-name="ce16" table:formula="of:=['paramètres modèle'.J620]/['paramètres modèle'.$E62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21]/['paramètres modèle'.$E621]" office:value-type="float" office:value="1" calcext:value-type="float">
            <text:p>1,0</text:p>
          </table:table-cell>
          <table:table-cell table:style-name="ce16" table:formula="of:=['paramètres modèle'.G621]/['paramètres modèle'.$E621]" office:value-type="float" office:value="1" calcext:value-type="float">
            <text:p>1,0</text:p>
          </table:table-cell>
          <table:table-cell table:style-name="ce16" table:formula="of:=['paramètres modèle'.H621]/['paramètres modèle'.$E621]" office:value-type="float" office:value="1" calcext:value-type="float">
            <text:p>1,0</text:p>
          </table:table-cell>
          <table:table-cell table:style-name="ce16" table:formula="of:=['paramètres modèle'.I621]/['paramètres modèle'.$E621]" office:value-type="float" office:value="1" calcext:value-type="float">
            <text:p>1,0</text:p>
          </table:table-cell>
          <table:table-cell table:style-name="ce16" table:formula="of:=['paramètres modèle'.J621]/['paramètres modèle'.$E62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980341982" calcext:value-type="float">
            <text:p><text:s/>3 <text:s text:c="3"/></text:p>
          </table:table-cell>
          <table:table-cell table:style-name="ce16" table:formula="of:=['paramètres modèle'.F622]/['paramètres modèle'.$E622]" office:value-type="float" office:value="1" calcext:value-type="float">
            <text:p>1,0</text:p>
          </table:table-cell>
          <table:table-cell table:style-name="ce16" table:formula="of:=['paramètres modèle'.G622]/['paramètres modèle'.$E622]" office:value-type="float" office:value="1" calcext:value-type="float">
            <text:p>1,0</text:p>
          </table:table-cell>
          <table:table-cell table:style-name="ce16" table:formula="of:=['paramètres modèle'.H622]/['paramètres modèle'.$E622]" office:value-type="float" office:value="1" calcext:value-type="float">
            <text:p>1,0</text:p>
          </table:table-cell>
          <table:table-cell table:style-name="ce16" table:formula="of:=['paramètres modèle'.I622]/['paramètres modèle'.$E622]" office:value-type="float" office:value="1" calcext:value-type="float">
            <text:p>1,0</text:p>
          </table:table-cell>
          <table:table-cell table:style-name="ce16" table:formula="of:=['paramètres modèle'.J622]/['paramètres modèle'.$E62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01361289" calcext:value-type="float">
            <text:p><text:s/>2 <text:s text:c="3"/></text:p>
          </table:table-cell>
          <table:table-cell table:style-name="ce16" table:formula="of:=['paramètres modèle'.F623]/['paramètres modèle'.$E623]" office:value-type="float" office:value="1" calcext:value-type="float">
            <text:p>1,0</text:p>
          </table:table-cell>
          <table:table-cell table:style-name="ce16" table:formula="of:=['paramètres modèle'.G623]/['paramètres modèle'.$E623]" office:value-type="float" office:value="1" calcext:value-type="float">
            <text:p>1,0</text:p>
          </table:table-cell>
          <table:table-cell table:style-name="ce16" table:formula="of:=['paramètres modèle'.H623]/['paramètres modèle'.$E623]" office:value-type="float" office:value="1" calcext:value-type="float">
            <text:p>1,0</text:p>
          </table:table-cell>
          <table:table-cell table:style-name="ce16" table:formula="of:=['paramètres modèle'.I623]/['paramètres modèle'.$E623]" office:value-type="float" office:value="1" calcext:value-type="float">
            <text:p>1,0</text:p>
          </table:table-cell>
          <table:table-cell table:style-name="ce16" table:formula="of:=['paramètres modèle'.J623]/['paramètres modèle'.$E62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01361289" calcext:value-type="float">
            <text:p><text:s/>2 <text:s text:c="3"/></text:p>
          </table:table-cell>
          <table:table-cell table:style-name="ce16" table:formula="of:=['paramètres modèle'.F624]/['paramètres modèle'.$E624]" office:value-type="float" office:value="1" calcext:value-type="float">
            <text:p>1,0</text:p>
          </table:table-cell>
          <table:table-cell table:style-name="ce16" table:formula="of:=['paramètres modèle'.G624]/['paramètres modèle'.$E624]" office:value-type="float" office:value="1" calcext:value-type="float">
            <text:p>1,0</text:p>
          </table:table-cell>
          <table:table-cell table:style-name="ce16" table:formula="of:=['paramètres modèle'.H624]/['paramètres modèle'.$E624]" office:value-type="float" office:value="1" calcext:value-type="float">
            <text:p>1,0</text:p>
          </table:table-cell>
          <table:table-cell table:style-name="ce16" table:formula="of:=['paramètres modèle'.I624]/['paramètres modèle'.$E624]" office:value-type="float" office:value="1" calcext:value-type="float">
            <text:p>1,0</text:p>
          </table:table-cell>
          <table:table-cell table:style-name="ce16" table:formula="of:=['paramètres modèle'.J624]/['paramètres modèle'.$E62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5210704106316" calcext:value-type="float">
            <text:p><text:s/>3 <text:s text:c="3"/></text:p>
          </table:table-cell>
          <table:table-cell table:style-name="ce16" table:formula="of:=['paramètres modèle'.F625]/['paramètres modèle'.$E625]" office:value-type="float" office:value="1" calcext:value-type="float">
            <text:p>1,0</text:p>
          </table:table-cell>
          <table:table-cell table:style-name="ce16" table:formula="of:=['paramètres modèle'.G625]/['paramètres modèle'.$E625]" office:value-type="float" office:value="1" calcext:value-type="float">
            <text:p>1,0</text:p>
          </table:table-cell>
          <table:table-cell table:style-name="ce16" table:formula="of:=['paramètres modèle'.H625]/['paramètres modèle'.$E625]" office:value-type="float" office:value="1" calcext:value-type="float">
            <text:p>1,0</text:p>
          </table:table-cell>
          <table:table-cell table:style-name="ce16" table:formula="of:=['paramètres modèle'.I625]/['paramètres modèle'.$E625]" office:value-type="float" office:value="1" calcext:value-type="float">
            <text:p>1,0</text:p>
          </table:table-cell>
          <table:table-cell table:style-name="ce16" table:formula="of:=['paramètres modèle'.J625]/['paramètres modèle'.$E62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265049879" calcext:value-type="float">
            <text:p><text:s/>3 <text:s text:c="3"/></text:p>
          </table:table-cell>
          <table:table-cell table:style-name="ce16" table:formula="of:=['paramètres modèle'.F626]/['paramètres modèle'.$E626]" office:value-type="float" office:value="1" calcext:value-type="float">
            <text:p>1,0</text:p>
          </table:table-cell>
          <table:table-cell table:style-name="ce16" table:formula="of:=['paramètres modèle'.G626]/['paramètres modèle'.$E626]" office:value-type="float" office:value="1" calcext:value-type="float">
            <text:p>1,0</text:p>
          </table:table-cell>
          <table:table-cell table:style-name="ce16" table:formula="of:=['paramètres modèle'.H626]/['paramètres modèle'.$E626]" office:value-type="float" office:value="1" calcext:value-type="float">
            <text:p>1,0</text:p>
          </table:table-cell>
          <table:table-cell table:style-name="ce16" table:formula="of:=['paramètres modèle'.I626]/['paramètres modèle'.$E626]" office:value-type="float" office:value="1" calcext:value-type="float">
            <text:p>1,0</text:p>
          </table:table-cell>
          <table:table-cell table:style-name="ce16" table:formula="of:=['paramètres modèle'.J626]/['paramètres modèle'.$E62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265049879" calcext:value-type="float">
            <text:p><text:s/>3 <text:s text:c="3"/></text:p>
          </table:table-cell>
          <table:table-cell table:style-name="ce16" table:formula="of:=['paramètres modèle'.F627]/['paramètres modèle'.$E627]" office:value-type="float" office:value="1" calcext:value-type="float">
            <text:p>1,0</text:p>
          </table:table-cell>
          <table:table-cell table:style-name="ce16" table:formula="of:=['paramètres modèle'.G627]/['paramètres modèle'.$E627]" office:value-type="float" office:value="1" calcext:value-type="float">
            <text:p>1,0</text:p>
          </table:table-cell>
          <table:table-cell table:style-name="ce16" table:formula="of:=['paramètres modèle'.H627]/['paramètres modèle'.$E627]" office:value-type="float" office:value="1" calcext:value-type="float">
            <text:p>1,0</text:p>
          </table:table-cell>
          <table:table-cell table:style-name="ce16" table:formula="of:=['paramètres modèle'.I627]/['paramètres modèle'.$E627]" office:value-type="float" office:value="1" calcext:value-type="float">
            <text:p>1,0</text:p>
          </table:table-cell>
          <table:table-cell table:style-name="ce16" table:formula="of:=['paramètres modèle'.J627]/['paramètres modèle'.$E62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838896456" calcext:value-type="float">
            <text:p><text:s/>3 <text:s text:c="3"/></text:p>
          </table:table-cell>
          <table:table-cell table:style-name="ce16" table:formula="of:=['paramètres modèle'.F628]/['paramètres modèle'.$E628]" office:value-type="float" office:value="1" calcext:value-type="float">
            <text:p>1,0</text:p>
          </table:table-cell>
          <table:table-cell table:style-name="ce16" table:formula="of:=['paramètres modèle'.G628]/['paramètres modèle'.$E628]" office:value-type="float" office:value="1" calcext:value-type="float">
            <text:p>1,0</text:p>
          </table:table-cell>
          <table:table-cell table:style-name="ce16" table:formula="of:=['paramètres modèle'.H628]/['paramètres modèle'.$E628]" office:value-type="float" office:value="1" calcext:value-type="float">
            <text:p>1,0</text:p>
          </table:table-cell>
          <table:table-cell table:style-name="ce16" table:formula="of:=['paramètres modèle'.I628]/['paramètres modèle'.$E628]" office:value-type="float" office:value="1" calcext:value-type="float">
            <text:p>1,0</text:p>
          </table:table-cell>
          <table:table-cell table:style-name="ce16" table:formula="of:=['paramètres modèle'.J628]/['paramètres modèle'.$E62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4" calcext:value-type="float">
            <text:p><text:s/>1 <text:s text:c="3"/></text:p>
          </table:table-cell>
          <table:table-cell table:style-name="ce16" table:formula="of:=['paramètres modèle'.F629]/['paramètres modèle'.$E629]" office:value-type="float" office:value="1" calcext:value-type="float">
            <text:p>1,0</text:p>
          </table:table-cell>
          <table:table-cell table:style-name="ce16" table:formula="of:=['paramètres modèle'.G629]/['paramètres modèle'.$E629]" office:value-type="float" office:value="1" calcext:value-type="float">
            <text:p>1,0</text:p>
          </table:table-cell>
          <table:table-cell table:style-name="ce16" table:formula="of:=['paramètres modèle'.H629]/['paramètres modèle'.$E629]" office:value-type="float" office:value="1" calcext:value-type="float">
            <text:p>1,0</text:p>
          </table:table-cell>
          <table:table-cell table:style-name="ce16" table:formula="of:=['paramètres modèle'.I629]/['paramètres modèle'.$E629]" office:value-type="float" office:value="1" calcext:value-type="float">
            <text:p>1,0</text:p>
          </table:table-cell>
          <table:table-cell table:style-name="ce16" table:formula="of:=['paramètres modèle'.J629]/['paramètres modèle'.$E62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.45" calcext:value-type="float">
            <text:p><text:s/>0 <text:s text:c="3"/></text:p>
          </table:table-cell>
          <table:table-cell table:style-name="ce16" table:formula="of:=['paramètres modèle'.F630]/['paramètres modèle'.$E630]" office:value-type="float" office:value="1" calcext:value-type="float">
            <text:p>1,0</text:p>
          </table:table-cell>
          <table:table-cell table:style-name="ce16" table:formula="of:=['paramètres modèle'.G630]/['paramètres modèle'.$E630]" office:value-type="float" office:value="1" calcext:value-type="float">
            <text:p>1,0</text:p>
          </table:table-cell>
          <table:table-cell table:style-name="ce16" table:formula="of:=['paramètres modèle'.H630]/['paramètres modèle'.$E630]" office:value-type="float" office:value="1" calcext:value-type="float">
            <text:p>1,0</text:p>
          </table:table-cell>
          <table:table-cell table:style-name="ce16" table:formula="of:=['paramètres modèle'.I630]/['paramètres modèle'.$E630]" office:value-type="float" office:value="1" calcext:value-type="float">
            <text:p>1,0</text:p>
          </table:table-cell>
          <table:table-cell table:style-name="ce16" table:formula="of:=['paramètres modèle'.J630]/['paramètres modèle'.$E63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8.55430437709798" calcext:value-type="float">
            <text:p><text:s/>9 <text:s text:c="3"/></text:p>
          </table:table-cell>
          <table:table-cell table:style-name="ce16" table:formula="of:=['paramètres modèle'.F631]/['paramètres modèle'.$E631]" office:value-type="float" office:value="1" calcext:value-type="float">
            <text:p>1,0</text:p>
          </table:table-cell>
          <table:table-cell table:style-name="ce16" table:formula="of:=['paramètres modèle'.G631]/['paramètres modèle'.$E631]" office:value-type="float" office:value="1" calcext:value-type="float">
            <text:p>1,0</text:p>
          </table:table-cell>
          <table:table-cell table:style-name="ce16" table:formula="of:=['paramètres modèle'.H631]/['paramètres modèle'.$E631]" office:value-type="float" office:value="1" calcext:value-type="float">
            <text:p>1,0</text:p>
          </table:table-cell>
          <table:table-cell table:style-name="ce16" table:formula="of:=['paramètres modèle'.I631]/['paramètres modèle'.$E631]" office:value-type="float" office:value="1" calcext:value-type="float">
            <text:p>1,0</text:p>
          </table:table-cell>
          <table:table-cell table:style-name="ce16" table:formula="of:=['paramètres modèle'.J631]/['paramètres modèle'.$E63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4" calcext:value-type="float">
            <text:p><text:s/>1 <text:s text:c="3"/></text:p>
          </table:table-cell>
          <table:table-cell table:style-name="ce16" table:formula="of:=['paramètres modèle'.F632]/['paramètres modèle'.$E632]" office:value-type="float" office:value="1" calcext:value-type="float">
            <text:p>1,0</text:p>
          </table:table-cell>
          <table:table-cell table:style-name="ce16" table:formula="of:=['paramètres modèle'.G632]/['paramètres modèle'.$E632]" office:value-type="float" office:value="1" calcext:value-type="float">
            <text:p>1,0</text:p>
          </table:table-cell>
          <table:table-cell table:style-name="ce16" table:formula="of:=['paramètres modèle'.H632]/['paramètres modèle'.$E632]" office:value-type="float" office:value="1" calcext:value-type="float">
            <text:p>1,0</text:p>
          </table:table-cell>
          <table:table-cell table:style-name="ce16" table:formula="of:=['paramètres modèle'.I632]/['paramètres modèle'.$E632]" office:value-type="float" office:value="1" calcext:value-type="float">
            <text:p>1,0</text:p>
          </table:table-cell>
          <table:table-cell table:style-name="ce16" table:formula="of:=['paramètres modèle'.J632]/['paramètres modèle'.$E63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09" calcext:value-type="float">
            <text:p><text:s/>2 <text:s text:c="3"/></text:p>
          </table:table-cell>
          <table:table-cell table:style-name="ce16" table:formula="of:=['paramètres modèle'.F633]/['paramètres modèle'.$E633]" office:value-type="float" office:value="1" calcext:value-type="float">
            <text:p>1,0</text:p>
          </table:table-cell>
          <table:table-cell table:style-name="ce16" table:formula="of:=['paramètres modèle'.G633]/['paramètres modèle'.$E633]" office:value-type="float" office:value="1" calcext:value-type="float">
            <text:p>1,0</text:p>
          </table:table-cell>
          <table:table-cell table:style-name="ce16" table:formula="of:=['paramètres modèle'.H633]/['paramètres modèle'.$E633]" office:value-type="float" office:value="1" calcext:value-type="float">
            <text:p>1,0</text:p>
          </table:table-cell>
          <table:table-cell table:style-name="ce16" table:formula="of:=['paramètres modèle'.I633]/['paramètres modèle'.$E633]" office:value-type="float" office:value="1" calcext:value-type="float">
            <text:p>1,0</text:p>
          </table:table-cell>
          <table:table-cell table:style-name="ce16" table:formula="of:=['paramètres modèle'.J633]/['paramètres modèle'.$E63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88681977287349" calcext:value-type="float">
            <text:p><text:s/>2 <text:s text:c="3"/></text:p>
          </table:table-cell>
          <table:table-cell table:style-name="ce16" table:formula="of:=['paramètres modèle'.F634]/['paramètres modèle'.$E634]" office:value-type="float" office:value="1" calcext:value-type="float">
            <text:p>1,0</text:p>
          </table:table-cell>
          <table:table-cell table:style-name="ce16" table:formula="of:=['paramètres modèle'.G634]/['paramètres modèle'.$E634]" office:value-type="float" office:value="1" calcext:value-type="float">
            <text:p>1,0</text:p>
          </table:table-cell>
          <table:table-cell table:style-name="ce16" table:formula="of:=['paramètres modèle'.H634]/['paramètres modèle'.$E634]" office:value-type="float" office:value="1" calcext:value-type="float">
            <text:p>1,0</text:p>
          </table:table-cell>
          <table:table-cell table:style-name="ce16" table:formula="of:=['paramètres modèle'.I634]/['paramètres modèle'.$E634]" office:value-type="float" office:value="1" calcext:value-type="float">
            <text:p>1,0</text:p>
          </table:table-cell>
          <table:table-cell table:style-name="ce16" table:formula="of:=['paramètres modèle'.J634]/['paramètres modèle'.$E63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4" calcext:value-type="float">
            <text:p><text:s/>1 <text:s text:c="3"/></text:p>
          </table:table-cell>
          <table:table-cell table:style-name="ce16" table:formula="of:=['paramètres modèle'.F635]/['paramètres modèle'.$E635]" office:value-type="float" office:value="1" calcext:value-type="float">
            <text:p>1,0</text:p>
          </table:table-cell>
          <table:table-cell table:style-name="ce16" table:formula="of:=['paramètres modèle'.G635]/['paramètres modèle'.$E635]" office:value-type="float" office:value="1" calcext:value-type="float">
            <text:p>1,0</text:p>
          </table:table-cell>
          <table:table-cell table:style-name="ce16" table:formula="of:=['paramètres modèle'.H635]/['paramètres modèle'.$E635]" office:value-type="float" office:value="1" calcext:value-type="float">
            <text:p>1,0</text:p>
          </table:table-cell>
          <table:table-cell table:style-name="ce16" table:formula="of:=['paramètres modèle'.I635]/['paramètres modèle'.$E635]" office:value-type="float" office:value="1" calcext:value-type="float">
            <text:p>1,0</text:p>
          </table:table-cell>
          <table:table-cell table:style-name="ce16" table:formula="of:=['paramètres modèle'.J635]/['paramètres modèle'.$E63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31" calcext:value-type="float">
            <text:p><text:s/>3 <text:s text:c="3"/></text:p>
          </table:table-cell>
          <table:table-cell table:style-name="ce16" table:formula="of:=['paramètres modèle'.F636]/['paramètres modèle'.$E636]" office:value-type="float" office:value="1" calcext:value-type="float">
            <text:p>1,0</text:p>
          </table:table-cell>
          <table:table-cell table:style-name="ce16" table:formula="of:=['paramètres modèle'.G636]/['paramètres modèle'.$E636]" office:value-type="float" office:value="1" calcext:value-type="float">
            <text:p>1,0</text:p>
          </table:table-cell>
          <table:table-cell table:style-name="ce16" table:formula="of:=['paramètres modèle'.H636]/['paramètres modèle'.$E636]" office:value-type="float" office:value="1" calcext:value-type="float">
            <text:p>1,0</text:p>
          </table:table-cell>
          <table:table-cell table:style-name="ce16" table:formula="of:=['paramètres modèle'.I636]/['paramètres modèle'.$E636]" office:value-type="float" office:value="1" calcext:value-type="float">
            <text:p>1,0</text:p>
          </table:table-cell>
          <table:table-cell table:style-name="ce16" table:formula="of:=['paramètres modèle'.J636]/['paramètres modèle'.$E63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9.27" calcext:value-type="float">
            <text:p><text:s/>9 <text:s text:c="3"/></text:p>
          </table:table-cell>
          <table:table-cell table:style-name="ce16" table:formula="of:=['paramètres modèle'.F637]/['paramètres modèle'.$E637]" office:value-type="float" office:value="1" calcext:value-type="float">
            <text:p>1,0</text:p>
          </table:table-cell>
          <table:table-cell table:style-name="ce16" table:formula="of:=['paramètres modèle'.G637]/['paramètres modèle'.$E637]" office:value-type="float" office:value="1" calcext:value-type="float">
            <text:p>1,0</text:p>
          </table:table-cell>
          <table:table-cell table:style-name="ce16" table:formula="of:=['paramètres modèle'.H637]/['paramètres modèle'.$E637]" office:value-type="float" office:value="1" calcext:value-type="float">
            <text:p>1,0</text:p>
          </table:table-cell>
          <table:table-cell table:style-name="ce16" table:formula="of:=['paramètres modèle'.I637]/['paramètres modèle'.$E637]" office:value-type="float" office:value="1" calcext:value-type="float">
            <text:p>1,0</text:p>
          </table:table-cell>
          <table:table-cell table:style-name="ce16" table:formula="of:=['paramètres modèle'.J637]/['paramètres modèle'.$E63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91000000000001" calcext:value-type="float">
            <text:p><text:s/>4 <text:s text:c="3"/></text:p>
          </table:table-cell>
          <table:table-cell table:style-name="ce16" table:formula="of:=['paramètres modèle'.F638]/['paramètres modèle'.$E638]" office:value-type="float" office:value="1" calcext:value-type="float">
            <text:p>1,0</text:p>
          </table:table-cell>
          <table:table-cell table:style-name="ce16" table:formula="of:=['paramètres modèle'.G638]/['paramètres modèle'.$E638]" office:value-type="float" office:value="1" calcext:value-type="float">
            <text:p>1,0</text:p>
          </table:table-cell>
          <table:table-cell table:style-name="ce16" table:formula="of:=['paramètres modèle'.H638]/['paramètres modèle'.$E638]" office:value-type="float" office:value="1" calcext:value-type="float">
            <text:p>1,0</text:p>
          </table:table-cell>
          <table:table-cell table:style-name="ce16" table:formula="of:=['paramètres modèle'.I638]/['paramètres modèle'.$E638]" office:value-type="float" office:value="1" calcext:value-type="float">
            <text:p>1,0</text:p>
          </table:table-cell>
          <table:table-cell table:style-name="ce16" table:formula="of:=['paramètres modèle'.J638]/['paramètres modèle'.$E63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4" calcext:value-type="float">
            <text:p><text:s/>1 <text:s text:c="3"/></text:p>
          </table:table-cell>
          <table:table-cell table:style-name="ce16" table:formula="of:=['paramètres modèle'.F639]/['paramètres modèle'.$E639]" office:value-type="float" office:value="1" calcext:value-type="float">
            <text:p>1,0</text:p>
          </table:table-cell>
          <table:table-cell table:style-name="ce16" table:formula="of:=['paramètres modèle'.G639]/['paramètres modèle'.$E639]" office:value-type="float" office:value="1" calcext:value-type="float">
            <text:p>1,0</text:p>
          </table:table-cell>
          <table:table-cell table:style-name="ce16" table:formula="of:=['paramètres modèle'.H639]/['paramètres modèle'.$E639]" office:value-type="float" office:value="1" calcext:value-type="float">
            <text:p>1,0</text:p>
          </table:table-cell>
          <table:table-cell table:style-name="ce16" table:formula="of:=['paramètres modèle'.I639]/['paramètres modèle'.$E639]" office:value-type="float" office:value="1" calcext:value-type="float">
            <text:p>1,0</text:p>
          </table:table-cell>
          <table:table-cell table:style-name="ce16" table:formula="of:=['paramètres modèle'.J639]/['paramètres modèle'.$E63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09" calcext:value-type="float">
            <text:p><text:s/>2 <text:s text:c="3"/></text:p>
          </table:table-cell>
          <table:table-cell table:style-name="ce16" table:formula="of:=['paramètres modèle'.F640]/['paramètres modèle'.$E640]" office:value-type="float" office:value="1" calcext:value-type="float">
            <text:p>1,0</text:p>
          </table:table-cell>
          <table:table-cell table:style-name="ce16" table:formula="of:=['paramètres modèle'.G640]/['paramètres modèle'.$E640]" office:value-type="float" office:value="1" calcext:value-type="float">
            <text:p>1,0</text:p>
          </table:table-cell>
          <table:table-cell table:style-name="ce16" table:formula="of:=['paramètres modèle'.H640]/['paramètres modèle'.$E640]" office:value-type="float" office:value="1" calcext:value-type="float">
            <text:p>1,0</text:p>
          </table:table-cell>
          <table:table-cell table:style-name="ce16" table:formula="of:=['paramètres modèle'.I640]/['paramètres modèle'.$E640]" office:value-type="float" office:value="1" calcext:value-type="float">
            <text:p>1,0</text:p>
          </table:table-cell>
          <table:table-cell table:style-name="ce16" table:formula="of:=['paramètres modèle'.J640]/['paramètres modèle'.$E64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62314116892108" calcext:value-type="float">
            <text:p><text:s/>2 <text:s text:c="3"/></text:p>
          </table:table-cell>
          <table:table-cell table:style-name="ce16" table:formula="of:=['paramètres modèle'.F641]/['paramètres modèle'.$E641]" office:value-type="float" office:value="1" calcext:value-type="float">
            <text:p>1,0</text:p>
          </table:table-cell>
          <table:table-cell table:style-name="ce16" table:formula="of:=['paramètres modèle'.G641]/['paramètres modèle'.$E641]" office:value-type="float" office:value="1" calcext:value-type="float">
            <text:p>1,0</text:p>
          </table:table-cell>
          <table:table-cell table:style-name="ce16" table:formula="of:=['paramètres modèle'.H641]/['paramètres modèle'.$E641]" office:value-type="float" office:value="1" calcext:value-type="float">
            <text:p>1,0</text:p>
          </table:table-cell>
          <table:table-cell table:style-name="ce16" table:formula="of:=['paramètres modèle'.I641]/['paramètres modèle'.$E641]" office:value-type="float" office:value="1" calcext:value-type="float">
            <text:p>1,0</text:p>
          </table:table-cell>
          <table:table-cell table:style-name="ce16" table:formula="of:=['paramètres modèle'.J641]/['paramètres modèle'.$E64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4" calcext:value-type="float">
            <text:p><text:s/>1 <text:s text:c="3"/></text:p>
          </table:table-cell>
          <table:table-cell table:style-name="ce16" table:formula="of:=['paramètres modèle'.F642]/['paramètres modèle'.$E642]" office:value-type="float" office:value="1" calcext:value-type="float">
            <text:p>1,0</text:p>
          </table:table-cell>
          <table:table-cell table:style-name="ce16" table:formula="of:=['paramètres modèle'.G642]/['paramètres modèle'.$E642]" office:value-type="float" office:value="1" calcext:value-type="float">
            <text:p>1,0</text:p>
          </table:table-cell>
          <table:table-cell table:style-name="ce16" table:formula="of:=['paramètres modèle'.H642]/['paramètres modèle'.$E642]" office:value-type="float" office:value="1" calcext:value-type="float">
            <text:p>1,0</text:p>
          </table:table-cell>
          <table:table-cell table:style-name="ce16" table:formula="of:=['paramètres modèle'.I642]/['paramètres modèle'.$E642]" office:value-type="float" office:value="1" calcext:value-type="float">
            <text:p>1,0</text:p>
          </table:table-cell>
          <table:table-cell table:style-name="ce16" table:formula="of:=['paramètres modèle'.J642]/['paramètres modèle'.$E64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91000000000001" calcext:value-type="float">
            <text:p><text:s/>4 <text:s text:c="3"/></text:p>
          </table:table-cell>
          <table:table-cell table:style-name="ce16" table:formula="of:=['paramètres modèle'.F643]/['paramètres modèle'.$E643]" office:value-type="float" office:value="1" calcext:value-type="float">
            <text:p>1,0</text:p>
          </table:table-cell>
          <table:table-cell table:style-name="ce16" table:formula="of:=['paramètres modèle'.G643]/['paramètres modèle'.$E643]" office:value-type="float" office:value="1" calcext:value-type="float">
            <text:p>1,0</text:p>
          </table:table-cell>
          <table:table-cell table:style-name="ce16" table:formula="of:=['paramètres modèle'.H643]/['paramètres modèle'.$E643]" office:value-type="float" office:value="1" calcext:value-type="float">
            <text:p>1,0</text:p>
          </table:table-cell>
          <table:table-cell table:style-name="ce16" table:formula="of:=['paramètres modèle'.I643]/['paramètres modèle'.$E643]" office:value-type="float" office:value="1" calcext:value-type="float">
            <text:p>1,0</text:p>
          </table:table-cell>
          <table:table-cell table:style-name="ce16" table:formula="of:=['paramètres modèle'.J643]/['paramètres modèle'.$E64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31" calcext:value-type="float">
            <text:p><text:s/>3 <text:s text:c="3"/></text:p>
          </table:table-cell>
          <table:table-cell table:style-name="ce16" table:formula="of:=['paramètres modèle'.F644]/['paramètres modèle'.$E644]" office:value-type="float" office:value="1" calcext:value-type="float">
            <text:p>1,0</text:p>
          </table:table-cell>
          <table:table-cell table:style-name="ce16" table:formula="of:=['paramètres modèle'.G644]/['paramètres modèle'.$E644]" office:value-type="float" office:value="1" calcext:value-type="float">
            <text:p>1,0</text:p>
          </table:table-cell>
          <table:table-cell table:style-name="ce16" table:formula="of:=['paramètres modèle'.H644]/['paramètres modèle'.$E644]" office:value-type="float" office:value="1" calcext:value-type="float">
            <text:p>1,0</text:p>
          </table:table-cell>
          <table:table-cell table:style-name="ce16" table:formula="of:=['paramètres modèle'.I644]/['paramètres modèle'.$E644]" office:value-type="float" office:value="1" calcext:value-type="float">
            <text:p>1,0</text:p>
          </table:table-cell>
          <table:table-cell table:style-name="ce16" table:formula="of:=['paramètres modèle'.J644]/['paramètres modèle'.$E64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9.27" calcext:value-type="float">
            <text:p><text:s/>9 <text:s text:c="3"/></text:p>
          </table:table-cell>
          <table:table-cell table:style-name="ce16" table:formula="of:=['paramètres modèle'.F645]/['paramètres modèle'.$E645]" office:value-type="float" office:value="1" calcext:value-type="float">
            <text:p>1,0</text:p>
          </table:table-cell>
          <table:table-cell table:style-name="ce16" table:formula="of:=['paramètres modèle'.G645]/['paramètres modèle'.$E645]" office:value-type="float" office:value="1" calcext:value-type="float">
            <text:p>1,0</text:p>
          </table:table-cell>
          <table:table-cell table:style-name="ce16" table:formula="of:=['paramètres modèle'.H645]/['paramètres modèle'.$E645]" office:value-type="float" office:value="1" calcext:value-type="float">
            <text:p>1,0</text:p>
          </table:table-cell>
          <table:table-cell table:style-name="ce16" table:formula="of:=['paramètres modèle'.I645]/['paramètres modèle'.$E645]" office:value-type="float" office:value="1" calcext:value-type="float">
            <text:p>1,0</text:p>
          </table:table-cell>
          <table:table-cell table:style-name="ce16" table:formula="of:=['paramètres modèle'.J645]/['paramètres modèle'.$E64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9.27" calcext:value-type="float">
            <text:p><text:s/>9 <text:s text:c="3"/></text:p>
          </table:table-cell>
          <table:table-cell table:style-name="ce16" table:formula="of:=['paramètres modèle'.F646]/['paramètres modèle'.$E646]" office:value-type="float" office:value="1" calcext:value-type="float">
            <text:p>1,0</text:p>
          </table:table-cell>
          <table:table-cell table:style-name="ce16" table:formula="of:=['paramètres modèle'.G646]/['paramètres modèle'.$E646]" office:value-type="float" office:value="1" calcext:value-type="float">
            <text:p>1,0</text:p>
          </table:table-cell>
          <table:table-cell table:style-name="ce16" table:formula="of:=['paramètres modèle'.H646]/['paramètres modèle'.$E646]" office:value-type="float" office:value="1" calcext:value-type="float">
            <text:p>1,0</text:p>
          </table:table-cell>
          <table:table-cell table:style-name="ce16" table:formula="of:=['paramètres modèle'.I646]/['paramètres modèle'.$E646]" office:value-type="float" office:value="1" calcext:value-type="float">
            <text:p>1,0</text:p>
          </table:table-cell>
          <table:table-cell table:style-name="ce16" table:formula="of:=['paramètres modèle'.J646]/['paramètres modèle'.$E64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4" calcext:value-type="float">
            <text:p><text:s/>1 <text:s text:c="3"/></text:p>
          </table:table-cell>
          <table:table-cell table:style-name="ce16" table:formula="of:=['paramètres modèle'.F647]/['paramètres modèle'.$E647]" office:value-type="float" office:value="1" calcext:value-type="float">
            <text:p>1,0</text:p>
          </table:table-cell>
          <table:table-cell table:style-name="ce16" table:formula="of:=['paramètres modèle'.G647]/['paramètres modèle'.$E647]" office:value-type="float" office:value="1" calcext:value-type="float">
            <text:p>1,0</text:p>
          </table:table-cell>
          <table:table-cell table:style-name="ce16" table:formula="of:=['paramètres modèle'.H647]/['paramètres modèle'.$E647]" office:value-type="float" office:value="1" calcext:value-type="float">
            <text:p>1,0</text:p>
          </table:table-cell>
          <table:table-cell table:style-name="ce16" table:formula="of:=['paramètres modèle'.I647]/['paramètres modèle'.$E647]" office:value-type="float" office:value="1" calcext:value-type="float">
            <text:p>1,0</text:p>
          </table:table-cell>
          <table:table-cell table:style-name="ce16" table:formula="of:=['paramètres modèle'.J647]/['paramètres modèle'.$E64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48]/['paramètres modèle'.$E648]" office:value-type="float" office:value="1" calcext:value-type="float">
            <text:p>1,0</text:p>
          </table:table-cell>
          <table:table-cell table:style-name="ce16" table:formula="of:=['paramètres modèle'.G648]/['paramètres modèle'.$E648]" office:value-type="float" office:value="1" calcext:value-type="float">
            <text:p>1,0</text:p>
          </table:table-cell>
          <table:table-cell table:style-name="ce16" table:formula="of:=['paramètres modèle'.H648]/['paramètres modèle'.$E648]" office:value-type="float" office:value="1" calcext:value-type="float">
            <text:p>1,0</text:p>
          </table:table-cell>
          <table:table-cell table:style-name="ce16" table:formula="of:=['paramètres modèle'.I648]/['paramètres modèle'.$E648]" office:value-type="float" office:value="1" calcext:value-type="float">
            <text:p>1,0</text:p>
          </table:table-cell>
          <table:table-cell table:style-name="ce16" table:formula="of:=['paramètres modèle'.J648]/['paramètres modèle'.$E64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26" calcext:value-type="float">
            <text:p><text:s/>2 <text:s text:c="3"/></text:p>
          </table:table-cell>
          <table:table-cell table:style-name="ce16" table:formula="of:=['paramètres modèle'.F649]/['paramètres modèle'.$E649]" office:value-type="float" office:value="1" calcext:value-type="float">
            <text:p>1,0</text:p>
          </table:table-cell>
          <table:table-cell table:style-name="ce16" table:formula="of:=['paramètres modèle'.G649]/['paramètres modèle'.$E649]" office:value-type="float" office:value="1" calcext:value-type="float">
            <text:p>1,0</text:p>
          </table:table-cell>
          <table:table-cell table:style-name="ce16" table:formula="of:=['paramètres modèle'.H649]/['paramètres modèle'.$E649]" office:value-type="float" office:value="1" calcext:value-type="float">
            <text:p>1,0</text:p>
          </table:table-cell>
          <table:table-cell table:style-name="ce16" table:formula="of:=['paramètres modèle'.I649]/['paramètres modèle'.$E649]" office:value-type="float" office:value="1" calcext:value-type="float">
            <text:p>1,0</text:p>
          </table:table-cell>
          <table:table-cell table:style-name="ce16" table:formula="of:=['paramètres modèle'.J649]/['paramètres modèle'.$E64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50]/['paramètres modèle'.$E650]" office:value-type="float" office:value="1" calcext:value-type="float">
            <text:p>1,0</text:p>
          </table:table-cell>
          <table:table-cell table:style-name="ce16" table:formula="of:=['paramètres modèle'.G650]/['paramètres modèle'.$E650]" office:value-type="float" office:value="1" calcext:value-type="float">
            <text:p>1,0</text:p>
          </table:table-cell>
          <table:table-cell table:style-name="ce16" table:formula="of:=['paramètres modèle'.H650]/['paramètres modèle'.$E650]" office:value-type="float" office:value="1" calcext:value-type="float">
            <text:p>1,0</text:p>
          </table:table-cell>
          <table:table-cell table:style-name="ce16" table:formula="of:=['paramètres modèle'.I650]/['paramètres modèle'.$E650]" office:value-type="float" office:value="1" calcext:value-type="float">
            <text:p>1,0</text:p>
          </table:table-cell>
          <table:table-cell table:style-name="ce16" table:formula="of:=['paramètres modèle'.J650]/['paramètres modèle'.$E65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51]/['paramètres modèle'.$E651]" office:value-type="float" office:value="1" calcext:value-type="float">
            <text:p>1,0</text:p>
          </table:table-cell>
          <table:table-cell table:style-name="ce16" table:formula="of:=['paramètres modèle'.G651]/['paramètres modèle'.$E651]" office:value-type="float" office:value="1" calcext:value-type="float">
            <text:p>1,0</text:p>
          </table:table-cell>
          <table:table-cell table:style-name="ce16" table:formula="of:=['paramètres modèle'.H651]/['paramètres modèle'.$E651]" office:value-type="float" office:value="1" calcext:value-type="float">
            <text:p>1,0</text:p>
          </table:table-cell>
          <table:table-cell table:style-name="ce16" table:formula="of:=['paramètres modèle'.I651]/['paramètres modèle'.$E651]" office:value-type="float" office:value="1" calcext:value-type="float">
            <text:p>1,0</text:p>
          </table:table-cell>
          <table:table-cell table:style-name="ce16" table:formula="of:=['paramètres modèle'.J651]/['paramètres modèle'.$E65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26" calcext:value-type="float">
            <text:p><text:s/>2 <text:s text:c="3"/></text:p>
          </table:table-cell>
          <table:table-cell table:style-name="ce16" table:formula="of:=['paramètres modèle'.F652]/['paramètres modèle'.$E652]" office:value-type="float" office:value="1" calcext:value-type="float">
            <text:p>1,0</text:p>
          </table:table-cell>
          <table:table-cell table:style-name="ce16" table:formula="of:=['paramètres modèle'.G652]/['paramètres modèle'.$E652]" office:value-type="float" office:value="1" calcext:value-type="float">
            <text:p>1,0</text:p>
          </table:table-cell>
          <table:table-cell table:style-name="ce16" table:formula="of:=['paramètres modèle'.H652]/['paramètres modèle'.$E652]" office:value-type="float" office:value="1" calcext:value-type="float">
            <text:p>1,0</text:p>
          </table:table-cell>
          <table:table-cell table:style-name="ce16" table:formula="of:=['paramètres modèle'.I652]/['paramètres modèle'.$E652]" office:value-type="float" office:value="1" calcext:value-type="float">
            <text:p>1,0</text:p>
          </table:table-cell>
          <table:table-cell table:style-name="ce16" table:formula="of:=['paramètres modèle'.J652]/['paramètres modèle'.$E65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53]/['paramètres modèle'.$E653]" office:value-type="float" office:value="1" calcext:value-type="float">
            <text:p>1,0</text:p>
          </table:table-cell>
          <table:table-cell table:style-name="ce16" table:formula="of:=['paramètres modèle'.G653]/['paramètres modèle'.$E653]" office:value-type="float" office:value="1" calcext:value-type="float">
            <text:p>1,0</text:p>
          </table:table-cell>
          <table:table-cell table:style-name="ce16" table:formula="of:=['paramètres modèle'.H653]/['paramètres modèle'.$E653]" office:value-type="float" office:value="1" calcext:value-type="float">
            <text:p>1,0</text:p>
          </table:table-cell>
          <table:table-cell table:style-name="ce16" table:formula="of:=['paramètres modèle'.I653]/['paramètres modèle'.$E653]" office:value-type="float" office:value="1" calcext:value-type="float">
            <text:p>1,0</text:p>
          </table:table-cell>
          <table:table-cell table:style-name="ce16" table:formula="of:=['paramètres modèle'.J653]/['paramètres modèle'.$E65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65" calcext:value-type="float">
            <text:p><text:s/>4 <text:s text:c="3"/></text:p>
          </table:table-cell>
          <table:table-cell table:style-name="ce16" table:formula="of:=['paramètres modèle'.F654]/['paramètres modèle'.$E654]" office:value-type="float" office:value="1" calcext:value-type="float">
            <text:p>1,0</text:p>
          </table:table-cell>
          <table:table-cell table:style-name="ce16" table:formula="of:=['paramètres modèle'.G654]/['paramètres modèle'.$E654]" office:value-type="float" office:value="1" calcext:value-type="float">
            <text:p>1,0</text:p>
          </table:table-cell>
          <table:table-cell table:style-name="ce16" table:formula="of:=['paramètres modèle'.H654]/['paramètres modèle'.$E654]" office:value-type="float" office:value="1" calcext:value-type="float">
            <text:p>1,0</text:p>
          </table:table-cell>
          <table:table-cell table:style-name="ce16" table:formula="of:=['paramètres modèle'.I654]/['paramètres modèle'.$E654]" office:value-type="float" office:value="1" calcext:value-type="float">
            <text:p>1,0</text:p>
          </table:table-cell>
          <table:table-cell table:style-name="ce16" table:formula="of:=['paramètres modèle'.J654]/['paramètres modèle'.$E65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26" calcext:value-type="float">
            <text:p><text:s/>2 <text:s text:c="3"/></text:p>
          </table:table-cell>
          <table:table-cell table:style-name="ce16" table:formula="of:=['paramètres modèle'.F655]/['paramètres modèle'.$E655]" office:value-type="float" office:value="1" calcext:value-type="float">
            <text:p>1,0</text:p>
          </table:table-cell>
          <table:table-cell table:style-name="ce16" table:formula="of:=['paramètres modèle'.G655]/['paramètres modèle'.$E655]" office:value-type="float" office:value="1" calcext:value-type="float">
            <text:p>1,0</text:p>
          </table:table-cell>
          <table:table-cell table:style-name="ce16" table:formula="of:=['paramètres modèle'.H655]/['paramètres modèle'.$E655]" office:value-type="float" office:value="1" calcext:value-type="float">
            <text:p>1,0</text:p>
          </table:table-cell>
          <table:table-cell table:style-name="ce16" table:formula="of:=['paramètres modèle'.I655]/['paramètres modèle'.$E655]" office:value-type="float" office:value="1" calcext:value-type="float">
            <text:p>1,0</text:p>
          </table:table-cell>
          <table:table-cell table:style-name="ce16" table:formula="of:=['paramètres modèle'.J655]/['paramètres modèle'.$E65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56]/['paramètres modèle'.$E656]" office:value-type="float" office:value="1" calcext:value-type="float">
            <text:p>1,0</text:p>
          </table:table-cell>
          <table:table-cell table:style-name="ce16" table:formula="of:=['paramètres modèle'.G656]/['paramètres modèle'.$E656]" office:value-type="float" office:value="1" calcext:value-type="float">
            <text:p>1,0</text:p>
          </table:table-cell>
          <table:table-cell table:style-name="ce16" table:formula="of:=['paramètres modèle'.H656]/['paramètres modèle'.$E656]" office:value-type="float" office:value="1" calcext:value-type="float">
            <text:p>1,0</text:p>
          </table:table-cell>
          <table:table-cell table:style-name="ce16" table:formula="of:=['paramètres modèle'.I656]/['paramètres modèle'.$E656]" office:value-type="float" office:value="1" calcext:value-type="float">
            <text:p>1,0</text:p>
          </table:table-cell>
          <table:table-cell table:style-name="ce16" table:formula="of:=['paramètres modèle'.J656]/['paramètres modèle'.$E65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57]/['paramètres modèle'.$E657]" office:value-type="float" office:value="1" calcext:value-type="float">
            <text:p>1,0</text:p>
          </table:table-cell>
          <table:table-cell table:style-name="ce16" table:formula="of:=['paramètres modèle'.G657]/['paramètres modèle'.$E657]" office:value-type="float" office:value="1" calcext:value-type="float">
            <text:p>1,0</text:p>
          </table:table-cell>
          <table:table-cell table:style-name="ce16" table:formula="of:=['paramètres modèle'.H657]/['paramètres modèle'.$E657]" office:value-type="float" office:value="1" calcext:value-type="float">
            <text:p>1,0</text:p>
          </table:table-cell>
          <table:table-cell table:style-name="ce16" table:formula="of:=['paramètres modèle'.I657]/['paramètres modèle'.$E657]" office:value-type="float" office:value="1" calcext:value-type="float">
            <text:p>1,0</text:p>
          </table:table-cell>
          <table:table-cell table:style-name="ce16" table:formula="of:=['paramètres modèle'.J657]/['paramètres modèle'.$E65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58]/['paramètres modèle'.$E658]" office:value-type="float" office:value="1" calcext:value-type="float">
            <text:p>1,0</text:p>
          </table:table-cell>
          <table:table-cell table:style-name="ce16" table:formula="of:=['paramètres modèle'.G658]/['paramètres modèle'.$E658]" office:value-type="float" office:value="1" calcext:value-type="float">
            <text:p>1,0</text:p>
          </table:table-cell>
          <table:table-cell table:style-name="ce16" table:formula="of:=['paramètres modèle'.H658]/['paramètres modèle'.$E658]" office:value-type="float" office:value="1" calcext:value-type="float">
            <text:p>1,0</text:p>
          </table:table-cell>
          <table:table-cell table:style-name="ce16" table:formula="of:=['paramètres modèle'.I658]/['paramètres modèle'.$E658]" office:value-type="float" office:value="1" calcext:value-type="float">
            <text:p>1,0</text:p>
          </table:table-cell>
          <table:table-cell table:style-name="ce16" table:formula="of:=['paramètres modèle'.J658]/['paramètres modèle'.$E65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59]/['paramètres modèle'.$E659]" office:value-type="float" office:value="1" calcext:value-type="float">
            <text:p>1,0</text:p>
          </table:table-cell>
          <table:table-cell table:style-name="ce16" table:formula="of:=['paramètres modèle'.G659]/['paramètres modèle'.$E659]" office:value-type="float" office:value="1" calcext:value-type="float">
            <text:p>1,0</text:p>
          </table:table-cell>
          <table:table-cell table:style-name="ce16" table:formula="of:=['paramètres modèle'.H659]/['paramètres modèle'.$E659]" office:value-type="float" office:value="1" calcext:value-type="float">
            <text:p>1,0</text:p>
          </table:table-cell>
          <table:table-cell table:style-name="ce16" table:formula="of:=['paramètres modèle'.I659]/['paramètres modèle'.$E659]" office:value-type="float" office:value="1" calcext:value-type="float">
            <text:p>1,0</text:p>
          </table:table-cell>
          <table:table-cell table:style-name="ce16" table:formula="of:=['paramètres modèle'.J659]/['paramètres modèle'.$E65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41" calcext:value-type="float">
            <text:p><text:s/>2 <text:s text:c="3"/></text:p>
          </table:table-cell>
          <table:table-cell table:style-name="ce16" table:formula="of:=['paramètres modèle'.F660]/['paramètres modèle'.$E660]" office:value-type="float" office:value="1" calcext:value-type="float">
            <text:p>1,0</text:p>
          </table:table-cell>
          <table:table-cell table:style-name="ce16" table:formula="of:=['paramètres modèle'.G660]/['paramètres modèle'.$E660]" office:value-type="float" office:value="1" calcext:value-type="float">
            <text:p>1,0</text:p>
          </table:table-cell>
          <table:table-cell table:style-name="ce16" table:formula="of:=['paramètres modèle'.H660]/['paramètres modèle'.$E660]" office:value-type="float" office:value="1" calcext:value-type="float">
            <text:p>1,0</text:p>
          </table:table-cell>
          <table:table-cell table:style-name="ce16" table:formula="of:=['paramètres modèle'.I660]/['paramètres modèle'.$E660]" office:value-type="float" office:value="1" calcext:value-type="float">
            <text:p>1,0</text:p>
          </table:table-cell>
          <table:table-cell table:style-name="ce16" table:formula="of:=['paramètres modèle'.J660]/['paramètres modèle'.$E66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2.26" calcext:value-type="float">
            <text:p><text:s/>2 <text:s text:c="3"/></text:p>
          </table:table-cell>
          <table:table-cell table:style-name="ce16" table:formula="of:=['paramètres modèle'.F661]/['paramètres modèle'.$E661]" office:value-type="float" office:value="1" calcext:value-type="float">
            <text:p>1,0</text:p>
          </table:table-cell>
          <table:table-cell table:style-name="ce16" table:formula="of:=['paramètres modèle'.G661]/['paramètres modèle'.$E661]" office:value-type="float" office:value="1" calcext:value-type="float">
            <text:p>1,0</text:p>
          </table:table-cell>
          <table:table-cell table:style-name="ce16" table:formula="of:=['paramètres modèle'.H661]/['paramètres modèle'.$E661]" office:value-type="float" office:value="1" calcext:value-type="float">
            <text:p>1,0</text:p>
          </table:table-cell>
          <table:table-cell table:style-name="ce16" table:formula="of:=['paramètres modèle'.I661]/['paramètres modèle'.$E661]" office:value-type="float" office:value="1" calcext:value-type="float">
            <text:p>1,0</text:p>
          </table:table-cell>
          <table:table-cell table:style-name="ce16" table:formula="of:=['paramètres modèle'.J661]/['paramètres modèle'.$E66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65" calcext:value-type="float">
            <text:p><text:s/>4 <text:s text:c="3"/></text:p>
          </table:table-cell>
          <table:table-cell table:style-name="ce16" table:formula="of:=['paramètres modèle'.F662]/['paramètres modèle'.$E662]" office:value-type="float" office:value="1" calcext:value-type="float">
            <text:p>1,0</text:p>
          </table:table-cell>
          <table:table-cell table:style-name="ce16" table:formula="of:=['paramètres modèle'.G662]/['paramètres modèle'.$E662]" office:value-type="float" office:value="1" calcext:value-type="float">
            <text:p>1,0</text:p>
          </table:table-cell>
          <table:table-cell table:style-name="ce16" table:formula="of:=['paramètres modèle'.H662]/['paramètres modèle'.$E662]" office:value-type="float" office:value="1" calcext:value-type="float">
            <text:p>1,0</text:p>
          </table:table-cell>
          <table:table-cell table:style-name="ce16" table:formula="of:=['paramètres modèle'.I662]/['paramètres modèle'.$E662]" office:value-type="float" office:value="1" calcext:value-type="float">
            <text:p>1,0</text:p>
          </table:table-cell>
          <table:table-cell table:style-name="ce16" table:formula="of:=['paramètres modèle'.J662]/['paramètres modèle'.$E66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65" calcext:value-type="float">
            <text:p><text:s/>4 <text:s text:c="3"/></text:p>
          </table:table-cell>
          <table:table-cell table:style-name="ce16" table:formula="of:=['paramètres modèle'.F663]/['paramètres modèle'.$E663]" office:value-type="float" office:value="1" calcext:value-type="float">
            <text:p>1,0</text:p>
          </table:table-cell>
          <table:table-cell table:style-name="ce16" table:formula="of:=['paramètres modèle'.G663]/['paramètres modèle'.$E663]" office:value-type="float" office:value="1" calcext:value-type="float">
            <text:p>1,0</text:p>
          </table:table-cell>
          <table:table-cell table:style-name="ce16" table:formula="of:=['paramètres modèle'.H663]/['paramètres modèle'.$E663]" office:value-type="float" office:value="1" calcext:value-type="float">
            <text:p>1,0</text:p>
          </table:table-cell>
          <table:table-cell table:style-name="ce16" table:formula="of:=['paramètres modèle'.I663]/['paramètres modèle'.$E663]" office:value-type="float" office:value="1" calcext:value-type="float">
            <text:p>1,0</text:p>
          </table:table-cell>
          <table:table-cell table:style-name="ce16" table:formula="of:=['paramètres modèle'.J663]/['paramètres modèle'.$E66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.65" calcext:value-type="float">
            <text:p><text:s/>4 <text:s text:c="3"/></text:p>
          </table:table-cell>
          <table:table-cell table:style-name="ce16" table:formula="of:=['paramètres modèle'.F664]/['paramètres modèle'.$E664]" office:value-type="float" office:value="1" calcext:value-type="float">
            <text:p>1,0</text:p>
          </table:table-cell>
          <table:table-cell table:style-name="ce16" table:formula="of:=['paramètres modèle'.G664]/['paramètres modèle'.$E664]" office:value-type="float" office:value="1" calcext:value-type="float">
            <text:p>1,0</text:p>
          </table:table-cell>
          <table:table-cell table:style-name="ce16" table:formula="of:=['paramètres modèle'.H664]/['paramètres modèle'.$E664]" office:value-type="float" office:value="1" calcext:value-type="float">
            <text:p>1,0</text:p>
          </table:table-cell>
          <table:table-cell table:style-name="ce16" table:formula="of:=['paramètres modèle'.I664]/['paramètres modèle'.$E664]" office:value-type="float" office:value="1" calcext:value-type="float">
            <text:p>1,0</text:p>
          </table:table-cell>
          <table:table-cell table:style-name="ce16" table:formula="of:=['paramètres modèle'.J664]/['paramètres modèle'.$E66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65]/['paramètres modèle'.$E665]" office:value-type="float" office:value="1" calcext:value-type="float">
            <text:p>1,0</text:p>
          </table:table-cell>
          <table:table-cell table:style-name="ce16" table:formula="of:=['paramètres modèle'.G665]/['paramètres modèle'.$E665]" office:value-type="float" office:value="1" calcext:value-type="float">
            <text:p>1,0</text:p>
          </table:table-cell>
          <table:table-cell table:style-name="ce16" table:formula="of:=['paramètres modèle'.H665]/['paramètres modèle'.$E665]" office:value-type="float" office:value="1" calcext:value-type="float">
            <text:p>1,0</text:p>
          </table:table-cell>
          <table:table-cell table:style-name="ce16" table:formula="of:=['paramètres modèle'.I665]/['paramètres modèle'.$E665]" office:value-type="float" office:value="1" calcext:value-type="float">
            <text:p>1,0</text:p>
          </table:table-cell>
          <table:table-cell table:style-name="ce16" table:formula="of:=['paramètres modèle'.J665]/['paramètres modèle'.$E66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66]/['paramètres modèle'.$E666]" office:value-type="float" office:value="1" calcext:value-type="float">
            <text:p>1,0</text:p>
          </table:table-cell>
          <table:table-cell table:style-name="ce16" table:formula="of:=['paramètres modèle'.G666]/['paramètres modèle'.$E666]" office:value-type="float" office:value="1" calcext:value-type="float">
            <text:p>1,0</text:p>
          </table:table-cell>
          <table:table-cell table:style-name="ce16" table:formula="of:=['paramètres modèle'.H666]/['paramètres modèle'.$E666]" office:value-type="float" office:value="1" calcext:value-type="float">
            <text:p>1,0</text:p>
          </table:table-cell>
          <table:table-cell table:style-name="ce16" table:formula="of:=['paramètres modèle'.I666]/['paramètres modèle'.$E666]" office:value-type="float" office:value="1" calcext:value-type="float">
            <text:p>1,0</text:p>
          </table:table-cell>
          <table:table-cell table:style-name="ce16" table:formula="of:=['paramètres modèle'.J666]/['paramètres modèle'.$E66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67]/['paramètres modèle'.$E667]" office:value-type="float" office:value="1" calcext:value-type="float">
            <text:p>1,0</text:p>
          </table:table-cell>
          <table:table-cell table:style-name="ce16" table:formula="of:=['paramètres modèle'.G667]/['paramètres modèle'.$E667]" office:value-type="float" office:value="1" calcext:value-type="float">
            <text:p>1,0</text:p>
          </table:table-cell>
          <table:table-cell table:style-name="ce16" table:formula="of:=['paramètres modèle'.H667]/['paramètres modèle'.$E667]" office:value-type="float" office:value="1" calcext:value-type="float">
            <text:p>1,0</text:p>
          </table:table-cell>
          <table:table-cell table:style-name="ce16" table:formula="of:=['paramètres modèle'.I667]/['paramètres modèle'.$E667]" office:value-type="float" office:value="1" calcext:value-type="float">
            <text:p>1,0</text:p>
          </table:table-cell>
          <table:table-cell table:style-name="ce16" table:formula="of:=['paramètres modèle'.J667]/['paramètres modèle'.$E66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68]/['paramètres modèle'.$E668]" office:value-type="float" office:value="1" calcext:value-type="float">
            <text:p>1,0</text:p>
          </table:table-cell>
          <table:table-cell table:style-name="ce16" table:formula="of:=['paramètres modèle'.G668]/['paramètres modèle'.$E668]" office:value-type="float" office:value="1" calcext:value-type="float">
            <text:p>1,0</text:p>
          </table:table-cell>
          <table:table-cell table:style-name="ce16" table:formula="of:=['paramètres modèle'.H668]/['paramètres modèle'.$E668]" office:value-type="float" office:value="1" calcext:value-type="float">
            <text:p>1,0</text:p>
          </table:table-cell>
          <table:table-cell table:style-name="ce16" table:formula="of:=['paramètres modèle'.I668]/['paramètres modèle'.$E668]" office:value-type="float" office:value="1" calcext:value-type="float">
            <text:p>1,0</text:p>
          </table:table-cell>
          <table:table-cell table:style-name="ce16" table:formula="of:=['paramètres modèle'.J668]/['paramètres modèle'.$E66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69]/['paramètres modèle'.$E669]" office:value-type="float" office:value="1" calcext:value-type="float">
            <text:p>1,0</text:p>
          </table:table-cell>
          <table:table-cell table:style-name="ce16" table:formula="of:=['paramètres modèle'.G669]/['paramètres modèle'.$E669]" office:value-type="float" office:value="1" calcext:value-type="float">
            <text:p>1,0</text:p>
          </table:table-cell>
          <table:table-cell table:style-name="ce16" table:formula="of:=['paramètres modèle'.H669]/['paramètres modèle'.$E669]" office:value-type="float" office:value="1" calcext:value-type="float">
            <text:p>1,0</text:p>
          </table:table-cell>
          <table:table-cell table:style-name="ce16" table:formula="of:=['paramètres modèle'.I669]/['paramètres modèle'.$E669]" office:value-type="float" office:value="1" calcext:value-type="float">
            <text:p>1,0</text:p>
          </table:table-cell>
          <table:table-cell table:style-name="ce16" table:formula="of:=['paramètres modèle'.J669]/['paramètres modèle'.$E66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70]/['paramètres modèle'.$E670]" office:value-type="float" office:value="1" calcext:value-type="float">
            <text:p>1,0</text:p>
          </table:table-cell>
          <table:table-cell table:style-name="ce16" table:formula="of:=['paramètres modèle'.G670]/['paramètres modèle'.$E670]" office:value-type="float" office:value="1" calcext:value-type="float">
            <text:p>1,0</text:p>
          </table:table-cell>
          <table:table-cell table:style-name="ce16" table:formula="of:=['paramètres modèle'.H670]/['paramètres modèle'.$E670]" office:value-type="float" office:value="1" calcext:value-type="float">
            <text:p>1,0</text:p>
          </table:table-cell>
          <table:table-cell table:style-name="ce16" table:formula="of:=['paramètres modèle'.I670]/['paramètres modèle'.$E670]" office:value-type="float" office:value="1" calcext:value-type="float">
            <text:p>1,0</text:p>
          </table:table-cell>
          <table:table-cell table:style-name="ce16" table:formula="of:=['paramètres modèle'.J670]/['paramètres modèle'.$E67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71]/['paramètres modèle'.$E671]" office:value-type="float" office:value="1" calcext:value-type="float">
            <text:p>1,0</text:p>
          </table:table-cell>
          <table:table-cell table:style-name="ce16" table:formula="of:=['paramètres modèle'.G671]/['paramètres modèle'.$E671]" office:value-type="float" office:value="1" calcext:value-type="float">
            <text:p>1,0</text:p>
          </table:table-cell>
          <table:table-cell table:style-name="ce16" table:formula="of:=['paramètres modèle'.H671]/['paramètres modèle'.$E671]" office:value-type="float" office:value="1" calcext:value-type="float">
            <text:p>1,0</text:p>
          </table:table-cell>
          <table:table-cell table:style-name="ce16" table:formula="of:=['paramètres modèle'.I671]/['paramètres modèle'.$E671]" office:value-type="float" office:value="1" calcext:value-type="float">
            <text:p>1,0</text:p>
          </table:table-cell>
          <table:table-cell table:style-name="ce16" table:formula="of:=['paramètres modèle'.J671]/['paramètres modèle'.$E67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72]/['paramètres modèle'.$E672]" office:value-type="float" office:value="1" calcext:value-type="float">
            <text:p>1,0</text:p>
          </table:table-cell>
          <table:table-cell table:style-name="ce16" table:formula="of:=['paramètres modèle'.G672]/['paramètres modèle'.$E672]" office:value-type="float" office:value="1" calcext:value-type="float">
            <text:p>1,0</text:p>
          </table:table-cell>
          <table:table-cell table:style-name="ce16" table:formula="of:=['paramètres modèle'.H672]/['paramètres modèle'.$E672]" office:value-type="float" office:value="1" calcext:value-type="float">
            <text:p>1,0</text:p>
          </table:table-cell>
          <table:table-cell table:style-name="ce16" table:formula="of:=['paramètres modèle'.I672]/['paramètres modèle'.$E672]" office:value-type="float" office:value="1" calcext:value-type="float">
            <text:p>1,0</text:p>
          </table:table-cell>
          <table:table-cell table:style-name="ce16" table:formula="of:=['paramètres modèle'.J672]/['paramètres modèle'.$E67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73]/['paramètres modèle'.$E673]" office:value-type="float" office:value="1" calcext:value-type="float">
            <text:p>1,0</text:p>
          </table:table-cell>
          <table:table-cell table:style-name="ce16" table:formula="of:=['paramètres modèle'.G673]/['paramètres modèle'.$E673]" office:value-type="float" office:value="1" calcext:value-type="float">
            <text:p>1,0</text:p>
          </table:table-cell>
          <table:table-cell table:style-name="ce16" table:formula="of:=['paramètres modèle'.H673]/['paramètres modèle'.$E673]" office:value-type="float" office:value="1" calcext:value-type="float">
            <text:p>1,0</text:p>
          </table:table-cell>
          <table:table-cell table:style-name="ce16" table:formula="of:=['paramètres modèle'.I673]/['paramètres modèle'.$E673]" office:value-type="float" office:value="1" calcext:value-type="float">
            <text:p>1,0</text:p>
          </table:table-cell>
          <table:table-cell table:style-name="ce16" table:formula="of:=['paramètres modèle'.J673]/['paramètres modèle'.$E67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74]/['paramètres modèle'.$E674]" office:value-type="float" office:value="1" calcext:value-type="float">
            <text:p>1,0</text:p>
          </table:table-cell>
          <table:table-cell table:style-name="ce16" table:formula="of:=['paramètres modèle'.G674]/['paramètres modèle'.$E674]" office:value-type="float" office:value="1" calcext:value-type="float">
            <text:p>1,0</text:p>
          </table:table-cell>
          <table:table-cell table:style-name="ce16" table:formula="of:=['paramètres modèle'.H674]/['paramètres modèle'.$E674]" office:value-type="float" office:value="1" calcext:value-type="float">
            <text:p>1,0</text:p>
          </table:table-cell>
          <table:table-cell table:style-name="ce16" table:formula="of:=['paramètres modèle'.I674]/['paramètres modèle'.$E674]" office:value-type="float" office:value="1" calcext:value-type="float">
            <text:p>1,0</text:p>
          </table:table-cell>
          <table:table-cell table:style-name="ce16" table:formula="of:=['paramètres modèle'.J674]/['paramètres modèle'.$E67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75]/['paramètres modèle'.$E675]" office:value-type="float" office:value="1" calcext:value-type="float">
            <text:p>1,0</text:p>
          </table:table-cell>
          <table:table-cell table:style-name="ce16" table:formula="of:=['paramètres modèle'.G675]/['paramètres modèle'.$E675]" office:value-type="float" office:value="1" calcext:value-type="float">
            <text:p>1,0</text:p>
          </table:table-cell>
          <table:table-cell table:style-name="ce16" table:formula="of:=['paramètres modèle'.H675]/['paramètres modèle'.$E675]" office:value-type="float" office:value="1" calcext:value-type="float">
            <text:p>1,0</text:p>
          </table:table-cell>
          <table:table-cell table:style-name="ce16" table:formula="of:=['paramètres modèle'.I675]/['paramètres modèle'.$E675]" office:value-type="float" office:value="1" calcext:value-type="float">
            <text:p>1,0</text:p>
          </table:table-cell>
          <table:table-cell table:style-name="ce16" table:formula="of:=['paramètres modèle'.J675]/['paramètres modèle'.$E67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5" calcext:value-type="float">
            <text:p><text:s/>5 <text:s text:c="3"/></text:p>
          </table:table-cell>
          <table:table-cell table:style-name="ce16" table:formula="of:=['paramètres modèle'.F676]/['paramètres modèle'.$E676]" office:value-type="float" office:value="1" calcext:value-type="float">
            <text:p>1,0</text:p>
          </table:table-cell>
          <table:table-cell table:style-name="ce16" table:formula="of:=['paramètres modèle'.G676]/['paramètres modèle'.$E676]" office:value-type="float" office:value="1" calcext:value-type="float">
            <text:p>1,0</text:p>
          </table:table-cell>
          <table:table-cell table:style-name="ce16" table:formula="of:=['paramètres modèle'.H676]/['paramètres modèle'.$E676]" office:value-type="float" office:value="1" calcext:value-type="float">
            <text:p>1,0</text:p>
          </table:table-cell>
          <table:table-cell table:style-name="ce16" table:formula="of:=['paramètres modèle'.I676]/['paramètres modèle'.$E676]" office:value-type="float" office:value="1" calcext:value-type="float">
            <text:p>1,0</text:p>
          </table:table-cell>
          <table:table-cell table:style-name="ce16" table:formula="of:=['paramètres modèle'.J676]/['paramètres modèle'.$E67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72829135477334" calcext:value-type="float">
            <text:p><text:s/>2 <text:s text:c="3"/></text:p>
          </table:table-cell>
          <table:table-cell table:style-name="ce16" table:formula="of:=['paramètres modèle'.F677]/['paramètres modèle'.$E677]" office:value-type="float" office:value="1" calcext:value-type="float">
            <text:p>1,0</text:p>
          </table:table-cell>
          <table:table-cell table:style-name="ce16" table:formula="of:=['paramètres modèle'.G677]/['paramètres modèle'.$E677]" office:value-type="float" office:value="1" calcext:value-type="float">
            <text:p>1,0</text:p>
          </table:table-cell>
          <table:table-cell table:style-name="ce16" table:formula="of:=['paramètres modèle'.H677]/['paramètres modèle'.$E677]" office:value-type="float" office:value="1" calcext:value-type="float">
            <text:p>1,0</text:p>
          </table:table-cell>
          <table:table-cell table:style-name="ce16" table:formula="of:=['paramètres modèle'.I677]/['paramètres modèle'.$E677]" office:value-type="float" office:value="1" calcext:value-type="float">
            <text:p>1,0</text:p>
          </table:table-cell>
          <table:table-cell table:style-name="ce16" table:formula="of:=['paramètres modèle'.J677]/['paramètres modèle'.$E67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7.01859661722311" calcext:value-type="float">
            <text:p><text:s/>7 <text:s text:c="3"/></text:p>
          </table:table-cell>
          <table:table-cell table:style-name="ce16" table:formula="of:=['paramètres modèle'.F678]/['paramètres modèle'.$E678]" office:value-type="float" office:value="1" calcext:value-type="float">
            <text:p>1,0</text:p>
          </table:table-cell>
          <table:table-cell table:style-name="ce16" table:formula="of:=['paramètres modèle'.G678]/['paramètres modèle'.$E678]" office:value-type="float" office:value="1" calcext:value-type="float">
            <text:p>1,0</text:p>
          </table:table-cell>
          <table:table-cell table:style-name="ce16" table:formula="of:=['paramètres modèle'.H678]/['paramètres modèle'.$E678]" office:value-type="float" office:value="1" calcext:value-type="float">
            <text:p>1,0</text:p>
          </table:table-cell>
          <table:table-cell table:style-name="ce16" table:formula="of:=['paramètres modèle'.I678]/['paramètres modèle'.$E678]" office:value-type="float" office:value="1" calcext:value-type="float">
            <text:p>1,0</text:p>
          </table:table-cell>
          <table:table-cell table:style-name="ce16" table:formula="of:=['paramètres modèle'.J678]/['paramètres modèle'.$E67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79]/['paramètres modèle'.$E679]" office:value-type="string" office:string-value="" calcext:value-type="error">
            <text:p>#DIV/0 !</text:p>
          </table:table-cell>
          <table:table-cell table:style-name="ce16" table:formula="of:=['paramètres modèle'.G679]/['paramètres modèle'.$E679]" office:value-type="string" office:string-value="" calcext:value-type="error">
            <text:p>#DIV/0 !</text:p>
          </table:table-cell>
          <table:table-cell table:style-name="ce16" table:formula="of:=['paramètres modèle'.H679]/['paramètres modèle'.$E679]" office:value-type="string" office:string-value="" calcext:value-type="error">
            <text:p>#DIV/0 !</text:p>
          </table:table-cell>
          <table:table-cell table:style-name="ce16" table:formula="of:=['paramètres modèle'.I679]/['paramètres modèle'.$E679]" office:value-type="string" office:string-value="" calcext:value-type="error">
            <text:p>#DIV/0 !</text:p>
          </table:table-cell>
          <table:table-cell table:style-name="ce16" table:formula="of:=['paramètres modèle'.J679]/['paramètres modèle'.$E679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33.9999999999999" calcext:value-type="float">
            <text:p><text:s/>34 <text:s text:c="3"/></text:p>
          </table:table-cell>
          <table:table-cell table:style-name="ce16" table:formula="of:=['paramètres modèle'.F680]/['paramètres modèle'.$E680]" office:value-type="float" office:value="1" calcext:value-type="float">
            <text:p>1,0</text:p>
          </table:table-cell>
          <table:table-cell table:style-name="ce16" table:formula="of:=['paramètres modèle'.G680]/['paramètres modèle'.$E680]" office:value-type="float" office:value="1" calcext:value-type="float">
            <text:p>1,0</text:p>
          </table:table-cell>
          <table:table-cell table:style-name="ce16" table:formula="of:=['paramètres modèle'.H680]/['paramètres modèle'.$E680]" office:value-type="float" office:value="1" calcext:value-type="float">
            <text:p>1,0</text:p>
          </table:table-cell>
          <table:table-cell table:style-name="ce16" table:formula="of:=['paramètres modèle'.I680]/['paramètres modèle'.$E680]" office:value-type="float" office:value="1" calcext:value-type="float">
            <text:p>1,0</text:p>
          </table:table-cell>
          <table:table-cell table:style-name="ce16" table:formula="of:=['paramètres modèle'.J680]/['paramètres modèle'.$E68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.62137817792261" calcext:value-type="float">
            <text:p><text:s/>2 <text:s text:c="3"/></text:p>
          </table:table-cell>
          <table:table-cell table:style-name="ce16" table:formula="of:=['paramètres modèle'.F681]/['paramètres modèle'.$E681]" office:value-type="float" office:value="1" calcext:value-type="float">
            <text:p>1,0</text:p>
          </table:table-cell>
          <table:table-cell table:style-name="ce16" table:formula="of:=['paramètres modèle'.G681]/['paramètres modèle'.$E681]" office:value-type="float" office:value="1" calcext:value-type="float">
            <text:p>1,0</text:p>
          </table:table-cell>
          <table:table-cell table:style-name="ce16" table:formula="of:=['paramètres modèle'.H681]/['paramètres modèle'.$E681]" office:value-type="float" office:value="1" calcext:value-type="float">
            <text:p>1,0</text:p>
          </table:table-cell>
          <table:table-cell table:style-name="ce16" table:formula="of:=['paramètres modèle'.I681]/['paramètres modèle'.$E681]" office:value-type="float" office:value="1" calcext:value-type="float">
            <text:p>1,0</text:p>
          </table:table-cell>
          <table:table-cell table:style-name="ce16" table:formula="of:=['paramètres modèle'.J681]/['paramètres modèle'.$E68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82]/['paramètres modèle'.$E682]" office:value-type="string" office:string-value="" calcext:value-type="error">
            <text:p>#DIV/0 !</text:p>
          </table:table-cell>
          <table:table-cell table:style-name="ce16" table:formula="of:=['paramètres modèle'.G682]/['paramètres modèle'.$E682]" office:value-type="string" office:string-value="" calcext:value-type="error">
            <text:p>#DIV/0 !</text:p>
          </table:table-cell>
          <table:table-cell table:style-name="ce16" table:formula="of:=['paramètres modèle'.H682]/['paramètres modèle'.$E682]" office:value-type="string" office:string-value="" calcext:value-type="error">
            <text:p>#DIV/0 !</text:p>
          </table:table-cell>
          <table:table-cell table:style-name="ce16" table:formula="of:=['paramètres modèle'.I682]/['paramètres modèle'.$E682]" office:value-type="string" office:string-value="" calcext:value-type="error">
            <text:p>#DIV/0 !</text:p>
          </table:table-cell>
          <table:table-cell table:style-name="ce16" table:formula="of:=['paramètres modèle'.J682]/['paramètres modèle'.$E682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5.35307437107038" calcext:value-type="float">
            <text:p><text:s/>5 <text:s text:c="3"/></text:p>
          </table:table-cell>
          <table:table-cell table:style-name="ce16" table:formula="of:=['paramètres modèle'.F683]/['paramètres modèle'.$E683]" office:value-type="float" office:value="1" calcext:value-type="float">
            <text:p>1,0</text:p>
          </table:table-cell>
          <table:table-cell table:style-name="ce16" table:formula="of:=['paramètres modèle'.G683]/['paramètres modèle'.$E683]" office:value-type="float" office:value="1" calcext:value-type="float">
            <text:p>1,0</text:p>
          </table:table-cell>
          <table:table-cell table:style-name="ce16" table:formula="of:=['paramètres modèle'.H683]/['paramètres modèle'.$E683]" office:value-type="float" office:value="1" calcext:value-type="float">
            <text:p>1,0</text:p>
          </table:table-cell>
          <table:table-cell table:style-name="ce16" table:formula="of:=['paramètres modèle'.I683]/['paramètres modèle'.$E683]" office:value-type="float" office:value="1" calcext:value-type="float">
            <text:p>1,0</text:p>
          </table:table-cell>
          <table:table-cell table:style-name="ce16" table:formula="of:=['paramètres modèle'.J683]/['paramètres modèle'.$E68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84]/['paramètres modèle'.$E684]" office:value-type="string" office:string-value="" calcext:value-type="error">
            <text:p>#DIV/0 !</text:p>
          </table:table-cell>
          <table:table-cell table:style-name="ce16" table:formula="of:=['paramètres modèle'.G684]/['paramètres modèle'.$E684]" office:value-type="string" office:string-value="" calcext:value-type="error">
            <text:p>#DIV/0 !</text:p>
          </table:table-cell>
          <table:table-cell table:style-name="ce16" table:formula="of:=['paramètres modèle'.H684]/['paramètres modèle'.$E684]" office:value-type="string" office:string-value="" calcext:value-type="error">
            <text:p>#DIV/0 !</text:p>
          </table:table-cell>
          <table:table-cell table:style-name="ce16" table:formula="of:=['paramètres modèle'.I684]/['paramètres modèle'.$E684]" office:value-type="string" office:string-value="" calcext:value-type="error">
            <text:p>#DIV/0 !</text:p>
          </table:table-cell>
          <table:table-cell table:style-name="ce16" table:formula="of:=['paramètres modèle'.J684]/['paramètres modèle'.$E684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85]/['paramètres modèle'.$E685]" office:value-type="string" office:string-value="" calcext:value-type="error">
            <text:p>#DIV/0 !</text:p>
          </table:table-cell>
          <table:table-cell table:style-name="ce16" table:formula="of:=['paramètres modèle'.G685]/['paramètres modèle'.$E685]" office:value-type="string" office:string-value="" calcext:value-type="error">
            <text:p>#DIV/0 !</text:p>
          </table:table-cell>
          <table:table-cell table:style-name="ce16" table:formula="of:=['paramètres modèle'.H685]/['paramètres modèle'.$E685]" office:value-type="string" office:string-value="" calcext:value-type="error">
            <text:p>#DIV/0 !</text:p>
          </table:table-cell>
          <table:table-cell table:style-name="ce16" table:formula="of:=['paramètres modèle'.I685]/['paramètres modèle'.$E685]" office:value-type="string" office:string-value="" calcext:value-type="error">
            <text:p>#DIV/0 !</text:p>
          </table:table-cell>
          <table:table-cell table:style-name="ce16" table:formula="of:=['paramètres modèle'.J685]/['paramètres modèle'.$E685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86]/['paramètres modèle'.$E686]" office:value-type="string" office:string-value="" calcext:value-type="error">
            <text:p>#DIV/0 !</text:p>
          </table:table-cell>
          <table:table-cell table:style-name="ce16" table:formula="of:=['paramètres modèle'.G686]/['paramètres modèle'.$E686]" office:value-type="string" office:string-value="" calcext:value-type="error">
            <text:p>#DIV/0 !</text:p>
          </table:table-cell>
          <table:table-cell table:style-name="ce16" table:formula="of:=['paramètres modèle'.H686]/['paramètres modèle'.$E686]" office:value-type="string" office:string-value="" calcext:value-type="error">
            <text:p>#DIV/0 !</text:p>
          </table:table-cell>
          <table:table-cell table:style-name="ce16" table:formula="of:=['paramètres modèle'.I686]/['paramètres modèle'.$E686]" office:value-type="string" office:string-value="" calcext:value-type="error">
            <text:p>#DIV/0 !</text:p>
          </table:table-cell>
          <table:table-cell table:style-name="ce16" table:formula="of:=['paramètres modèle'.J686]/['paramètres modèle'.$E686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87]/['paramètres modèle'.$E687]" office:value-type="string" office:string-value="" calcext:value-type="error">
            <text:p>#DIV/0 !</text:p>
          </table:table-cell>
          <table:table-cell table:style-name="ce16" table:formula="of:=['paramètres modèle'.G687]/['paramètres modèle'.$E687]" office:value-type="string" office:string-value="" calcext:value-type="error">
            <text:p>#DIV/0 !</text:p>
          </table:table-cell>
          <table:table-cell table:style-name="ce16" table:formula="of:=['paramètres modèle'.H687]/['paramètres modèle'.$E687]" office:value-type="string" office:string-value="" calcext:value-type="error">
            <text:p>#DIV/0 !</text:p>
          </table:table-cell>
          <table:table-cell table:style-name="ce16" table:formula="of:=['paramètres modèle'.I687]/['paramètres modèle'.$E687]" office:value-type="string" office:string-value="" calcext:value-type="error">
            <text:p>#DIV/0 !</text:p>
          </table:table-cell>
          <table:table-cell table:style-name="ce16" table:formula="of:=['paramètres modèle'.J687]/['paramètres modèle'.$E687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88]/['paramètres modèle'.$E688]" office:value-type="string" office:string-value="" calcext:value-type="error">
            <text:p>#DIV/0 !</text:p>
          </table:table-cell>
          <table:table-cell table:style-name="ce16" table:formula="of:=['paramètres modèle'.G688]/['paramètres modèle'.$E688]" office:value-type="string" office:string-value="" calcext:value-type="error">
            <text:p>#DIV/0 !</text:p>
          </table:table-cell>
          <table:table-cell table:style-name="ce16" table:formula="of:=['paramètres modèle'.H688]/['paramètres modèle'.$E688]" office:value-type="string" office:string-value="" calcext:value-type="error">
            <text:p>#DIV/0 !</text:p>
          </table:table-cell>
          <table:table-cell table:style-name="ce16" table:formula="of:=['paramètres modèle'.I688]/['paramètres modèle'.$E688]" office:value-type="string" office:string-value="" calcext:value-type="error">
            <text:p>#DIV/0 !</text:p>
          </table:table-cell>
          <table:table-cell table:style-name="ce16" table:formula="of:=['paramètres modèle'.J688]/['paramètres modèle'.$E688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689]/['paramètres modèle'.$E689]" office:value-type="string" office:string-value="" calcext:value-type="error">
            <text:p>#DIV/0 !</text:p>
          </table:table-cell>
          <table:table-cell table:style-name="ce16" table:formula="of:=['paramètres modèle'.G689]/['paramètres modèle'.$E689]" office:value-type="string" office:string-value="" calcext:value-type="error">
            <text:p>#DIV/0 !</text:p>
          </table:table-cell>
          <table:table-cell table:style-name="ce16" table:formula="of:=['paramètres modèle'.H689]/['paramètres modèle'.$E689]" office:value-type="string" office:string-value="" calcext:value-type="error">
            <text:p>#DIV/0 !</text:p>
          </table:table-cell>
          <table:table-cell table:style-name="ce16" table:formula="of:=['paramètres modèle'.I689]/['paramètres modèle'.$E689]" office:value-type="string" office:string-value="" calcext:value-type="error">
            <text:p>#DIV/0 !</text:p>
          </table:table-cell>
          <table:table-cell table:style-name="ce16" table:formula="of:=['paramètres modèle'.J689]/['paramètres modèle'.$E689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Bureautiqu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690]/['paramètres modèle'.$E690]" office:value-type="float" office:value="1" calcext:value-type="float">
            <text:p>1,0</text:p>
          </table:table-cell>
          <table:table-cell table:style-name="ce16" table:formula="of:=['paramètres modèle'.G690]/['paramètres modèle'.$E690]" office:value-type="float" office:value="1" calcext:value-type="float">
            <text:p>1,0</text:p>
          </table:table-cell>
          <table:table-cell table:style-name="ce16" table:formula="of:=['paramètres modèle'.H690]/['paramètres modèle'.$E690]" office:value-type="float" office:value="1" calcext:value-type="float">
            <text:p>1,0</text:p>
          </table:table-cell>
          <table:table-cell table:style-name="ce16" table:formula="of:=['paramètres modèle'.I690]/['paramètres modèle'.$E690]" office:value-type="float" office:value="1" calcext:value-type="float">
            <text:p>1,0</text:p>
          </table:table-cell>
          <table:table-cell table:style-name="ce16" table:formula="of:=['paramètres modèle'.J690]/['paramètres modèle'.$E69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53" calcext:value-type="float">
            <text:p><text:s/>1 <text:s text:c="3"/></text:p>
          </table:table-cell>
          <table:table-cell table:style-name="ce16" table:formula="of:=['paramètres modèle'.F691]/['paramètres modèle'.$E691]" office:value-type="float" office:value="1" calcext:value-type="float">
            <text:p>1,0</text:p>
          </table:table-cell>
          <table:table-cell table:style-name="ce16" table:formula="of:=['paramètres modèle'.G691]/['paramètres modèle'.$E691]" office:value-type="float" office:value="1" calcext:value-type="float">
            <text:p>1,0</text:p>
          </table:table-cell>
          <table:table-cell table:style-name="ce16" table:formula="of:=['paramètres modèle'.H691]/['paramètres modèle'.$E691]" office:value-type="float" office:value="1" calcext:value-type="float">
            <text:p>1,0</text:p>
          </table:table-cell>
          <table:table-cell table:style-name="ce16" table:formula="of:=['paramètres modèle'.I691]/['paramètres modèle'.$E691]" office:value-type="float" office:value="1" calcext:value-type="float">
            <text:p>1,0</text:p>
          </table:table-cell>
          <table:table-cell table:style-name="ce16" table:formula="of:=['paramètres modèle'.J691]/['paramètres modèle'.$E69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53" calcext:value-type="float">
            <text:p><text:s/>1 <text:s text:c="3"/></text:p>
          </table:table-cell>
          <table:table-cell table:style-name="ce16" table:formula="of:=['paramètres modèle'.F692]/['paramètres modèle'.$E692]" office:value-type="float" office:value="1" calcext:value-type="float">
            <text:p>1,0</text:p>
          </table:table-cell>
          <table:table-cell table:style-name="ce16" table:formula="of:=['paramètres modèle'.G692]/['paramètres modèle'.$E692]" office:value-type="float" office:value="1" calcext:value-type="float">
            <text:p>1,0</text:p>
          </table:table-cell>
          <table:table-cell table:style-name="ce16" table:formula="of:=['paramètres modèle'.H692]/['paramètres modèle'.$E692]" office:value-type="float" office:value="1" calcext:value-type="float">
            <text:p>1,0</text:p>
          </table:table-cell>
          <table:table-cell table:style-name="ce16" table:formula="of:=['paramètres modèle'.I692]/['paramètres modèle'.$E692]" office:value-type="float" office:value="1" calcext:value-type="float">
            <text:p>1,0</text:p>
          </table:table-cell>
          <table:table-cell table:style-name="ce16" table:formula="of:=['paramètres modèle'.J692]/['paramètres modèle'.$E69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53" calcext:value-type="float">
            <text:p><text:s/>1 <text:s text:c="3"/></text:p>
          </table:table-cell>
          <table:table-cell table:style-name="ce16" table:formula="of:=['paramètres modèle'.F693]/['paramètres modèle'.$E693]" office:value-type="float" office:value="1" calcext:value-type="float">
            <text:p>1,0</text:p>
          </table:table-cell>
          <table:table-cell table:style-name="ce16" table:formula="of:=['paramètres modèle'.G693]/['paramètres modèle'.$E693]" office:value-type="float" office:value="1" calcext:value-type="float">
            <text:p>1,0</text:p>
          </table:table-cell>
          <table:table-cell table:style-name="ce16" table:formula="of:=['paramètres modèle'.H693]/['paramètres modèle'.$E693]" office:value-type="float" office:value="1" calcext:value-type="float">
            <text:p>1,0</text:p>
          </table:table-cell>
          <table:table-cell table:style-name="ce16" table:formula="of:=['paramètres modèle'.I693]/['paramètres modèle'.$E693]" office:value-type="float" office:value="1" calcext:value-type="float">
            <text:p>1,0</text:p>
          </table:table-cell>
          <table:table-cell table:style-name="ce16" table:formula="of:=['paramètres modèle'.J693]/['paramètres modèle'.$E69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53" calcext:value-type="float">
            <text:p><text:s/>1 <text:s text:c="3"/></text:p>
          </table:table-cell>
          <table:table-cell table:style-name="ce16" table:formula="of:=['paramètres modèle'.F694]/['paramètres modèle'.$E694]" office:value-type="float" office:value="1" calcext:value-type="float">
            <text:p>1,0</text:p>
          </table:table-cell>
          <table:table-cell table:style-name="ce16" table:formula="of:=['paramètres modèle'.G694]/['paramètres modèle'.$E694]" office:value-type="float" office:value="1" calcext:value-type="float">
            <text:p>1,0</text:p>
          </table:table-cell>
          <table:table-cell table:style-name="ce16" table:formula="of:=['paramètres modèle'.H694]/['paramètres modèle'.$E694]" office:value-type="float" office:value="1" calcext:value-type="float">
            <text:p>1,0</text:p>
          </table:table-cell>
          <table:table-cell table:style-name="ce16" table:formula="of:=['paramètres modèle'.I694]/['paramètres modèle'.$E694]" office:value-type="float" office:value="1" calcext:value-type="float">
            <text:p>1,0</text:p>
          </table:table-cell>
          <table:table-cell table:style-name="ce16" table:formula="of:=['paramètres modèle'.J694]/['paramètres modèle'.$E69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53" calcext:value-type="float">
            <text:p><text:s/>1 <text:s text:c="3"/></text:p>
          </table:table-cell>
          <table:table-cell table:style-name="ce16" table:formula="of:=['paramètres modèle'.F695]/['paramètres modèle'.$E695]" office:value-type="float" office:value="1" calcext:value-type="float">
            <text:p>1,0</text:p>
          </table:table-cell>
          <table:table-cell table:style-name="ce16" table:formula="of:=['paramètres modèle'.G695]/['paramètres modèle'.$E695]" office:value-type="float" office:value="1" calcext:value-type="float">
            <text:p>1,0</text:p>
          </table:table-cell>
          <table:table-cell table:style-name="ce16" table:formula="of:=['paramètres modèle'.H695]/['paramètres modèle'.$E695]" office:value-type="float" office:value="1" calcext:value-type="float">
            <text:p>1,0</text:p>
          </table:table-cell>
          <table:table-cell table:style-name="ce16" table:formula="of:=['paramètres modèle'.I695]/['paramètres modèle'.$E695]" office:value-type="float" office:value="1" calcext:value-type="float">
            <text:p>1,0</text:p>
          </table:table-cell>
          <table:table-cell table:style-name="ce16" table:formula="of:=['paramètres modèle'.J695]/['paramètres modèle'.$E69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53" calcext:value-type="float">
            <text:p><text:s/>1 <text:s text:c="3"/></text:p>
          </table:table-cell>
          <table:table-cell table:style-name="ce16" table:formula="of:=['paramètres modèle'.F696]/['paramètres modèle'.$E696]" office:value-type="float" office:value="1" calcext:value-type="float">
            <text:p>1,0</text:p>
          </table:table-cell>
          <table:table-cell table:style-name="ce16" table:formula="of:=['paramètres modèle'.G696]/['paramètres modèle'.$E696]" office:value-type="float" office:value="1" calcext:value-type="float">
            <text:p>1,0</text:p>
          </table:table-cell>
          <table:table-cell table:style-name="ce16" table:formula="of:=['paramètres modèle'.H696]/['paramètres modèle'.$E696]" office:value-type="float" office:value="1" calcext:value-type="float">
            <text:p>1,0</text:p>
          </table:table-cell>
          <table:table-cell table:style-name="ce16" table:formula="of:=['paramètres modèle'.I696]/['paramètres modèle'.$E696]" office:value-type="float" office:value="1" calcext:value-type="float">
            <text:p>1,0</text:p>
          </table:table-cell>
          <table:table-cell table:style-name="ce16" table:formula="of:=['paramètres modèle'.J696]/['paramètres modèle'.$E69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892597637" calcext:value-type="float">
            <text:p><text:s/>2 <text:s text:c="3"/></text:p>
          </table:table-cell>
          <table:table-cell table:style-name="ce16" table:formula="of:=['paramètres modèle'.F697]/['paramètres modèle'.$E697]" office:value-type="float" office:value="1" calcext:value-type="float">
            <text:p>1,0</text:p>
          </table:table-cell>
          <table:table-cell table:style-name="ce16" table:formula="of:=['paramètres modèle'.G697]/['paramètres modèle'.$E697]" office:value-type="float" office:value="1" calcext:value-type="float">
            <text:p>1,0</text:p>
          </table:table-cell>
          <table:table-cell table:style-name="ce16" table:formula="of:=['paramètres modèle'.H697]/['paramètres modèle'.$E697]" office:value-type="float" office:value="1" calcext:value-type="float">
            <text:p>1,0</text:p>
          </table:table-cell>
          <table:table-cell table:style-name="ce16" table:formula="of:=['paramètres modèle'.I697]/['paramètres modèle'.$E697]" office:value-type="float" office:value="1" calcext:value-type="float">
            <text:p>1,0</text:p>
          </table:table-cell>
          <table:table-cell table:style-name="ce16" table:formula="of:=['paramètres modèle'.J697]/['paramètres modèle'.$E69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698]/['paramètres modèle'.$E698]" office:value-type="float" office:value="1" calcext:value-type="float">
            <text:p>1,0</text:p>
          </table:table-cell>
          <table:table-cell table:style-name="ce16" table:formula="of:=['paramètres modèle'.G698]/['paramètres modèle'.$E698]" office:value-type="float" office:value="1" calcext:value-type="float">
            <text:p>1,0</text:p>
          </table:table-cell>
          <table:table-cell table:style-name="ce16" table:formula="of:=['paramètres modèle'.H698]/['paramètres modèle'.$E698]" office:value-type="float" office:value="1" calcext:value-type="float">
            <text:p>1,0</text:p>
          </table:table-cell>
          <table:table-cell table:style-name="ce16" table:formula="of:=['paramètres modèle'.I698]/['paramètres modèle'.$E698]" office:value-type="float" office:value="1" calcext:value-type="float">
            <text:p>1,0</text:p>
          </table:table-cell>
          <table:table-cell table:style-name="ce16" table:formula="of:=['paramètres modèle'.J698]/['paramètres modèle'.$E69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6552216391579" calcext:value-type="float">
            <text:p><text:s/>2 <text:s text:c="3"/></text:p>
          </table:table-cell>
          <table:table-cell table:style-name="ce16" table:formula="of:=['paramètres modèle'.F699]/['paramètres modèle'.$E699]" office:value-type="float" office:value="1" calcext:value-type="float">
            <text:p>1,0</text:p>
          </table:table-cell>
          <table:table-cell table:style-name="ce16" table:formula="of:=['paramètres modèle'.G699]/['paramètres modèle'.$E699]" office:value-type="float" office:value="1" calcext:value-type="float">
            <text:p>1,0</text:p>
          </table:table-cell>
          <table:table-cell table:style-name="ce16" table:formula="of:=['paramètres modèle'.H699]/['paramètres modèle'.$E699]" office:value-type="float" office:value="1" calcext:value-type="float">
            <text:p>1,0</text:p>
          </table:table-cell>
          <table:table-cell table:style-name="ce16" table:formula="of:=['paramètres modèle'.I699]/['paramètres modèle'.$E699]" office:value-type="float" office:value="1" calcext:value-type="float">
            <text:p>1,0</text:p>
          </table:table-cell>
          <table:table-cell table:style-name="ce16" table:formula="of:=['paramètres modèle'.J699]/['paramètres modèle'.$E69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700]/['paramètres modèle'.$E700]" office:value-type="float" office:value="1" calcext:value-type="float">
            <text:p>1,0</text:p>
          </table:table-cell>
          <table:table-cell table:style-name="ce16" table:formula="of:=['paramètres modèle'.G700]/['paramètres modèle'.$E700]" office:value-type="float" office:value="1" calcext:value-type="float">
            <text:p>1,0</text:p>
          </table:table-cell>
          <table:table-cell table:style-name="ce16" table:formula="of:=['paramètres modèle'.H700]/['paramètres modèle'.$E700]" office:value-type="float" office:value="1" calcext:value-type="float">
            <text:p>1,0</text:p>
          </table:table-cell>
          <table:table-cell table:style-name="ce16" table:formula="of:=['paramètres modèle'.I700]/['paramètres modèle'.$E700]" office:value-type="float" office:value="1" calcext:value-type="float">
            <text:p>1,0</text:p>
          </table:table-cell>
          <table:table-cell table:style-name="ce16" table:formula="of:=['paramètres modèle'.J700]/['paramètres modèle'.$E70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63846967195789" calcext:value-type="float">
            <text:p><text:s/>2 <text:s text:c="3"/></text:p>
          </table:table-cell>
          <table:table-cell table:style-name="ce16" table:formula="of:=['paramètres modèle'.F701]/['paramètres modèle'.$E701]" office:value-type="float" office:value="1" calcext:value-type="float">
            <text:p>1,0</text:p>
          </table:table-cell>
          <table:table-cell table:style-name="ce16" table:formula="of:=['paramètres modèle'.G701]/['paramètres modèle'.$E701]" office:value-type="float" office:value="1" calcext:value-type="float">
            <text:p>1,0</text:p>
          </table:table-cell>
          <table:table-cell table:style-name="ce16" table:formula="of:=['paramètres modèle'.H701]/['paramètres modèle'.$E701]" office:value-type="float" office:value="1" calcext:value-type="float">
            <text:p>1,0</text:p>
          </table:table-cell>
          <table:table-cell table:style-name="ce16" table:formula="of:=['paramètres modèle'.I701]/['paramètres modèle'.$E701]" office:value-type="float" office:value="1" calcext:value-type="float">
            <text:p>1,0</text:p>
          </table:table-cell>
          <table:table-cell table:style-name="ce16" table:formula="of:=['paramètres modèle'.J701]/['paramètres modèle'.$E70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67603181791579" calcext:value-type="float">
            <text:p><text:s/>2 <text:s text:c="3"/></text:p>
          </table:table-cell>
          <table:table-cell table:style-name="ce16" table:formula="of:=['paramètres modèle'.F702]/['paramètres modèle'.$E702]" office:value-type="float" office:value="1" calcext:value-type="float">
            <text:p>1,0</text:p>
          </table:table-cell>
          <table:table-cell table:style-name="ce16" table:formula="of:=['paramètres modèle'.G702]/['paramètres modèle'.$E702]" office:value-type="float" office:value="1" calcext:value-type="float">
            <text:p>1,0</text:p>
          </table:table-cell>
          <table:table-cell table:style-name="ce16" table:formula="of:=['paramètres modèle'.H702]/['paramètres modèle'.$E702]" office:value-type="float" office:value="1" calcext:value-type="float">
            <text:p>1,0</text:p>
          </table:table-cell>
          <table:table-cell table:style-name="ce16" table:formula="of:=['paramètres modèle'.I702]/['paramètres modèle'.$E702]" office:value-type="float" office:value="1" calcext:value-type="float">
            <text:p>1,0</text:p>
          </table:table-cell>
          <table:table-cell table:style-name="ce16" table:formula="of:=['paramètres modèle'.J702]/['paramètres modèle'.$E70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0140469366316" calcext:value-type="float">
            <text:p><text:s/>2 <text:s text:c="3"/></text:p>
          </table:table-cell>
          <table:table-cell table:style-name="ce16" table:formula="of:=['paramètres modèle'.F703]/['paramètres modèle'.$E703]" office:value-type="float" office:value="1" calcext:value-type="float">
            <text:p>1,0</text:p>
          </table:table-cell>
          <table:table-cell table:style-name="ce16" table:formula="of:=['paramètres modèle'.G703]/['paramètres modèle'.$E703]" office:value-type="float" office:value="1" calcext:value-type="float">
            <text:p>1,0</text:p>
          </table:table-cell>
          <table:table-cell table:style-name="ce16" table:formula="of:=['paramètres modèle'.H703]/['paramètres modèle'.$E703]" office:value-type="float" office:value="1" calcext:value-type="float">
            <text:p>1,0</text:p>
          </table:table-cell>
          <table:table-cell table:style-name="ce16" table:formula="of:=['paramètres modèle'.I703]/['paramètres modèle'.$E703]" office:value-type="float" office:value="1" calcext:value-type="float">
            <text:p>1,0</text:p>
          </table:table-cell>
          <table:table-cell table:style-name="ce16" table:formula="of:=['paramètres modèle'.J703]/['paramètres modèle'.$E70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.176699919" calcext:value-type="float">
            <text:p><text:s/>2 <text:s text:c="3"/></text:p>
          </table:table-cell>
          <table:table-cell table:style-name="ce16" table:formula="of:=['paramètres modèle'.F704]/['paramètres modèle'.$E704]" office:value-type="float" office:value="1" calcext:value-type="float">
            <text:p>1,0</text:p>
          </table:table-cell>
          <table:table-cell table:style-name="ce16" table:formula="of:=['paramètres modèle'.G704]/['paramètres modèle'.$E704]" office:value-type="float" office:value="1" calcext:value-type="float">
            <text:p>1,0</text:p>
          </table:table-cell>
          <table:table-cell table:style-name="ce16" table:formula="of:=['paramètres modèle'.H704]/['paramètres modèle'.$E704]" office:value-type="float" office:value="1" calcext:value-type="float">
            <text:p>1,0</text:p>
          </table:table-cell>
          <table:table-cell table:style-name="ce16" table:formula="of:=['paramètres modèle'.I704]/['paramètres modèle'.$E704]" office:value-type="float" office:value="1" calcext:value-type="float">
            <text:p>1,0</text:p>
          </table:table-cell>
          <table:table-cell table:style-name="ce16" table:formula="of:=['paramètres modèle'.J704]/['paramètres modèle'.$E70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.176699919" calcext:value-type="float">
            <text:p><text:s/>2 <text:s text:c="3"/></text:p>
          </table:table-cell>
          <table:table-cell table:style-name="ce16" table:formula="of:=['paramètres modèle'.F705]/['paramètres modèle'.$E705]" office:value-type="float" office:value="1" calcext:value-type="float">
            <text:p>1,0</text:p>
          </table:table-cell>
          <table:table-cell table:style-name="ce16" table:formula="of:=['paramètres modèle'.G705]/['paramètres modèle'.$E705]" office:value-type="float" office:value="1" calcext:value-type="float">
            <text:p>1,0</text:p>
          </table:table-cell>
          <table:table-cell table:style-name="ce16" table:formula="of:=['paramètres modèle'.H705]/['paramètres modèle'.$E705]" office:value-type="float" office:value="1" calcext:value-type="float">
            <text:p>1,0</text:p>
          </table:table-cell>
          <table:table-cell table:style-name="ce16" table:formula="of:=['paramètres modèle'.I705]/['paramètres modèle'.$E705]" office:value-type="float" office:value="1" calcext:value-type="float">
            <text:p>1,0</text:p>
          </table:table-cell>
          <table:table-cell table:style-name="ce16" table:formula="of:=['paramètres modèle'.J705]/['paramètres modèle'.$E70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892597637" calcext:value-type="float">
            <text:p><text:s/>2 <text:s text:c="3"/></text:p>
          </table:table-cell>
          <table:table-cell table:style-name="ce16" table:formula="of:=['paramètres modèle'.F706]/['paramètres modèle'.$E706]" office:value-type="float" office:value="1" calcext:value-type="float">
            <text:p>1,0</text:p>
          </table:table-cell>
          <table:table-cell table:style-name="ce16" table:formula="of:=['paramètres modèle'.G706]/['paramètres modèle'.$E706]" office:value-type="float" office:value="1" calcext:value-type="float">
            <text:p>1,0</text:p>
          </table:table-cell>
          <table:table-cell table:style-name="ce16" table:formula="of:=['paramètres modèle'.H706]/['paramètres modèle'.$E706]" office:value-type="float" office:value="1" calcext:value-type="float">
            <text:p>1,0</text:p>
          </table:table-cell>
          <table:table-cell table:style-name="ce16" table:formula="of:=['paramètres modèle'.I706]/['paramètres modèle'.$E706]" office:value-type="float" office:value="1" calcext:value-type="float">
            <text:p>1,0</text:p>
          </table:table-cell>
          <table:table-cell table:style-name="ce16" table:formula="of:=['paramètres modèle'.J706]/['paramètres modèle'.$E70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0140469366316" calcext:value-type="float">
            <text:p><text:s/>2 <text:s text:c="3"/></text:p>
          </table:table-cell>
          <table:table-cell table:style-name="ce16" table:formula="of:=['paramètres modèle'.F707]/['paramètres modèle'.$E707]" office:value-type="float" office:value="1" calcext:value-type="float">
            <text:p>1,0</text:p>
          </table:table-cell>
          <table:table-cell table:style-name="ce16" table:formula="of:=['paramètres modèle'.G707]/['paramètres modèle'.$E707]" office:value-type="float" office:value="1" calcext:value-type="float">
            <text:p>1,0</text:p>
          </table:table-cell>
          <table:table-cell table:style-name="ce16" table:formula="of:=['paramètres modèle'.H707]/['paramètres modèle'.$E707]" office:value-type="float" office:value="1" calcext:value-type="float">
            <text:p>1,0</text:p>
          </table:table-cell>
          <table:table-cell table:style-name="ce16" table:formula="of:=['paramètres modèle'.I707]/['paramètres modèle'.$E707]" office:value-type="float" office:value="1" calcext:value-type="float">
            <text:p>1,0</text:p>
          </table:table-cell>
          <table:table-cell table:style-name="ce16" table:formula="of:=['paramètres modèle'.J707]/['paramètres modèle'.$E70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6552216391579" calcext:value-type="float">
            <text:p><text:s/>2 <text:s text:c="3"/></text:p>
          </table:table-cell>
          <table:table-cell table:style-name="ce16" table:formula="of:=['paramètres modèle'.F708]/['paramètres modèle'.$E708]" office:value-type="float" office:value="1" calcext:value-type="float">
            <text:p>1,0</text:p>
          </table:table-cell>
          <table:table-cell table:style-name="ce16" table:formula="of:=['paramètres modèle'.G708]/['paramètres modèle'.$E708]" office:value-type="float" office:value="1" calcext:value-type="float">
            <text:p>1,0</text:p>
          </table:table-cell>
          <table:table-cell table:style-name="ce16" table:formula="of:=['paramètres modèle'.H708]/['paramètres modèle'.$E708]" office:value-type="float" office:value="1" calcext:value-type="float">
            <text:p>1,0</text:p>
          </table:table-cell>
          <table:table-cell table:style-name="ce16" table:formula="of:=['paramètres modèle'.I708]/['paramètres modèle'.$E708]" office:value-type="float" office:value="1" calcext:value-type="float">
            <text:p>1,0</text:p>
          </table:table-cell>
          <table:table-cell table:style-name="ce16" table:formula="of:=['paramètres modèle'.J708]/['paramètres modèle'.$E70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0140469366316" calcext:value-type="float">
            <text:p><text:s/>2 <text:s text:c="3"/></text:p>
          </table:table-cell>
          <table:table-cell table:style-name="ce16" table:formula="of:=['paramètres modèle'.F709]/['paramètres modèle'.$E709]" office:value-type="float" office:value="1" calcext:value-type="float">
            <text:p>1,0</text:p>
          </table:table-cell>
          <table:table-cell table:style-name="ce16" table:formula="of:=['paramètres modèle'.G709]/['paramètres modèle'.$E709]" office:value-type="float" office:value="1" calcext:value-type="float">
            <text:p>1,0</text:p>
          </table:table-cell>
          <table:table-cell table:style-name="ce16" table:formula="of:=['paramètres modèle'.H709]/['paramètres modèle'.$E709]" office:value-type="float" office:value="1" calcext:value-type="float">
            <text:p>1,0</text:p>
          </table:table-cell>
          <table:table-cell table:style-name="ce16" table:formula="of:=['paramètres modèle'.I709]/['paramètres modèle'.$E709]" office:value-type="float" office:value="1" calcext:value-type="float">
            <text:p>1,0</text:p>
          </table:table-cell>
          <table:table-cell table:style-name="ce16" table:formula="of:=['paramètres modèle'.J709]/['paramètres modèle'.$E70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0140469366316" calcext:value-type="float">
            <text:p><text:s/>2 <text:s text:c="3"/></text:p>
          </table:table-cell>
          <table:table-cell table:style-name="ce16" table:formula="of:=['paramètres modèle'.F710]/['paramètres modèle'.$E710]" office:value-type="float" office:value="1" calcext:value-type="float">
            <text:p>1,0</text:p>
          </table:table-cell>
          <table:table-cell table:style-name="ce16" table:formula="of:=['paramètres modèle'.G710]/['paramètres modèle'.$E710]" office:value-type="float" office:value="1" calcext:value-type="float">
            <text:p>1,0</text:p>
          </table:table-cell>
          <table:table-cell table:style-name="ce16" table:formula="of:=['paramètres modèle'.H710]/['paramètres modèle'.$E710]" office:value-type="float" office:value="1" calcext:value-type="float">
            <text:p>1,0</text:p>
          </table:table-cell>
          <table:table-cell table:style-name="ce16" table:formula="of:=['paramètres modèle'.I710]/['paramètres modèle'.$E710]" office:value-type="float" office:value="1" calcext:value-type="float">
            <text:p>1,0</text:p>
          </table:table-cell>
          <table:table-cell table:style-name="ce16" table:formula="of:=['paramètres modèle'.J710]/['paramètres modèle'.$E71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711]/['paramètres modèle'.$E711]" office:value-type="float" office:value="1" calcext:value-type="float">
            <text:p>1,0</text:p>
          </table:table-cell>
          <table:table-cell table:style-name="ce16" table:formula="of:=['paramètres modèle'.G711]/['paramètres modèle'.$E711]" office:value-type="float" office:value="1" calcext:value-type="float">
            <text:p>1,0</text:p>
          </table:table-cell>
          <table:table-cell table:style-name="ce16" table:formula="of:=['paramètres modèle'.H711]/['paramètres modèle'.$E711]" office:value-type="float" office:value="1" calcext:value-type="float">
            <text:p>1,0</text:p>
          </table:table-cell>
          <table:table-cell table:style-name="ce16" table:formula="of:=['paramètres modèle'.I711]/['paramètres modèle'.$E711]" office:value-type="float" office:value="1" calcext:value-type="float">
            <text:p>1,0</text:p>
          </table:table-cell>
          <table:table-cell table:style-name="ce16" table:formula="of:=['paramètres modèle'.J711]/['paramètres modèle'.$E71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712]/['paramètres modèle'.$E712]" office:value-type="float" office:value="1" calcext:value-type="float">
            <text:p>1,0</text:p>
          </table:table-cell>
          <table:table-cell table:style-name="ce16" table:formula="of:=['paramètres modèle'.G712]/['paramètres modèle'.$E712]" office:value-type="float" office:value="1" calcext:value-type="float">
            <text:p>1,0</text:p>
          </table:table-cell>
          <table:table-cell table:style-name="ce16" table:formula="of:=['paramètres modèle'.H712]/['paramètres modèle'.$E712]" office:value-type="float" office:value="1" calcext:value-type="float">
            <text:p>1,0</text:p>
          </table:table-cell>
          <table:table-cell table:style-name="ce16" table:formula="of:=['paramètres modèle'.I712]/['paramètres modèle'.$E712]" office:value-type="float" office:value="1" calcext:value-type="float">
            <text:p>1,0</text:p>
          </table:table-cell>
          <table:table-cell table:style-name="ce16" table:formula="of:=['paramètres modèle'.J712]/['paramètres modèle'.$E71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713]/['paramètres modèle'.$E713]" office:value-type="float" office:value="1" calcext:value-type="float">
            <text:p>1,0</text:p>
          </table:table-cell>
          <table:table-cell table:style-name="ce16" table:formula="of:=['paramètres modèle'.G713]/['paramètres modèle'.$E713]" office:value-type="float" office:value="1" calcext:value-type="float">
            <text:p>1,0</text:p>
          </table:table-cell>
          <table:table-cell table:style-name="ce16" table:formula="of:=['paramètres modèle'.H713]/['paramètres modèle'.$E713]" office:value-type="float" office:value="1" calcext:value-type="float">
            <text:p>1,0</text:p>
          </table:table-cell>
          <table:table-cell table:style-name="ce16" table:formula="of:=['paramètres modèle'.I713]/['paramètres modèle'.$E713]" office:value-type="float" office:value="1" calcext:value-type="float">
            <text:p>1,0</text:p>
          </table:table-cell>
          <table:table-cell table:style-name="ce16" table:formula="of:=['paramètres modèle'.J713]/['paramètres modèle'.$E71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600907526" calcext:value-type="float">
            <text:p><text:s/>2 <text:s text:c="3"/></text:p>
          </table:table-cell>
          <table:table-cell table:style-name="ce16" table:formula="of:=['paramètres modèle'.F714]/['paramètres modèle'.$E714]" office:value-type="float" office:value="1" calcext:value-type="float">
            <text:p>1,0</text:p>
          </table:table-cell>
          <table:table-cell table:style-name="ce16" table:formula="of:=['paramètres modèle'.G714]/['paramètres modèle'.$E714]" office:value-type="float" office:value="1" calcext:value-type="float">
            <text:p>1,0</text:p>
          </table:table-cell>
          <table:table-cell table:style-name="ce16" table:formula="of:=['paramètres modèle'.H714]/['paramètres modèle'.$E714]" office:value-type="float" office:value="1" calcext:value-type="float">
            <text:p>1,0</text:p>
          </table:table-cell>
          <table:table-cell table:style-name="ce16" table:formula="of:=['paramètres modèle'.I714]/['paramètres modèle'.$E714]" office:value-type="float" office:value="1" calcext:value-type="float">
            <text:p>1,0</text:p>
          </table:table-cell>
          <table:table-cell table:style-name="ce16" table:formula="of:=['paramètres modèle'.J714]/['paramètres modèle'.$E71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600907526" calcext:value-type="float">
            <text:p><text:s/>2 <text:s text:c="3"/></text:p>
          </table:table-cell>
          <table:table-cell table:style-name="ce16" table:formula="of:=['paramètres modèle'.F715]/['paramètres modèle'.$E715]" office:value-type="float" office:value="1" calcext:value-type="float">
            <text:p>1,0</text:p>
          </table:table-cell>
          <table:table-cell table:style-name="ce16" table:formula="of:=['paramètres modèle'.G715]/['paramètres modèle'.$E715]" office:value-type="float" office:value="1" calcext:value-type="float">
            <text:p>1,0</text:p>
          </table:table-cell>
          <table:table-cell table:style-name="ce16" table:formula="of:=['paramètres modèle'.H715]/['paramètres modèle'.$E715]" office:value-type="float" office:value="1" calcext:value-type="float">
            <text:p>1,0</text:p>
          </table:table-cell>
          <table:table-cell table:style-name="ce16" table:formula="of:=['paramètres modèle'.I715]/['paramètres modèle'.$E715]" office:value-type="float" office:value="1" calcext:value-type="float">
            <text:p>1,0</text:p>
          </table:table-cell>
          <table:table-cell table:style-name="ce16" table:formula="of:=['paramètres modèle'.J715]/['paramètres modèle'.$E71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71359396387368" calcext:value-type="float">
            <text:p><text:s/>2 <text:s text:c="3"/></text:p>
          </table:table-cell>
          <table:table-cell table:style-name="ce16" table:formula="of:=['paramètres modèle'.F716]/['paramètres modèle'.$E716]" office:value-type="float" office:value="1" calcext:value-type="float">
            <text:p>1,0</text:p>
          </table:table-cell>
          <table:table-cell table:style-name="ce16" table:formula="of:=['paramètres modèle'.G716]/['paramètres modèle'.$E716]" office:value-type="float" office:value="1" calcext:value-type="float">
            <text:p>1,0</text:p>
          </table:table-cell>
          <table:table-cell table:style-name="ce16" table:formula="of:=['paramètres modèle'.H716]/['paramètres modèle'.$E716]" office:value-type="float" office:value="1" calcext:value-type="float">
            <text:p>1,0</text:p>
          </table:table-cell>
          <table:table-cell table:style-name="ce16" table:formula="of:=['paramètres modèle'.I716]/['paramètres modèle'.$E716]" office:value-type="float" office:value="1" calcext:value-type="float">
            <text:p>1,0</text:p>
          </table:table-cell>
          <table:table-cell table:style-name="ce16" table:formula="of:=['paramètres modèle'.J716]/['paramètres modèle'.$E71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892597637" calcext:value-type="float">
            <text:p><text:s/>2 <text:s text:c="3"/></text:p>
          </table:table-cell>
          <table:table-cell table:style-name="ce16" table:formula="of:=['paramètres modèle'.F717]/['paramètres modèle'.$E717]" office:value-type="float" office:value="1" calcext:value-type="float">
            <text:p>1,0</text:p>
          </table:table-cell>
          <table:table-cell table:style-name="ce16" table:formula="of:=['paramètres modèle'.G717]/['paramètres modèle'.$E717]" office:value-type="float" office:value="1" calcext:value-type="float">
            <text:p>1,0</text:p>
          </table:table-cell>
          <table:table-cell table:style-name="ce16" table:formula="of:=['paramètres modèle'.H717]/['paramètres modèle'.$E717]" office:value-type="float" office:value="1" calcext:value-type="float">
            <text:p>1,0</text:p>
          </table:table-cell>
          <table:table-cell table:style-name="ce16" table:formula="of:=['paramètres modèle'.I717]/['paramètres modèle'.$E717]" office:value-type="float" office:value="1" calcext:value-type="float">
            <text:p>1,0</text:p>
          </table:table-cell>
          <table:table-cell table:style-name="ce16" table:formula="of:=['paramètres modèle'.J717]/['paramètres modèle'.$E71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718]/['paramètres modèle'.$E718]" office:value-type="float" office:value="1" calcext:value-type="float">
            <text:p>1,0</text:p>
          </table:table-cell>
          <table:table-cell table:style-name="ce16" table:formula="of:=['paramètres modèle'.G718]/['paramètres modèle'.$E718]" office:value-type="float" office:value="1" calcext:value-type="float">
            <text:p>1,0</text:p>
          </table:table-cell>
          <table:table-cell table:style-name="ce16" table:formula="of:=['paramètres modèle'.H718]/['paramètres modèle'.$E718]" office:value-type="float" office:value="1" calcext:value-type="float">
            <text:p>1,0</text:p>
          </table:table-cell>
          <table:table-cell table:style-name="ce16" table:formula="of:=['paramètres modèle'.I718]/['paramètres modèle'.$E718]" office:value-type="float" office:value="1" calcext:value-type="float">
            <text:p>1,0</text:p>
          </table:table-cell>
          <table:table-cell table:style-name="ce16" table:formula="of:=['paramètres modèle'.J718]/['paramètres modèle'.$E71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719]/['paramètres modèle'.$E719]" office:value-type="float" office:value="1" calcext:value-type="float">
            <text:p>1,0</text:p>
          </table:table-cell>
          <table:table-cell table:style-name="ce16" table:formula="of:=['paramètres modèle'.G719]/['paramètres modèle'.$E719]" office:value-type="float" office:value="1" calcext:value-type="float">
            <text:p>1,0</text:p>
          </table:table-cell>
          <table:table-cell table:style-name="ce16" table:formula="of:=['paramètres modèle'.H719]/['paramètres modèle'.$E719]" office:value-type="float" office:value="1" calcext:value-type="float">
            <text:p>1,0</text:p>
          </table:table-cell>
          <table:table-cell table:style-name="ce16" table:formula="of:=['paramètres modèle'.I719]/['paramètres modèle'.$E719]" office:value-type="float" office:value="1" calcext:value-type="float">
            <text:p>1,0</text:p>
          </table:table-cell>
          <table:table-cell table:style-name="ce16" table:formula="of:=['paramètres modèle'.J719]/['paramètres modèle'.$E71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86894654" calcext:value-type="float">
            <text:p><text:s/>2 <text:s text:c="3"/></text:p>
          </table:table-cell>
          <table:table-cell table:style-name="ce16" table:formula="of:=['paramètres modèle'.F720]/['paramètres modèle'.$E720]" office:value-type="float" office:value="1" calcext:value-type="float">
            <text:p>1,0</text:p>
          </table:table-cell>
          <table:table-cell table:style-name="ce16" table:formula="of:=['paramètres modèle'.G720]/['paramètres modèle'.$E720]" office:value-type="float" office:value="1" calcext:value-type="float">
            <text:p>1,0</text:p>
          </table:table-cell>
          <table:table-cell table:style-name="ce16" table:formula="of:=['paramètres modèle'.H720]/['paramètres modèle'.$E720]" office:value-type="float" office:value="1" calcext:value-type="float">
            <text:p>1,0</text:p>
          </table:table-cell>
          <table:table-cell table:style-name="ce16" table:formula="of:=['paramètres modèle'.I720]/['paramètres modèle'.$E720]" office:value-type="float" office:value="1" calcext:value-type="float">
            <text:p>1,0</text:p>
          </table:table-cell>
          <table:table-cell table:style-name="ce16" table:formula="of:=['paramètres modèle'.J720]/['paramètres modèle'.$E72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600907526" calcext:value-type="float">
            <text:p><text:s/>2 <text:s text:c="3"/></text:p>
          </table:table-cell>
          <table:table-cell table:style-name="ce16" table:formula="of:=['paramètres modèle'.F721]/['paramètres modèle'.$E721]" office:value-type="float" office:value="1" calcext:value-type="float">
            <text:p>1,0</text:p>
          </table:table-cell>
          <table:table-cell table:style-name="ce16" table:formula="of:=['paramètres modèle'.G721]/['paramètres modèle'.$E721]" office:value-type="float" office:value="1" calcext:value-type="float">
            <text:p>1,0</text:p>
          </table:table-cell>
          <table:table-cell table:style-name="ce16" table:formula="of:=['paramètres modèle'.H721]/['paramètres modèle'.$E721]" office:value-type="float" office:value="1" calcext:value-type="float">
            <text:p>1,0</text:p>
          </table:table-cell>
          <table:table-cell table:style-name="ce16" table:formula="of:=['paramètres modèle'.I721]/['paramètres modèle'.$E721]" office:value-type="float" office:value="1" calcext:value-type="float">
            <text:p>1,0</text:p>
          </table:table-cell>
          <table:table-cell table:style-name="ce16" table:formula="of:=['paramètres modèle'.J721]/['paramètres modèle'.$E72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600907526" calcext:value-type="float">
            <text:p><text:s/>2 <text:s text:c="3"/></text:p>
          </table:table-cell>
          <table:table-cell table:style-name="ce16" table:formula="of:=['paramètres modèle'.F722]/['paramètres modèle'.$E722]" office:value-type="float" office:value="1" calcext:value-type="float">
            <text:p>1,0</text:p>
          </table:table-cell>
          <table:table-cell table:style-name="ce16" table:formula="of:=['paramètres modèle'.G722]/['paramètres modèle'.$E722]" office:value-type="float" office:value="1" calcext:value-type="float">
            <text:p>1,0</text:p>
          </table:table-cell>
          <table:table-cell table:style-name="ce16" table:formula="of:=['paramètres modèle'.H722]/['paramètres modèle'.$E722]" office:value-type="float" office:value="1" calcext:value-type="float">
            <text:p>1,0</text:p>
          </table:table-cell>
          <table:table-cell table:style-name="ce16" table:formula="of:=['paramètres modèle'.I722]/['paramètres modèle'.$E722]" office:value-type="float" office:value="1" calcext:value-type="float">
            <text:p>1,0</text:p>
          </table:table-cell>
          <table:table-cell table:style-name="ce16" table:formula="of:=['paramètres modèle'.J722]/['paramètres modèle'.$E72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90140469366316" calcext:value-type="float">
            <text:p><text:s/>2 <text:s text:c="3"/></text:p>
          </table:table-cell>
          <table:table-cell table:style-name="ce16" table:formula="of:=['paramètres modèle'.F723]/['paramètres modèle'.$E723]" office:value-type="float" office:value="1" calcext:value-type="float">
            <text:p>1,0</text:p>
          </table:table-cell>
          <table:table-cell table:style-name="ce16" table:formula="of:=['paramètres modèle'.G723]/['paramètres modèle'.$E723]" office:value-type="float" office:value="1" calcext:value-type="float">
            <text:p>1,0</text:p>
          </table:table-cell>
          <table:table-cell table:style-name="ce16" table:formula="of:=['paramètres modèle'.H723]/['paramètres modèle'.$E723]" office:value-type="float" office:value="1" calcext:value-type="float">
            <text:p>1,0</text:p>
          </table:table-cell>
          <table:table-cell table:style-name="ce16" table:formula="of:=['paramètres modèle'.I723]/['paramètres modèle'.$E723]" office:value-type="float" office:value="1" calcext:value-type="float">
            <text:p>1,0</text:p>
          </table:table-cell>
          <table:table-cell table:style-name="ce16" table:formula="of:=['paramètres modèle'.J723]/['paramètres modèle'.$E72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.176699919" calcext:value-type="float">
            <text:p><text:s/>2 <text:s text:c="3"/></text:p>
          </table:table-cell>
          <table:table-cell table:style-name="ce16" table:formula="of:=['paramètres modèle'.F724]/['paramètres modèle'.$E724]" office:value-type="float" office:value="1" calcext:value-type="float">
            <text:p>1,0</text:p>
          </table:table-cell>
          <table:table-cell table:style-name="ce16" table:formula="of:=['paramètres modèle'.G724]/['paramètres modèle'.$E724]" office:value-type="float" office:value="1" calcext:value-type="float">
            <text:p>1,0</text:p>
          </table:table-cell>
          <table:table-cell table:style-name="ce16" table:formula="of:=['paramètres modèle'.H724]/['paramètres modèle'.$E724]" office:value-type="float" office:value="1" calcext:value-type="float">
            <text:p>1,0</text:p>
          </table:table-cell>
          <table:table-cell table:style-name="ce16" table:formula="of:=['paramètres modèle'.I724]/['paramètres modèle'.$E724]" office:value-type="float" office:value="1" calcext:value-type="float">
            <text:p>1,0</text:p>
          </table:table-cell>
          <table:table-cell table:style-name="ce16" table:formula="of:=['paramètres modèle'.J724]/['paramètres modèle'.$E72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.176699919" calcext:value-type="float">
            <text:p><text:s/>2 <text:s text:c="3"/></text:p>
          </table:table-cell>
          <table:table-cell table:style-name="ce16" table:formula="of:=['paramètres modèle'.F725]/['paramètres modèle'.$E725]" office:value-type="float" office:value="1" calcext:value-type="float">
            <text:p>1,0</text:p>
          </table:table-cell>
          <table:table-cell table:style-name="ce16" table:formula="of:=['paramètres modèle'.G725]/['paramètres modèle'.$E725]" office:value-type="float" office:value="1" calcext:value-type="float">
            <text:p>1,0</text:p>
          </table:table-cell>
          <table:table-cell table:style-name="ce16" table:formula="of:=['paramètres modèle'.H725]/['paramètres modèle'.$E725]" office:value-type="float" office:value="1" calcext:value-type="float">
            <text:p>1,0</text:p>
          </table:table-cell>
          <table:table-cell table:style-name="ce16" table:formula="of:=['paramètres modèle'.I725]/['paramètres modèle'.$E725]" office:value-type="float" office:value="1" calcext:value-type="float">
            <text:p>1,0</text:p>
          </table:table-cell>
          <table:table-cell table:style-name="ce16" table:formula="of:=['paramètres modèle'.J725]/['paramètres modèle'.$E72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892597637" calcext:value-type="float">
            <text:p><text:s/>2 <text:s text:c="3"/></text:p>
          </table:table-cell>
          <table:table-cell table:style-name="ce16" table:formula="of:=['paramètres modèle'.F726]/['paramètres modèle'.$E726]" office:value-type="float" office:value="1" calcext:value-type="float">
            <text:p>1,0</text:p>
          </table:table-cell>
          <table:table-cell table:style-name="ce16" table:formula="of:=['paramètres modèle'.G726]/['paramètres modèle'.$E726]" office:value-type="float" office:value="1" calcext:value-type="float">
            <text:p>1,0</text:p>
          </table:table-cell>
          <table:table-cell table:style-name="ce16" table:formula="of:=['paramètres modèle'.H726]/['paramètres modèle'.$E726]" office:value-type="float" office:value="1" calcext:value-type="float">
            <text:p>1,0</text:p>
          </table:table-cell>
          <table:table-cell table:style-name="ce16" table:formula="of:=['paramètres modèle'.I726]/['paramètres modèle'.$E726]" office:value-type="float" office:value="1" calcext:value-type="float">
            <text:p>1,0</text:p>
          </table:table-cell>
          <table:table-cell table:style-name="ce16" table:formula="of:=['paramètres modèle'.J726]/['paramètres modèle'.$E72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3.73" calcext:value-type="float">
            <text:p><text:s/>4 <text:s text:c="3"/></text:p>
          </table:table-cell>
          <table:table-cell table:style-name="ce16" table:formula="of:=['paramètres modèle'.F727]/['paramètres modèle'.$E727]" office:value-type="float" office:value="1" calcext:value-type="float">
            <text:p>1,0</text:p>
          </table:table-cell>
          <table:table-cell table:style-name="ce16" table:formula="of:=['paramètres modèle'.G727]/['paramètres modèle'.$E727]" office:value-type="float" office:value="1" calcext:value-type="float">
            <text:p>1,0</text:p>
          </table:table-cell>
          <table:table-cell table:style-name="ce16" table:formula="of:=['paramètres modèle'.H727]/['paramètres modèle'.$E727]" office:value-type="float" office:value="1" calcext:value-type="float">
            <text:p>1,0</text:p>
          </table:table-cell>
          <table:table-cell table:style-name="ce16" table:formula="of:=['paramètres modèle'.I727]/['paramètres modèle'.$E727]" office:value-type="float" office:value="1" calcext:value-type="float">
            <text:p>1,0</text:p>
          </table:table-cell>
          <table:table-cell table:style-name="ce16" table:formula="of:=['paramètres modèle'.J727]/['paramètres modèle'.$E72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2" calcext:value-type="float">
            <text:p><text:s/>1 <text:s text:c="3"/></text:p>
          </table:table-cell>
          <table:table-cell table:style-name="ce16" table:formula="of:=['paramètres modèle'.F728]/['paramètres modèle'.$E728]" office:value-type="float" office:value="1" calcext:value-type="float">
            <text:p>1,0</text:p>
          </table:table-cell>
          <table:table-cell table:style-name="ce16" table:formula="of:=['paramètres modèle'.G728]/['paramètres modèle'.$E728]" office:value-type="float" office:value="1" calcext:value-type="float">
            <text:p>1,0</text:p>
          </table:table-cell>
          <table:table-cell table:style-name="ce16" table:formula="of:=['paramètres modèle'.H728]/['paramètres modèle'.$E728]" office:value-type="float" office:value="1" calcext:value-type="float">
            <text:p>1,0</text:p>
          </table:table-cell>
          <table:table-cell table:style-name="ce16" table:formula="of:=['paramètres modèle'.I728]/['paramètres modèle'.$E728]" office:value-type="float" office:value="1" calcext:value-type="float">
            <text:p>1,0</text:p>
          </table:table-cell>
          <table:table-cell table:style-name="ce16" table:formula="of:=['paramètres modèle'.J728]/['paramètres modèle'.$E72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2.8024978863109" calcext:value-type="float">
            <text:p><text:s/>23 <text:s text:c="3"/></text:p>
          </table:table-cell>
          <table:table-cell table:style-name="ce16" table:formula="of:=['paramètres modèle'.F729]/['paramètres modèle'.$E729]" office:value-type="float" office:value="1" calcext:value-type="float">
            <text:p>1,0</text:p>
          </table:table-cell>
          <table:table-cell table:style-name="ce16" table:formula="of:=['paramètres modèle'.G729]/['paramètres modèle'.$E729]" office:value-type="float" office:value="1" calcext:value-type="float">
            <text:p>1,0</text:p>
          </table:table-cell>
          <table:table-cell table:style-name="ce16" table:formula="of:=['paramètres modèle'.H729]/['paramètres modèle'.$E729]" office:value-type="float" office:value="1" calcext:value-type="float">
            <text:p>1,0</text:p>
          </table:table-cell>
          <table:table-cell table:style-name="ce16" table:formula="of:=['paramètres modèle'.I729]/['paramètres modèle'.$E729]" office:value-type="float" office:value="1" calcext:value-type="float">
            <text:p>1,0</text:p>
          </table:table-cell>
          <table:table-cell table:style-name="ce16" table:formula="of:=['paramètres modèle'.J729]/['paramètres modèle'.$E72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3.73" calcext:value-type="float">
            <text:p><text:s/>4 <text:s text:c="3"/></text:p>
          </table:table-cell>
          <table:table-cell table:style-name="ce16" table:formula="of:=['paramètres modèle'.F730]/['paramètres modèle'.$E730]" office:value-type="float" office:value="1" calcext:value-type="float">
            <text:p>1,0</text:p>
          </table:table-cell>
          <table:table-cell table:style-name="ce16" table:formula="of:=['paramètres modèle'.G730]/['paramètres modèle'.$E730]" office:value-type="float" office:value="1" calcext:value-type="float">
            <text:p>1,0</text:p>
          </table:table-cell>
          <table:table-cell table:style-name="ce16" table:formula="of:=['paramètres modèle'.H730]/['paramètres modèle'.$E730]" office:value-type="float" office:value="1" calcext:value-type="float">
            <text:p>1,0</text:p>
          </table:table-cell>
          <table:table-cell table:style-name="ce16" table:formula="of:=['paramètres modèle'.I730]/['paramètres modèle'.$E730]" office:value-type="float" office:value="1" calcext:value-type="float">
            <text:p>1,0</text:p>
          </table:table-cell>
          <table:table-cell table:style-name="ce16" table:formula="of:=['paramètres modèle'.J730]/['paramètres modèle'.$E73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5.58" calcext:value-type="float">
            <text:p><text:s/>6 <text:s text:c="3"/></text:p>
          </table:table-cell>
          <table:table-cell table:style-name="ce16" table:formula="of:=['paramètres modèle'.F731]/['paramètres modèle'.$E731]" office:value-type="float" office:value="1" calcext:value-type="float">
            <text:p>1,0</text:p>
          </table:table-cell>
          <table:table-cell table:style-name="ce16" table:formula="of:=['paramètres modèle'.G731]/['paramètres modèle'.$E731]" office:value-type="float" office:value="1" calcext:value-type="float">
            <text:p>1,0</text:p>
          </table:table-cell>
          <table:table-cell table:style-name="ce16" table:formula="of:=['paramètres modèle'.H731]/['paramètres modèle'.$E731]" office:value-type="float" office:value="1" calcext:value-type="float">
            <text:p>1,0</text:p>
          </table:table-cell>
          <table:table-cell table:style-name="ce16" table:formula="of:=['paramètres modèle'.I731]/['paramètres modèle'.$E731]" office:value-type="float" office:value="1" calcext:value-type="float">
            <text:p>1,0</text:p>
          </table:table-cell>
          <table:table-cell table:style-name="ce16" table:formula="of:=['paramètres modèle'.J731]/['paramètres modèle'.$E73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5.03243405203325" calcext:value-type="float">
            <text:p><text:s/>5 <text:s text:c="3"/></text:p>
          </table:table-cell>
          <table:table-cell table:style-name="ce16" table:formula="of:=['paramètres modèle'.F732]/['paramètres modèle'.$E732]" office:value-type="float" office:value="1" calcext:value-type="float">
            <text:p>1,0</text:p>
          </table:table-cell>
          <table:table-cell table:style-name="ce16" table:formula="of:=['paramètres modèle'.G732]/['paramètres modèle'.$E732]" office:value-type="float" office:value="1" calcext:value-type="float">
            <text:p>1,0</text:p>
          </table:table-cell>
          <table:table-cell table:style-name="ce16" table:formula="of:=['paramètres modèle'.H732]/['paramètres modèle'.$E732]" office:value-type="float" office:value="1" calcext:value-type="float">
            <text:p>1,0</text:p>
          </table:table-cell>
          <table:table-cell table:style-name="ce16" table:formula="of:=['paramètres modèle'.I732]/['paramètres modèle'.$E732]" office:value-type="float" office:value="1" calcext:value-type="float">
            <text:p>1,0</text:p>
          </table:table-cell>
          <table:table-cell table:style-name="ce16" table:formula="of:=['paramètres modèle'.J732]/['paramètres modèle'.$E73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3.73" calcext:value-type="float">
            <text:p><text:s/>4 <text:s text:c="3"/></text:p>
          </table:table-cell>
          <table:table-cell table:style-name="ce16" table:formula="of:=['paramètres modèle'.F733]/['paramètres modèle'.$E733]" office:value-type="float" office:value="1" calcext:value-type="float">
            <text:p>1,0</text:p>
          </table:table-cell>
          <table:table-cell table:style-name="ce16" table:formula="of:=['paramètres modèle'.G733]/['paramètres modèle'.$E733]" office:value-type="float" office:value="1" calcext:value-type="float">
            <text:p>1,0</text:p>
          </table:table-cell>
          <table:table-cell table:style-name="ce16" table:formula="of:=['paramètres modèle'.H733]/['paramètres modèle'.$E733]" office:value-type="float" office:value="1" calcext:value-type="float">
            <text:p>1,0</text:p>
          </table:table-cell>
          <table:table-cell table:style-name="ce16" table:formula="of:=['paramètres modèle'.I733]/['paramètres modèle'.$E733]" office:value-type="float" office:value="1" calcext:value-type="float">
            <text:p>1,0</text:p>
          </table:table-cell>
          <table:table-cell table:style-name="ce16" table:formula="of:=['paramètres modèle'.J733]/['paramètres modèle'.$E73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8.84" calcext:value-type="float">
            <text:p><text:s/>9 <text:s text:c="3"/></text:p>
          </table:table-cell>
          <table:table-cell table:style-name="ce16" table:formula="of:=['paramètres modèle'.F734]/['paramètres modèle'.$E734]" office:value-type="float" office:value="1" calcext:value-type="float">
            <text:p>1,0</text:p>
          </table:table-cell>
          <table:table-cell table:style-name="ce16" table:formula="of:=['paramètres modèle'.G734]/['paramètres modèle'.$E734]" office:value-type="float" office:value="1" calcext:value-type="float">
            <text:p>1,0</text:p>
          </table:table-cell>
          <table:table-cell table:style-name="ce16" table:formula="of:=['paramètres modèle'.H734]/['paramètres modèle'.$E734]" office:value-type="float" office:value="1" calcext:value-type="float">
            <text:p>1,0</text:p>
          </table:table-cell>
          <table:table-cell table:style-name="ce16" table:formula="of:=['paramètres modèle'.I734]/['paramètres modèle'.$E734]" office:value-type="float" office:value="1" calcext:value-type="float">
            <text:p>1,0</text:p>
          </table:table-cell>
          <table:table-cell table:style-name="ce16" table:formula="of:=['paramètres modèle'.J734]/['paramètres modèle'.$E73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4.71" calcext:value-type="float">
            <text:p><text:s/>25 <text:s text:c="3"/></text:p>
          </table:table-cell>
          <table:table-cell table:style-name="ce16" table:formula="of:=['paramètres modèle'.F735]/['paramètres modèle'.$E735]" office:value-type="float" office:value="1" calcext:value-type="float">
            <text:p>1,0</text:p>
          </table:table-cell>
          <table:table-cell table:style-name="ce16" table:formula="of:=['paramètres modèle'.G735]/['paramètres modèle'.$E735]" office:value-type="float" office:value="1" calcext:value-type="float">
            <text:p>1,0</text:p>
          </table:table-cell>
          <table:table-cell table:style-name="ce16" table:formula="of:=['paramètres modèle'.H735]/['paramètres modèle'.$E735]" office:value-type="float" office:value="1" calcext:value-type="float">
            <text:p>1,0</text:p>
          </table:table-cell>
          <table:table-cell table:style-name="ce16" table:formula="of:=['paramètres modèle'.I735]/['paramètres modèle'.$E735]" office:value-type="float" office:value="1" calcext:value-type="float">
            <text:p>1,0</text:p>
          </table:table-cell>
          <table:table-cell table:style-name="ce16" table:formula="of:=['paramètres modèle'.J735]/['paramètres modèle'.$E73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0.42" calcext:value-type="float">
            <text:p><text:s/>10 <text:s text:c="3"/></text:p>
          </table:table-cell>
          <table:table-cell table:style-name="ce16" table:formula="of:=['paramètres modèle'.F736]/['paramètres modèle'.$E736]" office:value-type="float" office:value="1" calcext:value-type="float">
            <text:p>1,0</text:p>
          </table:table-cell>
          <table:table-cell table:style-name="ce16" table:formula="of:=['paramètres modèle'.G736]/['paramètres modèle'.$E736]" office:value-type="float" office:value="1" calcext:value-type="float">
            <text:p>1,0</text:p>
          </table:table-cell>
          <table:table-cell table:style-name="ce16" table:formula="of:=['paramètres modèle'.H736]/['paramètres modèle'.$E736]" office:value-type="float" office:value="1" calcext:value-type="float">
            <text:p>1,0</text:p>
          </table:table-cell>
          <table:table-cell table:style-name="ce16" table:formula="of:=['paramètres modèle'.I736]/['paramètres modèle'.$E736]" office:value-type="float" office:value="1" calcext:value-type="float">
            <text:p>1,0</text:p>
          </table:table-cell>
          <table:table-cell table:style-name="ce16" table:formula="of:=['paramètres modèle'.J736]/['paramètres modèle'.$E73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3.73" calcext:value-type="float">
            <text:p><text:s/>4 <text:s text:c="3"/></text:p>
          </table:table-cell>
          <table:table-cell table:style-name="ce16" table:formula="of:=['paramètres modèle'.F737]/['paramètres modèle'.$E737]" office:value-type="float" office:value="1" calcext:value-type="float">
            <text:p>1,0</text:p>
          </table:table-cell>
          <table:table-cell table:style-name="ce16" table:formula="of:=['paramètres modèle'.G737]/['paramètres modèle'.$E737]" office:value-type="float" office:value="1" calcext:value-type="float">
            <text:p>1,0</text:p>
          </table:table-cell>
          <table:table-cell table:style-name="ce16" table:formula="of:=['paramètres modèle'.H737]/['paramètres modèle'.$E737]" office:value-type="float" office:value="1" calcext:value-type="float">
            <text:p>1,0</text:p>
          </table:table-cell>
          <table:table-cell table:style-name="ce16" table:formula="of:=['paramètres modèle'.I737]/['paramètres modèle'.$E737]" office:value-type="float" office:value="1" calcext:value-type="float">
            <text:p>1,0</text:p>
          </table:table-cell>
          <table:table-cell table:style-name="ce16" table:formula="of:=['paramètres modèle'.J737]/['paramètres modèle'.$E73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5.58" calcext:value-type="float">
            <text:p><text:s/>6 <text:s text:c="3"/></text:p>
          </table:table-cell>
          <table:table-cell table:style-name="ce16" table:formula="of:=['paramètres modèle'.F738]/['paramètres modèle'.$E738]" office:value-type="float" office:value="1" calcext:value-type="float">
            <text:p>1,0</text:p>
          </table:table-cell>
          <table:table-cell table:style-name="ce16" table:formula="of:=['paramètres modèle'.G738]/['paramètres modèle'.$E738]" office:value-type="float" office:value="1" calcext:value-type="float">
            <text:p>1,0</text:p>
          </table:table-cell>
          <table:table-cell table:style-name="ce16" table:formula="of:=['paramètres modèle'.H738]/['paramètres modèle'.$E738]" office:value-type="float" office:value="1" calcext:value-type="float">
            <text:p>1,0</text:p>
          </table:table-cell>
          <table:table-cell table:style-name="ce16" table:formula="of:=['paramètres modèle'.I738]/['paramètres modèle'.$E738]" office:value-type="float" office:value="1" calcext:value-type="float">
            <text:p>1,0</text:p>
          </table:table-cell>
          <table:table-cell table:style-name="ce16" table:formula="of:=['paramètres modèle'.J738]/['paramètres modèle'.$E73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4.32474678090917" calcext:value-type="float">
            <text:p><text:s/>4 <text:s text:c="3"/></text:p>
          </table:table-cell>
          <table:table-cell table:style-name="ce16" table:formula="of:=['paramètres modèle'.F739]/['paramètres modèle'.$E739]" office:value-type="float" office:value="1" calcext:value-type="float">
            <text:p>1,0</text:p>
          </table:table-cell>
          <table:table-cell table:style-name="ce16" table:formula="of:=['paramètres modèle'.G739]/['paramètres modèle'.$E739]" office:value-type="float" office:value="1" calcext:value-type="float">
            <text:p>1,0</text:p>
          </table:table-cell>
          <table:table-cell table:style-name="ce16" table:formula="of:=['paramètres modèle'.H739]/['paramètres modèle'.$E739]" office:value-type="float" office:value="1" calcext:value-type="float">
            <text:p>1,0</text:p>
          </table:table-cell>
          <table:table-cell table:style-name="ce16" table:formula="of:=['paramètres modèle'.I739]/['paramètres modèle'.$E739]" office:value-type="float" office:value="1" calcext:value-type="float">
            <text:p>1,0</text:p>
          </table:table-cell>
          <table:table-cell table:style-name="ce16" table:formula="of:=['paramètres modèle'.J739]/['paramètres modèle'.$E73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3.73" calcext:value-type="float">
            <text:p><text:s/>4 <text:s text:c="3"/></text:p>
          </table:table-cell>
          <table:table-cell table:style-name="ce16" table:formula="of:=['paramètres modèle'.F740]/['paramètres modèle'.$E740]" office:value-type="float" office:value="1" calcext:value-type="float">
            <text:p>1,0</text:p>
          </table:table-cell>
          <table:table-cell table:style-name="ce16" table:formula="of:=['paramètres modèle'.G740]/['paramètres modèle'.$E740]" office:value-type="float" office:value="1" calcext:value-type="float">
            <text:p>1,0</text:p>
          </table:table-cell>
          <table:table-cell table:style-name="ce16" table:formula="of:=['paramètres modèle'.H740]/['paramètres modèle'.$E740]" office:value-type="float" office:value="1" calcext:value-type="float">
            <text:p>1,0</text:p>
          </table:table-cell>
          <table:table-cell table:style-name="ce16" table:formula="of:=['paramètres modèle'.I740]/['paramètres modèle'.$E740]" office:value-type="float" office:value="1" calcext:value-type="float">
            <text:p>1,0</text:p>
          </table:table-cell>
          <table:table-cell table:style-name="ce16" table:formula="of:=['paramètres modèle'.J740]/['paramètres modèle'.$E74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0.42" calcext:value-type="float">
            <text:p><text:s/>10 <text:s text:c="3"/></text:p>
          </table:table-cell>
          <table:table-cell table:style-name="ce16" table:formula="of:=['paramètres modèle'.F741]/['paramètres modèle'.$E741]" office:value-type="float" office:value="1" calcext:value-type="float">
            <text:p>1,0</text:p>
          </table:table-cell>
          <table:table-cell table:style-name="ce16" table:formula="of:=['paramètres modèle'.G741]/['paramètres modèle'.$E741]" office:value-type="float" office:value="1" calcext:value-type="float">
            <text:p>1,0</text:p>
          </table:table-cell>
          <table:table-cell table:style-name="ce16" table:formula="of:=['paramètres modèle'.H741]/['paramètres modèle'.$E741]" office:value-type="float" office:value="1" calcext:value-type="float">
            <text:p>1,0</text:p>
          </table:table-cell>
          <table:table-cell table:style-name="ce16" table:formula="of:=['paramètres modèle'.I741]/['paramètres modèle'.$E741]" office:value-type="float" office:value="1" calcext:value-type="float">
            <text:p>1,0</text:p>
          </table:table-cell>
          <table:table-cell table:style-name="ce16" table:formula="of:=['paramètres modèle'.J741]/['paramètres modèle'.$E74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8.84000000000001" calcext:value-type="float">
            <text:p><text:s/>9 <text:s text:c="3"/></text:p>
          </table:table-cell>
          <table:table-cell table:style-name="ce16" table:formula="of:=['paramètres modèle'.F742]/['paramètres modèle'.$E742]" office:value-type="float" office:value="1" calcext:value-type="float">
            <text:p>1,0</text:p>
          </table:table-cell>
          <table:table-cell table:style-name="ce16" table:formula="of:=['paramètres modèle'.G742]/['paramètres modèle'.$E742]" office:value-type="float" office:value="1" calcext:value-type="float">
            <text:p>1,0</text:p>
          </table:table-cell>
          <table:table-cell table:style-name="ce16" table:formula="of:=['paramètres modèle'.H742]/['paramètres modèle'.$E742]" office:value-type="float" office:value="1" calcext:value-type="float">
            <text:p>1,0</text:p>
          </table:table-cell>
          <table:table-cell table:style-name="ce16" table:formula="of:=['paramètres modèle'.I742]/['paramètres modèle'.$E742]" office:value-type="float" office:value="1" calcext:value-type="float">
            <text:p>1,0</text:p>
          </table:table-cell>
          <table:table-cell table:style-name="ce16" table:formula="of:=['paramètres modèle'.J742]/['paramètres modèle'.$E74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4.71" calcext:value-type="float">
            <text:p><text:s/>25 <text:s text:c="3"/></text:p>
          </table:table-cell>
          <table:table-cell table:style-name="ce16" table:formula="of:=['paramètres modèle'.F743]/['paramètres modèle'.$E743]" office:value-type="float" office:value="1" calcext:value-type="float">
            <text:p>1,0</text:p>
          </table:table-cell>
          <table:table-cell table:style-name="ce16" table:formula="of:=['paramètres modèle'.G743]/['paramètres modèle'.$E743]" office:value-type="float" office:value="1" calcext:value-type="float">
            <text:p>1,0</text:p>
          </table:table-cell>
          <table:table-cell table:style-name="ce16" table:formula="of:=['paramètres modèle'.H743]/['paramètres modèle'.$E743]" office:value-type="float" office:value="1" calcext:value-type="float">
            <text:p>1,0</text:p>
          </table:table-cell>
          <table:table-cell table:style-name="ce16" table:formula="of:=['paramètres modèle'.I743]/['paramètres modèle'.$E743]" office:value-type="float" office:value="1" calcext:value-type="float">
            <text:p>1,0</text:p>
          </table:table-cell>
          <table:table-cell table:style-name="ce16" table:formula="of:=['paramètres modèle'.J743]/['paramètres modèle'.$E74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24.71" calcext:value-type="float">
            <text:p><text:s/>25 <text:s text:c="3"/></text:p>
          </table:table-cell>
          <table:table-cell table:style-name="ce16" table:formula="of:=['paramètres modèle'.F744]/['paramètres modèle'.$E744]" office:value-type="float" office:value="1" calcext:value-type="float">
            <text:p>1,0</text:p>
          </table:table-cell>
          <table:table-cell table:style-name="ce16" table:formula="of:=['paramètres modèle'.G744]/['paramètres modèle'.$E744]" office:value-type="float" office:value="1" calcext:value-type="float">
            <text:p>1,0</text:p>
          </table:table-cell>
          <table:table-cell table:style-name="ce16" table:formula="of:=['paramètres modèle'.H744]/['paramètres modèle'.$E744]" office:value-type="float" office:value="1" calcext:value-type="float">
            <text:p>1,0</text:p>
          </table:table-cell>
          <table:table-cell table:style-name="ce16" table:formula="of:=['paramètres modèle'.I744]/['paramètres modèle'.$E744]" office:value-type="float" office:value="1" calcext:value-type="float">
            <text:p>1,0</text:p>
          </table:table-cell>
          <table:table-cell table:style-name="ce16" table:formula="of:=['paramètres modèle'.J744]/['paramètres modèle'.$E74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3.73" calcext:value-type="float">
            <text:p><text:s/>4 <text:s text:c="3"/></text:p>
          </table:table-cell>
          <table:table-cell table:style-name="ce16" table:formula="of:=['paramètres modèle'.F745]/['paramètres modèle'.$E745]" office:value-type="float" office:value="1" calcext:value-type="float">
            <text:p>1,0</text:p>
          </table:table-cell>
          <table:table-cell table:style-name="ce16" table:formula="of:=['paramètres modèle'.G745]/['paramètres modèle'.$E745]" office:value-type="float" office:value="1" calcext:value-type="float">
            <text:p>1,0</text:p>
          </table:table-cell>
          <table:table-cell table:style-name="ce16" table:formula="of:=['paramètres modèle'.H745]/['paramètres modèle'.$E745]" office:value-type="float" office:value="1" calcext:value-type="float">
            <text:p>1,0</text:p>
          </table:table-cell>
          <table:table-cell table:style-name="ce16" table:formula="of:=['paramètres modèle'.I745]/['paramètres modèle'.$E745]" office:value-type="float" office:value="1" calcext:value-type="float">
            <text:p>1,0</text:p>
          </table:table-cell>
          <table:table-cell table:style-name="ce16" table:formula="of:=['paramètres modèle'.J745]/['paramètres modèle'.$E74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46]/['paramètres modèle'.$E746]" office:value-type="float" office:value="1" calcext:value-type="float">
            <text:p>1,0</text:p>
          </table:table-cell>
          <table:table-cell table:style-name="ce16" table:formula="of:=['paramètres modèle'.G746]/['paramètres modèle'.$E746]" office:value-type="float" office:value="1" calcext:value-type="float">
            <text:p>1,0</text:p>
          </table:table-cell>
          <table:table-cell table:style-name="ce16" table:formula="of:=['paramètres modèle'.H746]/['paramètres modèle'.$E746]" office:value-type="float" office:value="1" calcext:value-type="float">
            <text:p>1,0</text:p>
          </table:table-cell>
          <table:table-cell table:style-name="ce16" table:formula="of:=['paramètres modèle'.I746]/['paramètres modèle'.$E746]" office:value-type="float" office:value="1" calcext:value-type="float">
            <text:p>1,0</text:p>
          </table:table-cell>
          <table:table-cell table:style-name="ce16" table:formula="of:=['paramètres modèle'.J746]/['paramètres modèle'.$E74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96" calcext:value-type="float">
            <text:p><text:s/>1 <text:s text:c="3"/></text:p>
          </table:table-cell>
          <table:table-cell table:style-name="ce16" table:formula="of:=['paramètres modèle'.F747]/['paramètres modèle'.$E747]" office:value-type="float" office:value="1" calcext:value-type="float">
            <text:p>1,0</text:p>
          </table:table-cell>
          <table:table-cell table:style-name="ce16" table:formula="of:=['paramètres modèle'.G747]/['paramètres modèle'.$E747]" office:value-type="float" office:value="1" calcext:value-type="float">
            <text:p>1,0</text:p>
          </table:table-cell>
          <table:table-cell table:style-name="ce16" table:formula="of:=['paramètres modèle'.H747]/['paramètres modèle'.$E747]" office:value-type="float" office:value="1" calcext:value-type="float">
            <text:p>1,0</text:p>
          </table:table-cell>
          <table:table-cell table:style-name="ce16" table:formula="of:=['paramètres modèle'.I747]/['paramètres modèle'.$E747]" office:value-type="float" office:value="1" calcext:value-type="float">
            <text:p>1,0</text:p>
          </table:table-cell>
          <table:table-cell table:style-name="ce16" table:formula="of:=['paramètres modèle'.J747]/['paramètres modèle'.$E74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48]/['paramètres modèle'.$E748]" office:value-type="float" office:value="1" calcext:value-type="float">
            <text:p>1,0</text:p>
          </table:table-cell>
          <table:table-cell table:style-name="ce16" table:formula="of:=['paramètres modèle'.G748]/['paramètres modèle'.$E748]" office:value-type="float" office:value="1" calcext:value-type="float">
            <text:p>1,0</text:p>
          </table:table-cell>
          <table:table-cell table:style-name="ce16" table:formula="of:=['paramètres modèle'.H748]/['paramètres modèle'.$E748]" office:value-type="float" office:value="1" calcext:value-type="float">
            <text:p>1,0</text:p>
          </table:table-cell>
          <table:table-cell table:style-name="ce16" table:formula="of:=['paramètres modèle'.I748]/['paramètres modèle'.$E748]" office:value-type="float" office:value="1" calcext:value-type="float">
            <text:p>1,0</text:p>
          </table:table-cell>
          <table:table-cell table:style-name="ce16" table:formula="of:=['paramètres modèle'.J748]/['paramètres modèle'.$E74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49]/['paramètres modèle'.$E749]" office:value-type="float" office:value="1" calcext:value-type="float">
            <text:p>1,0</text:p>
          </table:table-cell>
          <table:table-cell table:style-name="ce16" table:formula="of:=['paramètres modèle'.G749]/['paramètres modèle'.$E749]" office:value-type="float" office:value="1" calcext:value-type="float">
            <text:p>1,0</text:p>
          </table:table-cell>
          <table:table-cell table:style-name="ce16" table:formula="of:=['paramètres modèle'.H749]/['paramètres modèle'.$E749]" office:value-type="float" office:value="1" calcext:value-type="float">
            <text:p>1,0</text:p>
          </table:table-cell>
          <table:table-cell table:style-name="ce16" table:formula="of:=['paramètres modèle'.I749]/['paramètres modèle'.$E749]" office:value-type="float" office:value="1" calcext:value-type="float">
            <text:p>1,0</text:p>
          </table:table-cell>
          <table:table-cell table:style-name="ce16" table:formula="of:=['paramètres modèle'.J749]/['paramètres modèle'.$E74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96" calcext:value-type="float">
            <text:p><text:s/>1 <text:s text:c="3"/></text:p>
          </table:table-cell>
          <table:table-cell table:style-name="ce16" table:formula="of:=['paramètres modèle'.F750]/['paramètres modèle'.$E750]" office:value-type="float" office:value="1" calcext:value-type="float">
            <text:p>1,0</text:p>
          </table:table-cell>
          <table:table-cell table:style-name="ce16" table:formula="of:=['paramètres modèle'.G750]/['paramètres modèle'.$E750]" office:value-type="float" office:value="1" calcext:value-type="float">
            <text:p>1,0</text:p>
          </table:table-cell>
          <table:table-cell table:style-name="ce16" table:formula="of:=['paramètres modèle'.H750]/['paramètres modèle'.$E750]" office:value-type="float" office:value="1" calcext:value-type="float">
            <text:p>1,0</text:p>
          </table:table-cell>
          <table:table-cell table:style-name="ce16" table:formula="of:=['paramètres modèle'.I750]/['paramètres modèle'.$E750]" office:value-type="float" office:value="1" calcext:value-type="float">
            <text:p>1,0</text:p>
          </table:table-cell>
          <table:table-cell table:style-name="ce16" table:formula="of:=['paramètres modèle'.J750]/['paramètres modèle'.$E75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51]/['paramètres modèle'.$E751]" office:value-type="float" office:value="1" calcext:value-type="float">
            <text:p>1,0</text:p>
          </table:table-cell>
          <table:table-cell table:style-name="ce16" table:formula="of:=['paramètres modèle'.G751]/['paramètres modèle'.$E751]" office:value-type="float" office:value="1" calcext:value-type="float">
            <text:p>1,0</text:p>
          </table:table-cell>
          <table:table-cell table:style-name="ce16" table:formula="of:=['paramètres modèle'.H751]/['paramètres modèle'.$E751]" office:value-type="float" office:value="1" calcext:value-type="float">
            <text:p>1,0</text:p>
          </table:table-cell>
          <table:table-cell table:style-name="ce16" table:formula="of:=['paramètres modèle'.I751]/['paramètres modèle'.$E751]" office:value-type="float" office:value="1" calcext:value-type="float">
            <text:p>1,0</text:p>
          </table:table-cell>
          <table:table-cell table:style-name="ce16" table:formula="of:=['paramètres modèle'.J751]/['paramètres modèle'.$E75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56" calcext:value-type="float">
            <text:p><text:s/>2 <text:s text:c="3"/></text:p>
          </table:table-cell>
          <table:table-cell table:style-name="ce16" table:formula="of:=['paramètres modèle'.F752]/['paramètres modèle'.$E752]" office:value-type="float" office:value="1" calcext:value-type="float">
            <text:p>1,0</text:p>
          </table:table-cell>
          <table:table-cell table:style-name="ce16" table:formula="of:=['paramètres modèle'.G752]/['paramètres modèle'.$E752]" office:value-type="float" office:value="1" calcext:value-type="float">
            <text:p>1,0</text:p>
          </table:table-cell>
          <table:table-cell table:style-name="ce16" table:formula="of:=['paramètres modèle'.H752]/['paramètres modèle'.$E752]" office:value-type="float" office:value="1" calcext:value-type="float">
            <text:p>1,0</text:p>
          </table:table-cell>
          <table:table-cell table:style-name="ce16" table:formula="of:=['paramètres modèle'.I752]/['paramètres modèle'.$E752]" office:value-type="float" office:value="1" calcext:value-type="float">
            <text:p>1,0</text:p>
          </table:table-cell>
          <table:table-cell table:style-name="ce16" table:formula="of:=['paramètres modèle'.J752]/['paramètres modèle'.$E75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959999999999999" calcext:value-type="float">
            <text:p><text:s/>1 <text:s text:c="3"/></text:p>
          </table:table-cell>
          <table:table-cell table:style-name="ce16" table:formula="of:=['paramètres modèle'.F753]/['paramètres modèle'.$E753]" office:value-type="float" office:value="1" calcext:value-type="float">
            <text:p>1,0</text:p>
          </table:table-cell>
          <table:table-cell table:style-name="ce16" table:formula="of:=['paramètres modèle'.G753]/['paramètres modèle'.$E753]" office:value-type="float" office:value="1" calcext:value-type="float">
            <text:p>1,0</text:p>
          </table:table-cell>
          <table:table-cell table:style-name="ce16" table:formula="of:=['paramètres modèle'.H753]/['paramètres modèle'.$E753]" office:value-type="float" office:value="1" calcext:value-type="float">
            <text:p>1,0</text:p>
          </table:table-cell>
          <table:table-cell table:style-name="ce16" table:formula="of:=['paramètres modèle'.I753]/['paramètres modèle'.$E753]" office:value-type="float" office:value="1" calcext:value-type="float">
            <text:p>1,0</text:p>
          </table:table-cell>
          <table:table-cell table:style-name="ce16" table:formula="of:=['paramètres modèle'.J753]/['paramètres modèle'.$E75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54]/['paramètres modèle'.$E754]" office:value-type="float" office:value="1" calcext:value-type="float">
            <text:p>1,0</text:p>
          </table:table-cell>
          <table:table-cell table:style-name="ce16" table:formula="of:=['paramètres modèle'.G754]/['paramètres modèle'.$E754]" office:value-type="float" office:value="1" calcext:value-type="float">
            <text:p>1,0</text:p>
          </table:table-cell>
          <table:table-cell table:style-name="ce16" table:formula="of:=['paramètres modèle'.H754]/['paramètres modèle'.$E754]" office:value-type="float" office:value="1" calcext:value-type="float">
            <text:p>1,0</text:p>
          </table:table-cell>
          <table:table-cell table:style-name="ce16" table:formula="of:=['paramètres modèle'.I754]/['paramètres modèle'.$E754]" office:value-type="float" office:value="1" calcext:value-type="float">
            <text:p>1,0</text:p>
          </table:table-cell>
          <table:table-cell table:style-name="ce16" table:formula="of:=['paramètres modèle'.J754]/['paramètres modèle'.$E75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55]/['paramètres modèle'.$E755]" office:value-type="float" office:value="1" calcext:value-type="float">
            <text:p>1,0</text:p>
          </table:table-cell>
          <table:table-cell table:style-name="ce16" table:formula="of:=['paramètres modèle'.G755]/['paramètres modèle'.$E755]" office:value-type="float" office:value="1" calcext:value-type="float">
            <text:p>1,0</text:p>
          </table:table-cell>
          <table:table-cell table:style-name="ce16" table:formula="of:=['paramètres modèle'.H755]/['paramètres modèle'.$E755]" office:value-type="float" office:value="1" calcext:value-type="float">
            <text:p>1,0</text:p>
          </table:table-cell>
          <table:table-cell table:style-name="ce16" table:formula="of:=['paramètres modèle'.I755]/['paramètres modèle'.$E755]" office:value-type="float" office:value="1" calcext:value-type="float">
            <text:p>1,0</text:p>
          </table:table-cell>
          <table:table-cell table:style-name="ce16" table:formula="of:=['paramètres modèle'.J755]/['paramètres modèle'.$E75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56]/['paramètres modèle'.$E756]" office:value-type="float" office:value="1" calcext:value-type="float">
            <text:p>1,0</text:p>
          </table:table-cell>
          <table:table-cell table:style-name="ce16" table:formula="of:=['paramètres modèle'.G756]/['paramètres modèle'.$E756]" office:value-type="float" office:value="1" calcext:value-type="float">
            <text:p>1,0</text:p>
          </table:table-cell>
          <table:table-cell table:style-name="ce16" table:formula="of:=['paramètres modèle'.H756]/['paramètres modèle'.$E756]" office:value-type="float" office:value="1" calcext:value-type="float">
            <text:p>1,0</text:p>
          </table:table-cell>
          <table:table-cell table:style-name="ce16" table:formula="of:=['paramètres modèle'.I756]/['paramètres modèle'.$E756]" office:value-type="float" office:value="1" calcext:value-type="float">
            <text:p>1,0</text:p>
          </table:table-cell>
          <table:table-cell table:style-name="ce16" table:formula="of:=['paramètres modèle'.J756]/['paramètres modèle'.$E75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57]/['paramètres modèle'.$E757]" office:value-type="float" office:value="1" calcext:value-type="float">
            <text:p>1,0</text:p>
          </table:table-cell>
          <table:table-cell table:style-name="ce16" table:formula="of:=['paramètres modèle'.G757]/['paramètres modèle'.$E757]" office:value-type="float" office:value="1" calcext:value-type="float">
            <text:p>1,0</text:p>
          </table:table-cell>
          <table:table-cell table:style-name="ce16" table:formula="of:=['paramètres modèle'.H757]/['paramètres modèle'.$E757]" office:value-type="float" office:value="1" calcext:value-type="float">
            <text:p>1,0</text:p>
          </table:table-cell>
          <table:table-cell table:style-name="ce16" table:formula="of:=['paramètres modèle'.I757]/['paramètres modèle'.$E757]" office:value-type="float" office:value="1" calcext:value-type="float">
            <text:p>1,0</text:p>
          </table:table-cell>
          <table:table-cell table:style-name="ce16" table:formula="of:=['paramètres modèle'.J757]/['paramètres modèle'.$E75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03" calcext:value-type="float">
            <text:p><text:s/>1 <text:s text:c="3"/></text:p>
          </table:table-cell>
          <table:table-cell table:style-name="ce16" table:formula="of:=['paramètres modèle'.F758]/['paramètres modèle'.$E758]" office:value-type="float" office:value="1" calcext:value-type="float">
            <text:p>1,0</text:p>
          </table:table-cell>
          <table:table-cell table:style-name="ce16" table:formula="of:=['paramètres modèle'.G758]/['paramètres modèle'.$E758]" office:value-type="float" office:value="1" calcext:value-type="float">
            <text:p>1,0</text:p>
          </table:table-cell>
          <table:table-cell table:style-name="ce16" table:formula="of:=['paramètres modèle'.H758]/['paramètres modèle'.$E758]" office:value-type="float" office:value="1" calcext:value-type="float">
            <text:p>1,0</text:p>
          </table:table-cell>
          <table:table-cell table:style-name="ce16" table:formula="of:=['paramètres modèle'.I758]/['paramètres modèle'.$E758]" office:value-type="float" office:value="1" calcext:value-type="float">
            <text:p>1,0</text:p>
          </table:table-cell>
          <table:table-cell table:style-name="ce16" table:formula="of:=['paramètres modèle'.J758]/['paramètres modèle'.$E75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.96" calcext:value-type="float">
            <text:p><text:s/>1 <text:s text:c="3"/></text:p>
          </table:table-cell>
          <table:table-cell table:style-name="ce16" table:formula="of:=['paramètres modèle'.F759]/['paramètres modèle'.$E759]" office:value-type="float" office:value="1" calcext:value-type="float">
            <text:p>1,0</text:p>
          </table:table-cell>
          <table:table-cell table:style-name="ce16" table:formula="of:=['paramètres modèle'.G759]/['paramètres modèle'.$E759]" office:value-type="float" office:value="1" calcext:value-type="float">
            <text:p>1,0</text:p>
          </table:table-cell>
          <table:table-cell table:style-name="ce16" table:formula="of:=['paramètres modèle'.H759]/['paramètres modèle'.$E759]" office:value-type="float" office:value="1" calcext:value-type="float">
            <text:p>1,0</text:p>
          </table:table-cell>
          <table:table-cell table:style-name="ce16" table:formula="of:=['paramètres modèle'.I759]/['paramètres modèle'.$E759]" office:value-type="float" office:value="1" calcext:value-type="float">
            <text:p>1,0</text:p>
          </table:table-cell>
          <table:table-cell table:style-name="ce16" table:formula="of:=['paramètres modèle'.J759]/['paramètres modèle'.$E75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56" calcext:value-type="float">
            <text:p><text:s/>2 <text:s text:c="3"/></text:p>
          </table:table-cell>
          <table:table-cell table:style-name="ce16" table:formula="of:=['paramètres modèle'.F760]/['paramètres modèle'.$E760]" office:value-type="float" office:value="1" calcext:value-type="float">
            <text:p>1,0</text:p>
          </table:table-cell>
          <table:table-cell table:style-name="ce16" table:formula="of:=['paramètres modèle'.G760]/['paramètres modèle'.$E760]" office:value-type="float" office:value="1" calcext:value-type="float">
            <text:p>1,0</text:p>
          </table:table-cell>
          <table:table-cell table:style-name="ce16" table:formula="of:=['paramètres modèle'.H760]/['paramètres modèle'.$E760]" office:value-type="float" office:value="1" calcext:value-type="float">
            <text:p>1,0</text:p>
          </table:table-cell>
          <table:table-cell table:style-name="ce16" table:formula="of:=['paramètres modèle'.I760]/['paramètres modèle'.$E760]" office:value-type="float" office:value="1" calcext:value-type="float">
            <text:p>1,0</text:p>
          </table:table-cell>
          <table:table-cell table:style-name="ce16" table:formula="of:=['paramètres modèle'.J760]/['paramètres modèle'.$E76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56" calcext:value-type="float">
            <text:p><text:s/>2 <text:s text:c="3"/></text:p>
          </table:table-cell>
          <table:table-cell table:style-name="ce16" table:formula="of:=['paramètres modèle'.F761]/['paramètres modèle'.$E761]" office:value-type="float" office:value="1" calcext:value-type="float">
            <text:p>1,0</text:p>
          </table:table-cell>
          <table:table-cell table:style-name="ce16" table:formula="of:=['paramètres modèle'.G761]/['paramètres modèle'.$E761]" office:value-type="float" office:value="1" calcext:value-type="float">
            <text:p>1,0</text:p>
          </table:table-cell>
          <table:table-cell table:style-name="ce16" table:formula="of:=['paramètres modèle'.H761]/['paramètres modèle'.$E761]" office:value-type="float" office:value="1" calcext:value-type="float">
            <text:p>1,0</text:p>
          </table:table-cell>
          <table:table-cell table:style-name="ce16" table:formula="of:=['paramètres modèle'.I761]/['paramètres modèle'.$E761]" office:value-type="float" office:value="1" calcext:value-type="float">
            <text:p>1,0</text:p>
          </table:table-cell>
          <table:table-cell table:style-name="ce16" table:formula="of:=['paramètres modèle'.J761]/['paramètres modèle'.$E76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1.56" calcext:value-type="float">
            <text:p><text:s/>2 <text:s text:c="3"/></text:p>
          </table:table-cell>
          <table:table-cell table:style-name="ce16" table:formula="of:=['paramètres modèle'.F762]/['paramètres modèle'.$E762]" office:value-type="float" office:value="1" calcext:value-type="float">
            <text:p>1,0</text:p>
          </table:table-cell>
          <table:table-cell table:style-name="ce16" table:formula="of:=['paramètres modèle'.G762]/['paramètres modèle'.$E762]" office:value-type="float" office:value="1" calcext:value-type="float">
            <text:p>1,0</text:p>
          </table:table-cell>
          <table:table-cell table:style-name="ce16" table:formula="of:=['paramètres modèle'.H762]/['paramètres modèle'.$E762]" office:value-type="float" office:value="1" calcext:value-type="float">
            <text:p>1,0</text:p>
          </table:table-cell>
          <table:table-cell table:style-name="ce16" table:formula="of:=['paramètres modèle'.I762]/['paramètres modèle'.$E762]" office:value-type="float" office:value="1" calcext:value-type="float">
            <text:p>1,0</text:p>
          </table:table-cell>
          <table:table-cell table:style-name="ce16" table:formula="of:=['paramètres modèle'.J762]/['paramètres modèle'.$E76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6" calcext:value-type="float">
            <text:p><text:s/>6 <text:s text:c="3"/></text:p>
          </table:table-cell>
          <table:table-cell table:style-name="ce16" table:formula="of:=['paramètres modèle'.F763]/['paramètres modèle'.$E763]" office:value-type="float" office:value="1" calcext:value-type="float">
            <text:p>1,0</text:p>
          </table:table-cell>
          <table:table-cell table:style-name="ce16" table:formula="of:=['paramètres modèle'.G763]/['paramètres modèle'.$E763]" office:value-type="float" office:value="1" calcext:value-type="float">
            <text:p>1,0</text:p>
          </table:table-cell>
          <table:table-cell table:style-name="ce16" table:formula="of:=['paramètres modèle'.H763]/['paramètres modèle'.$E763]" office:value-type="float" office:value="1" calcext:value-type="float">
            <text:p>1,0</text:p>
          </table:table-cell>
          <table:table-cell table:style-name="ce16" table:formula="of:=['paramètres modèle'.I763]/['paramètres modèle'.$E763]" office:value-type="float" office:value="1" calcext:value-type="float">
            <text:p>1,0</text:p>
          </table:table-cell>
          <table:table-cell table:style-name="ce16" table:formula="of:=['paramètres modèle'.J763]/['paramètres modèle'.$E76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6" calcext:value-type="float">
            <text:p><text:s/>6 <text:s text:c="3"/></text:p>
          </table:table-cell>
          <table:table-cell table:style-name="ce16" table:formula="of:=['paramètres modèle'.F764]/['paramètres modèle'.$E764]" office:value-type="float" office:value="1" calcext:value-type="float">
            <text:p>1,0</text:p>
          </table:table-cell>
          <table:table-cell table:style-name="ce16" table:formula="of:=['paramètres modèle'.G764]/['paramètres modèle'.$E764]" office:value-type="float" office:value="1" calcext:value-type="float">
            <text:p>1,0</text:p>
          </table:table-cell>
          <table:table-cell table:style-name="ce16" table:formula="of:=['paramètres modèle'.H764]/['paramètres modèle'.$E764]" office:value-type="float" office:value="1" calcext:value-type="float">
            <text:p>1,0</text:p>
          </table:table-cell>
          <table:table-cell table:style-name="ce16" table:formula="of:=['paramètres modèle'.I764]/['paramètres modèle'.$E764]" office:value-type="float" office:value="1" calcext:value-type="float">
            <text:p>1,0</text:p>
          </table:table-cell>
          <table:table-cell table:style-name="ce16" table:formula="of:=['paramètres modèle'.J764]/['paramètres modèle'.$E76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6" calcext:value-type="float">
            <text:p><text:s/>6 <text:s text:c="3"/></text:p>
          </table:table-cell>
          <table:table-cell table:style-name="ce16" table:formula="of:=['paramètres modèle'.F765]/['paramètres modèle'.$E765]" office:value-type="float" office:value="1" calcext:value-type="float">
            <text:p>1,0</text:p>
          </table:table-cell>
          <table:table-cell table:style-name="ce16" table:formula="of:=['paramètres modèle'.G765]/['paramètres modèle'.$E765]" office:value-type="float" office:value="1" calcext:value-type="float">
            <text:p>1,0</text:p>
          </table:table-cell>
          <table:table-cell table:style-name="ce16" table:formula="of:=['paramètres modèle'.H765]/['paramètres modèle'.$E765]" office:value-type="float" office:value="1" calcext:value-type="float">
            <text:p>1,0</text:p>
          </table:table-cell>
          <table:table-cell table:style-name="ce16" table:formula="of:=['paramètres modèle'.I765]/['paramètres modèle'.$E765]" office:value-type="float" office:value="1" calcext:value-type="float">
            <text:p>1,0</text:p>
          </table:table-cell>
          <table:table-cell table:style-name="ce16" table:formula="of:=['paramètres modèle'.J765]/['paramètres modèle'.$E76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6" calcext:value-type="float">
            <text:p><text:s/>6 <text:s text:c="3"/></text:p>
          </table:table-cell>
          <table:table-cell table:style-name="ce16" table:formula="of:=['paramètres modèle'.F766]/['paramètres modèle'.$E766]" office:value-type="float" office:value="1" calcext:value-type="float">
            <text:p>1,0</text:p>
          </table:table-cell>
          <table:table-cell table:style-name="ce16" table:formula="of:=['paramètres modèle'.G766]/['paramètres modèle'.$E766]" office:value-type="float" office:value="1" calcext:value-type="float">
            <text:p>1,0</text:p>
          </table:table-cell>
          <table:table-cell table:style-name="ce16" table:formula="of:=['paramètres modèle'.H766]/['paramètres modèle'.$E766]" office:value-type="float" office:value="1" calcext:value-type="float">
            <text:p>1,0</text:p>
          </table:table-cell>
          <table:table-cell table:style-name="ce16" table:formula="of:=['paramètres modèle'.I766]/['paramètres modèle'.$E766]" office:value-type="float" office:value="1" calcext:value-type="float">
            <text:p>1,0</text:p>
          </table:table-cell>
          <table:table-cell table:style-name="ce16" table:formula="of:=['paramètres modèle'.J766]/['paramètres modèle'.$E76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6" calcext:value-type="float">
            <text:p><text:s/>6 <text:s text:c="3"/></text:p>
          </table:table-cell>
          <table:table-cell table:style-name="ce16" table:formula="of:=['paramètres modèle'.F767]/['paramètres modèle'.$E767]" office:value-type="float" office:value="1" calcext:value-type="float">
            <text:p>1,0</text:p>
          </table:table-cell>
          <table:table-cell table:style-name="ce16" table:formula="of:=['paramètres modèle'.G767]/['paramètres modèle'.$E767]" office:value-type="float" office:value="1" calcext:value-type="float">
            <text:p>1,0</text:p>
          </table:table-cell>
          <table:table-cell table:style-name="ce16" table:formula="of:=['paramètres modèle'.H767]/['paramètres modèle'.$E767]" office:value-type="float" office:value="1" calcext:value-type="float">
            <text:p>1,0</text:p>
          </table:table-cell>
          <table:table-cell table:style-name="ce16" table:formula="of:=['paramètres modèle'.I767]/['paramètres modèle'.$E767]" office:value-type="float" office:value="1" calcext:value-type="float">
            <text:p>1,0</text:p>
          </table:table-cell>
          <table:table-cell table:style-name="ce16" table:formula="of:=['paramètres modèle'.J767]/['paramètres modèle'.$E76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768]/['paramètres modèle'.$E768]" office:value-type="float" office:value="1" calcext:value-type="float">
            <text:p>1,0</text:p>
          </table:table-cell>
          <table:table-cell table:style-name="ce16" table:formula="of:=['paramètres modèle'.G768]/['paramètres modèle'.$E768]" office:value-type="float" office:value="1" calcext:value-type="float">
            <text:p>1,0</text:p>
          </table:table-cell>
          <table:table-cell table:style-name="ce16" table:formula="of:=['paramètres modèle'.H768]/['paramètres modèle'.$E768]" office:value-type="float" office:value="1" calcext:value-type="float">
            <text:p>1,0</text:p>
          </table:table-cell>
          <table:table-cell table:style-name="ce16" table:formula="of:=['paramètres modèle'.I768]/['paramètres modèle'.$E768]" office:value-type="float" office:value="1" calcext:value-type="float">
            <text:p>1,0</text:p>
          </table:table-cell>
          <table:table-cell table:style-name="ce16" table:formula="of:=['paramètres modèle'.J768]/['paramètres modèle'.$E76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769]/['paramètres modèle'.$E769]" office:value-type="float" office:value="1" calcext:value-type="float">
            <text:p>1,0</text:p>
          </table:table-cell>
          <table:table-cell table:style-name="ce16" table:formula="of:=['paramètres modèle'.G769]/['paramètres modèle'.$E769]" office:value-type="float" office:value="1" calcext:value-type="float">
            <text:p>1,0</text:p>
          </table:table-cell>
          <table:table-cell table:style-name="ce16" table:formula="of:=['paramètres modèle'.H769]/['paramètres modèle'.$E769]" office:value-type="float" office:value="1" calcext:value-type="float">
            <text:p>1,0</text:p>
          </table:table-cell>
          <table:table-cell table:style-name="ce16" table:formula="of:=['paramètres modèle'.I769]/['paramètres modèle'.$E769]" office:value-type="float" office:value="1" calcext:value-type="float">
            <text:p>1,0</text:p>
          </table:table-cell>
          <table:table-cell table:style-name="ce16" table:formula="of:=['paramètres modèle'.J769]/['paramètres modèle'.$E76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770]/['paramètres modèle'.$E770]" office:value-type="float" office:value="1" calcext:value-type="float">
            <text:p>1,0</text:p>
          </table:table-cell>
          <table:table-cell table:style-name="ce16" table:formula="of:=['paramètres modèle'.G770]/['paramètres modèle'.$E770]" office:value-type="float" office:value="1" calcext:value-type="float">
            <text:p>1,0</text:p>
          </table:table-cell>
          <table:table-cell table:style-name="ce16" table:formula="of:=['paramètres modèle'.H770]/['paramètres modèle'.$E770]" office:value-type="float" office:value="1" calcext:value-type="float">
            <text:p>1,0</text:p>
          </table:table-cell>
          <table:table-cell table:style-name="ce16" table:formula="of:=['paramètres modèle'.I770]/['paramètres modèle'.$E770]" office:value-type="float" office:value="1" calcext:value-type="float">
            <text:p>1,0</text:p>
          </table:table-cell>
          <table:table-cell table:style-name="ce16" table:formula="of:=['paramètres modèle'.J770]/['paramètres modèle'.$E77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771]/['paramètres modèle'.$E771]" office:value-type="float" office:value="1" calcext:value-type="float">
            <text:p>1,0</text:p>
          </table:table-cell>
          <table:table-cell table:style-name="ce16" table:formula="of:=['paramètres modèle'.G771]/['paramètres modèle'.$E771]" office:value-type="float" office:value="1" calcext:value-type="float">
            <text:p>1,0</text:p>
          </table:table-cell>
          <table:table-cell table:style-name="ce16" table:formula="of:=['paramètres modèle'.H771]/['paramètres modèle'.$E771]" office:value-type="float" office:value="1" calcext:value-type="float">
            <text:p>1,0</text:p>
          </table:table-cell>
          <table:table-cell table:style-name="ce16" table:formula="of:=['paramètres modèle'.I771]/['paramètres modèle'.$E771]" office:value-type="float" office:value="1" calcext:value-type="float">
            <text:p>1,0</text:p>
          </table:table-cell>
          <table:table-cell table:style-name="ce16" table:formula="of:=['paramètres modèle'.J771]/['paramètres modèle'.$E77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772]/['paramètres modèle'.$E772]" office:value-type="float" office:value="1" calcext:value-type="float">
            <text:p>1,0</text:p>
          </table:table-cell>
          <table:table-cell table:style-name="ce16" table:formula="of:=['paramètres modèle'.G772]/['paramètres modèle'.$E772]" office:value-type="float" office:value="1" calcext:value-type="float">
            <text:p>1,0</text:p>
          </table:table-cell>
          <table:table-cell table:style-name="ce16" table:formula="of:=['paramètres modèle'.H772]/['paramètres modèle'.$E772]" office:value-type="float" office:value="1" calcext:value-type="float">
            <text:p>1,0</text:p>
          </table:table-cell>
          <table:table-cell table:style-name="ce16" table:formula="of:=['paramètres modèle'.I772]/['paramètres modèle'.$E772]" office:value-type="float" office:value="1" calcext:value-type="float">
            <text:p>1,0</text:p>
          </table:table-cell>
          <table:table-cell table:style-name="ce16" table:formula="of:=['paramètres modèle'.J772]/['paramètres modèle'.$E77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773]/['paramètres modèle'.$E773]" office:value-type="float" office:value="1" calcext:value-type="float">
            <text:p>1,0</text:p>
          </table:table-cell>
          <table:table-cell table:style-name="ce16" table:formula="of:=['paramètres modèle'.G773]/['paramètres modèle'.$E773]" office:value-type="float" office:value="1" calcext:value-type="float">
            <text:p>1,0</text:p>
          </table:table-cell>
          <table:table-cell table:style-name="ce16" table:formula="of:=['paramètres modèle'.H773]/['paramètres modèle'.$E773]" office:value-type="float" office:value="1" calcext:value-type="float">
            <text:p>1,0</text:p>
          </table:table-cell>
          <table:table-cell table:style-name="ce16" table:formula="of:=['paramètres modèle'.I773]/['paramètres modèle'.$E773]" office:value-type="float" office:value="1" calcext:value-type="float">
            <text:p>1,0</text:p>
          </table:table-cell>
          <table:table-cell table:style-name="ce16" table:formula="of:=['paramètres modèle'.J773]/['paramètres modèle'.$E77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74]/['paramètres modèle'.$E774]" office:value-type="string" office:string-value="" calcext:value-type="error">
            <text:p>#DIV/0 !</text:p>
          </table:table-cell>
          <table:table-cell table:style-name="ce16" table:formula="of:=['paramètres modèle'.G774]/['paramètres modèle'.$E774]" office:value-type="string" office:string-value="" calcext:value-type="error">
            <text:p>#DIV/0 !</text:p>
          </table:table-cell>
          <table:table-cell table:style-name="ce16" table:formula="of:=['paramètres modèle'.H774]/['paramètres modèle'.$E774]" office:value-type="string" office:string-value="" calcext:value-type="error">
            <text:p>#DIV/0 !</text:p>
          </table:table-cell>
          <table:table-cell table:style-name="ce16" table:formula="of:=['paramètres modèle'.I774]/['paramètres modèle'.$E774]" office:value-type="string" office:string-value="" calcext:value-type="error">
            <text:p>#DIV/0 !</text:p>
          </table:table-cell>
          <table:table-cell table:style-name="ce16" table:formula="of:=['paramètres modèle'.J774]/['paramètres modèle'.$E774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75]/['paramètres modèle'.$E775]" office:value-type="string" office:string-value="" calcext:value-type="error">
            <text:p>#DIV/0 !</text:p>
          </table:table-cell>
          <table:table-cell table:style-name="ce16" table:formula="of:=['paramètres modèle'.G775]/['paramètres modèle'.$E775]" office:value-type="string" office:string-value="" calcext:value-type="error">
            <text:p>#DIV/0 !</text:p>
          </table:table-cell>
          <table:table-cell table:style-name="ce16" table:formula="of:=['paramètres modèle'.H775]/['paramètres modèle'.$E775]" office:value-type="string" office:string-value="" calcext:value-type="error">
            <text:p>#DIV/0 !</text:p>
          </table:table-cell>
          <table:table-cell table:style-name="ce16" table:formula="of:=['paramètres modèle'.I775]/['paramètres modèle'.$E775]" office:value-type="string" office:string-value="" calcext:value-type="error">
            <text:p>#DIV/0 !</text:p>
          </table:table-cell>
          <table:table-cell table:style-name="ce16" table:formula="of:=['paramètres modèle'.J775]/['paramètres modèle'.$E775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5.35307437107038" calcext:value-type="float">
            <text:p><text:s/>5 <text:s text:c="3"/></text:p>
          </table:table-cell>
          <table:table-cell table:style-name="ce16" table:formula="of:=['paramètres modèle'.F776]/['paramètres modèle'.$E776]" office:value-type="float" office:value="1" calcext:value-type="float">
            <text:p>1,0</text:p>
          </table:table-cell>
          <table:table-cell table:style-name="ce16" table:formula="of:=['paramètres modèle'.G776]/['paramètres modèle'.$E776]" office:value-type="float" office:value="1" calcext:value-type="float">
            <text:p>1,0</text:p>
          </table:table-cell>
          <table:table-cell table:style-name="ce16" table:formula="of:=['paramètres modèle'.H776]/['paramètres modèle'.$E776]" office:value-type="float" office:value="1" calcext:value-type="float">
            <text:p>1,0</text:p>
          </table:table-cell>
          <table:table-cell table:style-name="ce16" table:formula="of:=['paramètres modèle'.I776]/['paramètres modèle'.$E776]" office:value-type="float" office:value="1" calcext:value-type="float">
            <text:p>1,0</text:p>
          </table:table-cell>
          <table:table-cell table:style-name="ce16" table:formula="of:=['paramètres modèle'.J776]/['paramètres modèle'.$E77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77]/['paramètres modèle'.$E777]" office:value-type="string" office:string-value="" calcext:value-type="error">
            <text:p>#DIV/0 !</text:p>
          </table:table-cell>
          <table:table-cell table:style-name="ce16" table:formula="of:=['paramètres modèle'.G777]/['paramètres modèle'.$E777]" office:value-type="string" office:string-value="" calcext:value-type="error">
            <text:p>#DIV/0 !</text:p>
          </table:table-cell>
          <table:table-cell table:style-name="ce16" table:formula="of:=['paramètres modèle'.H777]/['paramètres modèle'.$E777]" office:value-type="string" office:string-value="" calcext:value-type="error">
            <text:p>#DIV/0 !</text:p>
          </table:table-cell>
          <table:table-cell table:style-name="ce16" table:formula="of:=['paramètres modèle'.I777]/['paramètres modèle'.$E777]" office:value-type="string" office:string-value="" calcext:value-type="error">
            <text:p>#DIV/0 !</text:p>
          </table:table-cell>
          <table:table-cell table:style-name="ce16" table:formula="of:=['paramètres modèle'.J777]/['paramètres modèle'.$E777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78]/['paramètres modèle'.$E778]" office:value-type="string" office:string-value="" calcext:value-type="error">
            <text:p>#DIV/0 !</text:p>
          </table:table-cell>
          <table:table-cell table:style-name="ce16" table:formula="of:=['paramètres modèle'.G778]/['paramètres modèle'.$E778]" office:value-type="string" office:string-value="" calcext:value-type="error">
            <text:p>#DIV/0 !</text:p>
          </table:table-cell>
          <table:table-cell table:style-name="ce16" table:formula="of:=['paramètres modèle'.H778]/['paramètres modèle'.$E778]" office:value-type="string" office:string-value="" calcext:value-type="error">
            <text:p>#DIV/0 !</text:p>
          </table:table-cell>
          <table:table-cell table:style-name="ce16" table:formula="of:=['paramètres modèle'.I778]/['paramètres modèle'.$E778]" office:value-type="string" office:string-value="" calcext:value-type="error">
            <text:p>#DIV/0 !</text:p>
          </table:table-cell>
          <table:table-cell table:style-name="ce16" table:formula="of:=['paramètres modèle'.J778]/['paramètres modèle'.$E778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79]/['paramètres modèle'.$E779]" office:value-type="string" office:string-value="" calcext:value-type="error">
            <text:p>#DIV/0 !</text:p>
          </table:table-cell>
          <table:table-cell table:style-name="ce16" table:formula="of:=['paramètres modèle'.G779]/['paramètres modèle'.$E779]" office:value-type="string" office:string-value="" calcext:value-type="error">
            <text:p>#DIV/0 !</text:p>
          </table:table-cell>
          <table:table-cell table:style-name="ce16" table:formula="of:=['paramètres modèle'.H779]/['paramètres modèle'.$E779]" office:value-type="string" office:string-value="" calcext:value-type="error">
            <text:p>#DIV/0 !</text:p>
          </table:table-cell>
          <table:table-cell table:style-name="ce16" table:formula="of:=['paramètres modèle'.I779]/['paramètres modèle'.$E779]" office:value-type="string" office:string-value="" calcext:value-type="error">
            <text:p>#DIV/0 !</text:p>
          </table:table-cell>
          <table:table-cell table:style-name="ce16" table:formula="of:=['paramètres modèle'.J779]/['paramètres modèle'.$E779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80]/['paramètres modèle'.$E780]" office:value-type="string" office:string-value="" calcext:value-type="error">
            <text:p>#DIV/0 !</text:p>
          </table:table-cell>
          <table:table-cell table:style-name="ce16" table:formula="of:=['paramètres modèle'.G780]/['paramètres modèle'.$E780]" office:value-type="string" office:string-value="" calcext:value-type="error">
            <text:p>#DIV/0 !</text:p>
          </table:table-cell>
          <table:table-cell table:style-name="ce16" table:formula="of:=['paramètres modèle'.H780]/['paramètres modèle'.$E780]" office:value-type="string" office:string-value="" calcext:value-type="error">
            <text:p>#DIV/0 !</text:p>
          </table:table-cell>
          <table:table-cell table:style-name="ce16" table:formula="of:=['paramètres modèle'.I780]/['paramètres modèle'.$E780]" office:value-type="string" office:string-value="" calcext:value-type="error">
            <text:p>#DIV/0 !</text:p>
          </table:table-cell>
          <table:table-cell table:style-name="ce16" table:formula="of:=['paramètres modèle'.J780]/['paramètres modèle'.$E780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77.0621504286779" calcext:value-type="float">
            <text:p><text:s/>77 <text:s text:c="3"/></text:p>
          </table:table-cell>
          <table:table-cell table:style-name="ce16" table:formula="of:=['paramètres modèle'.F781]/['paramètres modèle'.$E781]" office:value-type="float" office:value="1" calcext:value-type="float">
            <text:p>1,0</text:p>
          </table:table-cell>
          <table:table-cell table:style-name="ce16" table:formula="of:=['paramètres modèle'.G781]/['paramètres modèle'.$E781]" office:value-type="float" office:value="1" calcext:value-type="float">
            <text:p>1,0</text:p>
          </table:table-cell>
          <table:table-cell table:style-name="ce16" table:formula="of:=['paramètres modèle'.H781]/['paramètres modèle'.$E781]" office:value-type="float" office:value="1" calcext:value-type="float">
            <text:p>1,0</text:p>
          </table:table-cell>
          <table:table-cell table:style-name="ce16" table:formula="of:=['paramètres modèle'.I781]/['paramètres modèle'.$E781]" office:value-type="float" office:value="1" calcext:value-type="float">
            <text:p>1,0</text:p>
          </table:table-cell>
          <table:table-cell table:style-name="ce16" table:formula="of:=['paramètres modèle'.J781]/['paramètres modèle'.$E78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82]/['paramètres modèle'.$E782]" office:value-type="string" office:string-value="" calcext:value-type="error">
            <text:p>#DIV/0 !</text:p>
          </table:table-cell>
          <table:table-cell table:style-name="ce16" table:formula="of:=['paramètres modèle'.G782]/['paramètres modèle'.$E782]" office:value-type="string" office:string-value="" calcext:value-type="error">
            <text:p>#DIV/0 !</text:p>
          </table:table-cell>
          <table:table-cell table:style-name="ce16" table:formula="of:=['paramètres modèle'.H782]/['paramètres modèle'.$E782]" office:value-type="string" office:string-value="" calcext:value-type="error">
            <text:p>#DIV/0 !</text:p>
          </table:table-cell>
          <table:table-cell table:style-name="ce16" table:formula="of:=['paramètres modèle'.I782]/['paramètres modèle'.$E782]" office:value-type="string" office:string-value="" calcext:value-type="error">
            <text:p>#DIV/0 !</text:p>
          </table:table-cell>
          <table:table-cell table:style-name="ce16" table:formula="of:=['paramètres modèle'.J782]/['paramètres modèle'.$E782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83]/['paramètres modèle'.$E783]" office:value-type="string" office:string-value="" calcext:value-type="error">
            <text:p>#DIV/0 !</text:p>
          </table:table-cell>
          <table:table-cell table:style-name="ce16" table:formula="of:=['paramètres modèle'.G783]/['paramètres modèle'.$E783]" office:value-type="string" office:string-value="" calcext:value-type="error">
            <text:p>#DIV/0 !</text:p>
          </table:table-cell>
          <table:table-cell table:style-name="ce16" table:formula="of:=['paramètres modèle'.H783]/['paramètres modèle'.$E783]" office:value-type="string" office:string-value="" calcext:value-type="error">
            <text:p>#DIV/0 !</text:p>
          </table:table-cell>
          <table:table-cell table:style-name="ce16" table:formula="of:=['paramètres modèle'.I783]/['paramètres modèle'.$E783]" office:value-type="string" office:string-value="" calcext:value-type="error">
            <text:p>#DIV/0 !</text:p>
          </table:table-cell>
          <table:table-cell table:style-name="ce16" table:formula="of:=['paramètres modèle'.J783]/['paramètres modèle'.$E783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84]/['paramètres modèle'.$E784]" office:value-type="string" office:string-value="" calcext:value-type="error">
            <text:p>#DIV/0 !</text:p>
          </table:table-cell>
          <table:table-cell table:style-name="ce16" table:formula="of:=['paramètres modèle'.G784]/['paramètres modèle'.$E784]" office:value-type="string" office:string-value="" calcext:value-type="error">
            <text:p>#DIV/0 !</text:p>
          </table:table-cell>
          <table:table-cell table:style-name="ce16" table:formula="of:=['paramètres modèle'.H784]/['paramètres modèle'.$E784]" office:value-type="string" office:string-value="" calcext:value-type="error">
            <text:p>#DIV/0 !</text:p>
          </table:table-cell>
          <table:table-cell table:style-name="ce16" table:formula="of:=['paramètres modèle'.I784]/['paramètres modèle'.$E784]" office:value-type="string" office:string-value="" calcext:value-type="error">
            <text:p>#DIV/0 !</text:p>
          </table:table-cell>
          <table:table-cell table:style-name="ce16" table:formula="of:=['paramètres modèle'.J784]/['paramètres modèle'.$E784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384.914120412271" calcext:value-type="float">
            <text:p><text:s/>385 <text:s text:c="3"/></text:p>
          </table:table-cell>
          <table:table-cell table:style-name="ce16" table:formula="of:=['paramètres modèle'.F785]/['paramètres modèle'.$E785]" office:value-type="float" office:value="1" calcext:value-type="float">
            <text:p>1,0</text:p>
          </table:table-cell>
          <table:table-cell table:style-name="ce16" table:formula="of:=['paramètres modèle'.G785]/['paramètres modèle'.$E785]" office:value-type="float" office:value="1" calcext:value-type="float">
            <text:p>1,0</text:p>
          </table:table-cell>
          <table:table-cell table:style-name="ce16" table:formula="of:=['paramètres modèle'.H785]/['paramètres modèle'.$E785]" office:value-type="float" office:value="1" calcext:value-type="float">
            <text:p>1,0</text:p>
          </table:table-cell>
          <table:table-cell table:style-name="ce16" table:formula="of:=['paramètres modèle'.I785]/['paramètres modèle'.$E785]" office:value-type="float" office:value="1" calcext:value-type="float">
            <text:p>1,0</text:p>
          </table:table-cell>
          <table:table-cell table:style-name="ce16" table:formula="of:=['paramètres modèle'.J785]/['paramètres modèle'.$E78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86]/['paramètres modèle'.$E786]" office:value-type="string" office:string-value="" calcext:value-type="error">
            <text:p>#DIV/0 !</text:p>
          </table:table-cell>
          <table:table-cell table:style-name="ce16" table:formula="of:=['paramètres modèle'.G786]/['paramètres modèle'.$E786]" office:value-type="string" office:string-value="" calcext:value-type="error">
            <text:p>#DIV/0 !</text:p>
          </table:table-cell>
          <table:table-cell table:style-name="ce16" table:formula="of:=['paramètres modèle'.H786]/['paramètres modèle'.$E786]" office:value-type="string" office:string-value="" calcext:value-type="error">
            <text:p>#DIV/0 !</text:p>
          </table:table-cell>
          <table:table-cell table:style-name="ce16" table:formula="of:=['paramètres modèle'.I786]/['paramètres modèle'.$E786]" office:value-type="string" office:string-value="" calcext:value-type="error">
            <text:p>#DIV/0 !</text:p>
          </table:table-cell>
          <table:table-cell table:style-name="ce16" table:formula="of:=['paramètres modèle'.J786]/['paramètres modèle'.$E786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87]/['paramètres modèle'.$E787]" office:value-type="string" office:string-value="" calcext:value-type="error">
            <text:p>#DIV/0 !</text:p>
          </table:table-cell>
          <table:table-cell table:style-name="ce16" table:formula="of:=['paramètres modèle'.G787]/['paramètres modèle'.$E787]" office:value-type="string" office:string-value="" calcext:value-type="error">
            <text:p>#DIV/0 !</text:p>
          </table:table-cell>
          <table:table-cell table:style-name="ce16" table:formula="of:=['paramètres modèle'.H787]/['paramètres modèle'.$E787]" office:value-type="string" office:string-value="" calcext:value-type="error">
            <text:p>#DIV/0 !</text:p>
          </table:table-cell>
          <table:table-cell table:style-name="ce16" table:formula="of:=['paramètres modèle'.I787]/['paramètres modèle'.$E787]" office:value-type="string" office:string-value="" calcext:value-type="error">
            <text:p>#DIV/0 !</text:p>
          </table:table-cell>
          <table:table-cell table:style-name="ce16" table:formula="of:=['paramètres modèle'.J787]/['paramètres modèle'.$E787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Process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788]/['paramètres modèle'.$E788]" office:value-type="string" office:string-value="" calcext:value-type="error">
            <text:p>#DIV/0 !</text:p>
          </table:table-cell>
          <table:table-cell table:style-name="ce16" table:formula="of:=['paramètres modèle'.G788]/['paramètres modèle'.$E788]" office:value-type="string" office:string-value="" calcext:value-type="error">
            <text:p>#DIV/0 !</text:p>
          </table:table-cell>
          <table:table-cell table:style-name="ce16" table:formula="of:=['paramètres modèle'.H788]/['paramètres modèle'.$E788]" office:value-type="string" office:string-value="" calcext:value-type="error">
            <text:p>#DIV/0 !</text:p>
          </table:table-cell>
          <table:table-cell table:style-name="ce16" table:formula="of:=['paramètres modèle'.I788]/['paramètres modèle'.$E788]" office:value-type="string" office:string-value="" calcext:value-type="error">
            <text:p>#DIV/0 !</text:p>
          </table:table-cell>
          <table:table-cell table:style-name="ce16" table:formula="of:=['paramètres modèle'.J788]/['paramètres modèle'.$E788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66" calcext:value-type="float">
            <text:p><text:s/>1 <text:s text:c="3"/></text:p>
          </table:table-cell>
          <table:table-cell table:style-name="ce16" table:formula="of:=['paramètres modèle'.F789]/['paramètres modèle'.$E789]" office:value-type="float" office:value="0.7" calcext:value-type="float">
            <text:p>0,7</text:p>
          </table:table-cell>
          <table:table-cell table:style-name="ce16" table:formula="of:=['paramètres modèle'.G789]/['paramètres modèle'.$E789]" office:value-type="float" office:value="0.56" calcext:value-type="float">
            <text:p>0,6</text:p>
          </table:table-cell>
          <table:table-cell table:style-name="ce16" table:formula="of:=['paramètres modèle'.H789]/['paramètres modèle'.$E789]" office:value-type="float" office:value="0.56" calcext:value-type="float">
            <text:p>0,6</text:p>
          </table:table-cell>
          <table:table-cell table:style-name="ce16" table:formula="of:=['paramètres modèle'.I789]/['paramètres modèle'.$E789]" office:value-type="float" office:value="0.56" calcext:value-type="float">
            <text:p>0,6</text:p>
          </table:table-cell>
          <table:table-cell table:style-name="ce16" table:formula="of:=['paramètres modèle'.J789]/['paramètres modèle'.$E78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66" calcext:value-type="float">
            <text:p><text:s/>1 <text:s text:c="3"/></text:p>
          </table:table-cell>
          <table:table-cell table:style-name="ce16" table:formula="of:=['paramètres modèle'.F790]/['paramètres modèle'.$E790]" office:value-type="float" office:value="0.7" calcext:value-type="float">
            <text:p>0,7</text:p>
          </table:table-cell>
          <table:table-cell table:style-name="ce16" table:formula="of:=['paramètres modèle'.G790]/['paramètres modèle'.$E790]" office:value-type="float" office:value="0.56" calcext:value-type="float">
            <text:p>0,6</text:p>
          </table:table-cell>
          <table:table-cell table:style-name="ce16" table:formula="of:=['paramètres modèle'.H790]/['paramètres modèle'.$E790]" office:value-type="float" office:value="0.56" calcext:value-type="float">
            <text:p>0,6</text:p>
          </table:table-cell>
          <table:table-cell table:style-name="ce16" table:formula="of:=['paramètres modèle'.I790]/['paramètres modèle'.$E790]" office:value-type="float" office:value="0.56" calcext:value-type="float">
            <text:p>0,6</text:p>
          </table:table-cell>
          <table:table-cell table:style-name="ce16" table:formula="of:=['paramètres modèle'.J790]/['paramètres modèle'.$E79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66" calcext:value-type="float">
            <text:p><text:s/>1 <text:s text:c="3"/></text:p>
          </table:table-cell>
          <table:table-cell table:style-name="ce16" table:formula="of:=['paramètres modèle'.F791]/['paramètres modèle'.$E791]" office:value-type="float" office:value="0.7" calcext:value-type="float">
            <text:p>0,7</text:p>
          </table:table-cell>
          <table:table-cell table:style-name="ce16" table:formula="of:=['paramètres modèle'.G791]/['paramètres modèle'.$E791]" office:value-type="float" office:value="0.56" calcext:value-type="float">
            <text:p>0,6</text:p>
          </table:table-cell>
          <table:table-cell table:style-name="ce16" table:formula="of:=['paramètres modèle'.H791]/['paramètres modèle'.$E791]" office:value-type="float" office:value="0.56" calcext:value-type="float">
            <text:p>0,6</text:p>
          </table:table-cell>
          <table:table-cell table:style-name="ce16" table:formula="of:=['paramètres modèle'.I791]/['paramètres modèle'.$E791]" office:value-type="float" office:value="0.56" calcext:value-type="float">
            <text:p>0,6</text:p>
          </table:table-cell>
          <table:table-cell table:style-name="ce16" table:formula="of:=['paramètres modèle'.J791]/['paramètres modèle'.$E79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66" calcext:value-type="float">
            <text:p><text:s/>1 <text:s text:c="3"/></text:p>
          </table:table-cell>
          <table:table-cell table:style-name="ce16" table:formula="of:=['paramètres modèle'.F792]/['paramètres modèle'.$E792]" office:value-type="float" office:value="0.7" calcext:value-type="float">
            <text:p>0,7</text:p>
          </table:table-cell>
          <table:table-cell table:style-name="ce16" table:formula="of:=['paramètres modèle'.G792]/['paramètres modèle'.$E792]" office:value-type="float" office:value="0.56" calcext:value-type="float">
            <text:p>0,6</text:p>
          </table:table-cell>
          <table:table-cell table:style-name="ce16" table:formula="of:=['paramètres modèle'.H792]/['paramètres modèle'.$E792]" office:value-type="float" office:value="0.56" calcext:value-type="float">
            <text:p>0,6</text:p>
          </table:table-cell>
          <table:table-cell table:style-name="ce16" table:formula="of:=['paramètres modèle'.I792]/['paramètres modèle'.$E792]" office:value-type="float" office:value="0.56" calcext:value-type="float">
            <text:p>0,6</text:p>
          </table:table-cell>
          <table:table-cell table:style-name="ce16" table:formula="of:=['paramètres modèle'.J792]/['paramètres modèle'.$E79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66" calcext:value-type="float">
            <text:p><text:s/>1 <text:s text:c="3"/></text:p>
          </table:table-cell>
          <table:table-cell table:style-name="ce16" table:formula="of:=['paramètres modèle'.F793]/['paramètres modèle'.$E793]" office:value-type="float" office:value="0.7" calcext:value-type="float">
            <text:p>0,7</text:p>
          </table:table-cell>
          <table:table-cell table:style-name="ce16" table:formula="of:=['paramètres modèle'.G793]/['paramètres modèle'.$E793]" office:value-type="float" office:value="0.56" calcext:value-type="float">
            <text:p>0,6</text:p>
          </table:table-cell>
          <table:table-cell table:style-name="ce16" table:formula="of:=['paramètres modèle'.H793]/['paramètres modèle'.$E793]" office:value-type="float" office:value="0.56" calcext:value-type="float">
            <text:p>0,6</text:p>
          </table:table-cell>
          <table:table-cell table:style-name="ce16" table:formula="of:=['paramètres modèle'.I793]/['paramètres modèle'.$E793]" office:value-type="float" office:value="0.56" calcext:value-type="float">
            <text:p>0,6</text:p>
          </table:table-cell>
          <table:table-cell table:style-name="ce16" table:formula="of:=['paramètres modèle'.J793]/['paramètres modèle'.$E79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659999999999999" calcext:value-type="float">
            <text:p><text:s/>1 <text:s text:c="3"/></text:p>
          </table:table-cell>
          <table:table-cell table:style-name="ce16" table:formula="of:=['paramètres modèle'.F794]/['paramètres modèle'.$E794]" office:value-type="float" office:value="0.7" calcext:value-type="float">
            <text:p>0,7</text:p>
          </table:table-cell>
          <table:table-cell table:style-name="ce16" table:formula="of:=['paramètres modèle'.G794]/['paramètres modèle'.$E794]" office:value-type="float" office:value="0.56" calcext:value-type="float">
            <text:p>0,6</text:p>
          </table:table-cell>
          <table:table-cell table:style-name="ce16" table:formula="of:=['paramètres modèle'.H794]/['paramètres modèle'.$E794]" office:value-type="float" office:value="0.56" calcext:value-type="float">
            <text:p>0,6</text:p>
          </table:table-cell>
          <table:table-cell table:style-name="ce16" table:formula="of:=['paramètres modèle'.I794]/['paramètres modèle'.$E794]" office:value-type="float" office:value="0.56" calcext:value-type="float">
            <text:p>0,6</text:p>
          </table:table-cell>
          <table:table-cell table:style-name="ce16" table:formula="of:=['paramètres modèle'.J794]/['paramètres modèle'.$E79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19448228" calcext:value-type="float">
            <text:p><text:s/>14 <text:s text:c="3"/></text:p>
          </table:table-cell>
          <table:table-cell table:style-name="ce16" table:formula="of:=['paramètres modèle'.F795]/['paramètres modèle'.$E795]" office:value-type="float" office:value="0.7" calcext:value-type="float">
            <text:p>0,7</text:p>
          </table:table-cell>
          <table:table-cell table:style-name="ce16" table:formula="of:=['paramètres modèle'.G795]/['paramètres modèle'.$E795]" office:value-type="float" office:value="0.56" calcext:value-type="float">
            <text:p>0,6</text:p>
          </table:table-cell>
          <table:table-cell table:style-name="ce16" table:formula="of:=['paramètres modèle'.H795]/['paramètres modèle'.$E795]" office:value-type="float" office:value="0.56" calcext:value-type="float">
            <text:p>0,6</text:p>
          </table:table-cell>
          <table:table-cell table:style-name="ce16" table:formula="of:=['paramètres modèle'.I795]/['paramètres modèle'.$E795]" office:value-type="float" office:value="0.56" calcext:value-type="float">
            <text:p>0,6</text:p>
          </table:table-cell>
          <table:table-cell table:style-name="ce16" table:formula="of:=['paramètres modèle'.J795]/['paramètres modèle'.$E79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796]/['paramètres modèle'.$E796]" office:value-type="float" office:value="0.7" calcext:value-type="float">
            <text:p>0,7</text:p>
          </table:table-cell>
          <table:table-cell table:style-name="ce16" table:formula="of:=['paramètres modèle'.G796]/['paramètres modèle'.$E796]" office:value-type="float" office:value="0.56" calcext:value-type="float">
            <text:p>0,6</text:p>
          </table:table-cell>
          <table:table-cell table:style-name="ce16" table:formula="of:=['paramètres modèle'.H796]/['paramètres modèle'.$E796]" office:value-type="float" office:value="0.56" calcext:value-type="float">
            <text:p>0,6</text:p>
          </table:table-cell>
          <table:table-cell table:style-name="ce16" table:formula="of:=['paramètres modèle'.I796]/['paramètres modèle'.$E796]" office:value-type="float" office:value="0.56" calcext:value-type="float">
            <text:p>0,6</text:p>
          </table:table-cell>
          <table:table-cell table:style-name="ce16" table:formula="of:=['paramètres modèle'.J796]/['paramètres modèle'.$E79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7414162339474" calcext:value-type="float">
            <text:p><text:s/>15 <text:s text:c="3"/></text:p>
          </table:table-cell>
          <table:table-cell table:style-name="ce16" table:formula="of:=['paramètres modèle'.F797]/['paramètres modèle'.$E797]" office:value-type="float" office:value="0.7" calcext:value-type="float">
            <text:p>0,7</text:p>
          </table:table-cell>
          <table:table-cell table:style-name="ce16" table:formula="of:=['paramètres modèle'.G797]/['paramètres modèle'.$E797]" office:value-type="float" office:value="0.56" calcext:value-type="float">
            <text:p>0,6</text:p>
          </table:table-cell>
          <table:table-cell table:style-name="ce16" table:formula="of:=['paramètres modèle'.H797]/['paramètres modèle'.$E797]" office:value-type="float" office:value="0.56" calcext:value-type="float">
            <text:p>0,6</text:p>
          </table:table-cell>
          <table:table-cell table:style-name="ce16" table:formula="of:=['paramètres modèle'.I797]/['paramètres modèle'.$E797]" office:value-type="float" office:value="0.56" calcext:value-type="float">
            <text:p>0,6</text:p>
          </table:table-cell>
          <table:table-cell table:style-name="ce16" table:formula="of:=['paramètres modèle'.J797]/['paramètres modèle'.$E79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798]/['paramètres modèle'.$E798]" office:value-type="float" office:value="0.7" calcext:value-type="float">
            <text:p>0,7</text:p>
          </table:table-cell>
          <table:table-cell table:style-name="ce16" table:formula="of:=['paramètres modèle'.G798]/['paramètres modèle'.$E798]" office:value-type="float" office:value="0.56" calcext:value-type="float">
            <text:p>0,6</text:p>
          </table:table-cell>
          <table:table-cell table:style-name="ce16" table:formula="of:=['paramètres modèle'.H798]/['paramètres modèle'.$E798]" office:value-type="float" office:value="0.56" calcext:value-type="float">
            <text:p>0,6</text:p>
          </table:table-cell>
          <table:table-cell table:style-name="ce16" table:formula="of:=['paramètres modèle'.I798]/['paramètres modèle'.$E798]" office:value-type="float" office:value="0.56" calcext:value-type="float">
            <text:p>0,6</text:p>
          </table:table-cell>
          <table:table-cell table:style-name="ce16" table:formula="of:=['paramètres modèle'.J798]/['paramètres modèle'.$E79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2.2885225444737" calcext:value-type="float">
            <text:p><text:s/>12 <text:s text:c="3"/></text:p>
          </table:table-cell>
          <table:table-cell table:style-name="ce16" table:formula="of:=['paramètres modèle'.F799]/['paramètres modèle'.$E799]" office:value-type="float" office:value="0.7" calcext:value-type="float">
            <text:p>0,7</text:p>
          </table:table-cell>
          <table:table-cell table:style-name="ce16" table:formula="of:=['paramètres modèle'.G799]/['paramètres modèle'.$E799]" office:value-type="float" office:value="0.56" calcext:value-type="float">
            <text:p>0,6</text:p>
          </table:table-cell>
          <table:table-cell table:style-name="ce16" table:formula="of:=['paramètres modèle'.H799]/['paramètres modèle'.$E799]" office:value-type="float" office:value="0.56" calcext:value-type="float">
            <text:p>0,6</text:p>
          </table:table-cell>
          <table:table-cell table:style-name="ce16" table:formula="of:=['paramètres modèle'.I799]/['paramètres modèle'.$E799]" office:value-type="float" office:value="0.56" calcext:value-type="float">
            <text:p>0,6</text:p>
          </table:table-cell>
          <table:table-cell table:style-name="ce16" table:formula="of:=['paramètres modèle'.J799]/['paramètres modèle'.$E79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2.5702386389474" calcext:value-type="float">
            <text:p><text:s/>13 <text:s text:c="3"/></text:p>
          </table:table-cell>
          <table:table-cell table:style-name="ce16" table:formula="of:=['paramètres modèle'.F800]/['paramètres modèle'.$E800]" office:value-type="float" office:value="0.7" calcext:value-type="float">
            <text:p>0,7</text:p>
          </table:table-cell>
          <table:table-cell table:style-name="ce16" table:formula="of:=['paramètres modèle'.G800]/['paramètres modèle'.$E800]" office:value-type="float" office:value="0.56" calcext:value-type="float">
            <text:p>0,6</text:p>
          </table:table-cell>
          <table:table-cell table:style-name="ce16" table:formula="of:=['paramètres modèle'.H800]/['paramètres modèle'.$E800]" office:value-type="float" office:value="0.56" calcext:value-type="float">
            <text:p>0,6</text:p>
          </table:table-cell>
          <table:table-cell table:style-name="ce16" table:formula="of:=['paramètres modèle'.I800]/['paramètres modèle'.$E800]" office:value-type="float" office:value="0.56" calcext:value-type="float">
            <text:p>0,6</text:p>
          </table:table-cell>
          <table:table-cell table:style-name="ce16" table:formula="of:=['paramètres modèle'.J800]/['paramètres modèle'.$E80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2605352057895" calcext:value-type="float">
            <text:p><text:s/>14 <text:s text:c="3"/></text:p>
          </table:table-cell>
          <table:table-cell table:style-name="ce16" table:formula="of:=['paramètres modèle'.F801]/['paramètres modèle'.$E801]" office:value-type="float" office:value="0.7" calcext:value-type="float">
            <text:p>0,7</text:p>
          </table:table-cell>
          <table:table-cell table:style-name="ce16" table:formula="of:=['paramètres modèle'.G801]/['paramètres modèle'.$E801]" office:value-type="float" office:value="0.56" calcext:value-type="float">
            <text:p>0,6</text:p>
          </table:table-cell>
          <table:table-cell table:style-name="ce16" table:formula="of:=['paramètres modèle'.H801]/['paramètres modèle'.$E801]" office:value-type="float" office:value="0.56" calcext:value-type="float">
            <text:p>0,6</text:p>
          </table:table-cell>
          <table:table-cell table:style-name="ce16" table:formula="of:=['paramètres modèle'.I801]/['paramètres modèle'.$E801]" office:value-type="float" office:value="0.56" calcext:value-type="float">
            <text:p>0,6</text:p>
          </table:table-cell>
          <table:table-cell table:style-name="ce16" table:formula="of:=['paramètres modèle'.J801]/['paramètres modèle'.$E80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6.32524939" calcext:value-type="float">
            <text:p><text:s/>16 <text:s text:c="3"/></text:p>
          </table:table-cell>
          <table:table-cell table:style-name="ce16" table:formula="of:=['paramètres modèle'.F802]/['paramètres modèle'.$E802]" office:value-type="float" office:value="0.7" calcext:value-type="float">
            <text:p>0,7</text:p>
          </table:table-cell>
          <table:table-cell table:style-name="ce16" table:formula="of:=['paramètres modèle'.G802]/['paramètres modèle'.$E802]" office:value-type="float" office:value="0.56" calcext:value-type="float">
            <text:p>0,6</text:p>
          </table:table-cell>
          <table:table-cell table:style-name="ce16" table:formula="of:=['paramètres modèle'.H802]/['paramètres modèle'.$E802]" office:value-type="float" office:value="0.56" calcext:value-type="float">
            <text:p>0,6</text:p>
          </table:table-cell>
          <table:table-cell table:style-name="ce16" table:formula="of:=['paramètres modèle'.I802]/['paramètres modèle'.$E802]" office:value-type="float" office:value="0.56" calcext:value-type="float">
            <text:p>0,6</text:p>
          </table:table-cell>
          <table:table-cell table:style-name="ce16" table:formula="of:=['paramètres modèle'.J802]/['paramètres modèle'.$E80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6.32524939" calcext:value-type="float">
            <text:p><text:s/>16 <text:s text:c="3"/></text:p>
          </table:table-cell>
          <table:table-cell table:style-name="ce16" table:formula="of:=['paramètres modèle'.F803]/['paramètres modèle'.$E803]" office:value-type="float" office:value="0.7" calcext:value-type="float">
            <text:p>0,7</text:p>
          </table:table-cell>
          <table:table-cell table:style-name="ce16" table:formula="of:=['paramètres modèle'.G803]/['paramètres modèle'.$E803]" office:value-type="float" office:value="0.56" calcext:value-type="float">
            <text:p>0,6</text:p>
          </table:table-cell>
          <table:table-cell table:style-name="ce16" table:formula="of:=['paramètres modèle'.H803]/['paramètres modèle'.$E803]" office:value-type="float" office:value="0.56" calcext:value-type="float">
            <text:p>0,6</text:p>
          </table:table-cell>
          <table:table-cell table:style-name="ce16" table:formula="of:=['paramètres modèle'.I803]/['paramètres modèle'.$E803]" office:value-type="float" office:value="0.56" calcext:value-type="float">
            <text:p>0,6</text:p>
          </table:table-cell>
          <table:table-cell table:style-name="ce16" table:formula="of:=['paramètres modèle'.J803]/['paramètres modèle'.$E80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19448228" calcext:value-type="float">
            <text:p><text:s/>14 <text:s text:c="3"/></text:p>
          </table:table-cell>
          <table:table-cell table:style-name="ce16" table:formula="of:=['paramètres modèle'.F804]/['paramètres modèle'.$E804]" office:value-type="float" office:value="0.7" calcext:value-type="float">
            <text:p>0,7</text:p>
          </table:table-cell>
          <table:table-cell table:style-name="ce16" table:formula="of:=['paramètres modèle'.G804]/['paramètres modèle'.$E804]" office:value-type="float" office:value="0.56" calcext:value-type="float">
            <text:p>0,6</text:p>
          </table:table-cell>
          <table:table-cell table:style-name="ce16" table:formula="of:=['paramètres modèle'.H804]/['paramètres modèle'.$E804]" office:value-type="float" office:value="0.56" calcext:value-type="float">
            <text:p>0,6</text:p>
          </table:table-cell>
          <table:table-cell table:style-name="ce16" table:formula="of:=['paramètres modèle'.I804]/['paramètres modèle'.$E804]" office:value-type="float" office:value="0.56" calcext:value-type="float">
            <text:p>0,6</text:p>
          </table:table-cell>
          <table:table-cell table:style-name="ce16" table:formula="of:=['paramètres modèle'.J804]/['paramètres modèle'.$E80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2605352057895" calcext:value-type="float">
            <text:p><text:s/>14 <text:s text:c="3"/></text:p>
          </table:table-cell>
          <table:table-cell table:style-name="ce16" table:formula="of:=['paramètres modèle'.F805]/['paramètres modèle'.$E805]" office:value-type="float" office:value="0.7" calcext:value-type="float">
            <text:p>0,7</text:p>
          </table:table-cell>
          <table:table-cell table:style-name="ce16" table:formula="of:=['paramètres modèle'.G805]/['paramètres modèle'.$E805]" office:value-type="float" office:value="0.56" calcext:value-type="float">
            <text:p>0,6</text:p>
          </table:table-cell>
          <table:table-cell table:style-name="ce16" table:formula="of:=['paramètres modèle'.H805]/['paramètres modèle'.$E805]" office:value-type="float" office:value="0.56" calcext:value-type="float">
            <text:p>0,6</text:p>
          </table:table-cell>
          <table:table-cell table:style-name="ce16" table:formula="of:=['paramètres modèle'.I805]/['paramètres modèle'.$E805]" office:value-type="float" office:value="0.56" calcext:value-type="float">
            <text:p>0,6</text:p>
          </table:table-cell>
          <table:table-cell table:style-name="ce16" table:formula="of:=['paramètres modèle'.J805]/['paramètres modèle'.$E80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7414162339474" calcext:value-type="float">
            <text:p><text:s/>15 <text:s text:c="3"/></text:p>
          </table:table-cell>
          <table:table-cell table:style-name="ce16" table:formula="of:=['paramètres modèle'.F806]/['paramètres modèle'.$E806]" office:value-type="float" office:value="0.7" calcext:value-type="float">
            <text:p>0,7</text:p>
          </table:table-cell>
          <table:table-cell table:style-name="ce16" table:formula="of:=['paramètres modèle'.G806]/['paramètres modèle'.$E806]" office:value-type="float" office:value="0.56" calcext:value-type="float">
            <text:p>0,6</text:p>
          </table:table-cell>
          <table:table-cell table:style-name="ce16" table:formula="of:=['paramètres modèle'.H806]/['paramètres modèle'.$E806]" office:value-type="float" office:value="0.56" calcext:value-type="float">
            <text:p>0,6</text:p>
          </table:table-cell>
          <table:table-cell table:style-name="ce16" table:formula="of:=['paramètres modèle'.I806]/['paramètres modèle'.$E806]" office:value-type="float" office:value="0.56" calcext:value-type="float">
            <text:p>0,6</text:p>
          </table:table-cell>
          <table:table-cell table:style-name="ce16" table:formula="of:=['paramètres modèle'.J806]/['paramètres modèle'.$E80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2605352057895" calcext:value-type="float">
            <text:p><text:s/>14 <text:s text:c="3"/></text:p>
          </table:table-cell>
          <table:table-cell table:style-name="ce16" table:formula="of:=['paramètres modèle'.F807]/['paramètres modèle'.$E807]" office:value-type="float" office:value="0.7" calcext:value-type="float">
            <text:p>0,7</text:p>
          </table:table-cell>
          <table:table-cell table:style-name="ce16" table:formula="of:=['paramètres modèle'.G807]/['paramètres modèle'.$E807]" office:value-type="float" office:value="0.56" calcext:value-type="float">
            <text:p>0,6</text:p>
          </table:table-cell>
          <table:table-cell table:style-name="ce16" table:formula="of:=['paramètres modèle'.H807]/['paramètres modèle'.$E807]" office:value-type="float" office:value="0.56" calcext:value-type="float">
            <text:p>0,6</text:p>
          </table:table-cell>
          <table:table-cell table:style-name="ce16" table:formula="of:=['paramètres modèle'.I807]/['paramètres modèle'.$E807]" office:value-type="float" office:value="0.56" calcext:value-type="float">
            <text:p>0,6</text:p>
          </table:table-cell>
          <table:table-cell table:style-name="ce16" table:formula="of:=['paramètres modèle'.J807]/['paramètres modèle'.$E80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2605352057895" calcext:value-type="float">
            <text:p><text:s/>14 <text:s text:c="3"/></text:p>
          </table:table-cell>
          <table:table-cell table:style-name="ce16" table:formula="of:=['paramètres modèle'.F808]/['paramètres modèle'.$E808]" office:value-type="float" office:value="0.7" calcext:value-type="float">
            <text:p>0,7</text:p>
          </table:table-cell>
          <table:table-cell table:style-name="ce16" table:formula="of:=['paramètres modèle'.G808]/['paramètres modèle'.$E808]" office:value-type="float" office:value="0.56" calcext:value-type="float">
            <text:p>0,6</text:p>
          </table:table-cell>
          <table:table-cell table:style-name="ce16" table:formula="of:=['paramètres modèle'.H808]/['paramètres modèle'.$E808]" office:value-type="float" office:value="0.56" calcext:value-type="float">
            <text:p>0,6</text:p>
          </table:table-cell>
          <table:table-cell table:style-name="ce16" table:formula="of:=['paramètres modèle'.I808]/['paramètres modèle'.$E808]" office:value-type="float" office:value="0.56" calcext:value-type="float">
            <text:p>0,6</text:p>
          </table:table-cell>
          <table:table-cell table:style-name="ce16" table:formula="of:=['paramètres modèle'.J808]/['paramètres modèle'.$E80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809]/['paramètres modèle'.$E809]" office:value-type="float" office:value="0.7" calcext:value-type="float">
            <text:p>0,7</text:p>
          </table:table-cell>
          <table:table-cell table:style-name="ce16" table:formula="of:=['paramètres modèle'.G809]/['paramètres modèle'.$E809]" office:value-type="float" office:value="0.56" calcext:value-type="float">
            <text:p>0,6</text:p>
          </table:table-cell>
          <table:table-cell table:style-name="ce16" table:formula="of:=['paramètres modèle'.H809]/['paramètres modèle'.$E809]" office:value-type="float" office:value="0.56" calcext:value-type="float">
            <text:p>0,6</text:p>
          </table:table-cell>
          <table:table-cell table:style-name="ce16" table:formula="of:=['paramètres modèle'.I809]/['paramètres modèle'.$E809]" office:value-type="float" office:value="0.56" calcext:value-type="float">
            <text:p>0,6</text:p>
          </table:table-cell>
          <table:table-cell table:style-name="ce16" table:formula="of:=['paramètres modèle'.J809]/['paramètres modèle'.$E80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810]/['paramètres modèle'.$E810]" office:value-type="float" office:value="0.7" calcext:value-type="float">
            <text:p>0,7</text:p>
          </table:table-cell>
          <table:table-cell table:style-name="ce16" table:formula="of:=['paramètres modèle'.G810]/['paramètres modèle'.$E810]" office:value-type="float" office:value="0.56" calcext:value-type="float">
            <text:p>0,6</text:p>
          </table:table-cell>
          <table:table-cell table:style-name="ce16" table:formula="of:=['paramètres modèle'.H810]/['paramètres modèle'.$E810]" office:value-type="float" office:value="0.56" calcext:value-type="float">
            <text:p>0,6</text:p>
          </table:table-cell>
          <table:table-cell table:style-name="ce16" table:formula="of:=['paramètres modèle'.I810]/['paramètres modèle'.$E810]" office:value-type="float" office:value="0.56" calcext:value-type="float">
            <text:p>0,6</text:p>
          </table:table-cell>
          <table:table-cell table:style-name="ce16" table:formula="of:=['paramètres modèle'.J810]/['paramètres modèle'.$E81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811]/['paramètres modèle'.$E811]" office:value-type="float" office:value="0.7" calcext:value-type="float">
            <text:p>0,7</text:p>
          </table:table-cell>
          <table:table-cell table:style-name="ce16" table:formula="of:=['paramètres modèle'.G811]/['paramètres modèle'.$E811]" office:value-type="float" office:value="0.56" calcext:value-type="float">
            <text:p>0,6</text:p>
          </table:table-cell>
          <table:table-cell table:style-name="ce16" table:formula="of:=['paramètres modèle'.H811]/['paramètres modèle'.$E811]" office:value-type="float" office:value="0.56" calcext:value-type="float">
            <text:p>0,6</text:p>
          </table:table-cell>
          <table:table-cell table:style-name="ce16" table:formula="of:=['paramètres modèle'.I811]/['paramètres modèle'.$E811]" office:value-type="float" office:value="0.56" calcext:value-type="float">
            <text:p>0,6</text:p>
          </table:table-cell>
          <table:table-cell table:style-name="ce16" table:formula="of:=['paramètres modèle'.J811]/['paramètres modèle'.$E81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2.00680645" calcext:value-type="float">
            <text:p><text:s/>12 <text:s text:c="3"/></text:p>
          </table:table-cell>
          <table:table-cell table:style-name="ce16" table:formula="of:=['paramètres modèle'.F812]/['paramètres modèle'.$E812]" office:value-type="float" office:value="0.7" calcext:value-type="float">
            <text:p>0,7</text:p>
          </table:table-cell>
          <table:table-cell table:style-name="ce16" table:formula="of:=['paramètres modèle'.G812]/['paramètres modèle'.$E812]" office:value-type="float" office:value="0.56" calcext:value-type="float">
            <text:p>0,6</text:p>
          </table:table-cell>
          <table:table-cell table:style-name="ce16" table:formula="of:=['paramètres modèle'.H812]/['paramètres modèle'.$E812]" office:value-type="float" office:value="0.56" calcext:value-type="float">
            <text:p>0,6</text:p>
          </table:table-cell>
          <table:table-cell table:style-name="ce16" table:formula="of:=['paramètres modèle'.I812]/['paramètres modèle'.$E812]" office:value-type="float" office:value="0.56" calcext:value-type="float">
            <text:p>0,6</text:p>
          </table:table-cell>
          <table:table-cell table:style-name="ce16" table:formula="of:=['paramètres modèle'.J812]/['paramètres modèle'.$E81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2.00680645" calcext:value-type="float">
            <text:p><text:s/>12 <text:s text:c="3"/></text:p>
          </table:table-cell>
          <table:table-cell table:style-name="ce16" table:formula="of:=['paramètres modèle'.F813]/['paramètres modèle'.$E813]" office:value-type="float" office:value="0.7" calcext:value-type="float">
            <text:p>0,7</text:p>
          </table:table-cell>
          <table:table-cell table:style-name="ce16" table:formula="of:=['paramètres modèle'.G813]/['paramètres modèle'.$E813]" office:value-type="float" office:value="0.56" calcext:value-type="float">
            <text:p>0,6</text:p>
          </table:table-cell>
          <table:table-cell table:style-name="ce16" table:formula="of:=['paramètres modèle'.H813]/['paramètres modèle'.$E813]" office:value-type="float" office:value="0.56" calcext:value-type="float">
            <text:p>0,6</text:p>
          </table:table-cell>
          <table:table-cell table:style-name="ce16" table:formula="of:=['paramètres modèle'.I813]/['paramètres modèle'.$E813]" office:value-type="float" office:value="0.56" calcext:value-type="float">
            <text:p>0,6</text:p>
          </table:table-cell>
          <table:table-cell table:style-name="ce16" table:formula="of:=['paramètres modèle'.J813]/['paramètres modèle'.$E81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2.8519547334211" calcext:value-type="float">
            <text:p><text:s/>13 <text:s text:c="3"/></text:p>
          </table:table-cell>
          <table:table-cell table:style-name="ce16" table:formula="of:=['paramètres modèle'.F814]/['paramètres modèle'.$E814]" office:value-type="float" office:value="0.7" calcext:value-type="float">
            <text:p>0,7</text:p>
          </table:table-cell>
          <table:table-cell table:style-name="ce16" table:formula="of:=['paramètres modèle'.G814]/['paramètres modèle'.$E814]" office:value-type="float" office:value="0.56" calcext:value-type="float">
            <text:p>0,6</text:p>
          </table:table-cell>
          <table:table-cell table:style-name="ce16" table:formula="of:=['paramètres modèle'.H814]/['paramètres modèle'.$E814]" office:value-type="float" office:value="0.56" calcext:value-type="float">
            <text:p>0,6</text:p>
          </table:table-cell>
          <table:table-cell table:style-name="ce16" table:formula="of:=['paramètres modèle'.I814]/['paramètres modèle'.$E814]" office:value-type="float" office:value="0.56" calcext:value-type="float">
            <text:p>0,6</text:p>
          </table:table-cell>
          <table:table-cell table:style-name="ce16" table:formula="of:=['paramètres modèle'.J814]/['paramètres modèle'.$E81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19448228" calcext:value-type="float">
            <text:p><text:s/>14 <text:s text:c="3"/></text:p>
          </table:table-cell>
          <table:table-cell table:style-name="ce16" table:formula="of:=['paramètres modèle'.F815]/['paramètres modèle'.$E815]" office:value-type="float" office:value="0.7" calcext:value-type="float">
            <text:p>0,7</text:p>
          </table:table-cell>
          <table:table-cell table:style-name="ce16" table:formula="of:=['paramètres modèle'.G815]/['paramètres modèle'.$E815]" office:value-type="float" office:value="0.56" calcext:value-type="float">
            <text:p>0,6</text:p>
          </table:table-cell>
          <table:table-cell table:style-name="ce16" table:formula="of:=['paramètres modèle'.H815]/['paramètres modèle'.$E815]" office:value-type="float" office:value="0.56" calcext:value-type="float">
            <text:p>0,6</text:p>
          </table:table-cell>
          <table:table-cell table:style-name="ce16" table:formula="of:=['paramètres modèle'.I815]/['paramètres modèle'.$E815]" office:value-type="float" office:value="0.56" calcext:value-type="float">
            <text:p>0,6</text:p>
          </table:table-cell>
          <table:table-cell table:style-name="ce16" table:formula="of:=['paramètres modèle'.J815]/['paramètres modèle'.$E81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816]/['paramètres modèle'.$E816]" office:value-type="float" office:value="0.7" calcext:value-type="float">
            <text:p>0,7</text:p>
          </table:table-cell>
          <table:table-cell table:style-name="ce16" table:formula="of:=['paramètres modèle'.G816]/['paramètres modèle'.$E816]" office:value-type="float" office:value="0.56" calcext:value-type="float">
            <text:p>0,6</text:p>
          </table:table-cell>
          <table:table-cell table:style-name="ce16" table:formula="of:=['paramètres modèle'.H816]/['paramètres modèle'.$E816]" office:value-type="float" office:value="0.56" calcext:value-type="float">
            <text:p>0,6</text:p>
          </table:table-cell>
          <table:table-cell table:style-name="ce16" table:formula="of:=['paramètres modèle'.I816]/['paramètres modèle'.$E816]" office:value-type="float" office:value="0.56" calcext:value-type="float">
            <text:p>0,6</text:p>
          </table:table-cell>
          <table:table-cell table:style-name="ce16" table:formula="of:=['paramètres modèle'.J816]/['paramètres modèle'.$E81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817]/['paramètres modèle'.$E817]" office:value-type="float" office:value="0.7" calcext:value-type="float">
            <text:p>0,7</text:p>
          </table:table-cell>
          <table:table-cell table:style-name="ce16" table:formula="of:=['paramètres modèle'.G817]/['paramètres modèle'.$E817]" office:value-type="float" office:value="0.56" calcext:value-type="float">
            <text:p>0,6</text:p>
          </table:table-cell>
          <table:table-cell table:style-name="ce16" table:formula="of:=['paramètres modèle'.H817]/['paramètres modèle'.$E817]" office:value-type="float" office:value="0.56" calcext:value-type="float">
            <text:p>0,6</text:p>
          </table:table-cell>
          <table:table-cell table:style-name="ce16" table:formula="of:=['paramètres modèle'.I817]/['paramètres modèle'.$E817]" office:value-type="float" office:value="0.56" calcext:value-type="float">
            <text:p>0,6</text:p>
          </table:table-cell>
          <table:table-cell table:style-name="ce16" table:formula="of:=['paramètres modèle'.J817]/['paramètres modèle'.$E81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90170991" calcext:value-type="float">
            <text:p><text:s/>15 <text:s text:c="3"/></text:p>
          </table:table-cell>
          <table:table-cell table:style-name="ce16" table:formula="of:=['paramètres modèle'.F818]/['paramètres modèle'.$E818]" office:value-type="float" office:value="0.7" calcext:value-type="float">
            <text:p>0,7</text:p>
          </table:table-cell>
          <table:table-cell table:style-name="ce16" table:formula="of:=['paramètres modèle'.G818]/['paramètres modèle'.$E818]" office:value-type="float" office:value="0.56" calcext:value-type="float">
            <text:p>0,6</text:p>
          </table:table-cell>
          <table:table-cell table:style-name="ce16" table:formula="of:=['paramètres modèle'.H818]/['paramètres modèle'.$E818]" office:value-type="float" office:value="0.56" calcext:value-type="float">
            <text:p>0,6</text:p>
          </table:table-cell>
          <table:table-cell table:style-name="ce16" table:formula="of:=['paramètres modèle'.I818]/['paramètres modèle'.$E818]" office:value-type="float" office:value="0.56" calcext:value-type="float">
            <text:p>0,6</text:p>
          </table:table-cell>
          <table:table-cell table:style-name="ce16" table:formula="of:=['paramètres modèle'.J818]/['paramètres modèle'.$E81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2.00680645" calcext:value-type="float">
            <text:p><text:s/>12 <text:s text:c="3"/></text:p>
          </table:table-cell>
          <table:table-cell table:style-name="ce16" table:formula="of:=['paramètres modèle'.F819]/['paramètres modèle'.$E819]" office:value-type="float" office:value="0.7" calcext:value-type="float">
            <text:p>0,7</text:p>
          </table:table-cell>
          <table:table-cell table:style-name="ce16" table:formula="of:=['paramètres modèle'.G819]/['paramètres modèle'.$E819]" office:value-type="float" office:value="0.56" calcext:value-type="float">
            <text:p>0,6</text:p>
          </table:table-cell>
          <table:table-cell table:style-name="ce16" table:formula="of:=['paramètres modèle'.H819]/['paramètres modèle'.$E819]" office:value-type="float" office:value="0.56" calcext:value-type="float">
            <text:p>0,6</text:p>
          </table:table-cell>
          <table:table-cell table:style-name="ce16" table:formula="of:=['paramètres modèle'.I819]/['paramètres modèle'.$E819]" office:value-type="float" office:value="0.56" calcext:value-type="float">
            <text:p>0,6</text:p>
          </table:table-cell>
          <table:table-cell table:style-name="ce16" table:formula="of:=['paramètres modèle'.J819]/['paramètres modèle'.$E81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2.00680645" calcext:value-type="float">
            <text:p><text:s/>12 <text:s text:c="3"/></text:p>
          </table:table-cell>
          <table:table-cell table:style-name="ce16" table:formula="of:=['paramètres modèle'.F820]/['paramètres modèle'.$E820]" office:value-type="float" office:value="0.7" calcext:value-type="float">
            <text:p>0,7</text:p>
          </table:table-cell>
          <table:table-cell table:style-name="ce16" table:formula="of:=['paramètres modèle'.G820]/['paramètres modèle'.$E820]" office:value-type="float" office:value="0.56" calcext:value-type="float">
            <text:p>0,6</text:p>
          </table:table-cell>
          <table:table-cell table:style-name="ce16" table:formula="of:=['paramètres modèle'.H820]/['paramètres modèle'.$E820]" office:value-type="float" office:value="0.56" calcext:value-type="float">
            <text:p>0,6</text:p>
          </table:table-cell>
          <table:table-cell table:style-name="ce16" table:formula="of:=['paramètres modèle'.I820]/['paramètres modèle'.$E820]" office:value-type="float" office:value="0.56" calcext:value-type="float">
            <text:p>0,6</text:p>
          </table:table-cell>
          <table:table-cell table:style-name="ce16" table:formula="of:=['paramètres modèle'.J820]/['paramètres modèle'.$E82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2605352057895" calcext:value-type="float">
            <text:p><text:s/>14 <text:s text:c="3"/></text:p>
          </table:table-cell>
          <table:table-cell table:style-name="ce16" table:formula="of:=['paramètres modèle'.F821]/['paramètres modèle'.$E821]" office:value-type="float" office:value="0.7" calcext:value-type="float">
            <text:p>0,7</text:p>
          </table:table-cell>
          <table:table-cell table:style-name="ce16" table:formula="of:=['paramètres modèle'.G821]/['paramètres modèle'.$E821]" office:value-type="float" office:value="0.56" calcext:value-type="float">
            <text:p>0,6</text:p>
          </table:table-cell>
          <table:table-cell table:style-name="ce16" table:formula="of:=['paramètres modèle'.H821]/['paramètres modèle'.$E821]" office:value-type="float" office:value="0.56" calcext:value-type="float">
            <text:p>0,6</text:p>
          </table:table-cell>
          <table:table-cell table:style-name="ce16" table:formula="of:=['paramètres modèle'.I821]/['paramètres modèle'.$E821]" office:value-type="float" office:value="0.56" calcext:value-type="float">
            <text:p>0,6</text:p>
          </table:table-cell>
          <table:table-cell table:style-name="ce16" table:formula="of:=['paramètres modèle'.J821]/['paramètres modèle'.$E82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6.32524939" calcext:value-type="float">
            <text:p><text:s/>16 <text:s text:c="3"/></text:p>
          </table:table-cell>
          <table:table-cell table:style-name="ce16" table:formula="of:=['paramètres modèle'.F822]/['paramètres modèle'.$E822]" office:value-type="float" office:value="0.7" calcext:value-type="float">
            <text:p>0,7</text:p>
          </table:table-cell>
          <table:table-cell table:style-name="ce16" table:formula="of:=['paramètres modèle'.G822]/['paramètres modèle'.$E822]" office:value-type="float" office:value="0.56" calcext:value-type="float">
            <text:p>0,6</text:p>
          </table:table-cell>
          <table:table-cell table:style-name="ce16" table:formula="of:=['paramètres modèle'.H822]/['paramètres modèle'.$E822]" office:value-type="float" office:value="0.56" calcext:value-type="float">
            <text:p>0,6</text:p>
          </table:table-cell>
          <table:table-cell table:style-name="ce16" table:formula="of:=['paramètres modèle'.I822]/['paramètres modèle'.$E822]" office:value-type="float" office:value="0.56" calcext:value-type="float">
            <text:p>0,6</text:p>
          </table:table-cell>
          <table:table-cell table:style-name="ce16" table:formula="of:=['paramètres modèle'.J822]/['paramètres modèle'.$E82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6.32524939" calcext:value-type="float">
            <text:p><text:s/>16 <text:s text:c="3"/></text:p>
          </table:table-cell>
          <table:table-cell table:style-name="ce16" table:formula="of:=['paramètres modèle'.F823]/['paramètres modèle'.$E823]" office:value-type="float" office:value="0.7" calcext:value-type="float">
            <text:p>0,7</text:p>
          </table:table-cell>
          <table:table-cell table:style-name="ce16" table:formula="of:=['paramètres modèle'.G823]/['paramètres modèle'.$E823]" office:value-type="float" office:value="0.56" calcext:value-type="float">
            <text:p>0,6</text:p>
          </table:table-cell>
          <table:table-cell table:style-name="ce16" table:formula="of:=['paramètres modèle'.H823]/['paramètres modèle'.$E823]" office:value-type="float" office:value="0.56" calcext:value-type="float">
            <text:p>0,6</text:p>
          </table:table-cell>
          <table:table-cell table:style-name="ce16" table:formula="of:=['paramètres modèle'.I823]/['paramètres modèle'.$E823]" office:value-type="float" office:value="0.56" calcext:value-type="float">
            <text:p>0,6</text:p>
          </table:table-cell>
          <table:table-cell table:style-name="ce16" table:formula="of:=['paramètres modèle'.J823]/['paramètres modèle'.$E82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.19448228" calcext:value-type="float">
            <text:p><text:s/>14 <text:s text:c="3"/></text:p>
          </table:table-cell>
          <table:table-cell table:style-name="ce16" table:formula="of:=['paramètres modèle'.F824]/['paramètres modèle'.$E824]" office:value-type="float" office:value="0.7" calcext:value-type="float">
            <text:p>0,7</text:p>
          </table:table-cell>
          <table:table-cell table:style-name="ce16" table:formula="of:=['paramètres modèle'.G824]/['paramètres modèle'.$E824]" office:value-type="float" office:value="0.56" calcext:value-type="float">
            <text:p>0,6</text:p>
          </table:table-cell>
          <table:table-cell table:style-name="ce16" table:formula="of:=['paramètres modèle'.H824]/['paramètres modèle'.$E824]" office:value-type="float" office:value="0.56" calcext:value-type="float">
            <text:p>0,6</text:p>
          </table:table-cell>
          <table:table-cell table:style-name="ce16" table:formula="of:=['paramètres modèle'.I824]/['paramètres modèle'.$E824]" office:value-type="float" office:value="0.56" calcext:value-type="float">
            <text:p>0,6</text:p>
          </table:table-cell>
          <table:table-cell table:style-name="ce16" table:formula="of:=['paramètres modèle'.J824]/['paramètres modèle'.$E82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25]/['paramètres modèle'.$E825]" office:value-type="float" office:value="0.7" calcext:value-type="float">
            <text:p>0,7</text:p>
          </table:table-cell>
          <table:table-cell table:style-name="ce16" table:formula="of:=['paramètres modèle'.G825]/['paramètres modèle'.$E825]" office:value-type="float" office:value="0.56" calcext:value-type="float">
            <text:p>0,6</text:p>
          </table:table-cell>
          <table:table-cell table:style-name="ce16" table:formula="of:=['paramètres modèle'.H825]/['paramètres modèle'.$E825]" office:value-type="float" office:value="0.56" calcext:value-type="float">
            <text:p>0,6</text:p>
          </table:table-cell>
          <table:table-cell table:style-name="ce16" table:formula="of:=['paramètres modèle'.I825]/['paramètres modèle'.$E825]" office:value-type="float" office:value="0.56" calcext:value-type="float">
            <text:p>0,6</text:p>
          </table:table-cell>
          <table:table-cell table:style-name="ce16" table:formula="of:=['paramètres modèle'.J825]/['paramètres modèle'.$E82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3" calcext:value-type="float">
            <text:p><text:s/>3 <text:s text:c="3"/></text:p>
          </table:table-cell>
          <table:table-cell table:style-name="ce16" table:formula="of:=['paramètres modèle'.F826]/['paramètres modèle'.$E826]" office:value-type="float" office:value="0.7" calcext:value-type="float">
            <text:p>0,7</text:p>
          </table:table-cell>
          <table:table-cell table:style-name="ce16" table:formula="of:=['paramètres modèle'.G826]/['paramètres modèle'.$E826]" office:value-type="float" office:value="0.56" calcext:value-type="float">
            <text:p>0,6</text:p>
          </table:table-cell>
          <table:table-cell table:style-name="ce16" table:formula="of:=['paramètres modèle'.H826]/['paramètres modèle'.$E826]" office:value-type="float" office:value="0.56" calcext:value-type="float">
            <text:p>0,6</text:p>
          </table:table-cell>
          <table:table-cell table:style-name="ce16" table:formula="of:=['paramètres modèle'.I826]/['paramètres modèle'.$E826]" office:value-type="float" office:value="0.56" calcext:value-type="float">
            <text:p>0,6</text:p>
          </table:table-cell>
          <table:table-cell table:style-name="ce16" table:formula="of:=['paramètres modèle'.J826]/['paramètres modèle'.$E82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34.889903363302" calcext:value-type="float">
            <text:p><text:s/>135 <text:s text:c="3"/></text:p>
          </table:table-cell>
          <table:table-cell table:style-name="ce16" table:formula="of:=['paramètres modèle'.F827]/['paramètres modèle'.$E827]" office:value-type="float" office:value="0.7" calcext:value-type="float">
            <text:p>0,7</text:p>
          </table:table-cell>
          <table:table-cell table:style-name="ce16" table:formula="of:=['paramètres modèle'.G827]/['paramètres modèle'.$E827]" office:value-type="float" office:value="0.56" calcext:value-type="float">
            <text:p>0,6</text:p>
          </table:table-cell>
          <table:table-cell table:style-name="ce16" table:formula="of:=['paramètres modèle'.H827]/['paramètres modèle'.$E827]" office:value-type="float" office:value="0.56" calcext:value-type="float">
            <text:p>0,6</text:p>
          </table:table-cell>
          <table:table-cell table:style-name="ce16" table:formula="of:=['paramètres modèle'.I827]/['paramètres modèle'.$E827]" office:value-type="float" office:value="0.56" calcext:value-type="float">
            <text:p>0,6</text:p>
          </table:table-cell>
          <table:table-cell table:style-name="ce16" table:formula="of:=['paramètres modèle'.J827]/['paramètres modèle'.$E82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28]/['paramètres modèle'.$E828]" office:value-type="float" office:value="0.7" calcext:value-type="float">
            <text:p>0,7</text:p>
          </table:table-cell>
          <table:table-cell table:style-name="ce16" table:formula="of:=['paramètres modèle'.G828]/['paramètres modèle'.$E828]" office:value-type="float" office:value="0.56" calcext:value-type="float">
            <text:p>0,6</text:p>
          </table:table-cell>
          <table:table-cell table:style-name="ce16" table:formula="of:=['paramètres modèle'.H828]/['paramètres modèle'.$E828]" office:value-type="float" office:value="0.56" calcext:value-type="float">
            <text:p>0,6</text:p>
          </table:table-cell>
          <table:table-cell table:style-name="ce16" table:formula="of:=['paramètres modèle'.I828]/['paramètres modèle'.$E828]" office:value-type="float" office:value="0.56" calcext:value-type="float">
            <text:p>0,6</text:p>
          </table:table-cell>
          <table:table-cell table:style-name="ce16" table:formula="of:=['paramètres modèle'.J828]/['paramètres modèle'.$E82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" calcext:value-type="float">
            <text:p><text:s/>14 <text:s text:c="3"/></text:p>
          </table:table-cell>
          <table:table-cell table:style-name="ce16" table:formula="of:=['paramètres modèle'.F829]/['paramètres modèle'.$E829]" office:value-type="float" office:value="0.7" calcext:value-type="float">
            <text:p>0,7</text:p>
          </table:table-cell>
          <table:table-cell table:style-name="ce16" table:formula="of:=['paramètres modèle'.G829]/['paramètres modèle'.$E829]" office:value-type="float" office:value="0.56" calcext:value-type="float">
            <text:p>0,6</text:p>
          </table:table-cell>
          <table:table-cell table:style-name="ce16" table:formula="of:=['paramètres modèle'.H829]/['paramètres modèle'.$E829]" office:value-type="float" office:value="0.56" calcext:value-type="float">
            <text:p>0,6</text:p>
          </table:table-cell>
          <table:table-cell table:style-name="ce16" table:formula="of:=['paramètres modèle'.I829]/['paramètres modèle'.$E829]" office:value-type="float" office:value="0.56" calcext:value-type="float">
            <text:p>0,6</text:p>
          </table:table-cell>
          <table:table-cell table:style-name="ce16" table:formula="of:=['paramètres modèle'.J829]/['paramètres modèle'.$E82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6.37540785858733" calcext:value-type="float">
            <text:p><text:s/>6 <text:s text:c="3"/></text:p>
          </table:table-cell>
          <table:table-cell table:style-name="ce16" table:formula="of:=['paramètres modèle'.F830]/['paramètres modèle'.$E830]" office:value-type="float" office:value="0.7" calcext:value-type="float">
            <text:p>0,7</text:p>
          </table:table-cell>
          <table:table-cell table:style-name="ce16" table:formula="of:=['paramètres modèle'.G830]/['paramètres modèle'.$E830]" office:value-type="float" office:value="0.56" calcext:value-type="float">
            <text:p>0,6</text:p>
          </table:table-cell>
          <table:table-cell table:style-name="ce16" table:formula="of:=['paramètres modèle'.H830]/['paramètres modèle'.$E830]" office:value-type="float" office:value="0.56" calcext:value-type="float">
            <text:p>0,6</text:p>
          </table:table-cell>
          <table:table-cell table:style-name="ce16" table:formula="of:=['paramètres modèle'.I830]/['paramètres modèle'.$E830]" office:value-type="float" office:value="0.56" calcext:value-type="float">
            <text:p>0,6</text:p>
          </table:table-cell>
          <table:table-cell table:style-name="ce16" table:formula="of:=['paramètres modèle'.J830]/['paramètres modèle'.$E83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31]/['paramètres modèle'.$E831]" office:value-type="float" office:value="0.7" calcext:value-type="float">
            <text:p>0,7</text:p>
          </table:table-cell>
          <table:table-cell table:style-name="ce16" table:formula="of:=['paramètres modèle'.G831]/['paramètres modèle'.$E831]" office:value-type="float" office:value="0.56" calcext:value-type="float">
            <text:p>0,6</text:p>
          </table:table-cell>
          <table:table-cell table:style-name="ce16" table:formula="of:=['paramètres modèle'.H831]/['paramètres modèle'.$E831]" office:value-type="float" office:value="0.56" calcext:value-type="float">
            <text:p>0,6</text:p>
          </table:table-cell>
          <table:table-cell table:style-name="ce16" table:formula="of:=['paramètres modèle'.I831]/['paramètres modèle'.$E831]" office:value-type="float" office:value="0.56" calcext:value-type="float">
            <text:p>0,6</text:p>
          </table:table-cell>
          <table:table-cell table:style-name="ce16" table:formula="of:=['paramètres modèle'.J831]/['paramètres modèle'.$E83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32]/['paramètres modèle'.$E832]" office:value-type="float" office:value="0.7" calcext:value-type="float">
            <text:p>0,7</text:p>
          </table:table-cell>
          <table:table-cell table:style-name="ce16" table:formula="of:=['paramètres modèle'.G832]/['paramètres modèle'.$E832]" office:value-type="float" office:value="0.56" calcext:value-type="float">
            <text:p>0,6</text:p>
          </table:table-cell>
          <table:table-cell table:style-name="ce16" table:formula="of:=['paramètres modèle'.H832]/['paramètres modèle'.$E832]" office:value-type="float" office:value="0.56" calcext:value-type="float">
            <text:p>0,6</text:p>
          </table:table-cell>
          <table:table-cell table:style-name="ce16" table:formula="of:=['paramètres modèle'.I832]/['paramètres modèle'.$E832]" office:value-type="float" office:value="0.56" calcext:value-type="float">
            <text:p>0,6</text:p>
          </table:table-cell>
          <table:table-cell table:style-name="ce16" table:formula="of:=['paramètres modèle'.J832]/['paramètres modèle'.$E83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50" calcext:value-type="float">
            <text:p><text:s/>150 <text:s text:c="3"/></text:p>
          </table:table-cell>
          <table:table-cell table:style-name="ce16" table:formula="of:=['paramètres modèle'.F833]/['paramètres modèle'.$E833]" office:value-type="float" office:value="0.7" calcext:value-type="float">
            <text:p>0,7</text:p>
          </table:table-cell>
          <table:table-cell table:style-name="ce16" table:formula="of:=['paramètres modèle'.G833]/['paramètres modèle'.$E833]" office:value-type="float" office:value="0.56" calcext:value-type="float">
            <text:p>0,6</text:p>
          </table:table-cell>
          <table:table-cell table:style-name="ce16" table:formula="of:=['paramètres modèle'.H833]/['paramètres modèle'.$E833]" office:value-type="float" office:value="0.56" calcext:value-type="float">
            <text:p>0,6</text:p>
          </table:table-cell>
          <table:table-cell table:style-name="ce16" table:formula="of:=['paramètres modèle'.I833]/['paramètres modèle'.$E833]" office:value-type="float" office:value="0.56" calcext:value-type="float">
            <text:p>0,6</text:p>
          </table:table-cell>
          <table:table-cell table:style-name="ce16" table:formula="of:=['paramètres modèle'.J833]/['paramètres modèle'.$E83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5" calcext:value-type="float">
            <text:p><text:s/>5 <text:s text:c="3"/></text:p>
          </table:table-cell>
          <table:table-cell table:style-name="ce16" table:formula="of:=['paramètres modèle'.F834]/['paramètres modèle'.$E834]" office:value-type="float" office:value="0.7" calcext:value-type="float">
            <text:p>0,7</text:p>
          </table:table-cell>
          <table:table-cell table:style-name="ce16" table:formula="of:=['paramètres modèle'.G834]/['paramètres modèle'.$E834]" office:value-type="float" office:value="0.56" calcext:value-type="float">
            <text:p>0,6</text:p>
          </table:table-cell>
          <table:table-cell table:style-name="ce16" table:formula="of:=['paramètres modèle'.H834]/['paramètres modèle'.$E834]" office:value-type="float" office:value="0.56" calcext:value-type="float">
            <text:p>0,6</text:p>
          </table:table-cell>
          <table:table-cell table:style-name="ce16" table:formula="of:=['paramètres modèle'.I834]/['paramètres modèle'.$E834]" office:value-type="float" office:value="0.56" calcext:value-type="float">
            <text:p>0,6</text:p>
          </table:table-cell>
          <table:table-cell table:style-name="ce16" table:formula="of:=['paramètres modèle'.J834]/['paramètres modèle'.$E83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35]/['paramètres modèle'.$E835]" office:value-type="float" office:value="0.7" calcext:value-type="float">
            <text:p>0,7</text:p>
          </table:table-cell>
          <table:table-cell table:style-name="ce16" table:formula="of:=['paramètres modèle'.G835]/['paramètres modèle'.$E835]" office:value-type="float" office:value="0.56" calcext:value-type="float">
            <text:p>0,6</text:p>
          </table:table-cell>
          <table:table-cell table:style-name="ce16" table:formula="of:=['paramètres modèle'.H835]/['paramètres modèle'.$E835]" office:value-type="float" office:value="0.56" calcext:value-type="float">
            <text:p>0,6</text:p>
          </table:table-cell>
          <table:table-cell table:style-name="ce16" table:formula="of:=['paramètres modèle'.I835]/['paramètres modèle'.$E835]" office:value-type="float" office:value="0.56" calcext:value-type="float">
            <text:p>0,6</text:p>
          </table:table-cell>
          <table:table-cell table:style-name="ce16" table:formula="of:=['paramètres modèle'.J835]/['paramètres modèle'.$E83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4" calcext:value-type="float">
            <text:p><text:s/>14 <text:s text:c="3"/></text:p>
          </table:table-cell>
          <table:table-cell table:style-name="ce16" table:formula="of:=['paramètres modèle'.F836]/['paramètres modèle'.$E836]" office:value-type="float" office:value="0.7" calcext:value-type="float">
            <text:p>0,7</text:p>
          </table:table-cell>
          <table:table-cell table:style-name="ce16" table:formula="of:=['paramètres modèle'.G836]/['paramètres modèle'.$E836]" office:value-type="float" office:value="0.56" calcext:value-type="float">
            <text:p>0,6</text:p>
          </table:table-cell>
          <table:table-cell table:style-name="ce16" table:formula="of:=['paramètres modèle'.H836]/['paramètres modèle'.$E836]" office:value-type="float" office:value="0.56" calcext:value-type="float">
            <text:p>0,6</text:p>
          </table:table-cell>
          <table:table-cell table:style-name="ce16" table:formula="of:=['paramètres modèle'.I836]/['paramètres modèle'.$E836]" office:value-type="float" office:value="0.56" calcext:value-type="float">
            <text:p>0,6</text:p>
          </table:table-cell>
          <table:table-cell table:style-name="ce16" table:formula="of:=['paramètres modèle'.J836]/['paramètres modèle'.$E83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37]/['paramètres modèle'.$E837]" office:value-type="float" office:value="0.7" calcext:value-type="float">
            <text:p>0,7</text:p>
          </table:table-cell>
          <table:table-cell table:style-name="ce16" table:formula="of:=['paramètres modèle'.G837]/['paramètres modèle'.$E837]" office:value-type="float" office:value="0.56" calcext:value-type="float">
            <text:p>0,6</text:p>
          </table:table-cell>
          <table:table-cell table:style-name="ce16" table:formula="of:=['paramètres modèle'.H837]/['paramètres modèle'.$E837]" office:value-type="float" office:value="0.56" calcext:value-type="float">
            <text:p>0,6</text:p>
          </table:table-cell>
          <table:table-cell table:style-name="ce16" table:formula="of:=['paramètres modèle'.I837]/['paramètres modèle'.$E837]" office:value-type="float" office:value="0.56" calcext:value-type="float">
            <text:p>0,6</text:p>
          </table:table-cell>
          <table:table-cell table:style-name="ce16" table:formula="of:=['paramètres modèle'.J837]/['paramètres modèle'.$E83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38]/['paramètres modèle'.$E838]" office:value-type="float" office:value="0.7" calcext:value-type="float">
            <text:p>0,7</text:p>
          </table:table-cell>
          <table:table-cell table:style-name="ce16" table:formula="of:=['paramètres modèle'.G838]/['paramètres modèle'.$E838]" office:value-type="float" office:value="0.56" calcext:value-type="float">
            <text:p>0,6</text:p>
          </table:table-cell>
          <table:table-cell table:style-name="ce16" table:formula="of:=['paramètres modèle'.H838]/['paramètres modèle'.$E838]" office:value-type="float" office:value="0.56" calcext:value-type="float">
            <text:p>0,6</text:p>
          </table:table-cell>
          <table:table-cell table:style-name="ce16" table:formula="of:=['paramètres modèle'.I838]/['paramètres modèle'.$E838]" office:value-type="float" office:value="0.56" calcext:value-type="float">
            <text:p>0,6</text:p>
          </table:table-cell>
          <table:table-cell table:style-name="ce16" table:formula="of:=['paramètres modèle'.J838]/['paramètres modèle'.$E83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5" calcext:value-type="float">
            <text:p><text:s/>5 <text:s text:c="3"/></text:p>
          </table:table-cell>
          <table:table-cell table:style-name="ce16" table:formula="of:=['paramètres modèle'.F839]/['paramètres modèle'.$E839]" office:value-type="float" office:value="0.7" calcext:value-type="float">
            <text:p>0,7</text:p>
          </table:table-cell>
          <table:table-cell table:style-name="ce16" table:formula="of:=['paramètres modèle'.G839]/['paramètres modèle'.$E839]" office:value-type="float" office:value="0.56" calcext:value-type="float">
            <text:p>0,6</text:p>
          </table:table-cell>
          <table:table-cell table:style-name="ce16" table:formula="of:=['paramètres modèle'.H839]/['paramètres modèle'.$E839]" office:value-type="float" office:value="0.56" calcext:value-type="float">
            <text:p>0,6</text:p>
          </table:table-cell>
          <table:table-cell table:style-name="ce16" table:formula="of:=['paramètres modèle'.I839]/['paramètres modèle'.$E839]" office:value-type="float" office:value="0.56" calcext:value-type="float">
            <text:p>0,6</text:p>
          </table:table-cell>
          <table:table-cell table:style-name="ce16" table:formula="of:=['paramètres modèle'.J839]/['paramètres modèle'.$E83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40]/['paramètres modèle'.$E840]" office:value-type="float" office:value="0.7" calcext:value-type="float">
            <text:p>0,7</text:p>
          </table:table-cell>
          <table:table-cell table:style-name="ce16" table:formula="of:=['paramètres modèle'.G840]/['paramètres modèle'.$E840]" office:value-type="float" office:value="0.56" calcext:value-type="float">
            <text:p>0,6</text:p>
          </table:table-cell>
          <table:table-cell table:style-name="ce16" table:formula="of:=['paramètres modèle'.H840]/['paramètres modèle'.$E840]" office:value-type="float" office:value="0.56" calcext:value-type="float">
            <text:p>0,6</text:p>
          </table:table-cell>
          <table:table-cell table:style-name="ce16" table:formula="of:=['paramètres modèle'.I840]/['paramètres modèle'.$E840]" office:value-type="float" office:value="0.56" calcext:value-type="float">
            <text:p>0,6</text:p>
          </table:table-cell>
          <table:table-cell table:style-name="ce16" table:formula="of:=['paramètres modèle'.J840]/['paramètres modèle'.$E84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61.9999999999999" calcext:value-type="float">
            <text:p><text:s/>62 <text:s text:c="3"/></text:p>
          </table:table-cell>
          <table:table-cell table:style-name="ce16" table:formula="of:=['paramètres modèle'.F841]/['paramètres modèle'.$E841]" office:value-type="float" office:value="0.7" calcext:value-type="float">
            <text:p>0,7</text:p>
          </table:table-cell>
          <table:table-cell table:style-name="ce16" table:formula="of:=['paramètres modèle'.G841]/['paramètres modèle'.$E841]" office:value-type="float" office:value="0.56" calcext:value-type="float">
            <text:p>0,6</text:p>
          </table:table-cell>
          <table:table-cell table:style-name="ce16" table:formula="of:=['paramètres modèle'.H841]/['paramètres modèle'.$E841]" office:value-type="float" office:value="0.56" calcext:value-type="float">
            <text:p>0,6</text:p>
          </table:table-cell>
          <table:table-cell table:style-name="ce16" table:formula="of:=['paramètres modèle'.I841]/['paramètres modèle'.$E841]" office:value-type="float" office:value="0.56" calcext:value-type="float">
            <text:p>0,6</text:p>
          </table:table-cell>
          <table:table-cell table:style-name="ce16" table:formula="of:=['paramètres modèle'.J841]/['paramètres modèle'.$E84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50" calcext:value-type="float">
            <text:p><text:s/>150 <text:s text:c="3"/></text:p>
          </table:table-cell>
          <table:table-cell table:style-name="ce16" table:formula="of:=['paramètres modèle'.F842]/['paramètres modèle'.$E842]" office:value-type="float" office:value="0.7" calcext:value-type="float">
            <text:p>0,7</text:p>
          </table:table-cell>
          <table:table-cell table:style-name="ce16" table:formula="of:=['paramètres modèle'.G842]/['paramètres modèle'.$E842]" office:value-type="float" office:value="0.56" calcext:value-type="float">
            <text:p>0,6</text:p>
          </table:table-cell>
          <table:table-cell table:style-name="ce16" table:formula="of:=['paramètres modèle'.H842]/['paramètres modèle'.$E842]" office:value-type="float" office:value="0.56" calcext:value-type="float">
            <text:p>0,6</text:p>
          </table:table-cell>
          <table:table-cell table:style-name="ce16" table:formula="of:=['paramètres modèle'.I842]/['paramètres modèle'.$E842]" office:value-type="float" office:value="0.56" calcext:value-type="float">
            <text:p>0,6</text:p>
          </table:table-cell>
          <table:table-cell table:style-name="ce16" table:formula="of:=['paramètres modèle'.J842]/['paramètres modèle'.$E84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843]/['paramètres modèle'.$E843]" office:value-type="float" office:value="0.7" calcext:value-type="float">
            <text:p>0,7</text:p>
          </table:table-cell>
          <table:table-cell table:style-name="ce16" table:formula="of:=['paramètres modèle'.G843]/['paramètres modèle'.$E843]" office:value-type="float" office:value="0.56" calcext:value-type="float">
            <text:p>0,6</text:p>
          </table:table-cell>
          <table:table-cell table:style-name="ce16" table:formula="of:=['paramètres modèle'.H843]/['paramètres modèle'.$E843]" office:value-type="float" office:value="0.56" calcext:value-type="float">
            <text:p>0,6</text:p>
          </table:table-cell>
          <table:table-cell table:style-name="ce16" table:formula="of:=['paramètres modèle'.I843]/['paramètres modèle'.$E843]" office:value-type="float" office:value="0.56" calcext:value-type="float">
            <text:p>0,6</text:p>
          </table:table-cell>
          <table:table-cell table:style-name="ce16" table:formula="of:=['paramètres modèle'.J843]/['paramètres modèle'.$E84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44]/['paramètres modèle'.$E844]" office:value-type="float" office:value="0.7" calcext:value-type="float">
            <text:p>0,7</text:p>
          </table:table-cell>
          <table:table-cell table:style-name="ce16" table:formula="of:=['paramètres modèle'.G844]/['paramètres modèle'.$E844]" office:value-type="float" office:value="0.56" calcext:value-type="float">
            <text:p>0,6</text:p>
          </table:table-cell>
          <table:table-cell table:style-name="ce16" table:formula="of:=['paramètres modèle'.H844]/['paramètres modèle'.$E844]" office:value-type="float" office:value="0.56" calcext:value-type="float">
            <text:p>0,6</text:p>
          </table:table-cell>
          <table:table-cell table:style-name="ce16" table:formula="of:=['paramètres modèle'.I844]/['paramètres modèle'.$E844]" office:value-type="float" office:value="0.56" calcext:value-type="float">
            <text:p>0,6</text:p>
          </table:table-cell>
          <table:table-cell table:style-name="ce16" table:formula="of:=['paramètres modèle'.J844]/['paramètres modèle'.$E84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1" calcext:value-type="float">
            <text:p><text:s/>1 <text:s text:c="3"/></text:p>
          </table:table-cell>
          <table:table-cell table:style-name="ce16" table:formula="of:=['paramètres modèle'.F845]/['paramètres modèle'.$E845]" office:value-type="float" office:value="0.7" calcext:value-type="float">
            <text:p>0,7</text:p>
          </table:table-cell>
          <table:table-cell table:style-name="ce16" table:formula="of:=['paramètres modèle'.G845]/['paramètres modèle'.$E845]" office:value-type="float" office:value="0.56" calcext:value-type="float">
            <text:p>0,6</text:p>
          </table:table-cell>
          <table:table-cell table:style-name="ce16" table:formula="of:=['paramètres modèle'.H845]/['paramètres modèle'.$E845]" office:value-type="float" office:value="0.56" calcext:value-type="float">
            <text:p>0,6</text:p>
          </table:table-cell>
          <table:table-cell table:style-name="ce16" table:formula="of:=['paramètres modèle'.I845]/['paramètres modèle'.$E845]" office:value-type="float" office:value="0.56" calcext:value-type="float">
            <text:p>0,6</text:p>
          </table:table-cell>
          <table:table-cell table:style-name="ce16" table:formula="of:=['paramètres modèle'.J845]/['paramètres modèle'.$E84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46]/['paramètres modèle'.$E846]" office:value-type="float" office:value="0.7" calcext:value-type="float">
            <text:p>0,7</text:p>
          </table:table-cell>
          <table:table-cell table:style-name="ce16" table:formula="of:=['paramètres modèle'.G846]/['paramètres modèle'.$E846]" office:value-type="float" office:value="0.56" calcext:value-type="float">
            <text:p>0,6</text:p>
          </table:table-cell>
          <table:table-cell table:style-name="ce16" table:formula="of:=['paramètres modèle'.H846]/['paramètres modèle'.$E846]" office:value-type="float" office:value="0.56" calcext:value-type="float">
            <text:p>0,6</text:p>
          </table:table-cell>
          <table:table-cell table:style-name="ce16" table:formula="of:=['paramètres modèle'.I846]/['paramètres modèle'.$E846]" office:value-type="float" office:value="0.56" calcext:value-type="float">
            <text:p>0,6</text:p>
          </table:table-cell>
          <table:table-cell table:style-name="ce16" table:formula="of:=['paramètres modèle'.J846]/['paramètres modèle'.$E84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47]/['paramètres modèle'.$E847]" office:value-type="float" office:value="0.7" calcext:value-type="float">
            <text:p>0,7</text:p>
          </table:table-cell>
          <table:table-cell table:style-name="ce16" table:formula="of:=['paramètres modèle'.G847]/['paramètres modèle'.$E847]" office:value-type="float" office:value="0.56" calcext:value-type="float">
            <text:p>0,6</text:p>
          </table:table-cell>
          <table:table-cell table:style-name="ce16" table:formula="of:=['paramètres modèle'.H847]/['paramètres modèle'.$E847]" office:value-type="float" office:value="0.56" calcext:value-type="float">
            <text:p>0,6</text:p>
          </table:table-cell>
          <table:table-cell table:style-name="ce16" table:formula="of:=['paramètres modèle'.I847]/['paramètres modèle'.$E847]" office:value-type="float" office:value="0.56" calcext:value-type="float">
            <text:p>0,6</text:p>
          </table:table-cell>
          <table:table-cell table:style-name="ce16" table:formula="of:=['paramètres modèle'.J847]/['paramètres modèle'.$E84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1" calcext:value-type="float">
            <text:p><text:s/>1 <text:s text:c="3"/></text:p>
          </table:table-cell>
          <table:table-cell table:style-name="ce16" table:formula="of:=['paramètres modèle'.F848]/['paramètres modèle'.$E848]" office:value-type="float" office:value="0.7" calcext:value-type="float">
            <text:p>0,7</text:p>
          </table:table-cell>
          <table:table-cell table:style-name="ce16" table:formula="of:=['paramètres modèle'.G848]/['paramètres modèle'.$E848]" office:value-type="float" office:value="0.56" calcext:value-type="float">
            <text:p>0,6</text:p>
          </table:table-cell>
          <table:table-cell table:style-name="ce16" table:formula="of:=['paramètres modèle'.H848]/['paramètres modèle'.$E848]" office:value-type="float" office:value="0.56" calcext:value-type="float">
            <text:p>0,6</text:p>
          </table:table-cell>
          <table:table-cell table:style-name="ce16" table:formula="of:=['paramètres modèle'.I848]/['paramètres modèle'.$E848]" office:value-type="float" office:value="0.56" calcext:value-type="float">
            <text:p>0,6</text:p>
          </table:table-cell>
          <table:table-cell table:style-name="ce16" table:formula="of:=['paramètres modèle'.J848]/['paramètres modèle'.$E84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49]/['paramètres modèle'.$E849]" office:value-type="float" office:value="0.7" calcext:value-type="float">
            <text:p>0,7</text:p>
          </table:table-cell>
          <table:table-cell table:style-name="ce16" table:formula="of:=['paramètres modèle'.G849]/['paramètres modèle'.$E849]" office:value-type="float" office:value="0.56" calcext:value-type="float">
            <text:p>0,6</text:p>
          </table:table-cell>
          <table:table-cell table:style-name="ce16" table:formula="of:=['paramètres modèle'.H849]/['paramètres modèle'.$E849]" office:value-type="float" office:value="0.56" calcext:value-type="float">
            <text:p>0,6</text:p>
          </table:table-cell>
          <table:table-cell table:style-name="ce16" table:formula="of:=['paramètres modèle'.I849]/['paramètres modèle'.$E849]" office:value-type="float" office:value="0.56" calcext:value-type="float">
            <text:p>0,6</text:p>
          </table:table-cell>
          <table:table-cell table:style-name="ce16" table:formula="of:=['paramètres modèle'.J849]/['paramètres modèle'.$E84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95" calcext:value-type="float">
            <text:p><text:s/>2 <text:s text:c="3"/></text:p>
          </table:table-cell>
          <table:table-cell table:style-name="ce16" table:formula="of:=['paramètres modèle'.F850]/['paramètres modèle'.$E850]" office:value-type="float" office:value="0.7" calcext:value-type="float">
            <text:p>0,7</text:p>
          </table:table-cell>
          <table:table-cell table:style-name="ce16" table:formula="of:=['paramètres modèle'.G850]/['paramètres modèle'.$E850]" office:value-type="float" office:value="0.56" calcext:value-type="float">
            <text:p>0,6</text:p>
          </table:table-cell>
          <table:table-cell table:style-name="ce16" table:formula="of:=['paramètres modèle'.H850]/['paramètres modèle'.$E850]" office:value-type="float" office:value="0.56" calcext:value-type="float">
            <text:p>0,6</text:p>
          </table:table-cell>
          <table:table-cell table:style-name="ce16" table:formula="of:=['paramètres modèle'.I850]/['paramètres modèle'.$E850]" office:value-type="float" office:value="0.56" calcext:value-type="float">
            <text:p>0,6</text:p>
          </table:table-cell>
          <table:table-cell table:style-name="ce16" table:formula="of:=['paramètres modèle'.J850]/['paramètres modèle'.$E85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1" calcext:value-type="float">
            <text:p><text:s/>1 <text:s text:c="3"/></text:p>
          </table:table-cell>
          <table:table-cell table:style-name="ce16" table:formula="of:=['paramètres modèle'.F851]/['paramètres modèle'.$E851]" office:value-type="float" office:value="0.7" calcext:value-type="float">
            <text:p>0,7</text:p>
          </table:table-cell>
          <table:table-cell table:style-name="ce16" table:formula="of:=['paramètres modèle'.G851]/['paramètres modèle'.$E851]" office:value-type="float" office:value="0.56" calcext:value-type="float">
            <text:p>0,6</text:p>
          </table:table-cell>
          <table:table-cell table:style-name="ce16" table:formula="of:=['paramètres modèle'.H851]/['paramètres modèle'.$E851]" office:value-type="float" office:value="0.56" calcext:value-type="float">
            <text:p>0,6</text:p>
          </table:table-cell>
          <table:table-cell table:style-name="ce16" table:formula="of:=['paramètres modèle'.I851]/['paramètres modèle'.$E851]" office:value-type="float" office:value="0.56" calcext:value-type="float">
            <text:p>0,6</text:p>
          </table:table-cell>
          <table:table-cell table:style-name="ce16" table:formula="of:=['paramètres modèle'.J851]/['paramètres modèle'.$E85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52]/['paramètres modèle'.$E852]" office:value-type="float" office:value="0.7" calcext:value-type="float">
            <text:p>0,7</text:p>
          </table:table-cell>
          <table:table-cell table:style-name="ce16" table:formula="of:=['paramètres modèle'.G852]/['paramètres modèle'.$E852]" office:value-type="float" office:value="0.56" calcext:value-type="float">
            <text:p>0,6</text:p>
          </table:table-cell>
          <table:table-cell table:style-name="ce16" table:formula="of:=['paramètres modèle'.H852]/['paramètres modèle'.$E852]" office:value-type="float" office:value="0.56" calcext:value-type="float">
            <text:p>0,6</text:p>
          </table:table-cell>
          <table:table-cell table:style-name="ce16" table:formula="of:=['paramètres modèle'.I852]/['paramètres modèle'.$E852]" office:value-type="float" office:value="0.56" calcext:value-type="float">
            <text:p>0,6</text:p>
          </table:table-cell>
          <table:table-cell table:style-name="ce16" table:formula="of:=['paramètres modèle'.J852]/['paramètres modèle'.$E85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53]/['paramètres modèle'.$E853]" office:value-type="float" office:value="0.7" calcext:value-type="float">
            <text:p>0,7</text:p>
          </table:table-cell>
          <table:table-cell table:style-name="ce16" table:formula="of:=['paramètres modèle'.G853]/['paramètres modèle'.$E853]" office:value-type="float" office:value="0.56" calcext:value-type="float">
            <text:p>0,6</text:p>
          </table:table-cell>
          <table:table-cell table:style-name="ce16" table:formula="of:=['paramètres modèle'.H853]/['paramètres modèle'.$E853]" office:value-type="float" office:value="0.56" calcext:value-type="float">
            <text:p>0,6</text:p>
          </table:table-cell>
          <table:table-cell table:style-name="ce16" table:formula="of:=['paramètres modèle'.I853]/['paramètres modèle'.$E853]" office:value-type="float" office:value="0.56" calcext:value-type="float">
            <text:p>0,6</text:p>
          </table:table-cell>
          <table:table-cell table:style-name="ce16" table:formula="of:=['paramètres modèle'.J853]/['paramètres modèle'.$E85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54]/['paramètres modèle'.$E854]" office:value-type="float" office:value="0.7" calcext:value-type="float">
            <text:p>0,7</text:p>
          </table:table-cell>
          <table:table-cell table:style-name="ce16" table:formula="of:=['paramètres modèle'.G854]/['paramètres modèle'.$E854]" office:value-type="float" office:value="0.56" calcext:value-type="float">
            <text:p>0,6</text:p>
          </table:table-cell>
          <table:table-cell table:style-name="ce16" table:formula="of:=['paramètres modèle'.H854]/['paramètres modèle'.$E854]" office:value-type="float" office:value="0.56" calcext:value-type="float">
            <text:p>0,6</text:p>
          </table:table-cell>
          <table:table-cell table:style-name="ce16" table:formula="of:=['paramètres modèle'.I854]/['paramètres modèle'.$E854]" office:value-type="float" office:value="0.56" calcext:value-type="float">
            <text:p>0,6</text:p>
          </table:table-cell>
          <table:table-cell table:style-name="ce16" table:formula="of:=['paramètres modèle'.J854]/['paramètres modèle'.$E85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55]/['paramètres modèle'.$E855]" office:value-type="float" office:value="0.7" calcext:value-type="float">
            <text:p>0,7</text:p>
          </table:table-cell>
          <table:table-cell table:style-name="ce16" table:formula="of:=['paramètres modèle'.G855]/['paramètres modèle'.$E855]" office:value-type="float" office:value="0.56" calcext:value-type="float">
            <text:p>0,6</text:p>
          </table:table-cell>
          <table:table-cell table:style-name="ce16" table:formula="of:=['paramètres modèle'.H855]/['paramètres modèle'.$E855]" office:value-type="float" office:value="0.56" calcext:value-type="float">
            <text:p>0,6</text:p>
          </table:table-cell>
          <table:table-cell table:style-name="ce16" table:formula="of:=['paramètres modèle'.I855]/['paramètres modèle'.$E855]" office:value-type="float" office:value="0.56" calcext:value-type="float">
            <text:p>0,6</text:p>
          </table:table-cell>
          <table:table-cell table:style-name="ce16" table:formula="of:=['paramètres modèle'.J855]/['paramètres modèle'.$E85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856]/['paramètres modèle'.$E856]" office:value-type="float" office:value="0.7" calcext:value-type="float">
            <text:p>0,7</text:p>
          </table:table-cell>
          <table:table-cell table:style-name="ce16" table:formula="of:=['paramètres modèle'.G856]/['paramètres modèle'.$E856]" office:value-type="float" office:value="0.56" calcext:value-type="float">
            <text:p>0,6</text:p>
          </table:table-cell>
          <table:table-cell table:style-name="ce16" table:formula="of:=['paramètres modèle'.H856]/['paramètres modèle'.$E856]" office:value-type="float" office:value="0.56" calcext:value-type="float">
            <text:p>0,6</text:p>
          </table:table-cell>
          <table:table-cell table:style-name="ce16" table:formula="of:=['paramètres modèle'.I856]/['paramètres modèle'.$E856]" office:value-type="float" office:value="0.56" calcext:value-type="float">
            <text:p>0,6</text:p>
          </table:table-cell>
          <table:table-cell table:style-name="ce16" table:formula="of:=['paramètres modèle'.J856]/['paramètres modèle'.$E85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21" calcext:value-type="float">
            <text:p><text:s/>1 <text:s text:c="3"/></text:p>
          </table:table-cell>
          <table:table-cell table:style-name="ce16" table:formula="of:=['paramètres modèle'.F857]/['paramètres modèle'.$E857]" office:value-type="float" office:value="0.7" calcext:value-type="float">
            <text:p>0,7</text:p>
          </table:table-cell>
          <table:table-cell table:style-name="ce16" table:formula="of:=['paramètres modèle'.G857]/['paramètres modèle'.$E857]" office:value-type="float" office:value="0.56" calcext:value-type="float">
            <text:p>0,6</text:p>
          </table:table-cell>
          <table:table-cell table:style-name="ce16" table:formula="of:=['paramètres modèle'.H857]/['paramètres modèle'.$E857]" office:value-type="float" office:value="0.56" calcext:value-type="float">
            <text:p>0,6</text:p>
          </table:table-cell>
          <table:table-cell table:style-name="ce16" table:formula="of:=['paramètres modèle'.I857]/['paramètres modèle'.$E857]" office:value-type="float" office:value="0.56" calcext:value-type="float">
            <text:p>0,6</text:p>
          </table:table-cell>
          <table:table-cell table:style-name="ce16" table:formula="of:=['paramètres modèle'.J857]/['paramètres modèle'.$E85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95" calcext:value-type="float">
            <text:p><text:s/>2 <text:s text:c="3"/></text:p>
          </table:table-cell>
          <table:table-cell table:style-name="ce16" table:formula="of:=['paramètres modèle'.F858]/['paramètres modèle'.$E858]" office:value-type="float" office:value="0.7" calcext:value-type="float">
            <text:p>0,7</text:p>
          </table:table-cell>
          <table:table-cell table:style-name="ce16" table:formula="of:=['paramètres modèle'.G858]/['paramètres modèle'.$E858]" office:value-type="float" office:value="0.56" calcext:value-type="float">
            <text:p>0,6</text:p>
          </table:table-cell>
          <table:table-cell table:style-name="ce16" table:formula="of:=['paramètres modèle'.H858]/['paramètres modèle'.$E858]" office:value-type="float" office:value="0.56" calcext:value-type="float">
            <text:p>0,6</text:p>
          </table:table-cell>
          <table:table-cell table:style-name="ce16" table:formula="of:=['paramètres modèle'.I858]/['paramètres modèle'.$E858]" office:value-type="float" office:value="0.56" calcext:value-type="float">
            <text:p>0,6</text:p>
          </table:table-cell>
          <table:table-cell table:style-name="ce16" table:formula="of:=['paramètres modèle'.J858]/['paramètres modèle'.$E85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95" calcext:value-type="float">
            <text:p><text:s/>2 <text:s text:c="3"/></text:p>
          </table:table-cell>
          <table:table-cell table:style-name="ce16" table:formula="of:=['paramètres modèle'.F859]/['paramètres modèle'.$E859]" office:value-type="float" office:value="0.7" calcext:value-type="float">
            <text:p>0,7</text:p>
          </table:table-cell>
          <table:table-cell table:style-name="ce16" table:formula="of:=['paramètres modèle'.G859]/['paramètres modèle'.$E859]" office:value-type="float" office:value="0.56" calcext:value-type="float">
            <text:p>0,6</text:p>
          </table:table-cell>
          <table:table-cell table:style-name="ce16" table:formula="of:=['paramètres modèle'.H859]/['paramètres modèle'.$E859]" office:value-type="float" office:value="0.56" calcext:value-type="float">
            <text:p>0,6</text:p>
          </table:table-cell>
          <table:table-cell table:style-name="ce16" table:formula="of:=['paramètres modèle'.I859]/['paramètres modèle'.$E859]" office:value-type="float" office:value="0.56" calcext:value-type="float">
            <text:p>0,6</text:p>
          </table:table-cell>
          <table:table-cell table:style-name="ce16" table:formula="of:=['paramètres modèle'.J859]/['paramètres modèle'.$E85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95" calcext:value-type="float">
            <text:p><text:s/>2 <text:s text:c="3"/></text:p>
          </table:table-cell>
          <table:table-cell table:style-name="ce16" table:formula="of:=['paramètres modèle'.F860]/['paramètres modèle'.$E860]" office:value-type="float" office:value="0.7" calcext:value-type="float">
            <text:p>0,7</text:p>
          </table:table-cell>
          <table:table-cell table:style-name="ce16" table:formula="of:=['paramètres modèle'.G860]/['paramètres modèle'.$E860]" office:value-type="float" office:value="0.56" calcext:value-type="float">
            <text:p>0,6</text:p>
          </table:table-cell>
          <table:table-cell table:style-name="ce16" table:formula="of:=['paramètres modèle'.H860]/['paramètres modèle'.$E860]" office:value-type="float" office:value="0.56" calcext:value-type="float">
            <text:p>0,6</text:p>
          </table:table-cell>
          <table:table-cell table:style-name="ce16" table:formula="of:=['paramètres modèle'.I860]/['paramètres modèle'.$E860]" office:value-type="float" office:value="0.56" calcext:value-type="float">
            <text:p>0,6</text:p>
          </table:table-cell>
          <table:table-cell table:style-name="ce16" table:formula="of:=['paramètres modèle'.J860]/['paramètres modèle'.$E86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861]/['paramètres modèle'.$E861]" office:value-type="float" office:value="0.7" calcext:value-type="float">
            <text:p>0,7</text:p>
          </table:table-cell>
          <table:table-cell table:style-name="ce16" table:formula="of:=['paramètres modèle'.G861]/['paramètres modèle'.$E861]" office:value-type="float" office:value="0.56" calcext:value-type="float">
            <text:p>0,6</text:p>
          </table:table-cell>
          <table:table-cell table:style-name="ce16" table:formula="of:=['paramètres modèle'.H861]/['paramètres modèle'.$E861]" office:value-type="float" office:value="0.56" calcext:value-type="float">
            <text:p>0,6</text:p>
          </table:table-cell>
          <table:table-cell table:style-name="ce16" table:formula="of:=['paramètres modèle'.I861]/['paramètres modèle'.$E861]" office:value-type="float" office:value="0.56" calcext:value-type="float">
            <text:p>0,6</text:p>
          </table:table-cell>
          <table:table-cell table:style-name="ce16" table:formula="of:=['paramètres modèle'.J861]/['paramètres modèle'.$E86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862]/['paramètres modèle'.$E862]" office:value-type="float" office:value="0.7" calcext:value-type="float">
            <text:p>0,7</text:p>
          </table:table-cell>
          <table:table-cell table:style-name="ce16" table:formula="of:=['paramètres modèle'.G862]/['paramètres modèle'.$E862]" office:value-type="float" office:value="0.56" calcext:value-type="float">
            <text:p>0,6</text:p>
          </table:table-cell>
          <table:table-cell table:style-name="ce16" table:formula="of:=['paramètres modèle'.H862]/['paramètres modèle'.$E862]" office:value-type="float" office:value="0.56" calcext:value-type="float">
            <text:p>0,6</text:p>
          </table:table-cell>
          <table:table-cell table:style-name="ce16" table:formula="of:=['paramètres modèle'.I862]/['paramètres modèle'.$E862]" office:value-type="float" office:value="0.56" calcext:value-type="float">
            <text:p>0,6</text:p>
          </table:table-cell>
          <table:table-cell table:style-name="ce16" table:formula="of:=['paramètres modèle'.J862]/['paramètres modèle'.$E86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863]/['paramètres modèle'.$E863]" office:value-type="float" office:value="0.7" calcext:value-type="float">
            <text:p>0,7</text:p>
          </table:table-cell>
          <table:table-cell table:style-name="ce16" table:formula="of:=['paramètres modèle'.G863]/['paramètres modèle'.$E863]" office:value-type="float" office:value="0.56" calcext:value-type="float">
            <text:p>0,6</text:p>
          </table:table-cell>
          <table:table-cell table:style-name="ce16" table:formula="of:=['paramètres modèle'.H863]/['paramètres modèle'.$E863]" office:value-type="float" office:value="0.56" calcext:value-type="float">
            <text:p>0,6</text:p>
          </table:table-cell>
          <table:table-cell table:style-name="ce16" table:formula="of:=['paramètres modèle'.I863]/['paramètres modèle'.$E863]" office:value-type="float" office:value="0.56" calcext:value-type="float">
            <text:p>0,6</text:p>
          </table:table-cell>
          <table:table-cell table:style-name="ce16" table:formula="of:=['paramètres modèle'.J863]/['paramètres modèle'.$E86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864]/['paramètres modèle'.$E864]" office:value-type="float" office:value="0.7" calcext:value-type="float">
            <text:p>0,7</text:p>
          </table:table-cell>
          <table:table-cell table:style-name="ce16" table:formula="of:=['paramètres modèle'.G864]/['paramètres modèle'.$E864]" office:value-type="float" office:value="0.56" calcext:value-type="float">
            <text:p>0,6</text:p>
          </table:table-cell>
          <table:table-cell table:style-name="ce16" table:formula="of:=['paramètres modèle'.H864]/['paramètres modèle'.$E864]" office:value-type="float" office:value="0.56" calcext:value-type="float">
            <text:p>0,6</text:p>
          </table:table-cell>
          <table:table-cell table:style-name="ce16" table:formula="of:=['paramètres modèle'.I864]/['paramètres modèle'.$E864]" office:value-type="float" office:value="0.56" calcext:value-type="float">
            <text:p>0,6</text:p>
          </table:table-cell>
          <table:table-cell table:style-name="ce16" table:formula="of:=['paramètres modèle'.J864]/['paramètres modèle'.$E86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4" calcext:value-type="float">
            <text:p><text:s/>4 <text:s text:c="3"/></text:p>
          </table:table-cell>
          <table:table-cell table:style-name="ce16" table:formula="of:=['paramètres modèle'.F865]/['paramètres modèle'.$E865]" office:value-type="float" office:value="0.7" calcext:value-type="float">
            <text:p>0,7</text:p>
          </table:table-cell>
          <table:table-cell table:style-name="ce16" table:formula="of:=['paramètres modèle'.G865]/['paramètres modèle'.$E865]" office:value-type="float" office:value="0.56" calcext:value-type="float">
            <text:p>0,6</text:p>
          </table:table-cell>
          <table:table-cell table:style-name="ce16" table:formula="of:=['paramètres modèle'.H865]/['paramètres modèle'.$E865]" office:value-type="float" office:value="0.56" calcext:value-type="float">
            <text:p>0,6</text:p>
          </table:table-cell>
          <table:table-cell table:style-name="ce16" table:formula="of:=['paramètres modèle'.I865]/['paramètres modèle'.$E865]" office:value-type="float" office:value="0.56" calcext:value-type="float">
            <text:p>0,6</text:p>
          </table:table-cell>
          <table:table-cell table:style-name="ce16" table:formula="of:=['paramètres modèle'.J865]/['paramètres modèle'.$E86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8" calcext:value-type="float">
            <text:p><text:s/>8 <text:s text:c="3"/></text:p>
          </table:table-cell>
          <table:table-cell table:style-name="ce16" table:formula="of:=['paramètres modèle'.F866]/['paramètres modèle'.$E866]" office:value-type="float" office:value="0.7" calcext:value-type="float">
            <text:p>0,7</text:p>
          </table:table-cell>
          <table:table-cell table:style-name="ce16" table:formula="of:=['paramètres modèle'.G866]/['paramètres modèle'.$E866]" office:value-type="float" office:value="0.56" calcext:value-type="float">
            <text:p>0,6</text:p>
          </table:table-cell>
          <table:table-cell table:style-name="ce16" table:formula="of:=['paramètres modèle'.H866]/['paramètres modèle'.$E866]" office:value-type="float" office:value="0.56" calcext:value-type="float">
            <text:p>0,6</text:p>
          </table:table-cell>
          <table:table-cell table:style-name="ce16" table:formula="of:=['paramètres modèle'.I866]/['paramètres modèle'.$E866]" office:value-type="float" office:value="0.56" calcext:value-type="float">
            <text:p>0,6</text:p>
          </table:table-cell>
          <table:table-cell table:style-name="ce16" table:formula="of:=['paramètres modèle'.J866]/['paramètres modèle'.$E86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8" calcext:value-type="float">
            <text:p><text:s/>8 <text:s text:c="3"/></text:p>
          </table:table-cell>
          <table:table-cell table:style-name="ce16" table:formula="of:=['paramètres modèle'.F867]/['paramètres modèle'.$E867]" office:value-type="float" office:value="0.7" calcext:value-type="float">
            <text:p>0,7</text:p>
          </table:table-cell>
          <table:table-cell table:style-name="ce16" table:formula="of:=['paramètres modèle'.G867]/['paramètres modèle'.$E867]" office:value-type="float" office:value="0.56" calcext:value-type="float">
            <text:p>0,6</text:p>
          </table:table-cell>
          <table:table-cell table:style-name="ce16" table:formula="of:=['paramètres modèle'.H867]/['paramètres modèle'.$E867]" office:value-type="float" office:value="0.56" calcext:value-type="float">
            <text:p>0,6</text:p>
          </table:table-cell>
          <table:table-cell table:style-name="ce16" table:formula="of:=['paramètres modèle'.I867]/['paramètres modèle'.$E867]" office:value-type="float" office:value="0.56" calcext:value-type="float">
            <text:p>0,6</text:p>
          </table:table-cell>
          <table:table-cell table:style-name="ce16" table:formula="of:=['paramètres modèle'.J867]/['paramètres modèle'.$E86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8" calcext:value-type="float">
            <text:p><text:s/>8 <text:s text:c="3"/></text:p>
          </table:table-cell>
          <table:table-cell table:style-name="ce16" table:formula="of:=['paramètres modèle'.F868]/['paramètres modèle'.$E868]" office:value-type="float" office:value="0.7" calcext:value-type="float">
            <text:p>0,7</text:p>
          </table:table-cell>
          <table:table-cell table:style-name="ce16" table:formula="of:=['paramètres modèle'.G868]/['paramètres modèle'.$E868]" office:value-type="float" office:value="0.56" calcext:value-type="float">
            <text:p>0,6</text:p>
          </table:table-cell>
          <table:table-cell table:style-name="ce16" table:formula="of:=['paramètres modèle'.H868]/['paramètres modèle'.$E868]" office:value-type="float" office:value="0.56" calcext:value-type="float">
            <text:p>0,6</text:p>
          </table:table-cell>
          <table:table-cell table:style-name="ce16" table:formula="of:=['paramètres modèle'.I868]/['paramètres modèle'.$E868]" office:value-type="float" office:value="0.56" calcext:value-type="float">
            <text:p>0,6</text:p>
          </table:table-cell>
          <table:table-cell table:style-name="ce16" table:formula="of:=['paramètres modèle'.J868]/['paramètres modèle'.$E868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8" calcext:value-type="float">
            <text:p><text:s/>8 <text:s text:c="3"/></text:p>
          </table:table-cell>
          <table:table-cell table:style-name="ce16" table:formula="of:=['paramètres modèle'.F869]/['paramètres modèle'.$E869]" office:value-type="float" office:value="0.7" calcext:value-type="float">
            <text:p>0,7</text:p>
          </table:table-cell>
          <table:table-cell table:style-name="ce16" table:formula="of:=['paramètres modèle'.G869]/['paramètres modèle'.$E869]" office:value-type="float" office:value="0.56" calcext:value-type="float">
            <text:p>0,6</text:p>
          </table:table-cell>
          <table:table-cell table:style-name="ce16" table:formula="of:=['paramètres modèle'.H869]/['paramètres modèle'.$E869]" office:value-type="float" office:value="0.56" calcext:value-type="float">
            <text:p>0,6</text:p>
          </table:table-cell>
          <table:table-cell table:style-name="ce16" table:formula="of:=['paramètres modèle'.I869]/['paramètres modèle'.$E869]" office:value-type="float" office:value="0.56" calcext:value-type="float">
            <text:p>0,6</text:p>
          </table:table-cell>
          <table:table-cell table:style-name="ce16" table:formula="of:=['paramètres modèle'.J869]/['paramètres modèle'.$E86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8" calcext:value-type="float">
            <text:p><text:s/>8 <text:s text:c="3"/></text:p>
          </table:table-cell>
          <table:table-cell table:style-name="ce16" table:formula="of:=['paramètres modèle'.F870]/['paramètres modèle'.$E870]" office:value-type="float" office:value="0.7" calcext:value-type="float">
            <text:p>0,7</text:p>
          </table:table-cell>
          <table:table-cell table:style-name="ce16" table:formula="of:=['paramètres modèle'.G870]/['paramètres modèle'.$E870]" office:value-type="float" office:value="0.56" calcext:value-type="float">
            <text:p>0,6</text:p>
          </table:table-cell>
          <table:table-cell table:style-name="ce16" table:formula="of:=['paramètres modèle'.H870]/['paramètres modèle'.$E870]" office:value-type="float" office:value="0.56" calcext:value-type="float">
            <text:p>0,6</text:p>
          </table:table-cell>
          <table:table-cell table:style-name="ce16" table:formula="of:=['paramètres modèle'.I870]/['paramètres modèle'.$E870]" office:value-type="float" office:value="0.56" calcext:value-type="float">
            <text:p>0,6</text:p>
          </table:table-cell>
          <table:table-cell table:style-name="ce16" table:formula="of:=['paramètres modèle'.J870]/['paramètres modèle'.$E87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8" calcext:value-type="float">
            <text:p><text:s/>8 <text:s text:c="3"/></text:p>
          </table:table-cell>
          <table:table-cell table:style-name="ce16" table:formula="of:=['paramètres modèle'.F871]/['paramètres modèle'.$E871]" office:value-type="float" office:value="0.7" calcext:value-type="float">
            <text:p>0,7</text:p>
          </table:table-cell>
          <table:table-cell table:style-name="ce16" table:formula="of:=['paramètres modèle'.G871]/['paramètres modèle'.$E871]" office:value-type="float" office:value="0.56" calcext:value-type="float">
            <text:p>0,6</text:p>
          </table:table-cell>
          <table:table-cell table:style-name="ce16" table:formula="of:=['paramètres modèle'.H871]/['paramètres modèle'.$E871]" office:value-type="float" office:value="0.56" calcext:value-type="float">
            <text:p>0,6</text:p>
          </table:table-cell>
          <table:table-cell table:style-name="ce16" table:formula="of:=['paramètres modèle'.I871]/['paramètres modèle'.$E871]" office:value-type="float" office:value="0.56" calcext:value-type="float">
            <text:p>0,6</text:p>
          </table:table-cell>
          <table:table-cell table:style-name="ce16" table:formula="of:=['paramètres modèle'.J871]/['paramètres modèle'.$E87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5" calcext:value-type="float">
            <text:p><text:s/>15 <text:s text:c="3"/></text:p>
          </table:table-cell>
          <table:table-cell table:style-name="ce16" table:formula="of:=['paramètres modèle'.F872]/['paramètres modèle'.$E872]" office:value-type="float" office:value="0.7" calcext:value-type="float">
            <text:p>0,7</text:p>
          </table:table-cell>
          <table:table-cell table:style-name="ce16" table:formula="of:=['paramètres modèle'.G872]/['paramètres modèle'.$E872]" office:value-type="float" office:value="0.56" calcext:value-type="float">
            <text:p>0,6</text:p>
          </table:table-cell>
          <table:table-cell table:style-name="ce16" table:formula="of:=['paramètres modèle'.H872]/['paramètres modèle'.$E872]" office:value-type="float" office:value="0.56" calcext:value-type="float">
            <text:p>0,6</text:p>
          </table:table-cell>
          <table:table-cell table:style-name="ce16" table:formula="of:=['paramètres modèle'.I872]/['paramètres modèle'.$E872]" office:value-type="float" office:value="0.56" calcext:value-type="float">
            <text:p>0,6</text:p>
          </table:table-cell>
          <table:table-cell table:style-name="ce16" table:formula="of:=['paramètres modèle'.J872]/['paramètres modèle'.$E87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864145677386671" calcext:value-type="float">
            <text:p><text:s/>1 <text:s text:c="3"/></text:p>
          </table:table-cell>
          <table:table-cell table:style-name="ce16" table:formula="of:=['paramètres modèle'.F873]/['paramètres modèle'.$E873]" office:value-type="float" office:value="0.7" calcext:value-type="float">
            <text:p>0,7</text:p>
          </table:table-cell>
          <table:table-cell table:style-name="ce16" table:formula="of:=['paramètres modèle'.G873]/['paramètres modèle'.$E873]" office:value-type="float" office:value="0.56" calcext:value-type="float">
            <text:p>0,6</text:p>
          </table:table-cell>
          <table:table-cell table:style-name="ce16" table:formula="of:=['paramètres modèle'.H873]/['paramètres modèle'.$E873]" office:value-type="float" office:value="0.56" calcext:value-type="float">
            <text:p>0,6</text:p>
          </table:table-cell>
          <table:table-cell table:style-name="ce16" table:formula="of:=['paramètres modèle'.I873]/['paramètres modèle'.$E873]" office:value-type="float" office:value="0.56" calcext:value-type="float">
            <text:p>0,6</text:p>
          </table:table-cell>
          <table:table-cell table:style-name="ce16" table:formula="of:=['paramètres modèle'.J873]/['paramètres modèle'.$E87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6.18583549414675" calcext:value-type="float">
            <text:p><text:s/>6 <text:s text:c="3"/></text:p>
          </table:table-cell>
          <table:table-cell table:style-name="ce16" table:formula="of:=['paramètres modèle'.F874]/['paramètres modèle'.$E874]" office:value-type="float" office:value="0.7" calcext:value-type="float">
            <text:p>0,7</text:p>
          </table:table-cell>
          <table:table-cell table:style-name="ce16" table:formula="of:=['paramètres modèle'.G874]/['paramètres modèle'.$E874]" office:value-type="float" office:value="0.56" calcext:value-type="float">
            <text:p>0,6</text:p>
          </table:table-cell>
          <table:table-cell table:style-name="ce16" table:formula="of:=['paramètres modèle'.H874]/['paramètres modèle'.$E874]" office:value-type="float" office:value="0.56" calcext:value-type="float">
            <text:p>0,6</text:p>
          </table:table-cell>
          <table:table-cell table:style-name="ce16" table:formula="of:=['paramètres modèle'.I874]/['paramètres modèle'.$E874]" office:value-type="float" office:value="0.56" calcext:value-type="float">
            <text:p>0,6</text:p>
          </table:table-cell>
          <table:table-cell table:style-name="ce16" table:formula="of:=['paramètres modèle'.J874]/['paramètres modèle'.$E87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990205519502239" calcext:value-type="float">
            <text:p><text:s/>1 <text:s text:c="3"/></text:p>
          </table:table-cell>
          <table:table-cell table:style-name="ce16" table:formula="of:=['paramètres modèle'.F875]/['paramètres modèle'.$E875]" office:value-type="float" office:value="0.7" calcext:value-type="float">
            <text:p>0,7</text:p>
          </table:table-cell>
          <table:table-cell table:style-name="ce16" table:formula="of:=['paramètres modèle'.G875]/['paramètres modèle'.$E875]" office:value-type="float" office:value="0.56" calcext:value-type="float">
            <text:p>0,6</text:p>
          </table:table-cell>
          <table:table-cell table:style-name="ce16" table:formula="of:=['paramètres modèle'.H875]/['paramètres modèle'.$E875]" office:value-type="float" office:value="0.56" calcext:value-type="float">
            <text:p>0,6</text:p>
          </table:table-cell>
          <table:table-cell table:style-name="ce16" table:formula="of:=['paramètres modèle'.I875]/['paramètres modèle'.$E875]" office:value-type="float" office:value="0.56" calcext:value-type="float">
            <text:p>0,6</text:p>
          </table:table-cell>
          <table:table-cell table:style-name="ce16" table:formula="of:=['paramètres modèle'.J875]/['paramètres modèle'.$E875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0" calcext:value-type="float">
            <text:p><text:s/>10 <text:s text:c="3"/></text:p>
          </table:table-cell>
          <table:table-cell table:style-name="ce16" table:formula="of:=['paramètres modèle'.F876]/['paramètres modèle'.$E876]" office:value-type="float" office:value="0.7" calcext:value-type="float">
            <text:p>0,7</text:p>
          </table:table-cell>
          <table:table-cell table:style-name="ce16" table:formula="of:=['paramètres modèle'.G876]/['paramètres modèle'.$E876]" office:value-type="float" office:value="0.56" calcext:value-type="float">
            <text:p>0,6</text:p>
          </table:table-cell>
          <table:table-cell table:style-name="ce16" table:formula="of:=['paramètres modèle'.H876]/['paramètres modèle'.$E876]" office:value-type="float" office:value="0.56" calcext:value-type="float">
            <text:p>0,6</text:p>
          </table:table-cell>
          <table:table-cell table:style-name="ce16" table:formula="of:=['paramètres modèle'.I876]/['paramètres modèle'.$E876]" office:value-type="float" office:value="0.56" calcext:value-type="float">
            <text:p>0,6</text:p>
          </table:table-cell>
          <table:table-cell table:style-name="ce16" table:formula="of:=['paramètres modèle'.J876]/['paramètres modèle'.$E87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810689088961307" calcext:value-type="float">
            <text:p><text:s/>1 <text:s text:c="3"/></text:p>
          </table:table-cell>
          <table:table-cell table:style-name="ce16" table:formula="of:=['paramètres modèle'.F877]/['paramètres modèle'.$E877]" office:value-type="float" office:value="0.7" calcext:value-type="float">
            <text:p>0,7</text:p>
          </table:table-cell>
          <table:table-cell table:style-name="ce16" table:formula="of:=['paramètres modèle'.G877]/['paramètres modèle'.$E877]" office:value-type="float" office:value="0.56" calcext:value-type="float">
            <text:p>0,6</text:p>
          </table:table-cell>
          <table:table-cell table:style-name="ce16" table:formula="of:=['paramètres modèle'.H877]/['paramètres modèle'.$E877]" office:value-type="float" office:value="0.56" calcext:value-type="float">
            <text:p>0,6</text:p>
          </table:table-cell>
          <table:table-cell table:style-name="ce16" table:formula="of:=['paramètres modèle'.I877]/['paramètres modèle'.$E877]" office:value-type="float" office:value="0.56" calcext:value-type="float">
            <text:p>0,6</text:p>
          </table:table-cell>
          <table:table-cell table:style-name="ce16" table:formula="of:=['paramètres modèle'.J877]/['paramètres modèle'.$E877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878]/['paramètres modèle'.$E878]" office:value-type="string" office:string-value="" calcext:value-type="error">
            <text:p>#DIV/0 !</text:p>
          </table:table-cell>
          <table:table-cell table:style-name="ce16" table:formula="of:=['paramètres modèle'.G878]/['paramètres modèle'.$E878]" office:value-type="string" office:string-value="" calcext:value-type="error">
            <text:p>#DIV/0 !</text:p>
          </table:table-cell>
          <table:table-cell table:style-name="ce16" table:formula="of:=['paramètres modèle'.H878]/['paramètres modèle'.$E878]" office:value-type="string" office:string-value="" calcext:value-type="error">
            <text:p>#DIV/0 !</text:p>
          </table:table-cell>
          <table:table-cell table:style-name="ce16" table:formula="of:=['paramètres modèle'.I878]/['paramètres modèle'.$E878]" office:value-type="string" office:string-value="" calcext:value-type="error">
            <text:p>#DIV/0 !</text:p>
          </table:table-cell>
          <table:table-cell table:style-name="ce16" table:formula="of:=['paramètres modèle'.J878]/['paramètres modèle'.$E878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6.07016513164645" calcext:value-type="float">
            <text:p><text:s/>6 <text:s text:c="3"/></text:p>
          </table:table-cell>
          <table:table-cell table:style-name="ce16" table:formula="of:=['paramètres modèle'.F879]/['paramètres modèle'.$E879]" office:value-type="float" office:value="0.7" calcext:value-type="float">
            <text:p>0,7</text:p>
          </table:table-cell>
          <table:table-cell table:style-name="ce16" table:formula="of:=['paramètres modèle'.G879]/['paramètres modèle'.$E879]" office:value-type="float" office:value="0.56" calcext:value-type="float">
            <text:p>0,6</text:p>
          </table:table-cell>
          <table:table-cell table:style-name="ce16" table:formula="of:=['paramètres modèle'.H879]/['paramètres modèle'.$E879]" office:value-type="float" office:value="0.56" calcext:value-type="float">
            <text:p>0,6</text:p>
          </table:table-cell>
          <table:table-cell table:style-name="ce16" table:formula="of:=['paramètres modèle'.I879]/['paramètres modèle'.$E879]" office:value-type="float" office:value="0.56" calcext:value-type="float">
            <text:p>0,6</text:p>
          </table:table-cell>
          <table:table-cell table:style-name="ce16" table:formula="of:=['paramètres modèle'.J879]/['paramètres modèle'.$E879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813688234830242" calcext:value-type="float">
            <text:p><text:s/>1 <text:s text:c="3"/></text:p>
          </table:table-cell>
          <table:table-cell table:style-name="ce16" table:formula="of:=['paramètres modèle'.F880]/['paramètres modèle'.$E880]" office:value-type="float" office:value="0.7" calcext:value-type="float">
            <text:p>0,7</text:p>
          </table:table-cell>
          <table:table-cell table:style-name="ce16" table:formula="of:=['paramètres modèle'.G880]/['paramètres modèle'.$E880]" office:value-type="float" office:value="0.56" calcext:value-type="float">
            <text:p>0,6</text:p>
          </table:table-cell>
          <table:table-cell table:style-name="ce16" table:formula="of:=['paramètres modèle'.H880]/['paramètres modèle'.$E880]" office:value-type="float" office:value="0.56" calcext:value-type="float">
            <text:p>0,6</text:p>
          </table:table-cell>
          <table:table-cell table:style-name="ce16" table:formula="of:=['paramètres modèle'.I880]/['paramètres modèle'.$E880]" office:value-type="float" office:value="0.56" calcext:value-type="float">
            <text:p>0,6</text:p>
          </table:table-cell>
          <table:table-cell table:style-name="ce16" table:formula="of:=['paramètres modèle'.J880]/['paramètres modèle'.$E880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889795723693233" calcext:value-type="float">
            <text:p><text:s/>1 <text:s text:c="3"/></text:p>
          </table:table-cell>
          <table:table-cell table:style-name="ce16" table:formula="of:=['paramètres modèle'.F881]/['paramètres modèle'.$E881]" office:value-type="float" office:value="0.7" calcext:value-type="float">
            <text:p>0,7</text:p>
          </table:table-cell>
          <table:table-cell table:style-name="ce16" table:formula="of:=['paramètres modèle'.G881]/['paramètres modèle'.$E881]" office:value-type="float" office:value="0.56" calcext:value-type="float">
            <text:p>0,6</text:p>
          </table:table-cell>
          <table:table-cell table:style-name="ce16" table:formula="of:=['paramètres modèle'.H881]/['paramètres modèle'.$E881]" office:value-type="float" office:value="0.56" calcext:value-type="float">
            <text:p>0,6</text:p>
          </table:table-cell>
          <table:table-cell table:style-name="ce16" table:formula="of:=['paramètres modèle'.I881]/['paramètres modèle'.$E881]" office:value-type="float" office:value="0.56" calcext:value-type="float">
            <text:p>0,6</text:p>
          </table:table-cell>
          <table:table-cell table:style-name="ce16" table:formula="of:=['paramètres modèle'.J881]/['paramètres modèle'.$E881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33853912201875" calcext:value-type="float">
            <text:p><text:s/>1 <text:s text:c="3"/></text:p>
          </table:table-cell>
          <table:table-cell table:style-name="ce16" table:formula="of:=['paramètres modèle'.F882]/['paramètres modèle'.$E882]" office:value-type="float" office:value="0.7" calcext:value-type="float">
            <text:p>0,7</text:p>
          </table:table-cell>
          <table:table-cell table:style-name="ce16" table:formula="of:=['paramètres modèle'.G882]/['paramètres modèle'.$E882]" office:value-type="float" office:value="0.56" calcext:value-type="float">
            <text:p>0,6</text:p>
          </table:table-cell>
          <table:table-cell table:style-name="ce16" table:formula="of:=['paramètres modèle'.H882]/['paramètres modèle'.$E882]" office:value-type="float" office:value="0.56" calcext:value-type="float">
            <text:p>0,6</text:p>
          </table:table-cell>
          <table:table-cell table:style-name="ce16" table:formula="of:=['paramètres modèle'.I882]/['paramètres modèle'.$E882]" office:value-type="float" office:value="0.56" calcext:value-type="float">
            <text:p>0,6</text:p>
          </table:table-cell>
          <table:table-cell table:style-name="ce16" table:formula="of:=['paramètres modèle'.J882]/['paramètres modèle'.$E882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.962285301030679" calcext:value-type="float">
            <text:p><text:s/>1 <text:s text:c="3"/></text:p>
          </table:table-cell>
          <table:table-cell table:style-name="ce16" table:formula="of:=['paramètres modèle'.F883]/['paramètres modèle'.$E883]" office:value-type="float" office:value="0.7" calcext:value-type="float">
            <text:p>0,7</text:p>
          </table:table-cell>
          <table:table-cell table:style-name="ce16" table:formula="of:=['paramètres modèle'.G883]/['paramètres modèle'.$E883]" office:value-type="float" office:value="0.56" calcext:value-type="float">
            <text:p>0,6</text:p>
          </table:table-cell>
          <table:table-cell table:style-name="ce16" table:formula="of:=['paramètres modèle'.H883]/['paramètres modèle'.$E883]" office:value-type="float" office:value="0.56" calcext:value-type="float">
            <text:p>0,6</text:p>
          </table:table-cell>
          <table:table-cell table:style-name="ce16" table:formula="of:=['paramètres modèle'.I883]/['paramètres modèle'.$E883]" office:value-type="float" office:value="0.56" calcext:value-type="float">
            <text:p>0,6</text:p>
          </table:table-cell>
          <table:table-cell table:style-name="ce16" table:formula="of:=['paramètres modèle'.J883]/['paramètres modèle'.$E883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.08139203860841" calcext:value-type="float">
            <text:p><text:s/>1 <text:s text:c="3"/></text:p>
          </table:table-cell>
          <table:table-cell table:style-name="ce16" table:formula="of:=['paramètres modèle'.F884]/['paramètres modèle'.$E884]" office:value-type="float" office:value="0.7" calcext:value-type="float">
            <text:p>0,7</text:p>
          </table:table-cell>
          <table:table-cell table:style-name="ce16" table:formula="of:=['paramètres modèle'.G884]/['paramètres modèle'.$E884]" office:value-type="float" office:value="0.56" calcext:value-type="float">
            <text:p>0,6</text:p>
          </table:table-cell>
          <table:table-cell table:style-name="ce16" table:formula="of:=['paramètres modèle'.H884]/['paramètres modèle'.$E884]" office:value-type="float" office:value="0.56" calcext:value-type="float">
            <text:p>0,6</text:p>
          </table:table-cell>
          <table:table-cell table:style-name="ce16" table:formula="of:=['paramètres modèle'.I884]/['paramètres modèle'.$E884]" office:value-type="float" office:value="0.56" calcext:value-type="float">
            <text:p>0,6</text:p>
          </table:table-cell>
          <table:table-cell table:style-name="ce16" table:formula="of:=['paramètres modèle'.J884]/['paramètres modèle'.$E884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885]/['paramètres modèle'.$E885]" office:value-type="string" office:string-value="" calcext:value-type="error">
            <text:p>#DIV/0 !</text:p>
          </table:table-cell>
          <table:table-cell table:style-name="ce16" table:formula="of:=['paramètres modèle'.G885]/['paramètres modèle'.$E885]" office:value-type="string" office:string-value="" calcext:value-type="error">
            <text:p>#DIV/0 !</text:p>
          </table:table-cell>
          <table:table-cell table:style-name="ce16" table:formula="of:=['paramètres modèle'.H885]/['paramètres modèle'.$E885]" office:value-type="string" office:string-value="" calcext:value-type="error">
            <text:p>#DIV/0 !</text:p>
          </table:table-cell>
          <table:table-cell table:style-name="ce16" table:formula="of:=['paramètres modèle'.I885]/['paramètres modèle'.$E885]" office:value-type="string" office:string-value="" calcext:value-type="error">
            <text:p>#DIV/0 !</text:p>
          </table:table-cell>
          <table:table-cell table:style-name="ce16" table:formula="of:=['paramètres modèle'.J885]/['paramètres modèle'.$E885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Froid_alimentaire</text:p>
          </table:table-cell>
          <table:table-cell table:style-name="ce12" office:value-type="float" office:value="10" calcext:value-type="float">
            <text:p><text:s/>10 <text:s text:c="3"/></text:p>
          </table:table-cell>
          <table:table-cell table:style-name="ce16" table:formula="of:=['paramètres modèle'.F886]/['paramètres modèle'.$E886]" office:value-type="float" office:value="0.7" calcext:value-type="float">
            <text:p>0,7</text:p>
          </table:table-cell>
          <table:table-cell table:style-name="ce16" table:formula="of:=['paramètres modèle'.G886]/['paramètres modèle'.$E886]" office:value-type="float" office:value="0.56" calcext:value-type="float">
            <text:p>0,6</text:p>
          </table:table-cell>
          <table:table-cell table:style-name="ce16" table:formula="of:=['paramètres modèle'.H886]/['paramètres modèle'.$E886]" office:value-type="float" office:value="0.56" calcext:value-type="float">
            <text:p>0,6</text:p>
          </table:table-cell>
          <table:table-cell table:style-name="ce16" table:formula="of:=['paramètres modèle'.I886]/['paramètres modèle'.$E886]" office:value-type="float" office:value="0.56" calcext:value-type="float">
            <text:p>0,6</text:p>
          </table:table-cell>
          <table:table-cell table:style-name="ce16" table:formula="of:=['paramètres modèle'.J886]/['paramètres modèle'.$E886]" office:value-type="float" office:value="0.56" calcext:value-type="float">
            <text:p>0,6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25.02561587" calcext:value-type="float">
            <text:p><text:s/>25 <text:s text:c="3"/></text:p>
          </table:table-cell>
          <table:table-cell table:style-name="ce16" table:formula="of:=['paramètres modèle'.F887]/['paramètres modèle'.$E887]" office:value-type="float" office:value="1" calcext:value-type="float">
            <text:p>1,0</text:p>
          </table:table-cell>
          <table:table-cell table:style-name="ce16" table:formula="of:=['paramètres modèle'.G887]/['paramètres modèle'.$E887]" office:value-type="float" office:value="1" calcext:value-type="float">
            <text:p>1,0</text:p>
          </table:table-cell>
          <table:table-cell table:style-name="ce16" table:formula="of:=['paramètres modèle'.H887]/['paramètres modèle'.$E887]" office:value-type="float" office:value="1" calcext:value-type="float">
            <text:p>1,0</text:p>
          </table:table-cell>
          <table:table-cell table:style-name="ce16" table:formula="of:=['paramètres modèle'.I887]/['paramètres modèle'.$E887]" office:value-type="float" office:value="1" calcext:value-type="float">
            <text:p>1,0</text:p>
          </table:table-cell>
          <table:table-cell table:style-name="ce16" table:formula="of:=['paramètres modèle'.J887]/['paramètres modèle'.$E88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25.02561587" calcext:value-type="float">
            <text:p><text:s/>25 <text:s text:c="3"/></text:p>
          </table:table-cell>
          <table:table-cell table:style-name="ce16" table:formula="of:=['paramètres modèle'.F888]/['paramètres modèle'.$E888]" office:value-type="float" office:value="1" calcext:value-type="float">
            <text:p>1,0</text:p>
          </table:table-cell>
          <table:table-cell table:style-name="ce16" table:formula="of:=['paramètres modèle'.G888]/['paramètres modèle'.$E888]" office:value-type="float" office:value="1" calcext:value-type="float">
            <text:p>1,0</text:p>
          </table:table-cell>
          <table:table-cell table:style-name="ce16" table:formula="of:=['paramètres modèle'.H888]/['paramètres modèle'.$E888]" office:value-type="float" office:value="1" calcext:value-type="float">
            <text:p>1,0</text:p>
          </table:table-cell>
          <table:table-cell table:style-name="ce16" table:formula="of:=['paramètres modèle'.I888]/['paramètres modèle'.$E888]" office:value-type="float" office:value="1" calcext:value-type="float">
            <text:p>1,0</text:p>
          </table:table-cell>
          <table:table-cell table:style-name="ce16" table:formula="of:=['paramètres modèle'.J888]/['paramètres modèle'.$E88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25.02561587" calcext:value-type="float">
            <text:p><text:s/>25 <text:s text:c="3"/></text:p>
          </table:table-cell>
          <table:table-cell table:style-name="ce16" table:formula="of:=['paramètres modèle'.F889]/['paramètres modèle'.$E889]" office:value-type="float" office:value="1" calcext:value-type="float">
            <text:p>1,0</text:p>
          </table:table-cell>
          <table:table-cell table:style-name="ce16" table:formula="of:=['paramètres modèle'.G889]/['paramètres modèle'.$E889]" office:value-type="float" office:value="1" calcext:value-type="float">
            <text:p>1,0</text:p>
          </table:table-cell>
          <table:table-cell table:style-name="ce16" table:formula="of:=['paramètres modèle'.H889]/['paramètres modèle'.$E889]" office:value-type="float" office:value="1" calcext:value-type="float">
            <text:p>1,0</text:p>
          </table:table-cell>
          <table:table-cell table:style-name="ce16" table:formula="of:=['paramètres modèle'.I889]/['paramètres modèle'.$E889]" office:value-type="float" office:value="1" calcext:value-type="float">
            <text:p>1,0</text:p>
          </table:table-cell>
          <table:table-cell table:style-name="ce16" table:formula="of:=['paramètres modèle'.J889]/['paramètres modèle'.$E88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25.02561587" calcext:value-type="float">
            <text:p><text:s/>25 <text:s text:c="3"/></text:p>
          </table:table-cell>
          <table:table-cell table:style-name="ce16" table:formula="of:=['paramètres modèle'.F890]/['paramètres modèle'.$E890]" office:value-type="float" office:value="1" calcext:value-type="float">
            <text:p>1,0</text:p>
          </table:table-cell>
          <table:table-cell table:style-name="ce16" table:formula="of:=['paramètres modèle'.G890]/['paramètres modèle'.$E890]" office:value-type="float" office:value="1" calcext:value-type="float">
            <text:p>1,0</text:p>
          </table:table-cell>
          <table:table-cell table:style-name="ce16" table:formula="of:=['paramètres modèle'.H890]/['paramètres modèle'.$E890]" office:value-type="float" office:value="1" calcext:value-type="float">
            <text:p>1,0</text:p>
          </table:table-cell>
          <table:table-cell table:style-name="ce16" table:formula="of:=['paramètres modèle'.I890]/['paramètres modèle'.$E890]" office:value-type="float" office:value="1" calcext:value-type="float">
            <text:p>1,0</text:p>
          </table:table-cell>
          <table:table-cell table:style-name="ce16" table:formula="of:=['paramètres modèle'.J890]/['paramètres modèle'.$E89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25.02561587" calcext:value-type="float">
            <text:p><text:s/>25 <text:s text:c="3"/></text:p>
          </table:table-cell>
          <table:table-cell table:style-name="ce16" table:formula="of:=['paramètres modèle'.F891]/['paramètres modèle'.$E891]" office:value-type="float" office:value="1" calcext:value-type="float">
            <text:p>1,0</text:p>
          </table:table-cell>
          <table:table-cell table:style-name="ce16" table:formula="of:=['paramètres modèle'.G891]/['paramètres modèle'.$E891]" office:value-type="float" office:value="1" calcext:value-type="float">
            <text:p>1,0</text:p>
          </table:table-cell>
          <table:table-cell table:style-name="ce16" table:formula="of:=['paramètres modèle'.H891]/['paramètres modèle'.$E891]" office:value-type="float" office:value="1" calcext:value-type="float">
            <text:p>1,0</text:p>
          </table:table-cell>
          <table:table-cell table:style-name="ce16" table:formula="of:=['paramètres modèle'.I891]/['paramètres modèle'.$E891]" office:value-type="float" office:value="1" calcext:value-type="float">
            <text:p>1,0</text:p>
          </table:table-cell>
          <table:table-cell table:style-name="ce16" table:formula="of:=['paramètres modèle'.J891]/['paramètres modèle'.$E89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25.02561587" calcext:value-type="float">
            <text:p><text:s/>25 <text:s text:c="3"/></text:p>
          </table:table-cell>
          <table:table-cell table:style-name="ce16" table:formula="of:=['paramètres modèle'.F892]/['paramètres modèle'.$E892]" office:value-type="float" office:value="1" calcext:value-type="float">
            <text:p>1,0</text:p>
          </table:table-cell>
          <table:table-cell table:style-name="ce16" table:formula="of:=['paramètres modèle'.G892]/['paramètres modèle'.$E892]" office:value-type="float" office:value="1" calcext:value-type="float">
            <text:p>1,0</text:p>
          </table:table-cell>
          <table:table-cell table:style-name="ce16" table:formula="of:=['paramètres modèle'.H892]/['paramètres modèle'.$E892]" office:value-type="float" office:value="1" calcext:value-type="float">
            <text:p>1,0</text:p>
          </table:table-cell>
          <table:table-cell table:style-name="ce16" table:formula="of:=['paramètres modèle'.I892]/['paramètres modèle'.$E892]" office:value-type="float" office:value="1" calcext:value-type="float">
            <text:p>1,0</text:p>
          </table:table-cell>
          <table:table-cell table:style-name="ce16" table:formula="of:=['paramètres modèle'.J892]/['paramètres modèle'.$E89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19481212" calcext:value-type="float">
            <text:p><text:s/>7 <text:s text:c="3"/></text:p>
          </table:table-cell>
          <table:table-cell table:style-name="ce16" table:formula="of:=['paramètres modèle'.F893]/['paramètres modèle'.$E893]" office:value-type="float" office:value="1" calcext:value-type="float">
            <text:p>1,0</text:p>
          </table:table-cell>
          <table:table-cell table:style-name="ce16" table:formula="of:=['paramètres modèle'.G893]/['paramètres modèle'.$E893]" office:value-type="float" office:value="1" calcext:value-type="float">
            <text:p>1,0</text:p>
          </table:table-cell>
          <table:table-cell table:style-name="ce16" table:formula="of:=['paramètres modèle'.H893]/['paramètres modèle'.$E893]" office:value-type="float" office:value="1" calcext:value-type="float">
            <text:p>1,0</text:p>
          </table:table-cell>
          <table:table-cell table:style-name="ce16" table:formula="of:=['paramètres modèle'.I893]/['paramètres modèle'.$E893]" office:value-type="float" office:value="1" calcext:value-type="float">
            <text:p>1,0</text:p>
          </table:table-cell>
          <table:table-cell table:style-name="ce16" table:formula="of:=['paramètres modèle'.J893]/['paramètres modèle'.$E89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6" calcext:value-type="float">
            <text:p><text:s/>7 <text:s text:c="3"/></text:p>
          </table:table-cell>
          <table:table-cell table:style-name="ce16" table:formula="of:=['paramètres modèle'.F894]/['paramètres modèle'.$E894]" office:value-type="float" office:value="1" calcext:value-type="float">
            <text:p>1,0</text:p>
          </table:table-cell>
          <table:table-cell table:style-name="ce16" table:formula="of:=['paramètres modèle'.G894]/['paramètres modèle'.$E894]" office:value-type="float" office:value="1" calcext:value-type="float">
            <text:p>1,0</text:p>
          </table:table-cell>
          <table:table-cell table:style-name="ce16" table:formula="of:=['paramètres modèle'.H894]/['paramètres modèle'.$E894]" office:value-type="float" office:value="1" calcext:value-type="float">
            <text:p>1,0</text:p>
          </table:table-cell>
          <table:table-cell table:style-name="ce16" table:formula="of:=['paramètres modèle'.I894]/['paramètres modèle'.$E894]" office:value-type="float" office:value="1" calcext:value-type="float">
            <text:p>1,0</text:p>
          </table:table-cell>
          <table:table-cell table:style-name="ce16" table:formula="of:=['paramètres modèle'.J894]/['paramètres modèle'.$E89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39380512837631" calcext:value-type="float">
            <text:p><text:s/>7 <text:s text:c="3"/></text:p>
          </table:table-cell>
          <table:table-cell table:style-name="ce16" table:formula="of:=['paramètres modèle'.F895]/['paramètres modèle'.$E895]" office:value-type="float" office:value="1" calcext:value-type="float">
            <text:p>1,0</text:p>
          </table:table-cell>
          <table:table-cell table:style-name="ce16" table:formula="of:=['paramètres modèle'.G895]/['paramètres modèle'.$E895]" office:value-type="float" office:value="1" calcext:value-type="float">
            <text:p>1,0</text:p>
          </table:table-cell>
          <table:table-cell table:style-name="ce16" table:formula="of:=['paramètres modèle'.H895]/['paramètres modèle'.$E895]" office:value-type="float" office:value="1" calcext:value-type="float">
            <text:p>1,0</text:p>
          </table:table-cell>
          <table:table-cell table:style-name="ce16" table:formula="of:=['paramètres modèle'.I895]/['paramètres modèle'.$E895]" office:value-type="float" office:value="1" calcext:value-type="float">
            <text:p>1,0</text:p>
          </table:table-cell>
          <table:table-cell table:style-name="ce16" table:formula="of:=['paramètres modèle'.J895]/['paramètres modèle'.$E89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6" calcext:value-type="float">
            <text:p><text:s/>7 <text:s text:c="3"/></text:p>
          </table:table-cell>
          <table:table-cell table:style-name="ce16" table:formula="of:=['paramètres modèle'.F896]/['paramètres modèle'.$E896]" office:value-type="float" office:value="1" calcext:value-type="float">
            <text:p>1,0</text:p>
          </table:table-cell>
          <table:table-cell table:style-name="ce16" table:formula="of:=['paramètres modèle'.G896]/['paramètres modèle'.$E896]" office:value-type="float" office:value="1" calcext:value-type="float">
            <text:p>1,0</text:p>
          </table:table-cell>
          <table:table-cell table:style-name="ce16" table:formula="of:=['paramètres modèle'.H896]/['paramètres modèle'.$E896]" office:value-type="float" office:value="1" calcext:value-type="float">
            <text:p>1,0</text:p>
          </table:table-cell>
          <table:table-cell table:style-name="ce16" table:formula="of:=['paramètres modèle'.I896]/['paramètres modèle'.$E896]" office:value-type="float" office:value="1" calcext:value-type="float">
            <text:p>1,0</text:p>
          </table:table-cell>
          <table:table-cell table:style-name="ce16" table:formula="of:=['paramètres modèle'.J896]/['paramètres modèle'.$E89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16351506231315" calcext:value-type="float">
            <text:p><text:s/>6 <text:s text:c="3"/></text:p>
          </table:table-cell>
          <table:table-cell table:style-name="ce16" table:formula="of:=['paramètres modèle'.F897]/['paramètres modèle'.$E897]" office:value-type="float" office:value="1" calcext:value-type="float">
            <text:p>1,0</text:p>
          </table:table-cell>
          <table:table-cell table:style-name="ce16" table:formula="of:=['paramètres modèle'.G897]/['paramètres modèle'.$E897]" office:value-type="float" office:value="1" calcext:value-type="float">
            <text:p>1,0</text:p>
          </table:table-cell>
          <table:table-cell table:style-name="ce16" table:formula="of:=['paramètres modèle'.H897]/['paramètres modèle'.$E897]" office:value-type="float" office:value="1" calcext:value-type="float">
            <text:p>1,0</text:p>
          </table:table-cell>
          <table:table-cell table:style-name="ce16" table:formula="of:=['paramètres modèle'.I897]/['paramètres modèle'.$E897]" office:value-type="float" office:value="1" calcext:value-type="float">
            <text:p>1,0</text:p>
          </table:table-cell>
          <table:table-cell table:style-name="ce16" table:formula="of:=['paramètres modèle'.J897]/['paramètres modèle'.$E89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30481450562631" calcext:value-type="float">
            <text:p><text:s/>6 <text:s text:c="3"/></text:p>
          </table:table-cell>
          <table:table-cell table:style-name="ce16" table:formula="of:=['paramètres modèle'.F898]/['paramètres modèle'.$E898]" office:value-type="float" office:value="1" calcext:value-type="float">
            <text:p>1,0</text:p>
          </table:table-cell>
          <table:table-cell table:style-name="ce16" table:formula="of:=['paramètres modèle'.G898]/['paramètres modèle'.$E898]" office:value-type="float" office:value="1" calcext:value-type="float">
            <text:p>1,0</text:p>
          </table:table-cell>
          <table:table-cell table:style-name="ce16" table:formula="of:=['paramètres modèle'.H898]/['paramètres modèle'.$E898]" office:value-type="float" office:value="1" calcext:value-type="float">
            <text:p>1,0</text:p>
          </table:table-cell>
          <table:table-cell table:style-name="ce16" table:formula="of:=['paramètres modèle'.I898]/['paramètres modèle'.$E898]" office:value-type="float" office:value="1" calcext:value-type="float">
            <text:p>1,0</text:p>
          </table:table-cell>
          <table:table-cell table:style-name="ce16" table:formula="of:=['paramètres modèle'.J898]/['paramètres modèle'.$E89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5261116550525" calcext:value-type="float">
            <text:p><text:s/>7 <text:s text:c="3"/></text:p>
          </table:table-cell>
          <table:table-cell table:style-name="ce16" table:formula="of:=['paramètres modèle'.F899]/['paramètres modèle'.$E899]" office:value-type="float" office:value="1" calcext:value-type="float">
            <text:p>1,0</text:p>
          </table:table-cell>
          <table:table-cell table:style-name="ce16" table:formula="of:=['paramètres modèle'.G899]/['paramètres modèle'.$E899]" office:value-type="float" office:value="1" calcext:value-type="float">
            <text:p>1,0</text:p>
          </table:table-cell>
          <table:table-cell table:style-name="ce16" table:formula="of:=['paramètres modèle'.H899]/['paramètres modèle'.$E899]" office:value-type="float" office:value="1" calcext:value-type="float">
            <text:p>1,0</text:p>
          </table:table-cell>
          <table:table-cell table:style-name="ce16" table:formula="of:=['paramètres modèle'.I899]/['paramètres modèle'.$E899]" office:value-type="float" office:value="1" calcext:value-type="float">
            <text:p>1,0</text:p>
          </table:table-cell>
          <table:table-cell table:style-name="ce16" table:formula="of:=['paramètres modèle'.J899]/['paramètres modèle'.$E89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8.188203278" calcext:value-type="float">
            <text:p><text:s/>8 <text:s text:c="3"/></text:p>
          </table:table-cell>
          <table:table-cell table:style-name="ce16" table:formula="of:=['paramètres modèle'.F900]/['paramètres modèle'.$E900]" office:value-type="float" office:value="1" calcext:value-type="float">
            <text:p>1,0</text:p>
          </table:table-cell>
          <table:table-cell table:style-name="ce16" table:formula="of:=['paramètres modèle'.G900]/['paramètres modèle'.$E900]" office:value-type="float" office:value="1" calcext:value-type="float">
            <text:p>1,0</text:p>
          </table:table-cell>
          <table:table-cell table:style-name="ce16" table:formula="of:=['paramètres modèle'.H900]/['paramètres modèle'.$E900]" office:value-type="float" office:value="1" calcext:value-type="float">
            <text:p>1,0</text:p>
          </table:table-cell>
          <table:table-cell table:style-name="ce16" table:formula="of:=['paramètres modèle'.I900]/['paramètres modèle'.$E900]" office:value-type="float" office:value="1" calcext:value-type="float">
            <text:p>1,0</text:p>
          </table:table-cell>
          <table:table-cell table:style-name="ce16" table:formula="of:=['paramètres modèle'.J900]/['paramètres modèle'.$E90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8.188203278" calcext:value-type="float">
            <text:p><text:s/>8 <text:s text:c="3"/></text:p>
          </table:table-cell>
          <table:table-cell table:style-name="ce16" table:formula="of:=['paramètres modèle'.F901]/['paramètres modèle'.$E901]" office:value-type="float" office:value="1" calcext:value-type="float">
            <text:p>1,0</text:p>
          </table:table-cell>
          <table:table-cell table:style-name="ce16" table:formula="of:=['paramètres modèle'.G901]/['paramètres modèle'.$E901]" office:value-type="float" office:value="1" calcext:value-type="float">
            <text:p>1,0</text:p>
          </table:table-cell>
          <table:table-cell table:style-name="ce16" table:formula="of:=['paramètres modèle'.H901]/['paramètres modèle'.$E901]" office:value-type="float" office:value="1" calcext:value-type="float">
            <text:p>1,0</text:p>
          </table:table-cell>
          <table:table-cell table:style-name="ce16" table:formula="of:=['paramètres modèle'.I901]/['paramètres modèle'.$E901]" office:value-type="float" office:value="1" calcext:value-type="float">
            <text:p>1,0</text:p>
          </table:table-cell>
          <table:table-cell table:style-name="ce16" table:formula="of:=['paramètres modèle'.J901]/['paramètres modèle'.$E90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19481212" calcext:value-type="float">
            <text:p><text:s/>7 <text:s text:c="3"/></text:p>
          </table:table-cell>
          <table:table-cell table:style-name="ce16" table:formula="of:=['paramètres modèle'.F902]/['paramètres modèle'.$E902]" office:value-type="float" office:value="1" calcext:value-type="float">
            <text:p>1,0</text:p>
          </table:table-cell>
          <table:table-cell table:style-name="ce16" table:formula="of:=['paramètres modèle'.G902]/['paramètres modèle'.$E902]" office:value-type="float" office:value="1" calcext:value-type="float">
            <text:p>1,0</text:p>
          </table:table-cell>
          <table:table-cell table:style-name="ce16" table:formula="of:=['paramètres modèle'.H902]/['paramètres modèle'.$E902]" office:value-type="float" office:value="1" calcext:value-type="float">
            <text:p>1,0</text:p>
          </table:table-cell>
          <table:table-cell table:style-name="ce16" table:formula="of:=['paramètres modèle'.I902]/['paramètres modèle'.$E902]" office:value-type="float" office:value="1" calcext:value-type="float">
            <text:p>1,0</text:p>
          </table:table-cell>
          <table:table-cell table:style-name="ce16" table:formula="of:=['paramètres modèle'.J902]/['paramètres modèle'.$E90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5261116550525" calcext:value-type="float">
            <text:p><text:s/>7 <text:s text:c="3"/></text:p>
          </table:table-cell>
          <table:table-cell table:style-name="ce16" table:formula="of:=['paramètres modèle'.F903]/['paramètres modèle'.$E903]" office:value-type="float" office:value="1" calcext:value-type="float">
            <text:p>1,0</text:p>
          </table:table-cell>
          <table:table-cell table:style-name="ce16" table:formula="of:=['paramètres modèle'.G903]/['paramètres modèle'.$E903]" office:value-type="float" office:value="1" calcext:value-type="float">
            <text:p>1,0</text:p>
          </table:table-cell>
          <table:table-cell table:style-name="ce16" table:formula="of:=['paramètres modèle'.H903]/['paramètres modèle'.$E903]" office:value-type="float" office:value="1" calcext:value-type="float">
            <text:p>1,0</text:p>
          </table:table-cell>
          <table:table-cell table:style-name="ce16" table:formula="of:=['paramètres modèle'.I903]/['paramètres modèle'.$E903]" office:value-type="float" office:value="1" calcext:value-type="float">
            <text:p>1,0</text:p>
          </table:table-cell>
          <table:table-cell table:style-name="ce16" table:formula="of:=['paramètres modèle'.J903]/['paramètres modèle'.$E90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39380512837631" calcext:value-type="float">
            <text:p><text:s/>7 <text:s text:c="3"/></text:p>
          </table:table-cell>
          <table:table-cell table:style-name="ce16" table:formula="of:=['paramètres modèle'.F904]/['paramètres modèle'.$E904]" office:value-type="float" office:value="1" calcext:value-type="float">
            <text:p>1,0</text:p>
          </table:table-cell>
          <table:table-cell table:style-name="ce16" table:formula="of:=['paramètres modèle'.G904]/['paramètres modèle'.$E904]" office:value-type="float" office:value="1" calcext:value-type="float">
            <text:p>1,0</text:p>
          </table:table-cell>
          <table:table-cell table:style-name="ce16" table:formula="of:=['paramètres modèle'.H904]/['paramètres modèle'.$E904]" office:value-type="float" office:value="1" calcext:value-type="float">
            <text:p>1,0</text:p>
          </table:table-cell>
          <table:table-cell table:style-name="ce16" table:formula="of:=['paramètres modèle'.I904]/['paramètres modèle'.$E904]" office:value-type="float" office:value="1" calcext:value-type="float">
            <text:p>1,0</text:p>
          </table:table-cell>
          <table:table-cell table:style-name="ce16" table:formula="of:=['paramètres modèle'.J904]/['paramètres modèle'.$E90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5261116550525" calcext:value-type="float">
            <text:p><text:s/>7 <text:s text:c="3"/></text:p>
          </table:table-cell>
          <table:table-cell table:style-name="ce16" table:formula="of:=['paramètres modèle'.F905]/['paramètres modèle'.$E905]" office:value-type="float" office:value="1" calcext:value-type="float">
            <text:p>1,0</text:p>
          </table:table-cell>
          <table:table-cell table:style-name="ce16" table:formula="of:=['paramètres modèle'.G905]/['paramètres modèle'.$E905]" office:value-type="float" office:value="1" calcext:value-type="float">
            <text:p>1,0</text:p>
          </table:table-cell>
          <table:table-cell table:style-name="ce16" table:formula="of:=['paramètres modèle'.H905]/['paramètres modèle'.$E905]" office:value-type="float" office:value="1" calcext:value-type="float">
            <text:p>1,0</text:p>
          </table:table-cell>
          <table:table-cell table:style-name="ce16" table:formula="of:=['paramètres modèle'.I905]/['paramètres modèle'.$E905]" office:value-type="float" office:value="1" calcext:value-type="float">
            <text:p>1,0</text:p>
          </table:table-cell>
          <table:table-cell table:style-name="ce16" table:formula="of:=['paramètres modèle'.J905]/['paramètres modèle'.$E90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5261116550525" calcext:value-type="float">
            <text:p><text:s/>7 <text:s text:c="3"/></text:p>
          </table:table-cell>
          <table:table-cell table:style-name="ce16" table:formula="of:=['paramètres modèle'.F906]/['paramètres modèle'.$E906]" office:value-type="float" office:value="1" calcext:value-type="float">
            <text:p>1,0</text:p>
          </table:table-cell>
          <table:table-cell table:style-name="ce16" table:formula="of:=['paramètres modèle'.G906]/['paramètres modèle'.$E906]" office:value-type="float" office:value="1" calcext:value-type="float">
            <text:p>1,0</text:p>
          </table:table-cell>
          <table:table-cell table:style-name="ce16" table:formula="of:=['paramètres modèle'.H906]/['paramètres modèle'.$E906]" office:value-type="float" office:value="1" calcext:value-type="float">
            <text:p>1,0</text:p>
          </table:table-cell>
          <table:table-cell table:style-name="ce16" table:formula="of:=['paramètres modèle'.I906]/['paramètres modèle'.$E906]" office:value-type="float" office:value="1" calcext:value-type="float">
            <text:p>1,0</text:p>
          </table:table-cell>
          <table:table-cell table:style-name="ce16" table:formula="of:=['paramètres modèle'.J906]/['paramètres modèle'.$E90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6" calcext:value-type="float">
            <text:p><text:s/>7 <text:s text:c="3"/></text:p>
          </table:table-cell>
          <table:table-cell table:style-name="ce16" table:formula="of:=['paramètres modèle'.F907]/['paramètres modèle'.$E907]" office:value-type="float" office:value="1" calcext:value-type="float">
            <text:p>1,0</text:p>
          </table:table-cell>
          <table:table-cell table:style-name="ce16" table:formula="of:=['paramètres modèle'.G907]/['paramètres modèle'.$E907]" office:value-type="float" office:value="1" calcext:value-type="float">
            <text:p>1,0</text:p>
          </table:table-cell>
          <table:table-cell table:style-name="ce16" table:formula="of:=['paramètres modèle'.H907]/['paramètres modèle'.$E907]" office:value-type="float" office:value="1" calcext:value-type="float">
            <text:p>1,0</text:p>
          </table:table-cell>
          <table:table-cell table:style-name="ce16" table:formula="of:=['paramètres modèle'.I907]/['paramètres modèle'.$E907]" office:value-type="float" office:value="1" calcext:value-type="float">
            <text:p>1,0</text:p>
          </table:table-cell>
          <table:table-cell table:style-name="ce16" table:formula="of:=['paramètres modèle'.J907]/['paramètres modèle'.$E90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6" calcext:value-type="float">
            <text:p><text:s/>7 <text:s text:c="3"/></text:p>
          </table:table-cell>
          <table:table-cell table:style-name="ce16" table:formula="of:=['paramètres modèle'.F908]/['paramètres modèle'.$E908]" office:value-type="float" office:value="1" calcext:value-type="float">
            <text:p>1,0</text:p>
          </table:table-cell>
          <table:table-cell table:style-name="ce16" table:formula="of:=['paramètres modèle'.G908]/['paramètres modèle'.$E908]" office:value-type="float" office:value="1" calcext:value-type="float">
            <text:p>1,0</text:p>
          </table:table-cell>
          <table:table-cell table:style-name="ce16" table:formula="of:=['paramètres modèle'.H908]/['paramètres modèle'.$E908]" office:value-type="float" office:value="1" calcext:value-type="float">
            <text:p>1,0</text:p>
          </table:table-cell>
          <table:table-cell table:style-name="ce16" table:formula="of:=['paramètres modèle'.I908]/['paramètres modèle'.$E908]" office:value-type="float" office:value="1" calcext:value-type="float">
            <text:p>1,0</text:p>
          </table:table-cell>
          <table:table-cell table:style-name="ce16" table:formula="of:=['paramètres modèle'.J908]/['paramètres modèle'.$E90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6" calcext:value-type="float">
            <text:p><text:s/>7 <text:s text:c="3"/></text:p>
          </table:table-cell>
          <table:table-cell table:style-name="ce16" table:formula="of:=['paramètres modèle'.F909]/['paramètres modèle'.$E909]" office:value-type="float" office:value="1" calcext:value-type="float">
            <text:p>1,0</text:p>
          </table:table-cell>
          <table:table-cell table:style-name="ce16" table:formula="of:=['paramètres modèle'.G909]/['paramètres modèle'.$E909]" office:value-type="float" office:value="1" calcext:value-type="float">
            <text:p>1,0</text:p>
          </table:table-cell>
          <table:table-cell table:style-name="ce16" table:formula="of:=['paramètres modèle'.H909]/['paramètres modèle'.$E909]" office:value-type="float" office:value="1" calcext:value-type="float">
            <text:p>1,0</text:p>
          </table:table-cell>
          <table:table-cell table:style-name="ce16" table:formula="of:=['paramètres modèle'.I909]/['paramètres modèle'.$E909]" office:value-type="float" office:value="1" calcext:value-type="float">
            <text:p>1,0</text:p>
          </table:table-cell>
          <table:table-cell table:style-name="ce16" table:formula="of:=['paramètres modèle'.J909]/['paramètres modèle'.$E90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022215619" calcext:value-type="float">
            <text:p><text:s/>6 <text:s text:c="3"/></text:p>
          </table:table-cell>
          <table:table-cell table:style-name="ce16" table:formula="of:=['paramètres modèle'.F910]/['paramètres modèle'.$E910]" office:value-type="float" office:value="1" calcext:value-type="float">
            <text:p>1,0</text:p>
          </table:table-cell>
          <table:table-cell table:style-name="ce16" table:formula="of:=['paramètres modèle'.G910]/['paramètres modèle'.$E910]" office:value-type="float" office:value="1" calcext:value-type="float">
            <text:p>1,0</text:p>
          </table:table-cell>
          <table:table-cell table:style-name="ce16" table:formula="of:=['paramètres modèle'.H910]/['paramètres modèle'.$E910]" office:value-type="float" office:value="1" calcext:value-type="float">
            <text:p>1,0</text:p>
          </table:table-cell>
          <table:table-cell table:style-name="ce16" table:formula="of:=['paramètres modèle'.I910]/['paramètres modèle'.$E910]" office:value-type="float" office:value="1" calcext:value-type="float">
            <text:p>1,0</text:p>
          </table:table-cell>
          <table:table-cell table:style-name="ce16" table:formula="of:=['paramètres modèle'.J910]/['paramètres modèle'.$E91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022215619" calcext:value-type="float">
            <text:p><text:s/>6 <text:s text:c="3"/></text:p>
          </table:table-cell>
          <table:table-cell table:style-name="ce16" table:formula="of:=['paramètres modèle'.F911]/['paramètres modèle'.$E911]" office:value-type="float" office:value="1" calcext:value-type="float">
            <text:p>1,0</text:p>
          </table:table-cell>
          <table:table-cell table:style-name="ce16" table:formula="of:=['paramètres modèle'.G911]/['paramètres modèle'.$E911]" office:value-type="float" office:value="1" calcext:value-type="float">
            <text:p>1,0</text:p>
          </table:table-cell>
          <table:table-cell table:style-name="ce16" table:formula="of:=['paramètres modèle'.H911]/['paramètres modèle'.$E911]" office:value-type="float" office:value="1" calcext:value-type="float">
            <text:p>1,0</text:p>
          </table:table-cell>
          <table:table-cell table:style-name="ce16" table:formula="of:=['paramètres modèle'.I911]/['paramètres modèle'.$E911]" office:value-type="float" office:value="1" calcext:value-type="float">
            <text:p>1,0</text:p>
          </table:table-cell>
          <table:table-cell table:style-name="ce16" table:formula="of:=['paramètres modèle'.J911]/['paramètres modèle'.$E91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44611394893947" calcext:value-type="float">
            <text:p><text:s/>6 <text:s text:c="3"/></text:p>
          </table:table-cell>
          <table:table-cell table:style-name="ce16" table:formula="of:=['paramètres modèle'.F912]/['paramètres modèle'.$E912]" office:value-type="float" office:value="1" calcext:value-type="float">
            <text:p>1,0</text:p>
          </table:table-cell>
          <table:table-cell table:style-name="ce16" table:formula="of:=['paramètres modèle'.G912]/['paramètres modèle'.$E912]" office:value-type="float" office:value="1" calcext:value-type="float">
            <text:p>1,0</text:p>
          </table:table-cell>
          <table:table-cell table:style-name="ce16" table:formula="of:=['paramètres modèle'.H912]/['paramètres modèle'.$E912]" office:value-type="float" office:value="1" calcext:value-type="float">
            <text:p>1,0</text:p>
          </table:table-cell>
          <table:table-cell table:style-name="ce16" table:formula="of:=['paramètres modèle'.I912]/['paramètres modèle'.$E912]" office:value-type="float" office:value="1" calcext:value-type="float">
            <text:p>1,0</text:p>
          </table:table-cell>
          <table:table-cell table:style-name="ce16" table:formula="of:=['paramètres modèle'.J912]/['paramètres modèle'.$E91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19481212" calcext:value-type="float">
            <text:p><text:s/>7 <text:s text:c="3"/></text:p>
          </table:table-cell>
          <table:table-cell table:style-name="ce16" table:formula="of:=['paramètres modèle'.F913]/['paramètres modèle'.$E913]" office:value-type="float" office:value="1" calcext:value-type="float">
            <text:p>1,0</text:p>
          </table:table-cell>
          <table:table-cell table:style-name="ce16" table:formula="of:=['paramètres modèle'.G913]/['paramètres modèle'.$E913]" office:value-type="float" office:value="1" calcext:value-type="float">
            <text:p>1,0</text:p>
          </table:table-cell>
          <table:table-cell table:style-name="ce16" table:formula="of:=['paramètres modèle'.H913]/['paramètres modèle'.$E913]" office:value-type="float" office:value="1" calcext:value-type="float">
            <text:p>1,0</text:p>
          </table:table-cell>
          <table:table-cell table:style-name="ce16" table:formula="of:=['paramètres modèle'.I913]/['paramètres modèle'.$E913]" office:value-type="float" office:value="1" calcext:value-type="float">
            <text:p>1,0</text:p>
          </table:table-cell>
          <table:table-cell table:style-name="ce16" table:formula="of:=['paramètres modèle'.J913]/['paramètres modèle'.$E91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599999" calcext:value-type="float">
            <text:p><text:s/>7 <text:s text:c="3"/></text:p>
          </table:table-cell>
          <table:table-cell table:style-name="ce16" table:formula="of:=['paramètres modèle'.F914]/['paramètres modèle'.$E914]" office:value-type="float" office:value="1" calcext:value-type="float">
            <text:p>1,0</text:p>
          </table:table-cell>
          <table:table-cell table:style-name="ce16" table:formula="of:=['paramètres modèle'.G914]/['paramètres modèle'.$E914]" office:value-type="float" office:value="1" calcext:value-type="float">
            <text:p>1,0</text:p>
          </table:table-cell>
          <table:table-cell table:style-name="ce16" table:formula="of:=['paramètres modèle'.H914]/['paramètres modèle'.$E914]" office:value-type="float" office:value="1" calcext:value-type="float">
            <text:p>1,0</text:p>
          </table:table-cell>
          <table:table-cell table:style-name="ce16" table:formula="of:=['paramètres modèle'.I914]/['paramètres modèle'.$E914]" office:value-type="float" office:value="1" calcext:value-type="float">
            <text:p>1,0</text:p>
          </table:table-cell>
          <table:table-cell table:style-name="ce16" table:formula="of:=['paramètres modèle'.J914]/['paramètres modèle'.$E91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6" calcext:value-type="float">
            <text:p><text:s/>7 <text:s text:c="3"/></text:p>
          </table:table-cell>
          <table:table-cell table:style-name="ce16" table:formula="of:=['paramètres modèle'.F915]/['paramètres modèle'.$E915]" office:value-type="float" office:value="1" calcext:value-type="float">
            <text:p>1,0</text:p>
          </table:table-cell>
          <table:table-cell table:style-name="ce16" table:formula="of:=['paramètres modèle'.G915]/['paramètres modèle'.$E915]" office:value-type="float" office:value="1" calcext:value-type="float">
            <text:p>1,0</text:p>
          </table:table-cell>
          <table:table-cell table:style-name="ce16" table:formula="of:=['paramètres modèle'.H915]/['paramètres modèle'.$E915]" office:value-type="float" office:value="1" calcext:value-type="float">
            <text:p>1,0</text:p>
          </table:table-cell>
          <table:table-cell table:style-name="ce16" table:formula="of:=['paramètres modèle'.I915]/['paramètres modèle'.$E915]" office:value-type="float" office:value="1" calcext:value-type="float">
            <text:p>1,0</text:p>
          </table:table-cell>
          <table:table-cell table:style-name="ce16" table:formula="of:=['paramètres modèle'.J915]/['paramètres modèle'.$E91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474203116" calcext:value-type="float">
            <text:p><text:s/>7 <text:s text:c="3"/></text:p>
          </table:table-cell>
          <table:table-cell table:style-name="ce16" table:formula="of:=['paramètres modèle'.F916]/['paramètres modèle'.$E916]" office:value-type="float" office:value="1" calcext:value-type="float">
            <text:p>1,0</text:p>
          </table:table-cell>
          <table:table-cell table:style-name="ce16" table:formula="of:=['paramètres modèle'.G916]/['paramètres modèle'.$E916]" office:value-type="float" office:value="1" calcext:value-type="float">
            <text:p>1,0</text:p>
          </table:table-cell>
          <table:table-cell table:style-name="ce16" table:formula="of:=['paramètres modèle'.H916]/['paramètres modèle'.$E916]" office:value-type="float" office:value="1" calcext:value-type="float">
            <text:p>1,0</text:p>
          </table:table-cell>
          <table:table-cell table:style-name="ce16" table:formula="of:=['paramètres modèle'.I916]/['paramètres modèle'.$E916]" office:value-type="float" office:value="1" calcext:value-type="float">
            <text:p>1,0</text:p>
          </table:table-cell>
          <table:table-cell table:style-name="ce16" table:formula="of:=['paramètres modèle'.J916]/['paramètres modèle'.$E91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022215619" calcext:value-type="float">
            <text:p><text:s/>6 <text:s text:c="3"/></text:p>
          </table:table-cell>
          <table:table-cell table:style-name="ce16" table:formula="of:=['paramètres modèle'.F917]/['paramètres modèle'.$E917]" office:value-type="float" office:value="1" calcext:value-type="float">
            <text:p>1,0</text:p>
          </table:table-cell>
          <table:table-cell table:style-name="ce16" table:formula="of:=['paramètres modèle'.G917]/['paramètres modèle'.$E917]" office:value-type="float" office:value="1" calcext:value-type="float">
            <text:p>1,0</text:p>
          </table:table-cell>
          <table:table-cell table:style-name="ce16" table:formula="of:=['paramètres modèle'.H917]/['paramètres modèle'.$E917]" office:value-type="float" office:value="1" calcext:value-type="float">
            <text:p>1,0</text:p>
          </table:table-cell>
          <table:table-cell table:style-name="ce16" table:formula="of:=['paramètres modèle'.I917]/['paramètres modèle'.$E917]" office:value-type="float" office:value="1" calcext:value-type="float">
            <text:p>1,0</text:p>
          </table:table-cell>
          <table:table-cell table:style-name="ce16" table:formula="of:=['paramètres modèle'.J917]/['paramètres modèle'.$E91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022215619" calcext:value-type="float">
            <text:p><text:s/>6 <text:s text:c="3"/></text:p>
          </table:table-cell>
          <table:table-cell table:style-name="ce16" table:formula="of:=['paramètres modèle'.F918]/['paramètres modèle'.$E918]" office:value-type="float" office:value="1" calcext:value-type="float">
            <text:p>1,0</text:p>
          </table:table-cell>
          <table:table-cell table:style-name="ce16" table:formula="of:=['paramètres modèle'.G918]/['paramètres modèle'.$E918]" office:value-type="float" office:value="1" calcext:value-type="float">
            <text:p>1,0</text:p>
          </table:table-cell>
          <table:table-cell table:style-name="ce16" table:formula="of:=['paramètres modèle'.H918]/['paramètres modèle'.$E918]" office:value-type="float" office:value="1" calcext:value-type="float">
            <text:p>1,0</text:p>
          </table:table-cell>
          <table:table-cell table:style-name="ce16" table:formula="of:=['paramètres modèle'.I918]/['paramètres modèle'.$E918]" office:value-type="float" office:value="1" calcext:value-type="float">
            <text:p>1,0</text:p>
          </table:table-cell>
          <table:table-cell table:style-name="ce16" table:formula="of:=['paramètres modèle'.J918]/['paramètres modèle'.$E91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5261116550525" calcext:value-type="float">
            <text:p><text:s/>7 <text:s text:c="3"/></text:p>
          </table:table-cell>
          <table:table-cell table:style-name="ce16" table:formula="of:=['paramètres modèle'.F919]/['paramètres modèle'.$E919]" office:value-type="float" office:value="1" calcext:value-type="float">
            <text:p>1,0</text:p>
          </table:table-cell>
          <table:table-cell table:style-name="ce16" table:formula="of:=['paramètres modèle'.G919]/['paramètres modèle'.$E919]" office:value-type="float" office:value="1" calcext:value-type="float">
            <text:p>1,0</text:p>
          </table:table-cell>
          <table:table-cell table:style-name="ce16" table:formula="of:=['paramètres modèle'.H919]/['paramètres modèle'.$E919]" office:value-type="float" office:value="1" calcext:value-type="float">
            <text:p>1,0</text:p>
          </table:table-cell>
          <table:table-cell table:style-name="ce16" table:formula="of:=['paramètres modèle'.I919]/['paramètres modèle'.$E919]" office:value-type="float" office:value="1" calcext:value-type="float">
            <text:p>1,0</text:p>
          </table:table-cell>
          <table:table-cell table:style-name="ce16" table:formula="of:=['paramètres modèle'.J919]/['paramètres modèle'.$E91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8.188203278" calcext:value-type="float">
            <text:p><text:s/>8 <text:s text:c="3"/></text:p>
          </table:table-cell>
          <table:table-cell table:style-name="ce16" table:formula="of:=['paramètres modèle'.F920]/['paramètres modèle'.$E920]" office:value-type="float" office:value="1" calcext:value-type="float">
            <text:p>1,0</text:p>
          </table:table-cell>
          <table:table-cell table:style-name="ce16" table:formula="of:=['paramètres modèle'.G920]/['paramètres modèle'.$E920]" office:value-type="float" office:value="1" calcext:value-type="float">
            <text:p>1,0</text:p>
          </table:table-cell>
          <table:table-cell table:style-name="ce16" table:formula="of:=['paramètres modèle'.H920]/['paramètres modèle'.$E920]" office:value-type="float" office:value="1" calcext:value-type="float">
            <text:p>1,0</text:p>
          </table:table-cell>
          <table:table-cell table:style-name="ce16" table:formula="of:=['paramètres modèle'.I920]/['paramètres modèle'.$E920]" office:value-type="float" office:value="1" calcext:value-type="float">
            <text:p>1,0</text:p>
          </table:table-cell>
          <table:table-cell table:style-name="ce16" table:formula="of:=['paramètres modèle'.J920]/['paramètres modèle'.$E92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8.188203278" calcext:value-type="float">
            <text:p><text:s/>8 <text:s text:c="3"/></text:p>
          </table:table-cell>
          <table:table-cell table:style-name="ce16" table:formula="of:=['paramètres modèle'.F921]/['paramètres modèle'.$E921]" office:value-type="float" office:value="1" calcext:value-type="float">
            <text:p>1,0</text:p>
          </table:table-cell>
          <table:table-cell table:style-name="ce16" table:formula="of:=['paramètres modèle'.G921]/['paramètres modèle'.$E921]" office:value-type="float" office:value="1" calcext:value-type="float">
            <text:p>1,0</text:p>
          </table:table-cell>
          <table:table-cell table:style-name="ce16" table:formula="of:=['paramètres modèle'.H921]/['paramètres modèle'.$E921]" office:value-type="float" office:value="1" calcext:value-type="float">
            <text:p>1,0</text:p>
          </table:table-cell>
          <table:table-cell table:style-name="ce16" table:formula="of:=['paramètres modèle'.I921]/['paramètres modèle'.$E921]" office:value-type="float" office:value="1" calcext:value-type="float">
            <text:p>1,0</text:p>
          </table:table-cell>
          <table:table-cell table:style-name="ce16" table:formula="of:=['paramètres modèle'.J921]/['paramètres modèle'.$E92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7.119481212" calcext:value-type="float">
            <text:p><text:s/>7 <text:s text:c="3"/></text:p>
          </table:table-cell>
          <table:table-cell table:style-name="ce16" table:formula="of:=['paramètres modèle'.F922]/['paramètres modèle'.$E922]" office:value-type="float" office:value="1" calcext:value-type="float">
            <text:p>1,0</text:p>
          </table:table-cell>
          <table:table-cell table:style-name="ce16" table:formula="of:=['paramètres modèle'.G922]/['paramètres modèle'.$E922]" office:value-type="float" office:value="1" calcext:value-type="float">
            <text:p>1,0</text:p>
          </table:table-cell>
          <table:table-cell table:style-name="ce16" table:formula="of:=['paramètres modèle'.H922]/['paramètres modèle'.$E922]" office:value-type="float" office:value="1" calcext:value-type="float">
            <text:p>1,0</text:p>
          </table:table-cell>
          <table:table-cell table:style-name="ce16" table:formula="of:=['paramètres modèle'.I922]/['paramètres modèle'.$E922]" office:value-type="float" office:value="1" calcext:value-type="float">
            <text:p>1,0</text:p>
          </table:table-cell>
          <table:table-cell table:style-name="ce16" table:formula="of:=['paramètres modèle'.J922]/['paramètres modèle'.$E92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23]/['paramètres modèle'.$E923]" office:value-type="string" office:string-value="" calcext:value-type="error">
            <text:p>#DIV/0 !</text:p>
          </table:table-cell>
          <table:table-cell table:style-name="ce16" table:formula="of:=['paramètres modèle'.G923]/['paramètres modèle'.$E923]" office:value-type="string" office:string-value="" calcext:value-type="error">
            <text:p>#DIV/0 !</text:p>
          </table:table-cell>
          <table:table-cell table:style-name="ce16" table:formula="of:=['paramètres modèle'.H923]/['paramètres modèle'.$E923]" office:value-type="string" office:string-value="" calcext:value-type="error">
            <text:p>#DIV/0 !</text:p>
          </table:table-cell>
          <table:table-cell table:style-name="ce16" table:formula="of:=['paramètres modèle'.I923]/['paramètres modèle'.$E923]" office:value-type="string" office:string-value="" calcext:value-type="error">
            <text:p>#DIV/0 !</text:p>
          </table:table-cell>
          <table:table-cell table:style-name="ce16" table:formula="of:=['paramètres modèle'.J923]/['paramètres modèle'.$E923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61" calcext:value-type="float">
            <text:p><text:s/>1 <text:s text:c="3"/></text:p>
          </table:table-cell>
          <table:table-cell table:style-name="ce16" table:formula="of:=['paramètres modèle'.F924]/['paramètres modèle'.$E924]" office:value-type="float" office:value="1" calcext:value-type="float">
            <text:p>1,0</text:p>
          </table:table-cell>
          <table:table-cell table:style-name="ce16" table:formula="of:=['paramètres modèle'.G924]/['paramètres modèle'.$E924]" office:value-type="float" office:value="1" calcext:value-type="float">
            <text:p>1,0</text:p>
          </table:table-cell>
          <table:table-cell table:style-name="ce16" table:formula="of:=['paramètres modèle'.H924]/['paramètres modèle'.$E924]" office:value-type="float" office:value="1" calcext:value-type="float">
            <text:p>1,0</text:p>
          </table:table-cell>
          <table:table-cell table:style-name="ce16" table:formula="of:=['paramètres modèle'.I924]/['paramètres modèle'.$E924]" office:value-type="float" office:value="1" calcext:value-type="float">
            <text:p>1,0</text:p>
          </table:table-cell>
          <table:table-cell table:style-name="ce16" table:formula="of:=['paramètres modèle'.J924]/['paramètres modèle'.$E92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1.7590908823196" calcext:value-type="float">
            <text:p><text:s/>12 <text:s text:c="3"/></text:p>
          </table:table-cell>
          <table:table-cell table:style-name="ce16" table:formula="of:=['paramètres modèle'.F925]/['paramètres modèle'.$E925]" office:value-type="float" office:value="1" calcext:value-type="float">
            <text:p>1,0</text:p>
          </table:table-cell>
          <table:table-cell table:style-name="ce16" table:formula="of:=['paramètres modèle'.G925]/['paramètres modèle'.$E925]" office:value-type="float" office:value="1" calcext:value-type="float">
            <text:p>1,0</text:p>
          </table:table-cell>
          <table:table-cell table:style-name="ce16" table:formula="of:=['paramètres modèle'.H925]/['paramètres modèle'.$E925]" office:value-type="float" office:value="1" calcext:value-type="float">
            <text:p>1,0</text:p>
          </table:table-cell>
          <table:table-cell table:style-name="ce16" table:formula="of:=['paramètres modèle'.I925]/['paramètres modèle'.$E925]" office:value-type="float" office:value="1" calcext:value-type="float">
            <text:p>1,0</text:p>
          </table:table-cell>
          <table:table-cell table:style-name="ce16" table:formula="of:=['paramètres modèle'.J925]/['paramètres modèle'.$E92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26]/['paramètres modèle'.$E926]" office:value-type="string" office:string-value="" calcext:value-type="error">
            <text:p>#DIV/0 !</text:p>
          </table:table-cell>
          <table:table-cell table:style-name="ce16" table:formula="of:=['paramètres modèle'.G926]/['paramètres modèle'.$E926]" office:value-type="string" office:string-value="" calcext:value-type="error">
            <text:p>#DIV/0 !</text:p>
          </table:table-cell>
          <table:table-cell table:style-name="ce16" table:formula="of:=['paramètres modèle'.H926]/['paramètres modèle'.$E926]" office:value-type="string" office:string-value="" calcext:value-type="error">
            <text:p>#DIV/0 !</text:p>
          </table:table-cell>
          <table:table-cell table:style-name="ce16" table:formula="of:=['paramètres modèle'.I926]/['paramètres modèle'.$E926]" office:value-type="string" office:string-value="" calcext:value-type="error">
            <text:p>#DIV/0 !</text:p>
          </table:table-cell>
          <table:table-cell table:style-name="ce16" table:formula="of:=['paramètres modèle'.J926]/['paramètres modèle'.$E926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27]/['paramètres modèle'.$E927]" office:value-type="string" office:string-value="" calcext:value-type="error">
            <text:p>#DIV/0 !</text:p>
          </table:table-cell>
          <table:table-cell table:style-name="ce16" table:formula="of:=['paramètres modèle'.G927]/['paramètres modèle'.$E927]" office:value-type="string" office:string-value="" calcext:value-type="error">
            <text:p>#DIV/0 !</text:p>
          </table:table-cell>
          <table:table-cell table:style-name="ce16" table:formula="of:=['paramètres modèle'.H927]/['paramètres modèle'.$E927]" office:value-type="string" office:string-value="" calcext:value-type="error">
            <text:p>#DIV/0 !</text:p>
          </table:table-cell>
          <table:table-cell table:style-name="ce16" table:formula="of:=['paramètres modèle'.I927]/['paramètres modèle'.$E927]" office:value-type="string" office:string-value="" calcext:value-type="error">
            <text:p>#DIV/0 !</text:p>
          </table:table-cell>
          <table:table-cell table:style-name="ce16" table:formula="of:=['paramètres modèle'.J927]/['paramètres modèle'.$E927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2.4527232302658" calcext:value-type="float">
            <text:p><text:s/>42 <text:s text:c="3"/></text:p>
          </table:table-cell>
          <table:table-cell table:style-name="ce16" table:formula="of:=['paramètres modèle'.F928]/['paramètres modèle'.$E928]" office:value-type="float" office:value="1" calcext:value-type="float">
            <text:p>1,0</text:p>
          </table:table-cell>
          <table:table-cell table:style-name="ce16" table:formula="of:=['paramètres modèle'.G928]/['paramètres modèle'.$E928]" office:value-type="float" office:value="1" calcext:value-type="float">
            <text:p>1,0</text:p>
          </table:table-cell>
          <table:table-cell table:style-name="ce16" table:formula="of:=['paramètres modèle'.H928]/['paramètres modèle'.$E928]" office:value-type="float" office:value="1" calcext:value-type="float">
            <text:p>1,0</text:p>
          </table:table-cell>
          <table:table-cell table:style-name="ce16" table:formula="of:=['paramètres modèle'.I928]/['paramètres modèle'.$E928]" office:value-type="float" office:value="1" calcext:value-type="float">
            <text:p>1,0</text:p>
          </table:table-cell>
          <table:table-cell table:style-name="ce16" table:formula="of:=['paramètres modèle'.J928]/['paramètres modèle'.$E92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29]/['paramètres modèle'.$E929]" office:value-type="string" office:string-value="" calcext:value-type="error">
            <text:p>#DIV/0 !</text:p>
          </table:table-cell>
          <table:table-cell table:style-name="ce16" table:formula="of:=['paramètres modèle'.G929]/['paramètres modèle'.$E929]" office:value-type="string" office:string-value="" calcext:value-type="error">
            <text:p>#DIV/0 !</text:p>
          </table:table-cell>
          <table:table-cell table:style-name="ce16" table:formula="of:=['paramètres modèle'.H929]/['paramètres modèle'.$E929]" office:value-type="string" office:string-value="" calcext:value-type="error">
            <text:p>#DIV/0 !</text:p>
          </table:table-cell>
          <table:table-cell table:style-name="ce16" table:formula="of:=['paramètres modèle'.I929]/['paramètres modèle'.$E929]" office:value-type="string" office:string-value="" calcext:value-type="error">
            <text:p>#DIV/0 !</text:p>
          </table:table-cell>
          <table:table-cell table:style-name="ce16" table:formula="of:=['paramètres modèle'.J929]/['paramètres modèle'.$E929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6.56" calcext:value-type="float">
            <text:p><text:s/>167 <text:s text:c="3"/></text:p>
          </table:table-cell>
          <table:table-cell table:style-name="ce16" table:formula="of:=['paramètres modèle'.F930]/['paramètres modèle'.$E930]" office:value-type="float" office:value="1" calcext:value-type="float">
            <text:p>1,0</text:p>
          </table:table-cell>
          <table:table-cell table:style-name="ce16" table:formula="of:=['paramètres modèle'.G930]/['paramètres modèle'.$E930]" office:value-type="float" office:value="1" calcext:value-type="float">
            <text:p>1,0</text:p>
          </table:table-cell>
          <table:table-cell table:style-name="ce16" table:formula="of:=['paramètres modèle'.H930]/['paramètres modèle'.$E930]" office:value-type="float" office:value="1" calcext:value-type="float">
            <text:p>1,0</text:p>
          </table:table-cell>
          <table:table-cell table:style-name="ce16" table:formula="of:=['paramètres modèle'.I930]/['paramètres modèle'.$E930]" office:value-type="float" office:value="1" calcext:value-type="float">
            <text:p>1,0</text:p>
          </table:table-cell>
          <table:table-cell table:style-name="ce16" table:formula="of:=['paramètres modèle'.J930]/['paramètres modèle'.$E93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0.29" calcext:value-type="float">
            <text:p><text:s/>10 <text:s text:c="3"/></text:p>
          </table:table-cell>
          <table:table-cell table:style-name="ce16" table:formula="of:=['paramètres modèle'.F931]/['paramètres modèle'.$E931]" office:value-type="float" office:value="1" calcext:value-type="float">
            <text:p>1,0</text:p>
          </table:table-cell>
          <table:table-cell table:style-name="ce16" table:formula="of:=['paramètres modèle'.G931]/['paramètres modèle'.$E931]" office:value-type="float" office:value="1" calcext:value-type="float">
            <text:p>1,0</text:p>
          </table:table-cell>
          <table:table-cell table:style-name="ce16" table:formula="of:=['paramètres modèle'.H931]/['paramètres modèle'.$E931]" office:value-type="float" office:value="1" calcext:value-type="float">
            <text:p>1,0</text:p>
          </table:table-cell>
          <table:table-cell table:style-name="ce16" table:formula="of:=['paramètres modèle'.I931]/['paramètres modèle'.$E931]" office:value-type="float" office:value="1" calcext:value-type="float">
            <text:p>1,0</text:p>
          </table:table-cell>
          <table:table-cell table:style-name="ce16" table:formula="of:=['paramètres modèle'.J931]/['paramètres modèle'.$E93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32]/['paramètres modèle'.$E932]" office:value-type="string" office:string-value="" calcext:value-type="error">
            <text:p>#DIV/0 !</text:p>
          </table:table-cell>
          <table:table-cell table:style-name="ce16" table:formula="of:=['paramètres modèle'.G932]/['paramètres modèle'.$E932]" office:value-type="string" office:string-value="" calcext:value-type="error">
            <text:p>#DIV/0 !</text:p>
          </table:table-cell>
          <table:table-cell table:style-name="ce16" table:formula="of:=['paramètres modèle'.H932]/['paramètres modèle'.$E932]" office:value-type="string" office:string-value="" calcext:value-type="error">
            <text:p>#DIV/0 !</text:p>
          </table:table-cell>
          <table:table-cell table:style-name="ce16" table:formula="of:=['paramètres modèle'.I932]/['paramètres modèle'.$E932]" office:value-type="string" office:string-value="" calcext:value-type="error">
            <text:p>#DIV/0 !</text:p>
          </table:table-cell>
          <table:table-cell table:style-name="ce16" table:formula="of:=['paramètres modèle'.J932]/['paramètres modèle'.$E932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33]/['paramètres modèle'.$E933]" office:value-type="string" office:string-value="" calcext:value-type="error">
            <text:p>#DIV/0 !</text:p>
          </table:table-cell>
          <table:table-cell table:style-name="ce16" table:formula="of:=['paramètres modèle'.G933]/['paramètres modèle'.$E933]" office:value-type="string" office:string-value="" calcext:value-type="error">
            <text:p>#DIV/0 !</text:p>
          </table:table-cell>
          <table:table-cell table:style-name="ce16" table:formula="of:=['paramètres modèle'.H933]/['paramètres modèle'.$E933]" office:value-type="string" office:string-value="" calcext:value-type="error">
            <text:p>#DIV/0 !</text:p>
          </table:table-cell>
          <table:table-cell table:style-name="ce16" table:formula="of:=['paramètres modèle'.I933]/['paramètres modèle'.$E933]" office:value-type="string" office:string-value="" calcext:value-type="error">
            <text:p>#DIV/0 !</text:p>
          </table:table-cell>
          <table:table-cell table:style-name="ce16" table:formula="of:=['paramètres modèle'.J933]/['paramètres modèle'.$E933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34]/['paramètres modèle'.$E934]" office:value-type="string" office:string-value="" calcext:value-type="error">
            <text:p>#DIV/0 !</text:p>
          </table:table-cell>
          <table:table-cell table:style-name="ce16" table:formula="of:=['paramètres modèle'.G934]/['paramètres modèle'.$E934]" office:value-type="string" office:string-value="" calcext:value-type="error">
            <text:p>#DIV/0 !</text:p>
          </table:table-cell>
          <table:table-cell table:style-name="ce16" table:formula="of:=['paramètres modèle'.H934]/['paramètres modèle'.$E934]" office:value-type="string" office:string-value="" calcext:value-type="error">
            <text:p>#DIV/0 !</text:p>
          </table:table-cell>
          <table:table-cell table:style-name="ce16" table:formula="of:=['paramètres modèle'.I934]/['paramètres modèle'.$E934]" office:value-type="string" office:string-value="" calcext:value-type="error">
            <text:p>#DIV/0 !</text:p>
          </table:table-cell>
          <table:table-cell table:style-name="ce16" table:formula="of:=['paramètres modèle'.J934]/['paramètres modèle'.$E934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35]/['paramètres modèle'.$E935]" office:value-type="string" office:string-value="" calcext:value-type="error">
            <text:p>#DIV/0 !</text:p>
          </table:table-cell>
          <table:table-cell table:style-name="ce16" table:formula="of:=['paramètres modèle'.G935]/['paramètres modèle'.$E935]" office:value-type="string" office:string-value="" calcext:value-type="error">
            <text:p>#DIV/0 !</text:p>
          </table:table-cell>
          <table:table-cell table:style-name="ce16" table:formula="of:=['paramètres modèle'.H935]/['paramètres modèle'.$E935]" office:value-type="string" office:string-value="" calcext:value-type="error">
            <text:p>#DIV/0 !</text:p>
          </table:table-cell>
          <table:table-cell table:style-name="ce16" table:formula="of:=['paramètres modèle'.I935]/['paramètres modèle'.$E935]" office:value-type="string" office:string-value="" calcext:value-type="error">
            <text:p>#DIV/0 !</text:p>
          </table:table-cell>
          <table:table-cell table:style-name="ce16" table:formula="of:=['paramètres modèle'.J935]/['paramètres modèle'.$E935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36]/['paramètres modèle'.$E936]" office:value-type="string" office:string-value="" calcext:value-type="error">
            <text:p>#DIV/0 !</text:p>
          </table:table-cell>
          <table:table-cell table:style-name="ce16" table:formula="of:=['paramètres modèle'.G936]/['paramètres modèle'.$E936]" office:value-type="string" office:string-value="" calcext:value-type="error">
            <text:p>#DIV/0 !</text:p>
          </table:table-cell>
          <table:table-cell table:style-name="ce16" table:formula="of:=['paramètres modèle'.H936]/['paramètres modèle'.$E936]" office:value-type="string" office:string-value="" calcext:value-type="error">
            <text:p>#DIV/0 !</text:p>
          </table:table-cell>
          <table:table-cell table:style-name="ce16" table:formula="of:=['paramètres modèle'.I936]/['paramètres modèle'.$E936]" office:value-type="string" office:string-value="" calcext:value-type="error">
            <text:p>#DIV/0 !</text:p>
          </table:table-cell>
          <table:table-cell table:style-name="ce16" table:formula="of:=['paramètres modèle'.J936]/['paramètres modèle'.$E936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37]/['paramètres modèle'.$E937]" office:value-type="string" office:string-value="" calcext:value-type="error">
            <text:p>#DIV/0 !</text:p>
          </table:table-cell>
          <table:table-cell table:style-name="ce16" table:formula="of:=['paramètres modèle'.G937]/['paramètres modèle'.$E937]" office:value-type="string" office:string-value="" calcext:value-type="error">
            <text:p>#DIV/0 !</text:p>
          </table:table-cell>
          <table:table-cell table:style-name="ce16" table:formula="of:=['paramètres modèle'.H937]/['paramètres modèle'.$E937]" office:value-type="string" office:string-value="" calcext:value-type="error">
            <text:p>#DIV/0 !</text:p>
          </table:table-cell>
          <table:table-cell table:style-name="ce16" table:formula="of:=['paramètres modèle'.I937]/['paramètres modèle'.$E937]" office:value-type="string" office:string-value="" calcext:value-type="error">
            <text:p>#DIV/0 !</text:p>
          </table:table-cell>
          <table:table-cell table:style-name="ce16" table:formula="of:=['paramètres modèle'.J937]/['paramètres modèle'.$E937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6.56" calcext:value-type="float">
            <text:p><text:s/>167 <text:s text:c="3"/></text:p>
          </table:table-cell>
          <table:table-cell table:style-name="ce16" table:formula="of:=['paramètres modèle'.F938]/['paramètres modèle'.$E938]" office:value-type="float" office:value="1" calcext:value-type="float">
            <text:p>1,0</text:p>
          </table:table-cell>
          <table:table-cell table:style-name="ce16" table:formula="of:=['paramètres modèle'.G938]/['paramètres modèle'.$E938]" office:value-type="float" office:value="1" calcext:value-type="float">
            <text:p>1,0</text:p>
          </table:table-cell>
          <table:table-cell table:style-name="ce16" table:formula="of:=['paramètres modèle'.H938]/['paramètres modèle'.$E938]" office:value-type="float" office:value="1" calcext:value-type="float">
            <text:p>1,0</text:p>
          </table:table-cell>
          <table:table-cell table:style-name="ce16" table:formula="of:=['paramètres modèle'.I938]/['paramètres modèle'.$E938]" office:value-type="float" office:value="1" calcext:value-type="float">
            <text:p>1,0</text:p>
          </table:table-cell>
          <table:table-cell table:style-name="ce16" table:formula="of:=['paramètres modèle'.J938]/['paramètres modèle'.$E93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0.29" calcext:value-type="float">
            <text:p><text:s/>10 <text:s text:c="3"/></text:p>
          </table:table-cell>
          <table:table-cell table:style-name="ce16" table:formula="of:=['paramètres modèle'.F939]/['paramètres modèle'.$E939]" office:value-type="float" office:value="1" calcext:value-type="float">
            <text:p>1,0</text:p>
          </table:table-cell>
          <table:table-cell table:style-name="ce16" table:formula="of:=['paramètres modèle'.G939]/['paramètres modèle'.$E939]" office:value-type="float" office:value="1" calcext:value-type="float">
            <text:p>1,0</text:p>
          </table:table-cell>
          <table:table-cell table:style-name="ce16" table:formula="of:=['paramètres modèle'.H939]/['paramètres modèle'.$E939]" office:value-type="float" office:value="1" calcext:value-type="float">
            <text:p>1,0</text:p>
          </table:table-cell>
          <table:table-cell table:style-name="ce16" table:formula="of:=['paramètres modèle'.I939]/['paramètres modèle'.$E939]" office:value-type="float" office:value="1" calcext:value-type="float">
            <text:p>1,0</text:p>
          </table:table-cell>
          <table:table-cell table:style-name="ce16" table:formula="of:=['paramètres modèle'.J939]/['paramètres modèle'.$E93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0.29" calcext:value-type="float">
            <text:p><text:s/>10 <text:s text:c="3"/></text:p>
          </table:table-cell>
          <table:table-cell table:style-name="ce16" table:formula="of:=['paramètres modèle'.F940]/['paramètres modèle'.$E940]" office:value-type="float" office:value="1" calcext:value-type="float">
            <text:p>1,0</text:p>
          </table:table-cell>
          <table:table-cell table:style-name="ce16" table:formula="of:=['paramètres modèle'.G940]/['paramètres modèle'.$E940]" office:value-type="float" office:value="1" calcext:value-type="float">
            <text:p>1,0</text:p>
          </table:table-cell>
          <table:table-cell table:style-name="ce16" table:formula="of:=['paramètres modèle'.H940]/['paramètres modèle'.$E940]" office:value-type="float" office:value="1" calcext:value-type="float">
            <text:p>1,0</text:p>
          </table:table-cell>
          <table:table-cell table:style-name="ce16" table:formula="of:=['paramètres modèle'.I940]/['paramètres modèle'.$E940]" office:value-type="float" office:value="1" calcext:value-type="float">
            <text:p>1,0</text:p>
          </table:table-cell>
          <table:table-cell table:style-name="ce16" table:formula="of:=['paramètres modèle'.J940]/['paramètres modèle'.$E94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941]/['paramètres modèle'.$E941]" office:value-type="string" office:string-value="" calcext:value-type="error">
            <text:p>#DIV/0 !</text:p>
          </table:table-cell>
          <table:table-cell table:style-name="ce16" table:formula="of:=['paramètres modèle'.G941]/['paramètres modèle'.$E941]" office:value-type="string" office:string-value="" calcext:value-type="error">
            <text:p>#DIV/0 !</text:p>
          </table:table-cell>
          <table:table-cell table:style-name="ce16" table:formula="of:=['paramètres modèle'.H941]/['paramètres modèle'.$E941]" office:value-type="string" office:string-value="" calcext:value-type="error">
            <text:p>#DIV/0 !</text:p>
          </table:table-cell>
          <table:table-cell table:style-name="ce16" table:formula="of:=['paramètres modèle'.I941]/['paramètres modèle'.$E941]" office:value-type="string" office:string-value="" calcext:value-type="error">
            <text:p>#DIV/0 !</text:p>
          </table:table-cell>
          <table:table-cell table:style-name="ce16" table:formula="of:=['paramètres modèle'.J941]/['paramètres modèle'.$E941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42]/['paramètres modèle'.$E942]" office:value-type="float" office:value="1" calcext:value-type="float">
            <text:p>1,0</text:p>
          </table:table-cell>
          <table:table-cell table:style-name="ce16" table:formula="of:=['paramètres modèle'.G942]/['paramètres modèle'.$E942]" office:value-type="float" office:value="1" calcext:value-type="float">
            <text:p>1,0</text:p>
          </table:table-cell>
          <table:table-cell table:style-name="ce16" table:formula="of:=['paramètres modèle'.H942]/['paramètres modèle'.$E942]" office:value-type="float" office:value="1" calcext:value-type="float">
            <text:p>1,0</text:p>
          </table:table-cell>
          <table:table-cell table:style-name="ce16" table:formula="of:=['paramètres modèle'.I942]/['paramètres modèle'.$E942]" office:value-type="float" office:value="1" calcext:value-type="float">
            <text:p>1,0</text:p>
          </table:table-cell>
          <table:table-cell table:style-name="ce16" table:formula="of:=['paramètres modèle'.J942]/['paramètres modèle'.$E94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1393" calcext:value-type="float">
            <text:p><text:s/>4 <text:s text:c="3"/></text:p>
          </table:table-cell>
          <table:table-cell table:style-name="ce16" table:formula="of:=['paramètres modèle'.F943]/['paramètres modèle'.$E943]" office:value-type="float" office:value="1" calcext:value-type="float">
            <text:p>1,0</text:p>
          </table:table-cell>
          <table:table-cell table:style-name="ce16" table:formula="of:=['paramètres modèle'.G943]/['paramètres modèle'.$E943]" office:value-type="float" office:value="1" calcext:value-type="float">
            <text:p>1,0</text:p>
          </table:table-cell>
          <table:table-cell table:style-name="ce16" table:formula="of:=['paramètres modèle'.H943]/['paramètres modèle'.$E943]" office:value-type="float" office:value="1" calcext:value-type="float">
            <text:p>1,0</text:p>
          </table:table-cell>
          <table:table-cell table:style-name="ce16" table:formula="of:=['paramètres modèle'.I943]/['paramètres modèle'.$E943]" office:value-type="float" office:value="1" calcext:value-type="float">
            <text:p>1,0</text:p>
          </table:table-cell>
          <table:table-cell table:style-name="ce16" table:formula="of:=['paramètres modèle'.J943]/['paramètres modèle'.$E94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0000000001" calcext:value-type="float">
            <text:p><text:s/>4 <text:s text:c="3"/></text:p>
          </table:table-cell>
          <table:table-cell table:style-name="ce16" table:formula="of:=['paramètres modèle'.F944]/['paramètres modèle'.$E944]" office:value-type="float" office:value="1" calcext:value-type="float">
            <text:p>1,0</text:p>
          </table:table-cell>
          <table:table-cell table:style-name="ce16" table:formula="of:=['paramètres modèle'.G944]/['paramètres modèle'.$E944]" office:value-type="float" office:value="1" calcext:value-type="float">
            <text:p>1,0</text:p>
          </table:table-cell>
          <table:table-cell table:style-name="ce16" table:formula="of:=['paramètres modèle'.H944]/['paramètres modèle'.$E944]" office:value-type="float" office:value="1" calcext:value-type="float">
            <text:p>1,0</text:p>
          </table:table-cell>
          <table:table-cell table:style-name="ce16" table:formula="of:=['paramètres modèle'.I944]/['paramètres modèle'.$E944]" office:value-type="float" office:value="1" calcext:value-type="float">
            <text:p>1,0</text:p>
          </table:table-cell>
          <table:table-cell table:style-name="ce16" table:formula="of:=['paramètres modèle'.J944]/['paramètres modèle'.$E94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45]/['paramètres modèle'.$E945]" office:value-type="float" office:value="1" calcext:value-type="float">
            <text:p>1,0</text:p>
          </table:table-cell>
          <table:table-cell table:style-name="ce16" table:formula="of:=['paramètres modèle'.G945]/['paramètres modèle'.$E945]" office:value-type="float" office:value="1" calcext:value-type="float">
            <text:p>1,0</text:p>
          </table:table-cell>
          <table:table-cell table:style-name="ce16" table:formula="of:=['paramètres modèle'.H945]/['paramètres modèle'.$E945]" office:value-type="float" office:value="1" calcext:value-type="float">
            <text:p>1,0</text:p>
          </table:table-cell>
          <table:table-cell table:style-name="ce16" table:formula="of:=['paramètres modèle'.I945]/['paramètres modèle'.$E945]" office:value-type="float" office:value="1" calcext:value-type="float">
            <text:p>1,0</text:p>
          </table:table-cell>
          <table:table-cell table:style-name="ce16" table:formula="of:=['paramètres modèle'.J945]/['paramètres modèle'.$E94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1393" calcext:value-type="float">
            <text:p><text:s/>4 <text:s text:c="3"/></text:p>
          </table:table-cell>
          <table:table-cell table:style-name="ce16" table:formula="of:=['paramètres modèle'.F946]/['paramètres modèle'.$E946]" office:value-type="float" office:value="1" calcext:value-type="float">
            <text:p>1,0</text:p>
          </table:table-cell>
          <table:table-cell table:style-name="ce16" table:formula="of:=['paramètres modèle'.G946]/['paramètres modèle'.$E946]" office:value-type="float" office:value="1" calcext:value-type="float">
            <text:p>1,0</text:p>
          </table:table-cell>
          <table:table-cell table:style-name="ce16" table:formula="of:=['paramètres modèle'.H946]/['paramètres modèle'.$E946]" office:value-type="float" office:value="1" calcext:value-type="float">
            <text:p>1,0</text:p>
          </table:table-cell>
          <table:table-cell table:style-name="ce16" table:formula="of:=['paramètres modèle'.I946]/['paramètres modèle'.$E946]" office:value-type="float" office:value="1" calcext:value-type="float">
            <text:p>1,0</text:p>
          </table:table-cell>
          <table:table-cell table:style-name="ce16" table:formula="of:=['paramètres modèle'.J946]/['paramètres modèle'.$E94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47]/['paramètres modèle'.$E947]" office:value-type="float" office:value="1" calcext:value-type="float">
            <text:p>1,0</text:p>
          </table:table-cell>
          <table:table-cell table:style-name="ce16" table:formula="of:=['paramètres modèle'.G947]/['paramètres modèle'.$E947]" office:value-type="float" office:value="1" calcext:value-type="float">
            <text:p>1,0</text:p>
          </table:table-cell>
          <table:table-cell table:style-name="ce16" table:formula="of:=['paramètres modèle'.H947]/['paramètres modèle'.$E947]" office:value-type="float" office:value="1" calcext:value-type="float">
            <text:p>1,0</text:p>
          </table:table-cell>
          <table:table-cell table:style-name="ce16" table:formula="of:=['paramètres modèle'.I947]/['paramètres modèle'.$E947]" office:value-type="float" office:value="1" calcext:value-type="float">
            <text:p>1,0</text:p>
          </table:table-cell>
          <table:table-cell table:style-name="ce16" table:formula="of:=['paramètres modèle'.J947]/['paramètres modèle'.$E94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6982" calcext:value-type="float">
            <text:p><text:s/>7 <text:s text:c="3"/></text:p>
          </table:table-cell>
          <table:table-cell table:style-name="ce16" table:formula="of:=['paramètres modèle'.F948]/['paramètres modèle'.$E948]" office:value-type="float" office:value="1" calcext:value-type="float">
            <text:p>1,0</text:p>
          </table:table-cell>
          <table:table-cell table:style-name="ce16" table:formula="of:=['paramètres modèle'.G948]/['paramètres modèle'.$E948]" office:value-type="float" office:value="1" calcext:value-type="float">
            <text:p>1,0</text:p>
          </table:table-cell>
          <table:table-cell table:style-name="ce16" table:formula="of:=['paramètres modèle'.H948]/['paramètres modèle'.$E948]" office:value-type="float" office:value="1" calcext:value-type="float">
            <text:p>1,0</text:p>
          </table:table-cell>
          <table:table-cell table:style-name="ce16" table:formula="of:=['paramètres modèle'.I948]/['paramètres modèle'.$E948]" office:value-type="float" office:value="1" calcext:value-type="float">
            <text:p>1,0</text:p>
          </table:table-cell>
          <table:table-cell table:style-name="ce16" table:formula="of:=['paramètres modèle'.J948]/['paramètres modèle'.$E94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1393" calcext:value-type="float">
            <text:p><text:s/>4 <text:s text:c="3"/></text:p>
          </table:table-cell>
          <table:table-cell table:style-name="ce16" table:formula="of:=['paramètres modèle'.F949]/['paramètres modèle'.$E949]" office:value-type="float" office:value="1" calcext:value-type="float">
            <text:p>1,0</text:p>
          </table:table-cell>
          <table:table-cell table:style-name="ce16" table:formula="of:=['paramètres modèle'.G949]/['paramètres modèle'.$E949]" office:value-type="float" office:value="1" calcext:value-type="float">
            <text:p>1,0</text:p>
          </table:table-cell>
          <table:table-cell table:style-name="ce16" table:formula="of:=['paramètres modèle'.H949]/['paramètres modèle'.$E949]" office:value-type="float" office:value="1" calcext:value-type="float">
            <text:p>1,0</text:p>
          </table:table-cell>
          <table:table-cell table:style-name="ce16" table:formula="of:=['paramètres modèle'.I949]/['paramètres modèle'.$E949]" office:value-type="float" office:value="1" calcext:value-type="float">
            <text:p>1,0</text:p>
          </table:table-cell>
          <table:table-cell table:style-name="ce16" table:formula="of:=['paramètres modèle'.J949]/['paramètres modèle'.$E94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50]/['paramètres modèle'.$E950]" office:value-type="float" office:value="1" calcext:value-type="float">
            <text:p>1,0</text:p>
          </table:table-cell>
          <table:table-cell table:style-name="ce16" table:formula="of:=['paramètres modèle'.G950]/['paramètres modèle'.$E950]" office:value-type="float" office:value="1" calcext:value-type="float">
            <text:p>1,0</text:p>
          </table:table-cell>
          <table:table-cell table:style-name="ce16" table:formula="of:=['paramètres modèle'.H950]/['paramètres modèle'.$E950]" office:value-type="float" office:value="1" calcext:value-type="float">
            <text:p>1,0</text:p>
          </table:table-cell>
          <table:table-cell table:style-name="ce16" table:formula="of:=['paramètres modèle'.I950]/['paramètres modèle'.$E950]" office:value-type="float" office:value="1" calcext:value-type="float">
            <text:p>1,0</text:p>
          </table:table-cell>
          <table:table-cell table:style-name="ce16" table:formula="of:=['paramètres modèle'.J950]/['paramètres modèle'.$E95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51]/['paramètres modèle'.$E951]" office:value-type="float" office:value="1" calcext:value-type="float">
            <text:p>1,0</text:p>
          </table:table-cell>
          <table:table-cell table:style-name="ce16" table:formula="of:=['paramètres modèle'.G951]/['paramètres modèle'.$E951]" office:value-type="float" office:value="1" calcext:value-type="float">
            <text:p>1,0</text:p>
          </table:table-cell>
          <table:table-cell table:style-name="ce16" table:formula="of:=['paramètres modèle'.H951]/['paramètres modèle'.$E951]" office:value-type="float" office:value="1" calcext:value-type="float">
            <text:p>1,0</text:p>
          </table:table-cell>
          <table:table-cell table:style-name="ce16" table:formula="of:=['paramètres modèle'.I951]/['paramètres modèle'.$E951]" office:value-type="float" office:value="1" calcext:value-type="float">
            <text:p>1,0</text:p>
          </table:table-cell>
          <table:table-cell table:style-name="ce16" table:formula="of:=['paramètres modèle'.J951]/['paramètres modèle'.$E95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52]/['paramètres modèle'.$E952]" office:value-type="float" office:value="1" calcext:value-type="float">
            <text:p>1,0</text:p>
          </table:table-cell>
          <table:table-cell table:style-name="ce16" table:formula="of:=['paramètres modèle'.G952]/['paramètres modèle'.$E952]" office:value-type="float" office:value="1" calcext:value-type="float">
            <text:p>1,0</text:p>
          </table:table-cell>
          <table:table-cell table:style-name="ce16" table:formula="of:=['paramètres modèle'.H952]/['paramètres modèle'.$E952]" office:value-type="float" office:value="1" calcext:value-type="float">
            <text:p>1,0</text:p>
          </table:table-cell>
          <table:table-cell table:style-name="ce16" table:formula="of:=['paramètres modèle'.I952]/['paramètres modèle'.$E952]" office:value-type="float" office:value="1" calcext:value-type="float">
            <text:p>1,0</text:p>
          </table:table-cell>
          <table:table-cell table:style-name="ce16" table:formula="of:=['paramètres modèle'.J952]/['paramètres modèle'.$E95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53]/['paramètres modèle'.$E953]" office:value-type="float" office:value="1" calcext:value-type="float">
            <text:p>1,0</text:p>
          </table:table-cell>
          <table:table-cell table:style-name="ce16" table:formula="of:=['paramètres modèle'.G953]/['paramètres modèle'.$E953]" office:value-type="float" office:value="1" calcext:value-type="float">
            <text:p>1,0</text:p>
          </table:table-cell>
          <table:table-cell table:style-name="ce16" table:formula="of:=['paramètres modèle'.H953]/['paramètres modèle'.$E953]" office:value-type="float" office:value="1" calcext:value-type="float">
            <text:p>1,0</text:p>
          </table:table-cell>
          <table:table-cell table:style-name="ce16" table:formula="of:=['paramètres modèle'.I953]/['paramètres modèle'.$E953]" office:value-type="float" office:value="1" calcext:value-type="float">
            <text:p>1,0</text:p>
          </table:table-cell>
          <table:table-cell table:style-name="ce16" table:formula="of:=['paramètres modèle'.J953]/['paramètres modèle'.$E95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4106" calcext:value-type="float">
            <text:p><text:s/>4 <text:s text:c="3"/></text:p>
          </table:table-cell>
          <table:table-cell table:style-name="ce16" table:formula="of:=['paramètres modèle'.F954]/['paramètres modèle'.$E954]" office:value-type="float" office:value="1" calcext:value-type="float">
            <text:p>1,0</text:p>
          </table:table-cell>
          <table:table-cell table:style-name="ce16" table:formula="of:=['paramètres modèle'.G954]/['paramètres modèle'.$E954]" office:value-type="float" office:value="1" calcext:value-type="float">
            <text:p>1,0</text:p>
          </table:table-cell>
          <table:table-cell table:style-name="ce16" table:formula="of:=['paramètres modèle'.H954]/['paramètres modèle'.$E954]" office:value-type="float" office:value="1" calcext:value-type="float">
            <text:p>1,0</text:p>
          </table:table-cell>
          <table:table-cell table:style-name="ce16" table:formula="of:=['paramètres modèle'.I954]/['paramètres modèle'.$E954]" office:value-type="float" office:value="1" calcext:value-type="float">
            <text:p>1,0</text:p>
          </table:table-cell>
          <table:table-cell table:style-name="ce16" table:formula="of:=['paramètres modèle'.J954]/['paramètres modèle'.$E95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4.1393" calcext:value-type="float">
            <text:p><text:s/>4 <text:s text:c="3"/></text:p>
          </table:table-cell>
          <table:table-cell table:style-name="ce16" table:formula="of:=['paramètres modèle'.F955]/['paramètres modèle'.$E955]" office:value-type="float" office:value="1" calcext:value-type="float">
            <text:p>1,0</text:p>
          </table:table-cell>
          <table:table-cell table:style-name="ce16" table:formula="of:=['paramètres modèle'.G955]/['paramètres modèle'.$E955]" office:value-type="float" office:value="1" calcext:value-type="float">
            <text:p>1,0</text:p>
          </table:table-cell>
          <table:table-cell table:style-name="ce16" table:formula="of:=['paramètres modèle'.H955]/['paramètres modèle'.$E955]" office:value-type="float" office:value="1" calcext:value-type="float">
            <text:p>1,0</text:p>
          </table:table-cell>
          <table:table-cell table:style-name="ce16" table:formula="of:=['paramètres modèle'.I955]/['paramètres modèle'.$E955]" office:value-type="float" office:value="1" calcext:value-type="float">
            <text:p>1,0</text:p>
          </table:table-cell>
          <table:table-cell table:style-name="ce16" table:formula="of:=['paramètres modèle'.J955]/['paramètres modèle'.$E95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69819999999999" calcext:value-type="float">
            <text:p><text:s/>7 <text:s text:c="3"/></text:p>
          </table:table-cell>
          <table:table-cell table:style-name="ce16" table:formula="of:=['paramètres modèle'.F956]/['paramètres modèle'.$E956]" office:value-type="float" office:value="1" calcext:value-type="float">
            <text:p>1,0</text:p>
          </table:table-cell>
          <table:table-cell table:style-name="ce16" table:formula="of:=['paramètres modèle'.G956]/['paramètres modèle'.$E956]" office:value-type="float" office:value="1" calcext:value-type="float">
            <text:p>1,0</text:p>
          </table:table-cell>
          <table:table-cell table:style-name="ce16" table:formula="of:=['paramètres modèle'.H956]/['paramètres modèle'.$E956]" office:value-type="float" office:value="1" calcext:value-type="float">
            <text:p>1,0</text:p>
          </table:table-cell>
          <table:table-cell table:style-name="ce16" table:formula="of:=['paramètres modèle'.I956]/['paramètres modèle'.$E956]" office:value-type="float" office:value="1" calcext:value-type="float">
            <text:p>1,0</text:p>
          </table:table-cell>
          <table:table-cell table:style-name="ce16" table:formula="of:=['paramètres modèle'.J956]/['paramètres modèle'.$E95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6982" calcext:value-type="float">
            <text:p><text:s/>7 <text:s text:c="3"/></text:p>
          </table:table-cell>
          <table:table-cell table:style-name="ce16" table:formula="of:=['paramètres modèle'.F957]/['paramètres modèle'.$E957]" office:value-type="float" office:value="1" calcext:value-type="float">
            <text:p>1,0</text:p>
          </table:table-cell>
          <table:table-cell table:style-name="ce16" table:formula="of:=['paramètres modèle'.G957]/['paramètres modèle'.$E957]" office:value-type="float" office:value="1" calcext:value-type="float">
            <text:p>1,0</text:p>
          </table:table-cell>
          <table:table-cell table:style-name="ce16" table:formula="of:=['paramètres modèle'.H957]/['paramètres modèle'.$E957]" office:value-type="float" office:value="1" calcext:value-type="float">
            <text:p>1,0</text:p>
          </table:table-cell>
          <table:table-cell table:style-name="ce16" table:formula="of:=['paramètres modèle'.I957]/['paramètres modèle'.$E957]" office:value-type="float" office:value="1" calcext:value-type="float">
            <text:p>1,0</text:p>
          </table:table-cell>
          <table:table-cell table:style-name="ce16" table:formula="of:=['paramètres modèle'.J957]/['paramètres modèle'.$E95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6982" calcext:value-type="float">
            <text:p><text:s/>7 <text:s text:c="3"/></text:p>
          </table:table-cell>
          <table:table-cell table:style-name="ce16" table:formula="of:=['paramètres modèle'.F958]/['paramètres modèle'.$E958]" office:value-type="float" office:value="1" calcext:value-type="float">
            <text:p>1,0</text:p>
          </table:table-cell>
          <table:table-cell table:style-name="ce16" table:formula="of:=['paramètres modèle'.G958]/['paramètres modèle'.$E958]" office:value-type="float" office:value="1" calcext:value-type="float">
            <text:p>1,0</text:p>
          </table:table-cell>
          <table:table-cell table:style-name="ce16" table:formula="of:=['paramètres modèle'.H958]/['paramètres modèle'.$E958]" office:value-type="float" office:value="1" calcext:value-type="float">
            <text:p>1,0</text:p>
          </table:table-cell>
          <table:table-cell table:style-name="ce16" table:formula="of:=['paramètres modèle'.I958]/['paramètres modèle'.$E958]" office:value-type="float" office:value="1" calcext:value-type="float">
            <text:p>1,0</text:p>
          </table:table-cell>
          <table:table-cell table:style-name="ce16" table:formula="of:=['paramètres modèle'.J958]/['paramètres modèle'.$E95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9.419586584" calcext:value-type="float">
            <text:p><text:s/>9 <text:s text:c="3"/></text:p>
          </table:table-cell>
          <table:table-cell table:style-name="ce16" table:formula="of:=['paramètres modèle'.F959]/['paramètres modèle'.$E959]" office:value-type="float" office:value="1" calcext:value-type="float">
            <text:p>1,0</text:p>
          </table:table-cell>
          <table:table-cell table:style-name="ce16" table:formula="of:=['paramètres modèle'.G959]/['paramètres modèle'.$E959]" office:value-type="float" office:value="1" calcext:value-type="float">
            <text:p>1,0</text:p>
          </table:table-cell>
          <table:table-cell table:style-name="ce16" table:formula="of:=['paramètres modèle'.H959]/['paramètres modèle'.$E959]" office:value-type="float" office:value="1" calcext:value-type="float">
            <text:p>1,0</text:p>
          </table:table-cell>
          <table:table-cell table:style-name="ce16" table:formula="of:=['paramètres modèle'.I959]/['paramètres modèle'.$E959]" office:value-type="float" office:value="1" calcext:value-type="float">
            <text:p>1,0</text:p>
          </table:table-cell>
          <table:table-cell table:style-name="ce16" table:formula="of:=['paramètres modèle'.J959]/['paramètres modèle'.$E95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9.419586584" calcext:value-type="float">
            <text:p><text:s/>9 <text:s text:c="3"/></text:p>
          </table:table-cell>
          <table:table-cell table:style-name="ce16" table:formula="of:=['paramètres modèle'.F960]/['paramètres modèle'.$E960]" office:value-type="float" office:value="1" calcext:value-type="float">
            <text:p>1,0</text:p>
          </table:table-cell>
          <table:table-cell table:style-name="ce16" table:formula="of:=['paramètres modèle'.G960]/['paramètres modèle'.$E960]" office:value-type="float" office:value="1" calcext:value-type="float">
            <text:p>1,0</text:p>
          </table:table-cell>
          <table:table-cell table:style-name="ce16" table:formula="of:=['paramètres modèle'.H960]/['paramètres modèle'.$E960]" office:value-type="float" office:value="1" calcext:value-type="float">
            <text:p>1,0</text:p>
          </table:table-cell>
          <table:table-cell table:style-name="ce16" table:formula="of:=['paramètres modèle'.I960]/['paramètres modèle'.$E960]" office:value-type="float" office:value="1" calcext:value-type="float">
            <text:p>1,0</text:p>
          </table:table-cell>
          <table:table-cell table:style-name="ce16" table:formula="of:=['paramètres modèle'.J960]/['paramètres modèle'.$E96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9.419586584" calcext:value-type="float">
            <text:p><text:s/>9 <text:s text:c="3"/></text:p>
          </table:table-cell>
          <table:table-cell table:style-name="ce16" table:formula="of:=['paramètres modèle'.F961]/['paramètres modèle'.$E961]" office:value-type="float" office:value="1" calcext:value-type="float">
            <text:p>1,0</text:p>
          </table:table-cell>
          <table:table-cell table:style-name="ce16" table:formula="of:=['paramètres modèle'.G961]/['paramètres modèle'.$E961]" office:value-type="float" office:value="1" calcext:value-type="float">
            <text:p>1,0</text:p>
          </table:table-cell>
          <table:table-cell table:style-name="ce16" table:formula="of:=['paramètres modèle'.H961]/['paramètres modèle'.$E961]" office:value-type="float" office:value="1" calcext:value-type="float">
            <text:p>1,0</text:p>
          </table:table-cell>
          <table:table-cell table:style-name="ce16" table:formula="of:=['paramètres modèle'.I961]/['paramètres modèle'.$E961]" office:value-type="float" office:value="1" calcext:value-type="float">
            <text:p>1,0</text:p>
          </table:table-cell>
          <table:table-cell table:style-name="ce16" table:formula="of:=['paramètres modèle'.J961]/['paramètres modèle'.$E96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9.41958658400001" calcext:value-type="float">
            <text:p><text:s/>9 <text:s text:c="3"/></text:p>
          </table:table-cell>
          <table:table-cell table:style-name="ce16" table:formula="of:=['paramètres modèle'.F962]/['paramètres modèle'.$E962]" office:value-type="float" office:value="1" calcext:value-type="float">
            <text:p>1,0</text:p>
          </table:table-cell>
          <table:table-cell table:style-name="ce16" table:formula="of:=['paramètres modèle'.G962]/['paramètres modèle'.$E962]" office:value-type="float" office:value="1" calcext:value-type="float">
            <text:p>1,0</text:p>
          </table:table-cell>
          <table:table-cell table:style-name="ce16" table:formula="of:=['paramètres modèle'.H962]/['paramètres modèle'.$E962]" office:value-type="float" office:value="1" calcext:value-type="float">
            <text:p>1,0</text:p>
          </table:table-cell>
          <table:table-cell table:style-name="ce16" table:formula="of:=['paramètres modèle'.I962]/['paramètres modèle'.$E962]" office:value-type="float" office:value="1" calcext:value-type="float">
            <text:p>1,0</text:p>
          </table:table-cell>
          <table:table-cell table:style-name="ce16" table:formula="of:=['paramètres modèle'.J962]/['paramètres modèle'.$E96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9.419586584" calcext:value-type="float">
            <text:p><text:s/>9 <text:s text:c="3"/></text:p>
          </table:table-cell>
          <table:table-cell table:style-name="ce16" table:formula="of:=['paramètres modèle'.F963]/['paramètres modèle'.$E963]" office:value-type="float" office:value="1" calcext:value-type="float">
            <text:p>1,0</text:p>
          </table:table-cell>
          <table:table-cell table:style-name="ce16" table:formula="of:=['paramètres modèle'.G963]/['paramètres modèle'.$E963]" office:value-type="float" office:value="1" calcext:value-type="float">
            <text:p>1,0</text:p>
          </table:table-cell>
          <table:table-cell table:style-name="ce16" table:formula="of:=['paramètres modèle'.H963]/['paramètres modèle'.$E963]" office:value-type="float" office:value="1" calcext:value-type="float">
            <text:p>1,0</text:p>
          </table:table-cell>
          <table:table-cell table:style-name="ce16" table:formula="of:=['paramètres modèle'.I963]/['paramètres modèle'.$E963]" office:value-type="float" office:value="1" calcext:value-type="float">
            <text:p>1,0</text:p>
          </table:table-cell>
          <table:table-cell table:style-name="ce16" table:formula="of:=['paramètres modèle'.J963]/['paramètres modèle'.$E96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.048074084" calcext:value-type="float">
            <text:p><text:s/>16 <text:s text:c="3"/></text:p>
          </table:table-cell>
          <table:table-cell table:style-name="ce16" table:formula="of:=['paramètres modèle'.F964]/['paramètres modèle'.$E964]" office:value-type="float" office:value="1" calcext:value-type="float">
            <text:p>1,0</text:p>
          </table:table-cell>
          <table:table-cell table:style-name="ce16" table:formula="of:=['paramètres modèle'.G964]/['paramètres modèle'.$E964]" office:value-type="float" office:value="1" calcext:value-type="float">
            <text:p>1,0</text:p>
          </table:table-cell>
          <table:table-cell table:style-name="ce16" table:formula="of:=['paramètres modèle'.H964]/['paramètres modèle'.$E964]" office:value-type="float" office:value="1" calcext:value-type="float">
            <text:p>1,0</text:p>
          </table:table-cell>
          <table:table-cell table:style-name="ce16" table:formula="of:=['paramètres modèle'.I964]/['paramètres modèle'.$E964]" office:value-type="float" office:value="1" calcext:value-type="float">
            <text:p>1,0</text:p>
          </table:table-cell>
          <table:table-cell table:style-name="ce16" table:formula="of:=['paramètres modèle'.J964]/['paramètres modèle'.$E96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.048074084" calcext:value-type="float">
            <text:p><text:s/>16 <text:s text:c="3"/></text:p>
          </table:table-cell>
          <table:table-cell table:style-name="ce16" table:formula="of:=['paramètres modèle'.F965]/['paramètres modèle'.$E965]" office:value-type="float" office:value="1" calcext:value-type="float">
            <text:p>1,0</text:p>
          </table:table-cell>
          <table:table-cell table:style-name="ce16" table:formula="of:=['paramètres modèle'.G965]/['paramètres modèle'.$E965]" office:value-type="float" office:value="1" calcext:value-type="float">
            <text:p>1,0</text:p>
          </table:table-cell>
          <table:table-cell table:style-name="ce16" table:formula="of:=['paramètres modèle'.H965]/['paramètres modèle'.$E965]" office:value-type="float" office:value="1" calcext:value-type="float">
            <text:p>1,0</text:p>
          </table:table-cell>
          <table:table-cell table:style-name="ce16" table:formula="of:=['paramètres modèle'.I965]/['paramètres modèle'.$E965]" office:value-type="float" office:value="1" calcext:value-type="float">
            <text:p>1,0</text:p>
          </table:table-cell>
          <table:table-cell table:style-name="ce16" table:formula="of:=['paramètres modèle'.J965]/['paramètres modèle'.$E96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.048074084" calcext:value-type="float">
            <text:p><text:s/>16 <text:s text:c="3"/></text:p>
          </table:table-cell>
          <table:table-cell table:style-name="ce16" table:formula="of:=['paramètres modèle'.F966]/['paramètres modèle'.$E966]" office:value-type="float" office:value="1" calcext:value-type="float">
            <text:p>1,0</text:p>
          </table:table-cell>
          <table:table-cell table:style-name="ce16" table:formula="of:=['paramètres modèle'.G966]/['paramètres modèle'.$E966]" office:value-type="float" office:value="1" calcext:value-type="float">
            <text:p>1,0</text:p>
          </table:table-cell>
          <table:table-cell table:style-name="ce16" table:formula="of:=['paramètres modèle'.H966]/['paramètres modèle'.$E966]" office:value-type="float" office:value="1" calcext:value-type="float">
            <text:p>1,0</text:p>
          </table:table-cell>
          <table:table-cell table:style-name="ce16" table:formula="of:=['paramètres modèle'.I966]/['paramètres modèle'.$E966]" office:value-type="float" office:value="1" calcext:value-type="float">
            <text:p>1,0</text:p>
          </table:table-cell>
          <table:table-cell table:style-name="ce16" table:formula="of:=['paramètres modèle'.J966]/['paramètres modèle'.$E96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.048074084" calcext:value-type="float">
            <text:p><text:s/>16 <text:s text:c="3"/></text:p>
          </table:table-cell>
          <table:table-cell table:style-name="ce16" table:formula="of:=['paramètres modèle'.F967]/['paramètres modèle'.$E967]" office:value-type="float" office:value="1" calcext:value-type="float">
            <text:p>1,0</text:p>
          </table:table-cell>
          <table:table-cell table:style-name="ce16" table:formula="of:=['paramètres modèle'.G967]/['paramètres modèle'.$E967]" office:value-type="float" office:value="1" calcext:value-type="float">
            <text:p>1,0</text:p>
          </table:table-cell>
          <table:table-cell table:style-name="ce16" table:formula="of:=['paramètres modèle'.H967]/['paramètres modèle'.$E967]" office:value-type="float" office:value="1" calcext:value-type="float">
            <text:p>1,0</text:p>
          </table:table-cell>
          <table:table-cell table:style-name="ce16" table:formula="of:=['paramètres modèle'.I967]/['paramètres modèle'.$E967]" office:value-type="float" office:value="1" calcext:value-type="float">
            <text:p>1,0</text:p>
          </table:table-cell>
          <table:table-cell table:style-name="ce16" table:formula="of:=['paramètres modèle'.J967]/['paramètres modèle'.$E96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.048074084" calcext:value-type="float">
            <text:p><text:s/>16 <text:s text:c="3"/></text:p>
          </table:table-cell>
          <table:table-cell table:style-name="ce16" table:formula="of:=['paramètres modèle'.F968]/['paramètres modèle'.$E968]" office:value-type="float" office:value="1" calcext:value-type="float">
            <text:p>1,0</text:p>
          </table:table-cell>
          <table:table-cell table:style-name="ce16" table:formula="of:=['paramètres modèle'.G968]/['paramètres modèle'.$E968]" office:value-type="float" office:value="1" calcext:value-type="float">
            <text:p>1,0</text:p>
          </table:table-cell>
          <table:table-cell table:style-name="ce16" table:formula="of:=['paramètres modèle'.H968]/['paramètres modèle'.$E968]" office:value-type="float" office:value="1" calcext:value-type="float">
            <text:p>1,0</text:p>
          </table:table-cell>
          <table:table-cell table:style-name="ce16" table:formula="of:=['paramètres modèle'.I968]/['paramètres modèle'.$E968]" office:value-type="float" office:value="1" calcext:value-type="float">
            <text:p>1,0</text:p>
          </table:table-cell>
          <table:table-cell table:style-name="ce16" table:formula="of:=['paramètres modèle'.J968]/['paramètres modèle'.$E96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6.048074084" calcext:value-type="float">
            <text:p><text:s/>16 <text:s text:c="3"/></text:p>
          </table:table-cell>
          <table:table-cell table:style-name="ce16" table:formula="of:=['paramètres modèle'.F969]/['paramètres modèle'.$E969]" office:value-type="float" office:value="1" calcext:value-type="float">
            <text:p>1,0</text:p>
          </table:table-cell>
          <table:table-cell table:style-name="ce16" table:formula="of:=['paramètres modèle'.G969]/['paramètres modèle'.$E969]" office:value-type="float" office:value="1" calcext:value-type="float">
            <text:p>1,0</text:p>
          </table:table-cell>
          <table:table-cell table:style-name="ce16" table:formula="of:=['paramètres modèle'.H969]/['paramètres modèle'.$E969]" office:value-type="float" office:value="1" calcext:value-type="float">
            <text:p>1,0</text:p>
          </table:table-cell>
          <table:table-cell table:style-name="ce16" table:formula="of:=['paramètres modèle'.I969]/['paramètres modèle'.$E969]" office:value-type="float" office:value="1" calcext:value-type="float">
            <text:p>1,0</text:p>
          </table:table-cell>
          <table:table-cell table:style-name="ce16" table:formula="of:=['paramètres modèle'.J969]/['paramètres modèle'.$E96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970]/['paramètres modèle'.$E970]" office:value-type="float" office:value="1" calcext:value-type="float">
            <text:p>1,0</text:p>
          </table:table-cell>
          <table:table-cell table:style-name="ce16" table:formula="of:=['paramètres modèle'.G970]/['paramètres modèle'.$E970]" office:value-type="float" office:value="1" calcext:value-type="float">
            <text:p>1,0</text:p>
          </table:table-cell>
          <table:table-cell table:style-name="ce16" table:formula="of:=['paramètres modèle'.H970]/['paramètres modèle'.$E970]" office:value-type="float" office:value="1" calcext:value-type="float">
            <text:p>1,0</text:p>
          </table:table-cell>
          <table:table-cell table:style-name="ce16" table:formula="of:=['paramètres modèle'.I970]/['paramètres modèle'.$E970]" office:value-type="float" office:value="1" calcext:value-type="float">
            <text:p>1,0</text:p>
          </table:table-cell>
          <table:table-cell table:style-name="ce16" table:formula="of:=['paramètres modèle'.J970]/['paramètres modèle'.$E97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864145677386671" calcext:value-type="float">
            <text:p><text:s/>1 <text:s text:c="3"/></text:p>
          </table:table-cell>
          <table:table-cell table:style-name="ce16" table:formula="of:=['paramètres modèle'.F971]/['paramètres modèle'.$E971]" office:value-type="float" office:value="1" calcext:value-type="float">
            <text:p>1,0</text:p>
          </table:table-cell>
          <table:table-cell table:style-name="ce16" table:formula="of:=['paramètres modèle'.G971]/['paramètres modèle'.$E971]" office:value-type="float" office:value="1" calcext:value-type="float">
            <text:p>1,0</text:p>
          </table:table-cell>
          <table:table-cell table:style-name="ce16" table:formula="of:=['paramètres modèle'.H971]/['paramètres modèle'.$E971]" office:value-type="float" office:value="1" calcext:value-type="float">
            <text:p>1,0</text:p>
          </table:table-cell>
          <table:table-cell table:style-name="ce16" table:formula="of:=['paramètres modèle'.I971]/['paramètres modèle'.$E971]" office:value-type="float" office:value="1" calcext:value-type="float">
            <text:p>1,0</text:p>
          </table:table-cell>
          <table:table-cell table:style-name="ce16" table:formula="of:=['paramètres modèle'.J971]/['paramètres modèle'.$E97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18583549414675" calcext:value-type="float">
            <text:p><text:s/>6 <text:s text:c="3"/></text:p>
          </table:table-cell>
          <table:table-cell table:style-name="ce16" table:formula="of:=['paramètres modèle'.F972]/['paramètres modèle'.$E972]" office:value-type="float" office:value="1" calcext:value-type="float">
            <text:p>1,0</text:p>
          </table:table-cell>
          <table:table-cell table:style-name="ce16" table:formula="of:=['paramètres modèle'.G972]/['paramètres modèle'.$E972]" office:value-type="float" office:value="1" calcext:value-type="float">
            <text:p>1,0</text:p>
          </table:table-cell>
          <table:table-cell table:style-name="ce16" table:formula="of:=['paramètres modèle'.H972]/['paramètres modèle'.$E972]" office:value-type="float" office:value="1" calcext:value-type="float">
            <text:p>1,0</text:p>
          </table:table-cell>
          <table:table-cell table:style-name="ce16" table:formula="of:=['paramètres modèle'.I972]/['paramètres modèle'.$E972]" office:value-type="float" office:value="1" calcext:value-type="float">
            <text:p>1,0</text:p>
          </table:table-cell>
          <table:table-cell table:style-name="ce16" table:formula="of:=['paramètres modèle'.J972]/['paramètres modèle'.$E97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99020551950224" calcext:value-type="float">
            <text:p><text:s/>1 <text:s text:c="3"/></text:p>
          </table:table-cell>
          <table:table-cell table:style-name="ce16" table:formula="of:=['paramètres modèle'.F973]/['paramètres modèle'.$E973]" office:value-type="float" office:value="1" calcext:value-type="float">
            <text:p>1,0</text:p>
          </table:table-cell>
          <table:table-cell table:style-name="ce16" table:formula="of:=['paramètres modèle'.G973]/['paramètres modèle'.$E973]" office:value-type="float" office:value="1" calcext:value-type="float">
            <text:p>1,0</text:p>
          </table:table-cell>
          <table:table-cell table:style-name="ce16" table:formula="of:=['paramètres modèle'.H973]/['paramètres modèle'.$E973]" office:value-type="float" office:value="1" calcext:value-type="float">
            <text:p>1,0</text:p>
          </table:table-cell>
          <table:table-cell table:style-name="ce16" table:formula="of:=['paramètres modèle'.I973]/['paramètres modèle'.$E973]" office:value-type="float" office:value="1" calcext:value-type="float">
            <text:p>1,0</text:p>
          </table:table-cell>
          <table:table-cell table:style-name="ce16" table:formula="of:=['paramètres modèle'.J973]/['paramètres modèle'.$E97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" calcext:value-type="float">
            <text:p><text:s/>1 <text:s text:c="3"/></text:p>
          </table:table-cell>
          <table:table-cell table:style-name="ce16" table:formula="of:=['paramètres modèle'.F974]/['paramètres modèle'.$E974]" office:value-type="float" office:value="1" calcext:value-type="float">
            <text:p>1,0</text:p>
          </table:table-cell>
          <table:table-cell table:style-name="ce16" table:formula="of:=['paramètres modèle'.G974]/['paramètres modèle'.$E974]" office:value-type="float" office:value="1" calcext:value-type="float">
            <text:p>1,0</text:p>
          </table:table-cell>
          <table:table-cell table:style-name="ce16" table:formula="of:=['paramètres modèle'.H974]/['paramètres modèle'.$E974]" office:value-type="float" office:value="1" calcext:value-type="float">
            <text:p>1,0</text:p>
          </table:table-cell>
          <table:table-cell table:style-name="ce16" table:formula="of:=['paramètres modèle'.I974]/['paramètres modèle'.$E974]" office:value-type="float" office:value="1" calcext:value-type="float">
            <text:p>1,0</text:p>
          </table:table-cell>
          <table:table-cell table:style-name="ce16" table:formula="of:=['paramètres modèle'.J974]/['paramètres modèle'.$E97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810689088961307" calcext:value-type="float">
            <text:p><text:s/>1 <text:s text:c="3"/></text:p>
          </table:table-cell>
          <table:table-cell table:style-name="ce16" table:formula="of:=['paramètres modèle'.F975]/['paramètres modèle'.$E975]" office:value-type="float" office:value="1" calcext:value-type="float">
            <text:p>1,0</text:p>
          </table:table-cell>
          <table:table-cell table:style-name="ce16" table:formula="of:=['paramètres modèle'.G975]/['paramètres modèle'.$E975]" office:value-type="float" office:value="1" calcext:value-type="float">
            <text:p>1,0</text:p>
          </table:table-cell>
          <table:table-cell table:style-name="ce16" table:formula="of:=['paramètres modèle'.H975]/['paramètres modèle'.$E975]" office:value-type="float" office:value="1" calcext:value-type="float">
            <text:p>1,0</text:p>
          </table:table-cell>
          <table:table-cell table:style-name="ce16" table:formula="of:=['paramètres modèle'.I975]/['paramètres modèle'.$E975]" office:value-type="float" office:value="1" calcext:value-type="float">
            <text:p>1,0</text:p>
          </table:table-cell>
          <table:table-cell table:style-name="ce16" table:formula="of:=['paramètres modèle'.J975]/['paramètres modèle'.$E97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103207615313113" calcext:value-type="float">
            <text:p><text:s/>0 <text:s text:c="3"/></text:p>
          </table:table-cell>
          <table:table-cell table:style-name="ce16" table:formula="of:=['paramètres modèle'.F976]/['paramètres modèle'.$E976]" office:value-type="float" office:value="1" calcext:value-type="float">
            <text:p>1,0</text:p>
          </table:table-cell>
          <table:table-cell table:style-name="ce16" table:formula="of:=['paramètres modèle'.G976]/['paramètres modèle'.$E976]" office:value-type="float" office:value="1" calcext:value-type="float">
            <text:p>1,0</text:p>
          </table:table-cell>
          <table:table-cell table:style-name="ce16" table:formula="of:=['paramètres modèle'.H976]/['paramètres modèle'.$E976]" office:value-type="float" office:value="1" calcext:value-type="float">
            <text:p>1,0</text:p>
          </table:table-cell>
          <table:table-cell table:style-name="ce16" table:formula="of:=['paramètres modèle'.I976]/['paramètres modèle'.$E976]" office:value-type="float" office:value="1" calcext:value-type="float">
            <text:p>1,0</text:p>
          </table:table-cell>
          <table:table-cell table:style-name="ce16" table:formula="of:=['paramètres modèle'.J976]/['paramètres modèle'.$E97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6.07016513164645" calcext:value-type="float">
            <text:p><text:s/>6 <text:s text:c="3"/></text:p>
          </table:table-cell>
          <table:table-cell table:style-name="ce16" table:formula="of:=['paramètres modèle'.F977]/['paramètres modèle'.$E977]" office:value-type="float" office:value="1" calcext:value-type="float">
            <text:p>1,0</text:p>
          </table:table-cell>
          <table:table-cell table:style-name="ce16" table:formula="of:=['paramètres modèle'.G977]/['paramètres modèle'.$E977]" office:value-type="float" office:value="1" calcext:value-type="float">
            <text:p>1,0</text:p>
          </table:table-cell>
          <table:table-cell table:style-name="ce16" table:formula="of:=['paramètres modèle'.H977]/['paramètres modèle'.$E977]" office:value-type="float" office:value="1" calcext:value-type="float">
            <text:p>1,0</text:p>
          </table:table-cell>
          <table:table-cell table:style-name="ce16" table:formula="of:=['paramètres modèle'.I977]/['paramètres modèle'.$E977]" office:value-type="float" office:value="1" calcext:value-type="float">
            <text:p>1,0</text:p>
          </table:table-cell>
          <table:table-cell table:style-name="ce16" table:formula="of:=['paramètres modèle'.J977]/['paramètres modèle'.$E97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813688234830242" calcext:value-type="float">
            <text:p><text:s/>1 <text:s text:c="3"/></text:p>
          </table:table-cell>
          <table:table-cell table:style-name="ce16" table:formula="of:=['paramètres modèle'.F978]/['paramètres modèle'.$E978]" office:value-type="float" office:value="1" calcext:value-type="float">
            <text:p>1,0</text:p>
          </table:table-cell>
          <table:table-cell table:style-name="ce16" table:formula="of:=['paramètres modèle'.G978]/['paramètres modèle'.$E978]" office:value-type="float" office:value="1" calcext:value-type="float">
            <text:p>1,0</text:p>
          </table:table-cell>
          <table:table-cell table:style-name="ce16" table:formula="of:=['paramètres modèle'.H978]/['paramètres modèle'.$E978]" office:value-type="float" office:value="1" calcext:value-type="float">
            <text:p>1,0</text:p>
          </table:table-cell>
          <table:table-cell table:style-name="ce16" table:formula="of:=['paramètres modèle'.I978]/['paramètres modèle'.$E978]" office:value-type="float" office:value="1" calcext:value-type="float">
            <text:p>1,0</text:p>
          </table:table-cell>
          <table:table-cell table:style-name="ce16" table:formula="of:=['paramètres modèle'.J978]/['paramètres modèle'.$E97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889795723693233" calcext:value-type="float">
            <text:p><text:s/>1 <text:s text:c="3"/></text:p>
          </table:table-cell>
          <table:table-cell table:style-name="ce16" table:formula="of:=['paramètres modèle'.F979]/['paramètres modèle'.$E979]" office:value-type="float" office:value="1" calcext:value-type="float">
            <text:p>1,0</text:p>
          </table:table-cell>
          <table:table-cell table:style-name="ce16" table:formula="of:=['paramètres modèle'.G979]/['paramètres modèle'.$E979]" office:value-type="float" office:value="1" calcext:value-type="float">
            <text:p>1,0</text:p>
          </table:table-cell>
          <table:table-cell table:style-name="ce16" table:formula="of:=['paramètres modèle'.H979]/['paramètres modèle'.$E979]" office:value-type="float" office:value="1" calcext:value-type="float">
            <text:p>1,0</text:p>
          </table:table-cell>
          <table:table-cell table:style-name="ce16" table:formula="of:=['paramètres modèle'.I979]/['paramètres modèle'.$E979]" office:value-type="float" office:value="1" calcext:value-type="float">
            <text:p>1,0</text:p>
          </table:table-cell>
          <table:table-cell table:style-name="ce16" table:formula="of:=['paramètres modèle'.J979]/['paramètres modèle'.$E97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.33853912201875" calcext:value-type="float">
            <text:p><text:s/>1 <text:s text:c="3"/></text:p>
          </table:table-cell>
          <table:table-cell table:style-name="ce16" table:formula="of:=['paramètres modèle'.F980]/['paramètres modèle'.$E980]" office:value-type="float" office:value="1" calcext:value-type="float">
            <text:p>1,0</text:p>
          </table:table-cell>
          <table:table-cell table:style-name="ce16" table:formula="of:=['paramètres modèle'.G980]/['paramètres modèle'.$E980]" office:value-type="float" office:value="1" calcext:value-type="float">
            <text:p>1,0</text:p>
          </table:table-cell>
          <table:table-cell table:style-name="ce16" table:formula="of:=['paramètres modèle'.H980]/['paramètres modèle'.$E980]" office:value-type="float" office:value="1" calcext:value-type="float">
            <text:p>1,0</text:p>
          </table:table-cell>
          <table:table-cell table:style-name="ce16" table:formula="of:=['paramètres modèle'.I980]/['paramètres modèle'.$E980]" office:value-type="float" office:value="1" calcext:value-type="float">
            <text:p>1,0</text:p>
          </table:table-cell>
          <table:table-cell table:style-name="ce16" table:formula="of:=['paramètres modèle'.J980]/['paramètres modèle'.$E98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0.962285301030679" calcext:value-type="float">
            <text:p><text:s/>1 <text:s text:c="3"/></text:p>
          </table:table-cell>
          <table:table-cell table:style-name="ce16" table:formula="of:=['paramètres modèle'.F981]/['paramètres modèle'.$E981]" office:value-type="float" office:value="1" calcext:value-type="float">
            <text:p>1,0</text:p>
          </table:table-cell>
          <table:table-cell table:style-name="ce16" table:formula="of:=['paramètres modèle'.G981]/['paramètres modèle'.$E981]" office:value-type="float" office:value="1" calcext:value-type="float">
            <text:p>1,0</text:p>
          </table:table-cell>
          <table:table-cell table:style-name="ce16" table:formula="of:=['paramètres modèle'.H981]/['paramètres modèle'.$E981]" office:value-type="float" office:value="1" calcext:value-type="float">
            <text:p>1,0</text:p>
          </table:table-cell>
          <table:table-cell table:style-name="ce16" table:formula="of:=['paramètres modèle'.I981]/['paramètres modèle'.$E981]" office:value-type="float" office:value="1" calcext:value-type="float">
            <text:p>1,0</text:p>
          </table:table-cell>
          <table:table-cell table:style-name="ce16" table:formula="of:=['paramètres modèle'.J981]/['paramètres modèle'.$E98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.08139203860841" calcext:value-type="float">
            <text:p><text:s/>1 <text:s text:c="3"/></text:p>
          </table:table-cell>
          <table:table-cell table:style-name="ce16" table:formula="of:=['paramètres modèle'.F982]/['paramètres modèle'.$E982]" office:value-type="float" office:value="1" calcext:value-type="float">
            <text:p>1,0</text:p>
          </table:table-cell>
          <table:table-cell table:style-name="ce16" table:formula="of:=['paramètres modèle'.G982]/['paramètres modèle'.$E982]" office:value-type="float" office:value="1" calcext:value-type="float">
            <text:p>1,0</text:p>
          </table:table-cell>
          <table:table-cell table:style-name="ce16" table:formula="of:=['paramètres modèle'.H982]/['paramètres modèle'.$E982]" office:value-type="float" office:value="1" calcext:value-type="float">
            <text:p>1,0</text:p>
          </table:table-cell>
          <table:table-cell table:style-name="ce16" table:formula="of:=['paramètres modèle'.I982]/['paramètres modèle'.$E982]" office:value-type="float" office:value="1" calcext:value-type="float">
            <text:p>1,0</text:p>
          </table:table-cell>
          <table:table-cell table:style-name="ce16" table:formula="of:=['paramètres modèle'.J982]/['paramètres modèle'.$E98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1.09120950478002" calcext:value-type="float">
            <text:p><text:s/>1 <text:s text:c="3"/></text:p>
          </table:table-cell>
          <table:table-cell table:style-name="ce16" table:formula="of:=['paramètres modèle'.F983]/['paramètres modèle'.$E983]" office:value-type="float" office:value="1" calcext:value-type="float">
            <text:p>1,0</text:p>
          </table:table-cell>
          <table:table-cell table:style-name="ce16" table:formula="of:=['paramètres modèle'.G983]/['paramètres modèle'.$E983]" office:value-type="float" office:value="1" calcext:value-type="float">
            <text:p>1,0</text:p>
          </table:table-cell>
          <table:table-cell table:style-name="ce16" table:formula="of:=['paramètres modèle'.H983]/['paramètres modèle'.$E983]" office:value-type="float" office:value="1" calcext:value-type="float">
            <text:p>1,0</text:p>
          </table:table-cell>
          <table:table-cell table:style-name="ce16" table:formula="of:=['paramètres modèle'.I983]/['paramètres modèle'.$E983]" office:value-type="float" office:value="1" calcext:value-type="float">
            <text:p>1,0</text:p>
          </table:table-cell>
          <table:table-cell table:style-name="ce16" table:formula="of:=['paramètres modèle'.J983]/['paramètres modèle'.$E98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Autre</text:p>
          </table:table-cell>
          <table:table-cell table:style-name="ce12" office:value-type="float" office:value="56.3676713439999" calcext:value-type="float">
            <text:p><text:s/>56 <text:s text:c="3"/></text:p>
          </table:table-cell>
          <table:table-cell table:style-name="ce16" table:formula="of:=['paramètres modèle'.F984]/['paramètres modèle'.$E984]" office:value-type="float" office:value="1" calcext:value-type="float">
            <text:p>1,0</text:p>
          </table:table-cell>
          <table:table-cell table:style-name="ce16" table:formula="of:=['paramètres modèle'.G984]/['paramètres modèle'.$E984]" office:value-type="float" office:value="1" calcext:value-type="float">
            <text:p>1,0</text:p>
          </table:table-cell>
          <table:table-cell table:style-name="ce16" table:formula="of:=['paramètres modèle'.H984]/['paramètres modèle'.$E984]" office:value-type="float" office:value="1" calcext:value-type="float">
            <text:p>1,0</text:p>
          </table:table-cell>
          <table:table-cell table:style-name="ce16" table:formula="of:=['paramètres modèle'.I984]/['paramètres modèle'.$E984]" office:value-type="float" office:value="1" calcext:value-type="float">
            <text:p>1,0</text:p>
          </table:table-cell>
          <table:table-cell table:style-name="ce16" table:formula="of:=['paramètres modèle'.J984]/['paramètres modèle'.$E98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peri urbain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4.290335102" calcext:value-type="float">
            <text:p><text:s/>4 <text:s text:c="3"/></text:p>
          </table:table-cell>
          <table:table-cell table:style-name="ce16" table:formula="of:=['paramètres modèle'.F985]/['paramètres modèle'.$E985]" office:value-type="float" office:value="1" calcext:value-type="float">
            <text:p>1,0</text:p>
          </table:table-cell>
          <table:table-cell table:style-name="ce16" table:formula="of:=['paramètres modèle'.G985]/['paramètres modèle'.$E985]" office:value-type="float" office:value="1" calcext:value-type="float">
            <text:p>1,0</text:p>
          </table:table-cell>
          <table:table-cell table:style-name="ce16" table:formula="of:=['paramètres modèle'.H985]/['paramètres modèle'.$E985]" office:value-type="float" office:value="1" calcext:value-type="float">
            <text:p>1,0</text:p>
          </table:table-cell>
          <table:table-cell table:style-name="ce16" table:formula="of:=['paramètres modèle'.I985]/['paramètres modèle'.$E985]" office:value-type="float" office:value="1" calcext:value-type="float">
            <text:p>1,0</text:p>
          </table:table-cell>
          <table:table-cell table:style-name="ce16" table:formula="of:=['paramètres modèle'.J985]/['paramètres modèle'.$E98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nové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4.290335102" calcext:value-type="float">
            <text:p><text:s/>4 <text:s text:c="3"/></text:p>
          </table:table-cell>
          <table:table-cell table:style-name="ce16" table:formula="of:=['paramètres modèle'.F986]/['paramètres modèle'.$E986]" office:value-type="float" office:value="1" calcext:value-type="float">
            <text:p>1,0</text:p>
          </table:table-cell>
          <table:table-cell table:style-name="ce16" table:formula="of:=['paramètres modèle'.G986]/['paramètres modèle'.$E986]" office:value-type="float" office:value="1" calcext:value-type="float">
            <text:p>1,0</text:p>
          </table:table-cell>
          <table:table-cell table:style-name="ce16" table:formula="of:=['paramètres modèle'.H986]/['paramètres modèle'.$E986]" office:value-type="float" office:value="1" calcext:value-type="float">
            <text:p>1,0</text:p>
          </table:table-cell>
          <table:table-cell table:style-name="ce16" table:formula="of:=['paramètres modèle'.I986]/['paramètres modèle'.$E986]" office:value-type="float" office:value="1" calcext:value-type="float">
            <text:p>1,0</text:p>
          </table:table-cell>
          <table:table-cell table:style-name="ce16" table:formula="of:=['paramètres modèle'.J986]/['paramètres modèle'.$E98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immeuble résidentiel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4.290335102" calcext:value-type="float">
            <text:p><text:s/>4 <text:s text:c="3"/></text:p>
          </table:table-cell>
          <table:table-cell table:style-name="ce16" table:formula="of:=['paramètres modèle'.F987]/['paramètres modèle'.$E987]" office:value-type="float" office:value="1" calcext:value-type="float">
            <text:p>1,0</text:p>
          </table:table-cell>
          <table:table-cell table:style-name="ce16" table:formula="of:=['paramètres modèle'.G987]/['paramètres modèle'.$E987]" office:value-type="float" office:value="1" calcext:value-type="float">
            <text:p>1,0</text:p>
          </table:table-cell>
          <table:table-cell table:style-name="ce16" table:formula="of:=['paramètres modèle'.H987]/['paramètres modèle'.$E987]" office:value-type="float" office:value="1" calcext:value-type="float">
            <text:p>1,0</text:p>
          </table:table-cell>
          <table:table-cell table:style-name="ce16" table:formula="of:=['paramètres modèle'.I987]/['paramètres modèle'.$E987]" office:value-type="float" office:value="1" calcext:value-type="float">
            <text:p>1,0</text:p>
          </table:table-cell>
          <table:table-cell table:style-name="ce16" table:formula="of:=['paramètres modèle'.J987]/['paramètres modèle'.$E98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 paysagé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4.290335102" calcext:value-type="float">
            <text:p><text:s/>4 <text:s text:c="3"/></text:p>
          </table:table-cell>
          <table:table-cell table:style-name="ce16" table:formula="of:=['paramètres modèle'.F988]/['paramètres modèle'.$E988]" office:value-type="float" office:value="1" calcext:value-type="float">
            <text:p>1,0</text:p>
          </table:table-cell>
          <table:table-cell table:style-name="ce16" table:formula="of:=['paramètres modèle'.G988]/['paramètres modèle'.$E988]" office:value-type="float" office:value="1" calcext:value-type="float">
            <text:p>1,0</text:p>
          </table:table-cell>
          <table:table-cell table:style-name="ce16" table:formula="of:=['paramètres modèle'.H988]/['paramètres modèle'.$E988]" office:value-type="float" office:value="1" calcext:value-type="float">
            <text:p>1,0</text:p>
          </table:table-cell>
          <table:table-cell table:style-name="ce16" table:formula="of:=['paramètres modèle'.I988]/['paramètres modèle'.$E988]" office:value-type="float" office:value="1" calcext:value-type="float">
            <text:p>1,0</text:p>
          </table:table-cell>
          <table:table-cell table:style-name="ce16" table:formula="of:=['paramètres modèle'.J988]/['paramètres modèle'.$E98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large bureaux cloisonné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4.290335102" calcext:value-type="float">
            <text:p><text:s/>4 <text:s text:c="3"/></text:p>
          </table:table-cell>
          <table:table-cell table:style-name="ce16" table:formula="of:=['paramètres modèle'.F989]/['paramètres modèle'.$E989]" office:value-type="float" office:value="1" calcext:value-type="float">
            <text:p>1,0</text:p>
          </table:table-cell>
          <table:table-cell table:style-name="ce16" table:formula="of:=['paramètres modèle'.G989]/['paramètres modèle'.$E989]" office:value-type="float" office:value="1" calcext:value-type="float">
            <text:p>1,0</text:p>
          </table:table-cell>
          <table:table-cell table:style-name="ce16" table:formula="of:=['paramètres modèle'.H989]/['paramètres modèle'.$E989]" office:value-type="float" office:value="1" calcext:value-type="float">
            <text:p>1,0</text:p>
          </table:table-cell>
          <table:table-cell table:style-name="ce16" table:formula="of:=['paramètres modèle'.I989]/['paramètres modèle'.$E989]" office:value-type="float" office:value="1" calcext:value-type="float">
            <text:p>1,0</text:p>
          </table:table-cell>
          <table:table-cell table:style-name="ce16" table:formula="of:=['paramètres modèle'.J989]/['paramètres modèle'.$E98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Bureaux Administration</text:p>
          </table:table-cell>
          <table:table-cell table:style-name="ce8" office:value-type="string" calcext:value-type="string">
            <text:p>plateau minc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4.290335102" calcext:value-type="float">
            <text:p><text:s/>4 <text:s text:c="3"/></text:p>
          </table:table-cell>
          <table:table-cell table:style-name="ce16" table:formula="of:=['paramètres modèle'.F990]/['paramètres modèle'.$E990]" office:value-type="float" office:value="1" calcext:value-type="float">
            <text:p>1,0</text:p>
          </table:table-cell>
          <table:table-cell table:style-name="ce16" table:formula="of:=['paramètres modèle'.G990]/['paramètres modèle'.$E990]" office:value-type="float" office:value="1" calcext:value-type="float">
            <text:p>1,0</text:p>
          </table:table-cell>
          <table:table-cell table:style-name="ce16" table:formula="of:=['paramètres modèle'.H990]/['paramètres modèle'.$E990]" office:value-type="float" office:value="1" calcext:value-type="float">
            <text:p>1,0</text:p>
          </table:table-cell>
          <table:table-cell table:style-name="ce16" table:formula="of:=['paramètres modèle'.I990]/['paramètres modèle'.$E990]" office:value-type="float" office:value="1" calcext:value-type="float">
            <text:p>1,0</text:p>
          </table:table-cell>
          <table:table-cell table:style-name="ce16" table:formula="of:=['paramètres modèle'.J990]/['paramètres modèle'.$E99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85.231351398" calcext:value-type="float">
            <text:p><text:s/>85 <text:s text:c="3"/></text:p>
          </table:table-cell>
          <table:table-cell table:style-name="ce16" table:formula="of:=['paramètres modèle'.F991]/['paramètres modèle'.$E991]" office:value-type="float" office:value="1" calcext:value-type="float">
            <text:p>1,0</text:p>
          </table:table-cell>
          <table:table-cell table:style-name="ce16" table:formula="of:=['paramètres modèle'.G991]/['paramètres modèle'.$E991]" office:value-type="float" office:value="1" calcext:value-type="float">
            <text:p>1,0</text:p>
          </table:table-cell>
          <table:table-cell table:style-name="ce16" table:formula="of:=['paramètres modèle'.H991]/['paramètres modèle'.$E991]" office:value-type="float" office:value="1" calcext:value-type="float">
            <text:p>1,0</text:p>
          </table:table-cell>
          <table:table-cell table:style-name="ce16" table:formula="of:=['paramètres modèle'.I991]/['paramètres modèle'.$E991]" office:value-type="float" office:value="1" calcext:value-type="float">
            <text:p>1,0</text:p>
          </table:table-cell>
          <table:table-cell table:style-name="ce16" table:formula="of:=['paramètres modèle'.J991]/['paramètres modèle'.$E99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Bas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992]/['paramètres modèle'.$E992]" office:value-type="float" office:value="1" calcext:value-type="float">
            <text:p>1,0</text:p>
          </table:table-cell>
          <table:table-cell table:style-name="ce16" table:formula="of:=['paramètres modèle'.G992]/['paramètres modèle'.$E992]" office:value-type="float" office:value="1" calcext:value-type="float">
            <text:p>1,0</text:p>
          </table:table-cell>
          <table:table-cell table:style-name="ce16" table:formula="of:=['paramètres modèle'.H992]/['paramètres modèle'.$E992]" office:value-type="float" office:value="1" calcext:value-type="float">
            <text:p>1,0</text:p>
          </table:table-cell>
          <table:table-cell table:style-name="ce16" table:formula="of:=['paramètres modèle'.I992]/['paramètres modèle'.$E992]" office:value-type="float" office:value="1" calcext:value-type="float">
            <text:p>1,0</text:p>
          </table:table-cell>
          <table:table-cell table:style-name="ce16" table:formula="of:=['paramètres modèle'.J992]/['paramètres modèle'.$E99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1597826611658" calcext:value-type="float">
            <text:p><text:s/>76 <text:s text:c="3"/></text:p>
          </table:table-cell>
          <table:table-cell table:style-name="ce16" table:formula="of:=['paramètres modèle'.F993]/['paramètres modèle'.$E993]" office:value-type="float" office:value="1" calcext:value-type="float">
            <text:p>1,0</text:p>
          </table:table-cell>
          <table:table-cell table:style-name="ce16" table:formula="of:=['paramètres modèle'.G993]/['paramètres modèle'.$E993]" office:value-type="float" office:value="1" calcext:value-type="float">
            <text:p>1,0</text:p>
          </table:table-cell>
          <table:table-cell table:style-name="ce16" table:formula="of:=['paramètres modèle'.H993]/['paramètres modèle'.$E993]" office:value-type="float" office:value="1" calcext:value-type="float">
            <text:p>1,0</text:p>
          </table:table-cell>
          <table:table-cell table:style-name="ce16" table:formula="of:=['paramètres modèle'.I993]/['paramètres modèle'.$E993]" office:value-type="float" office:value="1" calcext:value-type="float">
            <text:p>1,0</text:p>
          </table:table-cell>
          <table:table-cell table:style-name="ce16" table:formula="of:=['paramètres modèle'.J993]/['paramètres modèle'.$E99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avec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994]/['paramètres modèle'.$E994]" office:value-type="float" office:value="1" calcext:value-type="float">
            <text:p>1,0</text:p>
          </table:table-cell>
          <table:table-cell table:style-name="ce16" table:formula="of:=['paramètres modèle'.G994]/['paramètres modèle'.$E994]" office:value-type="float" office:value="1" calcext:value-type="float">
            <text:p>1,0</text:p>
          </table:table-cell>
          <table:table-cell table:style-name="ce16" table:formula="of:=['paramètres modèle'.H994]/['paramètres modèle'.$E994]" office:value-type="float" office:value="1" calcext:value-type="float">
            <text:p>1,0</text:p>
          </table:table-cell>
          <table:table-cell table:style-name="ce16" table:formula="of:=['paramètres modèle'.I994]/['paramètres modèle'.$E994]" office:value-type="float" office:value="1" calcext:value-type="float">
            <text:p>1,0</text:p>
          </table:table-cell>
          <table:table-cell table:style-name="ce16" table:formula="of:=['paramètres modèle'.J994]/['paramètres modèle'.$E99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Bas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2.3407231972079" calcext:value-type="float">
            <text:p><text:s/>22 <text:s text:c="3"/></text:p>
          </table:table-cell>
          <table:table-cell table:style-name="ce16" table:formula="of:=['paramètres modèle'.F995]/['paramètres modèle'.$E995]" office:value-type="float" office:value="1" calcext:value-type="float">
            <text:p>1,0</text:p>
          </table:table-cell>
          <table:table-cell table:style-name="ce16" table:formula="of:=['paramètres modèle'.G995]/['paramètres modèle'.$E995]" office:value-type="float" office:value="1" calcext:value-type="float">
            <text:p>1,0</text:p>
          </table:table-cell>
          <table:table-cell table:style-name="ce16" table:formula="of:=['paramètres modèle'.H995]/['paramètres modèle'.$E995]" office:value-type="float" office:value="1" calcext:value-type="float">
            <text:p>1,0</text:p>
          </table:table-cell>
          <table:table-cell table:style-name="ce16" table:formula="of:=['paramètres modèle'.I995]/['paramètres modèle'.$E995]" office:value-type="float" office:value="1" calcext:value-type="float">
            <text:p>1,0</text:p>
          </table:table-cell>
          <table:table-cell table:style-name="ce16" table:formula="of:=['paramètres modèle'.J995]/['paramètres modèle'.$E99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30.0019983844158" calcext:value-type="float">
            <text:p><text:s/>30 <text:s text:c="3"/></text:p>
          </table:table-cell>
          <table:table-cell table:style-name="ce16" table:formula="of:=['paramètres modèle'.F996]/['paramètres modèle'.$E996]" office:value-type="float" office:value="1" calcext:value-type="float">
            <text:p>1,0</text:p>
          </table:table-cell>
          <table:table-cell table:style-name="ce16" table:formula="of:=['paramètres modèle'.G996]/['paramètres modèle'.$E996]" office:value-type="float" office:value="1" calcext:value-type="float">
            <text:p>1,0</text:p>
          </table:table-cell>
          <table:table-cell table:style-name="ce16" table:formula="of:=['paramètres modèle'.H996]/['paramètres modèle'.$E996]" office:value-type="float" office:value="1" calcext:value-type="float">
            <text:p>1,0</text:p>
          </table:table-cell>
          <table:table-cell table:style-name="ce16" table:formula="of:=['paramètres modèle'.I996]/['paramètres modèle'.$E996]" office:value-type="float" office:value="1" calcext:value-type="float">
            <text:p>1,0</text:p>
          </table:table-cell>
          <table:table-cell table:style-name="ce16" table:formula="of:=['paramètres modèle'.J996]/['paramètres modèle'.$E99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Hotel sans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5.9696495076632" calcext:value-type="float">
            <text:p><text:s/>76 <text:s text:c="3"/></text:p>
          </table:table-cell>
          <table:table-cell table:style-name="ce16" table:formula="of:=['paramètres modèle'.F997]/['paramètres modèle'.$E997]" office:value-type="float" office:value="1" calcext:value-type="float">
            <text:p>1,0</text:p>
          </table:table-cell>
          <table:table-cell table:style-name="ce16" table:formula="of:=['paramètres modèle'.G997]/['paramètres modèle'.$E997]" office:value-type="float" office:value="1" calcext:value-type="float">
            <text:p>1,0</text:p>
          </table:table-cell>
          <table:table-cell table:style-name="ce16" table:formula="of:=['paramètres modèle'.H997]/['paramètres modèle'.$E997]" office:value-type="float" office:value="1" calcext:value-type="float">
            <text:p>1,0</text:p>
          </table:table-cell>
          <table:table-cell table:style-name="ce16" table:formula="of:=['paramètres modèle'.I997]/['paramètres modèle'.$E997]" office:value-type="float" office:value="1" calcext:value-type="float">
            <text:p>1,0</text:p>
          </table:table-cell>
          <table:table-cell table:style-name="ce16" table:formula="of:=['paramètres modèle'.J997]/['paramètres modèle'.$E99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rapid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61.871799138" calcext:value-type="float">
            <text:p><text:s/>162 <text:s text:c="3"/></text:p>
          </table:table-cell>
          <table:table-cell table:style-name="ce16" table:formula="of:=['paramètres modèle'.F998]/['paramètres modèle'.$E998]" office:value-type="float" office:value="1" calcext:value-type="float">
            <text:p>1,0</text:p>
          </table:table-cell>
          <table:table-cell table:style-name="ce16" table:formula="of:=['paramètres modèle'.G998]/['paramètres modèle'.$E998]" office:value-type="float" office:value="1" calcext:value-type="float">
            <text:p>1,0</text:p>
          </table:table-cell>
          <table:table-cell table:style-name="ce16" table:formula="of:=['paramètres modèle'.H998]/['paramètres modèle'.$E998]" office:value-type="float" office:value="1" calcext:value-type="float">
            <text:p>1,0</text:p>
          </table:table-cell>
          <table:table-cell table:style-name="ce16" table:formula="of:=['paramètres modèle'.I998]/['paramètres modèle'.$E998]" office:value-type="float" office:value="1" calcext:value-type="float">
            <text:p>1,0</text:p>
          </table:table-cell>
          <table:table-cell table:style-name="ce16" table:formula="of:=['paramètres modèle'.J998]/['paramètres modèle'.$E99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 restaurant traditionnel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61.871799138" calcext:value-type="float">
            <text:p><text:s/>162 <text:s text:c="3"/></text:p>
          </table:table-cell>
          <table:table-cell table:style-name="ce16" table:formula="of:=['paramètres modèle'.F999]/['paramètres modèle'.$E999]" office:value-type="float" office:value="1" calcext:value-type="float">
            <text:p>1,0</text:p>
          </table:table-cell>
          <table:table-cell table:style-name="ce16" table:formula="of:=['paramètres modèle'.G999]/['paramètres modèle'.$E999]" office:value-type="float" office:value="1" calcext:value-type="float">
            <text:p>1,0</text:p>
          </table:table-cell>
          <table:table-cell table:style-name="ce16" table:formula="of:=['paramètres modèle'.H999]/['paramètres modèle'.$E999]" office:value-type="float" office:value="1" calcext:value-type="float">
            <text:p>1,0</text:p>
          </table:table-cell>
          <table:table-cell table:style-name="ce16" table:formula="of:=['paramètres modèle'.I999]/['paramètres modèle'.$E999]" office:value-type="float" office:value="1" calcext:value-type="float">
            <text:p>1,0</text:p>
          </table:table-cell>
          <table:table-cell table:style-name="ce16" table:formula="of:=['paramètres modèle'.J999]/['paramètres modèle'.$E99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Grande cantin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85.231351398" calcext:value-type="float">
            <text:p><text:s/>85 <text:s text:c="3"/></text:p>
          </table:table-cell>
          <table:table-cell table:style-name="ce16" table:formula="of:=['paramètres modèle'.F1000]/['paramètres modèle'.$E1000]" office:value-type="float" office:value="1" calcext:value-type="float">
            <text:p>1,0</text:p>
          </table:table-cell>
          <table:table-cell table:style-name="ce16" table:formula="of:=['paramètres modèle'.G1000]/['paramètres modèle'.$E1000]" office:value-type="float" office:value="1" calcext:value-type="float">
            <text:p>1,0</text:p>
          </table:table-cell>
          <table:table-cell table:style-name="ce16" table:formula="of:=['paramètres modèle'.H1000]/['paramètres modèle'.$E1000]" office:value-type="float" office:value="1" calcext:value-type="float">
            <text:p>1,0</text:p>
          </table:table-cell>
          <table:table-cell table:style-name="ce16" table:formula="of:=['paramètres modèle'.I1000]/['paramètres modèle'.$E1000]" office:value-type="float" office:value="1" calcext:value-type="float">
            <text:p>1,0</text:p>
          </table:table-cell>
          <table:table-cell table:style-name="ce16" table:formula="of:=['paramètres modèle'.J1000]/['paramètres modèle'.$E100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5.9696495076632" calcext:value-type="float">
            <text:p><text:s/>76 <text:s text:c="3"/></text:p>
          </table:table-cell>
          <table:table-cell table:style-name="ce16" table:formula="of:=['paramètres modèle'.F1001]/['paramètres modèle'.$E1001]" office:value-type="float" office:value="1" calcext:value-type="float">
            <text:p>1,0</text:p>
          </table:table-cell>
          <table:table-cell table:style-name="ce16" table:formula="of:=['paramètres modèle'.G1001]/['paramètres modèle'.$E1001]" office:value-type="float" office:value="1" calcext:value-type="float">
            <text:p>1,0</text:p>
          </table:table-cell>
          <table:table-cell table:style-name="ce16" table:formula="of:=['paramètres modèle'.H1001]/['paramètres modèle'.$E1001]" office:value-type="float" office:value="1" calcext:value-type="float">
            <text:p>1,0</text:p>
          </table:table-cell>
          <table:table-cell table:style-name="ce16" table:formula="of:=['paramètres modèle'.I1001]/['paramètres modèle'.$E1001]" office:value-type="float" office:value="1" calcext:value-type="float">
            <text:p>1,0</text:p>
          </table:table-cell>
          <table:table-cell table:style-name="ce16" table:formula="of:=['paramètres modèle'.J1001]/['paramètres modèle'.$E100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avec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1597826611658" calcext:value-type="float">
            <text:p><text:s/>76 <text:s text:c="3"/></text:p>
          </table:table-cell>
          <table:table-cell table:style-name="ce16" table:formula="of:=['paramètres modèle'.F1002]/['paramètres modèle'.$E1002]" office:value-type="float" office:value="1" calcext:value-type="float">
            <text:p>1,0</text:p>
          </table:table-cell>
          <table:table-cell table:style-name="ce16" table:formula="of:=['paramètres modèle'.G1002]/['paramètres modèle'.$E1002]" office:value-type="float" office:value="1" calcext:value-type="float">
            <text:p>1,0</text:p>
          </table:table-cell>
          <table:table-cell table:style-name="ce16" table:formula="of:=['paramètres modèle'.H1002]/['paramètres modèle'.$E1002]" office:value-type="float" office:value="1" calcext:value-type="float">
            <text:p>1,0</text:p>
          </table:table-cell>
          <table:table-cell table:style-name="ce16" table:formula="of:=['paramètres modèle'.I1002]/['paramètres modèle'.$E1002]" office:value-type="float" office:value="1" calcext:value-type="float">
            <text:p>1,0</text:p>
          </table:table-cell>
          <table:table-cell table:style-name="ce16" table:formula="of:=['paramètres modèle'.J1002]/['paramètres modèle'.$E100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5.9696495076632" calcext:value-type="float">
            <text:p><text:s/>76 <text:s text:c="3"/></text:p>
          </table:table-cell>
          <table:table-cell table:style-name="ce16" table:formula="of:=['paramètres modèle'.F1003]/['paramètres modèle'.$E1003]" office:value-type="float" office:value="1" calcext:value-type="float">
            <text:p>1,0</text:p>
          </table:table-cell>
          <table:table-cell table:style-name="ce16" table:formula="of:=['paramètres modèle'.G1003]/['paramètres modèle'.$E1003]" office:value-type="float" office:value="1" calcext:value-type="float">
            <text:p>1,0</text:p>
          </table:table-cell>
          <table:table-cell table:style-name="ce16" table:formula="of:=['paramètres modèle'.H1003]/['paramètres modèle'.$E1003]" office:value-type="float" office:value="1" calcext:value-type="float">
            <text:p>1,0</text:p>
          </table:table-cell>
          <table:table-cell table:style-name="ce16" table:formula="of:=['paramètres modèle'.I1003]/['paramètres modèle'.$E1003]" office:value-type="float" office:value="1" calcext:value-type="float">
            <text:p>1,0</text:p>
          </table:table-cell>
          <table:table-cell table:style-name="ce16" table:formula="of:=['paramètres modèle'.J1003]/['paramètres modèle'.$E100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Hotel d'affaire sans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5.9696495076632" calcext:value-type="float">
            <text:p><text:s/>76 <text:s text:c="3"/></text:p>
          </table:table-cell>
          <table:table-cell table:style-name="ce16" table:formula="of:=['paramètres modèle'.F1004]/['paramètres modèle'.$E1004]" office:value-type="float" office:value="1" calcext:value-type="float">
            <text:p>1,0</text:p>
          </table:table-cell>
          <table:table-cell table:style-name="ce16" table:formula="of:=['paramètres modèle'.G1004]/['paramètres modèle'.$E1004]" office:value-type="float" office:value="1" calcext:value-type="float">
            <text:p>1,0</text:p>
          </table:table-cell>
          <table:table-cell table:style-name="ce16" table:formula="of:=['paramètres modèle'.H1004]/['paramètres modèle'.$E1004]" office:value-type="float" office:value="1" calcext:value-type="float">
            <text:p>1,0</text:p>
          </table:table-cell>
          <table:table-cell table:style-name="ce16" table:formula="of:=['paramètres modèle'.I1004]/['paramètres modèle'.$E1004]" office:value-type="float" office:value="1" calcext:value-type="float">
            <text:p>1,0</text:p>
          </table:table-cell>
          <table:table-cell table:style-name="ce16" table:formula="of:=['paramètres modèle'.J1004]/['paramètres modèle'.$E100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Bas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1005]/['paramètres modèle'.$E1005]" office:value-type="float" office:value="1" calcext:value-type="float">
            <text:p>1,0</text:p>
          </table:table-cell>
          <table:table-cell table:style-name="ce16" table:formula="of:=['paramètres modèle'.G1005]/['paramètres modèle'.$E1005]" office:value-type="float" office:value="1" calcext:value-type="float">
            <text:p>1,0</text:p>
          </table:table-cell>
          <table:table-cell table:style-name="ce16" table:formula="of:=['paramètres modèle'.H1005]/['paramètres modèle'.$E1005]" office:value-type="float" office:value="1" calcext:value-type="float">
            <text:p>1,0</text:p>
          </table:table-cell>
          <table:table-cell table:style-name="ce16" table:formula="of:=['paramètres modèle'.I1005]/['paramètres modèle'.$E1005]" office:value-type="float" office:value="1" calcext:value-type="float">
            <text:p>1,0</text:p>
          </table:table-cell>
          <table:table-cell table:style-name="ce16" table:formula="of:=['paramètres modèle'.J1005]/['paramètres modèle'.$E100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1006]/['paramètres modèle'.$E1006]" office:value-type="float" office:value="1" calcext:value-type="float">
            <text:p>1,0</text:p>
          </table:table-cell>
          <table:table-cell table:style-name="ce16" table:formula="of:=['paramètres modèle'.G1006]/['paramètres modèle'.$E1006]" office:value-type="float" office:value="1" calcext:value-type="float">
            <text:p>1,0</text:p>
          </table:table-cell>
          <table:table-cell table:style-name="ce16" table:formula="of:=['paramètres modèle'.H1006]/['paramètres modèle'.$E1006]" office:value-type="float" office:value="1" calcext:value-type="float">
            <text:p>1,0</text:p>
          </table:table-cell>
          <table:table-cell table:style-name="ce16" table:formula="of:=['paramètres modèle'.I1006]/['paramètres modèle'.$E1006]" office:value-type="float" office:value="1" calcext:value-type="float">
            <text:p>1,0</text:p>
          </table:table-cell>
          <table:table-cell table:style-name="ce16" table:formula="of:=['paramètres modèle'.J1006]/['paramètres modèle'.$E100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avec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1007]/['paramètres modèle'.$E1007]" office:value-type="float" office:value="1" calcext:value-type="float">
            <text:p>1,0</text:p>
          </table:table-cell>
          <table:table-cell table:style-name="ce16" table:formula="of:=['paramètres modèle'.G1007]/['paramètres modèle'.$E1007]" office:value-type="float" office:value="1" calcext:value-type="float">
            <text:p>1,0</text:p>
          </table:table-cell>
          <table:table-cell table:style-name="ce16" table:formula="of:=['paramètres modèle'.H1007]/['paramètres modèle'.$E1007]" office:value-type="float" office:value="1" calcext:value-type="float">
            <text:p>1,0</text:p>
          </table:table-cell>
          <table:table-cell table:style-name="ce16" table:formula="of:=['paramètres modèle'.I1007]/['paramètres modèle'.$E1007]" office:value-type="float" office:value="1" calcext:value-type="float">
            <text:p>1,0</text:p>
          </table:table-cell>
          <table:table-cell table:style-name="ce16" table:formula="of:=['paramètres modèle'.J1007]/['paramètres modèle'.$E100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Bas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7944801" calcext:value-type="float">
            <text:p><text:s/>15 <text:s text:c="3"/></text:p>
          </table:table-cell>
          <table:table-cell table:style-name="ce16" table:formula="of:=['paramètres modèle'.F1008]/['paramètres modèle'.$E1008]" office:value-type="float" office:value="1" calcext:value-type="float">
            <text:p>1,0</text:p>
          </table:table-cell>
          <table:table-cell table:style-name="ce16" table:formula="of:=['paramètres modèle'.G1008]/['paramètres modèle'.$E1008]" office:value-type="float" office:value="1" calcext:value-type="float">
            <text:p>1,0</text:p>
          </table:table-cell>
          <table:table-cell table:style-name="ce16" table:formula="of:=['paramètres modèle'.H1008]/['paramètres modèle'.$E1008]" office:value-type="float" office:value="1" calcext:value-type="float">
            <text:p>1,0</text:p>
          </table:table-cell>
          <table:table-cell table:style-name="ce16" table:formula="of:=['paramètres modèle'.I1008]/['paramètres modèle'.$E1008]" office:value-type="float" office:value="1" calcext:value-type="float">
            <text:p>1,0</text:p>
          </table:table-cell>
          <table:table-cell table:style-name="ce16" table:formula="of:=['paramètres modèle'.J1008]/['paramètres modèle'.$E100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7944801" calcext:value-type="float">
            <text:p><text:s/>15 <text:s text:c="3"/></text:p>
          </table:table-cell>
          <table:table-cell table:style-name="ce16" table:formula="of:=['paramètres modèle'.F1009]/['paramètres modèle'.$E1009]" office:value-type="float" office:value="1" calcext:value-type="float">
            <text:p>1,0</text:p>
          </table:table-cell>
          <table:table-cell table:style-name="ce16" table:formula="of:=['paramètres modèle'.G1009]/['paramètres modèle'.$E1009]" office:value-type="float" office:value="1" calcext:value-type="float">
            <text:p>1,0</text:p>
          </table:table-cell>
          <table:table-cell table:style-name="ce16" table:formula="of:=['paramètres modèle'.H1009]/['paramètres modèle'.$E1009]" office:value-type="float" office:value="1" calcext:value-type="float">
            <text:p>1,0</text:p>
          </table:table-cell>
          <table:table-cell table:style-name="ce16" table:formula="of:=['paramètres modèle'.I1009]/['paramètres modèle'.$E1009]" office:value-type="float" office:value="1" calcext:value-type="float">
            <text:p>1,0</text:p>
          </table:table-cell>
          <table:table-cell table:style-name="ce16" table:formula="of:=['paramètres modèle'.J1009]/['paramètres modèle'.$E100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Moyen Hotel sans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37.6632735716237" calcext:value-type="float">
            <text:p><text:s/>38 <text:s text:c="3"/></text:p>
          </table:table-cell>
          <table:table-cell table:style-name="ce16" table:formula="of:=['paramètres modèle'.F1010]/['paramètres modèle'.$E1010]" office:value-type="float" office:value="1" calcext:value-type="float">
            <text:p>1,0</text:p>
          </table:table-cell>
          <table:table-cell table:style-name="ce16" table:formula="of:=['paramètres modèle'.G1010]/['paramètres modèle'.$E1010]" office:value-type="float" office:value="1" calcext:value-type="float">
            <text:p>1,0</text:p>
          </table:table-cell>
          <table:table-cell table:style-name="ce16" table:formula="of:=['paramètres modèle'.H1010]/['paramètres modèle'.$E1010]" office:value-type="float" office:value="1" calcext:value-type="float">
            <text:p>1,0</text:p>
          </table:table-cell>
          <table:table-cell table:style-name="ce16" table:formula="of:=['paramètres modèle'.I1010]/['paramètres modèle'.$E1010]" office:value-type="float" office:value="1" calcext:value-type="float">
            <text:p>1,0</text:p>
          </table:table-cell>
          <table:table-cell table:style-name="ce16" table:formula="of:=['paramètres modèle'.J1010]/['paramètres modèle'.$E101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bar café tabac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85.231351398" calcext:value-type="float">
            <text:p><text:s/>85 <text:s text:c="3"/></text:p>
          </table:table-cell>
          <table:table-cell table:style-name="ce16" table:formula="of:=['paramètres modèle'.F1011]/['paramètres modèle'.$E1011]" office:value-type="float" office:value="1" calcext:value-type="float">
            <text:p>1,0</text:p>
          </table:table-cell>
          <table:table-cell table:style-name="ce16" table:formula="of:=['paramètres modèle'.G1011]/['paramètres modèle'.$E1011]" office:value-type="float" office:value="1" calcext:value-type="float">
            <text:p>1,0</text:p>
          </table:table-cell>
          <table:table-cell table:style-name="ce16" table:formula="of:=['paramètres modèle'.H1011]/['paramètres modèle'.$E1011]" office:value-type="float" office:value="1" calcext:value-type="float">
            <text:p>1,0</text:p>
          </table:table-cell>
          <table:table-cell table:style-name="ce16" table:formula="of:=['paramètres modèle'.I1011]/['paramètres modèle'.$E1011]" office:value-type="float" office:value="1" calcext:value-type="float">
            <text:p>1,0</text:p>
          </table:table-cell>
          <table:table-cell table:style-name="ce16" table:formula="of:=['paramètres modèle'.J1011]/['paramètres modèle'.$E101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Bas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1012]/['paramètres modèle'.$E1012]" office:value-type="float" office:value="1" calcext:value-type="float">
            <text:p>1,0</text:p>
          </table:table-cell>
          <table:table-cell table:style-name="ce16" table:formula="of:=['paramètres modèle'.G1012]/['paramètres modèle'.$E1012]" office:value-type="float" office:value="1" calcext:value-type="float">
            <text:p>1,0</text:p>
          </table:table-cell>
          <table:table-cell table:style-name="ce16" table:formula="of:=['paramètres modèle'.H1012]/['paramètres modèle'.$E1012]" office:value-type="float" office:value="1" calcext:value-type="float">
            <text:p>1,0</text:p>
          </table:table-cell>
          <table:table-cell table:style-name="ce16" table:formula="of:=['paramètres modèle'.I1012]/['paramètres modèle'.$E1012]" office:value-type="float" office:value="1" calcext:value-type="float">
            <text:p>1,0</text:p>
          </table:table-cell>
          <table:table-cell table:style-name="ce16" table:formula="of:=['paramètres modèle'.J1012]/['paramètres modèle'.$E101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1013]/['paramètres modèle'.$E1013]" office:value-type="float" office:value="1" calcext:value-type="float">
            <text:p>1,0</text:p>
          </table:table-cell>
          <table:table-cell table:style-name="ce16" table:formula="of:=['paramètres modèle'.G1013]/['paramètres modèle'.$E1013]" office:value-type="float" office:value="1" calcext:value-type="float">
            <text:p>1,0</text:p>
          </table:table-cell>
          <table:table-cell table:style-name="ce16" table:formula="of:=['paramètres modèle'.H1013]/['paramètres modèle'.$E1013]" office:value-type="float" office:value="1" calcext:value-type="float">
            <text:p>1,0</text:p>
          </table:table-cell>
          <table:table-cell table:style-name="ce16" table:formula="of:=['paramètres modèle'.I1013]/['paramètres modèle'.$E1013]" office:value-type="float" office:value="1" calcext:value-type="float">
            <text:p>1,0</text:p>
          </table:table-cell>
          <table:table-cell table:style-name="ce16" table:formula="of:=['paramètres modèle'.J1013]/['paramètres modèle'.$E101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avec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6.223160379" calcext:value-type="float">
            <text:p><text:s/>76 <text:s text:c="3"/></text:p>
          </table:table-cell>
          <table:table-cell table:style-name="ce16" table:formula="of:=['paramètres modèle'.F1014]/['paramètres modèle'.$E1014]" office:value-type="float" office:value="1" calcext:value-type="float">
            <text:p>1,0</text:p>
          </table:table-cell>
          <table:table-cell table:style-name="ce16" table:formula="of:=['paramètres modèle'.G1014]/['paramètres modèle'.$E1014]" office:value-type="float" office:value="1" calcext:value-type="float">
            <text:p>1,0</text:p>
          </table:table-cell>
          <table:table-cell table:style-name="ce16" table:formula="of:=['paramètres modèle'.H1014]/['paramètres modèle'.$E1014]" office:value-type="float" office:value="1" calcext:value-type="float">
            <text:p>1,0</text:p>
          </table:table-cell>
          <table:table-cell table:style-name="ce16" table:formula="of:=['paramètres modèle'.I1014]/['paramètres modèle'.$E1014]" office:value-type="float" office:value="1" calcext:value-type="float">
            <text:p>1,0</text:p>
          </table:table-cell>
          <table:table-cell table:style-name="ce16" table:formula="of:=['paramètres modèle'.J1014]/['paramètres modèle'.$E101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Bas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7944801" calcext:value-type="float">
            <text:p><text:s/>15 <text:s text:c="3"/></text:p>
          </table:table-cell>
          <table:table-cell table:style-name="ce16" table:formula="of:=['paramètres modèle'.F1015]/['paramètres modèle'.$E1015]" office:value-type="float" office:value="1" calcext:value-type="float">
            <text:p>1,0</text:p>
          </table:table-cell>
          <table:table-cell table:style-name="ce16" table:formula="of:=['paramètres modèle'.G1015]/['paramètres modèle'.$E1015]" office:value-type="float" office:value="1" calcext:value-type="float">
            <text:p>1,0</text:p>
          </table:table-cell>
          <table:table-cell table:style-name="ce16" table:formula="of:=['paramètres modèle'.H1015]/['paramètres modèle'.$E1015]" office:value-type="float" office:value="1" calcext:value-type="float">
            <text:p>1,0</text:p>
          </table:table-cell>
          <table:table-cell table:style-name="ce16" table:formula="of:=['paramètres modèle'.I1015]/['paramètres modèle'.$E1015]" office:value-type="float" office:value="1" calcext:value-type="float">
            <text:p>1,0</text:p>
          </table:table-cell>
          <table:table-cell table:style-name="ce16" table:formula="of:=['paramètres modèle'.J1015]/['paramètres modèle'.$E101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Haut de gamm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7944801" calcext:value-type="float">
            <text:p><text:s/>15 <text:s text:c="3"/></text:p>
          </table:table-cell>
          <table:table-cell table:style-name="ce16" table:formula="of:=['paramètres modèle'.F1016]/['paramètres modèle'.$E1016]" office:value-type="float" office:value="1" calcext:value-type="float">
            <text:p>1,0</text:p>
          </table:table-cell>
          <table:table-cell table:style-name="ce16" table:formula="of:=['paramètres modèle'.G1016]/['paramètres modèle'.$E1016]" office:value-type="float" office:value="1" calcext:value-type="float">
            <text:p>1,0</text:p>
          </table:table-cell>
          <table:table-cell table:style-name="ce16" table:formula="of:=['paramètres modèle'.H1016]/['paramètres modèle'.$E1016]" office:value-type="float" office:value="1" calcext:value-type="float">
            <text:p>1,0</text:p>
          </table:table-cell>
          <table:table-cell table:style-name="ce16" table:formula="of:=['paramètres modèle'.I1016]/['paramètres modèle'.$E1016]" office:value-type="float" office:value="1" calcext:value-type="float">
            <text:p>1,0</text:p>
          </table:table-cell>
          <table:table-cell table:style-name="ce16" table:formula="of:=['paramètres modèle'.J1016]/['paramètres modèle'.$E101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Hotel sans restaurant Lux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5.9696495076632" calcext:value-type="float">
            <text:p><text:s/>76 <text:s text:c="3"/></text:p>
          </table:table-cell>
          <table:table-cell table:style-name="ce16" table:formula="of:=['paramètres modèle'.F1017]/['paramètres modèle'.$E1017]" office:value-type="float" office:value="1" calcext:value-type="float">
            <text:p>1,0</text:p>
          </table:table-cell>
          <table:table-cell table:style-name="ce16" table:formula="of:=['paramètres modèle'.G1017]/['paramètres modèle'.$E1017]" office:value-type="float" office:value="1" calcext:value-type="float">
            <text:p>1,0</text:p>
          </table:table-cell>
          <table:table-cell table:style-name="ce16" table:formula="of:=['paramètres modèle'.H1017]/['paramètres modèle'.$E1017]" office:value-type="float" office:value="1" calcext:value-type="float">
            <text:p>1,0</text:p>
          </table:table-cell>
          <table:table-cell table:style-name="ce16" table:formula="of:=['paramètres modèle'.I1017]/['paramètres modèle'.$E1017]" office:value-type="float" office:value="1" calcext:value-type="float">
            <text:p>1,0</text:p>
          </table:table-cell>
          <table:table-cell table:style-name="ce16" table:formula="of:=['paramètres modèle'.J1017]/['paramètres modèle'.$E101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rapid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61.871799138" calcext:value-type="float">
            <text:p><text:s/>162 <text:s text:c="3"/></text:p>
          </table:table-cell>
          <table:table-cell table:style-name="ce16" table:formula="of:=['paramètres modèle'.F1018]/['paramètres modèle'.$E1018]" office:value-type="float" office:value="1" calcext:value-type="float">
            <text:p>1,0</text:p>
          </table:table-cell>
          <table:table-cell table:style-name="ce16" table:formula="of:=['paramètres modèle'.G1018]/['paramètres modèle'.$E1018]" office:value-type="float" office:value="1" calcext:value-type="float">
            <text:p>1,0</text:p>
          </table:table-cell>
          <table:table-cell table:style-name="ce16" table:formula="of:=['paramètres modèle'.H1018]/['paramètres modèle'.$E1018]" office:value-type="float" office:value="1" calcext:value-type="float">
            <text:p>1,0</text:p>
          </table:table-cell>
          <table:table-cell table:style-name="ce16" table:formula="of:=['paramètres modèle'.I1018]/['paramètres modèle'.$E1018]" office:value-type="float" office:value="1" calcext:value-type="float">
            <text:p>1,0</text:p>
          </table:table-cell>
          <table:table-cell table:style-name="ce16" table:formula="of:=['paramètres modèle'.J1018]/['paramètres modèle'.$E101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 restaurant traditionnel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61.871799138" calcext:value-type="float">
            <text:p><text:s/>162 <text:s text:c="3"/></text:p>
          </table:table-cell>
          <table:table-cell table:style-name="ce16" table:formula="of:=['paramètres modèle'.F1019]/['paramètres modèle'.$E1019]" office:value-type="float" office:value="1" calcext:value-type="float">
            <text:p>1,0</text:p>
          </table:table-cell>
          <table:table-cell table:style-name="ce16" table:formula="of:=['paramètres modèle'.G1019]/['paramètres modèle'.$E1019]" office:value-type="float" office:value="1" calcext:value-type="float">
            <text:p>1,0</text:p>
          </table:table-cell>
          <table:table-cell table:style-name="ce16" table:formula="of:=['paramètres modèle'.H1019]/['paramètres modèle'.$E1019]" office:value-type="float" office:value="1" calcext:value-type="float">
            <text:p>1,0</text:p>
          </table:table-cell>
          <table:table-cell table:style-name="ce16" table:formula="of:=['paramètres modèle'.I1019]/['paramètres modèle'.$E1019]" office:value-type="float" office:value="1" calcext:value-type="float">
            <text:p>1,0</text:p>
          </table:table-cell>
          <table:table-cell table:style-name="ce16" table:formula="of:=['paramètres modèle'.J1019]/['paramètres modèle'.$E101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afé Hôtel Restaurant</text:p>
          </table:table-cell>
          <table:table-cell table:style-name="ce8" office:value-type="string" calcext:value-type="string">
            <text:p>Petite cantin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85.231351398" calcext:value-type="float">
            <text:p><text:s/>85 <text:s text:c="3"/></text:p>
          </table:table-cell>
          <table:table-cell table:style-name="ce16" table:formula="of:=['paramètres modèle'.F1020]/['paramètres modèle'.$E1020]" office:value-type="float" office:value="1" calcext:value-type="float">
            <text:p>1,0</text:p>
          </table:table-cell>
          <table:table-cell table:style-name="ce16" table:formula="of:=['paramètres modèle'.G1020]/['paramètres modèle'.$E1020]" office:value-type="float" office:value="1" calcext:value-type="float">
            <text:p>1,0</text:p>
          </table:table-cell>
          <table:table-cell table:style-name="ce16" table:formula="of:=['paramètres modèle'.H1020]/['paramètres modèle'.$E1020]" office:value-type="float" office:value="1" calcext:value-type="float">
            <text:p>1,0</text:p>
          </table:table-cell>
          <table:table-cell table:style-name="ce16" table:formula="of:=['paramètres modèle'.I1020]/['paramètres modèle'.$E1020]" office:value-type="float" office:value="1" calcext:value-type="float">
            <text:p>1,0</text:p>
          </table:table-cell>
          <table:table-cell table:style-name="ce16" table:formula="of:=['paramètres modèle'.J1020]/['paramètres modèle'.$E102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Complexe brico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1021]/['paramètres modèle'.$E1021]" office:value-type="float" office:value="1" calcext:value-type="float">
            <text:p>1,0</text:p>
          </table:table-cell>
          <table:table-cell table:style-name="ce16" table:formula="of:=['paramètres modèle'.G1021]/['paramètres modèle'.$E1021]" office:value-type="float" office:value="1" calcext:value-type="float">
            <text:p>1,0</text:p>
          </table:table-cell>
          <table:table-cell table:style-name="ce16" table:formula="of:=['paramètres modèle'.H1021]/['paramètres modèle'.$E1021]" office:value-type="float" office:value="1" calcext:value-type="float">
            <text:p>1,0</text:p>
          </table:table-cell>
          <table:table-cell table:style-name="ce16" table:formula="of:=['paramètres modèle'.I1021]/['paramètres modèle'.$E1021]" office:value-type="float" office:value="1" calcext:value-type="float">
            <text:p>1,0</text:p>
          </table:table-cell>
          <table:table-cell table:style-name="ce16" table:formula="of:=['paramètres modèle'.J1021]/['paramètres modèle'.$E102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Entrepôt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1022]/['paramètres modèle'.$E1022]" office:value-type="string" office:string-value="" calcext:value-type="error">
            <text:p>#DIV/0 !</text:p>
          </table:table-cell>
          <table:table-cell table:style-name="ce16" table:formula="of:=['paramètres modèle'.G1022]/['paramètres modèle'.$E1022]" office:value-type="string" office:string-value="" calcext:value-type="error">
            <text:p>#DIV/0 !</text:p>
          </table:table-cell>
          <table:table-cell table:style-name="ce16" table:formula="of:=['paramètres modèle'.H1022]/['paramètres modèle'.$E1022]" office:value-type="string" office:string-value="" calcext:value-type="error">
            <text:p>#DIV/0 !</text:p>
          </table:table-cell>
          <table:table-cell table:style-name="ce16" table:formula="of:=['paramètres modèle'.I1022]/['paramètres modèle'.$E1022]" office:value-type="string" office:string-value="" calcext:value-type="error">
            <text:p>#DIV/0 !</text:p>
          </table:table-cell>
          <table:table-cell table:style-name="ce16" table:formula="of:=['paramètres modèle'.J1022]/['paramètres modèle'.$E1022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alimenta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9.24399322162938" calcext:value-type="float">
            <text:p><text:s/>9 <text:s text:c="3"/></text:p>
          </table:table-cell>
          <table:table-cell table:style-name="ce16" table:formula="of:=['paramètres modèle'.F1023]/['paramètres modèle'.$E1023]" office:value-type="float" office:value="1" calcext:value-type="float">
            <text:p>1,0</text:p>
          </table:table-cell>
          <table:table-cell table:style-name="ce16" table:formula="of:=['paramètres modèle'.G1023]/['paramètres modèle'.$E1023]" office:value-type="float" office:value="1" calcext:value-type="float">
            <text:p>1,0</text:p>
          </table:table-cell>
          <table:table-cell table:style-name="ce16" table:formula="of:=['paramètres modèle'.H1023]/['paramètres modèle'.$E1023]" office:value-type="float" office:value="1" calcext:value-type="float">
            <text:p>1,0</text:p>
          </table:table-cell>
          <table:table-cell table:style-name="ce16" table:formula="of:=['paramètres modèle'.I1023]/['paramètres modèle'.$E1023]" office:value-type="float" office:value="1" calcext:value-type="float">
            <text:p>1,0</text:p>
          </table:table-cell>
          <table:table-cell table:style-name="ce16" table:formula="of:=['paramètres modèle'.J1023]/['paramètres modèle'.$E102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brico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1024]/['paramètres modèle'.$E1024]" office:value-type="float" office:value="1" calcext:value-type="float">
            <text:p>1,0</text:p>
          </table:table-cell>
          <table:table-cell table:style-name="ce16" table:formula="of:=['paramètres modèle'.G1024]/['paramètres modèle'.$E1024]" office:value-type="float" office:value="1" calcext:value-type="float">
            <text:p>1,0</text:p>
          </table:table-cell>
          <table:table-cell table:style-name="ce16" table:formula="of:=['paramètres modèle'.H1024]/['paramètres modèle'.$E1024]" office:value-type="float" office:value="1" calcext:value-type="float">
            <text:p>1,0</text:p>
          </table:table-cell>
          <table:table-cell table:style-name="ce16" table:formula="of:=['paramètres modèle'.I1024]/['paramètres modèle'.$E1024]" office:value-type="float" office:value="1" calcext:value-type="float">
            <text:p>1,0</text:p>
          </table:table-cell>
          <table:table-cell table:style-name="ce16" table:formula="of:=['paramètres modèle'.J1024]/['paramètres modèle'.$E102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commerce de gro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.36" calcext:value-type="float">
            <text:p><text:s/>2 <text:s text:c="3"/></text:p>
          </table:table-cell>
          <table:table-cell table:style-name="ce16" table:formula="of:=['paramètres modèle'.F1025]/['paramètres modèle'.$E1025]" office:value-type="float" office:value="1" calcext:value-type="float">
            <text:p>1,0</text:p>
          </table:table-cell>
          <table:table-cell table:style-name="ce16" table:formula="of:=['paramètres modèle'.G1025]/['paramètres modèle'.$E1025]" office:value-type="float" office:value="1" calcext:value-type="float">
            <text:p>1,0</text:p>
          </table:table-cell>
          <table:table-cell table:style-name="ce16" table:formula="of:=['paramètres modèle'.H1025]/['paramètres modèle'.$E1025]" office:value-type="float" office:value="1" calcext:value-type="float">
            <text:p>1,0</text:p>
          </table:table-cell>
          <table:table-cell table:style-name="ce16" table:formula="of:=['paramètres modèle'.I1025]/['paramètres modèle'.$E1025]" office:value-type="float" office:value="1" calcext:value-type="float">
            <text:p>1,0</text:p>
          </table:table-cell>
          <table:table-cell table:style-name="ce16" table:formula="of:=['paramètres modèle'.J1025]/['paramètres modèle'.$E102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librairi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6.10977063090974" calcext:value-type="float">
            <text:p><text:s/>6 <text:s text:c="3"/></text:p>
          </table:table-cell>
          <table:table-cell table:style-name="ce16" table:formula="of:=['paramètres modèle'.F1026]/['paramètres modèle'.$E1026]" office:value-type="float" office:value="1" calcext:value-type="float">
            <text:p>1,0</text:p>
          </table:table-cell>
          <table:table-cell table:style-name="ce16" table:formula="of:=['paramètres modèle'.G1026]/['paramètres modèle'.$E1026]" office:value-type="float" office:value="1" calcext:value-type="float">
            <text:p>1,0</text:p>
          </table:table-cell>
          <table:table-cell table:style-name="ce16" table:formula="of:=['paramètres modèle'.H1026]/['paramètres modèle'.$E1026]" office:value-type="float" office:value="1" calcext:value-type="float">
            <text:p>1,0</text:p>
          </table:table-cell>
          <table:table-cell table:style-name="ce16" table:formula="of:=['paramètres modèle'.I1026]/['paramètres modèle'.$E1026]" office:value-type="float" office:value="1" calcext:value-type="float">
            <text:p>1,0</text:p>
          </table:table-cell>
          <table:table-cell table:style-name="ce16" table:formula="of:=['paramètres modèle'.J1026]/['paramètres modèle'.$E102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Mod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1027]/['paramètres modèle'.$E1027]" office:value-type="float" office:value="1" calcext:value-type="float">
            <text:p>1,0</text:p>
          </table:table-cell>
          <table:table-cell table:style-name="ce16" table:formula="of:=['paramètres modèle'.G1027]/['paramètres modèle'.$E1027]" office:value-type="float" office:value="1" calcext:value-type="float">
            <text:p>1,0</text:p>
          </table:table-cell>
          <table:table-cell table:style-name="ce16" table:formula="of:=['paramètres modèle'.H1027]/['paramètres modèle'.$E1027]" office:value-type="float" office:value="1" calcext:value-type="float">
            <text:p>1,0</text:p>
          </table:table-cell>
          <table:table-cell table:style-name="ce16" table:formula="of:=['paramètres modèle'.I1027]/['paramètres modèle'.$E1027]" office:value-type="float" office:value="1" calcext:value-type="float">
            <text:p>1,0</text:p>
          </table:table-cell>
          <table:table-cell table:style-name="ce16" table:formula="of:=['paramètres modèle'.J1027]/['paramètres modèle'.$E102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Grand proces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0.2" calcext:value-type="float">
            <text:p><text:s/>20 <text:s text:c="3"/></text:p>
          </table:table-cell>
          <table:table-cell table:style-name="ce16" table:formula="of:=['paramètres modèle'.F1028]/['paramètres modèle'.$E1028]" office:value-type="float" office:value="1" calcext:value-type="float">
            <text:p>1,0</text:p>
          </table:table-cell>
          <table:table-cell table:style-name="ce16" table:formula="of:=['paramètres modèle'.G1028]/['paramètres modèle'.$E1028]" office:value-type="float" office:value="1" calcext:value-type="float">
            <text:p>1,0</text:p>
          </table:table-cell>
          <table:table-cell table:style-name="ce16" table:formula="of:=['paramètres modèle'.H1028]/['paramètres modèle'.$E1028]" office:value-type="float" office:value="1" calcext:value-type="float">
            <text:p>1,0</text:p>
          </table:table-cell>
          <table:table-cell table:style-name="ce16" table:formula="of:=['paramètres modèle'.I1028]/['paramètres modèle'.$E1028]" office:value-type="float" office:value="1" calcext:value-type="float">
            <text:p>1,0</text:p>
          </table:table-cell>
          <table:table-cell table:style-name="ce16" table:formula="of:=['paramètres modèle'.J1028]/['paramètres modèle'.$E102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Hypermarché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9.68" calcext:value-type="float">
            <text:p><text:s/>10 <text:s text:c="3"/></text:p>
          </table:table-cell>
          <table:table-cell table:style-name="ce16" table:formula="of:=['paramètres modèle'.F1029]/['paramètres modèle'.$E1029]" office:value-type="float" office:value="1" calcext:value-type="float">
            <text:p>1,0</text:p>
          </table:table-cell>
          <table:table-cell table:style-name="ce16" table:formula="of:=['paramètres modèle'.G1029]/['paramètres modèle'.$E1029]" office:value-type="float" office:value="1" calcext:value-type="float">
            <text:p>1,0</text:p>
          </table:table-cell>
          <table:table-cell table:style-name="ce16" table:formula="of:=['paramètres modèle'.H1029]/['paramètres modèle'.$E1029]" office:value-type="float" office:value="1" calcext:value-type="float">
            <text:p>1,0</text:p>
          </table:table-cell>
          <table:table-cell table:style-name="ce16" table:formula="of:=['paramètres modèle'.I1029]/['paramètres modèle'.$E1029]" office:value-type="float" office:value="1" calcext:value-type="float">
            <text:p>1,0</text:p>
          </table:table-cell>
          <table:table-cell table:style-name="ce16" table:formula="of:=['paramètres modèle'.J1029]/['paramètres modèle'.$E102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oulangeri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9.20000000000002" calcext:value-type="float">
            <text:p><text:s/>9 <text:s text:c="3"/></text:p>
          </table:table-cell>
          <table:table-cell table:style-name="ce16" table:formula="of:=['paramètres modèle'.F1030]/['paramètres modèle'.$E1030]" office:value-type="float" office:value="1" calcext:value-type="float">
            <text:p>1,0</text:p>
          </table:table-cell>
          <table:table-cell table:style-name="ce16" table:formula="of:=['paramètres modèle'.G1030]/['paramètres modèle'.$E1030]" office:value-type="float" office:value="1" calcext:value-type="float">
            <text:p>1,0</text:p>
          </table:table-cell>
          <table:table-cell table:style-name="ce16" table:formula="of:=['paramètres modèle'.H1030]/['paramètres modèle'.$E1030]" office:value-type="float" office:value="1" calcext:value-type="float">
            <text:p>1,0</text:p>
          </table:table-cell>
          <table:table-cell table:style-name="ce16" table:formula="of:=['paramètres modèle'.I1030]/['paramètres modèle'.$E1030]" office:value-type="float" office:value="1" calcext:value-type="float">
            <text:p>1,0</text:p>
          </table:table-cell>
          <table:table-cell table:style-name="ce16" table:formula="of:=['paramètres modèle'.J1030]/['paramètres modèle'.$E103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brico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1031]/['paramètres modèle'.$E1031]" office:value-type="float" office:value="1" calcext:value-type="float">
            <text:p>1,0</text:p>
          </table:table-cell>
          <table:table-cell table:style-name="ce16" table:formula="of:=['paramètres modèle'.G1031]/['paramètres modèle'.$E1031]" office:value-type="float" office:value="1" calcext:value-type="float">
            <text:p>1,0</text:p>
          </table:table-cell>
          <table:table-cell table:style-name="ce16" table:formula="of:=['paramètres modèle'.H1031]/['paramètres modèle'.$E1031]" office:value-type="float" office:value="1" calcext:value-type="float">
            <text:p>1,0</text:p>
          </table:table-cell>
          <table:table-cell table:style-name="ce16" table:formula="of:=['paramètres modèle'.I1031]/['paramètres modèle'.$E1031]" office:value-type="float" office:value="1" calcext:value-type="float">
            <text:p>1,0</text:p>
          </table:table-cell>
          <table:table-cell table:style-name="ce16" table:formula="of:=['paramètres modèle'.J1031]/['paramètres modèle'.$E103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commerce de gro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.36" calcext:value-type="float">
            <text:p><text:s/>2 <text:s text:c="3"/></text:p>
          </table:table-cell>
          <table:table-cell table:style-name="ce16" table:formula="of:=['paramètres modèle'.F1032]/['paramètres modèle'.$E1032]" office:value-type="float" office:value="1" calcext:value-type="float">
            <text:p>1,0</text:p>
          </table:table-cell>
          <table:table-cell table:style-name="ce16" table:formula="of:=['paramètres modèle'.G1032]/['paramètres modèle'.$E1032]" office:value-type="float" office:value="1" calcext:value-type="float">
            <text:p>1,0</text:p>
          </table:table-cell>
          <table:table-cell table:style-name="ce16" table:formula="of:=['paramètres modèle'.H1032]/['paramètres modèle'.$E1032]" office:value-type="float" office:value="1" calcext:value-type="float">
            <text:p>1,0</text:p>
          </table:table-cell>
          <table:table-cell table:style-name="ce16" table:formula="of:=['paramètres modèle'.I1032]/['paramètres modèle'.$E1032]" office:value-type="float" office:value="1" calcext:value-type="float">
            <text:p>1,0</text:p>
          </table:table-cell>
          <table:table-cell table:style-name="ce16" table:formula="of:=['paramètres modèle'.J1032]/['paramètres modèle'.$E103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librairi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.99320583512579" calcext:value-type="float">
            <text:p><text:s/>2 <text:s text:c="3"/></text:p>
          </table:table-cell>
          <table:table-cell table:style-name="ce16" table:formula="of:=['paramètres modèle'.F1033]/['paramètres modèle'.$E1033]" office:value-type="float" office:value="1" calcext:value-type="float">
            <text:p>1,0</text:p>
          </table:table-cell>
          <table:table-cell table:style-name="ce16" table:formula="of:=['paramètres modèle'.G1033]/['paramètres modèle'.$E1033]" office:value-type="float" office:value="1" calcext:value-type="float">
            <text:p>1,0</text:p>
          </table:table-cell>
          <table:table-cell table:style-name="ce16" table:formula="of:=['paramètres modèle'.H1033]/['paramètres modèle'.$E1033]" office:value-type="float" office:value="1" calcext:value-type="float">
            <text:p>1,0</text:p>
          </table:table-cell>
          <table:table-cell table:style-name="ce16" table:formula="of:=['paramètres modèle'.I1033]/['paramètres modèle'.$E1033]" office:value-type="float" office:value="1" calcext:value-type="float">
            <text:p>1,0</text:p>
          </table:table-cell>
          <table:table-cell table:style-name="ce16" table:formula="of:=['paramètres modèle'.J1033]/['paramètres modèle'.$E103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mod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1034]/['paramètres modèle'.$E1034]" office:value-type="float" office:value="1" calcext:value-type="float">
            <text:p>1,0</text:p>
          </table:table-cell>
          <table:table-cell table:style-name="ce16" table:formula="of:=['paramètres modèle'.G1034]/['paramètres modèle'.$E1034]" office:value-type="float" office:value="1" calcext:value-type="float">
            <text:p>1,0</text:p>
          </table:table-cell>
          <table:table-cell table:style-name="ce16" table:formula="of:=['paramètres modèle'.H1034]/['paramètres modèle'.$E1034]" office:value-type="float" office:value="1" calcext:value-type="float">
            <text:p>1,0</text:p>
          </table:table-cell>
          <table:table-cell table:style-name="ce16" table:formula="of:=['paramètres modèle'.I1034]/['paramètres modèle'.$E1034]" office:value-type="float" office:value="1" calcext:value-type="float">
            <text:p>1,0</text:p>
          </table:table-cell>
          <table:table-cell table:style-name="ce16" table:formula="of:=['paramètres modèle'.J1034]/['paramètres modèle'.$E103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oissonneri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9.20000000000001" calcext:value-type="float">
            <text:p><text:s/>9 <text:s text:c="3"/></text:p>
          </table:table-cell>
          <table:table-cell table:style-name="ce16" table:formula="of:=['paramètres modèle'.F1035]/['paramètres modèle'.$E1035]" office:value-type="float" office:value="1" calcext:value-type="float">
            <text:p>1,0</text:p>
          </table:table-cell>
          <table:table-cell table:style-name="ce16" table:formula="of:=['paramètres modèle'.G1035]/['paramètres modèle'.$E1035]" office:value-type="float" office:value="1" calcext:value-type="float">
            <text:p>1,0</text:p>
          </table:table-cell>
          <table:table-cell table:style-name="ce16" table:formula="of:=['paramètres modèle'.H1035]/['paramètres modèle'.$E1035]" office:value-type="float" office:value="1" calcext:value-type="float">
            <text:p>1,0</text:p>
          </table:table-cell>
          <table:table-cell table:style-name="ce16" table:formula="of:=['paramètres modèle'.I1035]/['paramètres modèle'.$E1035]" office:value-type="float" office:value="1" calcext:value-type="float">
            <text:p>1,0</text:p>
          </table:table-cell>
          <table:table-cell table:style-name="ce16" table:formula="of:=['paramètres modèle'.J1035]/['paramètres modèle'.$E103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Petit proces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0.2" calcext:value-type="float">
            <text:p><text:s/>20 <text:s text:c="3"/></text:p>
          </table:table-cell>
          <table:table-cell table:style-name="ce16" table:formula="of:=['paramètres modèle'.F1036]/['paramètres modèle'.$E1036]" office:value-type="float" office:value="1" calcext:value-type="float">
            <text:p>1,0</text:p>
          </table:table-cell>
          <table:table-cell table:style-name="ce16" table:formula="of:=['paramètres modèle'.G1036]/['paramètres modèle'.$E1036]" office:value-type="float" office:value="1" calcext:value-type="float">
            <text:p>1,0</text:p>
          </table:table-cell>
          <table:table-cell table:style-name="ce16" table:formula="of:=['paramètres modèle'.H1036]/['paramètres modèle'.$E1036]" office:value-type="float" office:value="1" calcext:value-type="float">
            <text:p>1,0</text:p>
          </table:table-cell>
          <table:table-cell table:style-name="ce16" table:formula="of:=['paramètres modèle'.I1036]/['paramètres modèle'.$E1036]" office:value-type="float" office:value="1" calcext:value-type="float">
            <text:p>1,0</text:p>
          </table:table-cell>
          <table:table-cell table:style-name="ce16" table:formula="of:=['paramètres modèle'.J1036]/['paramètres modèle'.$E103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ett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9.68" calcext:value-type="float">
            <text:p><text:s/>10 <text:s text:c="3"/></text:p>
          </table:table-cell>
          <table:table-cell table:style-name="ce16" table:formula="of:=['paramètres modèle'.F1037]/['paramètres modèle'.$E1037]" office:value-type="float" office:value="1" calcext:value-type="float">
            <text:p>1,0</text:p>
          </table:table-cell>
          <table:table-cell table:style-name="ce16" table:formula="of:=['paramètres modèle'.G1037]/['paramètres modèle'.$E1037]" office:value-type="float" office:value="1" calcext:value-type="float">
            <text:p>1,0</text:p>
          </table:table-cell>
          <table:table-cell table:style-name="ce16" table:formula="of:=['paramètres modèle'.H1037]/['paramètres modèle'.$E1037]" office:value-type="float" office:value="1" calcext:value-type="float">
            <text:p>1,0</text:p>
          </table:table-cell>
          <table:table-cell table:style-name="ce16" table:formula="of:=['paramètres modèle'.I1037]/['paramètres modèle'.$E1037]" office:value-type="float" office:value="1" calcext:value-type="float">
            <text:p>1,0</text:p>
          </table:table-cell>
          <table:table-cell table:style-name="ce16" table:formula="of:=['paramètres modèle'.J1037]/['paramètres modèle'.$E103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Supermarché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9.68" calcext:value-type="float">
            <text:p><text:s/>10 <text:s text:c="3"/></text:p>
          </table:table-cell>
          <table:table-cell table:style-name="ce16" table:formula="of:=['paramètres modèle'.F1038]/['paramètres modèle'.$E1038]" office:value-type="float" office:value="1" calcext:value-type="float">
            <text:p>1,0</text:p>
          </table:table-cell>
          <table:table-cell table:style-name="ce16" table:formula="of:=['paramètres modèle'.G1038]/['paramètres modèle'.$E1038]" office:value-type="float" office:value="1" calcext:value-type="float">
            <text:p>1,0</text:p>
          </table:table-cell>
          <table:table-cell table:style-name="ce16" table:formula="of:=['paramètres modèle'.H1038]/['paramètres modèle'.$E1038]" office:value-type="float" office:value="1" calcext:value-type="float">
            <text:p>1,0</text:p>
          </table:table-cell>
          <table:table-cell table:style-name="ce16" table:formula="of:=['paramètres modèle'.I1038]/['paramètres modèle'.$E1038]" office:value-type="float" office:value="1" calcext:value-type="float">
            <text:p>1,0</text:p>
          </table:table-cell>
          <table:table-cell table:style-name="ce16" table:formula="of:=['paramètres modèle'.J1038]/['paramètres modèle'.$E103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ommerce</text:p>
          </table:table-cell>
          <table:table-cell table:style-name="ce8" office:value-type="string" calcext:value-type="string">
            <text:p>ZAC Mod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.29" calcext:value-type="float">
            <text:p><text:s/>1 <text:s text:c="3"/></text:p>
          </table:table-cell>
          <table:table-cell table:style-name="ce16" table:formula="of:=['paramètres modèle'.F1039]/['paramètres modèle'.$E1039]" office:value-type="float" office:value="1" calcext:value-type="float">
            <text:p>1,0</text:p>
          </table:table-cell>
          <table:table-cell table:style-name="ce16" table:formula="of:=['paramètres modèle'.G1039]/['paramètres modèle'.$E1039]" office:value-type="float" office:value="1" calcext:value-type="float">
            <text:p>1,0</text:p>
          </table:table-cell>
          <table:table-cell table:style-name="ce16" table:formula="of:=['paramètres modèle'.H1039]/['paramètres modèle'.$E1039]" office:value-type="float" office:value="1" calcext:value-type="float">
            <text:p>1,0</text:p>
          </table:table-cell>
          <table:table-cell table:style-name="ce16" table:formula="of:=['paramètres modèle'.I1039]/['paramètres modèle'.$E1039]" office:value-type="float" office:value="1" calcext:value-type="float">
            <text:p>1,0</text:p>
          </table:table-cell>
          <table:table-cell table:style-name="ce16" table:formula="of:=['paramètres modèle'.J1039]/['paramètres modèle'.$E103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collég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328.404957189" calcext:value-type="float">
            <text:p><text:s/>328 <text:s text:c="3"/></text:p>
          </table:table-cell>
          <table:table-cell table:style-name="ce16" table:formula="of:=['paramètres modèle'.F1040]/['paramètres modèle'.$E1040]" office:value-type="float" office:value="1" calcext:value-type="float">
            <text:p>1,0</text:p>
          </table:table-cell>
          <table:table-cell table:style-name="ce16" table:formula="of:=['paramètres modèle'.G1040]/['paramètres modèle'.$E1040]" office:value-type="float" office:value="1" calcext:value-type="float">
            <text:p>1,0</text:p>
          </table:table-cell>
          <table:table-cell table:style-name="ce16" table:formula="of:=['paramètres modèle'.H1040]/['paramètres modèle'.$E1040]" office:value-type="float" office:value="1" calcext:value-type="float">
            <text:p>1,0</text:p>
          </table:table-cell>
          <table:table-cell table:style-name="ce16" table:formula="of:=['paramètres modèle'.I1040]/['paramètres modèle'.$E1040]" office:value-type="float" office:value="1" calcext:value-type="float">
            <text:p>1,0</text:p>
          </table:table-cell>
          <table:table-cell table:style-name="ce16" table:formula="of:=['paramètres modèle'.J1040]/['paramètres modèle'.$E104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élémenta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31.506746905" calcext:value-type="float">
            <text:p><text:s/>132 <text:s text:c="3"/></text:p>
          </table:table-cell>
          <table:table-cell table:style-name="ce16" table:formula="of:=['paramètres modèle'.F1041]/['paramètres modèle'.$E1041]" office:value-type="float" office:value="1" calcext:value-type="float">
            <text:p>1,0</text:p>
          </table:table-cell>
          <table:table-cell table:style-name="ce16" table:formula="of:=['paramètres modèle'.G1041]/['paramètres modèle'.$E1041]" office:value-type="float" office:value="1" calcext:value-type="float">
            <text:p>1,0</text:p>
          </table:table-cell>
          <table:table-cell table:style-name="ce16" table:formula="of:=['paramètres modèle'.H1041]/['paramètres modèle'.$E1041]" office:value-type="float" office:value="1" calcext:value-type="float">
            <text:p>1,0</text:p>
          </table:table-cell>
          <table:table-cell table:style-name="ce16" table:formula="of:=['paramètres modèle'.I1041]/['paramètres modèle'.$E1041]" office:value-type="float" office:value="1" calcext:value-type="float">
            <text:p>1,0</text:p>
          </table:table-cell>
          <table:table-cell table:style-name="ce16" table:formula="of:=['paramètres modèle'.J1041]/['paramètres modèle'.$E104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EGT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328.404957189" calcext:value-type="float">
            <text:p><text:s/>328 <text:s text:c="3"/></text:p>
          </table:table-cell>
          <table:table-cell table:style-name="ce16" table:formula="of:=['paramètres modèle'.F1042]/['paramètres modèle'.$E1042]" office:value-type="float" office:value="1" calcext:value-type="float">
            <text:p>1,0</text:p>
          </table:table-cell>
          <table:table-cell table:style-name="ce16" table:formula="of:=['paramètres modèle'.G1042]/['paramètres modèle'.$E1042]" office:value-type="float" office:value="1" calcext:value-type="float">
            <text:p>1,0</text:p>
          </table:table-cell>
          <table:table-cell table:style-name="ce16" table:formula="of:=['paramètres modèle'.H1042]/['paramètres modèle'.$E1042]" office:value-type="float" office:value="1" calcext:value-type="float">
            <text:p>1,0</text:p>
          </table:table-cell>
          <table:table-cell table:style-name="ce16" table:formula="of:=['paramètres modèle'.I1042]/['paramètres modèle'.$E1042]" office:value-type="float" office:value="1" calcext:value-type="float">
            <text:p>1,0</text:p>
          </table:table-cell>
          <table:table-cell table:style-name="ce16" table:formula="of:=['paramètres modèle'.J1042]/['paramètres modèle'.$E104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LP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328.404957189" calcext:value-type="float">
            <text:p><text:s/>328 <text:s text:c="3"/></text:p>
          </table:table-cell>
          <table:table-cell table:style-name="ce16" table:formula="of:=['paramètres modèle'.F1043]/['paramètres modèle'.$E1043]" office:value-type="float" office:value="1" calcext:value-type="float">
            <text:p>1,0</text:p>
          </table:table-cell>
          <table:table-cell table:style-name="ce16" table:formula="of:=['paramètres modèle'.G1043]/['paramètres modèle'.$E1043]" office:value-type="float" office:value="1" calcext:value-type="float">
            <text:p>1,0</text:p>
          </table:table-cell>
          <table:table-cell table:style-name="ce16" table:formula="of:=['paramètres modèle'.H1043]/['paramètres modèle'.$E1043]" office:value-type="float" office:value="1" calcext:value-type="float">
            <text:p>1,0</text:p>
          </table:table-cell>
          <table:table-cell table:style-name="ce16" table:formula="of:=['paramètres modèle'.I1043]/['paramètres modèle'.$E1043]" office:value-type="float" office:value="1" calcext:value-type="float">
            <text:p>1,0</text:p>
          </table:table-cell>
          <table:table-cell table:style-name="ce16" table:formula="of:=['paramètres modèle'.J1043]/['paramètres modèle'.$E104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antine préélémenta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31.506746905" calcext:value-type="float">
            <text:p><text:s/>132 <text:s text:c="3"/></text:p>
          </table:table-cell>
          <table:table-cell table:style-name="ce16" table:formula="of:=['paramètres modèle'.F1044]/['paramètres modèle'.$E1044]" office:value-type="float" office:value="1" calcext:value-type="float">
            <text:p>1,0</text:p>
          </table:table-cell>
          <table:table-cell table:style-name="ce16" table:formula="of:=['paramètres modèle'.G1044]/['paramètres modèle'.$E1044]" office:value-type="float" office:value="1" calcext:value-type="float">
            <text:p>1,0</text:p>
          </table:table-cell>
          <table:table-cell table:style-name="ce16" table:formula="of:=['paramètres modèle'.H1044]/['paramètres modèle'.$E1044]" office:value-type="float" office:value="1" calcext:value-type="float">
            <text:p>1,0</text:p>
          </table:table-cell>
          <table:table-cell table:style-name="ce16" table:formula="of:=['paramètres modèle'.I1044]/['paramètres modèle'.$E1044]" office:value-type="float" office:value="1" calcext:value-type="float">
            <text:p>1,0</text:p>
          </table:table-cell>
          <table:table-cell table:style-name="ce16" table:formula="of:=['paramètres modèle'.J1044]/['paramètres modèle'.$E104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Collèg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45]/['paramètres modèle'.$E1045]" office:value-type="float" office:value="1" calcext:value-type="float">
            <text:p>1,0</text:p>
          </table:table-cell>
          <table:table-cell table:style-name="ce16" table:formula="of:=['paramètres modèle'.G1045]/['paramètres modèle'.$E1045]" office:value-type="float" office:value="1" calcext:value-type="float">
            <text:p>1,0</text:p>
          </table:table-cell>
          <table:table-cell table:style-name="ce16" table:formula="of:=['paramètres modèle'.H1045]/['paramètres modèle'.$E1045]" office:value-type="float" office:value="1" calcext:value-type="float">
            <text:p>1,0</text:p>
          </table:table-cell>
          <table:table-cell table:style-name="ce16" table:formula="of:=['paramètres modèle'.I1045]/['paramètres modèle'.$E1045]" office:value-type="float" office:value="1" calcext:value-type="float">
            <text:p>1,0</text:p>
          </table:table-cell>
          <table:table-cell table:style-name="ce16" table:formula="of:=['paramètres modèle'.J1045]/['paramètres modèle'.$E104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écol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63406863" calcext:value-type="float">
            <text:p><text:s/>15 <text:s text:c="3"/></text:p>
          </table:table-cell>
          <table:table-cell table:style-name="ce16" table:formula="of:=['paramètres modèle'.F1046]/['paramètres modèle'.$E1046]" office:value-type="float" office:value="1" calcext:value-type="float">
            <text:p>1,0</text:p>
          </table:table-cell>
          <table:table-cell table:style-name="ce16" table:formula="of:=['paramètres modèle'.G1046]/['paramètres modèle'.$E1046]" office:value-type="float" office:value="1" calcext:value-type="float">
            <text:p>1,0</text:p>
          </table:table-cell>
          <table:table-cell table:style-name="ce16" table:formula="of:=['paramètres modèle'.H1046]/['paramètres modèle'.$E1046]" office:value-type="float" office:value="1" calcext:value-type="float">
            <text:p>1,0</text:p>
          </table:table-cell>
          <table:table-cell table:style-name="ce16" table:formula="of:=['paramètres modèle'.I1046]/['paramètres modèle'.$E1046]" office:value-type="float" office:value="1" calcext:value-type="float">
            <text:p>1,0</text:p>
          </table:table-cell>
          <table:table-cell table:style-name="ce16" table:formula="of:=['paramètres modèle'.J1046]/['paramètres modèle'.$E104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Elémenta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47]/['paramètres modèle'.$E1047]" office:value-type="float" office:value="1" calcext:value-type="float">
            <text:p>1,0</text:p>
          </table:table-cell>
          <table:table-cell table:style-name="ce16" table:formula="of:=['paramètres modèle'.G1047]/['paramètres modèle'.$E1047]" office:value-type="float" office:value="1" calcext:value-type="float">
            <text:p>1,0</text:p>
          </table:table-cell>
          <table:table-cell table:style-name="ce16" table:formula="of:=['paramètres modèle'.H1047]/['paramètres modèle'.$E1047]" office:value-type="float" office:value="1" calcext:value-type="float">
            <text:p>1,0</text:p>
          </table:table-cell>
          <table:table-cell table:style-name="ce16" table:formula="of:=['paramètres modèle'.I1047]/['paramètres modèle'.$E1047]" office:value-type="float" office:value="1" calcext:value-type="float">
            <text:p>1,0</text:p>
          </table:table-cell>
          <table:table-cell table:style-name="ce16" table:formula="of:=['paramètres modèle'.J1047]/['paramètres modèle'.$E104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colleg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48]/['paramètres modèle'.$E1048]" office:value-type="float" office:value="1" calcext:value-type="float">
            <text:p>1,0</text:p>
          </table:table-cell>
          <table:table-cell table:style-name="ce16" table:formula="of:=['paramètres modèle'.G1048]/['paramètres modèle'.$E1048]" office:value-type="float" office:value="1" calcext:value-type="float">
            <text:p>1,0</text:p>
          </table:table-cell>
          <table:table-cell table:style-name="ce16" table:formula="of:=['paramètres modèle'.H1048]/['paramètres modèle'.$E1048]" office:value-type="float" office:value="1" calcext:value-type="float">
            <text:p>1,0</text:p>
          </table:table-cell>
          <table:table-cell table:style-name="ce16" table:formula="of:=['paramètres modèle'.I1048]/['paramètres modèle'.$E1048]" office:value-type="float" office:value="1" calcext:value-type="float">
            <text:p>1,0</text:p>
          </table:table-cell>
          <table:table-cell table:style-name="ce16" table:formula="of:=['paramètres modèle'.J1048]/['paramètres modèle'.$E104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EGT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49]/['paramètres modèle'.$E1049]" office:value-type="float" office:value="1" calcext:value-type="float">
            <text:p>1,0</text:p>
          </table:table-cell>
          <table:table-cell table:style-name="ce16" table:formula="of:=['paramètres modèle'.G1049]/['paramètres modèle'.$E1049]" office:value-type="float" office:value="1" calcext:value-type="float">
            <text:p>1,0</text:p>
          </table:table-cell>
          <table:table-cell table:style-name="ce16" table:formula="of:=['paramètres modèle'.H1049]/['paramètres modèle'.$E1049]" office:value-type="float" office:value="1" calcext:value-type="float">
            <text:p>1,0</text:p>
          </table:table-cell>
          <table:table-cell table:style-name="ce16" table:formula="of:=['paramètres modèle'.I1049]/['paramètres modèle'.$E1049]" office:value-type="float" office:value="1" calcext:value-type="float">
            <text:p>1,0</text:p>
          </table:table-cell>
          <table:table-cell table:style-name="ce16" table:formula="of:=['paramètres modèle'.J1049]/['paramètres modèle'.$E104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Internat LP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50]/['paramètres modèle'.$E1050]" office:value-type="float" office:value="1" calcext:value-type="float">
            <text:p>1,0</text:p>
          </table:table-cell>
          <table:table-cell table:style-name="ce16" table:formula="of:=['paramètres modèle'.G1050]/['paramètres modèle'.$E1050]" office:value-type="float" office:value="1" calcext:value-type="float">
            <text:p>1,0</text:p>
          </table:table-cell>
          <table:table-cell table:style-name="ce16" table:formula="of:=['paramètres modèle'.H1050]/['paramètres modèle'.$E1050]" office:value-type="float" office:value="1" calcext:value-type="float">
            <text:p>1,0</text:p>
          </table:table-cell>
          <table:table-cell table:style-name="ce16" table:formula="of:=['paramètres modèle'.I1050]/['paramètres modèle'.$E1050]" office:value-type="float" office:value="1" calcext:value-type="float">
            <text:p>1,0</text:p>
          </table:table-cell>
          <table:table-cell table:style-name="ce16" table:formula="of:=['paramètres modèle'.J1050]/['paramètres modèle'.$E105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d’enseignement général et technologique (LEGT)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51]/['paramètres modèle'.$E1051]" office:value-type="float" office:value="1" calcext:value-type="float">
            <text:p>1,0</text:p>
          </table:table-cell>
          <table:table-cell table:style-name="ce16" table:formula="of:=['paramètres modèle'.G1051]/['paramètres modèle'.$E1051]" office:value-type="float" office:value="1" calcext:value-type="float">
            <text:p>1,0</text:p>
          </table:table-cell>
          <table:table-cell table:style-name="ce16" table:formula="of:=['paramètres modèle'.H1051]/['paramètres modèle'.$E1051]" office:value-type="float" office:value="1" calcext:value-type="float">
            <text:p>1,0</text:p>
          </table:table-cell>
          <table:table-cell table:style-name="ce16" table:formula="of:=['paramètres modèle'.I1051]/['paramètres modèle'.$E1051]" office:value-type="float" office:value="1" calcext:value-type="float">
            <text:p>1,0</text:p>
          </table:table-cell>
          <table:table-cell table:style-name="ce16" table:formula="of:=['paramètres modèle'.J1051]/['paramètres modèle'.$E105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Lycée professionnel (LP)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52]/['paramètres modèle'.$E1052]" office:value-type="float" office:value="1" calcext:value-type="float">
            <text:p>1,0</text:p>
          </table:table-cell>
          <table:table-cell table:style-name="ce16" table:formula="of:=['paramètres modèle'.G1052]/['paramètres modèle'.$E1052]" office:value-type="float" office:value="1" calcext:value-type="float">
            <text:p>1,0</text:p>
          </table:table-cell>
          <table:table-cell table:style-name="ce16" table:formula="of:=['paramètres modèle'.H1052]/['paramètres modèle'.$E1052]" office:value-type="float" office:value="1" calcext:value-type="float">
            <text:p>1,0</text:p>
          </table:table-cell>
          <table:table-cell table:style-name="ce16" table:formula="of:=['paramètres modèle'.I1052]/['paramètres modèle'.$E1052]" office:value-type="float" office:value="1" calcext:value-type="float">
            <text:p>1,0</text:p>
          </table:table-cell>
          <table:table-cell table:style-name="ce16" table:formula="of:=['paramètres modèle'.J1052]/['paramètres modèle'.$E105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Préélémenta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5.209110314333" calcext:value-type="float">
            <text:p><text:s/>145 <text:s text:c="3"/></text:p>
          </table:table-cell>
          <table:table-cell table:style-name="ce16" table:formula="of:=['paramètres modèle'.F1053]/['paramètres modèle'.$E1053]" office:value-type="float" office:value="1" calcext:value-type="float">
            <text:p>1,0</text:p>
          </table:table-cell>
          <table:table-cell table:style-name="ce16" table:formula="of:=['paramètres modèle'.G1053]/['paramètres modèle'.$E1053]" office:value-type="float" office:value="1" calcext:value-type="float">
            <text:p>1,0</text:p>
          </table:table-cell>
          <table:table-cell table:style-name="ce16" table:formula="of:=['paramètres modèle'.H1053]/['paramètres modèle'.$E1053]" office:value-type="float" office:value="1" calcext:value-type="float">
            <text:p>1,0</text:p>
          </table:table-cell>
          <table:table-cell table:style-name="ce16" table:formula="of:=['paramètres modèle'.I1053]/['paramètres modèle'.$E1053]" office:value-type="float" office:value="1" calcext:value-type="float">
            <text:p>1,0</text:p>
          </table:table-cell>
          <table:table-cell table:style-name="ce16" table:formula="of:=['paramètres modèle'.J1053]/['paramètres modèle'.$E105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en sciences humaines et sociale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63406863" calcext:value-type="float">
            <text:p><text:s/>15 <text:s text:c="3"/></text:p>
          </table:table-cell>
          <table:table-cell table:style-name="ce16" table:formula="of:=['paramètres modèle'.F1054]/['paramètres modèle'.$E1054]" office:value-type="float" office:value="1" calcext:value-type="float">
            <text:p>1,0</text:p>
          </table:table-cell>
          <table:table-cell table:style-name="ce16" table:formula="of:=['paramètres modèle'.G1054]/['paramètres modèle'.$E1054]" office:value-type="float" office:value="1" calcext:value-type="float">
            <text:p>1,0</text:p>
          </table:table-cell>
          <table:table-cell table:style-name="ce16" table:formula="of:=['paramètres modèle'.H1054]/['paramètres modèle'.$E1054]" office:value-type="float" office:value="1" calcext:value-type="float">
            <text:p>1,0</text:p>
          </table:table-cell>
          <table:table-cell table:style-name="ce16" table:formula="of:=['paramètres modèle'.I1054]/['paramètres modèle'.$E1054]" office:value-type="float" office:value="1" calcext:value-type="float">
            <text:p>1,0</text:p>
          </table:table-cell>
          <table:table-cell table:style-name="ce16" table:formula="of:=['paramètres modèle'.J1054]/['paramètres modèle'.$E105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R&amp;D sciences physiques et naturelle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63406863" calcext:value-type="float">
            <text:p><text:s/>15 <text:s text:c="3"/></text:p>
          </table:table-cell>
          <table:table-cell table:style-name="ce16" table:formula="of:=['paramètres modèle'.F1055]/['paramètres modèle'.$E1055]" office:value-type="float" office:value="1" calcext:value-type="float">
            <text:p>1,0</text:p>
          </table:table-cell>
          <table:table-cell table:style-name="ce16" table:formula="of:=['paramètres modèle'.G1055]/['paramètres modèle'.$E1055]" office:value-type="float" office:value="1" calcext:value-type="float">
            <text:p>1,0</text:p>
          </table:table-cell>
          <table:table-cell table:style-name="ce16" table:formula="of:=['paramètres modèle'.H1055]/['paramètres modèle'.$E1055]" office:value-type="float" office:value="1" calcext:value-type="float">
            <text:p>1,0</text:p>
          </table:table-cell>
          <table:table-cell table:style-name="ce16" table:formula="of:=['paramètres modèle'.I1055]/['paramètres modèle'.$E1055]" office:value-type="float" office:value="1" calcext:value-type="float">
            <text:p>1,0</text:p>
          </table:table-cell>
          <table:table-cell table:style-name="ce16" table:formula="of:=['paramètres modèle'.J1055]/['paramètres modèle'.$E105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Enseignement Recherche</text:p>
          </table:table-cell>
          <table:table-cell table:style-name="ce8" office:value-type="string" calcext:value-type="string">
            <text:p>université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4.663406863" calcext:value-type="float">
            <text:p><text:s/>15 <text:s text:c="3"/></text:p>
          </table:table-cell>
          <table:table-cell table:style-name="ce16" table:formula="of:=['paramètres modèle'.F1056]/['paramètres modèle'.$E1056]" office:value-type="float" office:value="1" calcext:value-type="float">
            <text:p>1,0</text:p>
          </table:table-cell>
          <table:table-cell table:style-name="ce16" table:formula="of:=['paramètres modèle'.G1056]/['paramètres modèle'.$E1056]" office:value-type="float" office:value="1" calcext:value-type="float">
            <text:p>1,0</text:p>
          </table:table-cell>
          <table:table-cell table:style-name="ce16" table:formula="of:=['paramètres modèle'.H1056]/['paramètres modèle'.$E1056]" office:value-type="float" office:value="1" calcext:value-type="float">
            <text:p>1,0</text:p>
          </table:table-cell>
          <table:table-cell table:style-name="ce16" table:formula="of:=['paramètres modèle'.I1056]/['paramètres modèle'.$E1056]" office:value-type="float" office:value="1" calcext:value-type="float">
            <text:p>1,0</text:p>
          </table:table-cell>
          <table:table-cell table:style-name="ce16" table:formula="of:=['paramètres modèle'.J1056]/['paramètres modèle'.$E105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Foyers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4.653000572" calcext:value-type="float">
            <text:p><text:s/>25 <text:s text:c="3"/></text:p>
          </table:table-cell>
          <table:table-cell table:style-name="ce16" table:formula="of:=['paramètres modèle'.F1057]/['paramètres modèle'.$E1057]" office:value-type="float" office:value="1" calcext:value-type="float">
            <text:p>1,0</text:p>
          </table:table-cell>
          <table:table-cell table:style-name="ce16" table:formula="of:=['paramètres modèle'.G1057]/['paramètres modèle'.$E1057]" office:value-type="float" office:value="1" calcext:value-type="float">
            <text:p>1,0</text:p>
          </table:table-cell>
          <table:table-cell table:style-name="ce16" table:formula="of:=['paramètres modèle'.H1057]/['paramètres modèle'.$E1057]" office:value-type="float" office:value="1" calcext:value-type="float">
            <text:p>1,0</text:p>
          </table:table-cell>
          <table:table-cell table:style-name="ce16" table:formula="of:=['paramètres modèle'.I1057]/['paramètres modèle'.$E1057]" office:value-type="float" office:value="1" calcext:value-type="float">
            <text:p>1,0</text:p>
          </table:table-cell>
          <table:table-cell table:style-name="ce16" table:formula="of:=['paramètres modèle'.J1057]/['paramètres modèle'.$E105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de pré-retrait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4.653000572" calcext:value-type="float">
            <text:p><text:s/>25 <text:s text:c="3"/></text:p>
          </table:table-cell>
          <table:table-cell table:style-name="ce16" table:formula="of:=['paramètres modèle'.F1058]/['paramètres modèle'.$E1058]" office:value-type="float" office:value="1" calcext:value-type="float">
            <text:p>1,0</text:p>
          </table:table-cell>
          <table:table-cell table:style-name="ce16" table:formula="of:=['paramètres modèle'.G1058]/['paramètres modèle'.$E1058]" office:value-type="float" office:value="1" calcext:value-type="float">
            <text:p>1,0</text:p>
          </table:table-cell>
          <table:table-cell table:style-name="ce16" table:formula="of:=['paramètres modèle'.H1058]/['paramètres modèle'.$E1058]" office:value-type="float" office:value="1" calcext:value-type="float">
            <text:p>1,0</text:p>
          </table:table-cell>
          <table:table-cell table:style-name="ce16" table:formula="of:=['paramètres modèle'.I1058]/['paramètres modèle'.$E1058]" office:value-type="float" office:value="1" calcext:value-type="float">
            <text:p>1,0</text:p>
          </table:table-cell>
          <table:table-cell table:style-name="ce16" table:formula="of:=['paramètres modèle'.J1058]/['paramètres modèle'.$E105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Maison retraite médicalisé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4.653000572" calcext:value-type="float">
            <text:p><text:s/>25 <text:s text:c="3"/></text:p>
          </table:table-cell>
          <table:table-cell table:style-name="ce16" table:formula="of:=['paramètres modèle'.F1059]/['paramètres modèle'.$E1059]" office:value-type="float" office:value="1" calcext:value-type="float">
            <text:p>1,0</text:p>
          </table:table-cell>
          <table:table-cell table:style-name="ce16" table:formula="of:=['paramètres modèle'.G1059]/['paramètres modèle'.$E1059]" office:value-type="float" office:value="1" calcext:value-type="float">
            <text:p>1,0</text:p>
          </table:table-cell>
          <table:table-cell table:style-name="ce16" table:formula="of:=['paramètres modèle'.H1059]/['paramètres modèle'.$E1059]" office:value-type="float" office:value="1" calcext:value-type="float">
            <text:p>1,0</text:p>
          </table:table-cell>
          <table:table-cell table:style-name="ce16" table:formula="of:=['paramètres modèle'.I1059]/['paramètres modèle'.$E1059]" office:value-type="float" office:value="1" calcext:value-type="float">
            <text:p>1,0</text:p>
          </table:table-cell>
          <table:table-cell table:style-name="ce16" table:formula="of:=['paramètres modèle'.J1059]/['paramètres modèle'.$E105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ce universita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4.653000572" calcext:value-type="float">
            <text:p><text:s/>25 <text:s text:c="3"/></text:p>
          </table:table-cell>
          <table:table-cell table:style-name="ce16" table:formula="of:=['paramètres modèle'.F1060]/['paramètres modèle'.$E1060]" office:value-type="float" office:value="1" calcext:value-type="float">
            <text:p>1,0</text:p>
          </table:table-cell>
          <table:table-cell table:style-name="ce16" table:formula="of:=['paramètres modèle'.G1060]/['paramètres modèle'.$E1060]" office:value-type="float" office:value="1" calcext:value-type="float">
            <text:p>1,0</text:p>
          </table:table-cell>
          <table:table-cell table:style-name="ce16" table:formula="of:=['paramètres modèle'.H1060]/['paramètres modèle'.$E1060]" office:value-type="float" office:value="1" calcext:value-type="float">
            <text:p>1,0</text:p>
          </table:table-cell>
          <table:table-cell table:style-name="ce16" table:formula="of:=['paramètres modèle'.I1060]/['paramètres modèle'.$E1060]" office:value-type="float" office:value="1" calcext:value-type="float">
            <text:p>1,0</text:p>
          </table:table-cell>
          <table:table-cell table:style-name="ce16" table:formula="of:=['paramètres modèle'.J1060]/['paramètres modèle'.$E106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Habitat Communautaire</text:p>
          </table:table-cell>
          <table:table-cell table:style-name="ce8" office:value-type="string" calcext:value-type="string">
            <text:p>Résidentiel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24.653000572" calcext:value-type="float">
            <text:p><text:s/>25 <text:s text:c="3"/></text:p>
          </table:table-cell>
          <table:table-cell table:style-name="ce16" table:formula="of:=['paramètres modèle'.F1061]/['paramètres modèle'.$E1061]" office:value-type="float" office:value="1" calcext:value-type="float">
            <text:p>1,0</text:p>
          </table:table-cell>
          <table:table-cell table:style-name="ce16" table:formula="of:=['paramètres modèle'.G1061]/['paramètres modèle'.$E1061]" office:value-type="float" office:value="1" calcext:value-type="float">
            <text:p>1,0</text:p>
          </table:table-cell>
          <table:table-cell table:style-name="ce16" table:formula="of:=['paramètres modèle'.H1061]/['paramètres modèle'.$E1061]" office:value-type="float" office:value="1" calcext:value-type="float">
            <text:p>1,0</text:p>
          </table:table-cell>
          <table:table-cell table:style-name="ce16" table:formula="of:=['paramètres modèle'.I1061]/['paramètres modèle'.$E1061]" office:value-type="float" office:value="1" calcext:value-type="float">
            <text:p>1,0</text:p>
          </table:table-cell>
          <table:table-cell table:style-name="ce16" table:formula="of:=['paramètres modèle'.J1061]/['paramètres modèle'.$E1061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abinet médical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2.151245672" calcext:value-type="float">
            <text:p><text:s/>12 <text:s text:c="3"/></text:p>
          </table:table-cell>
          <table:table-cell table:style-name="ce16" table:formula="of:=['paramètres modèle'.F1062]/['paramètres modèle'.$E1062]" office:value-type="float" office:value="1" calcext:value-type="float">
            <text:p>1,0</text:p>
          </table:table-cell>
          <table:table-cell table:style-name="ce16" table:formula="of:=['paramètres modèle'.G1062]/['paramètres modèle'.$E1062]" office:value-type="float" office:value="1" calcext:value-type="float">
            <text:p>1,0</text:p>
          </table:table-cell>
          <table:table-cell table:style-name="ce16" table:formula="of:=['paramètres modèle'.H1062]/['paramètres modèle'.$E1062]" office:value-type="float" office:value="1" calcext:value-type="float">
            <text:p>1,0</text:p>
          </table:table-cell>
          <table:table-cell table:style-name="ce16" table:formula="of:=['paramètres modèle'.I1062]/['paramètres modèle'.$E1062]" office:value-type="float" office:value="1" calcext:value-type="float">
            <text:p>1,0</text:p>
          </table:table-cell>
          <table:table-cell table:style-name="ce16" table:formula="of:=['paramètres modèle'.J1062]/['paramètres modèle'.$E106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Centre accueil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2.151245672" calcext:value-type="float">
            <text:p><text:s/>12 <text:s text:c="3"/></text:p>
          </table:table-cell>
          <table:table-cell table:style-name="ce16" table:formula="of:=['paramètres modèle'.F1063]/['paramètres modèle'.$E1063]" office:value-type="float" office:value="1" calcext:value-type="float">
            <text:p>1,0</text:p>
          </table:table-cell>
          <table:table-cell table:style-name="ce16" table:formula="of:=['paramètres modèle'.G1063]/['paramètres modèle'.$E1063]" office:value-type="float" office:value="1" calcext:value-type="float">
            <text:p>1,0</text:p>
          </table:table-cell>
          <table:table-cell table:style-name="ce16" table:formula="of:=['paramètres modèle'.H1063]/['paramètres modèle'.$E1063]" office:value-type="float" office:value="1" calcext:value-type="float">
            <text:p>1,0</text:p>
          </table:table-cell>
          <table:table-cell table:style-name="ce16" table:formula="of:=['paramètres modèle'.I1063]/['paramètres modèle'.$E1063]" office:value-type="float" office:value="1" calcext:value-type="float">
            <text:p>1,0</text:p>
          </table:table-cell>
          <table:table-cell table:style-name="ce16" table:formula="of:=['paramètres modèle'.J1063]/['paramètres modèle'.$E106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Garderi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2.151245672" calcext:value-type="float">
            <text:p><text:s/>12 <text:s text:c="3"/></text:p>
          </table:table-cell>
          <table:table-cell table:style-name="ce16" table:formula="of:=['paramètres modèle'.F1064]/['paramètres modèle'.$E1064]" office:value-type="float" office:value="1" calcext:value-type="float">
            <text:p>1,0</text:p>
          </table:table-cell>
          <table:table-cell table:style-name="ce16" table:formula="of:=['paramètres modèle'.G1064]/['paramètres modèle'.$E1064]" office:value-type="float" office:value="1" calcext:value-type="float">
            <text:p>1,0</text:p>
          </table:table-cell>
          <table:table-cell table:style-name="ce16" table:formula="of:=['paramètres modèle'.H1064]/['paramètres modèle'.$E1064]" office:value-type="float" office:value="1" calcext:value-type="float">
            <text:p>1,0</text:p>
          </table:table-cell>
          <table:table-cell table:style-name="ce16" table:formula="of:=['paramètres modèle'.I1064]/['paramètres modèle'.$E1064]" office:value-type="float" office:value="1" calcext:value-type="float">
            <text:p>1,0</text:p>
          </table:table-cell>
          <table:table-cell table:style-name="ce16" table:formula="of:=['paramètres modèle'.J1064]/['paramètres modèle'.$E1064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bloc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2.151245672" calcext:value-type="float">
            <text:p><text:s/>12 <text:s text:c="3"/></text:p>
          </table:table-cell>
          <table:table-cell table:style-name="ce16" table:formula="of:=['paramètres modèle'.F1065]/['paramètres modèle'.$E1065]" office:value-type="float" office:value="1" calcext:value-type="float">
            <text:p>1,0</text:p>
          </table:table-cell>
          <table:table-cell table:style-name="ce16" table:formula="of:=['paramètres modèle'.G1065]/['paramètres modèle'.$E1065]" office:value-type="float" office:value="1" calcext:value-type="float">
            <text:p>1,0</text:p>
          </table:table-cell>
          <table:table-cell table:style-name="ce16" table:formula="of:=['paramètres modèle'.H1065]/['paramètres modèle'.$E1065]" office:value-type="float" office:value="1" calcext:value-type="float">
            <text:p>1,0</text:p>
          </table:table-cell>
          <table:table-cell table:style-name="ce16" table:formula="of:=['paramètres modèle'.I1065]/['paramètres modèle'.$E1065]" office:value-type="float" office:value="1" calcext:value-type="float">
            <text:p>1,0</text:p>
          </table:table-cell>
          <table:table-cell table:style-name="ce16" table:formula="of:=['paramètres modèle'.J1065]/['paramètres modèle'.$E106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maison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2.151245672" calcext:value-type="float">
            <text:p><text:s/>12 <text:s text:c="3"/></text:p>
          </table:table-cell>
          <table:table-cell table:style-name="ce16" table:formula="of:=['paramètres modèle'.F1066]/['paramètres modèle'.$E1066]" office:value-type="float" office:value="1" calcext:value-type="float">
            <text:p>1,0</text:p>
          </table:table-cell>
          <table:table-cell table:style-name="ce16" table:formula="of:=['paramètres modèle'.G1066]/['paramètres modèle'.$E1066]" office:value-type="float" office:value="1" calcext:value-type="float">
            <text:p>1,0</text:p>
          </table:table-cell>
          <table:table-cell table:style-name="ce16" table:formula="of:=['paramètres modèle'.H1066]/['paramètres modèle'.$E1066]" office:value-type="float" office:value="1" calcext:value-type="float">
            <text:p>1,0</text:p>
          </table:table-cell>
          <table:table-cell table:style-name="ce16" table:formula="of:=['paramètres modèle'.I1066]/['paramètres modèle'.$E1066]" office:value-type="float" office:value="1" calcext:value-type="float">
            <text:p>1,0</text:p>
          </table:table-cell>
          <table:table-cell table:style-name="ce16" table:formula="of:=['paramètres modèle'.J1066]/['paramètres modèle'.$E106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anté Action Sociale</text:p>
          </table:table-cell>
          <table:table-cell table:style-name="ce8" office:value-type="string" calcext:value-type="string">
            <text:p>Hopital pavillonna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2.151245672" calcext:value-type="float">
            <text:p><text:s/>12 <text:s text:c="3"/></text:p>
          </table:table-cell>
          <table:table-cell table:style-name="ce16" table:formula="of:=['paramètres modèle'.F1067]/['paramètres modèle'.$E1067]" office:value-type="float" office:value="1" calcext:value-type="float">
            <text:p>1,0</text:p>
          </table:table-cell>
          <table:table-cell table:style-name="ce16" table:formula="of:=['paramètres modèle'.G1067]/['paramètres modèle'.$E1067]" office:value-type="float" office:value="1" calcext:value-type="float">
            <text:p>1,0</text:p>
          </table:table-cell>
          <table:table-cell table:style-name="ce16" table:formula="of:=['paramètres modèle'.H1067]/['paramètres modèle'.$E1067]" office:value-type="float" office:value="1" calcext:value-type="float">
            <text:p>1,0</text:p>
          </table:table-cell>
          <table:table-cell table:style-name="ce16" table:formula="of:=['paramètres modèle'.I1067]/['paramètres modèle'.$E1067]" office:value-type="float" office:value="1" calcext:value-type="float">
            <text:p>1,0</text:p>
          </table:table-cell>
          <table:table-cell table:style-name="ce16" table:formula="of:=['paramètres modèle'.J1067]/['paramètres modèle'.$E106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bar café tabac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80.2493617" calcext:value-type="float">
            <text:p><text:s/>80 <text:s text:c="3"/></text:p>
          </table:table-cell>
          <table:table-cell table:style-name="ce16" table:formula="of:=['paramètres modèle'.F1068]/['paramètres modèle'.$E1068]" office:value-type="float" office:value="1" calcext:value-type="float">
            <text:p>1,0</text:p>
          </table:table-cell>
          <table:table-cell table:style-name="ce16" table:formula="of:=['paramètres modèle'.G1068]/['paramètres modèle'.$E1068]" office:value-type="float" office:value="1" calcext:value-type="float">
            <text:p>1,0</text:p>
          </table:table-cell>
          <table:table-cell table:style-name="ce16" table:formula="of:=['paramètres modèle'.H1068]/['paramètres modèle'.$E1068]" office:value-type="float" office:value="1" calcext:value-type="float">
            <text:p>1,0</text:p>
          </table:table-cell>
          <table:table-cell table:style-name="ce16" table:formula="of:=['paramètres modèle'.I1068]/['paramètres modèle'.$E1068]" office:value-type="float" office:value="1" calcext:value-type="float">
            <text:p>1,0</text:p>
          </table:table-cell>
          <table:table-cell table:style-name="ce16" table:formula="of:=['paramètres modèle'.J1068]/['paramètres modèle'.$E1068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 cinéma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.63206107869705" calcext:value-type="float">
            <text:p><text:s/>8 <text:s text:c="3"/></text:p>
          </table:table-cell>
          <table:table-cell table:style-name="ce16" table:formula="of:=['paramètres modèle'.F1069]/['paramètres modèle'.$E1069]" office:value-type="float" office:value="1" calcext:value-type="float">
            <text:p>1,0</text:p>
          </table:table-cell>
          <table:table-cell table:style-name="ce16" table:formula="of:=['paramètres modèle'.G1069]/['paramètres modèle'.$E1069]" office:value-type="float" office:value="1" calcext:value-type="float">
            <text:p>1,0</text:p>
          </table:table-cell>
          <table:table-cell table:style-name="ce16" table:formula="of:=['paramètres modèle'.H1069]/['paramètres modèle'.$E1069]" office:value-type="float" office:value="1" calcext:value-type="float">
            <text:p>1,0</text:p>
          </table:table-cell>
          <table:table-cell table:style-name="ce16" table:formula="of:=['paramètres modèle'.I1069]/['paramètres modèle'.$E1069]" office:value-type="float" office:value="1" calcext:value-type="float">
            <text:p>1,0</text:p>
          </table:table-cell>
          <table:table-cell table:style-name="ce16" table:formula="of:=['paramètres modèle'.J1069]/['paramètres modèle'.$E1069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de spectacl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12.7079497371127" calcext:value-type="float">
            <text:p><text:s/>13 <text:s text:c="3"/></text:p>
          </table:table-cell>
          <table:table-cell table:style-name="ce16" table:formula="of:=['paramètres modèle'.F1070]/['paramètres modèle'.$E1070]" office:value-type="float" office:value="1" calcext:value-type="float">
            <text:p>1,0</text:p>
          </table:table-cell>
          <table:table-cell table:style-name="ce16" table:formula="of:=['paramètres modèle'.G1070]/['paramètres modèle'.$E1070]" office:value-type="float" office:value="1" calcext:value-type="float">
            <text:p>1,0</text:p>
          </table:table-cell>
          <table:table-cell table:style-name="ce16" table:formula="of:=['paramètres modèle'.H1070]/['paramètres modèle'.$E1070]" office:value-type="float" office:value="1" calcext:value-type="float">
            <text:p>1,0</text:p>
          </table:table-cell>
          <table:table-cell table:style-name="ce16" table:formula="of:=['paramètres modèle'.I1070]/['paramètres modèle'.$E1070]" office:value-type="float" office:value="1" calcext:value-type="float">
            <text:p>1,0</text:p>
          </table:table-cell>
          <table:table-cell table:style-name="ce16" table:formula="of:=['paramètres modèle'.J1070]/['paramètres modèle'.$E107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Grande salle multisport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1071]/['paramètres modèle'.$E1071]" office:value-type="string" office:string-value="" calcext:value-type="error">
            <text:p>#DIV/0 !</text:p>
          </table:table-cell>
          <table:table-cell table:style-name="ce16" table:formula="of:=['paramètres modèle'.G1071]/['paramètres modèle'.$E1071]" office:value-type="string" office:string-value="" calcext:value-type="error">
            <text:p>#DIV/0 !</text:p>
          </table:table-cell>
          <table:table-cell table:style-name="ce16" table:formula="of:=['paramètres modèle'.H1071]/['paramètres modèle'.$E1071]" office:value-type="string" office:string-value="" calcext:value-type="error">
            <text:p>#DIV/0 !</text:p>
          </table:table-cell>
          <table:table-cell table:style-name="ce16" table:formula="of:=['paramètres modèle'.I1071]/['paramètres modèle'.$E1071]" office:value-type="string" office:string-value="" calcext:value-type="error">
            <text:p>#DIV/0 !</text:p>
          </table:table-cell>
          <table:table-cell table:style-name="ce16" table:formula="of:=['paramètres modèle'.J1071]/['paramètres modèle'.$E1071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Immeuble péri urbain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5.25991489399999" calcext:value-type="float">
            <text:p><text:s/>5 <text:s text:c="3"/></text:p>
          </table:table-cell>
          <table:table-cell table:style-name="ce16" table:formula="of:=['paramètres modèle'.F1072]/['paramètres modèle'.$E1072]" office:value-type="float" office:value="1" calcext:value-type="float">
            <text:p>1,0</text:p>
          </table:table-cell>
          <table:table-cell table:style-name="ce16" table:formula="of:=['paramètres modèle'.G1072]/['paramètres modèle'.$E1072]" office:value-type="float" office:value="1" calcext:value-type="float">
            <text:p>1,0</text:p>
          </table:table-cell>
          <table:table-cell table:style-name="ce16" table:formula="of:=['paramètres modèle'.H1072]/['paramètres modèle'.$E1072]" office:value-type="float" office:value="1" calcext:value-type="float">
            <text:p>1,0</text:p>
          </table:table-cell>
          <table:table-cell table:style-name="ce16" table:formula="of:=['paramètres modèle'.I1072]/['paramètres modèle'.$E1072]" office:value-type="float" office:value="1" calcext:value-type="float">
            <text:p>1,0</text:p>
          </table:table-cell>
          <table:table-cell table:style-name="ce16" table:formula="of:=['paramètres modèle'.J1072]/['paramètres modèle'.$E1072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Musé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.15993703920065" calcext:value-type="float">
            <text:p><text:s/>7 <text:s text:c="3"/></text:p>
          </table:table-cell>
          <table:table-cell table:style-name="ce16" table:formula="of:=['paramètres modèle'.F1073]/['paramètres modèle'.$E1073]" office:value-type="float" office:value="1" calcext:value-type="float">
            <text:p>1,0</text:p>
          </table:table-cell>
          <table:table-cell table:style-name="ce16" table:formula="of:=['paramètres modèle'.G1073]/['paramètres modèle'.$E1073]" office:value-type="float" office:value="1" calcext:value-type="float">
            <text:p>1,0</text:p>
          </table:table-cell>
          <table:table-cell table:style-name="ce16" table:formula="of:=['paramètres modèle'.H1073]/['paramètres modèle'.$E1073]" office:value-type="float" office:value="1" calcext:value-type="float">
            <text:p>1,0</text:p>
          </table:table-cell>
          <table:table-cell table:style-name="ce16" table:formula="of:=['paramètres modèle'.I1073]/['paramètres modèle'.$E1073]" office:value-type="float" office:value="1" calcext:value-type="float">
            <text:p>1,0</text:p>
          </table:table-cell>
          <table:table-cell table:style-name="ce16" table:formula="of:=['paramètres modèle'.J1073]/['paramètres modèle'.$E1073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1074]/['paramètres modèle'.$E1074]" office:value-type="string" office:string-value="" calcext:value-type="error">
            <text:p>#DIV/0 !</text:p>
          </table:table-cell>
          <table:table-cell table:style-name="ce16" table:formula="of:=['paramètres modèle'.G1074]/['paramètres modèle'.$E1074]" office:value-type="string" office:string-value="" calcext:value-type="error">
            <text:p>#DIV/0 !</text:p>
          </table:table-cell>
          <table:table-cell table:style-name="ce16" table:formula="of:=['paramètres modèle'.H1074]/['paramètres modèle'.$E1074]" office:value-type="string" office:string-value="" calcext:value-type="error">
            <text:p>#DIV/0 !</text:p>
          </table:table-cell>
          <table:table-cell table:style-name="ce16" table:formula="of:=['paramètres modèle'.I1074]/['paramètres modèle'.$E1074]" office:value-type="string" office:string-value="" calcext:value-type="error">
            <text:p>#DIV/0 !</text:p>
          </table:table-cell>
          <table:table-cell table:style-name="ce16" table:formula="of:=['paramètres modèle'.J1074]/['paramètres modèle'.$E1074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atinoir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5.35307437107038" calcext:value-type="float">
            <text:p><text:s/>5 <text:s text:c="3"/></text:p>
          </table:table-cell>
          <table:table-cell table:style-name="ce16" table:formula="of:=['paramètres modèle'.F1075]/['paramètres modèle'.$E1075]" office:value-type="float" office:value="1" calcext:value-type="float">
            <text:p>1,0</text:p>
          </table:table-cell>
          <table:table-cell table:style-name="ce16" table:formula="of:=['paramètres modèle'.G1075]/['paramètres modèle'.$E1075]" office:value-type="float" office:value="1" calcext:value-type="float">
            <text:p>1,0</text:p>
          </table:table-cell>
          <table:table-cell table:style-name="ce16" table:formula="of:=['paramètres modèle'.H1075]/['paramètres modèle'.$E1075]" office:value-type="float" office:value="1" calcext:value-type="float">
            <text:p>1,0</text:p>
          </table:table-cell>
          <table:table-cell table:style-name="ce16" table:formula="of:=['paramètres modèle'.I1075]/['paramètres modèle'.$E1075]" office:value-type="float" office:value="1" calcext:value-type="float">
            <text:p>1,0</text:p>
          </table:table-cell>
          <table:table-cell table:style-name="ce16" table:formula="of:=['paramètres modèle'.J1075]/['paramètres modèle'.$E1075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 cinéma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.18642524026978" calcext:value-type="float">
            <text:p><text:s/>7 <text:s text:c="3"/></text:p>
          </table:table-cell>
          <table:table-cell table:style-name="ce16" table:formula="of:=['paramètres modèle'.F1076]/['paramètres modèle'.$E1076]" office:value-type="float" office:value="1" calcext:value-type="float">
            <text:p>1,0</text:p>
          </table:table-cell>
          <table:table-cell table:style-name="ce16" table:formula="of:=['paramètres modèle'.G1076]/['paramètres modèle'.$E1076]" office:value-type="float" office:value="1" calcext:value-type="float">
            <text:p>1,0</text:p>
          </table:table-cell>
          <table:table-cell table:style-name="ce16" table:formula="of:=['paramètres modèle'.H1076]/['paramètres modèle'.$E1076]" office:value-type="float" office:value="1" calcext:value-type="float">
            <text:p>1,0</text:p>
          </table:table-cell>
          <table:table-cell table:style-name="ce16" table:formula="of:=['paramètres modèle'.I1076]/['paramètres modèle'.$E1076]" office:value-type="float" office:value="1" calcext:value-type="float">
            <text:p>1,0</text:p>
          </table:table-cell>
          <table:table-cell table:style-name="ce16" table:formula="of:=['paramètres modèle'.J1076]/['paramètres modèle'.$E1076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de spectacl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7.85860010470377" calcext:value-type="float">
            <text:p><text:s/>8 <text:s text:c="3"/></text:p>
          </table:table-cell>
          <table:table-cell table:style-name="ce16" table:formula="of:=['paramètres modèle'.F1077]/['paramètres modèle'.$E1077]" office:value-type="float" office:value="1" calcext:value-type="float">
            <text:p>1,0</text:p>
          </table:table-cell>
          <table:table-cell table:style-name="ce16" table:formula="of:=['paramètres modèle'.G1077]/['paramètres modèle'.$E1077]" office:value-type="float" office:value="1" calcext:value-type="float">
            <text:p>1,0</text:p>
          </table:table-cell>
          <table:table-cell table:style-name="ce16" table:formula="of:=['paramètres modèle'.H1077]/['paramètres modèle'.$E1077]" office:value-type="float" office:value="1" calcext:value-type="float">
            <text:p>1,0</text:p>
          </table:table-cell>
          <table:table-cell table:style-name="ce16" table:formula="of:=['paramètres modèle'.I1077]/['paramètres modèle'.$E1077]" office:value-type="float" office:value="1" calcext:value-type="float">
            <text:p>1,0</text:p>
          </table:table-cell>
          <table:table-cell table:style-name="ce16" table:formula="of:=['paramètres modèle'.J1077]/['paramètres modèle'.$E1077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etite salle multisport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1078]/['paramètres modèle'.$E1078]" office:value-type="string" office:string-value="" calcext:value-type="error">
            <text:p>#DIV/0 !</text:p>
          </table:table-cell>
          <table:table-cell table:style-name="ce16" table:formula="of:=['paramètres modèle'.G1078]/['paramètres modèle'.$E1078]" office:value-type="string" office:string-value="" calcext:value-type="error">
            <text:p>#DIV/0 !</text:p>
          </table:table-cell>
          <table:table-cell table:style-name="ce16" table:formula="of:=['paramètres modèle'.H1078]/['paramètres modèle'.$E1078]" office:value-type="string" office:string-value="" calcext:value-type="error">
            <text:p>#DIV/0 !</text:p>
          </table:table-cell>
          <table:table-cell table:style-name="ce16" table:formula="of:=['paramètres modèle'.I1078]/['paramètres modèle'.$E1078]" office:value-type="string" office:string-value="" calcext:value-type="error">
            <text:p>#DIV/0 !</text:p>
          </table:table-cell>
          <table:table-cell table:style-name="ce16" table:formula="of:=['paramètres modèle'.J1078]/['paramètres modèle'.$E1078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Piscin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1079]/['paramètres modèle'.$E1079]" office:value-type="string" office:string-value="" calcext:value-type="error">
            <text:p>#DIV/0 !</text:p>
          </table:table-cell>
          <table:table-cell table:style-name="ce16" table:formula="of:=['paramètres modèle'.G1079]/['paramètres modèle'.$E1079]" office:value-type="string" office:string-value="" calcext:value-type="error">
            <text:p>#DIV/0 !</text:p>
          </table:table-cell>
          <table:table-cell table:style-name="ce16" table:formula="of:=['paramètres modèle'.H1079]/['paramètres modèle'.$E1079]" office:value-type="string" office:string-value="" calcext:value-type="error">
            <text:p>#DIV/0 !</text:p>
          </table:table-cell>
          <table:table-cell table:style-name="ce16" table:formula="of:=['paramètres modèle'.I1079]/['paramètres modèle'.$E1079]" office:value-type="string" office:string-value="" calcext:value-type="error">
            <text:p>#DIV/0 !</text:p>
          </table:table-cell>
          <table:table-cell table:style-name="ce16" table:formula="of:=['paramètres modèle'.J1079]/['paramètres modèle'.$E1079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Salle non spécialisée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9.55076245203868" calcext:value-type="float">
            <text:p><text:s/>10 <text:s text:c="3"/></text:p>
          </table:table-cell>
          <table:table-cell table:style-name="ce16" table:formula="of:=['paramètres modèle'.F1080]/['paramètres modèle'.$E1080]" office:value-type="float" office:value="1" calcext:value-type="float">
            <text:p>1,0</text:p>
          </table:table-cell>
          <table:table-cell table:style-name="ce16" table:formula="of:=['paramètres modèle'.G1080]/['paramètres modèle'.$E1080]" office:value-type="float" office:value="1" calcext:value-type="float">
            <text:p>1,0</text:p>
          </table:table-cell>
          <table:table-cell table:style-name="ce16" table:formula="of:=['paramètres modèle'.H1080]/['paramètres modèle'.$E1080]" office:value-type="float" office:value="1" calcext:value-type="float">
            <text:p>1,0</text:p>
          </table:table-cell>
          <table:table-cell table:style-name="ce16" table:formula="of:=['paramètres modèle'.I1080]/['paramètres modèle'.$E1080]" office:value-type="float" office:value="1" calcext:value-type="float">
            <text:p>1,0</text:p>
          </table:table-cell>
          <table:table-cell table:style-name="ce16" table:formula="of:=['paramètres modèle'.J1080]/['paramètres modèle'.$E1080]" office:value-type="float" office:value="1" calcext:value-type="float">
            <text:p>1,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Sport Loisir Culture</text:p>
          </table:table-cell>
          <table:table-cell table:style-name="ce8" office:value-type="string" calcext:value-type="string">
            <text:p>Vestiaire et rangement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0" calcext:value-type="float">
            <text:p><text:s/>- <text:s text:c="5"/></text:p>
          </table:table-cell>
          <table:table-cell table:style-name="ce16" table:formula="of:=['paramètres modèle'.F1081]/['paramètres modèle'.$E1081]" office:value-type="string" office:string-value="" calcext:value-type="error">
            <text:p>#DIV/0 !</text:p>
          </table:table-cell>
          <table:table-cell table:style-name="ce16" table:formula="of:=['paramètres modèle'.G1081]/['paramètres modèle'.$E1081]" office:value-type="string" office:string-value="" calcext:value-type="error">
            <text:p>#DIV/0 !</text:p>
          </table:table-cell>
          <table:table-cell table:style-name="ce16" table:formula="of:=['paramètres modèle'.H1081]/['paramètres modèle'.$E1081]" office:value-type="string" office:string-value="" calcext:value-type="error">
            <text:p>#DIV/0 !</text:p>
          </table:table-cell>
          <table:table-cell table:style-name="ce16" table:formula="of:=['paramètres modèle'.I1081]/['paramètres modèle'.$E1081]" office:value-type="string" office:string-value="" calcext:value-type="error">
            <text:p>#DIV/0 !</text:p>
          </table:table-cell>
          <table:table-cell table:style-name="ce16" table:formula="of:=['paramètres modèle'.J1081]/['paramètres modèle'.$E1081]" office:value-type="string" office:string-value="" calcext:value-type="error">
            <text:p>#DIV/0 !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uisson</text:p>
          </table:table-cell>
          <table:table-cell table:style-name="ce12" office:value-type="float" office:value="8.360871123" calcext:value-type="float">
            <text:p><text:s/>8 <text:s text:c="3"/></text:p>
          </table:table-cell>
          <table:table-cell table:style-name="ce16" table:formula="of:=['paramètres modèle'.F1082]/['paramètres modèle'.$E1082]" office:value-type="float" office:value="1" calcext:value-type="float">
            <text:p>1,0</text:p>
          </table:table-cell>
          <table:table-cell table:style-name="ce16" table:formula="of:=['paramètres modèle'.G1082]/['paramètres modèle'.$E1082]" office:value-type="float" office:value="1" calcext:value-type="float">
            <text:p>1,0</text:p>
          </table:table-cell>
          <table:table-cell table:style-name="ce16" table:formula="of:=['paramètres modèle'.H1082]/['paramètres modèle'.$E1082]" office:value-type="float" office:value="1" calcext:value-type="float">
            <text:p>1,0</text:p>
          </table:table-cell>
          <table:table-cell table:style-name="ce16" table:formula="of:=['paramètres modèle'.I1082]/['paramètres modèle'.$E1082]" office:value-type="float" office:value="1" calcext:value-type="float">
            <text:p>1,0</text:p>
          </table:table-cell>
          <table:table-cell table:style-name="ce16" table:formula="of:=['paramètres modèle'.J1082]/['paramètres modèle'.$E1082]" office:value-type="float" office:value="1" calcext:value-type="float">
            <text:p>1,0</text:p>
          </table:table-cell>
        </table:table-row>
        <table:table-row table:style-name="ro1" table:number-rows-repeated="10474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3" number:min-integer-digits="1"/>
    </number:number-style>
    <number:number-style style:name="N122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1" number:min-integer-digits="1"/>
    </number:number-style>
    <number:number-style style:name="N128P0" style:volatile="true">
      <number:text>Vrai</number:text>
    </number:number-style>
    <number:number-style style:name="N128P1" style:volatile="true">
      <number:text>Vrai</number:text>
    </number:number-style>
    <number:number-style style:name="N128">
      <number:text>Faux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f</number:text>
    </number:number-style>
    <number:number-style style:name="N129P1" style:volatile="true">
      <number:text>Actif</number:text>
    </number:number-style>
    <number:number-style style:name="N129">
      <number:text>Inacti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bg"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bg"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number-style style:name="N131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4" number:min-integer-digits="1" number:grouping="true"/>
      <number:text>    </number:text>
    </number:number-style>
    <number:number-style style:name="N132P1" style:volatile="true">
      <number:text>-</number:text>
      <loext:fill-character> </loext:fill-character>
      <number:number number:decimal-places="4" number:min-integer-digits="1" number:grouping="true"/>
      <number:text>    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5" number:min-integer-digits="1" number:grouping="true"/>
      <number:text>    </number:text>
    </number:number-style>
    <number:number-style style:name="N133P1" style:volatile="true">
      <number:text>-</number:text>
      <loext:fill-character> </loext:fill-character>
      <number:number number:decimal-places="5" number:min-integer-digits="1" number:grouping="true"/>
      <number:text>   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ourcentage_20_3" style:display-name="Pourcentage 3" style:family="table-cell" style:parent-style-name="Default" style:data-style-name="N10">
      <style:table-cell-properties fo:padding="0.071cm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3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timents_5f_entrants" style:display-name="PageStyle_Batiments_entr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4:13:14.949000000</meta:creation-date>
    <meta:generator>LibreOffice/4.3.7.2$Windows_x86 LibreOffice_project/8a35821d8636a03b8bf4e15b48f59794652c68ba</meta:generator>
    <dc:date>2017-07-06T19:24:01.838000000</dc:date>
    <meta:editing-duration>PT7H48M45S</meta:editing-duration>
    <meta:editing-cycles>1</meta:editing-cycles>
    <meta:document-statistic meta:table-count="2" meta:cell-count="19442" meta:object-count="0"/>
  </office:meta>
</office:document-meta>
</file>